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81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1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ext-properties style:font-name="Liberation Sans" style:font-name-asian="Hiragino Mincho ProN" style:font-name-complex="Arial Unicode MS"/>
    </style:style>
    <style:style style:name="ce7" style:family="table-cell" style:parent-style-name="Default" style:data-style-name="N2"/>
    <style:style style:name="ce2" style:family="table-cell" style:parent-style-name="Default" style:data-style-name="N1"/>
    <style:style style:name="ce11" style:family="table-cell" style:parent-style-name="Default" style:data-style-name="N122"/>
    <style:style style:name="ce5" style:family="table-cell" style:parent-style-name="Default" style:data-style-name="N121">
      <style:text-properties style:font-name="Liberation Sans" style:font-name-asian="Hiragino Mincho ProN" style:font-name-complex="Arial Unicode MS"/>
    </style:style>
    <style:style style:name="ce12" style:family="table-cell" style:parent-style-name="Default" style:data-style-name="N61"/>
    <style:style style:name="ce15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121"/>
    <style:style style:name="ce4" style:family="table-cell" style:parent-style-name="Default">
      <style:text-properties style:font-name="Liberation Sans" style:font-name-asian="Hiragino Mincho ProN" style:font-name-complex="Arial Unicode MS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10" table:default-cell-style-name="Default"/>
        <table:table-column table:style-name="co5" table:number-columns-repeated="39" table:default-cell-style-name="ce2"/>
        <table:table-column table:style-name="co5" table:number-columns-repeated="159" table:default-cell-style-name="Default"/>
        <table:table-column table:style-name="co6" table:number-columns-repeated="13" table:default-cell-style-name="Default"/>
        <table:table-column table:style-name="co7" table:number-columns-repeated="798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^2/M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172052</text:p>
          </table:table-cell>
          <table:table-cell table:style-name="ce8" office:value-type="string" calcext:value-type="string">
            <text:p>172054</text:p>
          </table:table-cell>
          <table:table-cell table:style-name="ce8"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[.B3]*[.B3]/[.C3]" office:value-type="float" office:value="36.5434782608696" calcext:value-type="float">
            <text:p>36.54</text:p>
          </table:table-cell>
          <table:table-cell table:formula="of:=MAX([.F3:.JF3])" office:value-type="float" office:value="677626" calcext:value-type="float">
            <text:p>677626</text:p>
          </table:table-cell>
          <table:table-cell office:value-type="float" office:value="262494" calcext:value-type="float">
            <text:p>262494</text:p>
          </table:table-cell>
          <table:table-cell office:value-type="float" office:value="677626" calcext:value-type="float">
            <text:p>677626</text:p>
          </table:table-cell>
          <table:table-cell table:number-columns-repeated="10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formula="of:=[.B4]*[.B4]/[.C4]" office:value-type="float" office:value="14.1134020618557" calcext:value-type="float">
            <text:p>14.11</text:p>
          </table:table-cell>
          <table:table-cell table:formula="of:=MAX([.F4:.JF4])" office:value-type="float" office:value="741548" calcext:value-type="float">
            <text:p>741548</text:p>
          </table:table-cell>
          <table:table-cell office:value-type="float" office:value="297799" calcext:value-type="float">
            <text:p>297799</text:p>
          </table:table-cell>
          <table:table-cell office:value-type="float" office:value="741548" calcext:value-type="float">
            <text:p>741548</text:p>
          </table:table-cell>
          <table:table-cell table:number-columns-repeated="101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B5]*[.B5]/[.C5]" office:value-type="float" office:value="15.125" calcext:value-type="float">
            <text:p>15.13</text:p>
          </table:table-cell>
          <table:table-cell table:formula="of:=MAX([.F5:.JF5])" office:value-type="float" office:value="767977" calcext:value-type="float">
            <text:p>767977</text:p>
          </table:table-cell>
          <table:table-cell office:value-type="float" office:value="279860" calcext:value-type="float">
            <text:p>279860</text:p>
          </table:table-cell>
          <table:table-cell office:value-type="float" office:value="767977" calcext:value-type="float">
            <text:p>767977</text:p>
          </table:table-cell>
          <table:table-cell table:number-columns-repeated="101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B6]*[.B6]/[.C6]" office:value-type="float" office:value="24.5377358490566" calcext:value-type="float">
            <text:p>24.54</text:p>
          </table:table-cell>
          <table:table-cell table:formula="of:=MAX([.F6:.JF6])" office:value-type="float" office:value="571989" calcext:value-type="float">
            <text:p>571989</text:p>
          </table:table-cell>
          <table:table-cell office:value-type="float" office:value="286190" calcext:value-type="float">
            <text:p>286190</text:p>
          </table:table-cell>
          <table:table-cell office:value-type="float" office:value="571989" calcext:value-type="float">
            <text:p>571989</text:p>
          </table:table-cell>
          <table:table-cell table:number-columns-repeated="101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B7]*[.B7]/[.C7]" office:value-type="float" office:value="41.2857142857143" calcext:value-type="float">
            <text:p>41.29</text:p>
          </table:table-cell>
          <table:table-cell table:formula="of:=MAX([.F7:.JF7])" office:value-type="float" office:value="586741" calcext:value-type="float">
            <text:p>586741</text:p>
          </table:table-cell>
          <table:table-cell office:value-type="float" office:value="291964" calcext:value-type="float">
            <text:p>291964</text:p>
          </table:table-cell>
          <table:table-cell office:value-type="float" office:value="586741" calcext:value-type="float">
            <text:p>586741</text:p>
          </table:table-cell>
          <table:table-cell table:number-columns-repeated="101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[.B8]*[.B8]/[.C8]" office:value-type="float" office:value="18.8461538461538" calcext:value-type="float">
            <text:p>18.85</text:p>
          </table:table-cell>
          <table:table-cell table:formula="of:=MAX([.F8:.JF8])" office:value-type="float" office:value="866567" calcext:value-type="float">
            <text:p>866567</text:p>
          </table:table-cell>
          <table:table-cell office:value-type="float" office:value="305141" calcext:value-type="float">
            <text:p>305141</text:p>
          </table:table-cell>
          <table:table-cell office:value-type="float" office:value="866567" calcext:value-type="float">
            <text:p>866567</text:p>
          </table:table-cell>
          <table:table-cell table:number-columns-repeated="101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formula="of:=[.B9]*[.B9]/[.C9]" office:value-type="float" office:value="25.0803571428571" calcext:value-type="float">
            <text:p>25.08</text:p>
          </table:table-cell>
          <table:table-cell table:formula="of:=MAX([.F9:.JF9])" office:value-type="float" office:value="488844" calcext:value-type="float">
            <text:p>488844</text:p>
          </table:table-cell>
          <table:table-cell office:value-type="float" office:value="268657" calcext:value-type="float">
            <text:p>268657</text:p>
          </table:table-cell>
          <table:table-cell office:value-type="float" office:value="488844" calcext:value-type="float">
            <text:p>488844</text:p>
          </table:table-cell>
          <table:table-cell table:number-columns-repeated="101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10]*[.B10]/[.C10]" office:value-type="float" office:value="41.8089887640449" calcext:value-type="float">
            <text:p>41.81</text:p>
          </table:table-cell>
          <table:table-cell table:formula="of:=MAX([.F10:.JF10])" office:value-type="float" office:value="443685" calcext:value-type="float">
            <text:p>443685</text:p>
          </table:table-cell>
          <table:table-cell office:value-type="float" office:value="283396" calcext:value-type="float">
            <text:p>283396</text:p>
          </table:table-cell>
          <table:table-cell office:value-type="float" office:value="443685" calcext:value-type="float">
            <text:p>443685</text:p>
          </table:table-cell>
          <table:table-cell table:number-columns-repeated="101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B11]*[.B11]/[.C11]" office:value-type="float" office:value="58.0166666666667" calcext:value-type="float">
            <text:p>58.02</text:p>
          </table:table-cell>
          <table:table-cell table:formula="of:=MAX([.F11:.JF11])" office:value-type="float" office:value="494722" calcext:value-type="float">
            <text:p>494722</text:p>
          </table:table-cell>
          <table:table-cell office:value-type="float" office:value="257487" calcext:value-type="float">
            <text:p>257487</text:p>
          </table:table-cell>
          <table:table-cell office:value-type="float" office:value="494722" calcext:value-type="float">
            <text:p>494722</text:p>
          </table:table-cell>
          <table:table-cell table:number-columns-repeated="101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12]*[.B12]/[.C12]" office:value-type="float" office:value="31.4102564102564" calcext:value-type="float">
            <text:p>31.41</text:p>
          </table:table-cell>
          <table:table-cell table:formula="of:=MAX([.F12:.JF12])" office:value-type="float" office:value="658161" calcext:value-type="float">
            <text:p>658161</text:p>
          </table:table-cell>
          <table:table-cell office:value-type="float" office:value="239900" calcext:value-type="float">
            <text:p>239900</text:p>
          </table:table-cell>
          <table:table-cell office:value-type="float" office:value="658161" calcext:value-type="float">
            <text:p>658161</text:p>
          </table:table-cell>
          <table:table-cell table:number-columns-repeated="101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[.B13]*[.B13]/[.C13]" office:value-type="float" office:value="19.5486725663717" calcext:value-type="float">
            <text:p>19.55</text:p>
          </table:table-cell>
          <table:table-cell table:formula="of:=MAX([.F13:.JF13])" office:value-type="float" office:value="613929" calcext:value-type="float">
            <text:p>613929</text:p>
          </table:table-cell>
          <table:table-cell office:value-type="float" office:value="271027" calcext:value-type="float">
            <text:p>271027</text:p>
          </table:table-cell>
          <table:table-cell office:value-type="float" office:value="613929" calcext:value-type="float">
            <text:p>613929</text:p>
          </table:table-cell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formula="of:=[.B14]*[.B14]/[.C14]" office:value-type="float" office:value="22.0434782608696" calcext:value-type="float">
            <text:p>22.04</text:p>
          </table:table-cell>
          <table:table-cell table:formula="of:=MAX([.F14:.JF14])" office:value-type="float" office:value="758904" calcext:value-type="float">
            <text:p>758904</text:p>
          </table:table-cell>
          <table:table-cell office:value-type="float" office:value="295401" calcext:value-type="float">
            <text:p>295401</text:p>
          </table:table-cell>
          <table:table-cell office:value-type="float" office:value="758904" calcext:value-type="float">
            <text:p>758904</text:p>
          </table:table-cell>
          <table:table-cell table:number-columns-repeated="101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B15]*[.B15]/[.C15]" office:value-type="float" office:value="42.1875" calcext:value-type="float">
            <text:p>42.19</text:p>
          </table:table-cell>
          <table:table-cell table:formula="of:=MAX([.F15:.JF15])" office:value-type="float" office:value="516933" calcext:value-type="float">
            <text:p>516933</text:p>
          </table:table-cell>
          <table:table-cell office:value-type="float" office:value="254126" calcext:value-type="float">
            <text:p>254126</text:p>
          </table:table-cell>
          <table:table-cell office:value-type="float" office:value="516933" calcext:value-type="float">
            <text:p>516933</text:p>
          </table:table-cell>
          <table:table-cell table:number-columns-repeated="101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16]*[.B16]/[.C16]" office:value-type="float" office:value="15.7540983606557" calcext:value-type="float">
            <text:p>15.75</text:p>
          </table:table-cell>
          <table:table-cell table:formula="of:=MAX([.F16:.JF16])" office:value-type="float" office:value="883108" calcext:value-type="float">
            <text:p>883108</text:p>
          </table:table-cell>
          <table:table-cell office:value-type="float" office:value="332858" calcext:value-type="float">
            <text:p>332858</text:p>
          </table:table-cell>
          <table:table-cell office:value-type="float" office:value="883108" calcext:value-type="float">
            <text:p>883108</text:p>
          </table:table-cell>
          <table:table-cell table:number-columns-repeated="101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17]*[.B17]/[.C17]" office:value-type="float" office:value="21.2477876106195" calcext:value-type="float">
            <text:p>21.25</text:p>
          </table:table-cell>
          <table:table-cell table:formula="of:=MAX([.F17:.JF17])" office:value-type="float" office:value="529429" calcext:value-type="float">
            <text:p>529429</text:p>
          </table:table-cell>
          <table:table-cell office:value-type="float" office:value="275396" calcext:value-type="float">
            <text:p>275396</text:p>
          </table:table-cell>
          <table:table-cell office:value-type="float" office:value="529429" calcext:value-type="float">
            <text:p>529429</text:p>
          </table:table-cell>
          <table:table-cell table:number-columns-repeated="101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[.B18]*[.B18]/[.C18]" office:value-type="float" office:value="23.4050632911392" calcext:value-type="float">
            <text:p>23.41</text:p>
          </table:table-cell>
          <table:table-cell table:formula="of:=MAX([.F18:.JF18])" office:value-type="float" office:value="643931" calcext:value-type="float">
            <text:p>643931</text:p>
          </table:table-cell>
          <table:table-cell office:value-type="float" office:value="273975" calcext:value-type="float">
            <text:p>273975</text:p>
          </table:table-cell>
          <table:table-cell office:value-type="float" office:value="643931" calcext:value-type="float">
            <text:p>643931</text:p>
          </table:table-cell>
          <table:table-cell table:number-columns-repeated="101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[.B19]*[.B19]/[.C19]" office:value-type="float" office:value="21.7751937984496" calcext:value-type="float">
            <text:p>21.78</text:p>
          </table:table-cell>
          <table:table-cell table:formula="of:=MAX([.F19:.JF19])" office:value-type="float" office:value="495496" calcext:value-type="float">
            <text:p>495496</text:p>
          </table:table-cell>
          <table:table-cell office:value-type="float" office:value="253186" calcext:value-type="float">
            <text:p>253186</text:p>
          </table:table-cell>
          <table:table-cell office:value-type="float" office:value="495496" calcext:value-type="float">
            <text:p>495496</text:p>
          </table:table-cell>
          <table:table-cell table:number-columns-repeated="101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formula="of:=[.B20]*[.B20]/[.C20]" office:value-type="float" office:value="18.1888111888112" calcext:value-type="float">
            <text:p>18.19</text:p>
          </table:table-cell>
          <table:table-cell table:formula="of:=MAX([.F20:.JF20])" office:value-type="float" office:value="516103" calcext:value-type="float">
            <text:p>516103</text:p>
          </table:table-cell>
          <table:table-cell office:value-type="float" office:value="288828" calcext:value-type="float">
            <text:p>288828</text:p>
          </table:table-cell>
          <table:table-cell office:value-type="float" office:value="516103" calcext:value-type="float">
            <text:p>516103</text:p>
          </table:table-cell>
          <table:table-cell table:number-columns-repeated="101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21]*[.B21]/[.C21]" office:value-type="float" office:value="14.6739130434783" calcext:value-type="float">
            <text:p>14.67</text:p>
          </table:table-cell>
          <table:table-cell table:formula="of:=MAX([.F21:.JF21])" office:value-type="float" office:value="626537" calcext:value-type="float">
            <text:p>626537</text:p>
          </table:table-cell>
          <table:table-cell office:value-type="float" office:value="272093" calcext:value-type="float">
            <text:p>272093</text:p>
          </table:table-cell>
          <table:table-cell office:value-type="float" office:value="626537" calcext:value-type="float">
            <text:p>626537</text:p>
          </table:table-cell>
          <table:table-cell table:number-columns-repeated="101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[.B22]*[.B22]/[.C22]" office:value-type="float" office:value="26.4142857142857" calcext:value-type="float">
            <text:p>26.41</text:p>
          </table:table-cell>
          <table:table-cell table:formula="of:=MAX([.F22:.JF22])" office:value-type="float" office:value="755525" calcext:value-type="float">
            <text:p>755525</text:p>
          </table:table-cell>
          <table:table-cell office:value-type="float" office:value="320989" calcext:value-type="float">
            <text:p>320989</text:p>
          </table:table-cell>
          <table:table-cell office:value-type="float" office:value="755525" calcext:value-type="float">
            <text:p>755525</text:p>
          </table:table-cell>
          <table:table-cell table:number-columns-repeated="101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B23]*[.B23]/[.C23]" office:value-type="float" office:value="13.2804878048781" calcext:value-type="float">
            <text:p>13.28</text:p>
          </table:table-cell>
          <table:table-cell table:formula="of:=MAX([.F23:.JF23])" office:value-type="float" office:value="786017" calcext:value-type="float">
            <text:p>786017</text:p>
          </table:table-cell>
          <table:table-cell office:value-type="float" office:value="269541" calcext:value-type="float">
            <text:p>269541</text:p>
          </table:table-cell>
          <table:table-cell office:value-type="float" office:value="786017" calcext:value-type="float">
            <text:p>786017</text:p>
          </table:table-cell>
          <table:table-cell table:number-columns-repeated="101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table:formula="of:=[.B24]*[.B24]/[.C24]" office:value-type="float" office:value="12.2450331125828" calcext:value-type="float">
            <text:p>12.25</text:p>
          </table:table-cell>
          <table:table-cell table:formula="of:=MAX([.F24:.JF24])" office:value-type="float" office:value="670975" calcext:value-type="float">
            <text:p>670975</text:p>
          </table:table-cell>
          <table:table-cell office:value-type="float" office:value="283632" calcext:value-type="float">
            <text:p>283632</text:p>
          </table:table-cell>
          <table:table-cell office:value-type="float" office:value="670975" calcext:value-type="float">
            <text:p>670975</text:p>
          </table:table-cell>
          <table:table-cell table:number-columns-repeated="101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formula="of:=[.B25]*[.B25]/[.C25]" office:value-type="float" office:value="28.5377358490566" calcext:value-type="float">
            <text:p>28.54</text:p>
          </table:table-cell>
          <table:table-cell table:formula="of:=MAX([.F25:.JF25])" office:value-type="float" office:value="523165" calcext:value-type="float">
            <text:p>523165</text:p>
          </table:table-cell>
          <table:table-cell office:value-type="float" office:value="267551" calcext:value-type="float">
            <text:p>267551</text:p>
          </table:table-cell>
          <table:table-cell office:value-type="float" office:value="523165" calcext:value-type="float">
            <text:p>523165</text:p>
          </table:table-cell>
          <table:table-cell table:number-columns-repeated="101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B26]*[.B26]/[.C26]" office:value-type="float" office:value="24.8909090909091" calcext:value-type="float">
            <text:p>24.89</text:p>
          </table:table-cell>
          <table:table-cell table:formula="of:=MAX([.F26:.JF26])" office:value-type="float" office:value="750139" calcext:value-type="float">
            <text:p>750139</text:p>
          </table:table-cell>
          <table:table-cell office:value-type="float" office:value="273680" calcext:value-type="float">
            <text:p>273680</text:p>
          </table:table-cell>
          <table:table-cell office:value-type="float" office:value="750139" calcext:value-type="float">
            <text:p>750139</text:p>
          </table:table-cell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[.B27]*[.B27]/[.C27]" office:value-type="float" office:value="16.2881355932203" calcext:value-type="float">
            <text:p>16.29</text:p>
          </table:table-cell>
          <table:table-cell table:formula="of:=MAX([.F27:.JF27])" office:value-type="float" office:value="811454" calcext:value-type="float">
            <text:p>811454</text:p>
          </table:table-cell>
          <table:table-cell office:value-type="float" office:value="303400" calcext:value-type="float">
            <text:p>303400</text:p>
          </table:table-cell>
          <table:table-cell office:value-type="float" office:value="811454" calcext:value-type="float">
            <text:p>811454</text:p>
          </table:table-cell>
          <table:table-cell table:number-columns-repeated="101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[.B28]*[.B28]/[.C28]" office:value-type="float" office:value="18.2835820895522" calcext:value-type="float">
            <text:p>18.28</text:p>
          </table:table-cell>
          <table:table-cell table:formula="of:=MAX([.F28:.JF28])" office:value-type="float" office:value="752093" calcext:value-type="float">
            <text:p>752093</text:p>
          </table:table-cell>
          <table:table-cell office:value-type="float" office:value="294649" calcext:value-type="float">
            <text:p>294649</text:p>
          </table:table-cell>
          <table:table-cell office:value-type="float" office:value="752093" calcext:value-type="float">
            <text:p>752093</text:p>
          </table:table-cell>
          <table:table-cell table:number-columns-repeated="101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1" calcext:value-type="float">
            <text:p>61</text:p>
          </table:table-cell>
          <table:table-cell office:value-type="float" office:value="216" calcext:value-type="float">
            <text:p>216</text:p>
          </table:table-cell>
          <table:table-cell table:formula="of:=[.B29]*[.B29]/[.C29]" office:value-type="float" office:value="17.2268518518519" calcext:value-type="float">
            <text:p>17.23</text:p>
          </table:table-cell>
          <table:table-cell table:formula="of:=MAX([.F29:.JF29])" office:value-type="float" office:value="454226" calcext:value-type="float">
            <text:p>454226</text:p>
          </table:table-cell>
          <table:table-cell office:value-type="float" office:value="258387" calcext:value-type="float">
            <text:p>258387</text:p>
          </table:table-cell>
          <table:table-cell office:value-type="float" office:value="454226" calcext:value-type="float">
            <text:p>454226</text:p>
          </table:table-cell>
          <table:table-cell table:number-columns-repeated="101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  <table:table-cell table:formula="of:=[.B30]*[.B30]/[.C30]" office:value-type="float" office:value="21.2628571428571" calcext:value-type="float">
            <text:p>21.26</text:p>
          </table:table-cell>
          <table:table-cell table:formula="of:=MAX([.F30:.JF30])" office:value-type="float" office:value="470246" calcext:value-type="float">
            <text:p>470246</text:p>
          </table:table-cell>
          <table:table-cell office:value-type="float" office:value="260805" calcext:value-type="float">
            <text:p>260805</text:p>
          </table:table-cell>
          <table:table-cell office:value-type="float" office:value="470246" calcext:value-type="float">
            <text:p>470246</text:p>
          </table:table-cell>
          <table:table-cell table:number-columns-repeated="101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[.B31]*[.B31]/[.C31]" office:value-type="float" office:value="32.9701492537313" calcext:value-type="float">
            <text:p>32.97</text:p>
          </table:table-cell>
          <table:table-cell table:formula="of:=MAX([.F31:.JF31])" office:value-type="float" office:value="625854" calcext:value-type="float">
            <text:p>625854</text:p>
          </table:table-cell>
          <table:table-cell office:value-type="float" office:value="275331" calcext:value-type="float">
            <text:p>275331</text:p>
          </table:table-cell>
          <table:table-cell office:value-type="float" office:value="625854" calcext:value-type="float">
            <text:p>625854</text:p>
          </table:table-cell>
          <table:table-cell table:number-columns-repeated="101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formula="of:=[.B32]*[.B32]/[.C32]" office:value-type="float" office:value="16.921875" calcext:value-type="float">
            <text:p>16.92</text:p>
          </table:table-cell>
          <table:table-cell table:formula="of:=MAX([.F32:.JF32])" office:value-type="float" office:value="412329" calcext:value-type="float">
            <text:p>412329</text:p>
          </table:table-cell>
          <table:table-cell office:value-type="float" office:value="237122" calcext:value-type="float">
            <text:p>237122</text:p>
          </table:table-cell>
          <table:table-cell office:value-type="float" office:value="412329" calcext:value-type="float">
            <text:p>412329</text:p>
          </table:table-cell>
          <table:table-cell table:number-columns-repeated="101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formula="of:=[.B33]*[.B33]/[.C33]" office:value-type="float" office:value="19.5842105263158" calcext:value-type="float">
            <text:p>19.58</text:p>
          </table:table-cell>
          <table:table-cell table:formula="of:=MAX([.F33:.JF33])" office:value-type="float" office:value="423765" calcext:value-type="float">
            <text:p>423765</text:p>
          </table:table-cell>
          <table:table-cell office:value-type="float" office:value="249835" calcext:value-type="float">
            <text:p>249835</text:p>
          </table:table-cell>
          <table:table-cell office:value-type="float" office:value="423765" calcext:value-type="float">
            <text:p>423765</text:p>
          </table:table-cell>
          <table:table-cell table:number-columns-repeated="101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formula="of:=[.B34]*[.B34]/[.C34]" office:value-type="float" office:value="14.6123595505618" calcext:value-type="float">
            <text:p>14.61</text:p>
          </table:table-cell>
          <table:table-cell table:formula="of:=MAX([.F34:.JF34])" office:value-type="float" office:value="520079" calcext:value-type="float">
            <text:p>520079</text:p>
          </table:table-cell>
          <table:table-cell office:value-type="float" office:value="280968" calcext:value-type="float">
            <text:p>280968</text:p>
          </table:table-cell>
          <table:table-cell office:value-type="float" office:value="520079" calcext:value-type="float">
            <text:p>520079</text:p>
          </table:table-cell>
          <table:table-cell table:number-columns-repeated="101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35]*[.B35]/[.C35]" office:value-type="float" office:value="15.5" calcext:value-type="float">
            <text:p>15.50</text:p>
          </table:table-cell>
          <table:table-cell table:formula="of:=MAX([.F35:.JF35])" office:value-type="float" office:value="976758" calcext:value-type="float">
            <text:p>976758</text:p>
          </table:table-cell>
          <table:table-cell office:value-type="float" office:value="365157" calcext:value-type="float">
            <text:p>365157</text:p>
          </table:table-cell>
          <table:table-cell office:value-type="float" office:value="976758" calcext:value-type="float">
            <text:p>976758</text:p>
          </table:table-cell>
          <table:table-cell table:number-columns-repeated="101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formula="of:=[.B36]*[.B36]/[.C36]" office:value-type="float" office:value="32.5327102803738" calcext:value-type="float">
            <text:p>32.53</text:p>
          </table:table-cell>
          <table:table-cell table:formula="of:=MAX([.F36:.JF36])" office:value-type="float" office:value="507440" calcext:value-type="float">
            <text:p>507440</text:p>
          </table:table-cell>
          <table:table-cell office:value-type="float" office:value="286358" calcext:value-type="float">
            <text:p>286358</text:p>
          </table:table-cell>
          <table:table-cell office:value-type="float" office:value="507440" calcext:value-type="float">
            <text:p>507440</text:p>
          </table:table-cell>
          <table:table-cell table:number-columns-repeated="101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table:formula="of:=[.B37]*[.B37]/[.C37]" office:value-type="float" office:value="37.4301075268817" calcext:value-type="float">
            <text:p>37.43</text:p>
          </table:table-cell>
          <table:table-cell table:formula="of:=MAX([.F37:.JF37])" office:value-type="float" office:value="451891" calcext:value-type="float">
            <text:p>451891</text:p>
          </table:table-cell>
          <table:table-cell office:value-type="float" office:value="275239" calcext:value-type="float">
            <text:p>275239</text:p>
          </table:table-cell>
          <table:table-cell office:value-type="float" office:value="451891" calcext:value-type="float">
            <text:p>451891</text:p>
          </table:table-cell>
          <table:table-cell table:number-columns-repeated="101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B38]*[.B38]/[.C38]" office:value-type="float" office:value="40.640625" calcext:value-type="float">
            <text:p>40.64</text:p>
          </table:table-cell>
          <table:table-cell table:formula="of:=MAX([.F38:.JF38])" office:value-type="float" office:value="499400" calcext:value-type="float">
            <text:p>499400</text:p>
          </table:table-cell>
          <table:table-cell office:value-type="float" office:value="259665" calcext:value-type="float">
            <text:p>259665</text:p>
          </table:table-cell>
          <table:table-cell office:value-type="float" office:value="499400" calcext:value-type="float">
            <text:p>499400</text:p>
          </table:table-cell>
          <table:table-cell table:number-columns-repeated="101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 table:formula="of:=[.B39]*[.B39]/[.C39]" office:value-type="float" office:value="14.75" calcext:value-type="float">
            <text:p>14.75</text:p>
          </table:table-cell>
          <table:table-cell table:formula="of:=MAX([.F39:.JF39])" office:value-type="float" office:value="496652" calcext:value-type="float">
            <text:p>496652</text:p>
          </table:table-cell>
          <table:table-cell office:value-type="float" office:value="274643" calcext:value-type="float">
            <text:p>274643</text:p>
          </table:table-cell>
          <table:table-cell office:value-type="float" office:value="496652" calcext:value-type="float">
            <text:p>496652</text:p>
          </table:table-cell>
          <table:table-cell table:number-columns-repeated="101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40]*[.B40]/[.C40]" office:value-type="float" office:value="26.2523364485981" calcext:value-type="float">
            <text:p>26.25</text:p>
          </table:table-cell>
          <table:table-cell table:formula="of:=MAX([.F40:.JF40])" office:value-type="float" office:value="509734" calcext:value-type="float">
            <text:p>509734</text:p>
          </table:table-cell>
          <table:table-cell office:value-type="float" office:value="263276" calcext:value-type="float">
            <text:p>263276</text:p>
          </table:table-cell>
          <table:table-cell office:value-type="float" office:value="509734" calcext:value-type="float">
            <text:p>509734</text:p>
          </table:table-cell>
          <table:table-cell table:number-columns-repeated="101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formula="of:=[.B41]*[.B41]/[.C41]" office:value-type="float" office:value="14.7669902912621" calcext:value-type="float">
            <text:p>14.77</text:p>
          </table:table-cell>
          <table:table-cell table:formula="of:=MAX([.F41:.JF41])" office:value-type="float" office:value="766367" calcext:value-type="float">
            <text:p>766367</text:p>
          </table:table-cell>
          <table:table-cell office:value-type="float" office:value="293629" calcext:value-type="float">
            <text:p>293629</text:p>
          </table:table-cell>
          <table:table-cell office:value-type="float" office:value="766367" calcext:value-type="float">
            <text:p>766367</text:p>
          </table:table-cell>
          <table:table-cell table:number-columns-repeated="113"/>
          <table:table-cell table:style-name="ce15"/>
          <table:table-cell table:number-columns-repeated="90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[.B42]*[.B42]/[.C42]" office:value-type="float" office:value="34.2407407407407" calcext:value-type="float">
            <text:p>34.24</text:p>
          </table:table-cell>
          <table:table-cell table:formula="of:=MAX([.F42:.JF42])" office:value-type="float" office:value="742599" calcext:value-type="float">
            <text:p>742599</text:p>
          </table:table-cell>
          <table:table-cell office:value-type="float" office:value="271425" calcext:value-type="float">
            <text:p>271425</text:p>
          </table:table-cell>
          <table:table-cell office:value-type="float" office:value="742599" calcext:value-type="float">
            <text:p>742599</text:p>
          </table:table-cell>
          <table:table-cell table:number-columns-repeated="101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table:formula="of:=[.B43]*[.B43]/[.C43]" office:value-type="float" office:value="17.318407960199" calcext:value-type="float">
            <text:p>17.32</text:p>
          </table:table-cell>
          <table:table-cell table:formula="of:=MAX([.F43:.JF43])" office:value-type="float" office:value="478365" calcext:value-type="float">
            <text:p>478365</text:p>
          </table:table-cell>
          <table:table-cell office:value-type="float" office:value="278795" calcext:value-type="float">
            <text:p>278795</text:p>
          </table:table-cell>
          <table:table-cell office:value-type="float" office:value="478365" calcext:value-type="float">
            <text:p>478365</text:p>
          </table:table-cell>
          <table:table-cell table:number-columns-repeated="101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B44]*[.B44]/[.C44]" office:value-type="float" office:value="47.7794117647059" calcext:value-type="float">
            <text:p>47.78</text:p>
          </table:table-cell>
          <table:table-cell table:formula="of:=MAX([.F44:.JF44])" office:value-type="float" office:value="431469" calcext:value-type="float">
            <text:p>431469</text:p>
          </table:table-cell>
          <table:table-cell office:value-type="float" office:value="263404" calcext:value-type="float">
            <text:p>263404</text:p>
          </table:table-cell>
          <table:table-cell office:value-type="float" office:value="431469" calcext:value-type="float">
            <text:p>431469</text:p>
          </table:table-cell>
          <table:table-cell table:number-columns-repeated="101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[.B45]*[.B45]/[.C45]" office:value-type="float" office:value="52.4084507042254" calcext:value-type="float">
            <text:p>52.41</text:p>
          </table:table-cell>
          <table:table-cell table:formula="of:=MAX([.F45:.JF45])" office:value-type="float" office:value="395591" calcext:value-type="float">
            <text:p>395591</text:p>
          </table:table-cell>
          <table:table-cell office:value-type="float" office:value="255313" calcext:value-type="float">
            <text:p>255313</text:p>
          </table:table-cell>
          <table:table-cell office:value-type="float" office:value="395591" calcext:value-type="float">
            <text:p>395591</text:p>
          </table:table-cell>
          <table:table-cell table:number-columns-repeated="101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B46]*[.B46]/[.C46]" office:value-type="float" office:value="33.390243902439" calcext:value-type="float">
            <text:p>33.39</text:p>
          </table:table-cell>
          <table:table-cell table:formula="of:=MAX([.F46:.JF46])" office:value-type="float" office:value="673341" calcext:value-type="float">
            <text:p>673341</text:p>
          </table:table-cell>
          <table:table-cell office:value-type="float" office:value="256151" calcext:value-type="float">
            <text:p>256151</text:p>
          </table:table-cell>
          <table:table-cell office:value-type="float" office:value="673341" calcext:value-type="float">
            <text:p>673341</text:p>
          </table:table-cell>
          <table:table-cell table:number-columns-repeated="101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formula="of:=[.B47]*[.B47]/[.C47]" office:value-type="float" office:value="20.9044943820225" calcext:value-type="float">
            <text:p>20.90</text:p>
          </table:table-cell>
          <table:table-cell table:formula="of:=MAX([.F47:.JF47])" office:value-type="float" office:value="519206" calcext:value-type="float">
            <text:p>519206</text:p>
          </table:table-cell>
          <table:table-cell office:value-type="float" office:value="290968" calcext:value-type="float">
            <text:p>290968</text:p>
          </table:table-cell>
          <table:table-cell office:value-type="float" office:value="519206" calcext:value-type="float">
            <text:p>519206</text:p>
          </table:table-cell>
          <table:table-cell table:number-columns-repeated="101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[.B48]*[.B48]/[.C48]" office:value-type="float" office:value="21.0125" calcext:value-type="float">
            <text:p>21.01</text:p>
          </table:table-cell>
          <table:table-cell table:formula="of:=MAX([.F48:.JF48])" office:value-type="float" office:value="681139" calcext:value-type="float">
            <text:p>681139</text:p>
          </table:table-cell>
          <table:table-cell office:value-type="float" office:value="258363" calcext:value-type="float">
            <text:p>258363</text:p>
          </table:table-cell>
          <table:table-cell office:value-type="float" office:value="681139" calcext:value-type="float">
            <text:p>681139</text:p>
          </table:table-cell>
          <table:table-cell table:number-columns-repeated="101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formula="of:=[.B49]*[.B49]/[.C49]" office:value-type="float" office:value="13.878612716763" calcext:value-type="float">
            <text:p>13.88</text:p>
          </table:table-cell>
          <table:table-cell table:formula="of:=MAX([.F49:.JF49])" office:value-type="float" office:value="567425" calcext:value-type="float">
            <text:p>567425</text:p>
          </table:table-cell>
          <table:table-cell office:value-type="float" office:value="266718" calcext:value-type="float">
            <text:p>266718</text:p>
          </table:table-cell>
          <table:table-cell office:value-type="float" office:value="567425" calcext:value-type="float">
            <text:p>567425</text:p>
          </table:table-cell>
          <table:table-cell table:number-columns-repeated="101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formula="of:=[.B50]*[.B50]/[.C50]" office:value-type="float" office:value="16.4803921568627" calcext:value-type="float">
            <text:p>16.48</text:p>
          </table:table-cell>
          <table:table-cell table:formula="of:=MAX([.F50:.JF50])" office:value-type="float" office:value="692799" calcext:value-type="float">
            <text:p>692799</text:p>
          </table:table-cell>
          <table:table-cell office:value-type="float" office:value="264601" calcext:value-type="float">
            <text:p>264601</text:p>
          </table:table-cell>
          <table:table-cell office:value-type="float" office:value="692799" calcext:value-type="float">
            <text:p>692799</text:p>
          </table:table-cell>
          <table:table-cell table:number-columns-repeated="101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formula="of:=[.B51]*[.B51]/[.C51]" office:value-type="float" office:value="20.1323529411765" calcext:value-type="float">
            <text:p>20.13</text:p>
          </table:table-cell>
          <table:table-cell table:formula="of:=MAX([.F51:.JF51])" office:value-type="float" office:value="675764" calcext:value-type="float">
            <text:p>675764</text:p>
          </table:table-cell>
          <table:table-cell office:value-type="float" office:value="251862" calcext:value-type="float">
            <text:p>251862</text:p>
          </table:table-cell>
          <table:table-cell office:value-type="float" office:value="675764" calcext:value-type="float">
            <text:p>675764</text:p>
          </table:table-cell>
          <table:table-cell table:number-columns-repeated="101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formula="of:=[.B52]*[.B52]/[.C52]" office:value-type="float" office:value="14.5921568627451" calcext:value-type="float">
            <text:p>14.59</text:p>
          </table:table-cell>
          <table:table-cell table:formula="of:=MAX([.F52:.JF52])" office:value-type="float" office:value="454959" calcext:value-type="float">
            <text:p>454959</text:p>
          </table:table-cell>
          <table:table-cell office:value-type="float" office:value="267273" calcext:value-type="float">
            <text:p>267273</text:p>
          </table:table-cell>
          <table:table-cell office:value-type="float" office:value="454959" calcext:value-type="float">
            <text:p>454959</text:p>
          </table:table-cell>
          <table:table-cell table:number-columns-repeated="101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B53]*[.B53]/[.C53]" office:value-type="float" office:value="17.0138888888889" calcext:value-type="float">
            <text:p>17.01</text:p>
          </table:table-cell>
          <table:table-cell table:formula="of:=MAX([.F53:.JF53])" office:value-type="float" office:value="792751" calcext:value-type="float">
            <text:p>792751</text:p>
          </table:table-cell>
          <table:table-cell office:value-type="float" office:value="302371" calcext:value-type="float">
            <text:p>302371</text:p>
          </table:table-cell>
          <table:table-cell office:value-type="float" office:value="792751" calcext:value-type="float">
            <text:p>792751</text:p>
          </table:table-cell>
          <table:table-cell table:number-columns-repeated="101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table:formula="of:=[.B54]*[.B54]/[.C54]" office:value-type="float" office:value="17.6938775510204" calcext:value-type="float">
            <text:p>17.69</text:p>
          </table:table-cell>
          <table:table-cell table:formula="of:=MAX([.F54:.JF54])" office:value-type="float" office:value="551788" calcext:value-type="float">
            <text:p>551788</text:p>
          </table:table-cell>
          <table:table-cell office:value-type="float" office:value="286482" calcext:value-type="float">
            <text:p>286482</text:p>
          </table:table-cell>
          <table:table-cell office:value-type="float" office:value="551788" calcext:value-type="float">
            <text:p>551788</text:p>
          </table:table-cell>
          <table:table-cell table:number-columns-repeated="101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formula="of:=[.B55]*[.B55]/[.C55]" office:value-type="float" office:value="35.3088235294118" calcext:value-type="float">
            <text:p>35.31</text:p>
          </table:table-cell>
          <table:table-cell table:formula="of:=MAX([.F55:.JF55])" office:value-type="float" office:value="536453" calcext:value-type="float">
            <text:p>536453</text:p>
          </table:table-cell>
          <table:table-cell office:value-type="float" office:value="262689" calcext:value-type="float">
            <text:p>262689</text:p>
          </table:table-cell>
          <table:table-cell office:value-type="float" office:value="536453" calcext:value-type="float">
            <text:p>536453</text:p>
          </table:table-cell>
          <table:table-cell table:number-columns-repeated="101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1" calcext:value-type="float">
            <text:p>61</text:p>
          </table:table-cell>
          <table:table-cell office:value-type="float" office:value="272" calcext:value-type="float">
            <text:p>272</text:p>
          </table:table-cell>
          <table:table-cell table:formula="of:=[.B56]*[.B56]/[.C56]" office:value-type="float" office:value="13.6801470588235" calcext:value-type="float">
            <text:p>13.68</text:p>
          </table:table-cell>
          <table:table-cell table:formula="of:=MAX([.F56:.JF56])" office:value-type="float" office:value="456871" calcext:value-type="float">
            <text:p>456871</text:p>
          </table:table-cell>
          <table:table-cell office:value-type="float" office:value="276440" calcext:value-type="float">
            <text:p>276440</text:p>
          </table:table-cell>
          <table:table-cell office:value-type="float" office:value="456871" calcext:value-type="float">
            <text:p>456871</text:p>
          </table:table-cell>
          <table:table-cell table:number-columns-repeated="101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formula="of:=[.B57]*[.B57]/[.C57]" office:value-type="float" office:value="37.031914893617" calcext:value-type="float">
            <text:p>37.03</text:p>
          </table:table-cell>
          <table:table-cell table:formula="of:=MAX([.F57:.JF57])" office:value-type="float" office:value="528766" calcext:value-type="float">
            <text:p>528766</text:p>
          </table:table-cell>
          <table:table-cell office:value-type="float" office:value="308273" calcext:value-type="float">
            <text:p>308273</text:p>
          </table:table-cell>
          <table:table-cell office:value-type="float" office:value="528766" calcext:value-type="float">
            <text:p>528766</text:p>
          </table:table-cell>
          <table:table-cell table:number-columns-repeated="101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B58]*[.B58]/[.C58]" office:value-type="float" office:value="30.42" calcext:value-type="float">
            <text:p>30.42</text:p>
          </table:table-cell>
          <table:table-cell table:formula="of:=MAX([.F58:.JF58])" office:value-type="float" office:value="838899" calcext:value-type="float">
            <text:p>838899</text:p>
          </table:table-cell>
          <table:table-cell office:value-type="float" office:value="337038" calcext:value-type="float">
            <text:p>337038</text:p>
          </table:table-cell>
          <table:table-cell office:value-type="float" office:value="838899" calcext:value-type="float">
            <text:p>838899</text:p>
          </table:table-cell>
          <table:table-cell table:number-columns-repeated="101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table:formula="of:=[.B59]*[.B59]/[.C59]" office:value-type="float" office:value="21.8571428571429" calcext:value-type="float">
            <text:p>21.86</text:p>
          </table:table-cell>
          <table:table-cell table:formula="of:=MAX([.F59:.JF59])" office:value-type="float" office:value="514553" calcext:value-type="float">
            <text:p>514553</text:p>
          </table:table-cell>
          <table:table-cell office:value-type="float" office:value="290467" calcext:value-type="float">
            <text:p>290467</text:p>
          </table:table-cell>
          <table:table-cell office:value-type="float" office:value="514553" calcext:value-type="float">
            <text:p>514553</text:p>
          </table:table-cell>
          <table:table-cell table:number-columns-repeated="101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table:formula="of:=[.B60]*[.B60]/[.C60]" office:value-type="float" office:value="13.1120689655172" calcext:value-type="float">
            <text:p>13.11</text:p>
          </table:table-cell>
          <table:table-cell table:formula="of:=MAX([.F60:.JF60])" office:value-type="float" office:value="767117" calcext:value-type="float">
            <text:p>767117</text:p>
          </table:table-cell>
          <table:table-cell office:value-type="float" office:value="292550" calcext:value-type="float">
            <text:p>292550</text:p>
          </table:table-cell>
          <table:table-cell office:value-type="float" office:value="767117" calcext:value-type="float">
            <text:p>767117</text:p>
          </table:table-cell>
          <table:table-cell table:number-columns-repeated="101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table:formula="of:=[.B61]*[.B61]/[.C61]" office:value-type="float" office:value="16.8164251207729" calcext:value-type="float">
            <text:p>16.82</text:p>
          </table:table-cell>
          <table:table-cell table:formula="of:=MAX([.F61:.JF61])" office:value-type="float" office:value="457914" calcext:value-type="float">
            <text:p>457914</text:p>
          </table:table-cell>
          <table:table-cell office:value-type="float" office:value="267663" calcext:value-type="float">
            <text:p>267663</text:p>
          </table:table-cell>
          <table:table-cell office:value-type="float" office:value="457914" calcext:value-type="float">
            <text:p>457914</text:p>
          </table:table-cell>
          <table:table-cell table:number-columns-repeated="101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table:formula="of:=[.B62]*[.B62]/[.C62]" office:value-type="float" office:value="15.8203125" calcext:value-type="float">
            <text:p>15.82</text:p>
          </table:table-cell>
          <table:table-cell table:formula="of:=MAX([.F62:.JF62])" office:value-type="float" office:value="594296" calcext:value-type="float">
            <text:p>594296</text:p>
          </table:table-cell>
          <table:table-cell office:value-type="float" office:value="262916" calcext:value-type="float">
            <text:p>262916</text:p>
          </table:table-cell>
          <table:table-cell office:value-type="float" office:value="594296" calcext:value-type="float">
            <text:p>594296</text:p>
          </table:table-cell>
          <table:table-cell table:number-columns-repeated="101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1" calcext:value-type="float">
            <text:p>61</text:p>
          </table:table-cell>
          <table:table-cell office:value-type="float" office:value="208" calcext:value-type="float">
            <text:p>208</text:p>
          </table:table-cell>
          <table:table-cell table:formula="of:=[.B63]*[.B63]/[.C63]" office:value-type="float" office:value="17.8894230769231" calcext:value-type="float">
            <text:p>17.89</text:p>
          </table:table-cell>
          <table:table-cell table:formula="of:=MAX([.F63:.JF63])" office:value-type="float" office:value="484346" calcext:value-type="float">
            <text:p>484346</text:p>
          </table:table-cell>
          <table:table-cell office:value-type="float" office:value="278428" calcext:value-type="float">
            <text:p>278428</text:p>
          </table:table-cell>
          <table:table-cell office:value-type="float" office:value="484346" calcext:value-type="float">
            <text:p>484346</text:p>
          </table:table-cell>
          <table:table-cell table:number-columns-repeated="10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B64]*[.B64]/[.C64]" office:value-type="float" office:value="14.7560975609756" calcext:value-type="float">
            <text:p>14.76</text:p>
          </table:table-cell>
          <table:table-cell table:formula="of:=MAX([.F64:.JF64])" office:value-type="float" office:value="561034" calcext:value-type="float">
            <text:p>561034</text:p>
          </table:table-cell>
          <table:table-cell office:value-type="float" office:value="295697" calcext:value-type="float">
            <text:p>295697</text:p>
          </table:table-cell>
          <table:table-cell office:value-type="float" office:value="561034" calcext:value-type="float">
            <text:p>561034</text:p>
          </table:table-cell>
          <table:table-cell table:number-columns-repeated="101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formula="of:=[.B65]*[.B65]/[.C65]" office:value-type="float" office:value="17.3291139240506" calcext:value-type="float">
            <text:p>17.33</text:p>
          </table:table-cell>
          <table:table-cell table:formula="of:=MAX([.F65:.JF65])" office:value-type="float" office:value="786081" calcext:value-type="float">
            <text:p>786081</text:p>
          </table:table-cell>
          <table:table-cell office:value-type="float" office:value="299818" calcext:value-type="float">
            <text:p>299818</text:p>
          </table:table-cell>
          <table:table-cell office:value-type="float" office:value="786081" calcext:value-type="float">
            <text:p>786081</text:p>
          </table:table-cell>
          <table:table-cell table:number-columns-repeated="101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9" calcext:value-type="float">
            <text:p>49</text:p>
          </table:table-cell>
          <table:table-cell office:value-type="float" office:value="189" calcext:value-type="float">
            <text:p>189</text:p>
          </table:table-cell>
          <table:table-cell table:formula="of:=[.B66]*[.B66]/[.C66]" office:value-type="float" office:value="12.7037037037037" calcext:value-type="float">
            <text:p>12.70</text:p>
          </table:table-cell>
          <table:table-cell table:formula="of:=MAX([.F66:.JF66])" office:value-type="float" office:value="557508" calcext:value-type="float">
            <text:p>557508</text:p>
          </table:table-cell>
          <table:table-cell office:value-type="float" office:value="260447" calcext:value-type="float">
            <text:p>260447</text:p>
          </table:table-cell>
          <table:table-cell office:value-type="float" office:value="557508" calcext:value-type="float">
            <text:p>557508</text:p>
          </table:table-cell>
          <table:table-cell table:number-columns-repeated="101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B67]*[.B67]/[.C67]" office:value-type="float" office:value="23.765625" calcext:value-type="float">
            <text:p>23.77</text:p>
          </table:table-cell>
          <table:table-cell table:formula="of:=MAX([.F67:.JF67])" office:value-type="float" office:value="777462" calcext:value-type="float">
            <text:p>777462</text:p>
          </table:table-cell>
          <table:table-cell office:value-type="float" office:value="303182" calcext:value-type="float">
            <text:p>303182</text:p>
          </table:table-cell>
          <table:table-cell office:value-type="float" office:value="777462" calcext:value-type="float">
            <text:p>777462</text:p>
          </table:table-cell>
          <table:table-cell table:number-columns-repeated="101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[.B68]*[.B68]/[.C68]" office:value-type="float" office:value="14.3289473684211" calcext:value-type="float">
            <text:p>14.33</text:p>
          </table:table-cell>
          <table:table-cell table:formula="of:=MAX([.F68:.JF68])" office:value-type="float" office:value="652146" calcext:value-type="float">
            <text:p>652146</text:p>
          </table:table-cell>
          <table:table-cell office:value-type="float" office:value="233667" calcext:value-type="float">
            <text:p>233667</text:p>
          </table:table-cell>
          <table:table-cell office:value-type="float" office:value="652146" calcext:value-type="float">
            <text:p>652146</text:p>
          </table:table-cell>
          <table:table-cell table:number-columns-repeated="101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table:formula="of:=[.B69]*[.B69]/[.C69]" office:value-type="float" office:value="26.984496124031" calcext:value-type="float">
            <text:p>26.98</text:p>
          </table:table-cell>
          <table:table-cell table:formula="of:=MAX([.F69:.JF69])" office:value-type="float" office:value="520487" calcext:value-type="float">
            <text:p>520487</text:p>
          </table:table-cell>
          <table:table-cell office:value-type="float" office:value="301058" calcext:value-type="float">
            <text:p>301058</text:p>
          </table:table-cell>
          <table:table-cell office:value-type="float" office:value="520487" calcext:value-type="float">
            <text:p>520487</text:p>
          </table:table-cell>
          <table:table-cell table:number-columns-repeated="101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7" calcext:value-type="float">
            <text:p>57</text:p>
          </table:table-cell>
          <table:table-cell office:value-type="float" office:value="175" calcext:value-type="float">
            <text:p>175</text:p>
          </table:table-cell>
          <table:table-cell table:formula="of:=[.B70]*[.B70]/[.C70]" office:value-type="float" office:value="18.5657142857143" calcext:value-type="float">
            <text:p>18.57</text:p>
          </table:table-cell>
          <table:table-cell table:formula="of:=MAX([.F70:.JF70])" office:value-type="float" office:value="461256" calcext:value-type="float">
            <text:p>461256</text:p>
          </table:table-cell>
          <table:table-cell office:value-type="float" office:value="253855" calcext:value-type="float">
            <text:p>253855</text:p>
          </table:table-cell>
          <table:table-cell office:value-type="float" office:value="461256" calcext:value-type="float">
            <text:p>461256</text:p>
          </table:table-cell>
          <table:table-cell table:number-columns-repeated="101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[.B71]*[.B71]/[.C71]" office:value-type="float" office:value="16.0049261083744" calcext:value-type="float">
            <text:p>16.00</text:p>
          </table:table-cell>
          <table:table-cell table:formula="of:=MAX([.F71:.JF71])" office:value-type="float" office:value="500719" calcext:value-type="float">
            <text:p>500719</text:p>
          </table:table-cell>
          <table:table-cell office:value-type="float" office:value="274512" calcext:value-type="float">
            <text:p>274512</text:p>
          </table:table-cell>
          <table:table-cell office:value-type="float" office:value="500719" calcext:value-type="float">
            <text:p>500719</text:p>
          </table:table-cell>
          <table:table-cell table:number-columns-repeated="101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table:formula="of:=[.B72]*[.B72]/[.C72]" office:value-type="float" office:value="21.6211180124224" calcext:value-type="float">
            <text:p>21.62</text:p>
          </table:table-cell>
          <table:table-cell table:formula="of:=MAX([.F72:.JF72])" office:value-type="float" office:value="514234" calcext:value-type="float">
            <text:p>514234</text:p>
          </table:table-cell>
          <table:table-cell office:value-type="float" office:value="279599" calcext:value-type="float">
            <text:p>279599</text:p>
          </table:table-cell>
          <table:table-cell office:value-type="float" office:value="514234" calcext:value-type="float">
            <text:p>514234</text:p>
          </table:table-cell>
          <table:table-cell table:number-columns-repeated="101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B73]*[.B73]/[.C73]" office:value-type="float" office:value="33.1081081081081" calcext:value-type="float">
            <text:p>33.11</text:p>
          </table:table-cell>
          <table:table-cell table:formula="of:=MAX([.F73:.JF73])" office:value-type="float" office:value="929466" calcext:value-type="float">
            <text:p>929466</text:p>
          </table:table-cell>
          <table:table-cell office:value-type="float" office:value="327884" calcext:value-type="float">
            <text:p>327884</text:p>
          </table:table-cell>
          <table:table-cell office:value-type="float" office:value="929466" calcext:value-type="float">
            <text:p>929466</text:p>
          </table:table-cell>
          <table:table-cell table:number-columns-repeated="101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formula="of:=[.B74]*[.B74]/[.C74]" office:value-type="float" office:value="31.1855670103093" calcext:value-type="float">
            <text:p>31.19</text:p>
          </table:table-cell>
          <table:table-cell table:formula="of:=MAX([.F74:.JF74])" office:value-type="float" office:value="529734" calcext:value-type="float">
            <text:p>529734</text:p>
          </table:table-cell>
          <table:table-cell office:value-type="float" office:value="268082" calcext:value-type="float">
            <text:p>268082</text:p>
          </table:table-cell>
          <table:table-cell office:value-type="float" office:value="529734" calcext:value-type="float">
            <text:p>529734</text:p>
          </table:table-cell>
          <table:table-cell table:number-columns-repeated="101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table:formula="of:=[.B75]*[.B75]/[.C75]" office:value-type="float" office:value="35.5204081632653" calcext:value-type="float">
            <text:p>35.52</text:p>
          </table:table-cell>
          <table:table-cell table:formula="of:=MAX([.F75:.JF75])" office:value-type="float" office:value="523569" calcext:value-type="float">
            <text:p>523569</text:p>
          </table:table-cell>
          <table:table-cell office:value-type="float" office:value="283045" calcext:value-type="float">
            <text:p>283045</text:p>
          </table:table-cell>
          <table:table-cell office:value-type="float" office:value="523569" calcext:value-type="float">
            <text:p>523569</text:p>
          </table:table-cell>
          <table:table-cell table:number-columns-repeated="101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76]*[.B76]/[.C76]" office:value-type="float" office:value="13.3472222222222" calcext:value-type="float">
            <text:p>13.35</text:p>
          </table:table-cell>
          <table:table-cell table:formula="of:=MAX([.F76:.JF76])" office:value-type="float" office:value="957126" calcext:value-type="float">
            <text:p>957126</text:p>
          </table:table-cell>
          <table:table-cell office:value-type="float" office:value="321946" calcext:value-type="float">
            <text:p>321946</text:p>
          </table:table-cell>
          <table:table-cell office:value-type="float" office:value="957126" calcext:value-type="float">
            <text:p>957126</text:p>
          </table:table-cell>
          <table:table-cell table:number-columns-repeated="101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table:formula="of:=[.B77]*[.B77]/[.C77]" office:value-type="float" office:value="18.90625" calcext:value-type="float">
            <text:p>18.91</text:p>
          </table:table-cell>
          <table:table-cell table:formula="of:=MAX([.F77:.JF77])" office:value-type="float" office:value="534740" calcext:value-type="float">
            <text:p>534740</text:p>
          </table:table-cell>
          <table:table-cell office:value-type="float" office:value="298069" calcext:value-type="float">
            <text:p>298069</text:p>
          </table:table-cell>
          <table:table-cell office:value-type="float" office:value="534740" calcext:value-type="float">
            <text:p>534740</text:p>
          </table:table-cell>
          <table:table-cell table:number-columns-repeated="101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formula="of:=[.B78]*[.B78]/[.C78]" office:value-type="float" office:value="14.1602564102564" calcext:value-type="float">
            <text:p>14.16</text:p>
          </table:table-cell>
          <table:table-cell table:formula="of:=MAX([.F78:.JF78])" office:value-type="float" office:value="604214" calcext:value-type="float">
            <text:p>604214</text:p>
          </table:table-cell>
          <table:table-cell office:value-type="float" office:value="294524" calcext:value-type="float">
            <text:p>294524</text:p>
          </table:table-cell>
          <table:table-cell office:value-type="float" office:value="604214" calcext:value-type="float">
            <text:p>604214</text:p>
          </table:table-cell>
          <table:table-cell table:number-columns-repeated="101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9" calcext:value-type="float">
            <text:p>59</text:p>
          </table:table-cell>
          <table:table-cell office:value-type="float" office:value="219" calcext:value-type="float">
            <text:p>219</text:p>
          </table:table-cell>
          <table:table-cell table:formula="of:=[.B79]*[.B79]/[.C79]" office:value-type="float" office:value="15.8949771689498" calcext:value-type="float">
            <text:p>15.89</text:p>
          </table:table-cell>
          <table:table-cell table:formula="of:=MAX([.F79:.JF79])" office:value-type="float" office:value="452629" calcext:value-type="float">
            <text:p>452629</text:p>
          </table:table-cell>
          <table:table-cell office:value-type="float" office:value="256289" calcext:value-type="float">
            <text:p>256289</text:p>
          </table:table-cell>
          <table:table-cell office:value-type="float" office:value="452629" calcext:value-type="float">
            <text:p>452629</text:p>
          </table:table-cell>
          <table:table-cell table:number-columns-repeated="101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[.B80]*[.B80]/[.C80]" office:value-type="float" office:value="18.1320754716981" calcext:value-type="float">
            <text:p>18.13</text:p>
          </table:table-cell>
          <table:table-cell table:formula="of:=MAX([.F80:.JF80])" office:value-type="float" office:value="856908" calcext:value-type="float">
            <text:p>856908</text:p>
          </table:table-cell>
          <table:table-cell office:value-type="float" office:value="295558" calcext:value-type="float">
            <text:p>295558</text:p>
          </table:table-cell>
          <table:table-cell office:value-type="float" office:value="856908" calcext:value-type="float">
            <text:p>856908</text:p>
          </table:table-cell>
          <table:table-cell table:number-columns-repeated="101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[.B81]*[.B81]/[.C81]" office:value-type="float" office:value="27.8409090909091" calcext:value-type="float">
            <text:p>27.84</text:p>
          </table:table-cell>
          <table:table-cell table:formula="of:=MAX([.F81:.JF81])" office:value-type="float" office:value="856208" calcext:value-type="float">
            <text:p>856208</text:p>
          </table:table-cell>
          <table:table-cell office:value-type="float" office:value="329157" calcext:value-type="float">
            <text:p>329157</text:p>
          </table:table-cell>
          <table:table-cell office:value-type="float" office:value="856208" calcext:value-type="float">
            <text:p>856208</text:p>
          </table:table-cell>
          <table:table-cell table:number-columns-repeated="101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82]*[.B82]/[.C82]" office:value-type="float" office:value="13.3472222222222" calcext:value-type="float">
            <text:p>13.35</text:p>
          </table:table-cell>
          <table:table-cell table:formula="of:=MAX([.F82:.JF82])" office:value-type="float" office:value="840407" calcext:value-type="float">
            <text:p>840407</text:p>
          </table:table-cell>
          <table:table-cell office:value-type="float" office:value="327467" calcext:value-type="float">
            <text:p>327467</text:p>
          </table:table-cell>
          <table:table-cell office:value-type="float" office:value="840407" calcext:value-type="float">
            <text:p>840407</text:p>
          </table:table-cell>
          <table:table-cell table:number-columns-repeated="101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[.B83]*[.B83]/[.C83]" office:value-type="float" office:value="42.4807692307692" calcext:value-type="float">
            <text:p>42.48</text:p>
          </table:table-cell>
          <table:table-cell table:formula="of:=MAX([.F83:.JF83])" office:value-type="float" office:value="528507" calcext:value-type="float">
            <text:p>528507</text:p>
          </table:table-cell>
          <table:table-cell office:value-type="float" office:value="247811" calcext:value-type="float">
            <text:p>247811</text:p>
          </table:table-cell>
          <table:table-cell office:value-type="float" office:value="528507" calcext:value-type="float">
            <text:p>528507</text:p>
          </table:table-cell>
          <table:table-cell table:number-columns-repeated="101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7" calcext:value-type="float">
            <text:p>57</text:p>
          </table:table-cell>
          <table:table-cell office:value-type="float" office:value="199" calcext:value-type="float">
            <text:p>199</text:p>
          </table:table-cell>
          <table:table-cell table:formula="of:=[.B84]*[.B84]/[.C84]" office:value-type="float" office:value="16.3266331658291" calcext:value-type="float">
            <text:p>16.33</text:p>
          </table:table-cell>
          <table:table-cell table:formula="of:=MAX([.F84:.JF84])" office:value-type="float" office:value="422666" calcext:value-type="float">
            <text:p>422666</text:p>
          </table:table-cell>
          <table:table-cell office:value-type="float" office:value="244180" calcext:value-type="float">
            <text:p>244180</text:p>
          </table:table-cell>
          <table:table-cell office:value-type="float" office:value="422666" calcext:value-type="float">
            <text:p>422666</text:p>
          </table:table-cell>
          <table:table-cell table:number-columns-repeated="101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B85]*[.B85]/[.C85]" office:value-type="float" office:value="29.0657894736842" calcext:value-type="float">
            <text:p>29.07</text:p>
          </table:table-cell>
          <table:table-cell table:formula="of:=MAX([.F85:.JF85])" office:value-type="float" office:value="561261" calcext:value-type="float">
            <text:p>561261</text:p>
          </table:table-cell>
          <table:table-cell office:value-type="float" office:value="270432" calcext:value-type="float">
            <text:p>270432</text:p>
          </table:table-cell>
          <table:table-cell office:value-type="float" office:value="561261" calcext:value-type="float">
            <text:p>561261</text:p>
          </table:table-cell>
          <table:table-cell table:number-columns-repeated="101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table:formula="of:=[.B86]*[.B86]/[.C86]" office:value-type="float" office:value="16.9943820224719" calcext:value-type="float">
            <text:p>16.99</text:p>
          </table:table-cell>
          <table:table-cell table:formula="of:=MAX([.F86:.JF86])" office:value-type="float" office:value="499299" calcext:value-type="float">
            <text:p>499299</text:p>
          </table:table-cell>
          <table:table-cell office:value-type="float" office:value="280599" calcext:value-type="float">
            <text:p>280599</text:p>
          </table:table-cell>
          <table:table-cell office:value-type="float" office:value="499299" calcext:value-type="float">
            <text:p>499299</text:p>
          </table:table-cell>
          <table:table-cell table:number-columns-repeated="101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B87]*[.B87]/[.C87]" office:value-type="float" office:value="45.0816326530612" calcext:value-type="float">
            <text:p>45.08</text:p>
          </table:table-cell>
          <table:table-cell table:formula="of:=MAX([.F87:.JF87])" office:value-type="float" office:value="627952" calcext:value-type="float">
            <text:p>627952</text:p>
          </table:table-cell>
          <table:table-cell office:value-type="float" office:value="300702" calcext:value-type="float">
            <text:p>300702</text:p>
          </table:table-cell>
          <table:table-cell office:value-type="float" office:value="627952" calcext:value-type="float">
            <text:p>627952</text:p>
          </table:table-cell>
          <table:table-cell table:number-columns-repeated="101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formula="of:=[.B88]*[.B88]/[.C88]" office:value-type="float" office:value="30.6818181818182" calcext:value-type="float">
            <text:p>30.68</text:p>
          </table:table-cell>
          <table:table-cell table:formula="of:=MAX([.F88:.JF88])" office:value-type="float" office:value="520914" calcext:value-type="float">
            <text:p>520914</text:p>
          </table:table-cell>
          <table:table-cell office:value-type="float" office:value="226959" calcext:value-type="float">
            <text:p>226959</text:p>
          </table:table-cell>
          <table:table-cell office:value-type="float" office:value="520914" calcext:value-type="float">
            <text:p>520914</text:p>
          </table:table-cell>
          <table:table-cell table:number-columns-repeated="101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89]*[.B89]/[.C89]" office:value-type="float" office:value="13.7285714285714" calcext:value-type="float">
            <text:p>13.73</text:p>
          </table:table-cell>
          <table:table-cell table:formula="of:=MAX([.F89:.JF89])" office:value-type="float" office:value="826531" calcext:value-type="float">
            <text:p>826531</text:p>
          </table:table-cell>
          <table:table-cell office:value-type="float" office:value="301775" calcext:value-type="float">
            <text:p>301775</text:p>
          </table:table-cell>
          <table:table-cell office:value-type="float" office:value="826531" calcext:value-type="float">
            <text:p>826531</text:p>
          </table:table-cell>
          <table:table-cell table:number-columns-repeated="101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90]*[.B90]/[.C90]" office:value-type="float" office:value="20.8913043478261" calcext:value-type="float">
            <text:p>20.89</text:p>
          </table:table-cell>
          <table:table-cell table:formula="of:=MAX([.F90:.JF90])" office:value-type="float" office:value="739130" calcext:value-type="float">
            <text:p>739130</text:p>
          </table:table-cell>
          <table:table-cell office:value-type="float" office:value="254793" calcext:value-type="float">
            <text:p>254793</text:p>
          </table:table-cell>
          <table:table-cell office:value-type="float" office:value="739130" calcext:value-type="float">
            <text:p>739130</text:p>
          </table:table-cell>
          <table:table-cell table:number-columns-repeated="101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formula="of:=[.B91]*[.B91]/[.C91]" office:value-type="float" office:value="27.5" calcext:value-type="float">
            <text:p>27.50</text:p>
          </table:table-cell>
          <table:table-cell table:formula="of:=MAX([.F91:.JF91])" office:value-type="float" office:value="509577" calcext:value-type="float">
            <text:p>509577</text:p>
          </table:table-cell>
          <table:table-cell office:value-type="float" office:value="270243" calcext:value-type="float">
            <text:p>270243</text:p>
          </table:table-cell>
          <table:table-cell office:value-type="float" office:value="509577" calcext:value-type="float">
            <text:p>509577</text:p>
          </table:table-cell>
          <table:table-cell table:number-columns-repeated="101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[.B92]*[.B92]/[.C92]" office:value-type="float" office:value="15.5571428571429" calcext:value-type="float">
            <text:p>15.56</text:p>
          </table:table-cell>
          <table:table-cell table:formula="of:=MAX([.F92:.JF92])" office:value-type="float" office:value="737817" calcext:value-type="float">
            <text:p>737817</text:p>
          </table:table-cell>
          <table:table-cell office:value-type="float" office:value="275477" calcext:value-type="float">
            <text:p>275477</text:p>
          </table:table-cell>
          <table:table-cell office:value-type="float" office:value="737817" calcext:value-type="float">
            <text:p>737817</text:p>
          </table:table-cell>
          <table:table-cell table:number-columns-repeated="101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formula="of:=[.B93]*[.B93]/[.C93]" office:value-type="float" office:value="15.859756097561" calcext:value-type="float">
            <text:p>15.86</text:p>
          </table:table-cell>
          <table:table-cell table:formula="of:=MAX([.F93:.JF93])" office:value-type="float" office:value="590897" calcext:value-type="float">
            <text:p>590897</text:p>
          </table:table-cell>
          <table:table-cell office:value-type="float" office:value="286099" calcext:value-type="float">
            <text:p>286099</text:p>
          </table:table-cell>
          <table:table-cell office:value-type="float" office:value="590897" calcext:value-type="float">
            <text:p>590897</text:p>
          </table:table-cell>
          <table:table-cell table:number-columns-repeated="101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formula="of:=[.B94]*[.B94]/[.C94]" office:value-type="float" office:value="18.0059523809524" calcext:value-type="float">
            <text:p>18.01</text:p>
          </table:table-cell>
          <table:table-cell table:formula="of:=MAX([.F94:.JF94])" office:value-type="float" office:value="526650" calcext:value-type="float">
            <text:p>526650</text:p>
          </table:table-cell>
          <table:table-cell office:value-type="float" office:value="281872" calcext:value-type="float">
            <text:p>281872</text:p>
          </table:table-cell>
          <table:table-cell office:value-type="float" office:value="526650" calcext:value-type="float">
            <text:p>526650</text:p>
          </table:table-cell>
          <table:table-cell table:number-columns-repeated="101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[.B95]*[.B95]/[.C95]" office:value-type="float" office:value="25.3518518518519" calcext:value-type="float">
            <text:p>25.35</text:p>
          </table:table-cell>
          <table:table-cell table:formula="of:=MAX([.F95:.JF95])" office:value-type="float" office:value="676047" calcext:value-type="float">
            <text:p>676047</text:p>
          </table:table-cell>
          <table:table-cell office:value-type="float" office:value="249879" calcext:value-type="float">
            <text:p>249879</text:p>
          </table:table-cell>
          <table:table-cell office:value-type="float" office:value="676047" calcext:value-type="float">
            <text:p>676047</text:p>
          </table:table-cell>
          <table:table-cell table:number-columns-repeated="101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B96]*[.B96]/[.C96]" office:value-type="float" office:value="22.0423728813559" calcext:value-type="float">
            <text:p>22.04</text:p>
          </table:table-cell>
          <table:table-cell table:formula="of:=MAX([.F96:.JF96])" office:value-type="float" office:value="587751" calcext:value-type="float">
            <text:p>587751</text:p>
          </table:table-cell>
          <table:table-cell office:value-type="float" office:value="293905" calcext:value-type="float">
            <text:p>293905</text:p>
          </table:table-cell>
          <table:table-cell office:value-type="float" office:value="587751" calcext:value-type="float">
            <text:p>587751</text:p>
          </table:table-cell>
          <table:table-cell table:number-columns-repeated="101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table:formula="of:=[.B97]*[.B97]/[.C97]" office:value-type="float" office:value="12.9807692307692" calcext:value-type="float">
            <text:p>12.98</text:p>
          </table:table-cell>
          <table:table-cell table:formula="of:=MAX([.F97:.JF97])" office:value-type="float" office:value="551970" calcext:value-type="float">
            <text:p>551970</text:p>
          </table:table-cell>
          <table:table-cell office:value-type="float" office:value="253372" calcext:value-type="float">
            <text:p>253372</text:p>
          </table:table-cell>
          <table:table-cell office:value-type="float" office:value="551970" calcext:value-type="float">
            <text:p>551970</text:p>
          </table:table-cell>
          <table:table-cell table:number-columns-repeated="101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[.B98]*[.B98]/[.C98]" office:value-type="float" office:value="16.0105263157895" calcext:value-type="float">
            <text:p>16.01</text:p>
          </table:table-cell>
          <table:table-cell table:formula="of:=MAX([.F98:.JF98])" office:value-type="float" office:value="707195" calcext:value-type="float">
            <text:p>707195</text:p>
          </table:table-cell>
          <table:table-cell office:value-type="float" office:value="272581" calcext:value-type="float">
            <text:p>272581</text:p>
          </table:table-cell>
          <table:table-cell office:value-type="float" office:value="707195" calcext:value-type="float">
            <text:p>707195</text:p>
          </table:table-cell>
          <table:table-cell table:number-columns-repeated="101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99]*[.B99]/[.C99]" office:value-type="float" office:value="36.0263157894737" calcext:value-type="float">
            <text:p>36.03</text:p>
          </table:table-cell>
          <table:table-cell table:formula="of:=MAX([.F99:.JF99])" office:value-type="float" office:value="715812" calcext:value-type="float">
            <text:p>715812</text:p>
          </table:table-cell>
          <table:table-cell office:value-type="float" office:value="282464" calcext:value-type="float">
            <text:p>282464</text:p>
          </table:table-cell>
          <table:table-cell office:value-type="float" office:value="715812" calcext:value-type="float">
            <text:p>715812</text:p>
          </table:table-cell>
          <table:table-cell table:number-columns-repeated="101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[.B100]*[.B100]/[.C100]" office:value-type="float" office:value="29.3478260869565" calcext:value-type="float">
            <text:p>29.35</text:p>
          </table:table-cell>
          <table:table-cell table:formula="of:=MAX([.F100:.JF100])" office:value-type="float" office:value="617820" calcext:value-type="float">
            <text:p>617820</text:p>
          </table:table-cell>
          <table:table-cell office:value-type="float" office:value="244035" calcext:value-type="float">
            <text:p>244035</text:p>
          </table:table-cell>
          <table:table-cell office:value-type="float" office:value="617820" calcext:value-type="float">
            <text:p>617820</text:p>
          </table:table-cell>
          <table:table-cell table:number-columns-repeated="101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formula="of:=[.B101]*[.B101]/[.C101]" office:value-type="float" office:value="17.2857142857143" calcext:value-type="float">
            <text:p>17.29</text:p>
          </table:table-cell>
          <table:table-cell table:formula="of:=MAX([.F101:.JF101])" office:value-type="float" office:value="638113" calcext:value-type="float">
            <text:p>638113</text:p>
          </table:table-cell>
          <table:table-cell office:value-type="float" office:value="251763" calcext:value-type="float">
            <text:p>251763</text:p>
          </table:table-cell>
          <table:table-cell office:value-type="float" office:value="638113" calcext:value-type="float">
            <text:p>638113</text:p>
          </table:table-cell>
          <table:table-cell table:number-columns-repeated="101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table:formula="of:=[.B102]*[.B102]/[.C102]" office:value-type="float" office:value="17.8150684931507" calcext:value-type="float">
            <text:p>17.82</text:p>
          </table:table-cell>
          <table:table-cell table:formula="of:=MAX([.F102:.JF102])" office:value-type="float" office:value="558027" calcext:value-type="float">
            <text:p>558027</text:p>
          </table:table-cell>
          <table:table-cell office:value-type="float" office:value="286457" calcext:value-type="float">
            <text:p>286457</text:p>
          </table:table-cell>
          <table:table-cell office:value-type="float" office:value="558027" calcext:value-type="float">
            <text:p>558027</text:p>
          </table:table-cell>
          <table:table-cell table:number-columns-repeated="101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B103]*[.B103]/[.C103]" office:value-type="float" office:value="22.6851851851852" calcext:value-type="float">
            <text:p>22.69</text:p>
          </table:table-cell>
          <table:table-cell table:formula="of:=MAX([.F103:.JF103])" office:value-type="float" office:value="773803" calcext:value-type="float">
            <text:p>773803</text:p>
          </table:table-cell>
          <table:table-cell office:value-type="float" office:value="295574" calcext:value-type="float">
            <text:p>295574</text:p>
          </table:table-cell>
          <table:table-cell office:value-type="float" office:value="773803" calcext:value-type="float">
            <text:p>773803</text:p>
          </table:table-cell>
          <table:table-cell table:number-columns-repeated="101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104]*[.B104]/[.C104]" office:value-type="float" office:value="16.8090909090909" calcext:value-type="float">
            <text:p>16.81</text:p>
          </table:table-cell>
          <table:table-cell table:formula="of:=MAX([.F104:.JF104])" office:value-type="float" office:value="679053" calcext:value-type="float">
            <text:p>679053</text:p>
          </table:table-cell>
          <table:table-cell office:value-type="float" office:value="291086" calcext:value-type="float">
            <text:p>291086</text:p>
          </table:table-cell>
          <table:table-cell office:value-type="float" office:value="679053" calcext:value-type="float">
            <text:p>679053</text:p>
          </table:table-cell>
          <table:table-cell table:number-columns-repeated="101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formula="of:=[.B105]*[.B105]/[.C105]" office:value-type="float" office:value="26.6304347826087" calcext:value-type="float">
            <text:p>26.63</text:p>
          </table:table-cell>
          <table:table-cell table:formula="of:=MAX([.F105:.JF105])" office:value-type="float" office:value="699788" calcext:value-type="float">
            <text:p>699788</text:p>
          </table:table-cell>
          <table:table-cell office:value-type="float" office:value="267550" calcext:value-type="float">
            <text:p>267550</text:p>
          </table:table-cell>
          <table:table-cell office:value-type="float" office:value="699788" calcext:value-type="float">
            <text:p>699788</text:p>
          </table:table-cell>
          <table:table-cell table:number-columns-repeated="101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table:formula="of:=[.B106]*[.B106]/[.C106]" office:value-type="float" office:value="14.9014778325123" calcext:value-type="float">
            <text:p>14.90</text:p>
          </table:table-cell>
          <table:table-cell table:formula="of:=MAX([.F106:.JF106])" office:value-type="float" office:value="483715" calcext:value-type="float">
            <text:p>483715</text:p>
          </table:table-cell>
          <table:table-cell office:value-type="float" office:value="263961" calcext:value-type="float">
            <text:p>263961</text:p>
          </table:table-cell>
          <table:table-cell office:value-type="float" office:value="483715" calcext:value-type="float">
            <text:p>483715</text:p>
          </table:table-cell>
          <table:table-cell table:number-columns-repeated="101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table:formula="of:=[.B107]*[.B107]/[.C107]" office:value-type="float" office:value="15.1116279069767" calcext:value-type="float">
            <text:p>15.11</text:p>
          </table:table-cell>
          <table:table-cell table:formula="of:=MAX([.F107:.JF107])" office:value-type="float" office:value="491056" calcext:value-type="float">
            <text:p>491056</text:p>
          </table:table-cell>
          <table:table-cell office:value-type="float" office:value="262115" calcext:value-type="float">
            <text:p>262115</text:p>
          </table:table-cell>
          <table:table-cell office:value-type="float" office:value="491056" calcext:value-type="float">
            <text:p>491056</text:p>
          </table:table-cell>
          <table:table-cell table:number-columns-repeated="101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table:formula="of:=[.B108]*[.B108]/[.C108]" office:value-type="float" office:value="31.0803571428571" calcext:value-type="float">
            <text:p>31.08</text:p>
          </table:table-cell>
          <table:table-cell table:formula="of:=MAX([.F108:.JF108])" office:value-type="float" office:value="437746" calcext:value-type="float">
            <text:p>437746</text:p>
          </table:table-cell>
          <table:table-cell office:value-type="float" office:value="259851" calcext:value-type="float">
            <text:p>259851</text:p>
          </table:table-cell>
          <table:table-cell office:value-type="float" office:value="437746" calcext:value-type="float">
            <text:p>437746</text:p>
          </table:table-cell>
          <table:table-cell table:number-columns-repeated="101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table:formula="of:=[.B109]*[.B109]/[.C109]" office:value-type="float" office:value="23.8424657534247" calcext:value-type="float">
            <text:p>23.84</text:p>
          </table:table-cell>
          <table:table-cell table:formula="of:=MAX([.F109:.JF109])" office:value-type="float" office:value="520159" calcext:value-type="float">
            <text:p>520159</text:p>
          </table:table-cell>
          <table:table-cell office:value-type="float" office:value="274362" calcext:value-type="float">
            <text:p>274362</text:p>
          </table:table-cell>
          <table:table-cell office:value-type="float" office:value="520159" calcext:value-type="float">
            <text:p>520159</text:p>
          </table:table-cell>
          <table:table-cell table:number-columns-repeated="101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table:formula="of:=[.B110]*[.B110]/[.C110]" office:value-type="float" office:value="13.0380952380952" calcext:value-type="float">
            <text:p>13.04</text:p>
          </table:table-cell>
          <table:table-cell table:formula="of:=MAX([.F110:.JF110])" office:value-type="float" office:value="706467" calcext:value-type="float">
            <text:p>706467</text:p>
          </table:table-cell>
          <table:table-cell office:value-type="float" office:value="270867" calcext:value-type="float">
            <text:p>270867</text:p>
          </table:table-cell>
          <table:table-cell office:value-type="float" office:value="706467" calcext:value-type="float">
            <text:p>706467</text:p>
          </table:table-cell>
          <table:table-cell table:number-columns-repeated="101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table:formula="of:=[.B111]*[.B111]/[.C111]" office:value-type="float" office:value="19.6909090909091" calcext:value-type="float">
            <text:p>19.69</text:p>
          </table:table-cell>
          <table:table-cell table:formula="of:=MAX([.F111:.JF111])" office:value-type="float" office:value="459138" calcext:value-type="float">
            <text:p>459138</text:p>
          </table:table-cell>
          <table:table-cell office:value-type="float" office:value="256412" calcext:value-type="float">
            <text:p>256412</text:p>
          </table:table-cell>
          <table:table-cell office:value-type="float" office:value="459138" calcext:value-type="float">
            <text:p>459138</text:p>
          </table:table-cell>
          <table:table-cell table:number-columns-repeated="101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table:formula="of:=[.B112]*[.B112]/[.C112]" office:value-type="float" office:value="16.7348484848485" calcext:value-type="float">
            <text:p>16.73</text:p>
          </table:table-cell>
          <table:table-cell table:formula="of:=MAX([.F112:.JF112])" office:value-type="float" office:value="610187" calcext:value-type="float">
            <text:p>610187</text:p>
          </table:table-cell>
          <table:table-cell office:value-type="float" office:value="286216" calcext:value-type="float">
            <text:p>286216</text:p>
          </table:table-cell>
          <table:table-cell office:value-type="float" office:value="610187" calcext:value-type="float">
            <text:p>610187</text:p>
          </table:table-cell>
          <table:table-cell table:number-columns-repeated="101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B113]*[.B113]/[.C113]" office:value-type="float" office:value="30.25" calcext:value-type="float">
            <text:p>30.25</text:p>
          </table:table-cell>
          <table:table-cell table:formula="of:=MAX([.F113:.JF113])" office:value-type="float" office:value="740859" calcext:value-type="float">
            <text:p>740859</text:p>
          </table:table-cell>
          <table:table-cell office:value-type="float" office:value="239945" calcext:value-type="float">
            <text:p>239945</text:p>
          </table:table-cell>
          <table:table-cell office:value-type="float" office:value="740859" calcext:value-type="float">
            <text:p>740859</text:p>
          </table:table-cell>
          <table:table-cell table:number-columns-repeated="101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formula="of:=[.B114]*[.B114]/[.C114]" office:value-type="float" office:value="33.84375" calcext:value-type="float">
            <text:p>33.84</text:p>
          </table:table-cell>
          <table:table-cell table:formula="of:=MAX([.F114:.JF114])" office:value-type="float" office:value="460280" calcext:value-type="float">
            <text:p>460280</text:p>
          </table:table-cell>
          <table:table-cell office:value-type="float" office:value="242913" calcext:value-type="float">
            <text:p>242913</text:p>
          </table:table-cell>
          <table:table-cell office:value-type="float" office:value="460280" calcext:value-type="float">
            <text:p>460280</text:p>
          </table:table-cell>
          <table:table-cell table:number-columns-repeated="101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formula="of:=[.B115]*[.B115]/[.C115]" office:value-type="float" office:value="18.5779816513761" calcext:value-type="float">
            <text:p>18.58</text:p>
          </table:table-cell>
          <table:table-cell table:formula="of:=MAX([.F115:.JF115])" office:value-type="float" office:value="633733" calcext:value-type="float">
            <text:p>633733</text:p>
          </table:table-cell>
          <table:table-cell office:value-type="float" office:value="270620" calcext:value-type="float">
            <text:p>270620</text:p>
          </table:table-cell>
          <table:table-cell office:value-type="float" office:value="633733" calcext:value-type="float">
            <text:p>633733</text:p>
          </table:table-cell>
          <table:table-cell table:number-columns-repeated="101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116]*[.B116]/[.C116]" office:value-type="float" office:value="27.9230769230769" calcext:value-type="float">
            <text:p>27.92</text:p>
          </table:table-cell>
          <table:table-cell table:formula="of:=MAX([.F116:.JF116])" office:value-type="float" office:value="762903" calcext:value-type="float">
            <text:p>762903</text:p>
          </table:table-cell>
          <table:table-cell office:value-type="float" office:value="260442" calcext:value-type="float">
            <text:p>260442</text:p>
          </table:table-cell>
          <table:table-cell office:value-type="float" office:value="762903" calcext:value-type="float">
            <text:p>762903</text:p>
          </table:table-cell>
          <table:table-cell table:number-columns-repeated="101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117]*[.B117]/[.C117]" office:value-type="float" office:value="22.3488372093023" calcext:value-type="float">
            <text:p>22.35</text:p>
          </table:table-cell>
          <table:table-cell table:formula="of:=MAX([.F117:.JF117])" office:value-type="float" office:value="935577" calcext:value-type="float">
            <text:p>935577</text:p>
          </table:table-cell>
          <table:table-cell office:value-type="float" office:value="331215" calcext:value-type="float">
            <text:p>331215</text:p>
          </table:table-cell>
          <table:table-cell office:value-type="float" office:value="935577" calcext:value-type="float">
            <text:p>935577</text:p>
          </table:table-cell>
          <table:table-cell table:number-columns-repeated="101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table:formula="of:=[.B118]*[.B118]/[.C118]" office:value-type="float" office:value="22.0275229357798" calcext:value-type="float">
            <text:p>22.03</text:p>
          </table:table-cell>
          <table:table-cell table:formula="of:=MAX([.F118:.JF118])" office:value-type="float" office:value="527283" calcext:value-type="float">
            <text:p>527283</text:p>
          </table:table-cell>
          <table:table-cell office:value-type="float" office:value="250909" calcext:value-type="float">
            <text:p>250909</text:p>
          </table:table-cell>
          <table:table-cell office:value-type="float" office:value="527283" calcext:value-type="float">
            <text:p>527283</text:p>
          </table:table-cell>
          <table:table-cell table:number-columns-repeated="101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  <table:table-cell table:formula="of:=[.B119]*[.B119]/[.C119]" office:value-type="float" office:value="12.3762886597938" calcext:value-type="float">
            <text:p>12.38</text:p>
          </table:table-cell>
          <table:table-cell table:formula="of:=MAX([.F119:.JF119])" office:value-type="float" office:value="529077" calcext:value-type="float">
            <text:p>529077</text:p>
          </table:table-cell>
          <table:table-cell office:value-type="float" office:value="254428" calcext:value-type="float">
            <text:p>254428</text:p>
          </table:table-cell>
          <table:table-cell office:value-type="float" office:value="529077" calcext:value-type="float">
            <text:p>529077</text:p>
          </table:table-cell>
          <table:table-cell table:number-columns-repeated="101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B120]*[.B120]/[.C120]" office:value-type="float" office:value="30.6" calcext:value-type="float">
            <text:p>30.60</text:p>
          </table:table-cell>
          <table:table-cell table:formula="of:=MAX([.F120:.JF120])" office:value-type="float" office:value="639682" calcext:value-type="float">
            <text:p>639682</text:p>
          </table:table-cell>
          <table:table-cell office:value-type="float" office:value="292998" calcext:value-type="float">
            <text:p>292998</text:p>
          </table:table-cell>
          <table:table-cell office:value-type="float" office:value="639682" calcext:value-type="float">
            <text:p>639682</text:p>
          </table:table-cell>
          <table:table-cell table:number-columns-repeated="101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table:formula="of:=[.B121]*[.B121]/[.C121]" office:value-type="float" office:value="13.1261682242991" calcext:value-type="float">
            <text:p>13.13</text:p>
          </table:table-cell>
          <table:table-cell table:formula="of:=MAX([.F121:.JF121])" office:value-type="float" office:value="481189" calcext:value-type="float">
            <text:p>481189</text:p>
          </table:table-cell>
          <table:table-cell office:value-type="float" office:value="253193" calcext:value-type="float">
            <text:p>253193</text:p>
          </table:table-cell>
          <table:table-cell office:value-type="float" office:value="481189" calcext:value-type="float">
            <text:p>481189</text:p>
          </table:table-cell>
          <table:table-cell table:number-columns-repeated="101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formula="of:=[.B122]*[.B122]/[.C122]" office:value-type="float" office:value="19.4444444444444" calcext:value-type="float">
            <text:p>19.44</text:p>
          </table:table-cell>
          <table:table-cell table:formula="of:=MAX([.F122:.JF122])" office:value-type="float" office:value="969880" calcext:value-type="float">
            <text:p>969880</text:p>
          </table:table-cell>
          <table:table-cell office:value-type="float" office:value="353155" calcext:value-type="float">
            <text:p>353155</text:p>
          </table:table-cell>
          <table:table-cell office:value-type="float" office:value="969880" calcext:value-type="float">
            <text:p>969880</text:p>
          </table:table-cell>
          <table:table-cell table:number-columns-repeated="101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formula="of:=[.B123]*[.B123]/[.C123]" office:value-type="float" office:value="50.972602739726" calcext:value-type="float">
            <text:p>50.97</text:p>
          </table:table-cell>
          <table:table-cell table:formula="of:=MAX([.F123:.JF123])" office:value-type="float" office:value="494651" calcext:value-type="float">
            <text:p>494651</text:p>
          </table:table-cell>
          <table:table-cell office:value-type="float" office:value="265811" calcext:value-type="float">
            <text:p>265811</text:p>
          </table:table-cell>
          <table:table-cell office:value-type="float" office:value="494651" calcext:value-type="float">
            <text:p>494651</text:p>
          </table:table-cell>
          <table:table-cell table:number-columns-repeated="101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[.B124]*[.B124]/[.C124]" office:value-type="float" office:value="56.3787878787879" calcext:value-type="float">
            <text:p>56.38</text:p>
          </table:table-cell>
          <table:table-cell table:formula="of:=MAX([.F124:.JF124])" office:value-type="float" office:value="489191" calcext:value-type="float">
            <text:p>489191</text:p>
          </table:table-cell>
          <table:table-cell office:value-type="float" office:value="280681" calcext:value-type="float">
            <text:p>280681</text:p>
          </table:table-cell>
          <table:table-cell office:value-type="float" office:value="489191" calcext:value-type="float">
            <text:p>489191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[.B125]*[.B125]/[.C125]" office:value-type="float" office:value="31.1296296296296" calcext:value-type="float">
            <text:p>31.13</text:p>
          </table:table-cell>
          <table:table-cell table:formula="of:=MAX([.F125:.JF125])" office:value-type="float" office:value="728088" calcext:value-type="float">
            <text:p>728088</text:p>
          </table:table-cell>
          <table:table-cell office:value-type="float" office:value="293397" calcext:value-type="float">
            <text:p>293397</text:p>
          </table:table-cell>
          <table:table-cell office:value-type="float" office:value="728088" calcext:value-type="float">
            <text:p>728088</text:p>
          </table:table-cell>
          <table:table-cell table:number-columns-repeated="101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B126]*[.B126]/[.C126]" office:value-type="float" office:value="42.1948051948052" calcext:value-type="float">
            <text:p>42.19</text:p>
          </table:table-cell>
          <table:table-cell table:formula="of:=MAX([.F126:.JF126])" office:value-type="float" office:value="491503" calcext:value-type="float">
            <text:p>491503</text:p>
          </table:table-cell>
          <table:table-cell office:value-type="float" office:value="275768" calcext:value-type="float">
            <text:p>275768</text:p>
          </table:table-cell>
          <table:table-cell office:value-type="float" office:value="491503" calcext:value-type="float">
            <text:p>491503</text:p>
          </table:table-cell>
          <table:table-cell table:number-columns-repeated="101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table:formula="of:=[.B127]*[.B127]/[.C127]" office:value-type="float" office:value="20.2228260869565" calcext:value-type="float">
            <text:p>20.22</text:p>
          </table:table-cell>
          <table:table-cell table:formula="of:=MAX([.F127:.JF127])" office:value-type="float" office:value="445512" calcext:value-type="float">
            <text:p>445512</text:p>
          </table:table-cell>
          <table:table-cell office:value-type="float" office:value="261395" calcext:value-type="float">
            <text:p>261395</text:p>
          </table:table-cell>
          <table:table-cell office:value-type="float" office:value="445512" calcext:value-type="float">
            <text:p>445512</text:p>
          </table:table-cell>
          <table:table-cell table:number-columns-repeated="101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1" calcext:value-type="float">
            <text:p>61</text:p>
          </table:table-cell>
          <table:table-cell office:value-type="float" office:value="288" calcext:value-type="float">
            <text:p>288</text:p>
          </table:table-cell>
          <table:table-cell table:formula="of:=[.B128]*[.B128]/[.C128]" office:value-type="float" office:value="12.9201388888889" calcext:value-type="float">
            <text:p>12.92</text:p>
          </table:table-cell>
          <table:table-cell table:formula="of:=MAX([.F128:.JF128])" office:value-type="float" office:value="428750" calcext:value-type="float">
            <text:p>428750</text:p>
          </table:table-cell>
          <table:table-cell office:value-type="float" office:value="248138" calcext:value-type="float">
            <text:p>248138</text:p>
          </table:table-cell>
          <table:table-cell office:value-type="float" office:value="428750" calcext:value-type="float">
            <text:p>428750</text:p>
          </table:table-cell>
          <table:table-cell table:number-columns-repeated="101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129]*[.B129]/[.C129]" office:value-type="float" office:value="12.8898305084746" calcext:value-type="float">
            <text:p>12.89</text:p>
          </table:table-cell>
          <table:table-cell table:formula="of:=MAX([.F129:.JF129])" office:value-type="float" office:value="756381" calcext:value-type="float">
            <text:p>756381</text:p>
          </table:table-cell>
          <table:table-cell office:value-type="float" office:value="304618" calcext:value-type="float">
            <text:p>304618</text:p>
          </table:table-cell>
          <table:table-cell office:value-type="float" office:value="756381" calcext:value-type="float">
            <text:p>756381</text:p>
          </table:table-cell>
          <table:table-cell table:number-columns-repeated="101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B130]*[.B130]/[.C130]" office:value-type="float" office:value="25.0096153846154" calcext:value-type="float">
            <text:p>25.01</text:p>
          </table:table-cell>
          <table:table-cell table:formula="of:=MAX([.F130:.JF130])" office:value-type="float" office:value="533864" calcext:value-type="float">
            <text:p>533864</text:p>
          </table:table-cell>
          <table:table-cell office:value-type="float" office:value="284189" calcext:value-type="float">
            <text:p>284189</text:p>
          </table:table-cell>
          <table:table-cell office:value-type="float" office:value="533864" calcext:value-type="float">
            <text:p>533864</text:p>
          </table:table-cell>
          <table:table-cell table:number-columns-repeated="101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[.B131]*[.B131]/[.C131]" office:value-type="float" office:value="37.515625" calcext:value-type="float">
            <text:p>37.52</text:p>
          </table:table-cell>
          <table:table-cell table:formula="of:=MAX([.F131:.JF131])" office:value-type="float" office:value="568695" calcext:value-type="float">
            <text:p>568695</text:p>
          </table:table-cell>
          <table:table-cell office:value-type="float" office:value="240882" calcext:value-type="float">
            <text:p>240882</text:p>
          </table:table-cell>
          <table:table-cell office:value-type="float" office:value="568695" calcext:value-type="float">
            <text:p>568695</text:p>
          </table:table-cell>
          <table:table-cell table:number-columns-repeated="101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table:formula="of:=[.B132]*[.B132]/[.C132]" office:value-type="float" office:value="25.7857142857143" calcext:value-type="float">
            <text:p>25.79</text:p>
          </table:table-cell>
          <table:table-cell table:formula="of:=MAX([.F132:.JF132])" office:value-type="float" office:value="493503" calcext:value-type="float">
            <text:p>493503</text:p>
          </table:table-cell>
          <table:table-cell office:value-type="float" office:value="264554" calcext:value-type="float">
            <text:p>264554</text:p>
          </table:table-cell>
          <table:table-cell office:value-type="float" office:value="493503" calcext:value-type="float">
            <text:p>493503</text:p>
          </table:table-cell>
          <table:table-cell table:number-columns-repeated="101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B133]*[.B133]/[.C133]" office:value-type="float" office:value="46.4464285714286" calcext:value-type="float">
            <text:p>46.45</text:p>
          </table:table-cell>
          <table:table-cell table:formula="of:=MAX([.F133:.JF133])" office:value-type="float" office:value="517542" calcext:value-type="float">
            <text:p>517542</text:p>
          </table:table-cell>
          <table:table-cell office:value-type="float" office:value="295075" calcext:value-type="float">
            <text:p>295075</text:p>
          </table:table-cell>
          <table:table-cell office:value-type="float" office:value="517542" calcext:value-type="float">
            <text:p>517542</text:p>
          </table:table-cell>
          <table:table-cell table:number-columns-repeated="101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table:formula="of:=[.B134]*[.B134]/[.C134]" office:value-type="float" office:value="14.3333333333333" calcext:value-type="float">
            <text:p>14.33</text:p>
          </table:table-cell>
          <table:table-cell table:formula="of:=MAX([.F134:.JF134])" office:value-type="float" office:value="727102" calcext:value-type="float">
            <text:p>727102</text:p>
          </table:table-cell>
          <table:table-cell office:value-type="float" office:value="296129" calcext:value-type="float">
            <text:p>296129</text:p>
          </table:table-cell>
          <table:table-cell office:value-type="float" office:value="727102" calcext:value-type="float">
            <text:p>727102</text:p>
          </table:table-cell>
          <table:table-cell table:number-columns-repeated="101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135]*[.B135]/[.C135]" office:value-type="float" office:value="17.6086956521739" calcext:value-type="float">
            <text:p>17.61</text:p>
          </table:table-cell>
          <table:table-cell table:formula="of:=MAX([.F135:.JF135])" office:value-type="float" office:value="616115" calcext:value-type="float">
            <text:p>616115</text:p>
          </table:table-cell>
          <table:table-cell office:value-type="float" office:value="276573" calcext:value-type="float">
            <text:p>276573</text:p>
          </table:table-cell>
          <table:table-cell office:value-type="float" office:value="616115" calcext:value-type="float">
            <text:p>616115</text:p>
          </table:table-cell>
          <table:table-cell table:number-columns-repeated="101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table:formula="of:=[.B136]*[.B136]/[.C136]" office:value-type="float" office:value="16.1764705882353" calcext:value-type="float">
            <text:p>16.18</text:p>
          </table:table-cell>
          <table:table-cell table:formula="of:=MAX([.F136:.JF136])" office:value-type="float" office:value="573315" calcext:value-type="float">
            <text:p>573315</text:p>
          </table:table-cell>
          <table:table-cell office:value-type="float" office:value="293313" calcext:value-type="float">
            <text:p>293313</text:p>
          </table:table-cell>
          <table:table-cell office:value-type="float" office:value="573315" calcext:value-type="float">
            <text:p>573315</text:p>
          </table:table-cell>
          <table:table-cell table:number-columns-repeated="101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137]*[.B137]/[.C137]" office:value-type="float" office:value="21.2477876106195" calcext:value-type="float">
            <text:p>21.25</text:p>
          </table:table-cell>
          <table:table-cell table:formula="of:=MAX([.F137:.JF137])" office:value-type="float" office:value="528369" calcext:value-type="float">
            <text:p>528369</text:p>
          </table:table-cell>
          <table:table-cell office:value-type="float" office:value="239225" calcext:value-type="float">
            <text:p>239225</text:p>
          </table:table-cell>
          <table:table-cell office:value-type="float" office:value="528369" calcext:value-type="float">
            <text:p>528369</text:p>
          </table:table-cell>
          <table:table-cell table:number-columns-repeated="101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138]*[.B138]/[.C138]" office:value-type="float" office:value="12.781512605042" calcext:value-type="float">
            <text:p>12.78</text:p>
          </table:table-cell>
          <table:table-cell table:formula="of:=MAX([.F138:.JF138])" office:value-type="float" office:value="745531" calcext:value-type="float">
            <text:p>745531</text:p>
          </table:table-cell>
          <table:table-cell office:value-type="float" office:value="299052" calcext:value-type="float">
            <text:p>299052</text:p>
          </table:table-cell>
          <table:table-cell office:value-type="float" office:value="745531" calcext:value-type="float">
            <text:p>745531</text:p>
          </table:table-cell>
          <table:table-cell table:number-columns-repeated="101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table:formula="of:=[.B139]*[.B139]/[.C139]" office:value-type="float" office:value="21.4466019417476" calcext:value-type="float">
            <text:p>21.45</text:p>
          </table:table-cell>
          <table:table-cell table:formula="of:=MAX([.F139:.JF139])" office:value-type="float" office:value="602073" calcext:value-type="float">
            <text:p>602073</text:p>
          </table:table-cell>
          <table:table-cell office:value-type="float" office:value="297208" calcext:value-type="float">
            <text:p>297208</text:p>
          </table:table-cell>
          <table:table-cell office:value-type="float" office:value="602073" calcext:value-type="float">
            <text:p>602073</text:p>
          </table:table-cell>
          <table:table-cell table:number-columns-repeated="101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table:formula="of:=[.B140]*[.B140]/[.C140]" office:value-type="float" office:value="13.005" calcext:value-type="float">
            <text:p>13.01</text:p>
          </table:table-cell>
          <table:table-cell table:formula="of:=MAX([.F140:.JF140])" office:value-type="float" office:value="549670" calcext:value-type="float">
            <text:p>549670</text:p>
          </table:table-cell>
          <table:table-cell office:value-type="float" office:value="280695" calcext:value-type="float">
            <text:p>280695</text:p>
          </table:table-cell>
          <table:table-cell office:value-type="float" office:value="549670" calcext:value-type="float">
            <text:p>549670</text:p>
          </table:table-cell>
          <table:table-cell table:number-columns-repeated="1016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141]*[.B141]/[.C141]" office:value-type="float" office:value="49" calcext:value-type="float">
            <text:p>49.00</text:p>
          </table:table-cell>
          <table:table-cell table:formula="of:=MAX([.F141:.JF141])" office:value-type="float" office:value="523029" calcext:value-type="float">
            <text:p>523029</text:p>
          </table:table-cell>
          <table:table-cell office:value-type="float" office:value="280727" calcext:value-type="float">
            <text:p>280727</text:p>
          </table:table-cell>
          <table:table-cell office:value-type="float" office:value="523029" calcext:value-type="float">
            <text:p>523029</text:p>
          </table:table-cell>
          <table:table-cell table:number-columns-repeated="101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142]*[.B142]/[.C142]" office:value-type="float" office:value="17.1607142857143" calcext:value-type="float">
            <text:p>17.16</text:p>
          </table:table-cell>
          <table:table-cell table:formula="of:=MAX([.F142:.JF142])" office:value-type="float" office:value="754547" calcext:value-type="float">
            <text:p>754547</text:p>
          </table:table-cell>
          <table:table-cell office:value-type="float" office:value="280390" calcext:value-type="float">
            <text:p>280390</text:p>
          </table:table-cell>
          <table:table-cell office:value-type="float" office:value="754547" calcext:value-type="float">
            <text:p>754547</text:p>
          </table:table-cell>
          <table:table-cell table:number-columns-repeated="101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table:formula="of:=[.B143]*[.B143]/[.C143]" office:value-type="float" office:value="15.0594059405941" calcext:value-type="float">
            <text:p>15.06</text:p>
          </table:table-cell>
          <table:table-cell table:formula="of:=MAX([.F143:.JF143])" office:value-type="float" office:value="752345" calcext:value-type="float">
            <text:p>752345</text:p>
          </table:table-cell>
          <table:table-cell office:value-type="float" office:value="294266" calcext:value-type="float">
            <text:p>294266</text:p>
          </table:table-cell>
          <table:table-cell office:value-type="float" office:value="752345" calcext:value-type="float">
            <text:p>752345</text:p>
          </table:table-cell>
          <table:table-cell table:number-columns-repeated="101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formula="of:=[.B144]*[.B144]/[.C144]" office:value-type="float" office:value="18.75" calcext:value-type="float">
            <text:p>18.75</text:p>
          </table:table-cell>
          <table:table-cell table:formula="of:=MAX([.F144:.JF144])" office:value-type="float" office:value="617159" calcext:value-type="float">
            <text:p>617159</text:p>
          </table:table-cell>
          <table:table-cell office:value-type="float" office:value="277942" calcext:value-type="float">
            <text:p>277942</text:p>
          </table:table-cell>
          <table:table-cell office:value-type="float" office:value="617159" calcext:value-type="float">
            <text:p>617159</text:p>
          </table:table-cell>
          <table:table-cell table:number-columns-repeated="101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formula="of:=[.B145]*[.B145]/[.C145]" office:value-type="float" office:value="20.4545454545455" calcext:value-type="float">
            <text:p>20.45</text:p>
          </table:table-cell>
          <table:table-cell table:formula="of:=MAX([.F145:.JF145])" office:value-type="float" office:value="573817" calcext:value-type="float">
            <text:p>573817</text:p>
          </table:table-cell>
          <table:table-cell office:value-type="float" office:value="249978" calcext:value-type="float">
            <text:p>249978</text:p>
          </table:table-cell>
          <table:table-cell office:value-type="float" office:value="573817" calcext:value-type="float">
            <text:p>573817</text:p>
          </table:table-cell>
          <table:table-cell table:number-columns-repeated="101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table:formula="of:=[.B146]*[.B146]/[.C146]" office:value-type="float" office:value="12.7977941176471" calcext:value-type="float">
            <text:p>12.80</text:p>
          </table:table-cell>
          <table:table-cell table:formula="of:=MAX([.F146:.JF146])" office:value-type="float" office:value="514934" calcext:value-type="float">
            <text:p>514934</text:p>
          </table:table-cell>
          <table:table-cell office:value-type="float" office:value="289758" calcext:value-type="float">
            <text:p>289758</text:p>
          </table:table-cell>
          <table:table-cell office:value-type="float" office:value="514934" calcext:value-type="float">
            <text:p>514934</text:p>
          </table:table-cell>
          <table:table-cell table:number-columns-repeated="101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9" calcext:value-type="float">
            <text:p>59</text:p>
          </table:table-cell>
          <table:table-cell office:value-type="float" office:value="208" calcext:value-type="float">
            <text:p>208</text:p>
          </table:table-cell>
          <table:table-cell table:formula="of:=[.B147]*[.B147]/[.C147]" office:value-type="float" office:value="16.7355769230769" calcext:value-type="float">
            <text:p>16.74</text:p>
          </table:table-cell>
          <table:table-cell table:formula="of:=MAX([.F147:.JF147])" office:value-type="float" office:value="512619" calcext:value-type="float">
            <text:p>512619</text:p>
          </table:table-cell>
          <table:table-cell office:value-type="float" office:value="291532" calcext:value-type="float">
            <text:p>291532</text:p>
          </table:table-cell>
          <table:table-cell office:value-type="float" office:value="512619" calcext:value-type="float">
            <text:p>512619</text:p>
          </table:table-cell>
          <table:table-cell table:number-columns-repeated="101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.B148]*[.B148]/[.C148]" office:value-type="float" office:value="23.6760563380282" calcext:value-type="float">
            <text:p>23.68</text:p>
          </table:table-cell>
          <table:table-cell table:formula="of:=MAX([.F148:.JF148])" office:value-type="float" office:value="756002" calcext:value-type="float">
            <text:p>756002</text:p>
          </table:table-cell>
          <table:table-cell office:value-type="float" office:value="297529" calcext:value-type="float">
            <text:p>297529</text:p>
          </table:table-cell>
          <table:table-cell office:value-type="float" office:value="756002" calcext:value-type="float">
            <text:p>756002</text:p>
          </table:table-cell>
          <table:table-cell table:number-columns-repeated="101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149]*[.B149]/[.C149]" office:value-type="float" office:value="20.0819672131148" calcext:value-type="float">
            <text:p>20.08</text:p>
          </table:table-cell>
          <table:table-cell table:formula="of:=MAX([.F149:.JF149])" office:value-type="float" office:value="750260" calcext:value-type="float">
            <text:p>750260</text:p>
          </table:table-cell>
          <table:table-cell office:value-type="float" office:value="266453" calcext:value-type="float">
            <text:p>266453</text:p>
          </table:table-cell>
          <table:table-cell office:value-type="float" office:value="750260" calcext:value-type="float">
            <text:p>750260</text:p>
          </table:table-cell>
          <table:table-cell table:number-columns-repeated="101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formula="of:=[.B150]*[.B150]/[.C150]" office:value-type="float" office:value="12.7604166666667" calcext:value-type="float">
            <text:p>12.76</text:p>
          </table:table-cell>
          <table:table-cell table:formula="of:=MAX([.F150:.JF150])" office:value-type="float" office:value="880386" calcext:value-type="float">
            <text:p>880386</text:p>
          </table:table-cell>
          <table:table-cell office:value-type="float" office:value="328303" calcext:value-type="float">
            <text:p>328303</text:p>
          </table:table-cell>
          <table:table-cell office:value-type="float" office:value="880386" calcext:value-type="float">
            <text:p>880386</text:p>
          </table:table-cell>
          <table:table-cell table:number-columns-repeated="101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table:formula="of:=[.B151]*[.B151]/[.C151]" office:value-type="float" office:value="13.9799196787149" calcext:value-type="float">
            <text:p>13.98</text:p>
          </table:table-cell>
          <table:table-cell table:formula="of:=MAX([.F151:.JF151])" office:value-type="float" office:value="455308" calcext:value-type="float">
            <text:p>455308</text:p>
          </table:table-cell>
          <table:table-cell office:value-type="float" office:value="267632" calcext:value-type="float">
            <text:p>267632</text:p>
          </table:table-cell>
          <table:table-cell office:value-type="float" office:value="455308" calcext:value-type="float">
            <text:p>455308</text:p>
          </table:table-cell>
          <table:table-cell table:number-columns-repeated="101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 table:formula="of:=[.B152]*[.B152]/[.C152]" office:value-type="float" office:value="12.374449339207" calcext:value-type="float">
            <text:p>12.37</text:p>
          </table:table-cell>
          <table:table-cell table:formula="of:=MAX([.F152:.JF152])" office:value-type="float" office:value="504250" calcext:value-type="float">
            <text:p>504250</text:p>
          </table:table-cell>
          <table:table-cell office:value-type="float" office:value="258841" calcext:value-type="float">
            <text:p>258841</text:p>
          </table:table-cell>
          <table:table-cell office:value-type="float" office:value="504250" calcext:value-type="float">
            <text:p>504250</text:p>
          </table:table-cell>
          <table:table-cell table:number-columns-repeated="101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formula="of:=[.B153]*[.B153]/[.C153]" office:value-type="float" office:value="27.9620253164557" calcext:value-type="float">
            <text:p>27.96</text:p>
          </table:table-cell>
          <table:table-cell table:formula="of:=MAX([.F153:.JF153])" office:value-type="float" office:value="610339" calcext:value-type="float">
            <text:p>610339</text:p>
          </table:table-cell>
          <table:table-cell office:value-type="float" office:value="292306" calcext:value-type="float">
            <text:p>292306</text:p>
          </table:table-cell>
          <table:table-cell office:value-type="float" office:value="610339" calcext:value-type="float">
            <text:p>610339</text:p>
          </table:table-cell>
          <table:table-cell table:number-columns-repeated="101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154]*[.B154]/[.C154]" office:value-type="float" office:value="15.5" calcext:value-type="float">
            <text:p>15.50</text:p>
          </table:table-cell>
          <table:table-cell table:formula="of:=MAX([.F154:.JF154])" office:value-type="float" office:value="809156" calcext:value-type="float">
            <text:p>809156</text:p>
          </table:table-cell>
          <table:table-cell office:value-type="float" office:value="313164" calcext:value-type="float">
            <text:p>313164</text:p>
          </table:table-cell>
          <table:table-cell office:value-type="float" office:value="809156" calcext:value-type="float">
            <text:p>809156</text:p>
          </table:table-cell>
          <table:table-cell table:number-columns-repeated="101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formula="of:=[.B155]*[.B155]/[.C155]" office:value-type="float" office:value="17.2857142857143" calcext:value-type="float">
            <text:p>17.29</text:p>
          </table:table-cell>
          <table:table-cell table:formula="of:=MAX([.F155:.JF155])" office:value-type="float" office:value="731610" calcext:value-type="float">
            <text:p>731610</text:p>
          </table:table-cell>
          <table:table-cell office:value-type="float" office:value="259946" calcext:value-type="float">
            <text:p>259946</text:p>
          </table:table-cell>
          <table:table-cell office:value-type="float" office:value="731610" calcext:value-type="float">
            <text:p>731610</text:p>
          </table:table-cell>
          <table:table-cell table:number-columns-repeated="101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table:formula="of:=[.B156]*[.B156]/[.C156]" office:value-type="float" office:value="17.1118421052632" calcext:value-type="float">
            <text:p>17.11</text:p>
          </table:table-cell>
          <table:table-cell table:formula="of:=MAX([.F156:.JF156])" office:value-type="float" office:value="504736" calcext:value-type="float">
            <text:p>504736</text:p>
          </table:table-cell>
          <table:table-cell office:value-type="float" office:value="259987" calcext:value-type="float">
            <text:p>259987</text:p>
          </table:table-cell>
          <table:table-cell office:value-type="float" office:value="504736" calcext:value-type="float">
            <text:p>504736</text:p>
          </table:table-cell>
          <table:table-cell table:number-columns-repeated="101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157]*[.B157]/[.C157]" office:value-type="float" office:value="12.375" calcext:value-type="float">
            <text:p>12.38</text:p>
          </table:table-cell>
          <table:table-cell table:formula="of:=MAX([.F157:.JF157])" office:value-type="float" office:value="676645" calcext:value-type="float">
            <text:p>676645</text:p>
          </table:table-cell>
          <table:table-cell office:value-type="float" office:value="254591" calcext:value-type="float">
            <text:p>254591</text:p>
          </table:table-cell>
          <table:table-cell office:value-type="float" office:value="676645" calcext:value-type="float">
            <text:p>676645</text:p>
          </table:table-cell>
          <table:table-cell table:number-columns-repeated="101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table:formula="of:=[.B158]*[.B158]/[.C158]" office:value-type="float" office:value="12.7348484848485" calcext:value-type="float">
            <text:p>12.73</text:p>
          </table:table-cell>
          <table:table-cell table:formula="of:=MAX([.F158:.JF158])" office:value-type="float" office:value="644506" calcext:value-type="float">
            <text:p>644506</text:p>
          </table:table-cell>
          <table:table-cell office:value-type="float" office:value="257549" calcext:value-type="float">
            <text:p>257549</text:p>
          </table:table-cell>
          <table:table-cell office:value-type="float" office:value="644506" calcext:value-type="float">
            <text:p>644506</text:p>
          </table:table-cell>
          <table:table-cell table:number-columns-repeated="101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table:formula="of:=[.B159]*[.B159]/[.C159]" office:value-type="float" office:value="16.4976303317536" calcext:value-type="float">
            <text:p>16.50</text:p>
          </table:table-cell>
          <table:table-cell table:formula="of:=MAX([.F159:.JF159])" office:value-type="float" office:value="535969" calcext:value-type="float">
            <text:p>535969</text:p>
          </table:table-cell>
          <table:table-cell office:value-type="float" office:value="304745" calcext:value-type="float">
            <text:p>304745</text:p>
          </table:table-cell>
          <table:table-cell office:value-type="float" office:value="535969" calcext:value-type="float">
            <text:p>535969</text:p>
          </table:table-cell>
          <table:table-cell table:number-columns-repeated="101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formula="of:=[.B160]*[.B160]/[.C160]" office:value-type="float" office:value="17.5645161290323" calcext:value-type="float">
            <text:p>17.56</text:p>
          </table:table-cell>
          <table:table-cell table:formula="of:=MAX([.F160:.JF160])" office:value-type="float" office:value="737660" calcext:value-type="float">
            <text:p>737660</text:p>
          </table:table-cell>
          <table:table-cell office:value-type="float" office:value="257947" calcext:value-type="float">
            <text:p>257947</text:p>
          </table:table-cell>
          <table:table-cell office:value-type="float" office:value="737660" calcext:value-type="float">
            <text:p>737660</text:p>
          </table:table-cell>
          <table:table-cell table:number-columns-repeated="101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table:formula="of:=[.B161]*[.B161]/[.C161]" office:value-type="float" office:value="17.9179104477612" calcext:value-type="float">
            <text:p>17.92</text:p>
          </table:table-cell>
          <table:table-cell table:formula="of:=MAX([.F161:.JF161])" office:value-type="float" office:value="502177" calcext:value-type="float">
            <text:p>502177</text:p>
          </table:table-cell>
          <table:table-cell office:value-type="float" office:value="259147" calcext:value-type="float">
            <text:p>259147</text:p>
          </table:table-cell>
          <table:table-cell office:value-type="float" office:value="502177" calcext:value-type="float">
            <text:p>502177</text:p>
          </table:table-cell>
          <table:table-cell table:number-columns-repeated="101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[.B162]*[.B162]/[.C162]" office:value-type="float" office:value="18.6124031007752" calcext:value-type="float">
            <text:p>18.61</text:p>
          </table:table-cell>
          <table:table-cell table:formula="of:=MAX([.F162:.JF162])" office:value-type="float" office:value="568753" calcext:value-type="float">
            <text:p>568753</text:p>
          </table:table-cell>
          <table:table-cell office:value-type="float" office:value="278335" calcext:value-type="float">
            <text:p>278335</text:p>
          </table:table-cell>
          <table:table-cell office:value-type="float" office:value="568753" calcext:value-type="float">
            <text:p>568753</text:p>
          </table:table-cell>
          <table:table-cell table:number-columns-repeated="101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formula="of:=[.B163]*[.B163]/[.C163]" office:value-type="float" office:value="15.4340659340659" calcext:value-type="float">
            <text:p>15.43</text:p>
          </table:table-cell>
          <table:table-cell table:formula="of:=MAX([.F163:.JF163])" office:value-type="float" office:value="528492" calcext:value-type="float">
            <text:p>528492</text:p>
          </table:table-cell>
          <table:table-cell office:value-type="float" office:value="276377" calcext:value-type="float">
            <text:p>276377</text:p>
          </table:table-cell>
          <table:table-cell office:value-type="float" office:value="528492" calcext:value-type="float">
            <text:p>528492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B164]*[.B164]/[.C164]" office:value-type="float" office:value="14.1428571428571" calcext:value-type="float">
            <text:p>14.14</text:p>
          </table:table-cell>
          <table:table-cell table:formula="of:=MAX([.F164:.JF164])" office:value-type="float" office:value="770958" calcext:value-type="float">
            <text:p>770958</text:p>
          </table:table-cell>
          <table:table-cell office:value-type="float" office:value="287186" calcext:value-type="float">
            <text:p>287186</text:p>
          </table:table-cell>
          <table:table-cell office:value-type="float" office:value="770958" calcext:value-type="float">
            <text:p>770958</text:p>
          </table:table-cell>
          <table:table-cell table:number-columns-repeated="101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table:formula="of:=[.B165]*[.B165]/[.C165]" office:value-type="float" office:value="17.6576086956522" calcext:value-type="float">
            <text:p>17.66</text:p>
          </table:table-cell>
          <table:table-cell table:formula="of:=MAX([.F165:.JF165])" office:value-type="float" office:value="471974" calcext:value-type="float">
            <text:p>471974</text:p>
          </table:table-cell>
          <table:table-cell office:value-type="float" office:value="264377" calcext:value-type="float">
            <text:p>264377</text:p>
          </table:table-cell>
          <table:table-cell office:value-type="float" office:value="471974" calcext:value-type="float">
            <text:p>471974</text:p>
          </table:table-cell>
          <table:table-cell table:number-columns-repeated="101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7" calcext:value-type="float">
            <text:p>57</text:p>
          </table:table-cell>
          <table:table-cell office:value-type="float" office:value="245" calcext:value-type="float">
            <text:p>245</text:p>
          </table:table-cell>
          <table:table-cell table:formula="of:=[.B166]*[.B166]/[.C166]" office:value-type="float" office:value="13.2612244897959" calcext:value-type="float">
            <text:p>13.26</text:p>
          </table:table-cell>
          <table:table-cell table:formula="of:=MAX([.F166:.JF166])" office:value-type="float" office:value="457073" calcext:value-type="float">
            <text:p>457073</text:p>
          </table:table-cell>
          <table:table-cell office:value-type="float" office:value="256466" calcext:value-type="float">
            <text:p>256466</text:p>
          </table:table-cell>
          <table:table-cell office:value-type="float" office:value="457073" calcext:value-type="float">
            <text:p>457073</text:p>
          </table:table-cell>
          <table:table-cell table:number-columns-repeated="101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B167]*[.B167]/[.C167]" office:value-type="float" office:value="15.125" calcext:value-type="float">
            <text:p>15.13</text:p>
          </table:table-cell>
          <table:table-cell table:formula="of:=MAX([.F167:.JF167])" office:value-type="float" office:value="766225" calcext:value-type="float">
            <text:p>766225</text:p>
          </table:table-cell>
          <table:table-cell office:value-type="float" office:value="293190" calcext:value-type="float">
            <text:p>293190</text:p>
          </table:table-cell>
          <table:table-cell office:value-type="float" office:value="766225" calcext:value-type="float">
            <text:p>766225</text:p>
          </table:table-cell>
          <table:table-cell table:number-columns-repeated="101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168]*[.B168]/[.C168]" office:value-type="float" office:value="20.5471698113208" calcext:value-type="float">
            <text:p>20.55</text:p>
          </table:table-cell>
          <table:table-cell table:formula="of:=MAX([.F168:.JF168])" office:value-type="float" office:value="718154" calcext:value-type="float">
            <text:p>718154</text:p>
          </table:table-cell>
          <table:table-cell office:value-type="float" office:value="260667" calcext:value-type="float">
            <text:p>260667</text:p>
          </table:table-cell>
          <table:table-cell office:value-type="float" office:value="718154" calcext:value-type="float">
            <text:p>718154</text:p>
          </table:table-cell>
          <table:table-cell table:number-columns-repeated="101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169]*[.B169]/[.C169]" office:value-type="float" office:value="22.3488372093023" calcext:value-type="float">
            <text:p>22.35</text:p>
          </table:table-cell>
          <table:table-cell table:formula="of:=MAX([.F169:.JF169])" office:value-type="float" office:value="815398" calcext:value-type="float">
            <text:p>815398</text:p>
          </table:table-cell>
          <table:table-cell office:value-type="float" office:value="309259" calcext:value-type="float">
            <text:p>309259</text:p>
          </table:table-cell>
          <table:table-cell office:value-type="float" office:value="815398" calcext:value-type="float">
            <text:p>815398</text:p>
          </table:table-cell>
          <table:table-cell table:number-columns-repeated="101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[.B170]*[.B170]/[.C170]" office:value-type="float" office:value="25.972972972973" calcext:value-type="float">
            <text:p>25.97</text:p>
          </table:table-cell>
          <table:table-cell table:formula="of:=MAX([.F170:.JF170])" office:value-type="float" office:value="737284" calcext:value-type="float">
            <text:p>737284</text:p>
          </table:table-cell>
          <table:table-cell office:value-type="float" office:value="250294" calcext:value-type="float">
            <text:p>250294</text:p>
          </table:table-cell>
          <table:table-cell office:value-type="float" office:value="737284" calcext:value-type="float">
            <text:p>737284</text:p>
          </table:table-cell>
          <table:table-cell table:number-columns-repeated="101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B171]*[.B171]/[.C171]" office:value-type="float" office:value="19.3218390804598" calcext:value-type="float">
            <text:p>19.32</text:p>
          </table:table-cell>
          <table:table-cell table:formula="of:=MAX([.F171:.JF171])" office:value-type="float" office:value="704217" calcext:value-type="float">
            <text:p>704217</text:p>
          </table:table-cell>
          <table:table-cell office:value-type="float" office:value="265350" calcext:value-type="float">
            <text:p>265350</text:p>
          </table:table-cell>
          <table:table-cell office:value-type="float" office:value="704217" calcext:value-type="float">
            <text:p>704217</text:p>
          </table:table-cell>
          <table:table-cell table:number-columns-repeated="101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formula="of:=[.B172]*[.B172]/[.C172]" office:value-type="float" office:value="21.0615384615385" calcext:value-type="float">
            <text:p>21.06</text:p>
          </table:table-cell>
          <table:table-cell table:formula="of:=MAX([.F172:.JF172])" office:value-type="float" office:value="677662" calcext:value-type="float">
            <text:p>677662</text:p>
          </table:table-cell>
          <table:table-cell office:value-type="float" office:value="248572" calcext:value-type="float">
            <text:p>248572</text:p>
          </table:table-cell>
          <table:table-cell office:value-type="float" office:value="677662" calcext:value-type="float">
            <text:p>677662</text:p>
          </table:table-cell>
          <table:table-cell table:number-columns-repeated="101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[.B173]*[.B173]/[.C173]" office:value-type="float" office:value="23.8235294117647" calcext:value-type="float">
            <text:p>23.82</text:p>
          </table:table-cell>
          <table:table-cell table:formula="of:=MAX([.F173:.JF173])" office:value-type="float" office:value="597079" calcext:value-type="float">
            <text:p>597079</text:p>
          </table:table-cell>
          <table:table-cell office:value-type="float" office:value="275190" calcext:value-type="float">
            <text:p>275190</text:p>
          </table:table-cell>
          <table:table-cell office:value-type="float" office:value="597079" calcext:value-type="float">
            <text:p>597079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B174]*[.B174]/[.C174]" office:value-type="float" office:value="39.3404255319149" calcext:value-type="float">
            <text:p>39.34</text:p>
          </table:table-cell>
          <table:table-cell table:formula="of:=MAX([.F174:.JF174])" office:value-type="float" office:value="658060" calcext:value-type="float">
            <text:p>658060</text:p>
          </table:table-cell>
          <table:table-cell office:value-type="float" office:value="299181" calcext:value-type="float">
            <text:p>299181</text:p>
          </table:table-cell>
          <table:table-cell office:value-type="float" office:value="658060" calcext:value-type="float">
            <text:p>658060</text:p>
          </table:table-cell>
          <table:table-cell table:number-columns-repeated="101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175]*[.B175]/[.C175]" office:value-type="float" office:value="15.7540983606557" calcext:value-type="float">
            <text:p>15.75</text:p>
          </table:table-cell>
          <table:table-cell table:formula="of:=MAX([.F175:.JF175])" office:value-type="float" office:value="839731" calcext:value-type="float">
            <text:p>839731</text:p>
          </table:table-cell>
          <table:table-cell office:value-type="float" office:value="322370" calcext:value-type="float">
            <text:p>322370</text:p>
          </table:table-cell>
          <table:table-cell office:value-type="float" office:value="839731" calcext:value-type="float">
            <text:p>839731</text:p>
          </table:table-cell>
          <table:table-cell table:number-columns-repeated="101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176]*[.B176]/[.C176]" office:value-type="float" office:value="14.4105263157895" calcext:value-type="float">
            <text:p>14.41</text:p>
          </table:table-cell>
          <table:table-cell table:formula="of:=MAX([.F176:.JF176])" office:value-type="float" office:value="788462" calcext:value-type="float">
            <text:p>788462</text:p>
          </table:table-cell>
          <table:table-cell office:value-type="float" office:value="290048" calcext:value-type="float">
            <text:p>290048</text:p>
          </table:table-cell>
          <table:table-cell office:value-type="float" office:value="788462" calcext:value-type="float">
            <text:p>788462</text:p>
          </table:table-cell>
          <table:table-cell table:number-columns-repeated="101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77]*[.B177]/[.C177]" office:value-type="float" office:value="28.3737373737374" calcext:value-type="float">
            <text:p>28.37</text:p>
          </table:table-cell>
          <table:table-cell table:formula="of:=MAX([.F177:.JF177])" office:value-type="float" office:value="474446" calcext:value-type="float">
            <text:p>474446</text:p>
          </table:table-cell>
          <table:table-cell office:value-type="float" office:value="246301" calcext:value-type="float">
            <text:p>246301</text:p>
          </table:table-cell>
          <table:table-cell office:value-type="float" office:value="474446" calcext:value-type="float">
            <text:p>474446</text:p>
          </table:table-cell>
          <table:table-cell table:number-columns-repeated="101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formula="of:=[.B178]*[.B178]/[.C178]" office:value-type="float" office:value="15.5378151260504" calcext:value-type="float">
            <text:p>15.54</text:p>
          </table:table-cell>
          <table:table-cell table:formula="of:=MAX([.F178:.JF178])" office:value-type="float" office:value="640042" calcext:value-type="float">
            <text:p>640042</text:p>
          </table:table-cell>
          <table:table-cell office:value-type="float" office:value="289902" calcext:value-type="float">
            <text:p>289902</text:p>
          </table:table-cell>
          <table:table-cell office:value-type="float" office:value="640042" calcext:value-type="float">
            <text:p>640042</text:p>
          </table:table-cell>
          <table:table-cell table:number-columns-repeated="101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formula="of:=[.B179]*[.B179]/[.C179]" office:value-type="float" office:value="23.4" calcext:value-type="float">
            <text:p>23.40</text:p>
          </table:table-cell>
          <table:table-cell table:formula="of:=MAX([.F179:.JF179])" office:value-type="float" office:value="705253" calcext:value-type="float">
            <text:p>705253</text:p>
          </table:table-cell>
          <table:table-cell office:value-type="float" office:value="296643" calcext:value-type="float">
            <text:p>296643</text:p>
          </table:table-cell>
          <table:table-cell office:value-type="float" office:value="705253" calcext:value-type="float">
            <text:p>705253</text:p>
          </table:table-cell>
          <table:table-cell table:number-columns-repeated="101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table:formula="of:=[.B180]*[.B180]/[.C180]" office:value-type="float" office:value="13.0952380952381" calcext:value-type="float">
            <text:p>13.10</text:p>
          </table:table-cell>
          <table:table-cell table:formula="of:=MAX([.F180:.JF180])" office:value-type="float" office:value="497013" calcext:value-type="float">
            <text:p>497013</text:p>
          </table:table-cell>
          <table:table-cell office:value-type="float" office:value="262389" calcext:value-type="float">
            <text:p>262389</text:p>
          </table:table-cell>
          <table:table-cell office:value-type="float" office:value="497013" calcext:value-type="float">
            <text:p>497013</text:p>
          </table:table-cell>
          <table:table-cell table:number-columns-repeated="101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table:formula="of:=[.B181]*[.B181]/[.C181]" office:value-type="float" office:value="22.171974522293" calcext:value-type="float">
            <text:p>22.17</text:p>
          </table:table-cell>
          <table:table-cell table:formula="of:=MAX([.F181:.JF181])" office:value-type="float" office:value="442856" calcext:value-type="float">
            <text:p>442856</text:p>
          </table:table-cell>
          <table:table-cell office:value-type="float" office:value="258428" calcext:value-type="float">
            <text:p>258428</text:p>
          </table:table-cell>
          <table:table-cell office:value-type="float" office:value="442856" calcext:value-type="float">
            <text:p>442856</text:p>
          </table:table-cell>
          <table:table-cell table:number-columns-repeated="101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82]*[.B182]/[.C182]" office:value-type="float" office:value="28.8095238095238" calcext:value-type="float">
            <text:p>28.81</text:p>
          </table:table-cell>
          <table:table-cell table:formula="of:=MAX([.F182:.JF182])" office:value-type="float" office:value="512607" calcext:value-type="float">
            <text:p>512607</text:p>
          </table:table-cell>
          <table:table-cell office:value-type="float" office:value="269231" calcext:value-type="float">
            <text:p>269231</text:p>
          </table:table-cell>
          <table:table-cell office:value-type="float" office:value="512607" calcext:value-type="float">
            <text:p>512607</text:p>
          </table:table-cell>
          <table:table-cell table:number-columns-repeated="101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table:formula="of:=[.B183]*[.B183]/[.C183]" office:value-type="float" office:value="13.9400921658986" calcext:value-type="float">
            <text:p>13.94</text:p>
          </table:table-cell>
          <table:table-cell table:formula="of:=MAX([.F183:.JF183])" office:value-type="float" office:value="529416" calcext:value-type="float">
            <text:p>529416</text:p>
          </table:table-cell>
          <table:table-cell office:value-type="float" office:value="296628" calcext:value-type="float">
            <text:p>296628</text:p>
          </table:table-cell>
          <table:table-cell office:value-type="float" office:value="529416" calcext:value-type="float">
            <text:p>529416</text:p>
          </table:table-cell>
          <table:table-cell table:number-columns-repeated="101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[.B184]*[.B184]/[.C184]" office:value-type="float" office:value="23.1702127659574" calcext:value-type="float">
            <text:p>23.17</text:p>
          </table:table-cell>
          <table:table-cell table:formula="of:=MAX([.F184:.JF184])" office:value-type="float" office:value="788712" calcext:value-type="float">
            <text:p>788712</text:p>
          </table:table-cell>
          <table:table-cell office:value-type="float" office:value="256369" calcext:value-type="float">
            <text:p>256369</text:p>
          </table:table-cell>
          <table:table-cell office:value-type="float" office:value="788712" calcext:value-type="float">
            <text:p>788712</text:p>
          </table:table-cell>
          <table:table-cell table:number-columns-repeated="101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formula="of:=[.B185]*[.B185]/[.C185]" office:value-type="float" office:value="20.25" calcext:value-type="float">
            <text:p>20.25</text:p>
          </table:table-cell>
          <table:table-cell table:formula="of:=MAX([.F185:.JF185])" office:value-type="float" office:value="584867" calcext:value-type="float">
            <text:p>584867</text:p>
          </table:table-cell>
          <table:table-cell office:value-type="float" office:value="260010" calcext:value-type="float">
            <text:p>260010</text:p>
          </table:table-cell>
          <table:table-cell office:value-type="float" office:value="584867" calcext:value-type="float">
            <text:p>584867</text:p>
          </table:table-cell>
          <table:table-cell table:number-columns-repeated="101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formula="of:=[.B186]*[.B186]/[.C186]" office:value-type="float" office:value="18.3069306930693" calcext:value-type="float">
            <text:p>18.31</text:p>
          </table:table-cell>
          <table:table-cell table:formula="of:=MAX([.F186:.JF186])" office:value-type="float" office:value="699766" calcext:value-type="float">
            <text:p>699766</text:p>
          </table:table-cell>
          <table:table-cell office:value-type="float" office:value="282451" calcext:value-type="float">
            <text:p>282451</text:p>
          </table:table-cell>
          <table:table-cell office:value-type="float" office:value="699766" calcext:value-type="float">
            <text:p>699766</text:p>
          </table:table-cell>
          <table:table-cell table:number-columns-repeated="101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[.B187]*[.B187]/[.C187]" office:value-type="float" office:value="41.3965517241379" calcext:value-type="float">
            <text:p>41.40</text:p>
          </table:table-cell>
          <table:table-cell table:formula="of:=MAX([.F187:.JF187])" office:value-type="float" office:value="578812" calcext:value-type="float">
            <text:p>578812</text:p>
          </table:table-cell>
          <table:table-cell office:value-type="float" office:value="260727" calcext:value-type="float">
            <text:p>260727</text:p>
          </table:table-cell>
          <table:table-cell office:value-type="float" office:value="578812" calcext:value-type="float">
            <text:p>578812</text:p>
          </table:table-cell>
          <table:table-cell table:number-columns-repeated="101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[.B188]*[.B188]/[.C188]" office:value-type="float" office:value="32.3269230769231" calcext:value-type="float">
            <text:p>32.33</text:p>
          </table:table-cell>
          <table:table-cell table:formula="of:=MAX([.F188:.JF188])" office:value-type="float" office:value="662401" calcext:value-type="float">
            <text:p>662401</text:p>
          </table:table-cell>
          <table:table-cell office:value-type="float" office:value="260471" calcext:value-type="float">
            <text:p>260471</text:p>
          </table:table-cell>
          <table:table-cell office:value-type="float" office:value="662401" calcext:value-type="float">
            <text:p>662401</text:p>
          </table:table-cell>
          <table:table-cell table:number-columns-repeated="1016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B189]*[.B189]/[.C189]" office:value-type="float" office:value="37" calcext:value-type="float">
            <text:p>37.00</text:p>
          </table:table-cell>
          <table:table-cell table:formula="of:=MAX([.F189:.JF189])" office:value-type="float" office:value="709312" calcext:value-type="float">
            <text:p>709312</text:p>
          </table:table-cell>
          <table:table-cell office:value-type="float" office:value="295763" calcext:value-type="float">
            <text:p>295763</text:p>
          </table:table-cell>
          <table:table-cell office:value-type="float" office:value="709312" calcext:value-type="float">
            <text:p>709312</text:p>
          </table:table-cell>
          <table:table-cell table:number-columns-repeated="101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formula="of:=[.B190]*[.B190]/[.C190]" office:value-type="float" office:value="37.695652173913" calcext:value-type="float">
            <text:p>37.70</text:p>
          </table:table-cell>
          <table:table-cell table:formula="of:=MAX([.F190:.JF190])" office:value-type="float" office:value="540358" calcext:value-type="float">
            <text:p>540358</text:p>
          </table:table-cell>
          <table:table-cell office:value-type="float" office:value="263773" calcext:value-type="float">
            <text:p>263773</text:p>
          </table:table-cell>
          <table:table-cell office:value-type="float" office:value="540358" calcext:value-type="float">
            <text:p>540358</text:p>
          </table:table-cell>
          <table:table-cell table:number-columns-repeated="101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formula="of:=[.B191]*[.B191]/[.C191]" office:value-type="float" office:value="18.7803468208093" calcext:value-type="float">
            <text:p>18.78</text:p>
          </table:table-cell>
          <table:table-cell table:formula="of:=MAX([.F191:.JF191])" office:value-type="float" office:value="498147" calcext:value-type="float">
            <text:p>498147</text:p>
          </table:table-cell>
          <table:table-cell office:value-type="float" office:value="265626" calcext:value-type="float">
            <text:p>265626</text:p>
          </table:table-cell>
          <table:table-cell office:value-type="float" office:value="498147" calcext:value-type="float">
            <text:p>498147</text:p>
          </table:table-cell>
          <table:table-cell table:number-columns-repeated="101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table:formula="of:=[.B192]*[.B192]/[.C192]" office:value-type="float" office:value="30.0833333333333" calcext:value-type="float">
            <text:p>30.08</text:p>
          </table:table-cell>
          <table:table-cell table:formula="of:=MAX([.F192:.JF192])" office:value-type="float" office:value="505241" calcext:value-type="float">
            <text:p>505241</text:p>
          </table:table-cell>
          <table:table-cell office:value-type="float" office:value="275131" calcext:value-type="float">
            <text:p>275131</text:p>
          </table:table-cell>
          <table:table-cell office:value-type="float" office:value="505241" calcext:value-type="float">
            <text:p>505241</text:p>
          </table:table-cell>
          <table:table-cell table:number-columns-repeated="101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formula="of:=[.B193]*[.B193]/[.C193]" office:value-type="float" office:value="28.6883116883117" calcext:value-type="float">
            <text:p>28.69</text:p>
          </table:table-cell>
          <table:table-cell table:formula="of:=MAX([.F193:.JF193])" office:value-type="float" office:value="522437" calcext:value-type="float">
            <text:p>522437</text:p>
          </table:table-cell>
          <table:table-cell office:value-type="float" office:value="256784" calcext:value-type="float">
            <text:p>256784</text:p>
          </table:table-cell>
          <table:table-cell office:value-type="float" office:value="522437" calcext:value-type="float">
            <text:p>522437</text:p>
          </table:table-cell>
          <table:table-cell table:number-columns-repeated="101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94]*[.B194]/[.C194]" office:value-type="float" office:value="34.3220338983051" calcext:value-type="float">
            <text:p>34.32</text:p>
          </table:table-cell>
          <table:table-cell table:formula="of:=MAX([.F194:.JF194])" office:value-type="float" office:value="556216" calcext:value-type="float">
            <text:p>556216</text:p>
          </table:table-cell>
          <table:table-cell office:value-type="float" office:value="247274" calcext:value-type="float">
            <text:p>247274</text:p>
          </table:table-cell>
          <table:table-cell office:value-type="float" office:value="556216" calcext:value-type="float">
            <text:p>556216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table:formula="of:=[.B195]*[.B195]/[.C195]" office:value-type="float" office:value="17.7788461538462" calcext:value-type="float">
            <text:p>17.78</text:p>
          </table:table-cell>
          <table:table-cell table:formula="of:=MAX([.F195:.JF195])" office:value-type="float" office:value="693770" calcext:value-type="float">
            <text:p>693770</text:p>
          </table:table-cell>
          <table:table-cell office:value-type="float" office:value="283047" calcext:value-type="float">
            <text:p>283047</text:p>
          </table:table-cell>
          <table:table-cell office:value-type="float" office:value="693770" calcext:value-type="float">
            <text:p>693770</text:p>
          </table:table-cell>
          <table:table-cell table:number-columns-repeated="101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table:formula="of:=[.B196]*[.B196]/[.C196]" office:value-type="float" office:value="14.568345323741" calcext:value-type="float">
            <text:p>14.57</text:p>
          </table:table-cell>
          <table:table-cell table:formula="of:=MAX([.F196:.JF196])" office:value-type="float" office:value="588858" calcext:value-type="float">
            <text:p>588858</text:p>
          </table:table-cell>
          <table:table-cell office:value-type="float" office:value="259950" calcext:value-type="float">
            <text:p>259950</text:p>
          </table:table-cell>
          <table:table-cell office:value-type="float" office:value="588858" calcext:value-type="float">
            <text:p>588858</text:p>
          </table:table-cell>
          <table:table-cell table:number-columns-repeated="101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table:formula="of:=[.B197]*[.B197]/[.C197]" office:value-type="float" office:value="23.0245901639344" calcext:value-type="float">
            <text:p>23.02</text:p>
          </table:table-cell>
          <table:table-cell table:formula="of:=MAX([.F197:.JF197])" office:value-type="float" office:value="513650" calcext:value-type="float">
            <text:p>513650</text:p>
          </table:table-cell>
          <table:table-cell office:value-type="float" office:value="280209" calcext:value-type="float">
            <text:p>280209</text:p>
          </table:table-cell>
          <table:table-cell office:value-type="float" office:value="513650" calcext:value-type="float">
            <text:p>513650</text:p>
          </table:table-cell>
          <table:table-cell table:number-columns-repeated="101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[.B198]*[.B198]/[.C198]" office:value-type="float" office:value="27.6545454545455" calcext:value-type="float">
            <text:p>27.65</text:p>
          </table:table-cell>
          <table:table-cell table:formula="of:=MAX([.F198:.JF198])" office:value-type="float" office:value="843417" calcext:value-type="float">
            <text:p>843417</text:p>
          </table:table-cell>
          <table:table-cell office:value-type="float" office:value="295603" calcext:value-type="float">
            <text:p>295603</text:p>
          </table:table-cell>
          <table:table-cell office:value-type="float" office:value="843417" calcext:value-type="float">
            <text:p>843417</text:p>
          </table:table-cell>
          <table:table-cell table:number-columns-repeated="101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1" calcext:value-type="float">
            <text:p>61</text:p>
          </table:table-cell>
          <table:table-cell office:value-type="float" office:value="192" calcext:value-type="float">
            <text:p>192</text:p>
          </table:table-cell>
          <table:table-cell table:formula="of:=[.B199]*[.B199]/[.C199]" office:value-type="float" office:value="19.3802083333333" calcext:value-type="float">
            <text:p>19.38</text:p>
          </table:table-cell>
          <table:table-cell table:formula="of:=MAX([.F199:.JF199])" office:value-type="float" office:value="439588" calcext:value-type="float">
            <text:p>439588</text:p>
          </table:table-cell>
          <table:table-cell office:value-type="float" office:value="254739" calcext:value-type="float">
            <text:p>254739</text:p>
          </table:table-cell>
          <table:table-cell office:value-type="float" office:value="439588" calcext:value-type="float">
            <text:p>439588</text:p>
          </table:table-cell>
          <table:table-cell table:number-columns-repeated="101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table:formula="of:=[.B200]*[.B200]/[.C200]" office:value-type="float" office:value="15.1021505376344" calcext:value-type="float">
            <text:p>15.10</text:p>
          </table:table-cell>
          <table:table-cell table:formula="of:=MAX([.F200:.JF200])" office:value-type="float" office:value="491941" calcext:value-type="float">
            <text:p>491941</text:p>
          </table:table-cell>
          <table:table-cell office:value-type="float" office:value="264083" calcext:value-type="float">
            <text:p>264083</text:p>
          </table:table-cell>
          <table:table-cell office:value-type="float" office:value="491941" calcext:value-type="float">
            <text:p>491941</text:p>
          </table:table-cell>
          <table:table-cell table:number-columns-repeated="101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table:formula="of:=[.B201]*[.B201]/[.C201]" office:value-type="float" office:value="12.1150442477876" calcext:value-type="float">
            <text:p>12.12</text:p>
          </table:table-cell>
          <table:table-cell table:formula="of:=MAX([.F201:.JF201])" office:value-type="float" office:value="655563" calcext:value-type="float">
            <text:p>655563</text:p>
          </table:table-cell>
          <table:table-cell office:value-type="float" office:value="266685" calcext:value-type="float">
            <text:p>266685</text:p>
          </table:table-cell>
          <table:table-cell office:value-type="float" office:value="655563" calcext:value-type="float">
            <text:p>655563</text:p>
          </table:table-cell>
          <table:table-cell table:number-columns-repeated="101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table:formula="of:=[.B202]*[.B202]/[.C202]" office:value-type="float" office:value="14.258883248731" calcext:value-type="float">
            <text:p>14.26</text:p>
          </table:table-cell>
          <table:table-cell table:formula="of:=MAX([.F202:.JF202])" office:value-type="float" office:value="456820" calcext:value-type="float">
            <text:p>456820</text:p>
          </table:table-cell>
          <table:table-cell office:value-type="float" office:value="264089" calcext:value-type="float">
            <text:p>264089</text:p>
          </table:table-cell>
          <table:table-cell office:value-type="float" office:value="456820" calcext:value-type="float">
            <text:p>456820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table:formula="of:=[.B203]*[.B203]/[.C203]" office:value-type="float" office:value="14.422480620155" calcext:value-type="float">
            <text:p>14.42</text:p>
          </table:table-cell>
          <table:table-cell table:formula="of:=MAX([.F203:.JF203])" office:value-type="float" office:value="460660" calcext:value-type="float">
            <text:p>460660</text:p>
          </table:table-cell>
          <table:table-cell office:value-type="float" office:value="270650" calcext:value-type="float">
            <text:p>270650</text:p>
          </table:table-cell>
          <table:table-cell office:value-type="float" office:value="460660" calcext:value-type="float">
            <text:p>460660</text:p>
          </table:table-cell>
          <table:table-cell table:number-columns-repeated="101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table:formula="of:=[.B204]*[.B204]/[.C204]" office:value-type="float" office:value="15.1877551020408" calcext:value-type="float">
            <text:p>15.19</text:p>
          </table:table-cell>
          <table:table-cell table:formula="of:=MAX([.F204:.JF204])" office:value-type="float" office:value="462118" calcext:value-type="float">
            <text:p>462118</text:p>
          </table:table-cell>
          <table:table-cell office:value-type="float" office:value="261625" calcext:value-type="float">
            <text:p>261625</text:p>
          </table:table-cell>
          <table:table-cell office:value-type="float" office:value="462118" calcext:value-type="float">
            <text:p>462118</text:p>
          </table:table-cell>
          <table:table-cell table:number-columns-repeated="101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205]*[.B205]/[.C205]" office:value-type="float" office:value="20.3186813186813" calcext:value-type="float">
            <text:p>20.32</text:p>
          </table:table-cell>
          <table:table-cell table:formula="of:=MAX([.F205:.JF205])" office:value-type="float" office:value="680572" calcext:value-type="float">
            <text:p>680572</text:p>
          </table:table-cell>
          <table:table-cell office:value-type="float" office:value="302500" calcext:value-type="float">
            <text:p>302500</text:p>
          </table:table-cell>
          <table:table-cell office:value-type="float" office:value="680572" calcext:value-type="float">
            <text:p>680572</text:p>
          </table:table-cell>
          <table:table-cell table:number-columns-repeated="101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9" calcext:value-type="float">
            <text:p>59</text:p>
          </table:table-cell>
          <table:table-cell office:value-type="float" office:value="268" calcext:value-type="float">
            <text:p>268</text:p>
          </table:table-cell>
          <table:table-cell table:formula="of:=[.B206]*[.B206]/[.C206]" office:value-type="float" office:value="12.9888059701493" calcext:value-type="float">
            <text:p>12.99</text:p>
          </table:table-cell>
          <table:table-cell table:formula="of:=MAX([.F206:.JF206])" office:value-type="float" office:value="487322" calcext:value-type="float">
            <text:p>487322</text:p>
          </table:table-cell>
          <table:table-cell office:value-type="float" office:value="279562" calcext:value-type="float">
            <text:p>279562</text:p>
          </table:table-cell>
          <table:table-cell office:value-type="float" office:value="487322" calcext:value-type="float">
            <text:p>487322</text:p>
          </table:table-cell>
          <table:table-cell table:number-columns-repeated="101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table:formula="of:=[.B207]*[.B207]/[.C207]" office:value-type="float" office:value="19.5069444444444" calcext:value-type="float">
            <text:p>19.51</text:p>
          </table:table-cell>
          <table:table-cell table:formula="of:=MAX([.F207:.JF207])" office:value-type="float" office:value="521514" calcext:value-type="float">
            <text:p>521514</text:p>
          </table:table-cell>
          <table:table-cell office:value-type="float" office:value="263993" calcext:value-type="float">
            <text:p>263993</text:p>
          </table:table-cell>
          <table:table-cell office:value-type="float" office:value="521514" calcext:value-type="float">
            <text:p>521514</text:p>
          </table:table-cell>
          <table:table-cell table:number-columns-repeated="1016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formula="of:=[.B208]*[.B208]/[.C208]" office:value-type="float" office:value="18.1302083333333" calcext:value-type="float">
            <text:p>18.13</text:p>
          </table:table-cell>
          <table:table-cell table:formula="of:=MAX([.F208:.JF208])" office:value-type="float" office:value="529224" calcext:value-type="float">
            <text:p>529224</text:p>
          </table:table-cell>
          <table:table-cell office:value-type="float" office:value="300210" calcext:value-type="float">
            <text:p>300210</text:p>
          </table:table-cell>
          <table:table-cell office:value-type="float" office:value="529224" calcext:value-type="float">
            <text:p>529224</text:p>
          </table:table-cell>
          <table:table-cell table:number-columns-repeated="101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[.B209]*[.B209]/[.C209]" office:value-type="float" office:value="32.9701492537313" calcext:value-type="float">
            <text:p>32.97</text:p>
          </table:table-cell>
          <table:table-cell table:formula="of:=MAX([.F209:.JF209])" office:value-type="float" office:value="614812" calcext:value-type="float">
            <text:p>614812</text:p>
          </table:table-cell>
          <table:table-cell office:value-type="float" office:value="303563" calcext:value-type="float">
            <text:p>303563</text:p>
          </table:table-cell>
          <table:table-cell office:value-type="float" office:value="614812" calcext:value-type="float">
            <text:p>614812</text:p>
          </table:table-cell>
          <table:table-cell table:number-columns-repeated="101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B210]*[.B210]/[.C210]" office:value-type="float" office:value="32.0144927536232" calcext:value-type="float">
            <text:p>32.01</text:p>
          </table:table-cell>
          <table:table-cell table:formula="of:=MAX([.F210:.JF210])" office:value-type="float" office:value="565021" calcext:value-type="float">
            <text:p>565021</text:p>
          </table:table-cell>
          <table:table-cell office:value-type="float" office:value="292172" calcext:value-type="float">
            <text:p>292172</text:p>
          </table:table-cell>
          <table:table-cell office:value-type="float" office:value="565021" calcext:value-type="float">
            <text:p>565021</text:p>
          </table:table-cell>
          <table:table-cell table:number-columns-repeated="10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[.B211]*[.B211]/[.C211]" office:value-type="float" office:value="20.9423076923077" calcext:value-type="float">
            <text:p>20.94</text:p>
          </table:table-cell>
          <table:table-cell table:formula="of:=MAX([.F211:.JF211])" office:value-type="float" office:value="776895" calcext:value-type="float">
            <text:p>776895</text:p>
          </table:table-cell>
          <table:table-cell office:value-type="float" office:value="268633" calcext:value-type="float">
            <text:p>268633</text:p>
          </table:table-cell>
          <table:table-cell office:value-type="float" office:value="776895" calcext:value-type="float">
            <text:p>776895</text:p>
          </table:table-cell>
          <table:table-cell table:number-columns-repeated="101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[.B212]*[.B212]/[.C212]" office:value-type="float" office:value="19.5561797752809" calcext:value-type="float">
            <text:p>19.56</text:p>
          </table:table-cell>
          <table:table-cell table:formula="of:=MAX([.F212:.JF212])" office:value-type="float" office:value="489441" calcext:value-type="float">
            <text:p>489441</text:p>
          </table:table-cell>
          <table:table-cell office:value-type="float" office:value="266250" calcext:value-type="float">
            <text:p>266250</text:p>
          </table:table-cell>
          <table:table-cell office:value-type="float" office:value="489441" calcext:value-type="float">
            <text:p>489441</text:p>
          </table:table-cell>
          <table:table-cell table:number-columns-repeated="101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213]*[.B213]/[.C213]" office:value-type="float" office:value="20.5" calcext:value-type="float">
            <text:p>20.50</text:p>
          </table:table-cell>
          <table:table-cell table:formula="of:=MAX([.F213:.JF213])" office:value-type="float" office:value="691173" calcext:value-type="float">
            <text:p>691173</text:p>
          </table:table-cell>
          <table:table-cell office:value-type="float" office:value="289515" calcext:value-type="float">
            <text:p>289515</text:p>
          </table:table-cell>
          <table:table-cell office:value-type="float" office:value="691173" calcext:value-type="float">
            <text:p>691173</text:p>
          </table:table-cell>
          <table:table-cell table:number-columns-repeated="101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formula="of:=[.B214]*[.B214]/[.C214]" office:value-type="float" office:value="29.368932038835" calcext:value-type="float">
            <text:p>29.37</text:p>
          </table:table-cell>
          <table:table-cell table:formula="of:=MAX([.F214:.JF214])" office:value-type="float" office:value="562645" calcext:value-type="float">
            <text:p>562645</text:p>
          </table:table-cell>
          <table:table-cell office:value-type="float" office:value="290493" calcext:value-type="float">
            <text:p>290493</text:p>
          </table:table-cell>
          <table:table-cell office:value-type="float" office:value="562645" calcext:value-type="float">
            <text:p>562645</text:p>
          </table:table-cell>
          <table:table-cell table:number-columns-repeated="1016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215]*[.B215]/[.C215]" office:value-type="float" office:value="45" calcext:value-type="float">
            <text:p>45.00</text:p>
          </table:table-cell>
          <table:table-cell table:formula="of:=MAX([.F215:.JF215])" office:value-type="float" office:value="601051" calcext:value-type="float">
            <text:p>601051</text:p>
          </table:table-cell>
          <table:table-cell office:value-type="float" office:value="309754" calcext:value-type="float">
            <text:p>309754</text:p>
          </table:table-cell>
          <table:table-cell office:value-type="float" office:value="601051" calcext:value-type="float">
            <text:p>601051</text:p>
          </table:table-cell>
          <table:table-cell table:number-columns-repeated="101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B216]*[.B216]/[.C216]" office:value-type="float" office:value="42.1948051948052" calcext:value-type="float">
            <text:p>42.19</text:p>
          </table:table-cell>
          <table:table-cell table:formula="of:=MAX([.F216:.JF216])" office:value-type="float" office:value="494113" calcext:value-type="float">
            <text:p>494113</text:p>
          </table:table-cell>
          <table:table-cell office:value-type="float" office:value="266908" calcext:value-type="float">
            <text:p>266908</text:p>
          </table:table-cell>
          <table:table-cell office:value-type="float" office:value="494113" calcext:value-type="float">
            <text:p>494113</text:p>
          </table:table-cell>
          <table:table-cell table:number-columns-repeated="101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formula="of:=[.B217]*[.B217]/[.C217]" office:value-type="float" office:value="20.6722222222222" calcext:value-type="float">
            <text:p>20.67</text:p>
          </table:table-cell>
          <table:table-cell table:formula="of:=MAX([.F217:.JF217])" office:value-type="float" office:value="447334" calcext:value-type="float">
            <text:p>447334</text:p>
          </table:table-cell>
          <table:table-cell office:value-type="float" office:value="243281" calcext:value-type="float">
            <text:p>243281</text:p>
          </table:table-cell>
          <table:table-cell office:value-type="float" office:value="447334" calcext:value-type="float">
            <text:p>447334</text:p>
          </table:table-cell>
          <table:table-cell table:number-columns-repeated="1016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[.B218]*[.B218]/[.C218]" office:value-type="float" office:value="19.4464285714286" calcext:value-type="float">
            <text:p>19.45</text:p>
          </table:table-cell>
          <table:table-cell table:formula="of:=MAX([.F218:.JF218])" office:value-type="float" office:value="660388" calcext:value-type="float">
            <text:p>660388</text:p>
          </table:table-cell>
          <table:table-cell office:value-type="float" office:value="240729" calcext:value-type="float">
            <text:p>240729</text:p>
          </table:table-cell>
          <table:table-cell office:value-type="float" office:value="660388" calcext:value-type="float">
            <text:p>660388</text:p>
          </table:table-cell>
          <table:table-cell table:number-columns-repeated="101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19]*[.B219]/[.C219]" office:value-type="float" office:value="28.8095238095238" calcext:value-type="float">
            <text:p>28.81</text:p>
          </table:table-cell>
          <table:table-cell table:formula="of:=MAX([.F219:.JF219])" office:value-type="float" office:value="539255" calcext:value-type="float">
            <text:p>539255</text:p>
          </table:table-cell>
          <table:table-cell office:value-type="float" office:value="280189" calcext:value-type="float">
            <text:p>280189</text:p>
          </table:table-cell>
          <table:table-cell office:value-type="float" office:value="539255" calcext:value-type="float">
            <text:p>539255</text:p>
          </table:table-cell>
          <table:table-cell table:number-columns-repeated="101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table:formula="of:=[.B220]*[.B220]/[.C220]" office:value-type="float" office:value="12.4518518518519" calcext:value-type="float">
            <text:p>12.45</text:p>
          </table:table-cell>
          <table:table-cell table:formula="of:=MAX([.F220:.JF220])" office:value-type="float" office:value="671543" calcext:value-type="float">
            <text:p>671543</text:p>
          </table:table-cell>
          <table:table-cell office:value-type="float" office:value="261605" calcext:value-type="float">
            <text:p>261605</text:p>
          </table:table-cell>
          <table:table-cell office:value-type="float" office:value="671543" calcext:value-type="float">
            <text:p>671543</text:p>
          </table:table-cell>
          <table:table-cell table:number-columns-repeated="101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formula="of:=[.B221]*[.B221]/[.C221]" office:value-type="float" office:value="26.8512396694215" calcext:value-type="float">
            <text:p>26.85</text:p>
          </table:table-cell>
          <table:table-cell table:formula="of:=MAX([.F221:.JF221])" office:value-type="float" office:value="458198" calcext:value-type="float">
            <text:p>458198</text:p>
          </table:table-cell>
          <table:table-cell office:value-type="float" office:value="252582" calcext:value-type="float">
            <text:p>252582</text:p>
          </table:table-cell>
          <table:table-cell office:value-type="float" office:value="458198" calcext:value-type="float">
            <text:p>458198</text:p>
          </table:table-cell>
          <table:table-cell table:number-columns-repeated="101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[.B222]*[.B222]/[.C222]" office:value-type="float" office:value="29.7608695652174" calcext:value-type="float">
            <text:p>29.76</text:p>
          </table:table-cell>
          <table:table-cell table:formula="of:=MAX([.F222:.JF222])" office:value-type="float" office:value="589710" calcext:value-type="float">
            <text:p>589710</text:p>
          </table:table-cell>
          <table:table-cell office:value-type="float" office:value="207044" calcext:value-type="float">
            <text:p>207044</text:p>
          </table:table-cell>
          <table:table-cell office:value-type="float" office:value="589710" calcext:value-type="float">
            <text:p>589710</text:p>
          </table:table-cell>
          <table:table-cell table:number-columns-repeated="101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[.B223]*[.B223]/[.C223]" office:value-type="float" office:value="28.6578947368421" calcext:value-type="float">
            <text:p>28.66</text:p>
          </table:table-cell>
          <table:table-cell table:formula="of:=MAX([.F223:.JF223])" office:value-type="float" office:value="639806" calcext:value-type="float">
            <text:p>639806</text:p>
          </table:table-cell>
          <table:table-cell office:value-type="float" office:value="218657" calcext:value-type="float">
            <text:p>218657</text:p>
          </table:table-cell>
          <table:table-cell office:value-type="float" office:value="639806" calcext:value-type="float">
            <text:p>639806</text:p>
          </table:table-cell>
          <table:table-cell table:number-columns-repeated="101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formula="of:=[.B224]*[.B224]/[.C224]" office:value-type="float" office:value="13.9593023255814" calcext:value-type="float">
            <text:p>13.96</text:p>
          </table:table-cell>
          <table:table-cell table:formula="of:=MAX([.F224:.JF224])" office:value-type="float" office:value="535536" calcext:value-type="float">
            <text:p>535536</text:p>
          </table:table-cell>
          <table:table-cell office:value-type="float" office:value="274691" calcext:value-type="float">
            <text:p>274691</text:p>
          </table:table-cell>
          <table:table-cell office:value-type="float" office:value="535536" calcext:value-type="float">
            <text:p>535536</text:p>
          </table:table-cell>
          <table:table-cell table:number-columns-repeated="101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formula="of:=[.B225]*[.B225]/[.C225]" office:value-type="float" office:value="15.9186046511628" calcext:value-type="float">
            <text:p>15.92</text:p>
          </table:table-cell>
          <table:table-cell table:formula="of:=MAX([.F225:.JF225])" office:value-type="float" office:value="717884" calcext:value-type="float">
            <text:p>717884</text:p>
          </table:table-cell>
          <table:table-cell office:value-type="float" office:value="291002" calcext:value-type="float">
            <text:p>291002</text:p>
          </table:table-cell>
          <table:table-cell office:value-type="float" office:value="717884" calcext:value-type="float">
            <text:p>717884</text:p>
          </table:table-cell>
          <table:table-cell table:number-columns-repeated="101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formula="of:=[.B226]*[.B226]/[.C226]" office:value-type="float" office:value="17.5645161290323" calcext:value-type="float">
            <text:p>17.56</text:p>
          </table:table-cell>
          <table:table-cell table:formula="of:=MAX([.F226:.JF226])" office:value-type="float" office:value="709884" calcext:value-type="float">
            <text:p>709884</text:p>
          </table:table-cell>
          <table:table-cell office:value-type="float" office:value="256266" calcext:value-type="float">
            <text:p>256266</text:p>
          </table:table-cell>
          <table:table-cell office:value-type="float" office:value="709884" calcext:value-type="float">
            <text:p>709884</text:p>
          </table:table-cell>
          <table:table-cell table:number-columns-repeated="101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table:formula="of:=[.B227]*[.B227]/[.C227]" office:value-type="float" office:value="15.9006622516556" calcext:value-type="float">
            <text:p>15.90</text:p>
          </table:table-cell>
          <table:table-cell table:formula="of:=MAX([.F227:.JF227])" office:value-type="float" office:value="567885" calcext:value-type="float">
            <text:p>567885</text:p>
          </table:table-cell>
          <table:table-cell office:value-type="float" office:value="278113" calcext:value-type="float">
            <text:p>278113</text:p>
          </table:table-cell>
          <table:table-cell office:value-type="float" office:value="567885" calcext:value-type="float">
            <text:p>567885</text:p>
          </table:table-cell>
          <table:table-cell table:number-columns-repeated="101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formula="of:=[.B228]*[.B228]/[.C228]" office:value-type="float" office:value="14.6123595505618" calcext:value-type="float">
            <text:p>14.61</text:p>
          </table:table-cell>
          <table:table-cell table:formula="of:=MAX([.F228:.JF228])" office:value-type="float" office:value="547332" calcext:value-type="float">
            <text:p>547332</text:p>
          </table:table-cell>
          <table:table-cell office:value-type="float" office:value="282352" calcext:value-type="float">
            <text:p>282352</text:p>
          </table:table-cell>
          <table:table-cell office:value-type="float" office:value="547332" calcext:value-type="float">
            <text:p>547332</text:p>
          </table:table-cell>
          <table:table-cell table:number-columns-repeated="101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table:formula="of:=[.B229]*[.B229]/[.C229]" office:value-type="float" office:value="28.7522123893805" calcext:value-type="float">
            <text:p>28.75</text:p>
          </table:table-cell>
          <table:table-cell table:formula="of:=MAX([.F229:.JF229])" office:value-type="float" office:value="487079" calcext:value-type="float">
            <text:p>487079</text:p>
          </table:table-cell>
          <table:table-cell office:value-type="float" office:value="269028" calcext:value-type="float">
            <text:p>269028</text:p>
          </table:table-cell>
          <table:table-cell office:value-type="float" office:value="487079" calcext:value-type="float">
            <text:p>487079</text:p>
          </table:table-cell>
          <table:table-cell table:number-columns-repeated="101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230]*[.B230]/[.C230]" office:value-type="float" office:value="20.8074074074074" calcext:value-type="float">
            <text:p>20.81</text:p>
          </table:table-cell>
          <table:table-cell table:formula="of:=MAX([.F230:.JF230])" office:value-type="float" office:value="509358" calcext:value-type="float">
            <text:p>509358</text:p>
          </table:table-cell>
          <table:table-cell office:value-type="float" office:value="274974" calcext:value-type="float">
            <text:p>274974</text:p>
          </table:table-cell>
          <table:table-cell office:value-type="float" office:value="509358" calcext:value-type="float">
            <text:p>509358</text:p>
          </table:table-cell>
          <table:table-cell table:number-columns-repeated="101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table:formula="of:=[.B231]*[.B231]/[.C231]" office:value-type="float" office:value="16.3513513513514" calcext:value-type="float">
            <text:p>16.35</text:p>
          </table:table-cell>
          <table:table-cell table:formula="of:=MAX([.F231:.JF231])" office:value-type="float" office:value="503837" calcext:value-type="float">
            <text:p>503837</text:p>
          </table:table-cell>
          <table:table-cell office:value-type="float" office:value="273299" calcext:value-type="float">
            <text:p>273299</text:p>
          </table:table-cell>
          <table:table-cell office:value-type="float" office:value="503837" calcext:value-type="float">
            <text:p>503837</text:p>
          </table:table-cell>
          <table:table-cell table:number-columns-repeated="101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[.B232]*[.B232]/[.C232]" office:value-type="float" office:value="32.6612903225806" calcext:value-type="float">
            <text:p>32.66</text:p>
          </table:table-cell>
          <table:table-cell table:formula="of:=MAX([.F232:.JF232])" office:value-type="float" office:value="605911" calcext:value-type="float">
            <text:p>605911</text:p>
          </table:table-cell>
          <table:table-cell office:value-type="float" office:value="248085" calcext:value-type="float">
            <text:p>248085</text:p>
          </table:table-cell>
          <table:table-cell office:value-type="float" office:value="605911" calcext:value-type="float">
            <text:p>605911</text:p>
          </table:table-cell>
          <table:table-cell table:number-columns-repeated="1016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table:formula="of:=[.B233]*[.B233]/[.C233]" office:value-type="float" office:value="15.1119402985075" calcext:value-type="float">
            <text:p>15.11</text:p>
          </table:table-cell>
          <table:table-cell table:formula="of:=MAX([.F233:.JF233])" office:value-type="float" office:value="555996" calcext:value-type="float">
            <text:p>555996</text:p>
          </table:table-cell>
          <table:table-cell office:value-type="float" office:value="257209" calcext:value-type="float">
            <text:p>257209</text:p>
          </table:table-cell>
          <table:table-cell office:value-type="float" office:value="555996" calcext:value-type="float">
            <text:p>555996</text:p>
          </table:table-cell>
          <table:table-cell table:number-columns-repeated="101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formula="of:=[.B234]*[.B234]/[.C234]" office:value-type="float" office:value="18.0752688172043" calcext:value-type="float">
            <text:p>18.08</text:p>
          </table:table-cell>
          <table:table-cell table:formula="of:=MAX([.F234:.JF234])" office:value-type="float" office:value="756094" calcext:value-type="float">
            <text:p>756094</text:p>
          </table:table-cell>
          <table:table-cell office:value-type="float" office:value="285884" calcext:value-type="float">
            <text:p>285884</text:p>
          </table:table-cell>
          <table:table-cell office:value-type="float" office:value="756094" calcext:value-type="float">
            <text:p>756094</text:p>
          </table:table-cell>
          <table:table-cell table:number-columns-repeated="101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B235]*[.B235]/[.C235]" office:value-type="float" office:value="38.025" calcext:value-type="float">
            <text:p>38.03</text:p>
          </table:table-cell>
          <table:table-cell table:formula="of:=MAX([.F235:.JF235])" office:value-type="float" office:value="805734" calcext:value-type="float">
            <text:p>805734</text:p>
          </table:table-cell>
          <table:table-cell office:value-type="float" office:value="345806" calcext:value-type="float">
            <text:p>345806</text:p>
          </table:table-cell>
          <table:table-cell office:value-type="float" office:value="805734" calcext:value-type="float">
            <text:p>805734</text:p>
          </table:table-cell>
          <table:table-cell table:number-columns-repeated="101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formula="of:=[.B236]*[.B236]/[.C236]" office:value-type="float" office:value="30.6805555555556" calcext:value-type="float">
            <text:p>30.68</text:p>
          </table:table-cell>
          <table:table-cell table:formula="of:=MAX([.F236:.JF236])" office:value-type="float" office:value="635087" calcext:value-type="float">
            <text:p>635087</text:p>
          </table:table-cell>
          <table:table-cell office:value-type="float" office:value="280977" calcext:value-type="float">
            <text:p>280977</text:p>
          </table:table-cell>
          <table:table-cell office:value-type="float" office:value="635087" calcext:value-type="float">
            <text:p>635087</text:p>
          </table:table-cell>
          <table:table-cell table:number-columns-repeated="101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formula="of:=[.B237]*[.B237]/[.C237]" office:value-type="float" office:value="16.5089285714286" calcext:value-type="float">
            <text:p>16.51</text:p>
          </table:table-cell>
          <table:table-cell table:formula="of:=MAX([.F237:.JF237])" office:value-type="float" office:value="722925" calcext:value-type="float">
            <text:p>722925</text:p>
          </table:table-cell>
          <table:table-cell office:value-type="float" office:value="302733" calcext:value-type="float">
            <text:p>302733</text:p>
          </table:table-cell>
          <table:table-cell office:value-type="float" office:value="722925" calcext:value-type="float">
            <text:p>722925</text:p>
          </table:table-cell>
          <table:table-cell table:number-columns-repeated="101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table:formula="of:=[.B238]*[.B238]/[.C238]" office:value-type="float" office:value="12.1975806451613" calcext:value-type="float">
            <text:p>12.20</text:p>
          </table:table-cell>
          <table:table-cell table:formula="of:=MAX([.F238:.JF238])" office:value-type="float" office:value="505430" calcext:value-type="float">
            <text:p>505430</text:p>
          </table:table-cell>
          <table:table-cell office:value-type="float" office:value="285755" calcext:value-type="float">
            <text:p>285755</text:p>
          </table:table-cell>
          <table:table-cell office:value-type="float" office:value="505430" calcext:value-type="float">
            <text:p>505430</text:p>
          </table:table-cell>
          <table:table-cell table:number-columns-repeated="10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table:formula="of:=[.B239]*[.B239]/[.C239]" office:value-type="float" office:value="19.9009009009009" calcext:value-type="float">
            <text:p>19.90</text:p>
          </table:table-cell>
          <table:table-cell table:formula="of:=MAX([.F239:.JF239])" office:value-type="float" office:value="637589" calcext:value-type="float">
            <text:p>637589</text:p>
          </table:table-cell>
          <table:table-cell office:value-type="float" office:value="307307" calcext:value-type="float">
            <text:p>307307</text:p>
          </table:table-cell>
          <table:table-cell office:value-type="float" office:value="637589" calcext:value-type="float">
            <text:p>637589</text:p>
          </table:table-cell>
          <table:table-cell table:number-columns-repeated="101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240]*[.B240]/[.C240]" office:value-type="float" office:value="13.6125" calcext:value-type="float">
            <text:p>13.61</text:p>
          </table:table-cell>
          <table:table-cell table:formula="of:=MAX([.F240:.JF240])" office:value-type="float" office:value="702422" calcext:value-type="float">
            <text:p>702422</text:p>
          </table:table-cell>
          <table:table-cell office:value-type="float" office:value="261814" calcext:value-type="float">
            <text:p>261814</text:p>
          </table:table-cell>
          <table:table-cell office:value-type="float" office:value="702422" calcext:value-type="float">
            <text:p>702422</text:p>
          </table:table-cell>
          <table:table-cell table:number-columns-repeated="1016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formula="of:=[.B241]*[.B241]/[.C241]" office:value-type="float" office:value="18.2432432432432" calcext:value-type="float">
            <text:p>18.24</text:p>
          </table:table-cell>
          <table:table-cell table:formula="of:=MAX([.F241:.JF241])" office:value-type="float" office:value="607003" calcext:value-type="float">
            <text:p>607003</text:p>
          </table:table-cell>
          <table:table-cell office:value-type="float" office:value="268193" calcext:value-type="float">
            <text:p>268193</text:p>
          </table:table-cell>
          <table:table-cell office:value-type="float" office:value="607003" calcext:value-type="float">
            <text:p>607003</text:p>
          </table:table-cell>
          <table:table-cell table:number-columns-repeated="101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table:formula="of:=[.B242]*[.B242]/[.C242]" office:value-type="float" office:value="25.4087591240876" calcext:value-type="float">
            <text:p>25.41</text:p>
          </table:table-cell>
          <table:table-cell table:formula="of:=MAX([.F242:.JF242])" office:value-type="float" office:value="513675" calcext:value-type="float">
            <text:p>513675</text:p>
          </table:table-cell>
          <table:table-cell office:value-type="float" office:value="282975" calcext:value-type="float">
            <text:p>282975</text:p>
          </table:table-cell>
          <table:table-cell office:value-type="float" office:value="513675" calcext:value-type="float">
            <text:p>513675</text:p>
          </table:table-cell>
          <table:table-cell table:number-columns-repeated="101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243]*[.B243]/[.C243]" office:value-type="float" office:value="27.38" calcext:value-type="float">
            <text:p>27.38</text:p>
          </table:table-cell>
          <table:table-cell table:formula="of:=MAX([.F243:.JF243])" office:value-type="float" office:value="743668" calcext:value-type="float">
            <text:p>743668</text:p>
          </table:table-cell>
          <table:table-cell office:value-type="float" office:value="268472" calcext:value-type="float">
            <text:p>268472</text:p>
          </table:table-cell>
          <table:table-cell office:value-type="float" office:value="743668" calcext:value-type="float">
            <text:p>743668</text:p>
          </table:table-cell>
          <table:table-cell table:number-columns-repeated="101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B244]*[.B244]/[.C244]" office:value-type="float" office:value="29.8829787234043" calcext:value-type="float">
            <text:p>29.88</text:p>
          </table:table-cell>
          <table:table-cell table:formula="of:=MAX([.F244:.JF244])" office:value-type="float" office:value="472667" calcext:value-type="float">
            <text:p>472667</text:p>
          </table:table-cell>
          <table:table-cell office:value-type="float" office:value="251690" calcext:value-type="float">
            <text:p>251690</text:p>
          </table:table-cell>
          <table:table-cell office:value-type="float" office:value="472667" calcext:value-type="float">
            <text:p>472667</text:p>
          </table:table-cell>
          <table:table-cell table:number-columns-repeated="101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245]*[.B245]/[.C245]" office:value-type="float" office:value="23.3472222222222" calcext:value-type="float">
            <text:p>23.35</text:p>
          </table:table-cell>
          <table:table-cell table:formula="of:=MAX([.F245:.JF245])" office:value-type="float" office:value="667359" calcext:value-type="float">
            <text:p>667359</text:p>
          </table:table-cell>
          <table:table-cell office:value-type="float" office:value="263592" calcext:value-type="float">
            <text:p>263592</text:p>
          </table:table-cell>
          <table:table-cell office:value-type="float" office:value="667359" calcext:value-type="float">
            <text:p>667359</text:p>
          </table:table-cell>
          <table:table-cell table:number-columns-repeated="101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formula="of:=[.B246]*[.B246]/[.C246]" office:value-type="float" office:value="25.089552238806" calcext:value-type="float">
            <text:p>25.09</text:p>
          </table:table-cell>
          <table:table-cell table:formula="of:=MAX([.F246:.JF246])" office:value-type="float" office:value="751474" calcext:value-type="float">
            <text:p>751474</text:p>
          </table:table-cell>
          <table:table-cell office:value-type="float" office:value="273384" calcext:value-type="float">
            <text:p>273384</text:p>
          </table:table-cell>
          <table:table-cell office:value-type="float" office:value="751474" calcext:value-type="float">
            <text:p>751474</text:p>
          </table:table-cell>
          <table:table-cell table:number-columns-repeated="101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table:formula="of:=[.B247]*[.B247]/[.C247]" office:value-type="float" office:value="12.9941176470588" calcext:value-type="float">
            <text:p>12.99</text:p>
          </table:table-cell>
          <table:table-cell table:formula="of:=MAX([.F247:.JF247])" office:value-type="float" office:value="573266" calcext:value-type="float">
            <text:p>573266</text:p>
          </table:table-cell>
          <table:table-cell office:value-type="float" office:value="280089" calcext:value-type="float">
            <text:p>280089</text:p>
          </table:table-cell>
          <table:table-cell office:value-type="float" office:value="573266" calcext:value-type="float">
            <text:p>573266</text:p>
          </table:table-cell>
          <table:table-cell table:number-columns-repeated="101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formula="of:=[.B248]*[.B248]/[.C248]" office:value-type="float" office:value="39.5851063829787" calcext:value-type="float">
            <text:p>39.59</text:p>
          </table:table-cell>
          <table:table-cell table:formula="of:=MAX([.F248:.JF248])" office:value-type="float" office:value="483726" calcext:value-type="float">
            <text:p>483726</text:p>
          </table:table-cell>
          <table:table-cell office:value-type="float" office:value="266677" calcext:value-type="float">
            <text:p>266677</text:p>
          </table:table-cell>
          <table:table-cell office:value-type="float" office:value="483726" calcext:value-type="float">
            <text:p>483726</text:p>
          </table:table-cell>
          <table:table-cell table:number-columns-repeated="101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table:formula="of:=[.B249]*[.B249]/[.C249]" office:value-type="float" office:value="13.120218579235" calcext:value-type="float">
            <text:p>13.12</text:p>
          </table:table-cell>
          <table:table-cell table:formula="of:=MAX([.F249:.JF249])" office:value-type="float" office:value="559162" calcext:value-type="float">
            <text:p>559162</text:p>
          </table:table-cell>
          <table:table-cell office:value-type="float" office:value="263549" calcext:value-type="float">
            <text:p>263549</text:p>
          </table:table-cell>
          <table:table-cell office:value-type="float" office:value="559162" calcext:value-type="float">
            <text:p>559162</text:p>
          </table:table-cell>
          <table:table-cell table:number-columns-repeated="101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formula="of:=[.B250]*[.B250]/[.C250]" office:value-type="float" office:value="14.7560975609756" calcext:value-type="float">
            <text:p>14.76</text:p>
          </table:table-cell>
          <table:table-cell table:formula="of:=MAX([.F250:.JF250])" office:value-type="float" office:value="523410" calcext:value-type="float">
            <text:p>523410</text:p>
          </table:table-cell>
          <table:table-cell office:value-type="float" office:value="287534" calcext:value-type="float">
            <text:p>287534</text:p>
          </table:table-cell>
          <table:table-cell office:value-type="float" office:value="523410" calcext:value-type="float">
            <text:p>523410</text:p>
          </table:table-cell>
          <table:table-cell table:number-columns-repeated="101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table:formula="of:=[.B251]*[.B251]/[.C251]" office:value-type="float" office:value="12.0064935064935" calcext:value-type="float">
            <text:p>12.01</text:p>
          </table:table-cell>
          <table:table-cell table:formula="of:=MAX([.F251:.JF251])" office:value-type="float" office:value="686273" calcext:value-type="float">
            <text:p>686273</text:p>
          </table:table-cell>
          <table:table-cell office:value-type="float" office:value="294666" calcext:value-type="float">
            <text:p>294666</text:p>
          </table:table-cell>
          <table:table-cell office:value-type="float" office:value="686273" calcext:value-type="float">
            <text:p>686273</text:p>
          </table:table-cell>
          <table:table-cell table:number-columns-repeated="1016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1" calcext:value-type="float">
            <text:p>61</text:p>
          </table:table-cell>
          <table:table-cell office:value-type="float" office:value="238" calcext:value-type="float">
            <text:p>238</text:p>
          </table:table-cell>
          <table:table-cell table:formula="of:=[.B252]*[.B252]/[.C252]" office:value-type="float" office:value="15.6344537815126" calcext:value-type="float">
            <text:p>15.63</text:p>
          </table:table-cell>
          <table:table-cell table:formula="of:=MAX([.F252:.JF252])" office:value-type="float" office:value="426379" calcext:value-type="float">
            <text:p>426379</text:p>
          </table:table-cell>
          <table:table-cell office:value-type="float" office:value="255721" calcext:value-type="float">
            <text:p>255721</text:p>
          </table:table-cell>
          <table:table-cell office:value-type="float" office:value="426379" calcext:value-type="float">
            <text:p>426379</text:p>
          </table:table-cell>
          <table:table-cell table:number-columns-repeated="101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formula="of:=[.B253]*[.B253]/[.C253]" office:value-type="float" office:value="13.3021582733813" calcext:value-type="float">
            <text:p>13.30</text:p>
          </table:table-cell>
          <table:table-cell table:formula="of:=MAX([.F253:.JF253])" office:value-type="float" office:value="678028" calcext:value-type="float">
            <text:p>678028</text:p>
          </table:table-cell>
          <table:table-cell office:value-type="float" office:value="295313" calcext:value-type="float">
            <text:p>295313</text:p>
          </table:table-cell>
          <table:table-cell office:value-type="float" office:value="678028" calcext:value-type="float">
            <text:p>678028</text:p>
          </table:table-cell>
          <table:table-cell table:number-columns-repeated="101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9" calcext:value-type="float">
            <text:p>59</text:p>
          </table:table-cell>
          <table:table-cell office:value-type="float" office:value="264" calcext:value-type="float">
            <text:p>264</text:p>
          </table:table-cell>
          <table:table-cell table:formula="of:=[.B254]*[.B254]/[.C254]" office:value-type="float" office:value="13.1856060606061" calcext:value-type="float">
            <text:p>13.19</text:p>
          </table:table-cell>
          <table:table-cell table:formula="of:=MAX([.F254:.JF254])" office:value-type="float" office:value="507491" calcext:value-type="float">
            <text:p>507491</text:p>
          </table:table-cell>
          <table:table-cell office:value-type="float" office:value="272251" calcext:value-type="float">
            <text:p>272251</text:p>
          </table:table-cell>
          <table:table-cell office:value-type="float" office:value="507491" calcext:value-type="float">
            <text:p>507491</text:p>
          </table:table-cell>
          <table:table-cell table:number-columns-repeated="101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table:formula="of:=[.B255]*[.B255]/[.C255]" office:value-type="float" office:value="14.2605633802817" calcext:value-type="float">
            <text:p>14.26</text:p>
          </table:table-cell>
          <table:table-cell table:formula="of:=MAX([.F255:.JF255])" office:value-type="float" office:value="592465" calcext:value-type="float">
            <text:p>592465</text:p>
          </table:table-cell>
          <table:table-cell office:value-type="float" office:value="269070" calcext:value-type="float">
            <text:p>269070</text:p>
          </table:table-cell>
          <table:table-cell office:value-type="float" office:value="592465" calcext:value-type="float">
            <text:p>592465</text:p>
          </table:table-cell>
          <table:table-cell table:number-columns-repeated="101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table:formula="of:=[.B256]*[.B256]/[.C256]" office:value-type="float" office:value="16.8371040723982" calcext:value-type="float">
            <text:p>16.84</text:p>
          </table:table-cell>
          <table:table-cell table:formula="of:=MAX([.F256:.JF256])" office:value-type="float" office:value="480680" calcext:value-type="float">
            <text:p>480680</text:p>
          </table:table-cell>
          <table:table-cell office:value-type="float" office:value="252993" calcext:value-type="float">
            <text:p>252993</text:p>
          </table:table-cell>
          <table:table-cell office:value-type="float" office:value="480680" calcext:value-type="float">
            <text:p>480680</text:p>
          </table:table-cell>
          <table:table-cell table:number-columns-repeated="101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  <table:table-cell table:formula="of:=[.B257]*[.B257]/[.C257]" office:value-type="float" office:value="23.7006369426752" calcext:value-type="float">
            <text:p>23.70</text:p>
          </table:table-cell>
          <table:table-cell table:formula="of:=MAX([.F257:.JF257])" office:value-type="float" office:value="425357" calcext:value-type="float">
            <text:p>425357</text:p>
          </table:table-cell>
          <table:table-cell office:value-type="float" office:value="264788" calcext:value-type="float">
            <text:p>264788</text:p>
          </table:table-cell>
          <table:table-cell office:value-type="float" office:value="425357" calcext:value-type="float">
            <text:p>425357</text:p>
          </table:table-cell>
          <table:table-cell table:number-columns-repeated="101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  <table:table-cell table:formula="of:=[.B258]*[.B258]/[.C258]" office:value-type="float" office:value="14.9014778325123" calcext:value-type="float">
            <text:p>14.90</text:p>
          </table:table-cell>
          <table:table-cell table:formula="of:=MAX([.F258:.JF258])" office:value-type="float" office:value="518041" calcext:value-type="float">
            <text:p>518041</text:p>
          </table:table-cell>
          <table:table-cell office:value-type="float" office:value="295362" calcext:value-type="float">
            <text:p>295362</text:p>
          </table:table-cell>
          <table:table-cell office:value-type="float" office:value="518041" calcext:value-type="float">
            <text:p>518041</text:p>
          </table:table-cell>
          <table:table-cell table:number-columns-repeated="101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table:formula="of:=[.B259]*[.B259]/[.C259]" office:value-type="float" office:value="23.3741007194245" calcext:value-type="float">
            <text:p>23.37</text:p>
          </table:table-cell>
          <table:table-cell table:formula="of:=MAX([.F259:.JF259])" office:value-type="float" office:value="436656" calcext:value-type="float">
            <text:p>436656</text:p>
          </table:table-cell>
          <table:table-cell office:value-type="float" office:value="255371" calcext:value-type="float">
            <text:p>255371</text:p>
          </table:table-cell>
          <table:table-cell office:value-type="float" office:value="436656" calcext:value-type="float">
            <text:p>436656</text:p>
          </table:table-cell>
          <table:table-cell table:number-columns-repeated="101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B260]*[.B260]/[.C260]" office:value-type="float" office:value="19.2604166666667" calcext:value-type="float">
            <text:p>19.26</text:p>
          </table:table-cell>
          <table:table-cell table:formula="of:=MAX([.F260:.JF260])" office:value-type="float" office:value="647283" calcext:value-type="float">
            <text:p>647283</text:p>
          </table:table-cell>
          <table:table-cell office:value-type="float" office:value="266215" calcext:value-type="float">
            <text:p>266215</text:p>
          </table:table-cell>
          <table:table-cell office:value-type="float" office:value="647283" calcext:value-type="float">
            <text:p>647283</text:p>
          </table:table-cell>
          <table:table-cell table:number-columns-repeated="101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261]*[.B261]/[.C261]" office:value-type="float" office:value="12.781512605042" calcext:value-type="float">
            <text:p>12.78</text:p>
          </table:table-cell>
          <table:table-cell table:formula="of:=MAX([.F261:.JF261])" office:value-type="float" office:value="725839" calcext:value-type="float">
            <text:p>725839</text:p>
          </table:table-cell>
          <table:table-cell office:value-type="float" office:value="284679" calcext:value-type="float">
            <text:p>284679</text:p>
          </table:table-cell>
          <table:table-cell office:value-type="float" office:value="725839" calcext:value-type="float">
            <text:p>725839</text:p>
          </table:table-cell>
          <table:table-cell table:number-columns-repeated="101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formula="of:=[.B262]*[.B262]/[.C262]" office:value-type="float" office:value="14.7204301075269" calcext:value-type="float">
            <text:p>14.72</text:p>
          </table:table-cell>
          <table:table-cell table:formula="of:=MAX([.F262:.JF262])" office:value-type="float" office:value="706250" calcext:value-type="float">
            <text:p>706250</text:p>
          </table:table-cell>
          <table:table-cell office:value-type="float" office:value="280838" calcext:value-type="float">
            <text:p>280838</text:p>
          </table:table-cell>
          <table:table-cell office:value-type="float" office:value="706250" calcext:value-type="float">
            <text:p>706250</text:p>
          </table:table-cell>
          <table:table-cell table:number-columns-repeated="101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263]*[.B263]/[.C263]" office:value-type="float" office:value="15.735632183908" calcext:value-type="float">
            <text:p>15.74</text:p>
          </table:table-cell>
          <table:table-cell table:formula="of:=MAX([.F263:.JF263])" office:value-type="float" office:value="694022" calcext:value-type="float">
            <text:p>694022</text:p>
          </table:table-cell>
          <table:table-cell office:value-type="float" office:value="271244" calcext:value-type="float">
            <text:p>271244</text:p>
          </table:table-cell>
          <table:table-cell office:value-type="float" office:value="694022" calcext:value-type="float">
            <text:p>694022</text:p>
          </table:table-cell>
          <table:table-cell table:number-columns-repeated="101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B264]*[.B264]/[.C264]" office:value-type="float" office:value="42.0227272727273" calcext:value-type="float">
            <text:p>42.02</text:p>
          </table:table-cell>
          <table:table-cell table:formula="of:=MAX([.F264:.JF264])" office:value-type="float" office:value="583848" calcext:value-type="float">
            <text:p>583848</text:p>
          </table:table-cell>
          <table:table-cell office:value-type="float" office:value="303398" calcext:value-type="float">
            <text:p>303398</text:p>
          </table:table-cell>
          <table:table-cell office:value-type="float" office:value="583848" calcext:value-type="float">
            <text:p>583848</text:p>
          </table:table-cell>
          <table:table-cell table:number-columns-repeated="1016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table:formula="of:=[.B265]*[.B265]/[.C265]" office:value-type="float" office:value="15.1220930232558" calcext:value-type="float">
            <text:p>15.12</text:p>
          </table:table-cell>
          <table:table-cell table:formula="of:=MAX([.F265:.JF265])" office:value-type="float" office:value="538971" calcext:value-type="float">
            <text:p>538971</text:p>
          </table:table-cell>
          <table:table-cell office:value-type="float" office:value="281827" calcext:value-type="float">
            <text:p>281827</text:p>
          </table:table-cell>
          <table:table-cell office:value-type="float" office:value="538971" calcext:value-type="float">
            <text:p>538971</text:p>
          </table:table-cell>
          <table:table-cell table:number-columns-repeated="101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266]*[.B266]/[.C266]" office:value-type="float" office:value="39.7058823529412" calcext:value-type="float">
            <text:p>39.71</text:p>
          </table:table-cell>
          <table:table-cell table:formula="of:=MAX([.F266:.JF266])" office:value-type="float" office:value="578209" calcext:value-type="float">
            <text:p>578209</text:p>
          </table:table-cell>
          <table:table-cell office:value-type="float" office:value="245030" calcext:value-type="float">
            <text:p>245030</text:p>
          </table:table-cell>
          <table:table-cell office:value-type="float" office:value="578209" calcext:value-type="float">
            <text:p>578209</text:p>
          </table:table-cell>
          <table:table-cell table:number-columns-repeated="101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table:formula="of:=[.B267]*[.B267]/[.C267]" office:value-type="float" office:value="18.90625" calcext:value-type="float">
            <text:p>18.91</text:p>
          </table:table-cell>
          <table:table-cell table:formula="of:=MAX([.F267:.JF267])" office:value-type="float" office:value="567847" calcext:value-type="float">
            <text:p>567847</text:p>
          </table:table-cell>
          <table:table-cell office:value-type="float" office:value="294505" calcext:value-type="float">
            <text:p>294505</text:p>
          </table:table-cell>
          <table:table-cell office:value-type="float" office:value="567847" calcext:value-type="float">
            <text:p>567847</text:p>
          </table:table-cell>
          <table:table-cell table:number-columns-repeated="101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formula="of:=[.B268]*[.B268]/[.C268]" office:value-type="float" office:value="15.9186046511628" calcext:value-type="float">
            <text:p>15.92</text:p>
          </table:table-cell>
          <table:table-cell table:formula="of:=MAX([.F268:.JF268])" office:value-type="float" office:value="756271" calcext:value-type="float">
            <text:p>756271</text:p>
          </table:table-cell>
          <table:table-cell office:value-type="float" office:value="281609" calcext:value-type="float">
            <text:p>281609</text:p>
          </table:table-cell>
          <table:table-cell office:value-type="float" office:value="756271" calcext:value-type="float">
            <text:p>756271</text:p>
          </table:table-cell>
          <table:table-cell table:number-columns-repeated="101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formula="of:=[.B269]*[.B269]/[.C269]" office:value-type="float" office:value="14.3432835820896" calcext:value-type="float">
            <text:p>14.34</text:p>
          </table:table-cell>
          <table:table-cell table:formula="of:=MAX([.F269:.JF269])" office:value-type="float" office:value="837860" calcext:value-type="float">
            <text:p>837860</text:p>
          </table:table-cell>
          <table:table-cell office:value-type="float" office:value="293038" calcext:value-type="float">
            <text:p>293038</text:p>
          </table:table-cell>
          <table:table-cell office:value-type="float" office:value="837860" calcext:value-type="float">
            <text:p>837860</text:p>
          </table:table-cell>
          <table:table-cell table:number-columns-repeated="1016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B270]*[.B270]/[.C270]" office:value-type="float" office:value="44.18" calcext:value-type="float">
            <text:p>44.18</text:p>
          </table:table-cell>
          <table:table-cell table:formula="of:=MAX([.F270:.JF270])" office:value-type="float" office:value="594309" calcext:value-type="float">
            <text:p>594309</text:p>
          </table:table-cell>
          <table:table-cell office:value-type="float" office:value="272520" calcext:value-type="float">
            <text:p>272520</text:p>
          </table:table-cell>
          <table:table-cell office:value-type="float" office:value="594309" calcext:value-type="float">
            <text:p>594309</text:p>
          </table:table-cell>
          <table:table-cell table:number-columns-repeated="101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formula="of:=[.B271]*[.B271]/[.C271]" office:value-type="float" office:value="19.1037735849057" calcext:value-type="float">
            <text:p>19.10</text:p>
          </table:table-cell>
          <table:table-cell table:formula="of:=MAX([.F271:.JF271])" office:value-type="float" office:value="586783" calcext:value-type="float">
            <text:p>586783</text:p>
          </table:table-cell>
          <table:table-cell office:value-type="float" office:value="258760" calcext:value-type="float">
            <text:p>258760</text:p>
          </table:table-cell>
          <table:table-cell office:value-type="float" office:value="586783" calcext:value-type="float">
            <text:p>586783</text:p>
          </table:table-cell>
          <table:table-cell table:number-columns-repeated="101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272]*[.B272]/[.C272]" office:value-type="float" office:value="17.2535211267606" calcext:value-type="float">
            <text:p>17.25</text:p>
          </table:table-cell>
          <table:table-cell table:formula="of:=MAX([.F272:.JF272])" office:value-type="float" office:value="730952" calcext:value-type="float">
            <text:p>730952</text:p>
          </table:table-cell>
          <table:table-cell office:value-type="float" office:value="283820" calcext:value-type="float">
            <text:p>283820</text:p>
          </table:table-cell>
          <table:table-cell office:value-type="float" office:value="730952" calcext:value-type="float">
            <text:p>730952</text:p>
          </table:table-cell>
          <table:table-cell table:number-columns-repeated="1016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1" calcext:value-type="float">
            <text:p>61</text:p>
          </table:table-cell>
          <table:table-cell office:value-type="float" office:value="232" calcext:value-type="float">
            <text:p>232</text:p>
          </table:table-cell>
          <table:table-cell table:formula="of:=[.B273]*[.B273]/[.C273]" office:value-type="float" office:value="16.0387931034483" calcext:value-type="float">
            <text:p>16.04</text:p>
          </table:table-cell>
          <table:table-cell table:formula="of:=MAX([.F273:.JF273])" office:value-type="float" office:value="487423" calcext:value-type="float">
            <text:p>487423</text:p>
          </table:table-cell>
          <table:table-cell office:value-type="float" office:value="268935" calcext:value-type="float">
            <text:p>268935</text:p>
          </table:table-cell>
          <table:table-cell office:value-type="float" office:value="487423" calcext:value-type="float">
            <text:p>487423</text:p>
          </table:table-cell>
          <table:table-cell table:number-columns-repeated="101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formula="of:=[.B274]*[.B274]/[.C274]" office:value-type="float" office:value="19.6702127659574" calcext:value-type="float">
            <text:p>19.67</text:p>
          </table:table-cell>
          <table:table-cell table:formula="of:=MAX([.F274:.JF274])" office:value-type="float" office:value="662811" calcext:value-type="float">
            <text:p>662811</text:p>
          </table:table-cell>
          <table:table-cell office:value-type="float" office:value="275735" calcext:value-type="float">
            <text:p>275735</text:p>
          </table:table-cell>
          <table:table-cell office:value-type="float" office:value="662811" calcext:value-type="float">
            <text:p>662811</text:p>
          </table:table-cell>
          <table:table-cell table:number-columns-repeated="101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275]*[.B275]/[.C275]" office:value-type="float" office:value="12.781512605042" calcext:value-type="float">
            <text:p>12.78</text:p>
          </table:table-cell>
          <table:table-cell table:formula="of:=MAX([.F275:.JF275])" office:value-type="float" office:value="711863" calcext:value-type="float">
            <text:p>711863</text:p>
          </table:table-cell>
          <table:table-cell office:value-type="float" office:value="278996" calcext:value-type="float">
            <text:p>278996</text:p>
          </table:table-cell>
          <table:table-cell office:value-type="float" office:value="711863" calcext:value-type="float">
            <text:p>711863</text:p>
          </table:table-cell>
          <table:table-cell table:number-columns-repeated="101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B276]*[.B276]/[.C276]" office:value-type="float" office:value="41.0888888888889" calcext:value-type="float">
            <text:p>41.09</text:p>
          </table:table-cell>
          <table:table-cell table:formula="of:=MAX([.F276:.JF276])" office:value-type="float" office:value="680834" calcext:value-type="float">
            <text:p>680834</text:p>
          </table:table-cell>
          <table:table-cell office:value-type="float" office:value="294858" calcext:value-type="float">
            <text:p>294858</text:p>
          </table:table-cell>
          <table:table-cell office:value-type="float" office:value="680834" calcext:value-type="float">
            <text:p>680834</text:p>
          </table:table-cell>
          <table:table-cell table:number-columns-repeated="101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[.B277]*[.B277]/[.C277]" office:value-type="float" office:value="28.4883720930233" calcext:value-type="float">
            <text:p>28.49</text:p>
          </table:table-cell>
          <table:table-cell table:formula="of:=MAX([.F277:.JF277])" office:value-type="float" office:value="838457" calcext:value-type="float">
            <text:p>838457</text:p>
          </table:table-cell>
          <table:table-cell office:value-type="float" office:value="317300" calcext:value-type="float">
            <text:p>317300</text:p>
          </table:table-cell>
          <table:table-cell office:value-type="float" office:value="838457" calcext:value-type="float">
            <text:p>838457</text:p>
          </table:table-cell>
          <table:table-cell table:number-columns-repeated="101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table:formula="of:=[.B278]*[.B278]/[.C278]" office:value-type="float" office:value="18.7888198757764" calcext:value-type="float">
            <text:p>18.79</text:p>
          </table:table-cell>
          <table:table-cell table:formula="of:=MAX([.F278:.JF278])" office:value-type="float" office:value="466724" calcext:value-type="float">
            <text:p>466724</text:p>
          </table:table-cell>
          <table:table-cell office:value-type="float" office:value="262222" calcext:value-type="float">
            <text:p>262222</text:p>
          </table:table-cell>
          <table:table-cell office:value-type="float" office:value="466724" calcext:value-type="float">
            <text:p>466724</text:p>
          </table:table-cell>
          <table:table-cell table:number-columns-repeated="101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table:formula="of:=[.B279]*[.B279]/[.C279]" office:value-type="float" office:value="13.3384615384615" calcext:value-type="float">
            <text:p>13.34</text:p>
          </table:table-cell>
          <table:table-cell table:formula="of:=MAX([.F279:.JF279])" office:value-type="float" office:value="554366" calcext:value-type="float">
            <text:p>554366</text:p>
          </table:table-cell>
          <table:table-cell office:value-type="float" office:value="288553" calcext:value-type="float">
            <text:p>288553</text:p>
          </table:table-cell>
          <table:table-cell office:value-type="float" office:value="554366" calcext:value-type="float">
            <text:p>554366</text:p>
          </table:table-cell>
          <table:table-cell table:number-columns-repeated="101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formula="of:=[.B280]*[.B280]/[.C280]" office:value-type="float" office:value="35.3088235294118" calcext:value-type="float">
            <text:p>35.31</text:p>
          </table:table-cell>
          <table:table-cell table:formula="of:=MAX([.F280:.JF280])" office:value-type="float" office:value="503741" calcext:value-type="float">
            <text:p>503741</text:p>
          </table:table-cell>
          <table:table-cell office:value-type="float" office:value="272297" calcext:value-type="float">
            <text:p>272297</text:p>
          </table:table-cell>
          <table:table-cell office:value-type="float" office:value="503741" calcext:value-type="float">
            <text:p>503741</text:p>
          </table:table-cell>
          <table:table-cell table:number-columns-repeated="101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281]*[.B281]/[.C281]" office:value-type="float" office:value="20.5471698113208" calcext:value-type="float">
            <text:p>20.55</text:p>
          </table:table-cell>
          <table:table-cell table:formula="of:=MAX([.F281:.JF281])" office:value-type="float" office:value="708737" calcext:value-type="float">
            <text:p>708737</text:p>
          </table:table-cell>
          <table:table-cell office:value-type="float" office:value="244835" calcext:value-type="float">
            <text:p>244835</text:p>
          </table:table-cell>
          <table:table-cell office:value-type="float" office:value="708737" calcext:value-type="float">
            <text:p>708737</text:p>
          </table:table-cell>
          <table:table-cell table:number-columns-repeated="101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table:formula="of:=[.B282]*[.B282]/[.C282]" office:value-type="float" office:value="17.090395480226" calcext:value-type="float">
            <text:p>17.09</text:p>
          </table:table-cell>
          <table:table-cell table:formula="of:=MAX([.F282:.JF282])" office:value-type="float" office:value="532629" calcext:value-type="float">
            <text:p>532629</text:p>
          </table:table-cell>
          <table:table-cell office:value-type="float" office:value="288024" calcext:value-type="float">
            <text:p>288024</text:p>
          </table:table-cell>
          <table:table-cell office:value-type="float" office:value="532629" calcext:value-type="float">
            <text:p>532629</text:p>
          </table:table-cell>
          <table:table-cell table:number-columns-repeated="101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formula="of:=[.B283]*[.B283]/[.C283]" office:value-type="float" office:value="12.340782122905" calcext:value-type="float">
            <text:p>12.34</text:p>
          </table:table-cell>
          <table:table-cell table:formula="of:=MAX([.F283:.JF283])" office:value-type="float" office:value="546426" calcext:value-type="float">
            <text:p>546426</text:p>
          </table:table-cell>
          <table:table-cell office:value-type="float" office:value="269837" calcext:value-type="float">
            <text:p>269837</text:p>
          </table:table-cell>
          <table:table-cell office:value-type="float" office:value="546426" calcext:value-type="float">
            <text:p>546426</text:p>
          </table:table-cell>
          <table:table-cell table:number-columns-repeated="101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table:formula="of:=[.B284]*[.B284]/[.C284]" office:value-type="float" office:value="15.3409090909091" calcext:value-type="float">
            <text:p>15.34</text:p>
          </table:table-cell>
          <table:table-cell table:formula="of:=MAX([.F284:.JF284])" office:value-type="float" office:value="626086" calcext:value-type="float">
            <text:p>626086</text:p>
          </table:table-cell>
          <table:table-cell office:value-type="float" office:value="264823" calcext:value-type="float">
            <text:p>264823</text:p>
          </table:table-cell>
          <table:table-cell office:value-type="float" office:value="626086" calcext:value-type="float">
            <text:p>626086</text:p>
          </table:table-cell>
          <table:table-cell table:number-columns-repeated="101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[.B285]*[.B285]/[.C285]" office:value-type="float" office:value="19.8405797101449" calcext:value-type="float">
            <text:p>19.84</text:p>
          </table:table-cell>
          <table:table-cell table:formula="of:=MAX([.F285:.JF285])" office:value-type="float" office:value="731663" calcext:value-type="float">
            <text:p>731663</text:p>
          </table:table-cell>
          <table:table-cell office:value-type="float" office:value="286501" calcext:value-type="float">
            <text:p>286501</text:p>
          </table:table-cell>
          <table:table-cell office:value-type="float" office:value="731663" calcext:value-type="float">
            <text:p>731663</text:p>
          </table:table-cell>
          <table:table-cell table:number-columns-repeated="1016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9" calcext:value-type="float">
            <text:p>59</text:p>
          </table:table-cell>
          <table:table-cell office:value-type="float" office:value="259" calcext:value-type="float">
            <text:p>259</text:p>
          </table:table-cell>
          <table:table-cell table:formula="of:=[.B286]*[.B286]/[.C286]" office:value-type="float" office:value="13.4401544401544" calcext:value-type="float">
            <text:p>13.44</text:p>
          </table:table-cell>
          <table:table-cell table:formula="of:=MAX([.F286:.JF286])" office:value-type="float" office:value="452974" calcext:value-type="float">
            <text:p>452974</text:p>
          </table:table-cell>
          <table:table-cell office:value-type="float" office:value="265512" calcext:value-type="float">
            <text:p>265512</text:p>
          </table:table-cell>
          <table:table-cell office:value-type="float" office:value="452974" calcext:value-type="float">
            <text:p>452974</text:p>
          </table:table-cell>
          <table:table-cell table:number-columns-repeated="101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[.B287]*[.B287]/[.C287]" office:value-type="float" office:value="15.2539682539683" calcext:value-type="float">
            <text:p>15.25</text:p>
          </table:table-cell>
          <table:table-cell table:formula="of:=MAX([.F287:.JF287])" office:value-type="float" office:value="919156" calcext:value-type="float">
            <text:p>919156</text:p>
          </table:table-cell>
          <table:table-cell office:value-type="float" office:value="316672" calcext:value-type="float">
            <text:p>316672</text:p>
          </table:table-cell>
          <table:table-cell office:value-type="float" office:value="919156" calcext:value-type="float">
            <text:p>919156</text:p>
          </table:table-cell>
          <table:table-cell table:number-columns-repeated="101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[.B288]*[.B288]/[.C288]" office:value-type="float" office:value="14.1323529411765" calcext:value-type="float">
            <text:p>14.13</text:p>
          </table:table-cell>
          <table:table-cell table:formula="of:=MAX([.F288:.JF288])" office:value-type="float" office:value="799324" calcext:value-type="float">
            <text:p>799324</text:p>
          </table:table-cell>
          <table:table-cell office:value-type="float" office:value="290373" calcext:value-type="float">
            <text:p>290373</text:p>
          </table:table-cell>
          <table:table-cell office:value-type="float" office:value="799324" calcext:value-type="float">
            <text:p>799324</text:p>
          </table:table-cell>
          <table:table-cell table:number-columns-repeated="101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table:formula="of:=[.B289]*[.B289]/[.C289]" office:value-type="float" office:value="18.2561983471074" calcext:value-type="float">
            <text:p>18.26</text:p>
          </table:table-cell>
          <table:table-cell table:formula="of:=MAX([.F289:.JF289])" office:value-type="float" office:value="611078" calcext:value-type="float">
            <text:p>611078</text:p>
          </table:table-cell>
          <table:table-cell office:value-type="float" office:value="271585" calcext:value-type="float">
            <text:p>271585</text:p>
          </table:table-cell>
          <table:table-cell office:value-type="float" office:value="611078" calcext:value-type="float">
            <text:p>611078</text:p>
          </table:table-cell>
          <table:table-cell table:number-columns-repeated="101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table:formula="of:=[.B290]*[.B290]/[.C290]" office:value-type="float" office:value="12.3658536585366" calcext:value-type="float">
            <text:p>12.37</text:p>
          </table:table-cell>
          <table:table-cell table:formula="of:=MAX([.F290:.JF290])" office:value-type="float" office:value="780264" calcext:value-type="float">
            <text:p>780264</text:p>
          </table:table-cell>
          <table:table-cell office:value-type="float" office:value="300451" calcext:value-type="float">
            <text:p>300451</text:p>
          </table:table-cell>
          <table:table-cell office:value-type="float" office:value="780264" calcext:value-type="float">
            <text:p>780264</text:p>
          </table:table-cell>
          <table:table-cell table:number-columns-repeated="101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291]*[.B291]/[.C291]" office:value-type="float" office:value="13.7285714285714" calcext:value-type="float">
            <text:p>13.73</text:p>
          </table:table-cell>
          <table:table-cell table:formula="of:=MAX([.F291:.JF291])" office:value-type="float" office:value="754570" calcext:value-type="float">
            <text:p>754570</text:p>
          </table:table-cell>
          <table:table-cell office:value-type="float" office:value="277374" calcext:value-type="float">
            <text:p>277374</text:p>
          </table:table-cell>
          <table:table-cell office:value-type="float" office:value="754570" calcext:value-type="float">
            <text:p>754570</text:p>
          </table:table-cell>
          <table:table-cell table:number-columns-repeated="101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B292]*[.B292]/[.C292]" office:value-type="float" office:value="23.4083333333333" calcext:value-type="float">
            <text:p>23.41</text:p>
          </table:table-cell>
          <table:table-cell table:formula="of:=MAX([.F292:.JF292])" office:value-type="float" office:value="480011" calcext:value-type="float">
            <text:p>480011</text:p>
          </table:table-cell>
          <table:table-cell office:value-type="float" office:value="253234" calcext:value-type="float">
            <text:p>253234</text:p>
          </table:table-cell>
          <table:table-cell office:value-type="float" office:value="480011" calcext:value-type="float">
            <text:p>480011</text:p>
          </table:table-cell>
          <table:table-cell table:number-columns-repeated="1016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formula="of:=[.B293]*[.B293]/[.C293]" office:value-type="float" office:value="12.4805194805195" calcext:value-type="float">
            <text:p>12.48</text:p>
          </table:table-cell>
          <table:table-cell table:formula="of:=MAX([.F293:.JF293])" office:value-type="float" office:value="847221" calcext:value-type="float">
            <text:p>847221</text:p>
          </table:table-cell>
          <table:table-cell office:value-type="float" office:value="298782" calcext:value-type="float">
            <text:p>298782</text:p>
          </table:table-cell>
          <table:table-cell office:value-type="float" office:value="847221" calcext:value-type="float">
            <text:p>847221</text:p>
          </table:table-cell>
          <table:table-cell table:number-columns-repeated="101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table:formula="of:=[.B294]*[.B294]/[.C294]" office:value-type="float" office:value="14.1145038167939" calcext:value-type="float">
            <text:p>14.11</text:p>
          </table:table-cell>
          <table:table-cell table:formula="of:=MAX([.F294:.JF294])" office:value-type="float" office:value="700215" calcext:value-type="float">
            <text:p>700215</text:p>
          </table:table-cell>
          <table:table-cell office:value-type="float" office:value="286099" calcext:value-type="float">
            <text:p>286099</text:p>
          </table:table-cell>
          <table:table-cell office:value-type="float" office:value="700215" calcext:value-type="float">
            <text:p>700215</text:p>
          </table:table-cell>
          <table:table-cell table:number-columns-repeated="101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[.B295]*[.B295]/[.C295]" office:value-type="float" office:value="18.4725274725275" calcext:value-type="float">
            <text:p>18.47</text:p>
          </table:table-cell>
          <table:table-cell table:formula="of:=MAX([.F295:.JF295])" office:value-type="float" office:value="602870" calcext:value-type="float">
            <text:p>602870</text:p>
          </table:table-cell>
          <table:table-cell office:value-type="float" office:value="250401" calcext:value-type="float">
            <text:p>250401</text:p>
          </table:table-cell>
          <table:table-cell office:value-type="float" office:value="602870" calcext:value-type="float">
            <text:p>602870</text:p>
          </table:table-cell>
          <table:table-cell table:number-columns-repeated="101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formula="of:=[.B296]*[.B296]/[.C296]" office:value-type="float" office:value="55.2539682539683" calcext:value-type="float">
            <text:p>55.25</text:p>
          </table:table-cell>
          <table:table-cell table:formula="of:=MAX([.F296:.JF296])" office:value-type="float" office:value="422807" calcext:value-type="float">
            <text:p>422807</text:p>
          </table:table-cell>
          <table:table-cell office:value-type="float" office:value="292927" calcext:value-type="float">
            <text:p>292927</text:p>
          </table:table-cell>
          <table:table-cell office:value-type="float" office:value="422807" calcext:value-type="float">
            <text:p>422807</text:p>
          </table:table-cell>
          <table:table-cell table:number-columns-repeated="101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formula="of:=[.B297]*[.B297]/[.C297]" office:value-type="float" office:value="24.0833333333333" calcext:value-type="float">
            <text:p>24.08</text:p>
          </table:table-cell>
          <table:table-cell table:formula="of:=MAX([.F297:.JF297])" office:value-type="float" office:value="523130" calcext:value-type="float">
            <text:p>523130</text:p>
          </table:table-cell>
          <table:table-cell office:value-type="float" office:value="290185" calcext:value-type="float">
            <text:p>290185</text:p>
          </table:table-cell>
          <table:table-cell office:value-type="float" office:value="523130" calcext:value-type="float">
            <text:p>523130</text:p>
          </table:table-cell>
          <table:table-cell table:number-columns-repeated="101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9" calcext:value-type="float">
            <text:p>49</text:p>
          </table:table-cell>
          <table:table-cell office:value-type="float" office:value="192" calcext:value-type="float">
            <text:p>192</text:p>
          </table:table-cell>
          <table:table-cell table:formula="of:=[.B298]*[.B298]/[.C298]" office:value-type="float" office:value="12.5052083333333" calcext:value-type="float">
            <text:p>12.51</text:p>
          </table:table-cell>
          <table:table-cell table:formula="of:=MAX([.F298:.JF298])" office:value-type="float" office:value="482492" calcext:value-type="float">
            <text:p>482492</text:p>
          </table:table-cell>
          <table:table-cell office:value-type="float" office:value="247597" calcext:value-type="float">
            <text:p>247597</text:p>
          </table:table-cell>
          <table:table-cell office:value-type="float" office:value="482492" calcext:value-type="float">
            <text:p>482492</text:p>
          </table:table-cell>
          <table:table-cell table:number-columns-repeated="101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formula="of:=[.B299]*[.B299]/[.C299]" office:value-type="float" office:value="14.7266666666667" calcext:value-type="float">
            <text:p>14.73</text:p>
          </table:table-cell>
          <table:table-cell table:formula="of:=MAX([.F299:.JF299])" office:value-type="float" office:value="633026" calcext:value-type="float">
            <text:p>633026</text:p>
          </table:table-cell>
          <table:table-cell office:value-type="float" office:value="322818" calcext:value-type="float">
            <text:p>322818</text:p>
          </table:table-cell>
          <table:table-cell office:value-type="float" office:value="633026" calcext:value-type="float">
            <text:p>633026</text:p>
          </table:table-cell>
          <table:table-cell table:number-columns-repeated="101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formula="of:=[.B300]*[.B300]/[.C300]" office:value-type="float" office:value="13.0645161290323" calcext:value-type="float">
            <text:p>13.06</text:p>
          </table:table-cell>
          <table:table-cell table:formula="of:=MAX([.F300:.JF300])" office:value-type="float" office:value="599047" calcext:value-type="float">
            <text:p>599047</text:p>
          </table:table-cell>
          <table:table-cell office:value-type="float" office:value="271483" calcext:value-type="float">
            <text:p>271483</text:p>
          </table:table-cell>
          <table:table-cell office:value-type="float" office:value="599047" calcext:value-type="float">
            <text:p>599047</text:p>
          </table:table-cell>
          <table:table-cell table:number-columns-repeated="101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301]*[.B301]/[.C301]" office:value-type="float" office:value="26.063829787234" calcext:value-type="float">
            <text:p>26.06</text:p>
          </table:table-cell>
          <table:table-cell table:formula="of:=MAX([.F301:.JF301])" office:value-type="float" office:value="755163" calcext:value-type="float">
            <text:p>755163</text:p>
          </table:table-cell>
          <table:table-cell office:value-type="float" office:value="253659" calcext:value-type="float">
            <text:p>253659</text:p>
          </table:table-cell>
          <table:table-cell office:value-type="float" office:value="755163" calcext:value-type="float">
            <text:p>755163</text:p>
          </table:table-cell>
          <table:table-cell table:number-columns-repeated="101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302]*[.B302]/[.C302]" office:value-type="float" office:value="36.2549019607843" calcext:value-type="float">
            <text:p>36.25</text:p>
          </table:table-cell>
          <table:table-cell table:formula="of:=MAX([.F302:.JF302])" office:value-type="float" office:value="649851" calcext:value-type="float">
            <text:p>649851</text:p>
          </table:table-cell>
          <table:table-cell office:value-type="float" office:value="296275" calcext:value-type="float">
            <text:p>296275</text:p>
          </table:table-cell>
          <table:table-cell office:value-type="float" office:value="649851" calcext:value-type="float">
            <text:p>649851</text:p>
          </table:table-cell>
          <table:table-cell table:number-columns-repeated="101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formula="of:=[.B303]*[.B303]/[.C303]" office:value-type="float" office:value="16.1140939597315" calcext:value-type="float">
            <text:p>16.11</text:p>
          </table:table-cell>
          <table:table-cell table:formula="of:=MAX([.F303:.JF303])" office:value-type="float" office:value="515356" calcext:value-type="float">
            <text:p>515356</text:p>
          </table:table-cell>
          <table:table-cell office:value-type="float" office:value="252791" calcext:value-type="float">
            <text:p>252791</text:p>
          </table:table-cell>
          <table:table-cell office:value-type="float" office:value="515356" calcext:value-type="float">
            <text:p>515356</text:p>
          </table:table-cell>
          <table:table-cell table:number-columns-repeated="101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table:formula="of:=[.B304]*[.B304]/[.C304]" office:value-type="float" office:value="15.3497267759563" calcext:value-type="float">
            <text:p>15.35</text:p>
          </table:table-cell>
          <table:table-cell table:formula="of:=MAX([.F304:.JF304])" office:value-type="float" office:value="488972" calcext:value-type="float">
            <text:p>488972</text:p>
          </table:table-cell>
          <table:table-cell office:value-type="float" office:value="265895" calcext:value-type="float">
            <text:p>265895</text:p>
          </table:table-cell>
          <table:table-cell office:value-type="float" office:value="488972" calcext:value-type="float">
            <text:p>488972</text:p>
          </table:table-cell>
          <table:table-cell table:number-columns-repeated="1016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B305]*[.B305]/[.C305]" office:value-type="float" office:value="24.0196078431373" calcext:value-type="float">
            <text:p>24.02</text:p>
          </table:table-cell>
          <table:table-cell table:formula="of:=MAX([.F305:.JF305])" office:value-type="float" office:value="760497" calcext:value-type="float">
            <text:p>760497</text:p>
          </table:table-cell>
          <table:table-cell office:value-type="float" office:value="260736" calcext:value-type="float">
            <text:p>260736</text:p>
          </table:table-cell>
          <table:table-cell office:value-type="float" office:value="760497" calcext:value-type="float">
            <text:p>760497</text:p>
          </table:table-cell>
          <table:table-cell table:number-columns-repeated="1016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formula="of:=[.B306]*[.B306]/[.C306]" office:value-type="float" office:value="25.5826771653543" calcext:value-type="float">
            <text:p>25.58</text:p>
          </table:table-cell>
          <table:table-cell table:formula="of:=MAX([.F306:.JF306])" office:value-type="float" office:value="446351" calcext:value-type="float">
            <text:p>446351</text:p>
          </table:table-cell>
          <table:table-cell office:value-type="float" office:value="251886" calcext:value-type="float">
            <text:p>251886</text:p>
          </table:table-cell>
          <table:table-cell office:value-type="float" office:value="446351" calcext:value-type="float">
            <text:p>446351</text:p>
          </table:table-cell>
          <table:table-cell table:number-columns-repeated="10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table:formula="of:=[.B307]*[.B307]/[.C307]" office:value-type="float" office:value="19.2248520710059" calcext:value-type="float">
            <text:p>19.22</text:p>
          </table:table-cell>
          <table:table-cell table:formula="of:=MAX([.F307:.JF307])" office:value-type="float" office:value="443787" calcext:value-type="float">
            <text:p>443787</text:p>
          </table:table-cell>
          <table:table-cell office:value-type="float" office:value="256900" calcext:value-type="float">
            <text:p>256900</text:p>
          </table:table-cell>
          <table:table-cell office:value-type="float" office:value="443787" calcext:value-type="float">
            <text:p>443787</text:p>
          </table:table-cell>
          <table:table-cell table:number-columns-repeated="101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table:formula="of:=[.B308]*[.B308]/[.C308]" office:value-type="float" office:value="20.5632911392405" calcext:value-type="float">
            <text:p>20.56</text:p>
          </table:table-cell>
          <table:table-cell table:formula="of:=MAX([.F308:.JF308])" office:value-type="float" office:value="476761" calcext:value-type="float">
            <text:p>476761</text:p>
          </table:table-cell>
          <table:table-cell office:value-type="float" office:value="271880" calcext:value-type="float">
            <text:p>271880</text:p>
          </table:table-cell>
          <table:table-cell office:value-type="float" office:value="476761" calcext:value-type="float">
            <text:p>476761</text:p>
          </table:table-cell>
          <table:table-cell table:number-columns-repeated="101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formula="of:=[.B309]*[.B309]/[.C309]" office:value-type="float" office:value="14.0083333333333" calcext:value-type="float">
            <text:p>14.01</text:p>
          </table:table-cell>
          <table:table-cell table:formula="of:=MAX([.F309:.JF309])" office:value-type="float" office:value="665036" calcext:value-type="float">
            <text:p>665036</text:p>
          </table:table-cell>
          <table:table-cell office:value-type="float" office:value="256791" calcext:value-type="float">
            <text:p>256791</text:p>
          </table:table-cell>
          <table:table-cell office:value-type="float" office:value="665036" calcext:value-type="float">
            <text:p>665036</text:p>
          </table:table-cell>
          <table:table-cell table:number-columns-repeated="101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formula="of:=[.B310]*[.B310]/[.C310]" office:value-type="float" office:value="42.5606060606061" calcext:value-type="float">
            <text:p>42.56</text:p>
          </table:table-cell>
          <table:table-cell table:formula="of:=MAX([.F310:.JF310])" office:value-type="float" office:value="552271" calcext:value-type="float">
            <text:p>552271</text:p>
          </table:table-cell>
          <table:table-cell office:value-type="float" office:value="263972" calcext:value-type="float">
            <text:p>263972</text:p>
          </table:table-cell>
          <table:table-cell office:value-type="float" office:value="552271" calcext:value-type="float">
            <text:p>552271</text:p>
          </table:table-cell>
          <table:table-cell table:number-columns-repeated="101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table:formula="of:=[.B311]*[.B311]/[.C311]" office:value-type="float" office:value="24.2" calcext:value-type="float">
            <text:p>24.20</text:p>
          </table:table-cell>
          <table:table-cell table:formula="of:=MAX([.F311:.JF311])" office:value-type="float" office:value="533370" calcext:value-type="float">
            <text:p>533370</text:p>
          </table:table-cell>
          <table:table-cell office:value-type="float" office:value="282978" calcext:value-type="float">
            <text:p>282978</text:p>
          </table:table-cell>
          <table:table-cell office:value-type="float" office:value="533370" calcext:value-type="float">
            <text:p>533370</text:p>
          </table:table-cell>
          <table:table-cell table:number-columns-repeated="1016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312]*[.B312]/[.C312]" office:value-type="float" office:value="17.6086956521739" calcext:value-type="float">
            <text:p>17.61</text:p>
          </table:table-cell>
          <table:table-cell table:formula="of:=MAX([.F312:.JF312])" office:value-type="float" office:value="645646" calcext:value-type="float">
            <text:p>645646</text:p>
          </table:table-cell>
          <table:table-cell office:value-type="float" office:value="283924" calcext:value-type="float">
            <text:p>283924</text:p>
          </table:table-cell>
          <table:table-cell office:value-type="float" office:value="645646" calcext:value-type="float">
            <text:p>645646</text:p>
          </table:table-cell>
          <table:table-cell table:number-columns-repeated="101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[.B313]*[.B313]/[.C313]" office:value-type="float" office:value="32.4385964912281" calcext:value-type="float">
            <text:p>32.44</text:p>
          </table:table-cell>
          <table:table-cell table:formula="of:=MAX([.F313:.JF313])" office:value-type="float" office:value="689888" calcext:value-type="float">
            <text:p>689888</text:p>
          </table:table-cell>
          <table:table-cell office:value-type="float" office:value="284903" calcext:value-type="float">
            <text:p>284903</text:p>
          </table:table-cell>
          <table:table-cell office:value-type="float" office:value="689888" calcext:value-type="float">
            <text:p>689888</text:p>
          </table:table-cell>
          <table:table-cell table:number-columns-repeated="101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formula="of:=[.B314]*[.B314]/[.C314]" office:value-type="float" office:value="28.6883116883117" calcext:value-type="float">
            <text:p>28.69</text:p>
          </table:table-cell>
          <table:table-cell table:formula="of:=MAX([.F314:.JF314])" office:value-type="float" office:value="610284" calcext:value-type="float">
            <text:p>610284</text:p>
          </table:table-cell>
          <table:table-cell office:value-type="float" office:value="297329" calcext:value-type="float">
            <text:p>297329</text:p>
          </table:table-cell>
          <table:table-cell office:value-type="float" office:value="610284" calcext:value-type="float">
            <text:p>610284</text:p>
          </table:table-cell>
          <table:table-cell table:number-columns-repeated="101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7" calcext:value-type="float">
            <text:p>57</text:p>
          </table:table-cell>
          <table:table-cell office:value-type="float" office:value="239" calcext:value-type="float">
            <text:p>239</text:p>
          </table:table-cell>
          <table:table-cell table:formula="of:=[.B315]*[.B315]/[.C315]" office:value-type="float" office:value="13.5941422594142" calcext:value-type="float">
            <text:p>13.59</text:p>
          </table:table-cell>
          <table:table-cell table:formula="of:=MAX([.F315:.JF315])" office:value-type="float" office:value="508063" calcext:value-type="float">
            <text:p>508063</text:p>
          </table:table-cell>
          <table:table-cell office:value-type="float" office:value="272401" calcext:value-type="float">
            <text:p>272401</text:p>
          </table:table-cell>
          <table:table-cell office:value-type="float" office:value="508063" calcext:value-type="float">
            <text:p>508063</text:p>
          </table:table-cell>
          <table:table-cell table:number-columns-repeated="101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316]*[.B316]/[.C316]" office:value-type="float" office:value="15.3125" calcext:value-type="float">
            <text:p>15.31</text:p>
          </table:table-cell>
          <table:table-cell table:formula="of:=MAX([.F316:.JF316])" office:value-type="float" office:value="751646" calcext:value-type="float">
            <text:p>751646</text:p>
          </table:table-cell>
          <table:table-cell office:value-type="float" office:value="289878" calcext:value-type="float">
            <text:p>289878</text:p>
          </table:table-cell>
          <table:table-cell office:value-type="float" office:value="751646" calcext:value-type="float">
            <text:p>751646</text:p>
          </table:table-cell>
          <table:table-cell table:number-columns-repeated="101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table:formula="of:=[.B317]*[.B317]/[.C317]" office:value-type="float" office:value="14.8624338624339" calcext:value-type="float">
            <text:p>14.86</text:p>
          </table:table-cell>
          <table:table-cell table:formula="of:=MAX([.F317:.JF317])" office:value-type="float" office:value="448607" calcext:value-type="float">
            <text:p>448607</text:p>
          </table:table-cell>
          <table:table-cell office:value-type="float" office:value="256743" calcext:value-type="float">
            <text:p>256743</text:p>
          </table:table-cell>
          <table:table-cell office:value-type="float" office:value="448607" calcext:value-type="float">
            <text:p>448607</text:p>
          </table:table-cell>
          <table:table-cell table:number-columns-repeated="1016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formula="of:=[.B318]*[.B318]/[.C318]" office:value-type="float" office:value="22.3676470588235" calcext:value-type="float">
            <text:p>22.37</text:p>
          </table:table-cell>
          <table:table-cell table:formula="of:=MAX([.F318:.JF318])" office:value-type="float" office:value="736354" calcext:value-type="float">
            <text:p>736354</text:p>
          </table:table-cell>
          <table:table-cell office:value-type="float" office:value="280954" calcext:value-type="float">
            <text:p>280954</text:p>
          </table:table-cell>
          <table:table-cell office:value-type="float" office:value="736354" calcext:value-type="float">
            <text:p>736354</text:p>
          </table:table-cell>
          <table:table-cell table:number-columns-repeated="101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7" calcext:value-type="float">
            <text:p>57</text:p>
          </table:table-cell>
          <table:table-cell office:value-type="float" office:value="251" calcext:value-type="float">
            <text:p>251</text:p>
          </table:table-cell>
          <table:table-cell table:formula="of:=[.B319]*[.B319]/[.C319]" office:value-type="float" office:value="12.9442231075697" calcext:value-type="float">
            <text:p>12.94</text:p>
          </table:table-cell>
          <table:table-cell table:formula="of:=MAX([.F319:.JF319])" office:value-type="float" office:value="440137" calcext:value-type="float">
            <text:p>440137</text:p>
          </table:table-cell>
          <table:table-cell office:value-type="float" office:value="256998" calcext:value-type="float">
            <text:p>256998</text:p>
          </table:table-cell>
          <table:table-cell office:value-type="float" office:value="440137" calcext:value-type="float">
            <text:p>440137</text:p>
          </table:table-cell>
          <table:table-cell table:number-columns-repeated="1016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320]*[.B320]/[.C320]" office:value-type="float" office:value="20.5471698113208" calcext:value-type="float">
            <text:p>20.55</text:p>
          </table:table-cell>
          <table:table-cell table:formula="of:=MAX([.F320:.JF320])" office:value-type="float" office:value="626884" calcext:value-type="float">
            <text:p>626884</text:p>
          </table:table-cell>
          <table:table-cell office:value-type="float" office:value="220310" calcext:value-type="float">
            <text:p>220310</text:p>
          </table:table-cell>
          <table:table-cell office:value-type="float" office:value="626884" calcext:value-type="float">
            <text:p>626884</text:p>
          </table:table-cell>
          <table:table-cell table:number-columns-repeated="101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321]*[.B321]/[.C321]" office:value-type="float" office:value="15.5" calcext:value-type="float">
            <text:p>15.50</text:p>
          </table:table-cell>
          <table:table-cell table:formula="of:=MAX([.F321:.JF321])" office:value-type="float" office:value="871669" calcext:value-type="float">
            <text:p>871669</text:p>
          </table:table-cell>
          <table:table-cell office:value-type="float" office:value="319375" calcext:value-type="float">
            <text:p>319375</text:p>
          </table:table-cell>
          <table:table-cell office:value-type="float" office:value="871669" calcext:value-type="float">
            <text:p>871669</text:p>
          </table:table-cell>
          <table:table-cell table:number-columns-repeated="101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B322]*[.B322]/[.C322]" office:value-type="float" office:value="27.4571428571429" calcext:value-type="float">
            <text:p>27.46</text:p>
          </table:table-cell>
          <table:table-cell table:formula="of:=MAX([.F322:.JF322])" office:value-type="float" office:value="794144" calcext:value-type="float">
            <text:p>794144</text:p>
          </table:table-cell>
          <table:table-cell office:value-type="float" office:value="313753" calcext:value-type="float">
            <text:p>313753</text:p>
          </table:table-cell>
          <table:table-cell office:value-type="float" office:value="794144" calcext:value-type="float">
            <text:p>794144</text:p>
          </table:table-cell>
          <table:table-cell table:number-columns-repeated="101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formula="of:=[.B323]*[.B323]/[.C323]" office:value-type="float" office:value="18.75" calcext:value-type="float">
            <text:p>18.75</text:p>
          </table:table-cell>
          <table:table-cell table:formula="of:=MAX([.F323:.JF323])" office:value-type="float" office:value="593186" calcext:value-type="float">
            <text:p>593186</text:p>
          </table:table-cell>
          <table:table-cell office:value-type="float" office:value="261494" calcext:value-type="float">
            <text:p>261494</text:p>
          </table:table-cell>
          <table:table-cell office:value-type="float" office:value="593186" calcext:value-type="float">
            <text:p>593186</text:p>
          </table:table-cell>
          <table:table-cell table:number-columns-repeated="101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formula="of:=[.B324]*[.B324]/[.C324]" office:value-type="float" office:value="14.3490566037736" calcext:value-type="float">
            <text:p>14.35</text:p>
          </table:table-cell>
          <table:table-cell table:formula="of:=MAX([.F324:.JF324])" office:value-type="float" office:value="706546" calcext:value-type="float">
            <text:p>706546</text:p>
          </table:table-cell>
          <table:table-cell office:value-type="float" office:value="280719" calcext:value-type="float">
            <text:p>280719</text:p>
          </table:table-cell>
          <table:table-cell office:value-type="float" office:value="706546" calcext:value-type="float">
            <text:p>706546</text:p>
          </table:table-cell>
          <table:table-cell table:number-columns-repeated="1016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325]*[.B325]/[.C325]" office:value-type="float" office:value="16.8090909090909" calcext:value-type="float">
            <text:p>16.81</text:p>
          </table:table-cell>
          <table:table-cell table:formula="of:=MAX([.F325:.JF325])" office:value-type="float" office:value="713386" calcext:value-type="float">
            <text:p>713386</text:p>
          </table:table-cell>
          <table:table-cell office:value-type="float" office:value="305590" calcext:value-type="float">
            <text:p>305590</text:p>
          </table:table-cell>
          <table:table-cell office:value-type="float" office:value="713386" calcext:value-type="float">
            <text:p>713386</text:p>
          </table:table-cell>
          <table:table-cell table:number-columns-repeated="101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table:formula="of:=[.B326]*[.B326]/[.C326]" office:value-type="float" office:value="19.0251572327044" calcext:value-type="float">
            <text:p>19.03</text:p>
          </table:table-cell>
          <table:table-cell table:formula="of:=MAX([.F326:.JF326])" office:value-type="float" office:value="502858" calcext:value-type="float">
            <text:p>502858</text:p>
          </table:table-cell>
          <table:table-cell office:value-type="float" office:value="276505" calcext:value-type="float">
            <text:p>276505</text:p>
          </table:table-cell>
          <table:table-cell office:value-type="float" office:value="502858" calcext:value-type="float">
            <text:p>502858</text:p>
          </table:table-cell>
          <table:table-cell table:number-columns-repeated="101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7" calcext:value-type="float">
            <text:p>57</text:p>
          </table:table-cell>
          <table:table-cell office:value-type="float" office:value="217" calcext:value-type="float">
            <text:p>217</text:p>
          </table:table-cell>
          <table:table-cell table:formula="of:=[.B327]*[.B327]/[.C327]" office:value-type="float" office:value="14.9723502304147" calcext:value-type="float">
            <text:p>14.97</text:p>
          </table:table-cell>
          <table:table-cell table:formula="of:=MAX([.F327:.JF327])" office:value-type="float" office:value="441122" calcext:value-type="float">
            <text:p>441122</text:p>
          </table:table-cell>
          <table:table-cell office:value-type="float" office:value="246265" calcext:value-type="float">
            <text:p>246265</text:p>
          </table:table-cell>
          <table:table-cell office:value-type="float" office:value="441122" calcext:value-type="float">
            <text:p>441122</text:p>
          </table:table-cell>
          <table:table-cell table:number-columns-repeated="101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328]*[.B328]/[.C328]" office:value-type="float" office:value="13.031914893617" calcext:value-type="float">
            <text:p>13.03</text:p>
          </table:table-cell>
          <table:table-cell table:formula="of:=MAX([.F328:.JF328])" office:value-type="float" office:value="791541" calcext:value-type="float">
            <text:p>791541</text:p>
          </table:table-cell>
          <table:table-cell office:value-type="float" office:value="292164" calcext:value-type="float">
            <text:p>292164</text:p>
          </table:table-cell>
          <table:table-cell office:value-type="float" office:value="791541" calcext:value-type="float">
            <text:p>791541</text:p>
          </table:table-cell>
          <table:table-cell table:number-columns-repeated="101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329]*[.B329]/[.C329]" office:value-type="float" office:value="31.4102564102564" calcext:value-type="float">
            <text:p>31.41</text:p>
          </table:table-cell>
          <table:table-cell table:formula="of:=MAX([.F329:.JF329])" office:value-type="float" office:value="671044" calcext:value-type="float">
            <text:p>671044</text:p>
          </table:table-cell>
          <table:table-cell office:value-type="float" office:value="275047" calcext:value-type="float">
            <text:p>275047</text:p>
          </table:table-cell>
          <table:table-cell office:value-type="float" office:value="671044" calcext:value-type="float">
            <text:p>671044</text:p>
          </table:table-cell>
          <table:table-cell table:number-columns-repeated="101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table:formula="of:=[.B330]*[.B330]/[.C330]" office:value-type="float" office:value="21.5086705202312" calcext:value-type="float">
            <text:p>21.51</text:p>
          </table:table-cell>
          <table:table-cell table:formula="of:=MAX([.F330:.JF330])" office:value-type="float" office:value="442527" calcext:value-type="float">
            <text:p>442527</text:p>
          </table:table-cell>
          <table:table-cell office:value-type="float" office:value="253479" calcext:value-type="float">
            <text:p>253479</text:p>
          </table:table-cell>
          <table:table-cell office:value-type="float" office:value="442527" calcext:value-type="float">
            <text:p>442527</text:p>
          </table:table-cell>
          <table:table-cell table:number-columns-repeated="101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331]*[.B331]/[.C331]" office:value-type="float" office:value="17.6086956521739" calcext:value-type="float">
            <text:p>17.61</text:p>
          </table:table-cell>
          <table:table-cell table:formula="of:=MAX([.F331:.JF331])" office:value-type="float" office:value="598098" calcext:value-type="float">
            <text:p>598098</text:p>
          </table:table-cell>
          <table:table-cell office:value-type="float" office:value="281816" calcext:value-type="float">
            <text:p>281816</text:p>
          </table:table-cell>
          <table:table-cell office:value-type="float" office:value="598098" calcext:value-type="float">
            <text:p>598098</text:p>
          </table:table-cell>
          <table:table-cell table:number-columns-repeated="101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office:value-type="float" office:value="166" calcext:value-type="float">
            <text:p>166</text:p>
          </table:table-cell>
          <table:table-cell table:formula="of:=[.B332]*[.B332]/[.C332]" office:value-type="float" office:value="20.9698795180723" calcext:value-type="float">
            <text:p>20.97</text:p>
          </table:table-cell>
          <table:table-cell table:formula="of:=MAX([.F332:.JF332])" office:value-type="float" office:value="464986" calcext:value-type="float">
            <text:p>464986</text:p>
          </table:table-cell>
          <table:table-cell office:value-type="float" office:value="278239" calcext:value-type="float">
            <text:p>278239</text:p>
          </table:table-cell>
          <table:table-cell office:value-type="float" office:value="464986" calcext:value-type="float">
            <text:p>464986</text:p>
          </table:table-cell>
          <table:table-cell table:number-columns-repeated="101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333]*[.B333]/[.C333]" office:value-type="float" office:value="17.4727272727273" calcext:value-type="float">
            <text:p>17.47</text:p>
          </table:table-cell>
          <table:table-cell table:formula="of:=MAX([.F333:.JF333])" office:value-type="float" office:value="822925" calcext:value-type="float">
            <text:p>822925</text:p>
          </table:table-cell>
          <table:table-cell office:value-type="float" office:value="302202" calcext:value-type="float">
            <text:p>302202</text:p>
          </table:table-cell>
          <table:table-cell office:value-type="float" office:value="822925" calcext:value-type="float">
            <text:p>822925</text:p>
          </table:table-cell>
          <table:table-cell table:number-columns-repeated="101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table:formula="of:=[.B334]*[.B334]/[.C334]" office:value-type="float" office:value="20.0642857142857" calcext:value-type="float">
            <text:p>20.06</text:p>
          </table:table-cell>
          <table:table-cell table:formula="of:=MAX([.F334:.JF334])" office:value-type="float" office:value="533156" calcext:value-type="float">
            <text:p>533156</text:p>
          </table:table-cell>
          <table:table-cell office:value-type="float" office:value="270835" calcext:value-type="float">
            <text:p>270835</text:p>
          </table:table-cell>
          <table:table-cell office:value-type="float" office:value="533156" calcext:value-type="float">
            <text:p>533156</text:p>
          </table:table-cell>
          <table:table-cell table:number-columns-repeated="101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[.B335]*[.B335]/[.C335]" office:value-type="float" office:value="20.4166666666667" calcext:value-type="float">
            <text:p>20.42</text:p>
          </table:table-cell>
          <table:table-cell table:formula="of:=MAX([.F335:.JF335])" office:value-type="float" office:value="718618" calcext:value-type="float">
            <text:p>718618</text:p>
          </table:table-cell>
          <table:table-cell office:value-type="float" office:value="270163" calcext:value-type="float">
            <text:p>270163</text:p>
          </table:table-cell>
          <table:table-cell office:value-type="float" office:value="718618" calcext:value-type="float">
            <text:p>718618</text:p>
          </table:table-cell>
          <table:table-cell table:number-columns-repeated="101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table:formula="of:=[.B336]*[.B336]/[.C336]" office:value-type="float" office:value="12.4932432432432" calcext:value-type="float">
            <text:p>12.49</text:p>
          </table:table-cell>
          <table:table-cell table:formula="of:=MAX([.F336:.JF336])" office:value-type="float" office:value="651360" calcext:value-type="float">
            <text:p>651360</text:p>
          </table:table-cell>
          <table:table-cell office:value-type="float" office:value="278033" calcext:value-type="float">
            <text:p>278033</text:p>
          </table:table-cell>
          <table:table-cell office:value-type="float" office:value="651360" calcext:value-type="float">
            <text:p>651360</text:p>
          </table:table-cell>
          <table:table-cell table:number-columns-repeated="101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B337]*[.B337]/[.C337]" office:value-type="float" office:value="16.3333333333333" calcext:value-type="float">
            <text:p>16.33</text:p>
          </table:table-cell>
          <table:table-cell table:formula="of:=MAX([.F337:.JF337])" office:value-type="float" office:value="847285" calcext:value-type="float">
            <text:p>847285</text:p>
          </table:table-cell>
          <table:table-cell office:value-type="float" office:value="314537" calcext:value-type="float">
            <text:p>314537</text:p>
          </table:table-cell>
          <table:table-cell office:value-type="float" office:value="847285" calcext:value-type="float">
            <text:p>847285</text:p>
          </table:table-cell>
          <table:table-cell table:number-columns-repeated="101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B338]*[.B338]/[.C338]" office:value-type="float" office:value="47.078431372549" calcext:value-type="float">
            <text:p>47.08</text:p>
          </table:table-cell>
          <table:table-cell table:formula="of:=MAX([.F338:.JF338])" office:value-type="float" office:value="507457" calcext:value-type="float">
            <text:p>507457</text:p>
          </table:table-cell>
          <table:table-cell office:value-type="float" office:value="278177" calcext:value-type="float">
            <text:p>278177</text:p>
          </table:table-cell>
          <table:table-cell office:value-type="float" office:value="507457" calcext:value-type="float">
            <text:p>507457</text:p>
          </table:table-cell>
          <table:table-cell table:number-columns-repeated="101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[.B339]*[.B339]/[.C339]" office:value-type="float" office:value="28.5208333333333" calcext:value-type="float">
            <text:p>28.52</text:p>
          </table:table-cell>
          <table:table-cell table:formula="of:=MAX([.F339:.JF339])" office:value-type="float" office:value="608170" calcext:value-type="float">
            <text:p>608170</text:p>
          </table:table-cell>
          <table:table-cell office:value-type="float" office:value="234443" calcext:value-type="float">
            <text:p>234443</text:p>
          </table:table-cell>
          <table:table-cell office:value-type="float" office:value="608170" calcext:value-type="float">
            <text:p>608170</text:p>
          </table:table-cell>
          <table:table-cell table:number-columns-repeated="101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[.B340]*[.B340]/[.C340]" office:value-type="float" office:value="20.7424242424242" calcext:value-type="float">
            <text:p>20.74</text:p>
          </table:table-cell>
          <table:table-cell table:formula="of:=MAX([.F340:.JF340])" office:value-type="float" office:value="713974" calcext:value-type="float">
            <text:p>713974</text:p>
          </table:table-cell>
          <table:table-cell office:value-type="float" office:value="254400" calcext:value-type="float">
            <text:p>254400</text:p>
          </table:table-cell>
          <table:table-cell office:value-type="float" office:value="713974" calcext:value-type="float">
            <text:p>713974</text:p>
          </table:table-cell>
          <table:table-cell table:number-columns-repeated="101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formula="of:=[.B341]*[.B341]/[.C341]" office:value-type="float" office:value="12.5" calcext:value-type="float">
            <text:p>12.50</text:p>
          </table:table-cell>
          <table:table-cell table:formula="of:=MAX([.F341:.JF341])" office:value-type="float" office:value="652089" calcext:value-type="float">
            <text:p>652089</text:p>
          </table:table-cell>
          <table:table-cell office:value-type="float" office:value="286681" calcext:value-type="float">
            <text:p>286681</text:p>
          </table:table-cell>
          <table:table-cell office:value-type="float" office:value="652089" calcext:value-type="float">
            <text:p>652089</text:p>
          </table:table-cell>
          <table:table-cell table:number-columns-repeated="101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table:formula="of:=[.B342]*[.B342]/[.C342]" office:value-type="float" office:value="12.8395721925134" calcext:value-type="float">
            <text:p>12.84</text:p>
          </table:table-cell>
          <table:table-cell table:formula="of:=MAX([.F342:.JF342])" office:value-type="float" office:value="530052" calcext:value-type="float">
            <text:p>530052</text:p>
          </table:table-cell>
          <table:table-cell office:value-type="float" office:value="265993" calcext:value-type="float">
            <text:p>265993</text:p>
          </table:table-cell>
          <table:table-cell office:value-type="float" office:value="530052" calcext:value-type="float">
            <text:p>530052</text:p>
          </table:table-cell>
          <table:table-cell table:number-columns-repeated="101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table:formula="of:=[.B343]*[.B343]/[.C343]" office:value-type="float" office:value="20.4450549450549" calcext:value-type="float">
            <text:p>20.45</text:p>
          </table:table-cell>
          <table:table-cell table:formula="of:=MAX([.F343:.JF343])" office:value-type="float" office:value="453593" calcext:value-type="float">
            <text:p>453593</text:p>
          </table:table-cell>
          <table:table-cell office:value-type="float" office:value="258445" calcext:value-type="float">
            <text:p>258445</text:p>
          </table:table-cell>
          <table:table-cell office:value-type="float" office:value="453593" calcext:value-type="float">
            <text:p>453593</text:p>
          </table:table-cell>
          <table:table-cell table:number-columns-repeated="101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table:formula="of:=[.B344]*[.B344]/[.C344]" office:value-type="float" office:value="26.7769230769231" calcext:value-type="float">
            <text:p>26.78</text:p>
          </table:table-cell>
          <table:table-cell table:formula="of:=MAX([.F344:.JF344])" office:value-type="float" office:value="492731" calcext:value-type="float">
            <text:p>492731</text:p>
          </table:table-cell>
          <table:table-cell office:value-type="float" office:value="264504" calcext:value-type="float">
            <text:p>264504</text:p>
          </table:table-cell>
          <table:table-cell office:value-type="float" office:value="492731" calcext:value-type="float">
            <text:p>492731</text:p>
          </table:table-cell>
          <table:table-cell table:number-columns-repeated="101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B345]*[.B345]/[.C345]" office:value-type="float" office:value="14.792" calcext:value-type="float">
            <text:p>14.79</text:p>
          </table:table-cell>
          <table:table-cell table:formula="of:=MAX([.F345:.JF345])" office:value-type="float" office:value="697243" calcext:value-type="float">
            <text:p>697243</text:p>
          </table:table-cell>
          <table:table-cell office:value-type="float" office:value="308091" calcext:value-type="float">
            <text:p>308091</text:p>
          </table:table-cell>
          <table:table-cell office:value-type="float" office:value="697243" calcext:value-type="float">
            <text:p>697243</text:p>
          </table:table-cell>
          <table:table-cell table:number-columns-repeated="101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formula="of:=[.B346]*[.B346]/[.C346]" office:value-type="float" office:value="12.0087719298246" calcext:value-type="float">
            <text:p>12.01</text:p>
          </table:table-cell>
          <table:table-cell table:formula="of:=MAX([.F346:.JF346])" office:value-type="float" office:value="698767" calcext:value-type="float">
            <text:p>698767</text:p>
          </table:table-cell>
          <table:table-cell office:value-type="float" office:value="269593" calcext:value-type="float">
            <text:p>269593</text:p>
          </table:table-cell>
          <table:table-cell office:value-type="float" office:value="698767" calcext:value-type="float">
            <text:p>698767</text:p>
          </table:table-cell>
          <table:table-cell table:number-columns-repeated="101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formula="of:=[.B347]*[.B347]/[.C347]" office:value-type="float" office:value="18.7122302158273" calcext:value-type="float">
            <text:p>18.71</text:p>
          </table:table-cell>
          <table:table-cell table:formula="of:=MAX([.F347:.JF347])" office:value-type="float" office:value="517406" calcext:value-type="float">
            <text:p>517406</text:p>
          </table:table-cell>
          <table:table-cell office:value-type="float" office:value="259291" calcext:value-type="float">
            <text:p>259291</text:p>
          </table:table-cell>
          <table:table-cell office:value-type="float" office:value="517406" calcext:value-type="float">
            <text:p>517406</text:p>
          </table:table-cell>
          <table:table-cell table:number-columns-repeated="101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table:formula="of:=[.B348]*[.B348]/[.C348]" office:value-type="float" office:value="19.3771929824561" calcext:value-type="float">
            <text:p>19.38</text:p>
          </table:table-cell>
          <table:table-cell table:formula="of:=MAX([.F348:.JF348])" office:value-type="float" office:value="672515" calcext:value-type="float">
            <text:p>672515</text:p>
          </table:table-cell>
          <table:table-cell office:value-type="float" office:value="317953" calcext:value-type="float">
            <text:p>317953</text:p>
          </table:table-cell>
          <table:table-cell office:value-type="float" office:value="672515" calcext:value-type="float">
            <text:p>672515</text:p>
          </table:table-cell>
          <table:table-cell table:number-columns-repeated="101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[.B349]*[.B349]/[.C349]" office:value-type="float" office:value="17.3937007874016" calcext:value-type="float">
            <text:p>17.39</text:p>
          </table:table-cell>
          <table:table-cell table:formula="of:=MAX([.F349:.JF349])" office:value-type="float" office:value="631010" calcext:value-type="float">
            <text:p>631010</text:p>
          </table:table-cell>
          <table:table-cell office:value-type="float" office:value="318183" calcext:value-type="float">
            <text:p>318183</text:p>
          </table:table-cell>
          <table:table-cell office:value-type="float" office:value="631010" calcext:value-type="float">
            <text:p>631010</text:p>
          </table:table-cell>
          <table:table-cell table:number-columns-repeated="1016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formula="of:=[.B350]*[.B350]/[.C350]" office:value-type="float" office:value="13.80625" calcext:value-type="float">
            <text:p>13.81</text:p>
          </table:table-cell>
          <table:table-cell table:formula="of:=MAX([.F350:.JF350])" office:value-type="float" office:value="633825" calcext:value-type="float">
            <text:p>633825</text:p>
          </table:table-cell>
          <table:table-cell office:value-type="float" office:value="299272" calcext:value-type="float">
            <text:p>299272</text:p>
          </table:table-cell>
          <table:table-cell office:value-type="float" office:value="633825" calcext:value-type="float">
            <text:p>633825</text:p>
          </table:table-cell>
          <table:table-cell table:number-columns-repeated="101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formula="of:=[.B351]*[.B351]/[.C351]" office:value-type="float" office:value="18.0064102564103" calcext:value-type="float">
            <text:p>18.01</text:p>
          </table:table-cell>
          <table:table-cell table:formula="of:=MAX([.F351:.JF351])" office:value-type="float" office:value="500519" calcext:value-type="float">
            <text:p>500519</text:p>
          </table:table-cell>
          <table:table-cell office:value-type="float" office:value="259458" calcext:value-type="float">
            <text:p>259458</text:p>
          </table:table-cell>
          <table:table-cell office:value-type="float" office:value="500519" calcext:value-type="float">
            <text:p>500519</text:p>
          </table:table-cell>
          <table:table-cell table:number-columns-repeated="101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table:formula="of:=[.B352]*[.B352]/[.C352]" office:value-type="float" office:value="12.5706806282723" calcext:value-type="float">
            <text:p>12.57</text:p>
          </table:table-cell>
          <table:table-cell table:formula="of:=MAX([.F352:.JF352])" office:value-type="float" office:value="532386" calcext:value-type="float">
            <text:p>532386</text:p>
          </table:table-cell>
          <table:table-cell office:value-type="float" office:value="269431" calcext:value-type="float">
            <text:p>269431</text:p>
          </table:table-cell>
          <table:table-cell office:value-type="float" office:value="532386" calcext:value-type="float">
            <text:p>532386</text:p>
          </table:table-cell>
          <table:table-cell table:number-columns-repeated="101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table:formula="of:=[.B353]*[.B353]/[.C353]" office:value-type="float" office:value="15.7004219409283" calcext:value-type="float">
            <text:p>15.70</text:p>
          </table:table-cell>
          <table:table-cell table:formula="of:=MAX([.F353:.JF353])" office:value-type="float" office:value="432540" calcext:value-type="float">
            <text:p>432540</text:p>
          </table:table-cell>
          <table:table-cell office:value-type="float" office:value="261101" calcext:value-type="float">
            <text:p>261101</text:p>
          </table:table-cell>
          <table:table-cell office:value-type="float" office:value="432540" calcext:value-type="float">
            <text:p>432540</text:p>
          </table:table-cell>
          <table:table-cell table:number-columns-repeated="101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B354]*[.B354]/[.C354]" office:value-type="float" office:value="22.0119047619048" calcext:value-type="float">
            <text:p>22.01</text:p>
          </table:table-cell>
          <table:table-cell table:formula="of:=MAX([.F354:.JF354])" office:value-type="float" office:value="650370" calcext:value-type="float">
            <text:p>650370</text:p>
          </table:table-cell>
          <table:table-cell office:value-type="float" office:value="282478" calcext:value-type="float">
            <text:p>282478</text:p>
          </table:table-cell>
          <table:table-cell office:value-type="float" office:value="650370" calcext:value-type="float">
            <text:p>650370</text:p>
          </table:table-cell>
          <table:table-cell table:number-columns-repeated="101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table:formula="of:=[.B355]*[.B355]/[.C355]" office:value-type="float" office:value="12.6643835616438" calcext:value-type="float">
            <text:p>12.66</text:p>
          </table:table-cell>
          <table:table-cell table:formula="of:=MAX([.F355:.JF355])" office:value-type="float" office:value="634570" calcext:value-type="float">
            <text:p>634570</text:p>
          </table:table-cell>
          <table:table-cell office:value-type="float" office:value="276633" calcext:value-type="float">
            <text:p>276633</text:p>
          </table:table-cell>
          <table:table-cell office:value-type="float" office:value="634570" calcext:value-type="float">
            <text:p>634570</text:p>
          </table:table-cell>
          <table:table-cell table:number-columns-repeated="101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formula="of:=[.B356]*[.B356]/[.C356]" office:value-type="float" office:value="14.0594594594595" calcext:value-type="float">
            <text:p>14.06</text:p>
          </table:table-cell>
          <table:table-cell table:formula="of:=MAX([.F356:.JF356])" office:value-type="float" office:value="500189" calcext:value-type="float">
            <text:p>500189</text:p>
          </table:table-cell>
          <table:table-cell office:value-type="float" office:value="259671" calcext:value-type="float">
            <text:p>259671</text:p>
          </table:table-cell>
          <table:table-cell office:value-type="float" office:value="500189" calcext:value-type="float">
            <text:p>500189</text:p>
          </table:table-cell>
          <table:table-cell table:number-columns-repeated="101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B357]*[.B357]/[.C357]" office:value-type="float" office:value="16.5983606557377" calcext:value-type="float">
            <text:p>16.60</text:p>
          </table:table-cell>
          <table:table-cell table:formula="of:=MAX([.F357:.JF357])" office:value-type="float" office:value="618897" calcext:value-type="float">
            <text:p>618897</text:p>
          </table:table-cell>
          <table:table-cell office:value-type="float" office:value="281176" calcext:value-type="float">
            <text:p>281176</text:p>
          </table:table-cell>
          <table:table-cell office:value-type="float" office:value="618897" calcext:value-type="float">
            <text:p>618897</text:p>
          </table:table-cell>
          <table:table-cell table:number-columns-repeated="1016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table:formula="of:=[.B358]*[.B358]/[.C358]" office:value-type="float" office:value="21.3028169014084" calcext:value-type="float">
            <text:p>21.30</text:p>
          </table:table-cell>
          <table:table-cell table:formula="of:=MAX([.F358:.JF358])" office:value-type="float" office:value="524711" calcext:value-type="float">
            <text:p>524711</text:p>
          </table:table-cell>
          <table:table-cell office:value-type="float" office:value="271845" calcext:value-type="float">
            <text:p>271845</text:p>
          </table:table-cell>
          <table:table-cell office:value-type="float" office:value="524711" calcext:value-type="float">
            <text:p>524711</text:p>
          </table:table-cell>
          <table:table-cell table:number-columns-repeated="101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[.B359]*[.B359]/[.C359]" office:value-type="float" office:value="18.4725274725275" calcext:value-type="float">
            <text:p>18.47</text:p>
          </table:table-cell>
          <table:table-cell table:formula="of:=MAX([.F359:.JF359])" office:value-type="float" office:value="654609" calcext:value-type="float">
            <text:p>654609</text:p>
          </table:table-cell>
          <table:table-cell office:value-type="float" office:value="249814" calcext:value-type="float">
            <text:p>249814</text:p>
          </table:table-cell>
          <table:table-cell office:value-type="float" office:value="654609" calcext:value-type="float">
            <text:p>654609</text:p>
          </table:table-cell>
          <table:table-cell table:number-columns-repeated="101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360]*[.B360]/[.C360]" office:value-type="float" office:value="17.1607142857143" calcext:value-type="float">
            <text:p>17.16</text:p>
          </table:table-cell>
          <table:table-cell table:formula="of:=MAX([.F360:.JF360])" office:value-type="float" office:value="826974" calcext:value-type="float">
            <text:p>826974</text:p>
          </table:table-cell>
          <table:table-cell office:value-type="float" office:value="292480" calcext:value-type="float">
            <text:p>292480</text:p>
          </table:table-cell>
          <table:table-cell office:value-type="float" office:value="826974" calcext:value-type="float">
            <text:p>826974</text:p>
          </table:table-cell>
          <table:table-cell table:number-columns-repeated="1016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formula="of:=[.B361]*[.B361]/[.C361]" office:value-type="float" office:value="26.01" calcext:value-type="float">
            <text:p>26.01</text:p>
          </table:table-cell>
          <table:table-cell table:formula="of:=MAX([.F361:.JF361])" office:value-type="float" office:value="589985" calcext:value-type="float">
            <text:p>589985</text:p>
          </table:table-cell>
          <table:table-cell office:value-type="float" office:value="276677" calcext:value-type="float">
            <text:p>276677</text:p>
          </table:table-cell>
          <table:table-cell office:value-type="float" office:value="589985" calcext:value-type="float">
            <text:p>589985</text:p>
          </table:table-cell>
          <table:table-cell table:number-columns-repeated="101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9" calcext:value-type="float">
            <text:p>59</text:p>
          </table:table-cell>
          <table:table-cell office:value-type="float" office:value="262" calcext:value-type="float">
            <text:p>262</text:p>
          </table:table-cell>
          <table:table-cell table:formula="of:=[.B362]*[.B362]/[.C362]" office:value-type="float" office:value="13.2862595419847" calcext:value-type="float">
            <text:p>13.29</text:p>
          </table:table-cell>
          <table:table-cell table:formula="of:=MAX([.F362:.JF362])" office:value-type="float" office:value="473795" calcext:value-type="float">
            <text:p>473795</text:p>
          </table:table-cell>
          <table:table-cell office:value-type="float" office:value="272155" calcext:value-type="float">
            <text:p>272155</text:p>
          </table:table-cell>
          <table:table-cell office:value-type="float" office:value="473795" calcext:value-type="float">
            <text:p>473795</text:p>
          </table:table-cell>
          <table:table-cell table:number-columns-repeated="101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formula="of:=[.B363]*[.B363]/[.C363]" office:value-type="float" office:value="15.1441441441441" calcext:value-type="float">
            <text:p>15.14</text:p>
          </table:table-cell>
          <table:table-cell table:formula="of:=MAX([.F363:.JF363])" office:value-type="float" office:value="644449" calcext:value-type="float">
            <text:p>644449</text:p>
          </table:table-cell>
          <table:table-cell office:value-type="float" office:value="258921" calcext:value-type="float">
            <text:p>258921</text:p>
          </table:table-cell>
          <table:table-cell office:value-type="float" office:value="644449" calcext:value-type="float">
            <text:p>644449</text:p>
          </table:table-cell>
          <table:table-cell table:number-columns-repeated="101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formula="of:=[.B364]*[.B364]/[.C364]" office:value-type="float" office:value="37.8369565217391" calcext:value-type="float">
            <text:p>37.84</text:p>
          </table:table-cell>
          <table:table-cell table:formula="of:=MAX([.F364:.JF364])" office:value-type="float" office:value="540448" calcext:value-type="float">
            <text:p>540448</text:p>
          </table:table-cell>
          <table:table-cell office:value-type="float" office:value="281337" calcext:value-type="float">
            <text:p>281337</text:p>
          </table:table-cell>
          <table:table-cell office:value-type="float" office:value="540448" calcext:value-type="float">
            <text:p>540448</text:p>
          </table:table-cell>
          <table:table-cell table:number-columns-repeated="101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formula="of:=[.B365]*[.B365]/[.C365]" office:value-type="float" office:value="41.3088235294118" calcext:value-type="float">
            <text:p>41.31</text:p>
          </table:table-cell>
          <table:table-cell table:formula="of:=MAX([.F365:.JF365])" office:value-type="float" office:value="455882" calcext:value-type="float">
            <text:p>455882</text:p>
          </table:table-cell>
          <table:table-cell office:value-type="float" office:value="249185" calcext:value-type="float">
            <text:p>249185</text:p>
          </table:table-cell>
          <table:table-cell office:value-type="float" office:value="455882" calcext:value-type="float">
            <text:p>455882</text:p>
          </table:table-cell>
          <table:table-cell table:number-columns-repeated="101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[.B366]*[.B366]/[.C366]" office:value-type="float" office:value="28.4915254237288" calcext:value-type="float">
            <text:p>28.49</text:p>
          </table:table-cell>
          <table:table-cell table:formula="of:=MAX([.F366:.JF366])" office:value-type="float" office:value="627722" calcext:value-type="float">
            <text:p>627722</text:p>
          </table:table-cell>
          <table:table-cell office:value-type="float" office:value="251764" calcext:value-type="float">
            <text:p>251764</text:p>
          </table:table-cell>
          <table:table-cell office:value-type="float" office:value="627722" calcext:value-type="float">
            <text:p>627722</text:p>
          </table:table-cell>
          <table:table-cell table:number-columns-repeated="101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formula="of:=[.B367]*[.B367]/[.C367]" office:value-type="float" office:value="18.49" calcext:value-type="float">
            <text:p>18.49</text:p>
          </table:table-cell>
          <table:table-cell table:formula="of:=MAX([.F367:.JF367])" office:value-type="float" office:value="618479" calcext:value-type="float">
            <text:p>618479</text:p>
          </table:table-cell>
          <table:table-cell office:value-type="float" office:value="260680" calcext:value-type="float">
            <text:p>260680</text:p>
          </table:table-cell>
          <table:table-cell office:value-type="float" office:value="618479" calcext:value-type="float">
            <text:p>618479</text:p>
          </table:table-cell>
          <table:table-cell table:number-columns-repeated="101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table:formula="of:=[.B368]*[.B368]/[.C368]" office:value-type="float" office:value="20.1666666666667" calcext:value-type="float">
            <text:p>20.17</text:p>
          </table:table-cell>
          <table:table-cell table:formula="of:=MAX([.F368:.JF368])" office:value-type="float" office:value="520515" calcext:value-type="float">
            <text:p>520515</text:p>
          </table:table-cell>
          <table:table-cell office:value-type="float" office:value="281597" calcext:value-type="float">
            <text:p>281597</text:p>
          </table:table-cell>
          <table:table-cell office:value-type="float" office:value="520515" calcext:value-type="float">
            <text:p>520515</text:p>
          </table:table-cell>
          <table:table-cell table:number-columns-repeated="101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[.B369]*[.B369]/[.C369]" office:value-type="float" office:value="36.0128205128205" calcext:value-type="float">
            <text:p>36.01</text:p>
          </table:table-cell>
          <table:table-cell table:formula="of:=MAX([.F369:.JF369])" office:value-type="float" office:value="444618" calcext:value-type="float">
            <text:p>444618</text:p>
          </table:table-cell>
          <table:table-cell office:value-type="float" office:value="247143" calcext:value-type="float">
            <text:p>247143</text:p>
          </table:table-cell>
          <table:table-cell office:value-type="float" office:value="444618" calcext:value-type="float">
            <text:p>444618</text:p>
          </table:table-cell>
          <table:table-cell table:number-columns-repeated="101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table:formula="of:=[.B370]*[.B370]/[.C370]" office:value-type="float" office:value="16.7474226804124" calcext:value-type="float">
            <text:p>16.75</text:p>
          </table:table-cell>
          <table:table-cell table:formula="of:=MAX([.F370:.JF370])" office:value-type="float" office:value="437295" calcext:value-type="float">
            <text:p>437295</text:p>
          </table:table-cell>
          <table:table-cell office:value-type="float" office:value="255559" calcext:value-type="float">
            <text:p>255559</text:p>
          </table:table-cell>
          <table:table-cell office:value-type="float" office:value="437295" calcext:value-type="float">
            <text:p>437295</text:p>
          </table:table-cell>
          <table:table-cell table:number-columns-repeated="101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371]*[.B371]/[.C371]" office:value-type="float" office:value="27.9230769230769" calcext:value-type="float">
            <text:p>27.92</text:p>
          </table:table-cell>
          <table:table-cell table:formula="of:=MAX([.F371:.JF371])" office:value-type="float" office:value="673323" calcext:value-type="float">
            <text:p>673323</text:p>
          </table:table-cell>
          <table:table-cell office:value-type="float" office:value="241176" calcext:value-type="float">
            <text:p>241176</text:p>
          </table:table-cell>
          <table:table-cell office:value-type="float" office:value="673323" calcext:value-type="float">
            <text:p>673323</text:p>
          </table:table-cell>
          <table:table-cell table:number-columns-repeated="101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B372]*[.B372]/[.C372]" office:value-type="float" office:value="22.2727272727273" calcext:value-type="float">
            <text:p>22.27</text:p>
          </table:table-cell>
          <table:table-cell table:formula="of:=MAX([.F372:.JF372])" office:value-type="float" office:value="887716" calcext:value-type="float">
            <text:p>887716</text:p>
          </table:table-cell>
          <table:table-cell office:value-type="float" office:value="346785" calcext:value-type="float">
            <text:p>346785</text:p>
          </table:table-cell>
          <table:table-cell office:value-type="float" office:value="887716" calcext:value-type="float">
            <text:p>887716</text:p>
          </table:table-cell>
          <table:table-cell table:number-columns-repeated="101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373]*[.B373]/[.C373]" office:value-type="float" office:value="29.8073394495413" calcext:value-type="float">
            <text:p>29.81</text:p>
          </table:table-cell>
          <table:table-cell table:formula="of:=MAX([.F373:.JF373])" office:value-type="float" office:value="433245" calcext:value-type="float">
            <text:p>433245</text:p>
          </table:table-cell>
          <table:table-cell office:value-type="float" office:value="236508" calcext:value-type="float">
            <text:p>236508</text:p>
          </table:table-cell>
          <table:table-cell office:value-type="float" office:value="433245" calcext:value-type="float">
            <text:p>433245</text:p>
          </table:table-cell>
          <table:table-cell table:number-columns-repeated="101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[.B374]*[.B374]/[.C374]" office:value-type="float" office:value="18.5487804878049" calcext:value-type="float">
            <text:p>18.55</text:p>
          </table:table-cell>
          <table:table-cell table:formula="of:=MAX([.F374:.JF374])" office:value-type="float" office:value="758415" calcext:value-type="float">
            <text:p>758415</text:p>
          </table:table-cell>
          <table:table-cell office:value-type="float" office:value="300451" calcext:value-type="float">
            <text:p>300451</text:p>
          </table:table-cell>
          <table:table-cell office:value-type="float" office:value="758415" calcext:value-type="float">
            <text:p>758415</text:p>
          </table:table-cell>
          <table:table-cell table:number-columns-repeated="101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375]*[.B375]/[.C375]" office:value-type="float" office:value="23.3472222222222" calcext:value-type="float">
            <text:p>23.35</text:p>
          </table:table-cell>
          <table:table-cell table:formula="of:=MAX([.F375:.JF375])" office:value-type="float" office:value="668693" calcext:value-type="float">
            <text:p>668693</text:p>
          </table:table-cell>
          <table:table-cell office:value-type="float" office:value="277284" calcext:value-type="float">
            <text:p>277284</text:p>
          </table:table-cell>
          <table:table-cell office:value-type="float" office:value="668693" calcext:value-type="float">
            <text:p>668693</text:p>
          </table:table-cell>
          <table:table-cell table:number-columns-repeated="101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formula="of:=[.B376]*[.B376]/[.C376]" office:value-type="float" office:value="21.4912280701754" calcext:value-type="float">
            <text:p>21.49</text:p>
          </table:table-cell>
          <table:table-cell table:formula="of:=MAX([.F376:.JF376])" office:value-type="float" office:value="691570" calcext:value-type="float">
            <text:p>691570</text:p>
          </table:table-cell>
          <table:table-cell office:value-type="float" office:value="253145" calcext:value-type="float">
            <text:p>253145</text:p>
          </table:table-cell>
          <table:table-cell office:value-type="float" office:value="691570" calcext:value-type="float">
            <text:p>691570</text:p>
          </table:table-cell>
          <table:table-cell table:number-columns-repeated="1016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formula="of:=[.B377]*[.B377]/[.C377]" office:value-type="float" office:value="14.7266666666667" calcext:value-type="float">
            <text:p>14.73</text:p>
          </table:table-cell>
          <table:table-cell table:formula="of:=MAX([.F377:.JF377])" office:value-type="float" office:value="601554" calcext:value-type="float">
            <text:p>601554</text:p>
          </table:table-cell>
          <table:table-cell office:value-type="float" office:value="291870" calcext:value-type="float">
            <text:p>291870</text:p>
          </table:table-cell>
          <table:table-cell office:value-type="float" office:value="601554" calcext:value-type="float">
            <text:p>601554</text:p>
          </table:table-cell>
          <table:table-cell table:number-columns-repeated="1016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378]*[.B378]/[.C378]" office:value-type="float" office:value="26.2523364485981" calcext:value-type="float">
            <text:p>26.25</text:p>
          </table:table-cell>
          <table:table-cell table:formula="of:=MAX([.F378:.JF378])" office:value-type="float" office:value="534245" calcext:value-type="float">
            <text:p>534245</text:p>
          </table:table-cell>
          <table:table-cell office:value-type="float" office:value="264512" calcext:value-type="float">
            <text:p>264512</text:p>
          </table:table-cell>
          <table:table-cell office:value-type="float" office:value="534245" calcext:value-type="float">
            <text:p>534245</text:p>
          </table:table-cell>
          <table:table-cell table:number-columns-repeated="101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formula="of:=[.B379]*[.B379]/[.C379]" office:value-type="float" office:value="14.7810218978102" calcext:value-type="float">
            <text:p>14.78</text:p>
          </table:table-cell>
          <table:table-cell table:formula="of:=MAX([.F379:.JF379])" office:value-type="float" office:value="614196" calcext:value-type="float">
            <text:p>614196</text:p>
          </table:table-cell>
          <table:table-cell office:value-type="float" office:value="276301" calcext:value-type="float">
            <text:p>276301</text:p>
          </table:table-cell>
          <table:table-cell office:value-type="float" office:value="614196" calcext:value-type="float">
            <text:p>614196</text:p>
          </table:table-cell>
          <table:table-cell table:number-columns-repeated="1016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table:formula="of:=[.B380]*[.B380]/[.C380]" office:value-type="float" office:value="18.252808988764" calcext:value-type="float">
            <text:p>18.25</text:p>
          </table:table-cell>
          <table:table-cell table:formula="of:=MAX([.F380:.JF380])" office:value-type="float" office:value="486454" calcext:value-type="float">
            <text:p>486454</text:p>
          </table:table-cell>
          <table:table-cell office:value-type="float" office:value="262205" calcext:value-type="float">
            <text:p>262205</text:p>
          </table:table-cell>
          <table:table-cell office:value-type="float" office:value="486454" calcext:value-type="float">
            <text:p>486454</text:p>
          </table:table-cell>
          <table:table-cell table:number-columns-repeated="101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B381]*[.B381]/[.C381]" office:value-type="float" office:value="22.2244897959184" calcext:value-type="float">
            <text:p>22.22</text:p>
          </table:table-cell>
          <table:table-cell table:formula="of:=MAX([.F381:.JF381])" office:value-type="float" office:value="665299" calcext:value-type="float">
            <text:p>665299</text:p>
          </table:table-cell>
          <table:table-cell office:value-type="float" office:value="238518" calcext:value-type="float">
            <text:p>238518</text:p>
          </table:table-cell>
          <table:table-cell office:value-type="float" office:value="665299" calcext:value-type="float">
            <text:p>665299</text:p>
          </table:table-cell>
          <table:table-cell table:number-columns-repeated="101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table:formula="of:=[.B382]*[.B382]/[.C382]" office:value-type="float" office:value="14.9256756756757" calcext:value-type="float">
            <text:p>14.93</text:p>
          </table:table-cell>
          <table:table-cell table:formula="of:=MAX([.F382:.JF382])" office:value-type="float" office:value="590218" calcext:value-type="float">
            <text:p>590218</text:p>
          </table:table-cell>
          <table:table-cell office:value-type="float" office:value="279755" calcext:value-type="float">
            <text:p>279755</text:p>
          </table:table-cell>
          <table:table-cell office:value-type="float" office:value="590218" calcext:value-type="float">
            <text:p>590218</text:p>
          </table:table-cell>
          <table:table-cell table:number-columns-repeated="101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383]*[.B383]/[.C383]" office:value-type="float" office:value="27.9230769230769" calcext:value-type="float">
            <text:p>27.92</text:p>
          </table:table-cell>
          <table:table-cell table:formula="of:=MAX([.F383:.JF383])" office:value-type="float" office:value="751934" calcext:value-type="float">
            <text:p>751934</text:p>
          </table:table-cell>
          <table:table-cell office:value-type="float" office:value="261707" calcext:value-type="float">
            <text:p>261707</text:p>
          </table:table-cell>
          <table:table-cell office:value-type="float" office:value="751934" calcext:value-type="float">
            <text:p>751934</text:p>
          </table:table-cell>
          <table:table-cell table:number-columns-repeated="101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formula="of:=[.B384]*[.B384]/[.C384]" office:value-type="float" office:value="14.5606060606061" calcext:value-type="float">
            <text:p>14.56</text:p>
          </table:table-cell>
          <table:table-cell table:formula="of:=MAX([.F384:.JF384])" office:value-type="float" office:value="817617" calcext:value-type="float">
            <text:p>817617</text:p>
          </table:table-cell>
          <table:table-cell office:value-type="float" office:value="309241" calcext:value-type="float">
            <text:p>309241</text:p>
          </table:table-cell>
          <table:table-cell office:value-type="float" office:value="817617" calcext:value-type="float">
            <text:p>817617</text:p>
          </table:table-cell>
          <table:table-cell table:number-columns-repeated="101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9" calcext:value-type="float">
            <text:p>59</text:p>
          </table:table-cell>
          <table:table-cell office:value-type="float" office:value="197" calcext:value-type="float">
            <text:p>197</text:p>
          </table:table-cell>
          <table:table-cell table:formula="of:=[.B385]*[.B385]/[.C385]" office:value-type="float" office:value="17.6700507614213" calcext:value-type="float">
            <text:p>17.67</text:p>
          </table:table-cell>
          <table:table-cell table:formula="of:=MAX([.F385:.JF385])" office:value-type="float" office:value="488437" calcext:value-type="float">
            <text:p>488437</text:p>
          </table:table-cell>
          <table:table-cell office:value-type="float" office:value="278515" calcext:value-type="float">
            <text:p>278515</text:p>
          </table:table-cell>
          <table:table-cell office:value-type="float" office:value="488437" calcext:value-type="float">
            <text:p>488437</text:p>
          </table:table-cell>
          <table:table-cell table:number-columns-repeated="101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table:formula="of:=[.B386]*[.B386]/[.C386]" office:value-type="float" office:value="12.0039682539683" calcext:value-type="float">
            <text:p>12.00</text:p>
          </table:table-cell>
          <table:table-cell table:formula="of:=MAX([.F386:.JF386])" office:value-type="float" office:value="538472" calcext:value-type="float">
            <text:p>538472</text:p>
          </table:table-cell>
          <table:table-cell office:value-type="float" office:value="301854" calcext:value-type="float">
            <text:p>301854</text:p>
          </table:table-cell>
          <table:table-cell office:value-type="float" office:value="538472" calcext:value-type="float">
            <text:p>538472</text:p>
          </table:table-cell>
          <table:table-cell table:number-columns-repeated="101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formula="of:=[.B387]*[.B387]/[.C387]" office:value-type="float" office:value="45.7605633802817" calcext:value-type="float">
            <text:p>45.76</text:p>
          </table:table-cell>
          <table:table-cell table:formula="of:=MAX([.F387:.JF387])" office:value-type="float" office:value="496394" calcext:value-type="float">
            <text:p>496394</text:p>
          </table:table-cell>
          <table:table-cell office:value-type="float" office:value="285932" calcext:value-type="float">
            <text:p>285932</text:p>
          </table:table-cell>
          <table:table-cell office:value-type="float" office:value="496394" calcext:value-type="float">
            <text:p>496394</text:p>
          </table:table-cell>
          <table:table-cell table:number-columns-repeated="1016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[.B388]*[.B388]/[.C388]" office:value-type="float" office:value="36.6421052631579" calcext:value-type="float">
            <text:p>36.64</text:p>
          </table:table-cell>
          <table:table-cell table:formula="of:=MAX([.F388:.JF388])" office:value-type="float" office:value="478757" calcext:value-type="float">
            <text:p>478757</text:p>
          </table:table-cell>
          <table:table-cell office:value-type="float" office:value="277199" calcext:value-type="float">
            <text:p>277199</text:p>
          </table:table-cell>
          <table:table-cell office:value-type="float" office:value="478757" calcext:value-type="float">
            <text:p>478757</text:p>
          </table:table-cell>
          <table:table-cell table:number-columns-repeated="101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formula="of:=[.B389]*[.B389]/[.C389]" office:value-type="float" office:value="13.6509803921569" calcext:value-type="float">
            <text:p>13.65</text:p>
          </table:table-cell>
          <table:table-cell table:formula="of:=MAX([.F389:.JF389])" office:value-type="float" office:value="474139" calcext:value-type="float">
            <text:p>474139</text:p>
          </table:table-cell>
          <table:table-cell office:value-type="float" office:value="277149" calcext:value-type="float">
            <text:p>277149</text:p>
          </table:table-cell>
          <table:table-cell office:value-type="float" office:value="474139" calcext:value-type="float">
            <text:p>474139</text:p>
          </table:table-cell>
          <table:table-cell table:number-columns-repeated="101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table:formula="of:=[.B390]*[.B390]/[.C390]" office:value-type="float" office:value="20.6448598130841" calcext:value-type="float">
            <text:p>20.64</text:p>
          </table:table-cell>
          <table:table-cell table:formula="of:=MAX([.F390:.JF390])" office:value-type="float" office:value="647367" calcext:value-type="float">
            <text:p>647367</text:p>
          </table:table-cell>
          <table:table-cell office:value-type="float" office:value="285059" calcext:value-type="float">
            <text:p>285059</text:p>
          </table:table-cell>
          <table:table-cell office:value-type="float" office:value="647367" calcext:value-type="float">
            <text:p>647367</text:p>
          </table:table-cell>
          <table:table-cell table:number-columns-repeated="101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formula="of:=[.B391]*[.B391]/[.C391]" office:value-type="float" office:value="49.0281690140845" calcext:value-type="float">
            <text:p>49.03</text:p>
          </table:table-cell>
          <table:table-cell table:formula="of:=MAX([.F391:.JF391])" office:value-type="float" office:value="491164" calcext:value-type="float">
            <text:p>491164</text:p>
          </table:table-cell>
          <table:table-cell office:value-type="float" office:value="271969" calcext:value-type="float">
            <text:p>271969</text:p>
          </table:table-cell>
          <table:table-cell office:value-type="float" office:value="491164" calcext:value-type="float">
            <text:p>491164</text:p>
          </table:table-cell>
          <table:table-cell table:number-columns-repeated="101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392]*[.B392]/[.C392]" office:value-type="float" office:value="49.6133333333333" calcext:value-type="float">
            <text:p>49.61</text:p>
          </table:table-cell>
          <table:table-cell table:formula="of:=MAX([.F392:.JF392])" office:value-type="float" office:value="360601" calcext:value-type="float">
            <text:p>360601</text:p>
          </table:table-cell>
          <table:table-cell office:value-type="float" office:value="228341" calcext:value-type="float">
            <text:p>228341</text:p>
          </table:table-cell>
          <table:table-cell office:value-type="float" office:value="360601" calcext:value-type="float">
            <text:p>360601</text:p>
          </table:table-cell>
          <table:table-cell table:number-columns-repeated="101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formula="of:=[.B393]*[.B393]/[.C393]" office:value-type="float" office:value="13" calcext:value-type="float">
            <text:p>13.00</text:p>
          </table:table-cell>
          <table:table-cell table:formula="of:=MAX([.F393:.JF393])" office:value-type="float" office:value="742380" calcext:value-type="float">
            <text:p>742380</text:p>
          </table:table-cell>
          <table:table-cell office:value-type="float" office:value="288604" calcext:value-type="float">
            <text:p>288604</text:p>
          </table:table-cell>
          <table:table-cell office:value-type="float" office:value="742380" calcext:value-type="float">
            <text:p>742380</text:p>
          </table:table-cell>
          <table:table-cell table:number-columns-repeated="101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table:formula="of:=[.B394]*[.B394]/[.C394]" office:value-type="float" office:value="15.8920863309353" calcext:value-type="float">
            <text:p>15.89</text:p>
          </table:table-cell>
          <table:table-cell table:formula="of:=MAX([.F394:.JF394])" office:value-type="float" office:value="619153" calcext:value-type="float">
            <text:p>619153</text:p>
          </table:table-cell>
          <table:table-cell office:value-type="float" office:value="291806" calcext:value-type="float">
            <text:p>291806</text:p>
          </table:table-cell>
          <table:table-cell office:value-type="float" office:value="619153" calcext:value-type="float">
            <text:p>619153</text:p>
          </table:table-cell>
          <table:table-cell table:number-columns-repeated="101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[.B395]*[.B395]/[.C395]" office:value-type="float" office:value="17.4827586206897" calcext:value-type="float">
            <text:p>17.48</text:p>
          </table:table-cell>
          <table:table-cell table:formula="of:=MAX([.F395:.JF395])" office:value-type="float" office:value="793058" calcext:value-type="float">
            <text:p>793058</text:p>
          </table:table-cell>
          <table:table-cell office:value-type="float" office:value="305464" calcext:value-type="float">
            <text:p>305464</text:p>
          </table:table-cell>
          <table:table-cell office:value-type="float" office:value="793058" calcext:value-type="float">
            <text:p>793058</text:p>
          </table:table-cell>
          <table:table-cell table:number-columns-repeated="101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formula="of:=[.B396]*[.B396]/[.C396]" office:value-type="float" office:value="37.7790697674419" calcext:value-type="float">
            <text:p>37.78</text:p>
          </table:table-cell>
          <table:table-cell table:formula="of:=MAX([.F396:.JF396])" office:value-type="float" office:value="556339" calcext:value-type="float">
            <text:p>556339</text:p>
          </table:table-cell>
          <table:table-cell office:value-type="float" office:value="318134" calcext:value-type="float">
            <text:p>318134</text:p>
          </table:table-cell>
          <table:table-cell office:value-type="float" office:value="556339" calcext:value-type="float">
            <text:p>556339</text:p>
          </table:table-cell>
          <table:table-cell table:number-columns-repeated="101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[.B397]*[.B397]/[.C397]" office:value-type="float" office:value="14.7846153846154" calcext:value-type="float">
            <text:p>14.78</text:p>
          </table:table-cell>
          <table:table-cell table:formula="of:=MAX([.F397:.JF397])" office:value-type="float" office:value="843287" calcext:value-type="float">
            <text:p>843287</text:p>
          </table:table-cell>
          <table:table-cell office:value-type="float" office:value="314190" calcext:value-type="float">
            <text:p>314190</text:p>
          </table:table-cell>
          <table:table-cell office:value-type="float" office:value="843287" calcext:value-type="float">
            <text:p>843287</text:p>
          </table:table-cell>
          <table:table-cell table:number-columns-repeated="101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table:formula="of:=[.B398]*[.B398]/[.C398]" office:value-type="float" office:value="15.9448818897638" calcext:value-type="float">
            <text:p>15.94</text:p>
          </table:table-cell>
          <table:table-cell table:formula="of:=MAX([.F398:.JF398])" office:value-type="float" office:value="639867" calcext:value-type="float">
            <text:p>639867</text:p>
          </table:table-cell>
          <table:table-cell office:value-type="float" office:value="248066" calcext:value-type="float">
            <text:p>248066</text:p>
          </table:table-cell>
          <table:table-cell office:value-type="float" office:value="639867" calcext:value-type="float">
            <text:p>639867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B399]*[.B399]/[.C399]" office:value-type="float" office:value="44.5068493150685" calcext:value-type="float">
            <text:p>44.51</text:p>
          </table:table-cell>
          <table:table-cell table:formula="of:=MAX([.F399:.JF399])" office:value-type="float" office:value="474080" calcext:value-type="float">
            <text:p>474080</text:p>
          </table:table-cell>
          <table:table-cell office:value-type="float" office:value="256300" calcext:value-type="float">
            <text:p>256300</text:p>
          </table:table-cell>
          <table:table-cell office:value-type="float" office:value="474080" calcext:value-type="float">
            <text:p>474080</text:p>
          </table:table-cell>
          <table:table-cell table:number-columns-repeated="101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[.B400]*[.B400]/[.C400]" office:value-type="float" office:value="32.3617021276596" calcext:value-type="float">
            <text:p>32.36</text:p>
          </table:table-cell>
          <table:table-cell table:formula="of:=MAX([.F400:.JF400])" office:value-type="float" office:value="718441" calcext:value-type="float">
            <text:p>718441</text:p>
          </table:table-cell>
          <table:table-cell office:value-type="float" office:value="288029" calcext:value-type="float">
            <text:p>288029</text:p>
          </table:table-cell>
          <table:table-cell office:value-type="float" office:value="718441" calcext:value-type="float">
            <text:p>718441</text:p>
          </table:table-cell>
          <table:table-cell table:number-columns-repeated="101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401]*[.B401]/[.C401]" office:value-type="float" office:value="36.0263157894737" calcext:value-type="float">
            <text:p>36.03</text:p>
          </table:table-cell>
          <table:table-cell table:formula="of:=MAX([.F401:.JF401])" office:value-type="float" office:value="713629" calcext:value-type="float">
            <text:p>713629</text:p>
          </table:table-cell>
          <table:table-cell office:value-type="float" office:value="284877" calcext:value-type="float">
            <text:p>284877</text:p>
          </table:table-cell>
          <table:table-cell office:value-type="float" office:value="713629" calcext:value-type="float">
            <text:p>713629</text:p>
          </table:table-cell>
          <table:table-cell table:number-columns-repeated="101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[.B402]*[.B402]/[.C402]" office:value-type="float" office:value="21.280303030303" calcext:value-type="float">
            <text:p>21.28</text:p>
          </table:table-cell>
          <table:table-cell table:formula="of:=MAX([.F402:.JF402])" office:value-type="float" office:value="529285" calcext:value-type="float">
            <text:p>529285</text:p>
          </table:table-cell>
          <table:table-cell office:value-type="float" office:value="267784" calcext:value-type="float">
            <text:p>267784</text:p>
          </table:table-cell>
          <table:table-cell office:value-type="float" office:value="529285" calcext:value-type="float">
            <text:p>529285</text:p>
          </table:table-cell>
          <table:table-cell table:number-columns-repeated="101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[.B403]*[.B403]/[.C403]" office:value-type="float" office:value="21.125" calcext:value-type="float">
            <text:p>21.13</text:p>
          </table:table-cell>
          <table:table-cell table:formula="of:=MAX([.F403:.JF403])" office:value-type="float" office:value="761959" calcext:value-type="float">
            <text:p>761959</text:p>
          </table:table-cell>
          <table:table-cell office:value-type="float" office:value="297783" calcext:value-type="float">
            <text:p>297783</text:p>
          </table:table-cell>
          <table:table-cell office:value-type="float" office:value="761959" calcext:value-type="float">
            <text:p>761959</text:p>
          </table:table-cell>
          <table:table-cell table:number-columns-repeated="101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table:formula="of:=[.B404]*[.B404]/[.C404]" office:value-type="float" office:value="18.3333333333333" calcext:value-type="float">
            <text:p>18.33</text:p>
          </table:table-cell>
          <table:table-cell table:formula="of:=MAX([.F404:.JF404])" office:value-type="float" office:value="546559" calcext:value-type="float">
            <text:p>546559</text:p>
          </table:table-cell>
          <table:table-cell office:value-type="float" office:value="289061" calcext:value-type="float">
            <text:p>289061</text:p>
          </table:table-cell>
          <table:table-cell office:value-type="float" office:value="546559" calcext:value-type="float">
            <text:p>546559</text:p>
          </table:table-cell>
          <table:table-cell table:number-columns-repeated="101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table:formula="of:=[.B405]*[.B405]/[.C405]" office:value-type="float" office:value="18.8895348837209" calcext:value-type="float">
            <text:p>18.89</text:p>
          </table:table-cell>
          <table:table-cell table:formula="of:=MAX([.F405:.JF405])" office:value-type="float" office:value="492735" calcext:value-type="float">
            <text:p>492735</text:p>
          </table:table-cell>
          <table:table-cell office:value-type="float" office:value="265198" calcext:value-type="float">
            <text:p>265198</text:p>
          </table:table-cell>
          <table:table-cell office:value-type="float" office:value="492735" calcext:value-type="float">
            <text:p>492735</text:p>
          </table:table-cell>
          <table:table-cell table:number-columns-repeated="101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formula="of:=[.B406]*[.B406]/[.C406]" office:value-type="float" office:value="18.7203389830508" calcext:value-type="float">
            <text:p>18.72</text:p>
          </table:table-cell>
          <table:table-cell table:formula="of:=MAX([.F406:.JF406])" office:value-type="float" office:value="610996" calcext:value-type="float">
            <text:p>610996</text:p>
          </table:table-cell>
          <table:table-cell office:value-type="float" office:value="271554" calcext:value-type="float">
            <text:p>271554</text:p>
          </table:table-cell>
          <table:table-cell office:value-type="float" office:value="610996" calcext:value-type="float">
            <text:p>610996</text:p>
          </table:table-cell>
          <table:table-cell table:number-columns-repeated="101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407]*[.B407]/[.C407]" office:value-type="float" office:value="12.2232142857143" calcext:value-type="float">
            <text:p>12.22</text:p>
          </table:table-cell>
          <table:table-cell table:formula="of:=MAX([.F407:.JF407])" office:value-type="float" office:value="663638" calcext:value-type="float">
            <text:p>663638</text:p>
          </table:table-cell>
          <table:table-cell office:value-type="float" office:value="255147" calcext:value-type="float">
            <text:p>255147</text:p>
          </table:table-cell>
          <table:table-cell office:value-type="float" office:value="663638" calcext:value-type="float">
            <text:p>663638</text:p>
          </table:table-cell>
          <table:table-cell table:number-columns-repeated="101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table:formula="of:=[.B408]*[.B408]/[.C408]" office:value-type="float" office:value="12.9273504273504" calcext:value-type="float">
            <text:p>12.93</text:p>
          </table:table-cell>
          <table:table-cell table:formula="of:=MAX([.F408:.JF408])" office:value-type="float" office:value="507015" calcext:value-type="float">
            <text:p>507015</text:p>
          </table:table-cell>
          <table:table-cell office:value-type="float" office:value="275764" calcext:value-type="float">
            <text:p>275764</text:p>
          </table:table-cell>
          <table:table-cell office:value-type="float" office:value="507015" calcext:value-type="float">
            <text:p>507015</text:p>
          </table:table-cell>
          <table:table-cell table:number-columns-repeated="101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table:formula="of:=[.B409]*[.B409]/[.C409]" office:value-type="float" office:value="21.8712871287129" calcext:value-type="float">
            <text:p>21.87</text:p>
          </table:table-cell>
          <table:table-cell table:formula="of:=MAX([.F409:.JF409])" office:value-type="float" office:value="597091" calcext:value-type="float">
            <text:p>597091</text:p>
          </table:table-cell>
          <table:table-cell office:value-type="float" office:value="273713" calcext:value-type="float">
            <text:p>273713</text:p>
          </table:table-cell>
          <table:table-cell office:value-type="float" office:value="597091" calcext:value-type="float">
            <text:p>597091</text:p>
          </table:table-cell>
          <table:table-cell table:number-columns-repeated="101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formula="of:=[.B410]*[.B410]/[.C410]" office:value-type="float" office:value="25.6329113924051" calcext:value-type="float">
            <text:p>25.63</text:p>
          </table:table-cell>
          <table:table-cell table:formula="of:=MAX([.F410:.JF410])" office:value-type="float" office:value="578974" calcext:value-type="float">
            <text:p>578974</text:p>
          </table:table-cell>
          <table:table-cell office:value-type="float" office:value="251381" calcext:value-type="float">
            <text:p>251381</text:p>
          </table:table-cell>
          <table:table-cell office:value-type="float" office:value="578974" calcext:value-type="float">
            <text:p>578974</text:p>
          </table:table-cell>
          <table:table-cell table:number-columns-repeated="101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table:formula="of:=[.B411]*[.B411]/[.C411]" office:value-type="float" office:value="21.1538461538462" calcext:value-type="float">
            <text:p>21.15</text:p>
          </table:table-cell>
          <table:table-cell table:formula="of:=MAX([.F411:.JF411])" office:value-type="float" office:value="493374" calcext:value-type="float">
            <text:p>493374</text:p>
          </table:table-cell>
          <table:table-cell office:value-type="float" office:value="263103" calcext:value-type="float">
            <text:p>263103</text:p>
          </table:table-cell>
          <table:table-cell office:value-type="float" office:value="493374" calcext:value-type="float">
            <text:p>493374</text:p>
          </table:table-cell>
          <table:table-cell table:number-columns-repeated="101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B412]*[.B412]/[.C412]" office:value-type="float" office:value="41.9516129032258" calcext:value-type="float">
            <text:p>41.95</text:p>
          </table:table-cell>
          <table:table-cell table:formula="of:=MAX([.F412:.JF412])" office:value-type="float" office:value="552645" calcext:value-type="float">
            <text:p>552645</text:p>
          </table:table-cell>
          <table:table-cell office:value-type="float" office:value="312455" calcext:value-type="float">
            <text:p>312455</text:p>
          </table:table-cell>
          <table:table-cell office:value-type="float" office:value="552645" calcext:value-type="float">
            <text:p>552645</text:p>
          </table:table-cell>
          <table:table-cell table:number-columns-repeated="101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413]*[.B413]/[.C413]" office:value-type="float" office:value="20.8913043478261" calcext:value-type="float">
            <text:p>20.89</text:p>
          </table:table-cell>
          <table:table-cell table:formula="of:=MAX([.F413:.JF413])" office:value-type="float" office:value="899271" calcext:value-type="float">
            <text:p>899271</text:p>
          </table:table-cell>
          <table:table-cell office:value-type="float" office:value="350257" calcext:value-type="float">
            <text:p>350257</text:p>
          </table:table-cell>
          <table:table-cell office:value-type="float" office:value="899271" calcext:value-type="float">
            <text:p>899271</text:p>
          </table:table-cell>
          <table:table-cell table:number-columns-repeated="101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  <table:table-cell table:formula="of:=[.B414]*[.B414]/[.C414]" office:value-type="float" office:value="12.5709459459459" calcext:value-type="float">
            <text:p>12.57</text:p>
          </table:table-cell>
          <table:table-cell table:formula="of:=MAX([.F414:.JF414])" office:value-type="float" office:value="498836" calcext:value-type="float">
            <text:p>498836</text:p>
          </table:table-cell>
          <table:table-cell office:value-type="float" office:value="281428" calcext:value-type="float">
            <text:p>281428</text:p>
          </table:table-cell>
          <table:table-cell office:value-type="float" office:value="498836" calcext:value-type="float">
            <text:p>498836</text:p>
          </table:table-cell>
          <table:table-cell table:number-columns-repeated="101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table:formula="of:=[.B415]*[.B415]/[.C415]" office:value-type="float" office:value="13.7985074626866" calcext:value-type="float">
            <text:p>13.80</text:p>
          </table:table-cell>
          <table:table-cell table:formula="of:=MAX([.F415:.JF415])" office:value-type="float" office:value="665990" calcext:value-type="float">
            <text:p>665990</text:p>
          </table:table-cell>
          <table:table-cell office:value-type="float" office:value="274163" calcext:value-type="float">
            <text:p>274163</text:p>
          </table:table-cell>
          <table:table-cell office:value-type="float" office:value="665990" calcext:value-type="float">
            <text:p>665990</text:p>
          </table:table-cell>
          <table:table-cell table:number-columns-repeated="101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formula="of:=[.B416]*[.B416]/[.C416]" office:value-type="float" office:value="35.1486486486486" calcext:value-type="float">
            <text:p>35.15</text:p>
          </table:table-cell>
          <table:table-cell table:formula="of:=MAX([.F416:.JF416])" office:value-type="float" office:value="546131" calcext:value-type="float">
            <text:p>546131</text:p>
          </table:table-cell>
          <table:table-cell office:value-type="float" office:value="287082" calcext:value-type="float">
            <text:p>287082</text:p>
          </table:table-cell>
          <table:table-cell office:value-type="float" office:value="546131" calcext:value-type="float">
            <text:p>546131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[.B417]*[.B417]/[.C417]" office:value-type="float" office:value="15.7826086956522" calcext:value-type="float">
            <text:p>15.78</text:p>
          </table:table-cell>
          <table:table-cell table:formula="of:=MAX([.F417:.JF417])" office:value-type="float" office:value="754233" calcext:value-type="float">
            <text:p>754233</text:p>
          </table:table-cell>
          <table:table-cell office:value-type="float" office:value="278436" calcext:value-type="float">
            <text:p>278436</text:p>
          </table:table-cell>
          <table:table-cell office:value-type="float" office:value="754233" calcext:value-type="float">
            <text:p>754233</text:p>
          </table:table-cell>
          <table:table-cell table:number-columns-repeated="101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418]*[.B418]/[.C418]" office:value-type="float" office:value="20.0819672131148" calcext:value-type="float">
            <text:p>20.08</text:p>
          </table:table-cell>
          <table:table-cell table:formula="of:=MAX([.F418:.JF418])" office:value-type="float" office:value="760016" calcext:value-type="float">
            <text:p>760016</text:p>
          </table:table-cell>
          <table:table-cell office:value-type="float" office:value="306917" calcext:value-type="float">
            <text:p>306917</text:p>
          </table:table-cell>
          <table:table-cell office:value-type="float" office:value="760016" calcext:value-type="float">
            <text:p>760016</text:p>
          </table:table-cell>
          <table:table-cell table:number-columns-repeated="101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table:formula="of:=[.B419]*[.B419]/[.C419]" office:value-type="float" office:value="12.5048076923077" calcext:value-type="float">
            <text:p>12.50</text:p>
          </table:table-cell>
          <table:table-cell table:formula="of:=MAX([.F419:.JF419])" office:value-type="float" office:value="498709" calcext:value-type="float">
            <text:p>498709</text:p>
          </table:table-cell>
          <table:table-cell office:value-type="float" office:value="271980" calcext:value-type="float">
            <text:p>271980</text:p>
          </table:table-cell>
          <table:table-cell office:value-type="float" office:value="498709" calcext:value-type="float">
            <text:p>498709</text:p>
          </table:table-cell>
          <table:table-cell table:number-columns-repeated="101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formula="of:=[.B420]*[.B420]/[.C420]" office:value-type="float" office:value="29.0657894736842" calcext:value-type="float">
            <text:p>29.07</text:p>
          </table:table-cell>
          <table:table-cell table:formula="of:=MAX([.F420:.JF420])" office:value-type="float" office:value="542719" calcext:value-type="float">
            <text:p>542719</text:p>
          </table:table-cell>
          <table:table-cell office:value-type="float" office:value="270325" calcext:value-type="float">
            <text:p>270325</text:p>
          </table:table-cell>
          <table:table-cell office:value-type="float" office:value="542719" calcext:value-type="float">
            <text:p>542719</text:p>
          </table:table-cell>
          <table:table-cell table:number-columns-repeated="101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[.B421]*[.B421]/[.C421]" office:value-type="float" office:value="22.5" calcext:value-type="float">
            <text:p>22.50</text:p>
          </table:table-cell>
          <table:table-cell table:formula="of:=MAX([.F421:.JF421])" office:value-type="float" office:value="575107" calcext:value-type="float">
            <text:p>575107</text:p>
          </table:table-cell>
          <table:table-cell office:value-type="float" office:value="262036" calcext:value-type="float">
            <text:p>262036</text:p>
          </table:table-cell>
          <table:table-cell office:value-type="float" office:value="575107" calcext:value-type="float">
            <text:p>575107</text:p>
          </table:table-cell>
          <table:table-cell table:number-columns-repeated="101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table:formula="of:=[.B422]*[.B422]/[.C422]" office:value-type="float" office:value="18.1065573770492" calcext:value-type="float">
            <text:p>18.11</text:p>
          </table:table-cell>
          <table:table-cell table:formula="of:=MAX([.F422:.JF422])" office:value-type="float" office:value="560331" calcext:value-type="float">
            <text:p>560331</text:p>
          </table:table-cell>
          <table:table-cell office:value-type="float" office:value="257719" calcext:value-type="float">
            <text:p>257719</text:p>
          </table:table-cell>
          <table:table-cell office:value-type="float" office:value="560331" calcext:value-type="float">
            <text:p>560331</text:p>
          </table:table-cell>
          <table:table-cell table:number-columns-repeated="101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[.B423]*[.B423]/[.C423]" office:value-type="float" office:value="23.5576923076923" calcext:value-type="float">
            <text:p>23.56</text:p>
          </table:table-cell>
          <table:table-cell table:formula="of:=MAX([.F423:.JF423])" office:value-type="float" office:value="870826" calcext:value-type="float">
            <text:p>870826</text:p>
          </table:table-cell>
          <table:table-cell office:value-type="float" office:value="323546" calcext:value-type="float">
            <text:p>323546</text:p>
          </table:table-cell>
          <table:table-cell office:value-type="float" office:value="870826" calcext:value-type="float">
            <text:p>870826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B424]*[.B424]/[.C424]" office:value-type="float" office:value="33.62" calcext:value-type="float">
            <text:p>33.62</text:p>
          </table:table-cell>
          <table:table-cell table:formula="of:=MAX([.F424:.JF424])" office:value-type="float" office:value="591601" calcext:value-type="float">
            <text:p>591601</text:p>
          </table:table-cell>
          <table:table-cell office:value-type="float" office:value="257224" calcext:value-type="float">
            <text:p>257224</text:p>
          </table:table-cell>
          <table:table-cell office:value-type="float" office:value="591601" calcext:value-type="float">
            <text:p>591601</text:p>
          </table:table-cell>
          <table:table-cell table:number-columns-repeated="101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425]*[.B425]/[.C425]" office:value-type="float" office:value="20.0819672131148" calcext:value-type="float">
            <text:p>20.08</text:p>
          </table:table-cell>
          <table:table-cell table:formula="of:=MAX([.F425:.JF425])" office:value-type="float" office:value="683487" calcext:value-type="float">
            <text:p>683487</text:p>
          </table:table-cell>
          <table:table-cell office:value-type="float" office:value="281487" calcext:value-type="float">
            <text:p>281487</text:p>
          </table:table-cell>
          <table:table-cell office:value-type="float" office:value="683487" calcext:value-type="float">
            <text:p>683487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[.B426]*[.B426]/[.C426]" office:value-type="float" office:value="12.9864864864865" calcext:value-type="float">
            <text:p>12.99</text:p>
          </table:table-cell>
          <table:table-cell table:formula="of:=MAX([.F426:.JF426])" office:value-type="float" office:value="849421" calcext:value-type="float">
            <text:p>849421</text:p>
          </table:table-cell>
          <table:table-cell office:value-type="float" office:value="308461" calcext:value-type="float">
            <text:p>308461</text:p>
          </table:table-cell>
          <table:table-cell office:value-type="float" office:value="849421" calcext:value-type="float">
            <text:p>849421</text:p>
          </table:table-cell>
          <table:table-cell table:number-columns-repeated="101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B427]*[.B427]/[.C427]" office:value-type="float" office:value="27.225" calcext:value-type="float">
            <text:p>27.23</text:p>
          </table:table-cell>
          <table:table-cell table:formula="of:=MAX([.F427:.JF427])" office:value-type="float" office:value="763985" calcext:value-type="float">
            <text:p>763985</text:p>
          </table:table-cell>
          <table:table-cell office:value-type="float" office:value="286563" calcext:value-type="float">
            <text:p>286563</text:p>
          </table:table-cell>
          <table:table-cell office:value-type="float" office:value="763985" calcext:value-type="float">
            <text:p>763985</text:p>
          </table:table-cell>
          <table:table-cell table:number-columns-repeated="1016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table:formula="of:=[.B428]*[.B428]/[.C428]" office:value-type="float" office:value="16.8994413407821" calcext:value-type="float">
            <text:p>16.90</text:p>
          </table:table-cell>
          <table:table-cell table:formula="of:=MAX([.F428:.JF428])" office:value-type="float" office:value="520228" calcext:value-type="float">
            <text:p>520228</text:p>
          </table:table-cell>
          <table:table-cell office:value-type="float" office:value="280679" calcext:value-type="float">
            <text:p>280679</text:p>
          </table:table-cell>
          <table:table-cell office:value-type="float" office:value="520228" calcext:value-type="float">
            <text:p>520228</text:p>
          </table:table-cell>
          <table:table-cell table:number-columns-repeated="101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1" calcext:value-type="float">
            <text:p>61</text:p>
          </table:table-cell>
          <table:table-cell office:value-type="float" office:value="210" calcext:value-type="float">
            <text:p>210</text:p>
          </table:table-cell>
          <table:table-cell table:formula="of:=[.B429]*[.B429]/[.C429]" office:value-type="float" office:value="17.7190476190476" calcext:value-type="float">
            <text:p>17.72</text:p>
          </table:table-cell>
          <table:table-cell table:formula="of:=MAX([.F429:.JF429])" office:value-type="float" office:value="456391" calcext:value-type="float">
            <text:p>456391</text:p>
          </table:table-cell>
          <table:table-cell office:value-type="float" office:value="259198" calcext:value-type="float">
            <text:p>259198</text:p>
          </table:table-cell>
          <table:table-cell office:value-type="float" office:value="456391" calcext:value-type="float">
            <text:p>456391</text:p>
          </table:table-cell>
          <table:table-cell table:number-columns-repeated="101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B430]*[.B430]/[.C430]" office:value-type="float" office:value="25.8301886792453" calcext:value-type="float">
            <text:p>25.83</text:p>
          </table:table-cell>
          <table:table-cell table:formula="of:=MAX([.F430:.JF430])" office:value-type="float" office:value="754305" calcext:value-type="float">
            <text:p>754305</text:p>
          </table:table-cell>
          <table:table-cell office:value-type="float" office:value="258054" calcext:value-type="float">
            <text:p>258054</text:p>
          </table:table-cell>
          <table:table-cell office:value-type="float" office:value="754305" calcext:value-type="float">
            <text:p>754305</text:p>
          </table:table-cell>
          <table:table-cell table:number-columns-repeated="101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[.B431]*[.B431]/[.C431]" office:value-type="float" office:value="48.9605263157895" calcext:value-type="float">
            <text:p>48.96</text:p>
          </table:table-cell>
          <table:table-cell table:formula="of:=MAX([.F431:.JF431])" office:value-type="float" office:value="441987" calcext:value-type="float">
            <text:p>441987</text:p>
          </table:table-cell>
          <table:table-cell office:value-type="float" office:value="262395" calcext:value-type="float">
            <text:p>262395</text:p>
          </table:table-cell>
          <table:table-cell office:value-type="float" office:value="441987" calcext:value-type="float">
            <text:p>441987</text:p>
          </table:table-cell>
          <table:table-cell table:number-columns-repeated="1016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432]*[.B432]/[.C432]" office:value-type="float" office:value="27.3789473684211" calcext:value-type="float">
            <text:p>27.38</text:p>
          </table:table-cell>
          <table:table-cell table:formula="of:=MAX([.F432:.JF432])" office:value-type="float" office:value="544282" calcext:value-type="float">
            <text:p>544282</text:p>
          </table:table-cell>
          <table:table-cell office:value-type="float" office:value="282781" calcext:value-type="float">
            <text:p>282781</text:p>
          </table:table-cell>
          <table:table-cell office:value-type="float" office:value="544282" calcext:value-type="float">
            <text:p>544282</text:p>
          </table:table-cell>
          <table:table-cell table:number-columns-repeated="1016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B433]*[.B433]/[.C433]" office:value-type="float" office:value="61" calcext:value-type="float">
            <text:p>61.00</text:p>
          </table:table-cell>
          <table:table-cell table:formula="of:=MAX([.F433:.JF433])" office:value-type="float" office:value="531243" calcext:value-type="float">
            <text:p>531243</text:p>
          </table:table-cell>
          <table:table-cell office:value-type="float" office:value="311343" calcext:value-type="float">
            <text:p>311343</text:p>
          </table:table-cell>
          <table:table-cell office:value-type="float" office:value="531243" calcext:value-type="float">
            <text:p>531243</text:p>
          </table:table-cell>
          <table:table-cell table:number-columns-repeated="101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table:formula="of:=[.B434]*[.B434]/[.C434]" office:value-type="float" office:value="12.4233128834356" calcext:value-type="float">
            <text:p>12.42</text:p>
          </table:table-cell>
          <table:table-cell table:formula="of:=MAX([.F434:.JF434])" office:value-type="float" office:value="550044" calcext:value-type="float">
            <text:p>550044</text:p>
          </table:table-cell>
          <table:table-cell office:value-type="float" office:value="251884" calcext:value-type="float">
            <text:p>251884</text:p>
          </table:table-cell>
          <table:table-cell office:value-type="float" office:value="550044" calcext:value-type="float">
            <text:p>550044</text:p>
          </table:table-cell>
          <table:table-cell table:number-columns-repeated="101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formula="of:=[.B435]*[.B435]/[.C435]" office:value-type="float" office:value="17.0168067226891" calcext:value-type="float">
            <text:p>17.02</text:p>
          </table:table-cell>
          <table:table-cell table:formula="of:=MAX([.F435:.JF435])" office:value-type="float" office:value="601863" calcext:value-type="float">
            <text:p>601863</text:p>
          </table:table-cell>
          <table:table-cell office:value-type="float" office:value="270481" calcext:value-type="float">
            <text:p>270481</text:p>
          </table:table-cell>
          <table:table-cell office:value-type="float" office:value="601863" calcext:value-type="float">
            <text:p>601863</text:p>
          </table:table-cell>
          <table:table-cell table:number-columns-repeated="1016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formula="of:=[.B436]*[.B436]/[.C436]" office:value-type="float" office:value="12.751724137931" calcext:value-type="float">
            <text:p>12.75</text:p>
          </table:table-cell>
          <table:table-cell table:formula="of:=MAX([.F436:.JF436])" office:value-type="float" office:value="634773" calcext:value-type="float">
            <text:p>634773</text:p>
          </table:table-cell>
          <table:table-cell office:value-type="float" office:value="280638" calcext:value-type="float">
            <text:p>280638</text:p>
          </table:table-cell>
          <table:table-cell office:value-type="float" office:value="634773" calcext:value-type="float">
            <text:p>634773</text:p>
          </table:table-cell>
          <table:table-cell table:number-columns-repeated="101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table:formula="of:=[.B437]*[.B437]/[.C437]" office:value-type="float" office:value="16.3313953488372" calcext:value-type="float">
            <text:p>16.33</text:p>
          </table:table-cell>
          <table:table-cell table:formula="of:=MAX([.F437:.JF437])" office:value-type="float" office:value="488347" calcext:value-type="float">
            <text:p>488347</text:p>
          </table:table-cell>
          <table:table-cell office:value-type="float" office:value="256719" calcext:value-type="float">
            <text:p>256719</text:p>
          </table:table-cell>
          <table:table-cell office:value-type="float" office:value="488347" calcext:value-type="float">
            <text:p>488347</text:p>
          </table:table-cell>
          <table:table-cell table:number-columns-repeated="101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[.B438]*[.B438]/[.C438]" office:value-type="float" office:value="34.5681818181818" calcext:value-type="float">
            <text:p>34.57</text:p>
          </table:table-cell>
          <table:table-cell table:formula="of:=MAX([.F438:.JF438])" office:value-type="float" office:value="816395" calcext:value-type="float">
            <text:p>816395</text:p>
          </table:table-cell>
          <table:table-cell office:value-type="float" office:value="335101" calcext:value-type="float">
            <text:p>335101</text:p>
          </table:table-cell>
          <table:table-cell office:value-type="float" office:value="816395" calcext:value-type="float">
            <text:p>816395</text:p>
          </table:table-cell>
          <table:table-cell table:number-columns-repeated="101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table:formula="of:=[.B439]*[.B439]/[.C439]" office:value-type="float" office:value="16.7348484848485" calcext:value-type="float">
            <text:p>16.73</text:p>
          </table:table-cell>
          <table:table-cell table:formula="of:=MAX([.F439:.JF439])" office:value-type="float" office:value="590129" calcext:value-type="float">
            <text:p>590129</text:p>
          </table:table-cell>
          <table:table-cell office:value-type="float" office:value="275889" calcext:value-type="float">
            <text:p>275889</text:p>
          </table:table-cell>
          <table:table-cell office:value-type="float" office:value="590129" calcext:value-type="float">
            <text:p>590129</text:p>
          </table:table-cell>
          <table:table-cell table:number-columns-repeated="101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formula="of:=[.B440]*[.B440]/[.C440]" office:value-type="float" office:value="30.2695652173913" calcext:value-type="float">
            <text:p>30.27</text:p>
          </table:table-cell>
          <table:table-cell table:formula="of:=MAX([.F440:.JF440])" office:value-type="float" office:value="554172" calcext:value-type="float">
            <text:p>554172</text:p>
          </table:table-cell>
          <table:table-cell office:value-type="float" office:value="280700" calcext:value-type="float">
            <text:p>280700</text:p>
          </table:table-cell>
          <table:table-cell office:value-type="float" office:value="554172" calcext:value-type="float">
            <text:p>554172</text:p>
          </table:table-cell>
          <table:table-cell table:number-columns-repeated="101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[.B441]*[.B441]/[.C441]" office:value-type="float" office:value="26.6944444444444" calcext:value-type="float">
            <text:p>26.69</text:p>
          </table:table-cell>
          <table:table-cell table:formula="of:=MAX([.F441:.JF441])" office:value-type="float" office:value="726881" calcext:value-type="float">
            <text:p>726881</text:p>
          </table:table-cell>
          <table:table-cell office:value-type="float" office:value="269669" calcext:value-type="float">
            <text:p>269669</text:p>
          </table:table-cell>
          <table:table-cell office:value-type="float" office:value="726881" calcext:value-type="float">
            <text:p>726881</text:p>
          </table:table-cell>
          <table:table-cell table:number-columns-repeated="101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9" calcext:value-type="float">
            <text:p>59</text:p>
          </table:table-cell>
          <table:table-cell office:value-type="float" office:value="149" calcext:value-type="float">
            <text:p>149</text:p>
          </table:table-cell>
          <table:table-cell table:formula="of:=[.B442]*[.B442]/[.C442]" office:value-type="float" office:value="23.3624161073825" calcext:value-type="float">
            <text:p>23.36</text:p>
          </table:table-cell>
          <table:table-cell table:formula="of:=MAX([.F442:.JF442])" office:value-type="float" office:value="473137" calcext:value-type="float">
            <text:p>473137</text:p>
          </table:table-cell>
          <table:table-cell office:value-type="float" office:value="282595" calcext:value-type="float">
            <text:p>282595</text:p>
          </table:table-cell>
          <table:table-cell office:value-type="float" office:value="473137" calcext:value-type="float">
            <text:p>473137</text:p>
          </table:table-cell>
          <table:table-cell table:number-columns-repeated="101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formula="of:=[.B443]*[.B443]/[.C443]" office:value-type="float" office:value="16.2426470588235" calcext:value-type="float">
            <text:p>16.24</text:p>
          </table:table-cell>
          <table:table-cell table:formula="of:=MAX([.F443:.JF443])" office:value-type="float" office:value="576160" calcext:value-type="float">
            <text:p>576160</text:p>
          </table:table-cell>
          <table:table-cell office:value-type="float" office:value="277479" calcext:value-type="float">
            <text:p>277479</text:p>
          </table:table-cell>
          <table:table-cell office:value-type="float" office:value="576160" calcext:value-type="float">
            <text:p>576160</text:p>
          </table:table-cell>
          <table:table-cell table:number-columns-repeated="101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444]*[.B444]/[.C444]" office:value-type="float" office:value="25.7524752475248" calcext:value-type="float">
            <text:p>25.75</text:p>
          </table:table-cell>
          <table:table-cell table:formula="of:=MAX([.F444:.JF444])" office:value-type="float" office:value="635115" calcext:value-type="float">
            <text:p>635115</text:p>
          </table:table-cell>
          <table:table-cell office:value-type="float" office:value="304233" calcext:value-type="float">
            <text:p>304233</text:p>
          </table:table-cell>
          <table:table-cell office:value-type="float" office:value="635115" calcext:value-type="float">
            <text:p>635115</text:p>
          </table:table-cell>
          <table:table-cell table:number-columns-repeated="101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table:formula="of:=[.B445]*[.B445]/[.C445]" office:value-type="float" office:value="14.9256756756757" calcext:value-type="float">
            <text:p>14.93</text:p>
          </table:table-cell>
          <table:table-cell table:formula="of:=MAX([.F445:.JF445])" office:value-type="float" office:value="595638" calcext:value-type="float">
            <text:p>595638</text:p>
          </table:table-cell>
          <table:table-cell office:value-type="float" office:value="292262" calcext:value-type="float">
            <text:p>292262</text:p>
          </table:table-cell>
          <table:table-cell office:value-type="float" office:value="595638" calcext:value-type="float">
            <text:p>595638</text:p>
          </table:table-cell>
          <table:table-cell table:number-columns-repeated="101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formula="of:=[.B446]*[.B446]/[.C446]" office:value-type="float" office:value="18.3069306930693" calcext:value-type="float">
            <text:p>18.31</text:p>
          </table:table-cell>
          <table:table-cell table:formula="of:=MAX([.F446:.JF446])" office:value-type="float" office:value="595822" calcext:value-type="float">
            <text:p>595822</text:p>
          </table:table-cell>
          <table:table-cell office:value-type="float" office:value="244096" calcext:value-type="float">
            <text:p>244096</text:p>
          </table:table-cell>
          <table:table-cell office:value-type="float" office:value="595822" calcext:value-type="float">
            <text:p>595822</text:p>
          </table:table-cell>
          <table:table-cell table:number-columns-repeated="101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447]*[.B447]/[.C447]" office:value-type="float" office:value="25.5208333333333" calcext:value-type="float">
            <text:p>25.52</text:p>
          </table:table-cell>
          <table:table-cell table:formula="of:=MAX([.F447:.JF447])" office:value-type="float" office:value="713618" calcext:value-type="float">
            <text:p>713618</text:p>
          </table:table-cell>
          <table:table-cell office:value-type="float" office:value="265752" calcext:value-type="float">
            <text:p>265752</text:p>
          </table:table-cell>
          <table:table-cell office:value-type="float" office:value="713618" calcext:value-type="float">
            <text:p>713618</text:p>
          </table:table-cell>
          <table:table-cell table:number-columns-repeated="101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table:formula="of:=[.B448]*[.B448]/[.C448]" office:value-type="float" office:value="13.7306273062731" calcext:value-type="float">
            <text:p>13.73</text:p>
          </table:table-cell>
          <table:table-cell table:formula="of:=MAX([.F448:.JF448])" office:value-type="float" office:value="429304" calcext:value-type="float">
            <text:p>429304</text:p>
          </table:table-cell>
          <table:table-cell office:value-type="float" office:value="242211" calcext:value-type="float">
            <text:p>242211</text:p>
          </table:table-cell>
          <table:table-cell office:value-type="float" office:value="429304" calcext:value-type="float">
            <text:p>429304</text:p>
          </table:table-cell>
          <table:table-cell table:number-columns-repeated="101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formula="of:=[.B449]*[.B449]/[.C449]" office:value-type="float" office:value="21.7285714285714" calcext:value-type="float">
            <text:p>21.73</text:p>
          </table:table-cell>
          <table:table-cell table:formula="of:=MAX([.F449:.JF449])" office:value-type="float" office:value="686332" calcext:value-type="float">
            <text:p>686332</text:p>
          </table:table-cell>
          <table:table-cell office:value-type="float" office:value="263434" calcext:value-type="float">
            <text:p>263434</text:p>
          </table:table-cell>
          <table:table-cell office:value-type="float" office:value="686332" calcext:value-type="float">
            <text:p>686332</text:p>
          </table:table-cell>
          <table:table-cell table:number-columns-repeated="101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formula="of:=[.B450]*[.B450]/[.C450]" office:value-type="float" office:value="12.5" calcext:value-type="float">
            <text:p>12.50</text:p>
          </table:table-cell>
          <table:table-cell table:formula="of:=MAX([.F450:.JF450])" office:value-type="float" office:value="725933" calcext:value-type="float">
            <text:p>725933</text:p>
          </table:table-cell>
          <table:table-cell office:value-type="float" office:value="282827" calcext:value-type="float">
            <text:p>282827</text:p>
          </table:table-cell>
          <table:table-cell office:value-type="float" office:value="725933" calcext:value-type="float">
            <text:p>725933</text:p>
          </table:table-cell>
          <table:table-cell table:number-columns-repeated="101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451]*[.B451]/[.C451]" office:value-type="float" office:value="41.8089887640449" calcext:value-type="float">
            <text:p>41.81</text:p>
          </table:table-cell>
          <table:table-cell table:formula="of:=MAX([.F451:.JF451])" office:value-type="float" office:value="435344" calcext:value-type="float">
            <text:p>435344</text:p>
          </table:table-cell>
          <table:table-cell office:value-type="float" office:value="235268" calcext:value-type="float">
            <text:p>235268</text:p>
          </table:table-cell>
          <table:table-cell office:value-type="float" office:value="435344" calcext:value-type="float">
            <text:p>435344</text:p>
          </table:table-cell>
          <table:table-cell table:number-columns-repeated="101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formula="of:=[.B452]*[.B452]/[.C452]" office:value-type="float" office:value="13.7848101265823" calcext:value-type="float">
            <text:p>13.78</text:p>
          </table:table-cell>
          <table:table-cell table:formula="of:=MAX([.F452:.JF452])" office:value-type="float" office:value="713466" calcext:value-type="float">
            <text:p>713466</text:p>
          </table:table-cell>
          <table:table-cell office:value-type="float" office:value="273737" calcext:value-type="float">
            <text:p>273737</text:p>
          </table:table-cell>
          <table:table-cell office:value-type="float" office:value="713466" calcext:value-type="float">
            <text:p>713466</text:p>
          </table:table-cell>
          <table:table-cell table:number-columns-repeated="101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[.B453]*[.B453]/[.C453]" office:value-type="float" office:value="14.7590361445783" calcext:value-type="float">
            <text:p>14.76</text:p>
          </table:table-cell>
          <table:table-cell table:formula="of:=MAX([.F453:.JF453])" office:value-type="float" office:value="770085" calcext:value-type="float">
            <text:p>770085</text:p>
          </table:table-cell>
          <table:table-cell office:value-type="float" office:value="288451" calcext:value-type="float">
            <text:p>288451</text:p>
          </table:table-cell>
          <table:table-cell office:value-type="float" office:value="770085" calcext:value-type="float">
            <text:p>770085</text:p>
          </table:table-cell>
          <table:table-cell table:number-columns-repeated="101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B454]*[.B454]/[.C454]" office:value-type="float" office:value="31.2111111111111" calcext:value-type="float">
            <text:p>31.21</text:p>
          </table:table-cell>
          <table:table-cell table:formula="of:=MAX([.F454:.JF454])" office:value-type="float" office:value="542194" calcext:value-type="float">
            <text:p>542194</text:p>
          </table:table-cell>
          <table:table-cell office:value-type="float" office:value="284885" calcext:value-type="float">
            <text:p>284885</text:p>
          </table:table-cell>
          <table:table-cell office:value-type="float" office:value="542194" calcext:value-type="float">
            <text:p>542194</text:p>
          </table:table-cell>
          <table:table-cell table:number-columns-repeated="101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formula="of:=[.B455]*[.B455]/[.C455]" office:value-type="float" office:value="13.5375" calcext:value-type="float">
            <text:p>13.54</text:p>
          </table:table-cell>
          <table:table-cell table:formula="of:=MAX([.F455:.JF455])" office:value-type="float" office:value="475015" calcext:value-type="float">
            <text:p>475015</text:p>
          </table:table-cell>
          <table:table-cell office:value-type="float" office:value="269891" calcext:value-type="float">
            <text:p>269891</text:p>
          </table:table-cell>
          <table:table-cell office:value-type="float" office:value="475015" calcext:value-type="float">
            <text:p>475015</text:p>
          </table:table-cell>
          <table:table-cell table:number-columns-repeated="101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table:formula="of:=[.B456]*[.B456]/[.C456]" office:value-type="float" office:value="22.5625" calcext:value-type="float">
            <text:p>22.56</text:p>
          </table:table-cell>
          <table:table-cell table:formula="of:=MAX([.F456:.JF456])" office:value-type="float" office:value="515110" calcext:value-type="float">
            <text:p>515110</text:p>
          </table:table-cell>
          <table:table-cell office:value-type="float" office:value="279118" calcext:value-type="float">
            <text:p>279118</text:p>
          </table:table-cell>
          <table:table-cell office:value-type="float" office:value="515110" calcext:value-type="float">
            <text:p>515110</text:p>
          </table:table-cell>
          <table:table-cell table:number-columns-repeated="101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table:formula="of:=[.B457]*[.B457]/[.C457]" office:value-type="float" office:value="19" calcext:value-type="float">
            <text:p>19.00</text:p>
          </table:table-cell>
          <table:table-cell table:formula="of:=MAX([.F457:.JF457])" office:value-type="float" office:value="472681" calcext:value-type="float">
            <text:p>472681</text:p>
          </table:table-cell>
          <table:table-cell office:value-type="float" office:value="246585" calcext:value-type="float">
            <text:p>246585</text:p>
          </table:table-cell>
          <table:table-cell office:value-type="float" office:value="472681" calcext:value-type="float">
            <text:p>472681</text:p>
          </table:table-cell>
          <table:table-cell table:number-columns-repeated="101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formula="of:=[.B458]*[.B458]/[.C458]" office:value-type="float" office:value="18.6728395061728" calcext:value-type="float">
            <text:p>18.67</text:p>
          </table:table-cell>
          <table:table-cell table:formula="of:=MAX([.F458:.JF458])" office:value-type="float" office:value="539567" calcext:value-type="float">
            <text:p>539567</text:p>
          </table:table-cell>
          <table:table-cell office:value-type="float" office:value="280663" calcext:value-type="float">
            <text:p>280663</text:p>
          </table:table-cell>
          <table:table-cell office:value-type="float" office:value="539567" calcext:value-type="float">
            <text:p>539567</text:p>
          </table:table-cell>
          <table:table-cell table:number-columns-repeated="101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formula="of:=[.B459]*[.B459]/[.C459]" office:value-type="float" office:value="13.969387755102" calcext:value-type="float">
            <text:p>13.97</text:p>
          </table:table-cell>
          <table:table-cell table:formula="of:=MAX([.F459:.JF459])" office:value-type="float" office:value="707023" calcext:value-type="float">
            <text:p>707023</text:p>
          </table:table-cell>
          <table:table-cell office:value-type="float" office:value="265663" calcext:value-type="float">
            <text:p>265663</text:p>
          </table:table-cell>
          <table:table-cell office:value-type="float" office:value="707023" calcext:value-type="float">
            <text:p>707023</text:p>
          </table:table-cell>
          <table:table-cell table:number-columns-repeated="101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table:formula="of:=[.B460]*[.B460]/[.C460]" office:value-type="float" office:value="30.5350877192982" calcext:value-type="float">
            <text:p>30.54</text:p>
          </table:table-cell>
          <table:table-cell table:formula="of:=MAX([.F460:.JF460])" office:value-type="float" office:value="488707" calcext:value-type="float">
            <text:p>488707</text:p>
          </table:table-cell>
          <table:table-cell office:value-type="float" office:value="269469" calcext:value-type="float">
            <text:p>269469</text:p>
          </table:table-cell>
          <table:table-cell office:value-type="float" office:value="488707" calcext:value-type="float">
            <text:p>488707</text:p>
          </table:table-cell>
          <table:table-cell table:number-columns-repeated="101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[.B461]*[.B461]/[.C461]" office:value-type="float" office:value="16.3548387096774" calcext:value-type="float">
            <text:p>16.35</text:p>
          </table:table-cell>
          <table:table-cell table:formula="of:=MAX([.F461:.JF461])" office:value-type="float" office:value="806874" calcext:value-type="float">
            <text:p>806874</text:p>
          </table:table-cell>
          <table:table-cell office:value-type="float" office:value="324906" calcext:value-type="float">
            <text:p>324906</text:p>
          </table:table-cell>
          <table:table-cell office:value-type="float" office:value="806874" calcext:value-type="float">
            <text:p>806874</text:p>
          </table:table-cell>
          <table:table-cell table:number-columns-repeated="101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462]*[.B462]/[.C462]" office:value-type="float" office:value="39.7058823529412" calcext:value-type="float">
            <text:p>39.71</text:p>
          </table:table-cell>
          <table:table-cell table:formula="of:=MAX([.F462:.JF462])" office:value-type="float" office:value="599652" calcext:value-type="float">
            <text:p>599652</text:p>
          </table:table-cell>
          <table:table-cell office:value-type="float" office:value="273254" calcext:value-type="float">
            <text:p>273254</text:p>
          </table:table-cell>
          <table:table-cell office:value-type="float" office:value="599652" calcext:value-type="float">
            <text:p>599652</text:p>
          </table:table-cell>
          <table:table-cell table:number-columns-repeated="101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table:formula="of:=[.B463]*[.B463]/[.C463]" office:value-type="float" office:value="13.8761467889908" calcext:value-type="float">
            <text:p>13.88</text:p>
          </table:table-cell>
          <table:table-cell table:formula="of:=MAX([.F463:.JF463])" office:value-type="float" office:value="488310" calcext:value-type="float">
            <text:p>488310</text:p>
          </table:table-cell>
          <table:table-cell office:value-type="float" office:value="265592" calcext:value-type="float">
            <text:p>265592</text:p>
          </table:table-cell>
          <table:table-cell office:value-type="float" office:value="488310" calcext:value-type="float">
            <text:p>488310</text:p>
          </table:table-cell>
          <table:table-cell table:number-columns-repeated="101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[.B464]*[.B464]/[.C464]" office:value-type="float" office:value="15.2111111111111" calcext:value-type="float">
            <text:p>15.21</text:p>
          </table:table-cell>
          <table:table-cell table:formula="of:=MAX([.F464:.JF464])" office:value-type="float" office:value="714168" calcext:value-type="float">
            <text:p>714168</text:p>
          </table:table-cell>
          <table:table-cell office:value-type="float" office:value="264095" calcext:value-type="float">
            <text:p>264095</text:p>
          </table:table-cell>
          <table:table-cell office:value-type="float" office:value="714168" calcext:value-type="float">
            <text:p>714168</text:p>
          </table:table-cell>
          <table:table-cell table:number-columns-repeated="101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formula="of:=[.B465]*[.B465]/[.C465]" office:value-type="float" office:value="41.8089887640449" calcext:value-type="float">
            <text:p>41.81</text:p>
          </table:table-cell>
          <table:table-cell table:formula="of:=MAX([.F465:.JF465])" office:value-type="float" office:value="457562" calcext:value-type="float">
            <text:p>457562</text:p>
          </table:table-cell>
          <table:table-cell office:value-type="float" office:value="244658" calcext:value-type="float">
            <text:p>244658</text:p>
          </table:table-cell>
          <table:table-cell office:value-type="float" office:value="457562" calcext:value-type="float">
            <text:p>457562</text:p>
          </table:table-cell>
          <table:table-cell table:number-columns-repeated="101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466]*[.B466]/[.C466]" office:value-type="float" office:value="17.1607142857143" calcext:value-type="float">
            <text:p>17.16</text:p>
          </table:table-cell>
          <table:table-cell table:formula="of:=MAX([.F466:.JF466])" office:value-type="float" office:value="829303" calcext:value-type="float">
            <text:p>829303</text:p>
          </table:table-cell>
          <table:table-cell office:value-type="float" office:value="298580" calcext:value-type="float">
            <text:p>298580</text:p>
          </table:table-cell>
          <table:table-cell office:value-type="float" office:value="829303" calcext:value-type="float">
            <text:p>829303</text:p>
          </table:table-cell>
          <table:table-cell table:number-columns-repeated="101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table:formula="of:=[.B467]*[.B467]/[.C467]" office:value-type="float" office:value="15.3905325443787" calcext:value-type="float">
            <text:p>15.39</text:p>
          </table:table-cell>
          <table:table-cell table:formula="of:=MAX([.F467:.JF467])" office:value-type="float" office:value="545405" calcext:value-type="float">
            <text:p>545405</text:p>
          </table:table-cell>
          <table:table-cell office:value-type="float" office:value="286312" calcext:value-type="float">
            <text:p>286312</text:p>
          </table:table-cell>
          <table:table-cell office:value-type="float" office:value="545405" calcext:value-type="float">
            <text:p>545405</text:p>
          </table:table-cell>
          <table:table-cell table:number-columns-repeated="101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table:formula="of:=[.B468]*[.B468]/[.C468]" office:value-type="float" office:value="17.5621621621622" calcext:value-type="float">
            <text:p>17.56</text:p>
          </table:table-cell>
          <table:table-cell table:formula="of:=MAX([.F468:.JF468])" office:value-type="float" office:value="430702" calcext:value-type="float">
            <text:p>430702</text:p>
          </table:table-cell>
          <table:table-cell office:value-type="float" office:value="262539" calcext:value-type="float">
            <text:p>262539</text:p>
          </table:table-cell>
          <table:table-cell office:value-type="float" office:value="430702" calcext:value-type="float">
            <text:p>430702</text:p>
          </table:table-cell>
          <table:table-cell table:number-columns-repeated="101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1" calcext:value-type="float">
            <text:p>61</text:p>
          </table:table-cell>
          <table:table-cell office:value-type="float" office:value="233" calcext:value-type="float">
            <text:p>233</text:p>
          </table:table-cell>
          <table:table-cell table:formula="of:=[.B469]*[.B469]/[.C469]" office:value-type="float" office:value="15.9699570815451" calcext:value-type="float">
            <text:p>15.97</text:p>
          </table:table-cell>
          <table:table-cell table:formula="of:=MAX([.F469:.JF469])" office:value-type="float" office:value="442323" calcext:value-type="float">
            <text:p>442323</text:p>
          </table:table-cell>
          <table:table-cell office:value-type="float" office:value="245554" calcext:value-type="float">
            <text:p>245554</text:p>
          </table:table-cell>
          <table:table-cell office:value-type="float" office:value="442323" calcext:value-type="float">
            <text:p>442323</text:p>
          </table:table-cell>
          <table:table-cell table:number-columns-repeated="101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B470]*[.B470]/[.C470]" office:value-type="float" office:value="30.625" calcext:value-type="float">
            <text:p>30.63</text:p>
          </table:table-cell>
          <table:table-cell table:formula="of:=MAX([.F470:.JF470])" office:value-type="float" office:value="827927" calcext:value-type="float">
            <text:p>827927</text:p>
          </table:table-cell>
          <table:table-cell office:value-type="float" office:value="283902" calcext:value-type="float">
            <text:p>283902</text:p>
          </table:table-cell>
          <table:table-cell office:value-type="float" office:value="827927" calcext:value-type="float">
            <text:p>827927</text:p>
          </table:table-cell>
          <table:table-cell table:number-columns-repeated="101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471]*[.B471]/[.C471]" office:value-type="float" office:value="18.9055118110236" calcext:value-type="float">
            <text:p>18.91</text:p>
          </table:table-cell>
          <table:table-cell table:formula="of:=MAX([.F471:.JF471])" office:value-type="float" office:value="545290" calcext:value-type="float">
            <text:p>545290</text:p>
          </table:table-cell>
          <table:table-cell office:value-type="float" office:value="274746" calcext:value-type="float">
            <text:p>274746</text:p>
          </table:table-cell>
          <table:table-cell office:value-type="float" office:value="545290" calcext:value-type="float">
            <text:p>545290</text:p>
          </table:table-cell>
          <table:table-cell table:number-columns-repeated="101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table:formula="of:=[.B472]*[.B472]/[.C472]" office:value-type="float" office:value="14.9752475247525" calcext:value-type="float">
            <text:p>14.98</text:p>
          </table:table-cell>
          <table:table-cell table:formula="of:=MAX([.F472:.JF472])" office:value-type="float" office:value="517341" calcext:value-type="float">
            <text:p>517341</text:p>
          </table:table-cell>
          <table:table-cell office:value-type="float" office:value="297687" calcext:value-type="float">
            <text:p>297687</text:p>
          </table:table-cell>
          <table:table-cell office:value-type="float" office:value="517341" calcext:value-type="float">
            <text:p>517341</text:p>
          </table:table-cell>
          <table:table-cell table:number-columns-repeated="101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table:formula="of:=[.B473]*[.B473]/[.C473]" office:value-type="float" office:value="24.4285714285714" calcext:value-type="float">
            <text:p>24.43</text:p>
          </table:table-cell>
          <table:table-cell table:formula="of:=MAX([.F473:.JF473])" office:value-type="float" office:value="433535" calcext:value-type="float">
            <text:p>433535</text:p>
          </table:table-cell>
          <table:table-cell office:value-type="float" office:value="243712" calcext:value-type="float">
            <text:p>243712</text:p>
          </table:table-cell>
          <table:table-cell office:value-type="float" office:value="433535" calcext:value-type="float">
            <text:p>433535</text:p>
          </table:table-cell>
          <table:table-cell table:number-columns-repeated="101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74]*[.B474]/[.C474]" office:value-type="float" office:value="16.0095238095238" calcext:value-type="float">
            <text:p>16.01</text:p>
          </table:table-cell>
          <table:table-cell table:formula="of:=MAX([.F474:.JF474])" office:value-type="float" office:value="671005" calcext:value-type="float">
            <text:p>671005</text:p>
          </table:table-cell>
          <table:table-cell office:value-type="float" office:value="269276" calcext:value-type="float">
            <text:p>269276</text:p>
          </table:table-cell>
          <table:table-cell office:value-type="float" office:value="671005" calcext:value-type="float">
            <text:p>671005</text:p>
          </table:table-cell>
          <table:table-cell table:number-columns-repeated="101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formula="of:=[.B475]*[.B475]/[.C475]" office:value-type="float" office:value="32.8804347826087" calcext:value-type="float">
            <text:p>32.88</text:p>
          </table:table-cell>
          <table:table-cell table:formula="of:=MAX([.F475:.JF475])" office:value-type="float" office:value="461300" calcext:value-type="float">
            <text:p>461300</text:p>
          </table:table-cell>
          <table:table-cell office:value-type="float" office:value="288463" calcext:value-type="float">
            <text:p>288463</text:p>
          </table:table-cell>
          <table:table-cell office:value-type="float" office:value="461300" calcext:value-type="float">
            <text:p>461300</text:p>
          </table:table-cell>
          <table:table-cell table:number-columns-repeated="101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[.B476]*[.B476]/[.C476]" office:value-type="float" office:value="18.1320754716981" calcext:value-type="float">
            <text:p>18.13</text:p>
          </table:table-cell>
          <table:table-cell table:formula="of:=MAX([.F476:.JF476])" office:value-type="float" office:value="767608" calcext:value-type="float">
            <text:p>767608</text:p>
          </table:table-cell>
          <table:table-cell office:value-type="float" office:value="302004" calcext:value-type="float">
            <text:p>302004</text:p>
          </table:table-cell>
          <table:table-cell office:value-type="float" office:value="767608" calcext:value-type="float">
            <text:p>767608</text:p>
          </table:table-cell>
          <table:table-cell table:number-columns-repeated="101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table:formula="of:=[.B477]*[.B477]/[.C477]" office:value-type="float" office:value="12.1987951807229" calcext:value-type="float">
            <text:p>12.20</text:p>
          </table:table-cell>
          <table:table-cell table:formula="of:=MAX([.F477:.JF477])" office:value-type="float" office:value="549166" calcext:value-type="float">
            <text:p>549166</text:p>
          </table:table-cell>
          <table:table-cell office:value-type="float" office:value="244839" calcext:value-type="float">
            <text:p>244839</text:p>
          </table:table-cell>
          <table:table-cell office:value-type="float" office:value="549166" calcext:value-type="float">
            <text:p>549166</text:p>
          </table:table-cell>
          <table:table-cell table:number-columns-repeated="101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478]*[.B478]/[.C478]" office:value-type="float" office:value="15.9090909090909" calcext:value-type="float">
            <text:p>15.91</text:p>
          </table:table-cell>
          <table:table-cell table:formula="of:=MAX([.F478:.JF478])" office:value-type="float" office:value="856826" calcext:value-type="float">
            <text:p>856826</text:p>
          </table:table-cell>
          <table:table-cell office:value-type="float" office:value="316313" calcext:value-type="float">
            <text:p>316313</text:p>
          </table:table-cell>
          <table:table-cell office:value-type="float" office:value="856826" calcext:value-type="float">
            <text:p>856826</text:p>
          </table:table-cell>
          <table:table-cell table:number-columns-repeated="101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479]*[.B479]/[.C479]" office:value-type="float" office:value="39.7058823529412" calcext:value-type="float">
            <text:p>39.71</text:p>
          </table:table-cell>
          <table:table-cell table:formula="of:=MAX([.F479:.JF479])" office:value-type="float" office:value="611881" calcext:value-type="float">
            <text:p>611881</text:p>
          </table:table-cell>
          <table:table-cell office:value-type="float" office:value="259403" calcext:value-type="float">
            <text:p>259403</text:p>
          </table:table-cell>
          <table:table-cell office:value-type="float" office:value="611881" calcext:value-type="float">
            <text:p>611881</text:p>
          </table:table-cell>
          <table:table-cell table:number-columns-repeated="101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formula="of:=[.B480]*[.B480]/[.C480]" office:value-type="float" office:value="38.6785714285714" calcext:value-type="float">
            <text:p>38.68</text:p>
          </table:table-cell>
          <table:table-cell table:formula="of:=MAX([.F480:.JF480])" office:value-type="float" office:value="539622" calcext:value-type="float">
            <text:p>539622</text:p>
          </table:table-cell>
          <table:table-cell office:value-type="float" office:value="260032" calcext:value-type="float">
            <text:p>260032</text:p>
          </table:table-cell>
          <table:table-cell office:value-type="float" office:value="539622" calcext:value-type="float">
            <text:p>539622</text:p>
          </table:table-cell>
          <table:table-cell table:number-columns-repeated="101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B481]*[.B481]/[.C481]" office:value-type="float" office:value="23.6034482758621" calcext:value-type="float">
            <text:p>23.60</text:p>
          </table:table-cell>
          <table:table-cell table:formula="of:=MAX([.F481:.JF481])" office:value-type="float" office:value="631381" calcext:value-type="float">
            <text:p>631381</text:p>
          </table:table-cell>
          <table:table-cell office:value-type="float" office:value="236335" calcext:value-type="float">
            <text:p>236335</text:p>
          </table:table-cell>
          <table:table-cell office:value-type="float" office:value="631381" calcext:value-type="float">
            <text:p>631381</text:p>
          </table:table-cell>
          <table:table-cell table:number-columns-repeated="101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B482]*[.B482]/[.C482]" office:value-type="float" office:value="44.5068493150685" calcext:value-type="float">
            <text:p>44.51</text:p>
          </table:table-cell>
          <table:table-cell table:formula="of:=MAX([.F482:.JF482])" office:value-type="float" office:value="419345" calcext:value-type="float">
            <text:p>419345</text:p>
          </table:table-cell>
          <table:table-cell office:value-type="float" office:value="243014" calcext:value-type="float">
            <text:p>243014</text:p>
          </table:table-cell>
          <table:table-cell office:value-type="float" office:value="419345" calcext:value-type="float">
            <text:p>419345</text:p>
          </table:table-cell>
          <table:table-cell table:number-columns-repeated="101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formula="of:=[.B483]*[.B483]/[.C483]" office:value-type="float" office:value="22.3676470588235" calcext:value-type="float">
            <text:p>22.37</text:p>
          </table:table-cell>
          <table:table-cell table:formula="of:=MAX([.F483:.JF483])" office:value-type="float" office:value="730514" calcext:value-type="float">
            <text:p>730514</text:p>
          </table:table-cell>
          <table:table-cell office:value-type="float" office:value="283382" calcext:value-type="float">
            <text:p>283382</text:p>
          </table:table-cell>
          <table:table-cell office:value-type="float" office:value="730514" calcext:value-type="float">
            <text:p>730514</text:p>
          </table:table-cell>
          <table:table-cell table:number-columns-repeated="101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formula="of:=[.B484]*[.B484]/[.C484]" office:value-type="float" office:value="12.1601307189542" calcext:value-type="float">
            <text:p>12.16</text:p>
          </table:table-cell>
          <table:table-cell table:formula="of:=MAX([.F484:.JF484])" office:value-type="float" office:value="438356" calcext:value-type="float">
            <text:p>438356</text:p>
          </table:table-cell>
          <table:table-cell office:value-type="float" office:value="260312" calcext:value-type="float">
            <text:p>260312</text:p>
          </table:table-cell>
          <table:table-cell office:value-type="float" office:value="438356" calcext:value-type="float">
            <text:p>438356</text:p>
          </table:table-cell>
          <table:table-cell table:number-columns-repeated="101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[.B485]*[.B485]/[.C485]" office:value-type="float" office:value="38.2235294117647" calcext:value-type="float">
            <text:p>38.22</text:p>
          </table:table-cell>
          <table:table-cell table:formula="of:=MAX([.F485:.JF485])" office:value-type="float" office:value="423247" calcext:value-type="float">
            <text:p>423247</text:p>
          </table:table-cell>
          <table:table-cell office:value-type="float" office:value="259641" calcext:value-type="float">
            <text:p>259641</text:p>
          </table:table-cell>
          <table:table-cell office:value-type="float" office:value="423247" calcext:value-type="float">
            <text:p>423247</text:p>
          </table:table-cell>
          <table:table-cell table:number-columns-repeated="101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formula="of:=[.B486]*[.B486]/[.C486]" office:value-type="float" office:value="25" calcext:value-type="float">
            <text:p>25.00</text:p>
          </table:table-cell>
          <table:table-cell table:formula="of:=MAX([.F486:.JF486])" office:value-type="float" office:value="566091" calcext:value-type="float">
            <text:p>566091</text:p>
          </table:table-cell>
          <table:table-cell office:value-type="float" office:value="276442" calcext:value-type="float">
            <text:p>276442</text:p>
          </table:table-cell>
          <table:table-cell office:value-type="float" office:value="566091" calcext:value-type="float">
            <text:p>566091</text:p>
          </table:table-cell>
          <table:table-cell table:number-columns-repeated="101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  <table:table-cell table:formula="of:=[.B487]*[.B487]/[.C487]" office:value-type="float" office:value="12.5709459459459" calcext:value-type="float">
            <text:p>12.57</text:p>
          </table:table-cell>
          <table:table-cell table:formula="of:=MAX([.F487:.JF487])" office:value-type="float" office:value="436921" calcext:value-type="float">
            <text:p>436921</text:p>
          </table:table-cell>
          <table:table-cell office:value-type="float" office:value="254075" calcext:value-type="float">
            <text:p>254075</text:p>
          </table:table-cell>
          <table:table-cell office:value-type="float" office:value="436921" calcext:value-type="float">
            <text:p>436921</text:p>
          </table:table-cell>
          <table:table-cell table:number-columns-repeated="101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table:formula="of:=[.B488]*[.B488]/[.C488]" office:value-type="float" office:value="13.7204968944099" calcext:value-type="float">
            <text:p>13.72</text:p>
          </table:table-cell>
          <table:table-cell table:formula="of:=MAX([.F488:.JF488])" office:value-type="float" office:value="582050" calcext:value-type="float">
            <text:p>582050</text:p>
          </table:table-cell>
          <table:table-cell office:value-type="float" office:value="280463" calcext:value-type="float">
            <text:p>280463</text:p>
          </table:table-cell>
          <table:table-cell office:value-type="float" office:value="582050" calcext:value-type="float">
            <text:p>582050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table:formula="of:=[.B489]*[.B489]/[.C489]" office:value-type="float" office:value="18.984693877551" calcext:value-type="float">
            <text:p>18.98</text:p>
          </table:table-cell>
          <table:table-cell table:formula="of:=MAX([.F489:.JF489])" office:value-type="float" office:value="450064" calcext:value-type="float">
            <text:p>450064</text:p>
          </table:table-cell>
          <table:table-cell office:value-type="float" office:value="262061" calcext:value-type="float">
            <text:p>262061</text:p>
          </table:table-cell>
          <table:table-cell office:value-type="float" office:value="450064" calcext:value-type="float">
            <text:p>450064</text:p>
          </table:table-cell>
          <table:table-cell table:number-columns-repeated="101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490]*[.B490]/[.C490]" office:value-type="float" office:value="28.8095238095238" calcext:value-type="float">
            <text:p>28.81</text:p>
          </table:table-cell>
          <table:table-cell table:formula="of:=MAX([.F490:.JF490])" office:value-type="float" office:value="514833" calcext:value-type="float">
            <text:p>514833</text:p>
          </table:table-cell>
          <table:table-cell office:value-type="float" office:value="279566" calcext:value-type="float">
            <text:p>279566</text:p>
          </table:table-cell>
          <table:table-cell office:value-type="float" office:value="514833" calcext:value-type="float">
            <text:p>514833</text:p>
          </table:table-cell>
          <table:table-cell table:number-columns-repeated="101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table:formula="of:=[.B491]*[.B491]/[.C491]" office:value-type="float" office:value="15.7960526315789" calcext:value-type="float">
            <text:p>15.80</text:p>
          </table:table-cell>
          <table:table-cell table:formula="of:=MAX([.F491:.JF491])" office:value-type="float" office:value="532370" calcext:value-type="float">
            <text:p>532370</text:p>
          </table:table-cell>
          <table:table-cell office:value-type="float" office:value="269359" calcext:value-type="float">
            <text:p>269359</text:p>
          </table:table-cell>
          <table:table-cell office:value-type="float" office:value="532370" calcext:value-type="float">
            <text:p>532370</text:p>
          </table:table-cell>
          <table:table-cell table:number-columns-repeated="101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[.B492]*[.B492]/[.C492]" office:value-type="float" office:value="30.25" calcext:value-type="float">
            <text:p>30.25</text:p>
          </table:table-cell>
          <table:table-cell table:formula="of:=MAX([.F492:.JF492])" office:value-type="float" office:value="629647" calcext:value-type="float">
            <text:p>629647</text:p>
          </table:table-cell>
          <table:table-cell office:value-type="float" office:value="229586" calcext:value-type="float">
            <text:p>229586</text:p>
          </table:table-cell>
          <table:table-cell office:value-type="float" office:value="629647" calcext:value-type="float">
            <text:p>629647</text:p>
          </table:table-cell>
          <table:table-cell table:number-columns-repeated="101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493]*[.B493]/[.C493]" office:value-type="float" office:value="13.6111111111111" calcext:value-type="float">
            <text:p>13.61</text:p>
          </table:table-cell>
          <table:table-cell table:formula="of:=MAX([.F493:.JF493])" office:value-type="float" office:value="782331" calcext:value-type="float">
            <text:p>782331</text:p>
          </table:table-cell>
          <table:table-cell office:value-type="float" office:value="293333" calcext:value-type="float">
            <text:p>293333</text:p>
          </table:table-cell>
          <table:table-cell office:value-type="float" office:value="782331" calcext:value-type="float">
            <text:p>782331</text:p>
          </table:table-cell>
          <table:table-cell table:number-columns-repeated="101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table:formula="of:=[.B494]*[.B494]/[.C494]" office:value-type="float" office:value="20.3474576271186" calcext:value-type="float">
            <text:p>20.35</text:p>
          </table:table-cell>
          <table:table-cell table:formula="of:=MAX([.F494:.JF494])" office:value-type="float" office:value="528552" calcext:value-type="float">
            <text:p>528552</text:p>
          </table:table-cell>
          <table:table-cell office:value-type="float" office:value="255949" calcext:value-type="float">
            <text:p>255949</text:p>
          </table:table-cell>
          <table:table-cell office:value-type="float" office:value="528552" calcext:value-type="float">
            <text:p>528552</text:p>
          </table:table-cell>
          <table:table-cell table:number-columns-repeated="101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[.B495]*[.B495]/[.C495]" office:value-type="float" office:value="23.6739130434783" calcext:value-type="float">
            <text:p>23.67</text:p>
          </table:table-cell>
          <table:table-cell table:formula="of:=MAX([.F495:.JF495])" office:value-type="float" office:value="671489" calcext:value-type="float">
            <text:p>671489</text:p>
          </table:table-cell>
          <table:table-cell office:value-type="float" office:value="249901" calcext:value-type="float">
            <text:p>249901</text:p>
          </table:table-cell>
          <table:table-cell office:value-type="float" office:value="671489" calcext:value-type="float">
            <text:p>671489</text:p>
          </table:table-cell>
          <table:table-cell table:number-columns-repeated="101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formula="of:=[.B496]*[.B496]/[.C496]" office:value-type="float" office:value="26.01" calcext:value-type="float">
            <text:p>26.01</text:p>
          </table:table-cell>
          <table:table-cell table:formula="of:=MAX([.F496:.JF496])" office:value-type="float" office:value="577160" calcext:value-type="float">
            <text:p>577160</text:p>
          </table:table-cell>
          <table:table-cell office:value-type="float" office:value="301566" calcext:value-type="float">
            <text:p>301566</text:p>
          </table:table-cell>
          <table:table-cell office:value-type="float" office:value="577160" calcext:value-type="float">
            <text:p>577160</text:p>
          </table:table-cell>
          <table:table-cell table:number-columns-repeated="101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formula="of:=[.B497]*[.B497]/[.C497]" office:value-type="float" office:value="16.3628318584071" calcext:value-type="float">
            <text:p>16.36</text:p>
          </table:table-cell>
          <table:table-cell table:formula="of:=MAX([.F497:.JF497])" office:value-type="float" office:value="655927" calcext:value-type="float">
            <text:p>655927</text:p>
          </table:table-cell>
          <table:table-cell office:value-type="float" office:value="285534" calcext:value-type="float">
            <text:p>285534</text:p>
          </table:table-cell>
          <table:table-cell office:value-type="float" office:value="655927" calcext:value-type="float">
            <text:p>655927</text:p>
          </table:table-cell>
          <table:table-cell table:number-columns-repeated="101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498]*[.B498]/[.C498]" office:value-type="float" office:value="36.2549019607843" calcext:value-type="float">
            <text:p>36.25</text:p>
          </table:table-cell>
          <table:table-cell table:formula="of:=MAX([.F498:.JF498])" office:value-type="float" office:value="637921" calcext:value-type="float">
            <text:p>637921</text:p>
          </table:table-cell>
          <table:table-cell office:value-type="float" office:value="287201" calcext:value-type="float">
            <text:p>287201</text:p>
          </table:table-cell>
          <table:table-cell office:value-type="float" office:value="637921" calcext:value-type="float">
            <text:p>637921</text:p>
          </table:table-cell>
          <table:table-cell table:number-columns-repeated="101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table:formula="of:=[.B499]*[.B499]/[.C499]" office:value-type="float" office:value="15.7718446601942" calcext:value-type="float">
            <text:p>15.77</text:p>
          </table:table-cell>
          <table:table-cell table:formula="of:=MAX([.F499:.JF499])" office:value-type="float" office:value="487314" calcext:value-type="float">
            <text:p>487314</text:p>
          </table:table-cell>
          <table:table-cell office:value-type="float" office:value="264060" calcext:value-type="float">
            <text:p>264060</text:p>
          </table:table-cell>
          <table:table-cell office:value-type="float" office:value="487314" calcext:value-type="float">
            <text:p>487314</text:p>
          </table:table-cell>
          <table:table-cell table:number-columns-repeated="101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table:formula="of:=[.B500]*[.B500]/[.C500]" office:value-type="float" office:value="15.556338028169" calcext:value-type="float">
            <text:p>15.56</text:p>
          </table:table-cell>
          <table:table-cell table:formula="of:=MAX([.F500:.JF500])" office:value-type="float" office:value="546777" calcext:value-type="float">
            <text:p>546777</text:p>
          </table:table-cell>
          <table:table-cell office:value-type="float" office:value="258579" calcext:value-type="float">
            <text:p>258579</text:p>
          </table:table-cell>
          <table:table-cell office:value-type="float" office:value="546777" calcext:value-type="float">
            <text:p>546777</text:p>
          </table:table-cell>
          <table:table-cell table:number-columns-repeated="101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[.B501]*[.B501]/[.C501]" office:value-type="float" office:value="13.5803571428571" calcext:value-type="float">
            <text:p>13.58</text:p>
          </table:table-cell>
          <table:table-cell table:formula="of:=MAX([.F501:.JF501])" office:value-type="float" office:value="707417" calcext:value-type="float">
            <text:p>707417</text:p>
          </table:table-cell>
          <table:table-cell office:value-type="float" office:value="283900" calcext:value-type="float">
            <text:p>283900</text:p>
          </table:table-cell>
          <table:table-cell office:value-type="float" office:value="707417" calcext:value-type="float">
            <text:p>707417</text:p>
          </table:table-cell>
          <table:table-cell table:number-columns-repeated="101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B502]*[.B502]/[.C502]" office:value-type="float" office:value="18.1893939393939" calcext:value-type="float">
            <text:p>18.19</text:p>
          </table:table-cell>
          <table:table-cell table:formula="of:=MAX([.F502:.JF502])" office:value-type="float" office:value="536367" calcext:value-type="float">
            <text:p>536367</text:p>
          </table:table-cell>
          <table:table-cell office:value-type="float" office:value="253930" calcext:value-type="float">
            <text:p>253930</text:p>
          </table:table-cell>
          <table:table-cell office:value-type="float" office:value="536367" calcext:value-type="float">
            <text:p>536367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[.B503]*[.B503]/[.C503]" office:value-type="float" office:value="15.0089285714286" calcext:value-type="float">
            <text:p>15.01</text:p>
          </table:table-cell>
          <table:table-cell table:formula="of:=MAX([.F503:.JF503])" office:value-type="float" office:value="636598" calcext:value-type="float">
            <text:p>636598</text:p>
          </table:table-cell>
          <table:table-cell office:value-type="float" office:value="237544" calcext:value-type="float">
            <text:p>237544</text:p>
          </table:table-cell>
          <table:table-cell office:value-type="float" office:value="636598" calcext:value-type="float">
            <text:p>636598</text:p>
          </table:table-cell>
          <table:table-cell table:number-columns-repeated="101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formula="of:=[.B504]*[.B504]/[.C504]" office:value-type="float" office:value="27.0089285714286" calcext:value-type="float">
            <text:p>27.01</text:p>
          </table:table-cell>
          <table:table-cell table:formula="of:=MAX([.F504:.JF504])" office:value-type="float" office:value="471517" calcext:value-type="float">
            <text:p>471517</text:p>
          </table:table-cell>
          <table:table-cell office:value-type="float" office:value="286103" calcext:value-type="float">
            <text:p>286103</text:p>
          </table:table-cell>
          <table:table-cell office:value-type="float" office:value="471517" calcext:value-type="float">
            <text:p>471517</text:p>
          </table:table-cell>
          <table:table-cell table:number-columns-repeated="1016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505]*[.B505]/[.C505]" office:value-type="float" office:value="45" calcext:value-type="float">
            <text:p>45.00</text:p>
          </table:table-cell>
          <table:table-cell table:formula="of:=MAX([.F505:.JF505])" office:value-type="float" office:value="621018" calcext:value-type="float">
            <text:p>621018</text:p>
          </table:table-cell>
          <table:table-cell office:value-type="float" office:value="279475" calcext:value-type="float">
            <text:p>279475</text:p>
          </table:table-cell>
          <table:table-cell office:value-type="float" office:value="621018" calcext:value-type="float">
            <text:p>621018</text:p>
          </table:table-cell>
          <table:table-cell table:number-columns-repeated="101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table:formula="of:=[.B506]*[.B506]/[.C506]" office:value-type="float" office:value="16.4850746268657" calcext:value-type="float">
            <text:p>16.49</text:p>
          </table:table-cell>
          <table:table-cell table:formula="of:=MAX([.F506:.JF506])" office:value-type="float" office:value="642802" calcext:value-type="float">
            <text:p>642802</text:p>
          </table:table-cell>
          <table:table-cell office:value-type="float" office:value="305748" calcext:value-type="float">
            <text:p>305748</text:p>
          </table:table-cell>
          <table:table-cell office:value-type="float" office:value="642802" calcext:value-type="float">
            <text:p>642802</text:p>
          </table:table-cell>
          <table:table-cell table:number-columns-repeated="101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table:formula="of:=[.B507]*[.B507]/[.C507]" office:value-type="float" office:value="12.6420233463035" calcext:value-type="float">
            <text:p>12.64</text:p>
          </table:table-cell>
          <table:table-cell table:formula="of:=MAX([.F507:.JF507])" office:value-type="float" office:value="479553" calcext:value-type="float">
            <text:p>479553</text:p>
          </table:table-cell>
          <table:table-cell office:value-type="float" office:value="251644" calcext:value-type="float">
            <text:p>251644</text:p>
          </table:table-cell>
          <table:table-cell office:value-type="float" office:value="479553" calcext:value-type="float">
            <text:p>479553</text:p>
          </table:table-cell>
          <table:table-cell table:number-columns-repeated="101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[.B508]*[.B508]/[.C508]" office:value-type="float" office:value="38.2527472527473" calcext:value-type="float">
            <text:p>38.25</text:p>
          </table:table-cell>
          <table:table-cell table:formula="of:=MAX([.F508:.JF508])" office:value-type="float" office:value="507083" calcext:value-type="float">
            <text:p>507083</text:p>
          </table:table-cell>
          <table:table-cell office:value-type="float" office:value="272134" calcext:value-type="float">
            <text:p>272134</text:p>
          </table:table-cell>
          <table:table-cell office:value-type="float" office:value="507083" calcext:value-type="float">
            <text:p>507083</text:p>
          </table:table-cell>
          <table:table-cell table:number-columns-repeated="101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formula="of:=[.B509]*[.B509]/[.C509]" office:value-type="float" office:value="40.4767441860465" calcext:value-type="float">
            <text:p>40.48</text:p>
          </table:table-cell>
          <table:table-cell table:formula="of:=MAX([.F509:.JF509])" office:value-type="float" office:value="435536" calcext:value-type="float">
            <text:p>435536</text:p>
          </table:table-cell>
          <table:table-cell office:value-type="float" office:value="272425" calcext:value-type="float">
            <text:p>272425</text:p>
          </table:table-cell>
          <table:table-cell office:value-type="float" office:value="435536" calcext:value-type="float">
            <text:p>435536</text:p>
          </table:table-cell>
          <table:table-cell table:number-columns-repeated="101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formula="of:=[.B510]*[.B510]/[.C510]" office:value-type="float" office:value="20.4545454545455" calcext:value-type="float">
            <text:p>20.45</text:p>
          </table:table-cell>
          <table:table-cell table:formula="of:=MAX([.F510:.JF510])" office:value-type="float" office:value="598746" calcext:value-type="float">
            <text:p>598746</text:p>
          </table:table-cell>
          <table:table-cell office:value-type="float" office:value="267771" calcext:value-type="float">
            <text:p>267771</text:p>
          </table:table-cell>
          <table:table-cell office:value-type="float" office:value="598746" calcext:value-type="float">
            <text:p>598746</text:p>
          </table:table-cell>
          <table:table-cell table:number-columns-repeated="101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formula="of:=[.B511]*[.B511]/[.C511]" office:value-type="float" office:value="29.5" calcext:value-type="float">
            <text:p>29.50</text:p>
          </table:table-cell>
          <table:table-cell table:formula="of:=MAX([.F511:.JF511])" office:value-type="float" office:value="482570" calcext:value-type="float">
            <text:p>482570</text:p>
          </table:table-cell>
          <table:table-cell office:value-type="float" office:value="269640" calcext:value-type="float">
            <text:p>269640</text:p>
          </table:table-cell>
          <table:table-cell office:value-type="float" office:value="482570" calcext:value-type="float">
            <text:p>482570</text:p>
          </table:table-cell>
          <table:table-cell table:number-columns-repeated="101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B512]*[.B512]/[.C512]" office:value-type="float" office:value="36.8181818181818" calcext:value-type="float">
            <text:p>36.82</text:p>
          </table:table-cell>
          <table:table-cell table:formula="of:=MAX([.F512:.JF512])" office:value-type="float" office:value="646592" calcext:value-type="float">
            <text:p>646592</text:p>
          </table:table-cell>
          <table:table-cell office:value-type="float" office:value="281648" calcext:value-type="float">
            <text:p>281648</text:p>
          </table:table-cell>
          <table:table-cell office:value-type="float" office:value="646592" calcext:value-type="float">
            <text:p>646592</text:p>
          </table:table-cell>
          <table:table-cell table:number-columns-repeated="101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formula="of:=[.B513]*[.B513]/[.C513]" office:value-type="float" office:value="20.8782608695652" calcext:value-type="float">
            <text:p>20.88</text:p>
          </table:table-cell>
          <table:table-cell table:formula="of:=MAX([.F513:.JF513])" office:value-type="float" office:value="459829" calcext:value-type="float">
            <text:p>459829</text:p>
          </table:table-cell>
          <table:table-cell office:value-type="float" office:value="236452" calcext:value-type="float">
            <text:p>236452</text:p>
          </table:table-cell>
          <table:table-cell office:value-type="float" office:value="459829" calcext:value-type="float">
            <text:p>459829</text:p>
          </table:table-cell>
          <table:table-cell table:number-columns-repeated="101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[.B514]*[.B514]/[.C514]" office:value-type="float" office:value="35.5263157894737" calcext:value-type="float">
            <text:p>35.53</text:p>
          </table:table-cell>
          <table:table-cell table:formula="of:=MAX([.F514:.JF514])" office:value-type="float" office:value="624994" calcext:value-type="float">
            <text:p>624994</text:p>
          </table:table-cell>
          <table:table-cell office:value-type="float" office:value="260669" calcext:value-type="float">
            <text:p>260669</text:p>
          </table:table-cell>
          <table:table-cell office:value-type="float" office:value="624994" calcext:value-type="float">
            <text:p>624994</text:p>
          </table:table-cell>
          <table:table-cell table:number-columns-repeated="101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table:formula="of:=[.B515]*[.B515]/[.C515]" office:value-type="float" office:value="13.7696078431373" calcext:value-type="float">
            <text:p>13.77</text:p>
          </table:table-cell>
          <table:table-cell table:formula="of:=MAX([.F515:.JF515])" office:value-type="float" office:value="476096" calcext:value-type="float">
            <text:p>476096</text:p>
          </table:table-cell>
          <table:table-cell office:value-type="float" office:value="251850" calcext:value-type="float">
            <text:p>251850</text:p>
          </table:table-cell>
          <table:table-cell office:value-type="float" office:value="476096" calcext:value-type="float">
            <text:p>476096</text:p>
          </table:table-cell>
          <table:table-cell table:number-columns-repeated="101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B516]*[.B516]/[.C516]" office:value-type="float" office:value="16.0166666666667" calcext:value-type="float">
            <text:p>16.02</text:p>
          </table:table-cell>
          <table:table-cell table:formula="of:=MAX([.F516:.JF516])" office:value-type="float" office:value="786025" calcext:value-type="float">
            <text:p>786025</text:p>
          </table:table-cell>
          <table:table-cell office:value-type="float" office:value="290683" calcext:value-type="float">
            <text:p>290683</text:p>
          </table:table-cell>
          <table:table-cell office:value-type="float" office:value="786025" calcext:value-type="float">
            <text:p>786025</text:p>
          </table:table-cell>
          <table:table-cell table:number-columns-repeated="101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517]*[.B517]/[.C517]" office:value-type="float" office:value="26.063829787234" calcext:value-type="float">
            <text:p>26.06</text:p>
          </table:table-cell>
          <table:table-cell table:formula="of:=MAX([.F517:.JF517])" office:value-type="float" office:value="809860" calcext:value-type="float">
            <text:p>809860</text:p>
          </table:table-cell>
          <table:table-cell office:value-type="float" office:value="264971" calcext:value-type="float">
            <text:p>264971</text:p>
          </table:table-cell>
          <table:table-cell office:value-type="float" office:value="809860" calcext:value-type="float">
            <text:p>809860</text:p>
          </table:table-cell>
          <table:table-cell table:number-columns-repeated="101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518]*[.B518]/[.C518]" office:value-type="float" office:value="15.5" calcext:value-type="float">
            <text:p>15.50</text:p>
          </table:table-cell>
          <table:table-cell table:formula="of:=MAX([.F518:.JF518])" office:value-type="float" office:value="783811" calcext:value-type="float">
            <text:p>783811</text:p>
          </table:table-cell>
          <table:table-cell office:value-type="float" office:value="286916" calcext:value-type="float">
            <text:p>286916</text:p>
          </table:table-cell>
          <table:table-cell office:value-type="float" office:value="783811" calcext:value-type="float">
            <text:p>783811</text:p>
          </table:table-cell>
          <table:table-cell table:number-columns-repeated="101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table:formula="of:=[.B519]*[.B519]/[.C519]" office:value-type="float" office:value="14.6135265700483" calcext:value-type="float">
            <text:p>14.61</text:p>
          </table:table-cell>
          <table:table-cell table:formula="of:=MAX([.F519:.JF519])" office:value-type="float" office:value="492094" calcext:value-type="float">
            <text:p>492094</text:p>
          </table:table-cell>
          <table:table-cell office:value-type="float" office:value="272014" calcext:value-type="float">
            <text:p>272014</text:p>
          </table:table-cell>
          <table:table-cell office:value-type="float" office:value="492094" calcext:value-type="float">
            <text:p>492094</text:p>
          </table:table-cell>
          <table:table-cell table:number-columns-repeated="101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520]*[.B520]/[.C520]" office:value-type="float" office:value="20.0819672131148" calcext:value-type="float">
            <text:p>20.08</text:p>
          </table:table-cell>
          <table:table-cell table:formula="of:=MAX([.F520:.JF520])" office:value-type="float" office:value="790644" calcext:value-type="float">
            <text:p>790644</text:p>
          </table:table-cell>
          <table:table-cell office:value-type="float" office:value="280128" calcext:value-type="float">
            <text:p>280128</text:p>
          </table:table-cell>
          <table:table-cell office:value-type="float" office:value="790644" calcext:value-type="float">
            <text:p>790644</text:p>
          </table:table-cell>
          <table:table-cell table:number-columns-repeated="101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table:formula="of:=[.B521]*[.B521]/[.C521]" office:value-type="float" office:value="14.5432692307692" calcext:value-type="float">
            <text:p>14.54</text:p>
          </table:table-cell>
          <table:table-cell table:formula="of:=MAX([.F521:.JF521])" office:value-type="float" office:value="529056" calcext:value-type="float">
            <text:p>529056</text:p>
          </table:table-cell>
          <table:table-cell office:value-type="float" office:value="296182" calcext:value-type="float">
            <text:p>296182</text:p>
          </table:table-cell>
          <table:table-cell office:value-type="float" office:value="529056" calcext:value-type="float">
            <text:p>529056</text:p>
          </table:table-cell>
          <table:table-cell table:number-columns-repeated="101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B522]*[.B522]/[.C522]" office:value-type="float" office:value="52.0185185185185" calcext:value-type="float">
            <text:p>52.02</text:p>
          </table:table-cell>
          <table:table-cell table:formula="of:=MAX([.F522:.JF522])" office:value-type="float" office:value="440338" calcext:value-type="float">
            <text:p>440338</text:p>
          </table:table-cell>
          <table:table-cell office:value-type="float" office:value="270947" calcext:value-type="float">
            <text:p>270947</text:p>
          </table:table-cell>
          <table:table-cell office:value-type="float" office:value="440338" calcext:value-type="float">
            <text:p>440338</text:p>
          </table:table-cell>
          <table:table-cell table:number-columns-repeated="101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table:formula="of:=[.B523]*[.B523]/[.C523]" office:value-type="float" office:value="13.5906040268456" calcext:value-type="float">
            <text:p>13.59</text:p>
          </table:table-cell>
          <table:table-cell table:formula="of:=MAX([.F523:.JF523])" office:value-type="float" office:value="578338" calcext:value-type="float">
            <text:p>578338</text:p>
          </table:table-cell>
          <table:table-cell office:value-type="float" office:value="277991" calcext:value-type="float">
            <text:p>277991</text:p>
          </table:table-cell>
          <table:table-cell office:value-type="float" office:value="578338" calcext:value-type="float">
            <text:p>578338</text:p>
          </table:table-cell>
          <table:table-cell table:number-columns-repeated="101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[.B524]*[.B524]/[.C524]" office:value-type="float" office:value="25.7796610169492" calcext:value-type="float">
            <text:p>25.78</text:p>
          </table:table-cell>
          <table:table-cell table:formula="of:=MAX([.F524:.JF524])" office:value-type="float" office:value="739521" calcext:value-type="float">
            <text:p>739521</text:p>
          </table:table-cell>
          <table:table-cell office:value-type="float" office:value="307151" calcext:value-type="float">
            <text:p>307151</text:p>
          </table:table-cell>
          <table:table-cell office:value-type="float" office:value="739521" calcext:value-type="float">
            <text:p>739521</text:p>
          </table:table-cell>
          <table:table-cell table:number-columns-repeated="101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525]*[.B525]/[.C525]" office:value-type="float" office:value="15.9090909090909" calcext:value-type="float">
            <text:p>15.91</text:p>
          </table:table-cell>
          <table:table-cell table:formula="of:=MAX([.F525:.JF525])" office:value-type="float" office:value="765347" calcext:value-type="float">
            <text:p>765347</text:p>
          </table:table-cell>
          <table:table-cell office:value-type="float" office:value="274248" calcext:value-type="float">
            <text:p>274248</text:p>
          </table:table-cell>
          <table:table-cell office:value-type="float" office:value="765347" calcext:value-type="float">
            <text:p>765347</text:p>
          </table:table-cell>
          <table:table-cell table:number-columns-repeated="101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formula="of:=[.B526]*[.B526]/[.C526]" office:value-type="float" office:value="35.7032967032967" calcext:value-type="float">
            <text:p>35.70</text:p>
          </table:table-cell>
          <table:table-cell table:formula="of:=MAX([.F526:.JF526])" office:value-type="float" office:value="479795" calcext:value-type="float">
            <text:p>479795</text:p>
          </table:table-cell>
          <table:table-cell office:value-type="float" office:value="262764" calcext:value-type="float">
            <text:p>262764</text:p>
          </table:table-cell>
          <table:table-cell office:value-type="float" office:value="479795" calcext:value-type="float">
            <text:p>479795</text:p>
          </table:table-cell>
          <table:table-cell table:number-columns-repeated="101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table:formula="of:=[.B527]*[.B527]/[.C527]" office:value-type="float" office:value="12.7043795620438" calcext:value-type="float">
            <text:p>12.70</text:p>
          </table:table-cell>
          <table:table-cell table:formula="of:=MAX([.F527:.JF527])" office:value-type="float" office:value="486909" calcext:value-type="float">
            <text:p>486909</text:p>
          </table:table-cell>
          <table:table-cell office:value-type="float" office:value="291713" calcext:value-type="float">
            <text:p>291713</text:p>
          </table:table-cell>
          <table:table-cell office:value-type="float" office:value="486909" calcext:value-type="float">
            <text:p>486909</text:p>
          </table:table-cell>
          <table:table-cell table:number-columns-repeated="101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528]*[.B528]/[.C528]" office:value-type="float" office:value="16.7142857142857" calcext:value-type="float">
            <text:p>16.71</text:p>
          </table:table-cell>
          <table:table-cell table:formula="of:=MAX([.F528:.JF528])" office:value-type="float" office:value="822750" calcext:value-type="float">
            <text:p>822750</text:p>
          </table:table-cell>
          <table:table-cell office:value-type="float" office:value="325911" calcext:value-type="float">
            <text:p>325911</text:p>
          </table:table-cell>
          <table:table-cell office:value-type="float" office:value="822750" calcext:value-type="float">
            <text:p>822750</text:p>
          </table:table-cell>
          <table:table-cell table:number-columns-repeated="101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table:formula="of:=[.B529]*[.B529]/[.C529]" office:value-type="float" office:value="18.6026490066225" calcext:value-type="float">
            <text:p>18.60</text:p>
          </table:table-cell>
          <table:table-cell table:formula="of:=MAX([.F529:.JF529])" office:value-type="float" office:value="531581" calcext:value-type="float">
            <text:p>531581</text:p>
          </table:table-cell>
          <table:table-cell office:value-type="float" office:value="261088" calcext:value-type="float">
            <text:p>261088</text:p>
          </table:table-cell>
          <table:table-cell office:value-type="float" office:value="531581" calcext:value-type="float">
            <text:p>531581</text:p>
          </table:table-cell>
          <table:table-cell table:number-columns-repeated="101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table:formula="of:=[.B530]*[.B530]/[.C530]" office:value-type="float" office:value="12.8264840182648" calcext:value-type="float">
            <text:p>12.83</text:p>
          </table:table-cell>
          <table:table-cell table:formula="of:=MAX([.F530:.JF530])" office:value-type="float" office:value="580035" calcext:value-type="float">
            <text:p>580035</text:p>
          </table:table-cell>
          <table:table-cell office:value-type="float" office:value="268647" calcext:value-type="float">
            <text:p>268647</text:p>
          </table:table-cell>
          <table:table-cell office:value-type="float" office:value="580035" calcext:value-type="float">
            <text:p>580035</text:p>
          </table:table-cell>
          <table:table-cell table:number-columns-repeated="101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531]*[.B531]/[.C531]" office:value-type="float" office:value="12.2232142857143" calcext:value-type="float">
            <text:p>12.22</text:p>
          </table:table-cell>
          <table:table-cell table:formula="of:=MAX([.F531:.JF531])" office:value-type="float" office:value="693036" calcext:value-type="float">
            <text:p>693036</text:p>
          </table:table-cell>
          <table:table-cell office:value-type="float" office:value="263607" calcext:value-type="float">
            <text:p>263607</text:p>
          </table:table-cell>
          <table:table-cell office:value-type="float" office:value="693036" calcext:value-type="float">
            <text:p>693036</text:p>
          </table:table-cell>
          <table:table-cell table:number-columns-repeated="101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formula="of:=[.B532]*[.B532]/[.C532]" office:value-type="float" office:value="16.6951219512195" calcext:value-type="float">
            <text:p>16.70</text:p>
          </table:table-cell>
          <table:table-cell table:formula="of:=MAX([.F532:.JF532])" office:value-type="float" office:value="729045" calcext:value-type="float">
            <text:p>729045</text:p>
          </table:table-cell>
          <table:table-cell office:value-type="float" office:value="281180" calcext:value-type="float">
            <text:p>281180</text:p>
          </table:table-cell>
          <table:table-cell office:value-type="float" office:value="729045" calcext:value-type="float">
            <text:p>729045</text:p>
          </table:table-cell>
          <table:table-cell table:number-columns-repeated="101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B533]*[.B533]/[.C533]" office:value-type="float" office:value="12.168" calcext:value-type="float">
            <text:p>12.17</text:p>
          </table:table-cell>
          <table:table-cell table:formula="of:=MAX([.F533:.JF533])" office:value-type="float" office:value="748624" calcext:value-type="float">
            <text:p>748624</text:p>
          </table:table-cell>
          <table:table-cell office:value-type="float" office:value="286773" calcext:value-type="float">
            <text:p>286773</text:p>
          </table:table-cell>
          <table:table-cell office:value-type="float" office:value="748624" calcext:value-type="float">
            <text:p>748624</text:p>
          </table:table-cell>
          <table:table-cell table:number-columns-repeated="101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1" calcext:value-type="float">
            <text:p>61</text:p>
          </table:table-cell>
          <table:table-cell office:value-type="float" office:value="277" calcext:value-type="float">
            <text:p>277</text:p>
          </table:table-cell>
          <table:table-cell table:formula="of:=[.B534]*[.B534]/[.C534]" office:value-type="float" office:value="13.4332129963899" calcext:value-type="float">
            <text:p>13.43</text:p>
          </table:table-cell>
          <table:table-cell table:formula="of:=MAX([.F534:.JF534])" office:value-type="float" office:value="462251" calcext:value-type="float">
            <text:p>462251</text:p>
          </table:table-cell>
          <table:table-cell office:value-type="float" office:value="268241" calcext:value-type="float">
            <text:p>268241</text:p>
          </table:table-cell>
          <table:table-cell office:value-type="float" office:value="462251" calcext:value-type="float">
            <text:p>462251</text:p>
          </table:table-cell>
          <table:table-cell table:number-columns-repeated="101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formula="of:=[.B535]*[.B535]/[.C535]" office:value-type="float" office:value="20.28" calcext:value-type="float">
            <text:p>20.28</text:p>
          </table:table-cell>
          <table:table-cell table:formula="of:=MAX([.F535:.JF535])" office:value-type="float" office:value="754495" calcext:value-type="float">
            <text:p>754495</text:p>
          </table:table-cell>
          <table:table-cell office:value-type="float" office:value="295623" calcext:value-type="float">
            <text:p>295623</text:p>
          </table:table-cell>
          <table:table-cell office:value-type="float" office:value="754495" calcext:value-type="float">
            <text:p>754495</text:p>
          </table:table-cell>
          <table:table-cell table:number-columns-repeated="101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formula="of:=[.B536]*[.B536]/[.C536]" office:value-type="float" office:value="25.469696969697" calcext:value-type="float">
            <text:p>25.47</text:p>
          </table:table-cell>
          <table:table-cell table:formula="of:=MAX([.F536:.JF536])" office:value-type="float" office:value="639545" calcext:value-type="float">
            <text:p>639545</text:p>
          </table:table-cell>
          <table:table-cell office:value-type="float" office:value="250135" calcext:value-type="float">
            <text:p>250135</text:p>
          </table:table-cell>
          <table:table-cell office:value-type="float" office:value="639545" calcext:value-type="float">
            <text:p>639545</text:p>
          </table:table-cell>
          <table:table-cell table:number-columns-repeated="101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[.B537]*[.B537]/[.C537]" office:value-type="float" office:value="15.0325203252033" calcext:value-type="float">
            <text:p>15.03</text:p>
          </table:table-cell>
          <table:table-cell table:formula="of:=MAX([.F537:.JF537])" office:value-type="float" office:value="570211" calcext:value-type="float">
            <text:p>570211</text:p>
          </table:table-cell>
          <table:table-cell office:value-type="float" office:value="255742" calcext:value-type="float">
            <text:p>255742</text:p>
          </table:table-cell>
          <table:table-cell office:value-type="float" office:value="570211" calcext:value-type="float">
            <text:p>570211</text:p>
          </table:table-cell>
          <table:table-cell table:number-columns-repeated="101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B538]*[.B538]/[.C538]" office:value-type="float" office:value="25.3255813953488" calcext:value-type="float">
            <text:p>25.33</text:p>
          </table:table-cell>
          <table:table-cell table:formula="of:=MAX([.F538:.JF538])" office:value-type="float" office:value="796650" calcext:value-type="float">
            <text:p>796650</text:p>
          </table:table-cell>
          <table:table-cell office:value-type="float" office:value="283151" calcext:value-type="float">
            <text:p>283151</text:p>
          </table:table-cell>
          <table:table-cell office:value-type="float" office:value="796650" calcext:value-type="float">
            <text:p>79665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table:formula="of:=[.B539]*[.B539]/[.C539]" office:value-type="float" office:value="13.3421052631579" calcext:value-type="float">
            <text:p>13.34</text:p>
          </table:table-cell>
          <table:table-cell table:formula="of:=MAX([.F539:.JF539])" office:value-type="float" office:value="702249" calcext:value-type="float">
            <text:p>702249</text:p>
          </table:table-cell>
          <table:table-cell office:value-type="float" office:value="293061" calcext:value-type="float">
            <text:p>293061</text:p>
          </table:table-cell>
          <table:table-cell office:value-type="float" office:value="702249" calcext:value-type="float">
            <text:p>702249</text:p>
          </table:table-cell>
          <table:table-cell table:number-columns-repeated="101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formula="of:=[.B540]*[.B540]/[.C540]" office:value-type="float" office:value="15.9210526315789" calcext:value-type="float">
            <text:p>15.92</text:p>
          </table:table-cell>
          <table:table-cell table:formula="of:=MAX([.F540:.JF540])" office:value-type="float" office:value="547327" calcext:value-type="float">
            <text:p>547327</text:p>
          </table:table-cell>
          <table:table-cell office:value-type="float" office:value="284950" calcext:value-type="float">
            <text:p>284950</text:p>
          </table:table-cell>
          <table:table-cell office:value-type="float" office:value="547327" calcext:value-type="float">
            <text:p>547327</text:p>
          </table:table-cell>
          <table:table-cell table:number-columns-repeated="101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table:formula="of:=[.B541]*[.B541]/[.C541]" office:value-type="float" office:value="22.1020408163265" calcext:value-type="float">
            <text:p>22.10</text:p>
          </table:table-cell>
          <table:table-cell table:formula="of:=MAX([.F541:.JF541])" office:value-type="float" office:value="452040" calcext:value-type="float">
            <text:p>452040</text:p>
          </table:table-cell>
          <table:table-cell office:value-type="float" office:value="240370" calcext:value-type="float">
            <text:p>240370</text:p>
          </table:table-cell>
          <table:table-cell office:value-type="float" office:value="452040" calcext:value-type="float">
            <text:p>452040</text:p>
          </table:table-cell>
          <table:table-cell table:number-columns-repeated="101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542]*[.B542]/[.C542]" office:value-type="float" office:value="13.6125" calcext:value-type="float">
            <text:p>13.61</text:p>
          </table:table-cell>
          <table:table-cell table:formula="of:=MAX([.F542:.JF542])" office:value-type="float" office:value="765425" calcext:value-type="float">
            <text:p>765425</text:p>
          </table:table-cell>
          <table:table-cell office:value-type="float" office:value="283272" calcext:value-type="float">
            <text:p>283272</text:p>
          </table:table-cell>
          <table:table-cell office:value-type="float" office:value="765425" calcext:value-type="float">
            <text:p>765425</text:p>
          </table:table-cell>
          <table:table-cell table:number-columns-repeated="101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table:formula="of:=[.B543]*[.B543]/[.C543]" office:value-type="float" office:value="16.1634615384615" calcext:value-type="float">
            <text:p>16.16</text:p>
          </table:table-cell>
          <table:table-cell table:formula="of:=MAX([.F543:.JF543])" office:value-type="float" office:value="737647" calcext:value-type="float">
            <text:p>737647</text:p>
          </table:table-cell>
          <table:table-cell office:value-type="float" office:value="279770" calcext:value-type="float">
            <text:p>279770</text:p>
          </table:table-cell>
          <table:table-cell office:value-type="float" office:value="737647" calcext:value-type="float">
            <text:p>737647</text:p>
          </table:table-cell>
          <table:table-cell table:number-columns-repeated="101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[.B544]*[.B544]/[.C544]" office:value-type="float" office:value="15.2111111111111" calcext:value-type="float">
            <text:p>15.21</text:p>
          </table:table-cell>
          <table:table-cell table:formula="of:=MAX([.F544:.JF544])" office:value-type="float" office:value="662834" calcext:value-type="float">
            <text:p>662834</text:p>
          </table:table-cell>
          <table:table-cell office:value-type="float" office:value="251625" calcext:value-type="float">
            <text:p>251625</text:p>
          </table:table-cell>
          <table:table-cell office:value-type="float" office:value="662834" calcext:value-type="float">
            <text:p>662834</text:p>
          </table:table-cell>
          <table:table-cell table:number-columns-repeated="101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545]*[.B545]/[.C545]" office:value-type="float" office:value="17.4727272727273" calcext:value-type="float">
            <text:p>17.47</text:p>
          </table:table-cell>
          <table:table-cell table:formula="of:=MAX([.F545:.JF545])" office:value-type="float" office:value="975720" calcext:value-type="float">
            <text:p>975720</text:p>
          </table:table-cell>
          <table:table-cell office:value-type="float" office:value="365895" calcext:value-type="float">
            <text:p>365895</text:p>
          </table:table-cell>
          <table:table-cell office:value-type="float" office:value="975720" calcext:value-type="float">
            <text:p>975720</text:p>
          </table:table-cell>
          <table:table-cell table:number-columns-repeated="101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formula="of:=[.B546]*[.B546]/[.C546]" office:value-type="float" office:value="28.09" calcext:value-type="float">
            <text:p>28.09</text:p>
          </table:table-cell>
          <table:table-cell table:formula="of:=MAX([.F546:.JF546])" office:value-type="float" office:value="437697" calcext:value-type="float">
            <text:p>437697</text:p>
          </table:table-cell>
          <table:table-cell office:value-type="float" office:value="243731" calcext:value-type="float">
            <text:p>243731</text:p>
          </table:table-cell>
          <table:table-cell office:value-type="float" office:value="437697" calcext:value-type="float">
            <text:p>437697</text:p>
          </table:table-cell>
          <table:table-cell table:number-columns-repeated="101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[.B547]*[.B547]/[.C547]" office:value-type="float" office:value="24.75" calcext:value-type="float">
            <text:p>24.75</text:p>
          </table:table-cell>
          <table:table-cell table:formula="of:=MAX([.F547:.JF547])" office:value-type="float" office:value="708867" calcext:value-type="float">
            <text:p>708867</text:p>
          </table:table-cell>
          <table:table-cell office:value-type="float" office:value="277339" calcext:value-type="float">
            <text:p>277339</text:p>
          </table:table-cell>
          <table:table-cell office:value-type="float" office:value="708867" calcext:value-type="float">
            <text:p>708867</text:p>
          </table:table-cell>
          <table:table-cell table:number-columns-repeated="101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table:formula="of:=[.B548]*[.B548]/[.C548]" office:value-type="float" office:value="24.9731543624161" calcext:value-type="float">
            <text:p>24.97</text:p>
          </table:table-cell>
          <table:table-cell table:formula="of:=MAX([.F548:.JF548])" office:value-type="float" office:value="418226" calcext:value-type="float">
            <text:p>418226</text:p>
          </table:table-cell>
          <table:table-cell office:value-type="float" office:value="251737" calcext:value-type="float">
            <text:p>251737</text:p>
          </table:table-cell>
          <table:table-cell office:value-type="float" office:value="418226" calcext:value-type="float">
            <text:p>418226</text:p>
          </table:table-cell>
          <table:table-cell table:number-columns-repeated="101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formula="of:=[.B549]*[.B549]/[.C549]" office:value-type="float" office:value="14.8804347826087" calcext:value-type="float">
            <text:p>14.88</text:p>
          </table:table-cell>
          <table:table-cell table:formula="of:=MAX([.F549:.JF549])" office:value-type="float" office:value="673106" calcext:value-type="float">
            <text:p>673106</text:p>
          </table:table-cell>
          <table:table-cell office:value-type="float" office:value="255696" calcext:value-type="float">
            <text:p>255696</text:p>
          </table:table-cell>
          <table:table-cell office:value-type="float" office:value="673106" calcext:value-type="float">
            <text:p>673106</text:p>
          </table:table-cell>
          <table:table-cell table:number-columns-repeated="101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formula="of:=[.B550]*[.B550]/[.C550]" office:value-type="float" office:value="42.9753086419753" calcext:value-type="float">
            <text:p>42.98</text:p>
          </table:table-cell>
          <table:table-cell table:formula="of:=MAX([.F550:.JF550])" office:value-type="float" office:value="488515" calcext:value-type="float">
            <text:p>488515</text:p>
          </table:table-cell>
          <table:table-cell office:value-type="float" office:value="277108" calcext:value-type="float">
            <text:p>277108</text:p>
          </table:table-cell>
          <table:table-cell office:value-type="float" office:value="488515" calcext:value-type="float">
            <text:p>488515</text:p>
          </table:table-cell>
          <table:table-cell table:number-columns-repeated="101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formula="of:=[.B551]*[.B551]/[.C551]" office:value-type="float" office:value="14.9390243902439" calcext:value-type="float">
            <text:p>14.94</text:p>
          </table:table-cell>
          <table:table-cell table:formula="of:=MAX([.F551:.JF551])" office:value-type="float" office:value="684295" calcext:value-type="float">
            <text:p>684295</text:p>
          </table:table-cell>
          <table:table-cell office:value-type="float" office:value="253837" calcext:value-type="float">
            <text:p>253837</text:p>
          </table:table-cell>
          <table:table-cell office:value-type="float" office:value="684295" calcext:value-type="float">
            <text:p>684295</text:p>
          </table:table-cell>
          <table:table-cell table:number-columns-repeated="101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B552]*[.B552]/[.C552]" office:value-type="float" office:value="46.4464285714286" calcext:value-type="float">
            <text:p>46.45</text:p>
          </table:table-cell>
          <table:table-cell table:formula="of:=MAX([.F552:.JF552])" office:value-type="float" office:value="597591" calcext:value-type="float">
            <text:p>597591</text:p>
          </table:table-cell>
          <table:table-cell office:value-type="float" office:value="323279" calcext:value-type="float">
            <text:p>323279</text:p>
          </table:table-cell>
          <table:table-cell office:value-type="float" office:value="597591" calcext:value-type="float">
            <text:p>597591</text:p>
          </table:table-cell>
          <table:table-cell table:number-columns-repeated="101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formula="of:=[.B553]*[.B553]/[.C553]" office:value-type="float" office:value="23.7051282051282" calcext:value-type="float">
            <text:p>23.71</text:p>
          </table:table-cell>
          <table:table-cell table:formula="of:=MAX([.F553:.JF553])" office:value-type="float" office:value="684632" calcext:value-type="float">
            <text:p>684632</text:p>
          </table:table-cell>
          <table:table-cell office:value-type="float" office:value="304124" calcext:value-type="float">
            <text:p>304124</text:p>
          </table:table-cell>
          <table:table-cell office:value-type="float" office:value="684632" calcext:value-type="float">
            <text:p>684632</text:p>
          </table:table-cell>
          <table:table-cell table:number-columns-repeated="101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formula="of:=[.B554]*[.B554]/[.C554]" office:value-type="float" office:value="47.0405405405405" calcext:value-type="float">
            <text:p>47.04</text:p>
          </table:table-cell>
          <table:table-cell table:formula="of:=MAX([.F554:.JF554])" office:value-type="float" office:value="459204" calcext:value-type="float">
            <text:p>459204</text:p>
          </table:table-cell>
          <table:table-cell office:value-type="float" office:value="278899" calcext:value-type="float">
            <text:p>278899</text:p>
          </table:table-cell>
          <table:table-cell office:value-type="float" office:value="459204" calcext:value-type="float">
            <text:p>459204</text:p>
          </table:table-cell>
          <table:table-cell table:number-columns-repeated="101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B555]*[.B555]/[.C555]" office:value-type="float" office:value="38.2075471698113" calcext:value-type="float">
            <text:p>38.21</text:p>
          </table:table-cell>
          <table:table-cell table:formula="of:=MAX([.F555:.JF555])" office:value-type="float" office:value="611321" calcext:value-type="float">
            <text:p>611321</text:p>
          </table:table-cell>
          <table:table-cell office:value-type="float" office:value="236119" calcext:value-type="float">
            <text:p>236119</text:p>
          </table:table-cell>
          <table:table-cell office:value-type="float" office:value="611321" calcext:value-type="float">
            <text:p>611321</text:p>
          </table:table-cell>
          <table:table-cell table:number-columns-repeated="101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table:formula="of:=[.B556]*[.B556]/[.C556]" office:value-type="float" office:value="15.0416666666667" calcext:value-type="float">
            <text:p>15.04</text:p>
          </table:table-cell>
          <table:table-cell table:formula="of:=MAX([.F556:.JF556])" office:value-type="float" office:value="453741" calcext:value-type="float">
            <text:p>453741</text:p>
          </table:table-cell>
          <table:table-cell office:value-type="float" office:value="252979" calcext:value-type="float">
            <text:p>252979</text:p>
          </table:table-cell>
          <table:table-cell office:value-type="float" office:value="453741" calcext:value-type="float">
            <text:p>453741</text:p>
          </table:table-cell>
          <table:table-cell table:number-columns-repeated="101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B557]*[.B557]/[.C557]" office:value-type="float" office:value="44.462962962963" calcext:value-type="float">
            <text:p>44.46</text:p>
          </table:table-cell>
          <table:table-cell table:formula="of:=MAX([.F557:.JF557])" office:value-type="float" office:value="486053" calcext:value-type="float">
            <text:p>486053</text:p>
          </table:table-cell>
          <table:table-cell office:value-type="float" office:value="244712" calcext:value-type="float">
            <text:p>244712</text:p>
          </table:table-cell>
          <table:table-cell office:value-type="float" office:value="486053" calcext:value-type="float">
            <text:p>486053</text:p>
          </table:table-cell>
          <table:table-cell table:number-columns-repeated="101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558]*[.B558]/[.C558]" office:value-type="float" office:value="38.1111111111111" calcext:value-type="float">
            <text:p>38.11</text:p>
          </table:table-cell>
          <table:table-cell table:formula="of:=MAX([.F558:.JF558])" office:value-type="float" office:value="575506" calcext:value-type="float">
            <text:p>575506</text:p>
          </table:table-cell>
          <table:table-cell office:value-type="float" office:value="281479" calcext:value-type="float">
            <text:p>281479</text:p>
          </table:table-cell>
          <table:table-cell office:value-type="float" office:value="575506" calcext:value-type="float">
            <text:p>575506</text:p>
          </table:table-cell>
          <table:table-cell table:number-columns-repeated="101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[.B559]*[.B559]/[.C559]" office:value-type="float" office:value="36.4457831325301" calcext:value-type="float">
            <text:p>36.45</text:p>
          </table:table-cell>
          <table:table-cell table:formula="of:=MAX([.F559:.JF559])" office:value-type="float" office:value="483311" calcext:value-type="float">
            <text:p>483311</text:p>
          </table:table-cell>
          <table:table-cell office:value-type="float" office:value="271550" calcext:value-type="float">
            <text:p>271550</text:p>
          </table:table-cell>
          <table:table-cell office:value-type="float" office:value="483311" calcext:value-type="float">
            <text:p>483311</text:p>
          </table:table-cell>
          <table:table-cell table:number-columns-repeated="101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formula="of:=[.B560]*[.B560]/[.C560]" office:value-type="float" office:value="16.7355371900826" calcext:value-type="float">
            <text:p>16.74</text:p>
          </table:table-cell>
          <table:table-cell table:formula="of:=MAX([.F560:.JF560])" office:value-type="float" office:value="542132" calcext:value-type="float">
            <text:p>542132</text:p>
          </table:table-cell>
          <table:table-cell office:value-type="float" office:value="250792" calcext:value-type="float">
            <text:p>250792</text:p>
          </table:table-cell>
          <table:table-cell office:value-type="float" office:value="542132" calcext:value-type="float">
            <text:p>542132</text:p>
          </table:table-cell>
          <table:table-cell table:number-columns-repeated="101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[.B561]*[.B561]/[.C561]" office:value-type="float" office:value="16.3548387096774" calcext:value-type="float">
            <text:p>16.35</text:p>
          </table:table-cell>
          <table:table-cell table:formula="of:=MAX([.F561:.JF561])" office:value-type="float" office:value="705069" calcext:value-type="float">
            <text:p>705069</text:p>
          </table:table-cell>
          <table:table-cell office:value-type="float" office:value="284700" calcext:value-type="float">
            <text:p>284700</text:p>
          </table:table-cell>
          <table:table-cell office:value-type="float" office:value="705069" calcext:value-type="float">
            <text:p>705069</text:p>
          </table:table-cell>
          <table:table-cell table:number-columns-repeated="101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B562]*[.B562]/[.C562]" office:value-type="float" office:value="19.22" calcext:value-type="float">
            <text:p>19.22</text:p>
          </table:table-cell>
          <table:table-cell table:formula="of:=MAX([.F562:.JF562])" office:value-type="float" office:value="817019" calcext:value-type="float">
            <text:p>817019</text:p>
          </table:table-cell>
          <table:table-cell office:value-type="float" office:value="311801" calcext:value-type="float">
            <text:p>311801</text:p>
          </table:table-cell>
          <table:table-cell office:value-type="float" office:value="817019" calcext:value-type="float">
            <text:p>817019</text:p>
          </table:table-cell>
          <table:table-cell table:number-columns-repeated="101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formula="of:=[.B563]*[.B563]/[.C563]" office:value-type="float" office:value="32.0133333333333" calcext:value-type="float">
            <text:p>32.01</text:p>
          </table:table-cell>
          <table:table-cell table:formula="of:=MAX([.F563:.JF563])" office:value-type="float" office:value="546068" calcext:value-type="float">
            <text:p>546068</text:p>
          </table:table-cell>
          <table:table-cell office:value-type="float" office:value="268296" calcext:value-type="float">
            <text:p>268296</text:p>
          </table:table-cell>
          <table:table-cell office:value-type="float" office:value="546068" calcext:value-type="float">
            <text:p>546068</text:p>
          </table:table-cell>
          <table:table-cell table:number-columns-repeated="101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table:formula="of:=[.B564]*[.B564]/[.C564]" office:value-type="float" office:value="13.421568627451" calcext:value-type="float">
            <text:p>13.42</text:p>
          </table:table-cell>
          <table:table-cell table:formula="of:=MAX([.F564:.JF564])" office:value-type="float" office:value="664269" calcext:value-type="float">
            <text:p>664269</text:p>
          </table:table-cell>
          <table:table-cell office:value-type="float" office:value="263507" calcext:value-type="float">
            <text:p>263507</text:p>
          </table:table-cell>
          <table:table-cell office:value-type="float" office:value="664269" calcext:value-type="float">
            <text:p>664269</text:p>
          </table:table-cell>
          <table:table-cell table:number-columns-repeated="101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formula="of:=[.B565]*[.B565]/[.C565]" office:value-type="float" office:value="37.5858585858586" calcext:value-type="float">
            <text:p>37.59</text:p>
          </table:table-cell>
          <table:table-cell table:formula="of:=MAX([.F565:.JF565])" office:value-type="float" office:value="485580" calcext:value-type="float">
            <text:p>485580</text:p>
          </table:table-cell>
          <table:table-cell office:value-type="float" office:value="268368" calcext:value-type="float">
            <text:p>268368</text:p>
          </table:table-cell>
          <table:table-cell office:value-type="float" office:value="485580" calcext:value-type="float">
            <text:p>485580</text:p>
          </table:table-cell>
          <table:table-cell table:number-columns-repeated="101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[.B566]*[.B566]/[.C566]" office:value-type="float" office:value="26.6842105263158" calcext:value-type="float">
            <text:p>26.68</text:p>
          </table:table-cell>
          <table:table-cell table:formula="of:=MAX([.F566:.JF566])" office:value-type="float" office:value="648893" calcext:value-type="float">
            <text:p>648893</text:p>
          </table:table-cell>
          <table:table-cell office:value-type="float" office:value="252535" calcext:value-type="float">
            <text:p>252535</text:p>
          </table:table-cell>
          <table:table-cell office:value-type="float" office:value="648893" calcext:value-type="float">
            <text:p>648893</text:p>
          </table:table-cell>
          <table:table-cell table:number-columns-repeated="101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formula="of:=[.B567]*[.B567]/[.C567]" office:value-type="float" office:value="28.3205128205128" calcext:value-type="float">
            <text:p>28.32</text:p>
          </table:table-cell>
          <table:table-cell table:formula="of:=MAX([.F567:.JF567])" office:value-type="float" office:value="582864" calcext:value-type="float">
            <text:p>582864</text:p>
          </table:table-cell>
          <table:table-cell office:value-type="float" office:value="278820" calcext:value-type="float">
            <text:p>278820</text:p>
          </table:table-cell>
          <table:table-cell office:value-type="float" office:value="582864" calcext:value-type="float">
            <text:p>582864</text:p>
          </table:table-cell>
          <table:table-cell table:number-columns-repeated="101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formula="of:=[.B568]*[.B568]/[.C568]" office:value-type="float" office:value="13.969387755102" calcext:value-type="float">
            <text:p>13.97</text:p>
          </table:table-cell>
          <table:table-cell table:formula="of:=MAX([.F568:.JF568])" office:value-type="float" office:value="582524" calcext:value-type="float">
            <text:p>582524</text:p>
          </table:table-cell>
          <table:table-cell office:value-type="float" office:value="222396" calcext:value-type="float">
            <text:p>222396</text:p>
          </table:table-cell>
          <table:table-cell office:value-type="float" office:value="582524" calcext:value-type="float">
            <text:p>582524</text:p>
          </table:table-cell>
          <table:table-cell table:number-columns-repeated="101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formula="of:=[.B569]*[.B569]/[.C569]" office:value-type="float" office:value="14.3490566037736" calcext:value-type="float">
            <text:p>14.35</text:p>
          </table:table-cell>
          <table:table-cell table:formula="of:=MAX([.F569:.JF569])" office:value-type="float" office:value="878249" calcext:value-type="float">
            <text:p>878249</text:p>
          </table:table-cell>
          <table:table-cell office:value-type="float" office:value="330980" calcext:value-type="float">
            <text:p>330980</text:p>
          </table:table-cell>
          <table:table-cell office:value-type="float" office:value="878249" calcext:value-type="float">
            <text:p>878249</text:p>
          </table:table-cell>
          <table:table-cell table:number-columns-repeated="101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570]*[.B570]/[.C570]" office:value-type="float" office:value="23.2526315789474" calcext:value-type="float">
            <text:p>23.25</text:p>
          </table:table-cell>
          <table:table-cell table:formula="of:=MAX([.F570:.JF570])" office:value-type="float" office:value="616831" calcext:value-type="float">
            <text:p>616831</text:p>
          </table:table-cell>
          <table:table-cell office:value-type="float" office:value="298588" calcext:value-type="float">
            <text:p>298588</text:p>
          </table:table-cell>
          <table:table-cell office:value-type="float" office:value="616831" calcext:value-type="float">
            <text:p>616831</text:p>
          </table:table-cell>
          <table:table-cell table:number-columns-repeated="101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table:formula="of:=[.B571]*[.B571]/[.C571]" office:value-type="float" office:value="20.5976331360947" calcext:value-type="float">
            <text:p>20.60</text:p>
          </table:table-cell>
          <table:table-cell table:formula="of:=MAX([.F571:.JF571])" office:value-type="float" office:value="518286" calcext:value-type="float">
            <text:p>518286</text:p>
          </table:table-cell>
          <table:table-cell office:value-type="float" office:value="277679" calcext:value-type="float">
            <text:p>277679</text:p>
          </table:table-cell>
          <table:table-cell office:value-type="float" office:value="518286" calcext:value-type="float">
            <text:p>518286</text:p>
          </table:table-cell>
          <table:table-cell table:number-columns-repeated="101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[.B572]*[.B572]/[.C572]" office:value-type="float" office:value="16.2537313432836" calcext:value-type="float">
            <text:p>16.25</text:p>
          </table:table-cell>
          <table:table-cell table:formula="of:=MAX([.F572:.JF572])" office:value-type="float" office:value="748179" calcext:value-type="float">
            <text:p>748179</text:p>
          </table:table-cell>
          <table:table-cell office:value-type="float" office:value="272258" calcext:value-type="float">
            <text:p>272258</text:p>
          </table:table-cell>
          <table:table-cell office:value-type="float" office:value="748179" calcext:value-type="float">
            <text:p>748179</text:p>
          </table:table-cell>
          <table:table-cell table:number-columns-repeated="101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[.B573]*[.B573]/[.C573]" office:value-type="float" office:value="23.4050632911392" calcext:value-type="float">
            <text:p>23.41</text:p>
          </table:table-cell>
          <table:table-cell table:formula="of:=MAX([.F573:.JF573])" office:value-type="float" office:value="707263" calcext:value-type="float">
            <text:p>707263</text:p>
          </table:table-cell>
          <table:table-cell office:value-type="float" office:value="298185" calcext:value-type="float">
            <text:p>298185</text:p>
          </table:table-cell>
          <table:table-cell office:value-type="float" office:value="707263" calcext:value-type="float">
            <text:p>707263</text:p>
          </table:table-cell>
          <table:table-cell table:number-columns-repeated="101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[.B574]*[.B574]/[.C574]" office:value-type="float" office:value="38.25" calcext:value-type="float">
            <text:p>38.25</text:p>
          </table:table-cell>
          <table:table-cell table:formula="of:=MAX([.F574:.JF574])" office:value-type="float" office:value="573259" calcext:value-type="float">
            <text:p>573259</text:p>
          </table:table-cell>
          <table:table-cell office:value-type="float" office:value="319083" calcext:value-type="float">
            <text:p>319083</text:p>
          </table:table-cell>
          <table:table-cell office:value-type="float" office:value="573259" calcext:value-type="float">
            <text:p>573259</text:p>
          </table:table-cell>
          <table:table-cell table:number-columns-repeated="101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[.B575]*[.B575]/[.C575]" office:value-type="float" office:value="31.8421052631579" calcext:value-type="float">
            <text:p>31.84</text:p>
          </table:table-cell>
          <table:table-cell table:formula="of:=MAX([.F575:.JF575])" office:value-type="float" office:value="463762" calcext:value-type="float">
            <text:p>463762</text:p>
          </table:table-cell>
          <table:table-cell office:value-type="float" office:value="269786" calcext:value-type="float">
            <text:p>269786</text:p>
          </table:table-cell>
          <table:table-cell office:value-type="float" office:value="463762" calcext:value-type="float">
            <text:p>463762</text:p>
          </table:table-cell>
          <table:table-cell table:number-columns-repeated="101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formula="of:=[.B576]*[.B576]/[.C576]" office:value-type="float" office:value="44.0632911392405" calcext:value-type="float">
            <text:p>44.06</text:p>
          </table:table-cell>
          <table:table-cell table:formula="of:=MAX([.F576:.JF576])" office:value-type="float" office:value="516090" calcext:value-type="float">
            <text:p>516090</text:p>
          </table:table-cell>
          <table:table-cell office:value-type="float" office:value="298852" calcext:value-type="float">
            <text:p>298852</text:p>
          </table:table-cell>
          <table:table-cell office:value-type="float" office:value="516090" calcext:value-type="float">
            <text:p>516090</text:p>
          </table:table-cell>
          <table:table-cell table:number-columns-repeated="101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table:formula="of:=[.B577]*[.B577]/[.C577]" office:value-type="float" office:value="12.5048076923077" calcext:value-type="float">
            <text:p>12.50</text:p>
          </table:table-cell>
          <table:table-cell table:formula="of:=MAX([.F577:.JF577])" office:value-type="float" office:value="562987" calcext:value-type="float">
            <text:p>562987</text:p>
          </table:table-cell>
          <table:table-cell office:value-type="float" office:value="283237" calcext:value-type="float">
            <text:p>283237</text:p>
          </table:table-cell>
          <table:table-cell office:value-type="float" office:value="562987" calcext:value-type="float">
            <text:p>562987</text:p>
          </table:table-cell>
          <table:table-cell table:number-columns-repeated="101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578]*[.B578]/[.C578]" office:value-type="float" office:value="25.5208333333333" calcext:value-type="float">
            <text:p>25.52</text:p>
          </table:table-cell>
          <table:table-cell table:formula="of:=MAX([.F578:.JF578])" office:value-type="float" office:value="787907" calcext:value-type="float">
            <text:p>787907</text:p>
          </table:table-cell>
          <table:table-cell office:value-type="float" office:value="312195" calcext:value-type="float">
            <text:p>312195</text:p>
          </table:table-cell>
          <table:table-cell office:value-type="float" office:value="787907" calcext:value-type="float">
            <text:p>787907</text:p>
          </table:table-cell>
          <table:table-cell table:number-columns-repeated="101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formula="of:=[.B579]*[.B579]/[.C579]" office:value-type="float" office:value="16.1436781609195" calcext:value-type="float">
            <text:p>16.14</text:p>
          </table:table-cell>
          <table:table-cell table:formula="of:=MAX([.F579:.JF579])" office:value-type="float" office:value="489511" calcext:value-type="float">
            <text:p>489511</text:p>
          </table:table-cell>
          <table:table-cell office:value-type="float" office:value="267002" calcext:value-type="float">
            <text:p>267002</text:p>
          </table:table-cell>
          <table:table-cell office:value-type="float" office:value="489511" calcext:value-type="float">
            <text:p>489511</text:p>
          </table:table-cell>
          <table:table-cell table:number-columns-repeated="101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B580]*[.B580]/[.C580]" office:value-type="float" office:value="15.5" calcext:value-type="float">
            <text:p>15.50</text:p>
          </table:table-cell>
          <table:table-cell table:formula="of:=MAX([.F580:.JF580])" office:value-type="float" office:value="825286" calcext:value-type="float">
            <text:p>825286</text:p>
          </table:table-cell>
          <table:table-cell office:value-type="float" office:value="288119" calcext:value-type="float">
            <text:p>288119</text:p>
          </table:table-cell>
          <table:table-cell office:value-type="float" office:value="825286" calcext:value-type="float">
            <text:p>825286</text:p>
          </table:table-cell>
          <table:table-cell table:number-columns-repeated="101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formula="of:=[.B581]*[.B581]/[.C581]" office:value-type="float" office:value="16.921875" calcext:value-type="float">
            <text:p>16.92</text:p>
          </table:table-cell>
          <table:table-cell table:formula="of:=MAX([.F581:.JF581])" office:value-type="float" office:value="462757" calcext:value-type="float">
            <text:p>462757</text:p>
          </table:table-cell>
          <table:table-cell office:value-type="float" office:value="258153" calcext:value-type="float">
            <text:p>258153</text:p>
          </table:table-cell>
          <table:table-cell office:value-type="float" office:value="462757" calcext:value-type="float">
            <text:p>462757</text:p>
          </table:table-cell>
          <table:table-cell table:number-columns-repeated="101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[.B582]*[.B582]/[.C582]" office:value-type="float" office:value="24.75" calcext:value-type="float">
            <text:p>24.75</text:p>
          </table:table-cell>
          <table:table-cell table:formula="of:=MAX([.F582:.JF582])" office:value-type="float" office:value="710736" calcext:value-type="float">
            <text:p>710736</text:p>
          </table:table-cell>
          <table:table-cell office:value-type="float" office:value="274971" calcext:value-type="float">
            <text:p>274971</text:p>
          </table:table-cell>
          <table:table-cell office:value-type="float" office:value="710736" calcext:value-type="float">
            <text:p>710736</text:p>
          </table:table-cell>
          <table:table-cell table:number-columns-repeated="101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583]*[.B583]/[.C583]" office:value-type="float" office:value="25.5208333333333" calcext:value-type="float">
            <text:p>25.52</text:p>
          </table:table-cell>
          <table:table-cell table:formula="of:=MAX([.F583:.JF583])" office:value-type="float" office:value="764329" calcext:value-type="float">
            <text:p>764329</text:p>
          </table:table-cell>
          <table:table-cell office:value-type="float" office:value="299187" calcext:value-type="float">
            <text:p>299187</text:p>
          </table:table-cell>
          <table:table-cell office:value-type="float" office:value="764329" calcext:value-type="float">
            <text:p>764329</text:p>
          </table:table-cell>
          <table:table-cell table:number-columns-repeated="1016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584]*[.B584]/[.C584]" office:value-type="float" office:value="18.9055118110236" calcext:value-type="float">
            <text:p>18.91</text:p>
          </table:table-cell>
          <table:table-cell table:formula="of:=MAX([.F584:.JF584])" office:value-type="float" office:value="579437" calcext:value-type="float">
            <text:p>579437</text:p>
          </table:table-cell>
          <table:table-cell office:value-type="float" office:value="273686" calcext:value-type="float">
            <text:p>273686</text:p>
          </table:table-cell>
          <table:table-cell office:value-type="float" office:value="579437" calcext:value-type="float">
            <text:p>579437</text:p>
          </table:table-cell>
          <table:table-cell table:number-columns-repeated="1016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585]*[.B585]/[.C585]" office:value-type="float" office:value="14.2230769230769" calcext:value-type="float">
            <text:p>14.22</text:p>
          </table:table-cell>
          <table:table-cell table:formula="of:=MAX([.F585:.JF585])" office:value-type="float" office:value="702863" calcext:value-type="float">
            <text:p>702863</text:p>
          </table:table-cell>
          <table:table-cell office:value-type="float" office:value="298556" calcext:value-type="float">
            <text:p>298556</text:p>
          </table:table-cell>
          <table:table-cell office:value-type="float" office:value="702863" calcext:value-type="float">
            <text:p>702863</text:p>
          </table:table-cell>
          <table:table-cell table:number-columns-repeated="101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formula="of:=[.B586]*[.B586]/[.C586]" office:value-type="float" office:value="28.09" calcext:value-type="float">
            <text:p>28.09</text:p>
          </table:table-cell>
          <table:table-cell table:formula="of:=MAX([.F586:.JF586])" office:value-type="float" office:value="485757" calcext:value-type="float">
            <text:p>485757</text:p>
          </table:table-cell>
          <table:table-cell office:value-type="float" office:value="265864" calcext:value-type="float">
            <text:p>265864</text:p>
          </table:table-cell>
          <table:table-cell office:value-type="float" office:value="485757" calcext:value-type="float">
            <text:p>485757</text:p>
          </table:table-cell>
          <table:table-cell table:number-columns-repeated="101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table:formula="of:=[.B587]*[.B587]/[.C587]" office:value-type="float" office:value="15.4220183486239" calcext:value-type="float">
            <text:p>15.42</text:p>
          </table:table-cell>
          <table:table-cell table:formula="of:=MAX([.F587:.JF587])" office:value-type="float" office:value="640243" calcext:value-type="float">
            <text:p>640243</text:p>
          </table:table-cell>
          <table:table-cell office:value-type="float" office:value="249241" calcext:value-type="float">
            <text:p>249241</text:p>
          </table:table-cell>
          <table:table-cell office:value-type="float" office:value="640243" calcext:value-type="float">
            <text:p>640243</text:p>
          </table:table-cell>
          <table:table-cell table:number-columns-repeated="101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table:formula="of:=[.B588]*[.B588]/[.C588]" office:value-type="float" office:value="12.7712765957447" calcext:value-type="float">
            <text:p>12.77</text:p>
          </table:table-cell>
          <table:table-cell table:formula="of:=MAX([.F588:.JF588])" office:value-type="float" office:value="565793" calcext:value-type="float">
            <text:p>565793</text:p>
          </table:table-cell>
          <table:table-cell office:value-type="float" office:value="259391" calcext:value-type="float">
            <text:p>259391</text:p>
          </table:table-cell>
          <table:table-cell office:value-type="float" office:value="565793" calcext:value-type="float">
            <text:p>565793</text:p>
          </table:table-cell>
          <table:table-cell table:number-columns-repeated="101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9" calcext:value-type="float">
            <text:p>59</text:p>
          </table:table-cell>
          <table:table-cell office:value-type="float" office:value="286" calcext:value-type="float">
            <text:p>286</text:p>
          </table:table-cell>
          <table:table-cell table:formula="of:=[.B589]*[.B589]/[.C589]" office:value-type="float" office:value="12.1713286713287" calcext:value-type="float">
            <text:p>12.17</text:p>
          </table:table-cell>
          <table:table-cell table:formula="of:=MAX([.F589:.JF589])" office:value-type="float" office:value="499940" calcext:value-type="float">
            <text:p>499940</text:p>
          </table:table-cell>
          <table:table-cell office:value-type="float" office:value="272168" calcext:value-type="float">
            <text:p>272168</text:p>
          </table:table-cell>
          <table:table-cell office:value-type="float" office:value="499940" calcext:value-type="float">
            <text:p>499940</text:p>
          </table:table-cell>
          <table:table-cell table:number-columns-repeated="101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B590]*[.B590]/[.C590]" office:value-type="float" office:value="18.15" calcext:value-type="float">
            <text:p>18.15</text:p>
          </table:table-cell>
          <table:table-cell table:formula="of:=MAX([.F590:.JF590])" office:value-type="float" office:value="720567" calcext:value-type="float">
            <text:p>720567</text:p>
          </table:table-cell>
          <table:table-cell office:value-type="float" office:value="251005" calcext:value-type="float">
            <text:p>251005</text:p>
          </table:table-cell>
          <table:table-cell office:value-type="float" office:value="720567" calcext:value-type="float">
            <text:p>720567</text:p>
          </table:table-cell>
          <table:table-cell table:number-columns-repeated="101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table:formula="of:=[.B591]*[.B591]/[.C591]" office:value-type="float" office:value="16.8371040723982" calcext:value-type="float">
            <text:p>16.84</text:p>
          </table:table-cell>
          <table:table-cell table:formula="of:=MAX([.F591:.JF591])" office:value-type="float" office:value="474363" calcext:value-type="float">
            <text:p>474363</text:p>
          </table:table-cell>
          <table:table-cell office:value-type="float" office:value="268324" calcext:value-type="float">
            <text:p>268324</text:p>
          </table:table-cell>
          <table:table-cell office:value-type="float" office:value="474363" calcext:value-type="float">
            <text:p>474363</text:p>
          </table:table-cell>
          <table:table-cell table:number-columns-repeated="1016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[.B592]*[.B592]/[.C592]" office:value-type="float" office:value="16.0105263157895" calcext:value-type="float">
            <text:p>16.01</text:p>
          </table:table-cell>
          <table:table-cell table:formula="of:=MAX([.F592:.JF592])" office:value-type="float" office:value="717293" calcext:value-type="float">
            <text:p>717293</text:p>
          </table:table-cell>
          <table:table-cell office:value-type="float" office:value="298655" calcext:value-type="float">
            <text:p>298655</text:p>
          </table:table-cell>
          <table:table-cell office:value-type="float" office:value="717293" calcext:value-type="float">
            <text:p>717293</text:p>
          </table:table-cell>
          <table:table-cell table:number-columns-repeated="1016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[.B593]*[.B593]/[.C593]" office:value-type="float" office:value="24.6410256410256" calcext:value-type="float">
            <text:p>24.64</text:p>
          </table:table-cell>
          <table:table-cell table:formula="of:=MAX([.F593:.JF593])" office:value-type="float" office:value="849976" calcext:value-type="float">
            <text:p>849976</text:p>
          </table:table-cell>
          <table:table-cell office:value-type="float" office:value="305144" calcext:value-type="float">
            <text:p>305144</text:p>
          </table:table-cell>
          <table:table-cell office:value-type="float" office:value="849976" calcext:value-type="float">
            <text:p>849976</text:p>
          </table:table-cell>
          <table:table-cell table:number-columns-repeated="101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B594]*[.B594]/[.C594]" office:value-type="float" office:value="46.0208333333333" calcext:value-type="float">
            <text:p>46.02</text:p>
          </table:table-cell>
          <table:table-cell table:formula="of:=MAX([.F594:.JF594])" office:value-type="float" office:value="552224" calcext:value-type="float">
            <text:p>552224</text:p>
          </table:table-cell>
          <table:table-cell office:value-type="float" office:value="277270" calcext:value-type="float">
            <text:p>277270</text:p>
          </table:table-cell>
          <table:table-cell office:value-type="float" office:value="552224" calcext:value-type="float">
            <text:p>552224</text:p>
          </table:table-cell>
          <table:table-cell table:number-columns-repeated="101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595]*[.B595]/[.C595]" office:value-type="float" office:value="14.7162162162162" calcext:value-type="float">
            <text:p>14.72</text:p>
          </table:table-cell>
          <table:table-cell table:formula="of:=MAX([.F595:.JF595])" office:value-type="float" office:value="714907" calcext:value-type="float">
            <text:p>714907</text:p>
          </table:table-cell>
          <table:table-cell office:value-type="float" office:value="275187" calcext:value-type="float">
            <text:p>275187</text:p>
          </table:table-cell>
          <table:table-cell office:value-type="float" office:value="714907" calcext:value-type="float">
            <text:p>714907</text:p>
          </table:table-cell>
          <table:table-cell table:number-columns-repeated="101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[.B596]*[.B596]/[.C596]" office:value-type="float" office:value="26.2241379310345" calcext:value-type="float">
            <text:p>26.22</text:p>
          </table:table-cell>
          <table:table-cell table:formula="of:=MAX([.F596:.JF596])" office:value-type="float" office:value="726714" calcext:value-type="float">
            <text:p>726714</text:p>
          </table:table-cell>
          <table:table-cell office:value-type="float" office:value="283364" calcext:value-type="float">
            <text:p>283364</text:p>
          </table:table-cell>
          <table:table-cell office:value-type="float" office:value="726714" calcext:value-type="float">
            <text:p>726714</text:p>
          </table:table-cell>
          <table:table-cell table:number-columns-repeated="101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[.B597]*[.B597]/[.C597]" office:value-type="float" office:value="23.4390243902439" calcext:value-type="float">
            <text:p>23.44</text:p>
          </table:table-cell>
          <table:table-cell table:formula="of:=MAX([.F597:.JF597])" office:value-type="float" office:value="828662" calcext:value-type="float">
            <text:p>828662</text:p>
          </table:table-cell>
          <table:table-cell office:value-type="float" office:value="273595" calcext:value-type="float">
            <text:p>273595</text:p>
          </table:table-cell>
          <table:table-cell office:value-type="float" office:value="828662" calcext:value-type="float">
            <text:p>828662</text:p>
          </table:table-cell>
          <table:table-cell table:number-columns-repeated="101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formula="of:=[.B598]*[.B598]/[.C598]" office:value-type="float" office:value="27.1129032258065" calcext:value-type="float">
            <text:p>27.11</text:p>
          </table:table-cell>
          <table:table-cell table:formula="of:=MAX([.F598:.JF598])" office:value-type="float" office:value="698714" calcext:value-type="float">
            <text:p>698714</text:p>
          </table:table-cell>
          <table:table-cell office:value-type="float" office:value="274308" calcext:value-type="float">
            <text:p>274308</text:p>
          </table:table-cell>
          <table:table-cell office:value-type="float" office:value="698714" calcext:value-type="float">
            <text:p>698714</text:p>
          </table:table-cell>
          <table:table-cell table:number-columns-repeated="101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formula="of:=[.B599]*[.B599]/[.C599]" office:value-type="float" office:value="36.9605263157895" calcext:value-type="float">
            <text:p>36.96</text:p>
          </table:table-cell>
          <table:table-cell table:formula="of:=MAX([.F599:.JF599])" office:value-type="float" office:value="464033" calcext:value-type="float">
            <text:p>464033</text:p>
          </table:table-cell>
          <table:table-cell office:value-type="float" office:value="247615" calcext:value-type="float">
            <text:p>247615</text:p>
          </table:table-cell>
          <table:table-cell office:value-type="float" office:value="464033" calcext:value-type="float">
            <text:p>464033</text:p>
          </table:table-cell>
          <table:table-cell table:number-columns-repeated="1016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B600]*[.B600]/[.C600]" office:value-type="float" office:value="44.2976190476191" calcext:value-type="float">
            <text:p>44.30</text:p>
          </table:table-cell>
          <table:table-cell table:formula="of:=MAX([.F600:.JF600])" office:value-type="float" office:value="425543" calcext:value-type="float">
            <text:p>425543</text:p>
          </table:table-cell>
          <table:table-cell office:value-type="float" office:value="259298" calcext:value-type="float">
            <text:p>259298</text:p>
          </table:table-cell>
          <table:table-cell office:value-type="float" office:value="425543" calcext:value-type="float">
            <text:p>425543</text:p>
          </table:table-cell>
          <table:table-cell table:number-columns-repeated="101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[.B601]*[.B601]/[.C601]" office:value-type="float" office:value="40.6125" calcext:value-type="float">
            <text:p>40.61</text:p>
          </table:table-cell>
          <table:table-cell table:formula="of:=MAX([.F601:.JF601])" office:value-type="float" office:value="473394" calcext:value-type="float">
            <text:p>473394</text:p>
          </table:table-cell>
          <table:table-cell office:value-type="float" office:value="289144" calcext:value-type="float">
            <text:p>289144</text:p>
          </table:table-cell>
          <table:table-cell office:value-type="float" office:value="473394" calcext:value-type="float">
            <text:p>473394</text:p>
          </table:table-cell>
          <table:table-cell table:number-columns-repeated="101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B602]*[.B602]/[.C602]" office:value-type="float" office:value="38.7543859649123" calcext:value-type="float">
            <text:p>38.75</text:p>
          </table:table-cell>
          <table:table-cell table:formula="of:=MAX([.F602:.JF602])" office:value-type="float" office:value="564446" calcext:value-type="float">
            <text:p>564446</text:p>
          </table:table-cell>
          <table:table-cell office:value-type="float" office:value="261399" calcext:value-type="float">
            <text:p>261399</text:p>
          </table:table-cell>
          <table:table-cell office:value-type="float" office:value="564446" calcext:value-type="float">
            <text:p>564446</text:p>
          </table:table-cell>
          <table:table-cell table:number-columns-repeated="101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formula="of:=[.B603]*[.B603]/[.C603]" office:value-type="float" office:value="31.9204545454545" calcext:value-type="float">
            <text:p>31.92</text:p>
          </table:table-cell>
          <table:table-cell table:formula="of:=MAX([.F603:.JF603])" office:value-type="float" office:value="575233" calcext:value-type="float">
            <text:p>575233</text:p>
          </table:table-cell>
          <table:table-cell office:value-type="float" office:value="261097" calcext:value-type="float">
            <text:p>261097</text:p>
          </table:table-cell>
          <table:table-cell office:value-type="float" office:value="575233" calcext:value-type="float">
            <text:p>575233</text:p>
          </table:table-cell>
          <table:table-cell table:number-columns-repeated="46"/>
          <table:table-cell table:style-name="ce2" table:number-columns-repeated="101"/>
          <table:table-cell table:number-columns-repeated="86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formula="of:=[.B604]*[.B604]/[.C604]" office:value-type="float" office:value="14.820987654321" calcext:value-type="float">
            <text:p>14.82</text:p>
          </table:table-cell>
          <table:table-cell table:formula="of:=MAX([.F604:.JF604])" office:value-type="float" office:value="492888" calcext:value-type="float">
            <text:p>492888</text:p>
          </table:table-cell>
          <table:table-cell office:value-type="float" office:value="252671" calcext:value-type="float">
            <text:p>252671</text:p>
          </table:table-cell>
          <table:table-cell table:style-name="ce2" office:value-type="float" office:value="492888" calcext:value-type="float">
            <text:p>492888</text:p>
          </table:table-cell>
          <table:table-cell table:number-columns-repeated="46"/>
          <table:table-cell table:style-name="ce2" table:number-columns-repeated="87"/>
          <table:table-cell table:style-name="ce3" table:number-columns-repeated="14"/>
          <table:table-cell table:number-columns-repeated="86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formula="of:=[.B605]*[.B605]/[.C605]" office:value-type="float" office:value="30.5555555555556" calcext:value-type="float">
            <text:p>30.56</text:p>
          </table:table-cell>
          <table:table-cell table:formula="of:=MAX([.F605:.JF605])" office:value-type="float" office:value="609401" calcext:value-type="float">
            <text:p>609401</text:p>
          </table:table-cell>
          <table:table-cell office:value-type="float" office:value="297670" calcext:value-type="float">
            <text:p>297670</text:p>
          </table:table-cell>
          <table:table-cell office:value-type="float" office:value="609401" calcext:value-type="float">
            <text:p>6094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5"/>
          <table:table-cell/>
          <table:table-cell table:style-name="Default" table:number-columns-repeated="16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B606]*[.B606]/[.C606]" office:value-type="float" office:value="44.462962962963" calcext:value-type="float">
            <text:p>44.46</text:p>
          </table:table-cell>
          <table:table-cell table:formula="of:=MAX([.F606:.JF606])" office:value-type="float" office:value="569456" calcext:value-type="float">
            <text:p>569456</text:p>
          </table:table-cell>
          <table:table-cell office:value-type="float" office:value="264201" calcext:value-type="float">
            <text:p>264201</text:p>
          </table:table-cell>
          <table:table-cell office:value-type="float" office:value="569456" calcext:value-type="float">
            <text:p>5694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formula="of:=[.B607]*[.B607]/[.C607]" office:value-type="float" office:value="16.5540540540541" calcext:value-type="float">
            <text:p>16.55</text:p>
          </table:table-cell>
          <table:table-cell table:formula="of:=MAX([.F607:.JF607])" office:value-type="float" office:value="805933" calcext:value-type="float">
            <text:p>805933</text:p>
          </table:table-cell>
          <table:table-cell office:value-type="float" office:value="317403" calcext:value-type="float">
            <text:p>317403</text:p>
          </table:table-cell>
          <table:table-cell office:value-type="float" office:value="805933" calcext:value-type="float">
            <text:p>8059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formula="of:=[.B608]*[.B608]/[.C608]" office:value-type="float" office:value="22.7731958762887" calcext:value-type="float">
            <text:p>22.77</text:p>
          </table:table-cell>
          <table:table-cell table:formula="of:=MAX([.F608:.JF608])" office:value-type="float" office:value="600928" calcext:value-type="float">
            <text:p>600928</text:p>
          </table:table-cell>
          <table:table-cell office:value-type="float" office:value="269494" calcext:value-type="float">
            <text:p>269494</text:p>
          </table:table-cell>
          <table:table-cell office:value-type="float" office:value="600928" calcext:value-type="float">
            <text:p>6009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formula="of:=[.B609]*[.B609]/[.C609]" office:value-type="float" office:value="16.5540540540541" calcext:value-type="float">
            <text:p>16.55</text:p>
          </table:table-cell>
          <table:table-cell table:formula="of:=MAX([.F609:.JF609])" office:value-type="float" office:value="788332" calcext:value-type="float">
            <text:p>788332</text:p>
          </table:table-cell>
          <table:table-cell office:value-type="float" office:value="307449" calcext:value-type="float">
            <text:p>307449</text:p>
          </table:table-cell>
          <table:table-cell office:value-type="float" office:value="788332" calcext:value-type="float">
            <text:p>7883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[.B610]*[.B610]/[.C610]" office:value-type="float" office:value="36.6421052631579" calcext:value-type="float">
            <text:p>36.64</text:p>
          </table:table-cell>
          <table:table-cell table:formula="of:=MAX([.F610:.JF610])" office:value-type="float" office:value="592916" calcext:value-type="float">
            <text:p>592916</text:p>
          </table:table-cell>
          <table:table-cell office:value-type="float" office:value="282453" calcext:value-type="float">
            <text:p>282453</text:p>
          </table:table-cell>
          <table:table-cell office:value-type="float" office:value="592916" calcext:value-type="float">
            <text:p>59291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B611]*[.B611]/[.C611]" office:value-type="float" office:value="31.8372093023256" calcext:value-type="float">
            <text:p>31.84</text:p>
          </table:table-cell>
          <table:table-cell table:formula="of:=MAX([.F611:.JF611])" office:value-type="float" office:value="564131" calcext:value-type="float">
            <text:p>564131</text:p>
          </table:table-cell>
          <table:table-cell office:value-type="float" office:value="230019" calcext:value-type="float">
            <text:p>230019</text:p>
          </table:table-cell>
          <table:table-cell office:value-type="float" office:value="564131" calcext:value-type="float">
            <text:p>56413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612]*[.B612]/[.C612]" office:value-type="float" office:value="33.9846153846154" calcext:value-type="float">
            <text:p>33.98</text:p>
          </table:table-cell>
          <table:table-cell table:formula="of:=MAX([.F612:.JF612])" office:value-type="float" office:value="651824" calcext:value-type="float">
            <text:p>651824</text:p>
          </table:table-cell>
          <table:table-cell office:value-type="float" office:value="268876" calcext:value-type="float">
            <text:p>268876</text:p>
          </table:table-cell>
          <table:table-cell office:value-type="float" office:value="651824" calcext:value-type="float">
            <text:p>6518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B613]*[.B613]/[.C613]" office:value-type="float" office:value="35.0208333333333" calcext:value-type="float">
            <text:p>35.02</text:p>
          </table:table-cell>
          <table:table-cell table:formula="of:=MAX([.F613:.JF613])" office:value-type="float" office:value="717008" calcext:value-type="float">
            <text:p>717008</text:p>
          </table:table-cell>
          <table:table-cell office:value-type="float" office:value="297005" calcext:value-type="float">
            <text:p>297005</text:p>
          </table:table-cell>
          <table:table-cell office:value-type="float" office:value="717008" calcext:value-type="float">
            <text:p>7170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formula="of:=[.B614]*[.B614]/[.C614]" office:value-type="float" office:value="21.1463414634146" calcext:value-type="float">
            <text:p>21.15</text:p>
          </table:table-cell>
          <table:table-cell table:formula="of:=MAX([.F614:.JF614])" office:value-type="float" office:value="571701" calcext:value-type="float">
            <text:p>571701</text:p>
          </table:table-cell>
          <table:table-cell office:value-type="float" office:value="285102" calcext:value-type="float">
            <text:p>285102</text:p>
          </table:table-cell>
          <table:table-cell office:value-type="float" office:value="571701" calcext:value-type="float">
            <text:p>5717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formula="of:=[.B615]*[.B615]/[.C615]" office:value-type="float" office:value="13.0489130434783" calcext:value-type="float">
            <text:p>13.05</text:p>
          </table:table-cell>
          <table:table-cell table:formula="of:=MAX([.F615:.JF615])" office:value-type="float" office:value="509785" calcext:value-type="float">
            <text:p>509785</text:p>
          </table:table-cell>
          <table:table-cell office:value-type="float" office:value="256966" calcext:value-type="float">
            <text:p>256966</text:p>
          </table:table-cell>
          <table:table-cell office:value-type="float" office:value="509785" calcext:value-type="float">
            <text:p>50978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B616]*[.B616]/[.C616]" office:value-type="float" office:value="16.0166666666667" calcext:value-type="float">
            <text:p>16.02</text:p>
          </table:table-cell>
          <table:table-cell table:formula="of:=MAX([.F616:.JF616])" office:value-type="float" office:value="863561" calcext:value-type="float">
            <text:p>863561</text:p>
          </table:table-cell>
          <table:table-cell office:value-type="float" office:value="296480" calcext:value-type="float">
            <text:p>296480</text:p>
          </table:table-cell>
          <table:table-cell office:value-type="float" office:value="863561" calcext:value-type="float">
            <text:p>86356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617]*[.B617]/[.C617]" office:value-type="float" office:value="20.5471698113208" calcext:value-type="float">
            <text:p>20.55</text:p>
          </table:table-cell>
          <table:table-cell table:formula="of:=MAX([.F617:.JF617])" office:value-type="float" office:value="769998" calcext:value-type="float">
            <text:p>769998</text:p>
          </table:table-cell>
          <table:table-cell office:value-type="float" office:value="295747" calcext:value-type="float">
            <text:p>295747</text:p>
          </table:table-cell>
          <table:table-cell office:value-type="float" office:value="769998" calcext:value-type="float">
            <text:p>76999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table:formula="of:=[.B618]*[.B618]/[.C618]" office:value-type="float" office:value="18.0631067961165" calcext:value-type="float">
            <text:p>18.06</text:p>
          </table:table-cell>
          <table:table-cell table:formula="of:=MAX([.F618:.JF618])" office:value-type="float" office:value="448783" calcext:value-type="float">
            <text:p>448783</text:p>
          </table:table-cell>
          <table:table-cell office:value-type="float" office:value="271931" calcext:value-type="float">
            <text:p>271931</text:p>
          </table:table-cell>
          <table:table-cell office:value-type="float" office:value="448783" calcext:value-type="float">
            <text:p>4487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3" calcext:value-type="float">
            <text:p>53</text:p>
          </table:table-cell>
          <table:table-cell office:value-type="float" office:value="232" calcext:value-type="float">
            <text:p>232</text:p>
          </table:table-cell>
          <table:table-cell table:formula="of:=[.B619]*[.B619]/[.C619]" office:value-type="float" office:value="12.1077586206897" calcext:value-type="float">
            <text:p>12.11</text:p>
          </table:table-cell>
          <table:table-cell table:formula="of:=MAX([.F619:.JF619])" office:value-type="float" office:value="480332" calcext:value-type="float">
            <text:p>480332</text:p>
          </table:table-cell>
          <table:table-cell office:value-type="float" office:value="261442" calcext:value-type="float">
            <text:p>261442</text:p>
          </table:table-cell>
          <table:table-cell office:value-type="float" office:value="480332" calcext:value-type="float">
            <text:p>4803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[.B620]*[.B620]/[.C620]" office:value-type="float" office:value="12.781512605042" calcext:value-type="float">
            <text:p>12.78</text:p>
          </table:table-cell>
          <table:table-cell table:formula="of:=MAX([.F620:.JF620])" office:value-type="float" office:value="737337" calcext:value-type="float">
            <text:p>737337</text:p>
          </table:table-cell>
          <table:table-cell office:value-type="float" office:value="293798" calcext:value-type="float">
            <text:p>293798</text:p>
          </table:table-cell>
          <table:table-cell office:value-type="float" office:value="737337" calcext:value-type="float">
            <text:p>73733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formula="of:=[.B621]*[.B621]/[.C621]" office:value-type="float" office:value="33.0470588235294" calcext:value-type="float">
            <text:p>33.05</text:p>
          </table:table-cell>
          <table:table-cell table:formula="of:=MAX([.F621:.JF621])" office:value-type="float" office:value="493390" calcext:value-type="float">
            <text:p>493390</text:p>
          </table:table-cell>
          <table:table-cell office:value-type="float" office:value="240863" calcext:value-type="float">
            <text:p>240863</text:p>
          </table:table-cell>
          <table:table-cell office:value-type="float" office:value="493390" calcext:value-type="float">
            <text:p>4933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B622]*[.B622]/[.C622]" office:value-type="float" office:value="39.2857142857143" calcext:value-type="float">
            <text:p>39.29</text:p>
          </table:table-cell>
          <table:table-cell table:formula="of:=MAX([.F622:.JF622])" office:value-type="float" office:value="416999" calcext:value-type="float">
            <text:p>416999</text:p>
          </table:table-cell>
          <table:table-cell office:value-type="float" office:value="235335" calcext:value-type="float">
            <text:p>235335</text:p>
          </table:table-cell>
          <table:table-cell office:value-type="float" office:value="416999" calcext:value-type="float">
            <text:p>41699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table:formula="of:=[.B623]*[.B623]/[.C623]" office:value-type="float" office:value="24.0666666666667" calcext:value-type="float">
            <text:p>24.07</text:p>
          </table:table-cell>
          <table:table-cell table:formula="of:=MAX([.F623:.JF623])" office:value-type="float" office:value="476651" calcext:value-type="float">
            <text:p>476651</text:p>
          </table:table-cell>
          <table:table-cell office:value-type="float" office:value="248364" calcext:value-type="float">
            <text:p>248364</text:p>
          </table:table-cell>
          <table:table-cell office:value-type="float" office:value="476651" calcext:value-type="float">
            <text:p>47665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formula="of:=[.B624]*[.B624]/[.C624]" office:value-type="float" office:value="20.28" calcext:value-type="float">
            <text:p>20.28</text:p>
          </table:table-cell>
          <table:table-cell table:formula="of:=MAX([.F624:.JF624])" office:value-type="float" office:value="834967" calcext:value-type="float">
            <text:p>834967</text:p>
          </table:table-cell>
          <table:table-cell office:value-type="float" office:value="312923" calcext:value-type="float">
            <text:p>312923</text:p>
          </table:table-cell>
          <table:table-cell office:value-type="float" office:value="834967" calcext:value-type="float">
            <text:p>834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formula="of:=[.B625]*[.B625]/[.C625]" office:value-type="float" office:value="15.3820224719101" calcext:value-type="float">
            <text:p>15.38</text:p>
          </table:table-cell>
          <table:table-cell table:formula="of:=MAX([.F625:.JF625])" office:value-type="float" office:value="661155" calcext:value-type="float">
            <text:p>661155</text:p>
          </table:table-cell>
          <table:table-cell office:value-type="float" office:value="247731" calcext:value-type="float">
            <text:p>247731</text:p>
          </table:table-cell>
          <table:table-cell office:value-type="float" office:value="661155" calcext:value-type="float">
            <text:p>6611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[.B626]*[.B626]/[.C626]" office:value-type="float" office:value="21.6076923076923" calcext:value-type="float">
            <text:p>21.61</text:p>
          </table:table-cell>
          <table:table-cell table:formula="of:=MAX([.F626:.JF626])" office:value-type="float" office:value="486928" calcext:value-type="float">
            <text:p>486928</text:p>
          </table:table-cell>
          <table:table-cell office:value-type="float" office:value="265245" calcext:value-type="float">
            <text:p>265245</text:p>
          </table:table-cell>
          <table:table-cell office:value-type="float" office:value="486928" calcext:value-type="float">
            <text:p>4869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[.B627]*[.B627]/[.C627]" office:value-type="float" office:value="16.2881355932203" calcext:value-type="float">
            <text:p>16.29</text:p>
          </table:table-cell>
          <table:table-cell table:formula="of:=MAX([.F627:.JF627])" office:value-type="float" office:value="786609" calcext:value-type="float">
            <text:p>786609</text:p>
          </table:table-cell>
          <table:table-cell office:value-type="float" office:value="283714" calcext:value-type="float">
            <text:p>283714</text:p>
          </table:table-cell>
          <table:table-cell office:value-type="float" office:value="786609" calcext:value-type="float">
            <text:p>7866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[.B628]*[.B628]/[.C628]" office:value-type="float" office:value="14.1323529411765" calcext:value-type="float">
            <text:p>14.13</text:p>
          </table:table-cell>
          <table:table-cell table:formula="of:=MAX([.F628:.JF628])" office:value-type="float" office:value="864450" calcext:value-type="float">
            <text:p>864450</text:p>
          </table:table-cell>
          <table:table-cell office:value-type="float" office:value="316588" calcext:value-type="float">
            <text:p>316588</text:p>
          </table:table-cell>
          <table:table-cell office:value-type="float" office:value="864450" calcext:value-type="float">
            <text:p>8644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[.B629]*[.B629]/[.C629]" office:value-type="float" office:value="34.9137931034483" calcext:value-type="float">
            <text:p>34.91</text:p>
          </table:table-cell>
          <table:table-cell table:formula="of:=MAX([.F629:.JF629])" office:value-type="float" office:value="658808" calcext:value-type="float">
            <text:p>658808</text:p>
          </table:table-cell>
          <table:table-cell office:value-type="float" office:value="276966" calcext:value-type="float">
            <text:p>276966</text:p>
          </table:table-cell>
          <table:table-cell office:value-type="float" office:value="658808" calcext:value-type="float">
            <text:p>6588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table:formula="of:=[.B630]*[.B630]/[.C630]" office:value-type="float" office:value="17.0283687943262" calcext:value-type="float">
            <text:p>17.03</text:p>
          </table:table-cell>
          <table:table-cell table:formula="of:=MAX([.F630:.JF630])" office:value-type="float" office:value="544454" calcext:value-type="float">
            <text:p>544454</text:p>
          </table:table-cell>
          <table:table-cell office:value-type="float" office:value="266426" calcext:value-type="float">
            <text:p>266426</text:p>
          </table:table-cell>
          <table:table-cell office:value-type="float" office:value="544454" calcext:value-type="float">
            <text:p>5444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B631]*[.B631]/[.C631]" office:value-type="float" office:value="25.8172043010753" calcext:value-type="float">
            <text:p>25.82</text:p>
          </table:table-cell>
          <table:table-cell table:formula="of:=MAX([.F631:.JF631])" office:value-type="float" office:value="532674" calcext:value-type="float">
            <text:p>532674</text:p>
          </table:table-cell>
          <table:table-cell office:value-type="float" office:value="255517" calcext:value-type="float">
            <text:p>255517</text:p>
          </table:table-cell>
          <table:table-cell office:value-type="float" office:value="532674" calcext:value-type="float">
            <text:p>53267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632]*[.B632]/[.C632]" office:value-type="float" office:value="26.063829787234" calcext:value-type="float">
            <text:p>26.06</text:p>
          </table:table-cell>
          <table:table-cell table:formula="of:=MAX([.F632:.JF632])" office:value-type="float" office:value="775506" calcext:value-type="float">
            <text:p>775506</text:p>
          </table:table-cell>
          <table:table-cell office:value-type="float" office:value="301713" calcext:value-type="float">
            <text:p>301713</text:p>
          </table:table-cell>
          <table:table-cell office:value-type="float" office:value="775506" calcext:value-type="float">
            <text:p>7755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[.B633]*[.B633]/[.C633]" office:value-type="float" office:value="40.1636363636364" calcext:value-type="float">
            <text:p>40.16</text:p>
          </table:table-cell>
          <table:table-cell table:formula="of:=MAX([.F633:.JF633])" office:value-type="float" office:value="626903" calcext:value-type="float">
            <text:p>626903</text:p>
          </table:table-cell>
          <table:table-cell office:value-type="float" office:value="297709" calcext:value-type="float">
            <text:p>297709</text:p>
          </table:table-cell>
          <table:table-cell office:value-type="float" office:value="626903" calcext:value-type="float">
            <text:p>6269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table:formula="of:=[.B634]*[.B634]/[.C634]" office:value-type="float" office:value="17.6900584795322" calcext:value-type="float">
            <text:p>17.69</text:p>
          </table:table-cell>
          <table:table-cell table:formula="of:=MAX([.F634:.JF634])" office:value-type="float" office:value="583985" calcext:value-type="float">
            <text:p>583985</text:p>
          </table:table-cell>
          <table:table-cell office:value-type="float" office:value="310196" calcext:value-type="float">
            <text:p>310196</text:p>
          </table:table-cell>
          <table:table-cell office:value-type="float" office:value="583985" calcext:value-type="float">
            <text:p>58398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table:formula="of:=[.B635]*[.B635]/[.C635]" office:value-type="float" office:value="24.2462686567164" calcext:value-type="float">
            <text:p>24.25</text:p>
          </table:table-cell>
          <table:table-cell table:formula="of:=MAX([.F635:.JF635])" office:value-type="float" office:value="476947" calcext:value-type="float">
            <text:p>476947</text:p>
          </table:table-cell>
          <table:table-cell office:value-type="float" office:value="252571" calcext:value-type="float">
            <text:p>252571</text:p>
          </table:table-cell>
          <table:table-cell office:value-type="float" office:value="476947" calcext:value-type="float">
            <text:p>47694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formula="of:=[.B636]*[.B636]/[.C636]" office:value-type="float" office:value="17.7536231884058" calcext:value-type="float">
            <text:p>17.75</text:p>
          </table:table-cell>
          <table:table-cell table:formula="of:=MAX([.F636:.JF636])" office:value-type="float" office:value="681654" calcext:value-type="float">
            <text:p>681654</text:p>
          </table:table-cell>
          <table:table-cell office:value-type="float" office:value="269777" calcext:value-type="float">
            <text:p>269777</text:p>
          </table:table-cell>
          <table:table-cell office:value-type="float" office:value="681654" calcext:value-type="float">
            <text:p>6816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637]*[.B637]/[.C637]" office:value-type="float" office:value="12.0125" calcext:value-type="float">
            <text:p>12.01</text:p>
          </table:table-cell>
          <table:table-cell table:formula="of:=MAX([.F637:.JF637])" office:value-type="float" office:value="823602" calcext:value-type="float">
            <text:p>823602</text:p>
          </table:table-cell>
          <table:table-cell office:value-type="float" office:value="295652" calcext:value-type="float">
            <text:p>295652</text:p>
          </table:table-cell>
          <table:table-cell office:value-type="float" office:value="823602" calcext:value-type="float">
            <text:p>8236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638]*[.B638]/[.C638]" office:value-type="float" office:value="12.6627906976744" calcext:value-type="float">
            <text:p>12.66</text:p>
          </table:table-cell>
          <table:table-cell table:formula="of:=MAX([.F638:.JF638])" office:value-type="float" office:value="713235" calcext:value-type="float">
            <text:p>713235</text:p>
          </table:table-cell>
          <table:table-cell office:value-type="float" office:value="265359" calcext:value-type="float">
            <text:p>265359</text:p>
          </table:table-cell>
          <table:table-cell office:value-type="float" office:value="713235" calcext:value-type="float">
            <text:p>7132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B639]*[.B639]/[.C639]" office:value-type="float" office:value="43" calcext:value-type="float">
            <text:p>43.00</text:p>
          </table:table-cell>
          <table:table-cell table:formula="of:=MAX([.F639:.JF639])" office:value-type="float" office:value="644690" calcext:value-type="float">
            <text:p>644690</text:p>
          </table:table-cell>
          <table:table-cell office:value-type="float" office:value="263265" calcext:value-type="float">
            <text:p>263265</text:p>
          </table:table-cell>
          <table:table-cell office:value-type="float" office:value="644690" calcext:value-type="float">
            <text:p>6446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640]*[.B640]/[.C640]" office:value-type="float" office:value="12.9783783783784" calcext:value-type="float">
            <text:p>12.98</text:p>
          </table:table-cell>
          <table:table-cell table:formula="of:=MAX([.F640:.JF640])" office:value-type="float" office:value="568471" calcext:value-type="float">
            <text:p>568471</text:p>
          </table:table-cell>
          <table:table-cell office:value-type="float" office:value="269704" calcext:value-type="float">
            <text:p>269704</text:p>
          </table:table-cell>
          <table:table-cell office:value-type="float" office:value="568471" calcext:value-type="float">
            <text:p>56847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641]*[.B641]/[.C641]" office:value-type="float" office:value="20.0819672131148" calcext:value-type="float">
            <text:p>20.08</text:p>
          </table:table-cell>
          <table:table-cell table:formula="of:=MAX([.F641:.JF641])" office:value-type="float" office:value="774730" calcext:value-type="float">
            <text:p>774730</text:p>
          </table:table-cell>
          <table:table-cell office:value-type="float" office:value="301479" calcext:value-type="float">
            <text:p>301479</text:p>
          </table:table-cell>
          <table:table-cell office:value-type="float" office:value="774730" calcext:value-type="float">
            <text:p>77473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formula="of:=[.B642]*[.B642]/[.C642]" office:value-type="float" office:value="28.2521739130435" calcext:value-type="float">
            <text:p>28.25</text:p>
          </table:table-cell>
          <table:table-cell table:formula="of:=MAX([.F642:.JF642])" office:value-type="float" office:value="454157" calcext:value-type="float">
            <text:p>454157</text:p>
          </table:table-cell>
          <table:table-cell office:value-type="float" office:value="258320" calcext:value-type="float">
            <text:p>258320</text:p>
          </table:table-cell>
          <table:table-cell office:value-type="float" office:value="454157" calcext:value-type="float">
            <text:p>4541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formula="of:=[.B643]*[.B643]/[.C643]" office:value-type="float" office:value="25.1022727272727" calcext:value-type="float">
            <text:p>25.10</text:p>
          </table:table-cell>
          <table:table-cell table:formula="of:=MAX([.F643:.JF643])" office:value-type="float" office:value="594543" calcext:value-type="float">
            <text:p>594543</text:p>
          </table:table-cell>
          <table:table-cell office:value-type="float" office:value="283721" calcext:value-type="float">
            <text:p>283721</text:p>
          </table:table-cell>
          <table:table-cell office:value-type="float" office:value="594543" calcext:value-type="float">
            <text:p>59454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B644]*[.B644]/[.C644]" office:value-type="float" office:value="25.8301886792453" calcext:value-type="float">
            <text:p>25.83</text:p>
          </table:table-cell>
          <table:table-cell table:formula="of:=MAX([.F644:.JF644])" office:value-type="float" office:value="626926" calcext:value-type="float">
            <text:p>626926</text:p>
          </table:table-cell>
          <table:table-cell office:value-type="float" office:value="228393" calcext:value-type="float">
            <text:p>228393</text:p>
          </table:table-cell>
          <table:table-cell office:value-type="float" office:value="626926" calcext:value-type="float">
            <text:p>626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formula="of:=[.B645]*[.B645]/[.C645]" office:value-type="float" office:value="13.9615384615385" calcext:value-type="float">
            <text:p>13.96</text:p>
          </table:table-cell>
          <table:table-cell table:formula="of:=MAX([.F645:.JF645])" office:value-type="float" office:value="785333" calcext:value-type="float">
            <text:p>785333</text:p>
          </table:table-cell>
          <table:table-cell office:value-type="float" office:value="292294" calcext:value-type="float">
            <text:p>292294</text:p>
          </table:table-cell>
          <table:table-cell office:value-type="float" office:value="785333" calcext:value-type="float">
            <text:p>7853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[.B646]*[.B646]/[.C646]" office:value-type="float" office:value="13.8925619834711" calcext:value-type="float">
            <text:p>13.89</text:p>
          </table:table-cell>
          <table:table-cell table:formula="of:=MAX([.F646:.JF646])" office:value-type="float" office:value="705891" calcext:value-type="float">
            <text:p>705891</text:p>
          </table:table-cell>
          <table:table-cell office:value-type="float" office:value="282698" calcext:value-type="float">
            <text:p>282698</text:p>
          </table:table-cell>
          <table:table-cell office:value-type="float" office:value="705891" calcext:value-type="float">
            <text:p>7058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table:formula="of:=[.B647]*[.B647]/[.C647]" office:value-type="float" office:value="19.3629032258065" calcext:value-type="float">
            <text:p>19.36</text:p>
          </table:table-cell>
          <table:table-cell table:formula="of:=MAX([.F647:.JF647])" office:value-type="float" office:value="544264" calcext:value-type="float">
            <text:p>544264</text:p>
          </table:table-cell>
          <table:table-cell office:value-type="float" office:value="264540" calcext:value-type="float">
            <text:p>264540</text:p>
          </table:table-cell>
          <table:table-cell office:value-type="float" office:value="544264" calcext:value-type="float">
            <text:p>5442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B648]*[.B648]/[.C648]" office:value-type="float" office:value="12.25" calcext:value-type="float">
            <text:p>12.25</text:p>
          </table:table-cell>
          <table:table-cell table:formula="of:=MAX([.F648:.JF648])" office:value-type="float" office:value="803268" calcext:value-type="float">
            <text:p>803268</text:p>
          </table:table-cell>
          <table:table-cell office:value-type="float" office:value="307268" calcext:value-type="float">
            <text:p>307268</text:p>
          </table:table-cell>
          <table:table-cell office:value-type="float" office:value="803268" calcext:value-type="float">
            <text:p>8032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table:formula="of:=[.B649]*[.B649]/[.C649]" office:value-type="float" office:value="17.5255474452555" calcext:value-type="float">
            <text:p>17.53</text:p>
          </table:table-cell>
          <table:table-cell table:formula="of:=MAX([.F649:.JF649])" office:value-type="float" office:value="522326" calcext:value-type="float">
            <text:p>522326</text:p>
          </table:table-cell>
          <table:table-cell office:value-type="float" office:value="246300" calcext:value-type="float">
            <text:p>246300</text:p>
          </table:table-cell>
          <table:table-cell office:value-type="float" office:value="522326" calcext:value-type="float">
            <text:p>5223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table:formula="of:=[.B650]*[.B650]/[.C650]" office:value-type="float" office:value="23.8897058823529" calcext:value-type="float">
            <text:p>23.89</text:p>
          </table:table-cell>
          <table:table-cell table:formula="of:=MAX([.F650:.JF650])" office:value-type="float" office:value="467140" calcext:value-type="float">
            <text:p>467140</text:p>
          </table:table-cell>
          <table:table-cell office:value-type="float" office:value="270590" calcext:value-type="float">
            <text:p>270590</text:p>
          </table:table-cell>
          <table:table-cell office:value-type="float" office:value="467140" calcext:value-type="float">
            <text:p>4671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651]*[.B651]/[.C651]" office:value-type="float" office:value="13.6125" calcext:value-type="float">
            <text:p>13.61</text:p>
          </table:table-cell>
          <table:table-cell table:formula="of:=MAX([.F651:.JF651])" office:value-type="float" office:value="821367" calcext:value-type="float">
            <text:p>821367</text:p>
          </table:table-cell>
          <table:table-cell office:value-type="float" office:value="286700" calcext:value-type="float">
            <text:p>286700</text:p>
          </table:table-cell>
          <table:table-cell office:value-type="float" office:value="821367" calcext:value-type="float">
            <text:p>8213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[.B652]*[.B652]/[.C652]" office:value-type="float" office:value="15.015625" calcext:value-type="float">
            <text:p>15.02</text:p>
          </table:table-cell>
          <table:table-cell table:formula="of:=MAX([.F652:.JF652])" office:value-type="float" office:value="854911" calcext:value-type="float">
            <text:p>854911</text:p>
          </table:table-cell>
          <table:table-cell office:value-type="float" office:value="327737" calcext:value-type="float">
            <text:p>327737</text:p>
          </table:table-cell>
          <table:table-cell office:value-type="float" office:value="854911" calcext:value-type="float">
            <text:p>85491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B653]*[.B653]/[.C653]" office:value-type="float" office:value="30.03125" calcext:value-type="float">
            <text:p>30.03</text:p>
          </table:table-cell>
          <table:table-cell table:formula="of:=MAX([.F653:.JF653])" office:value-type="float" office:value="718168" calcext:value-type="float">
            <text:p>718168</text:p>
          </table:table-cell>
          <table:table-cell office:value-type="float" office:value="274262" calcext:value-type="float">
            <text:p>274262</text:p>
          </table:table-cell>
          <table:table-cell office:value-type="float" office:value="718168" calcext:value-type="float">
            <text:p>7181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654]*[.B654]/[.C654]" office:value-type="float" office:value="17.1607142857143" calcext:value-type="float">
            <text:p>17.16</text:p>
          </table:table-cell>
          <table:table-cell table:formula="of:=MAX([.F654:.JF654])" office:value-type="float" office:value="781389" calcext:value-type="float">
            <text:p>781389</text:p>
          </table:table-cell>
          <table:table-cell office:value-type="float" office:value="309561" calcext:value-type="float">
            <text:p>309561</text:p>
          </table:table-cell>
          <table:table-cell office:value-type="float" office:value="781389" calcext:value-type="float">
            <text:p>7813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655]*[.B655]/[.C655]" office:value-type="float" office:value="19.1022727272727" calcext:value-type="float">
            <text:p>19.10</text:p>
          </table:table-cell>
          <table:table-cell table:formula="of:=MAX([.F655:.JF655])" office:value-type="float" office:value="627588" calcext:value-type="float">
            <text:p>627588</text:p>
          </table:table-cell>
          <table:table-cell office:value-type="float" office:value="246280" calcext:value-type="float">
            <text:p>246280</text:p>
          </table:table-cell>
          <table:table-cell office:value-type="float" office:value="627588" calcext:value-type="float">
            <text:p>62758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656]*[.B656]/[.C656]" office:value-type="float" office:value="13.3472222222222" calcext:value-type="float">
            <text:p>13.35</text:p>
          </table:table-cell>
          <table:table-cell table:formula="of:=MAX([.F656:.JF656])" office:value-type="float" office:value="895963" calcext:value-type="float">
            <text:p>895963</text:p>
          </table:table-cell>
          <table:table-cell office:value-type="float" office:value="330745" calcext:value-type="float">
            <text:p>330745</text:p>
          </table:table-cell>
          <table:table-cell office:value-type="float" office:value="895963" calcext:value-type="float">
            <text:p>895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B657]*[.B657]/[.C657]" office:value-type="float" office:value="18.9055118110236" calcext:value-type="float">
            <text:p>18.91</text:p>
          </table:table-cell>
          <table:table-cell table:formula="of:=MAX([.F657:.JF657])" office:value-type="float" office:value="484753" calcext:value-type="float">
            <text:p>484753</text:p>
          </table:table-cell>
          <table:table-cell office:value-type="float" office:value="249789" calcext:value-type="float">
            <text:p>249789</text:p>
          </table:table-cell>
          <table:table-cell office:value-type="float" office:value="484753" calcext:value-type="float">
            <text:p>4847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[.B658]*[.B658]/[.C658]" office:value-type="float" office:value="29.641975308642" calcext:value-type="float">
            <text:p>29.64</text:p>
          </table:table-cell>
          <table:table-cell table:formula="of:=MAX([.F658:.JF658])" office:value-type="float" office:value="501370" calcext:value-type="float">
            <text:p>501370</text:p>
          </table:table-cell>
          <table:table-cell office:value-type="float" office:value="255380" calcext:value-type="float">
            <text:p>255380</text:p>
          </table:table-cell>
          <table:table-cell office:value-type="float" office:value="501370" calcext:value-type="float">
            <text:p>5013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table:formula="of:=[.B659]*[.B659]/[.C659]" office:value-type="float" office:value="16.2663551401869" calcext:value-type="float">
            <text:p>16.27</text:p>
          </table:table-cell>
          <table:table-cell table:formula="of:=MAX([.F659:.JF659])" office:value-type="float" office:value="484638" calcext:value-type="float">
            <text:p>484638</text:p>
          </table:table-cell>
          <table:table-cell office:value-type="float" office:value="289848" calcext:value-type="float">
            <text:p>289848</text:p>
          </table:table-cell>
          <table:table-cell office:value-type="float" office:value="484638" calcext:value-type="float">
            <text:p>4846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formula="of:=[.B660]*[.B660]/[.C660]" office:value-type="float" office:value="15.7102803738318" calcext:value-type="float">
            <text:p>15.71</text:p>
          </table:table-cell>
          <table:table-cell table:formula="of:=MAX([.F660:.JF660])" office:value-type="float" office:value="671999" calcext:value-type="float">
            <text:p>671999</text:p>
          </table:table-cell>
          <table:table-cell office:value-type="float" office:value="256427" calcext:value-type="float">
            <text:p>256427</text:p>
          </table:table-cell>
          <table:table-cell office:value-type="float" office:value="671999" calcext:value-type="float">
            <text:p>67199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661]*[.B661]/[.C661]" office:value-type="float" office:value="13.031914893617" calcext:value-type="float">
            <text:p>13.03</text:p>
          </table:table-cell>
          <table:table-cell table:formula="of:=MAX([.F661:.JF661])" office:value-type="float" office:value="800208" calcext:value-type="float">
            <text:p>800208</text:p>
          </table:table-cell>
          <table:table-cell office:value-type="float" office:value="316035" calcext:value-type="float">
            <text:p>316035</text:p>
          </table:table-cell>
          <table:table-cell office:value-type="float" office:value="800208" calcext:value-type="float">
            <text:p>800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formula="of:=[.B662]*[.B662]/[.C662]" office:value-type="float" office:value="18.7534246575342" calcext:value-type="float">
            <text:p>18.75</text:p>
          </table:table-cell>
          <table:table-cell table:formula="of:=MAX([.F662:.JF662])" office:value-type="float" office:value="608123" calcext:value-type="float">
            <text:p>608123</text:p>
          </table:table-cell>
          <table:table-cell office:value-type="float" office:value="216426" calcext:value-type="float">
            <text:p>216426</text:p>
          </table:table-cell>
          <table:table-cell office:value-type="float" office:value="608123" calcext:value-type="float">
            <text:p>60812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[.B663]*[.B663]/[.C663]" office:value-type="float" office:value="19.5486725663717" calcext:value-type="float">
            <text:p>19.55</text:p>
          </table:table-cell>
          <table:table-cell table:formula="of:=MAX([.F663:.JF663])" office:value-type="float" office:value="620045" calcext:value-type="float">
            <text:p>620045</text:p>
          </table:table-cell>
          <table:table-cell office:value-type="float" office:value="296760" calcext:value-type="float">
            <text:p>296760</text:p>
          </table:table-cell>
          <table:table-cell office:value-type="float" office:value="620045" calcext:value-type="float">
            <text:p>6200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[.B664]*[.B664]/[.C664]" office:value-type="float" office:value="48.7903225806452" calcext:value-type="float">
            <text:p>48.79</text:p>
          </table:table-cell>
          <table:table-cell table:formula="of:=MAX([.F664:.JF664])" office:value-type="float" office:value="449441" calcext:value-type="float">
            <text:p>449441</text:p>
          </table:table-cell>
          <table:table-cell office:value-type="float" office:value="288981" calcext:value-type="float">
            <text:p>288981</text:p>
          </table:table-cell>
          <table:table-cell office:value-type="float" office:value="449441" calcext:value-type="float">
            <text:p>4494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formula="of:=[.B665]*[.B665]/[.C665]" office:value-type="float" office:value="26.6144578313253" calcext:value-type="float">
            <text:p>26.61</text:p>
          </table:table-cell>
          <table:table-cell table:formula="of:=MAX([.F665:.JF665])" office:value-type="float" office:value="610932" calcext:value-type="float">
            <text:p>610932</text:p>
          </table:table-cell>
          <table:table-cell office:value-type="float" office:value="304339" calcext:value-type="float">
            <text:p>304339</text:p>
          </table:table-cell>
          <table:table-cell office:value-type="float" office:value="610932" calcext:value-type="float">
            <text:p>6109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666]*[.B666]/[.C666]" office:value-type="float" office:value="16.0147058823529" calcext:value-type="float">
            <text:p>16.01</text:p>
          </table:table-cell>
          <table:table-cell table:formula="of:=MAX([.F666:.JF666])" office:value-type="float" office:value="657490" calcext:value-type="float">
            <text:p>657490</text:p>
          </table:table-cell>
          <table:table-cell office:value-type="float" office:value="234783" calcext:value-type="float">
            <text:p>234783</text:p>
          </table:table-cell>
          <table:table-cell office:value-type="float" office:value="657490" calcext:value-type="float">
            <text:p>6574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667]*[.B667]/[.C667]" office:value-type="float" office:value="21.7301587301587" calcext:value-type="float">
            <text:p>21.73</text:p>
          </table:table-cell>
          <table:table-cell table:formula="of:=MAX([.F667:.JF667])" office:value-type="float" office:value="713177" calcext:value-type="float">
            <text:p>713177</text:p>
          </table:table-cell>
          <table:table-cell office:value-type="float" office:value="245235" calcext:value-type="float">
            <text:p>245235</text:p>
          </table:table-cell>
          <table:table-cell office:value-type="float" office:value="713177" calcext:value-type="float">
            <text:p>7131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table:formula="of:=[.B668]*[.B668]/[.C668]" office:value-type="float" office:value="23.2692307692308" calcext:value-type="float">
            <text:p>23.27</text:p>
          </table:table-cell>
          <table:table-cell table:formula="of:=MAX([.F668:.JF668])" office:value-type="float" office:value="547357" calcext:value-type="float">
            <text:p>547357</text:p>
          </table:table-cell>
          <table:table-cell office:value-type="float" office:value="272506" calcext:value-type="float">
            <text:p>272506</text:p>
          </table:table-cell>
          <table:table-cell office:value-type="float" office:value="547357" calcext:value-type="float">
            <text:p>5473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formula="of:=[.B669]*[.B669]/[.C669]" office:value-type="float" office:value="38.2235294117647" calcext:value-type="float">
            <text:p>38.22</text:p>
          </table:table-cell>
          <table:table-cell table:formula="of:=MAX([.F669:.JF669])" office:value-type="float" office:value="448736" calcext:value-type="float">
            <text:p>448736</text:p>
          </table:table-cell>
          <table:table-cell office:value-type="float" office:value="260096" calcext:value-type="float">
            <text:p>260096</text:p>
          </table:table-cell>
          <table:table-cell office:value-type="float" office:value="448736" calcext:value-type="float">
            <text:p>448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table:formula="of:=[.B670]*[.B670]/[.C670]" office:value-type="float" office:value="16.9923076923077" calcext:value-type="float">
            <text:p>16.99</text:p>
          </table:table-cell>
          <table:table-cell table:formula="of:=MAX([.F670:.JF670])" office:value-type="float" office:value="577298" calcext:value-type="float">
            <text:p>577298</text:p>
          </table:table-cell>
          <table:table-cell office:value-type="float" office:value="288951" calcext:value-type="float">
            <text:p>288951</text:p>
          </table:table-cell>
          <table:table-cell office:value-type="float" office:value="577298" calcext:value-type="float">
            <text:p>57729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formula="of:=[.B671]*[.B671]/[.C671]" office:value-type="float" office:value="15.9210526315789" calcext:value-type="float">
            <text:p>15.92</text:p>
          </table:table-cell>
          <table:table-cell table:formula="of:=MAX([.F671:.JF671])" office:value-type="float" office:value="521365" calcext:value-type="float">
            <text:p>521365</text:p>
          </table:table-cell>
          <table:table-cell office:value-type="float" office:value="277822" calcext:value-type="float">
            <text:p>277822</text:p>
          </table:table-cell>
          <table:table-cell office:value-type="float" office:value="521365" calcext:value-type="float">
            <text:p>5213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table:formula="of:=[.B672]*[.B672]/[.C672]" office:value-type="float" office:value="17.1904761904762" calcext:value-type="float">
            <text:p>17.19</text:p>
          </table:table-cell>
          <table:table-cell table:formula="of:=MAX([.F672:.JF672])" office:value-type="float" office:value="466981" calcext:value-type="float">
            <text:p>466981</text:p>
          </table:table-cell>
          <table:table-cell office:value-type="float" office:value="256027" calcext:value-type="float">
            <text:p>256027</text:p>
          </table:table-cell>
          <table:table-cell office:value-type="float" office:value="466981" calcext:value-type="float">
            <text:p>4669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673]*[.B673]/[.C673]" office:value-type="float" office:value="20.3186813186813" calcext:value-type="float">
            <text:p>20.32</text:p>
          </table:table-cell>
          <table:table-cell table:formula="of:=MAX([.F673:.JF673])" office:value-type="float" office:value="753867" calcext:value-type="float">
            <text:p>753867</text:p>
          </table:table-cell>
          <table:table-cell office:value-type="float" office:value="315374" calcext:value-type="float">
            <text:p>315374</text:p>
          </table:table-cell>
          <table:table-cell office:value-type="float" office:value="753867" calcext:value-type="float">
            <text:p>7538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674]*[.B674]/[.C674]" office:value-type="float" office:value="15.735632183908" calcext:value-type="float">
            <text:p>15.74</text:p>
          </table:table-cell>
          <table:table-cell table:formula="of:=MAX([.F674:.JF674])" office:value-type="float" office:value="664006" calcext:value-type="float">
            <text:p>664006</text:p>
          </table:table-cell>
          <table:table-cell office:value-type="float" office:value="253275" calcext:value-type="float">
            <text:p>253275</text:p>
          </table:table-cell>
          <table:table-cell office:value-type="float" office:value="664006" calcext:value-type="float">
            <text:p>6640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5" calcext:value-type="float">
            <text:p>55</text:p>
          </table:table-cell>
          <table:table-cell office:value-type="float" office:value="227" calcext:value-type="float">
            <text:p>227</text:p>
          </table:table-cell>
          <table:table-cell table:formula="of:=[.B675]*[.B675]/[.C675]" office:value-type="float" office:value="13.3259911894273" calcext:value-type="float">
            <text:p>13.33</text:p>
          </table:table-cell>
          <table:table-cell table:formula="of:=MAX([.F675:.JF675])" office:value-type="float" office:value="498216" calcext:value-type="float">
            <text:p>498216</text:p>
          </table:table-cell>
          <table:table-cell office:value-type="float" office:value="278353" calcext:value-type="float">
            <text:p>278353</text:p>
          </table:table-cell>
          <table:table-cell office:value-type="float" office:value="498216" calcext:value-type="float">
            <text:p>49821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formula="of:=[.B676]*[.B676]/[.C676]" office:value-type="float" office:value="15.735632183908" calcext:value-type="float">
            <text:p>15.74</text:p>
          </table:table-cell>
          <table:table-cell table:formula="of:=MAX([.F676:.JF676])" office:value-type="float" office:value="698188" calcext:value-type="float">
            <text:p>698188</text:p>
          </table:table-cell>
          <table:table-cell office:value-type="float" office:value="277368" calcext:value-type="float">
            <text:p>277368</text:p>
          </table:table-cell>
          <table:table-cell office:value-type="float" office:value="698188" calcext:value-type="float">
            <text:p>69818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[.B677]*[.B677]/[.C677]" office:value-type="float" office:value="28.5833333333333" calcext:value-type="float">
            <text:p>28.58</text:p>
          </table:table-cell>
          <table:table-cell table:formula="of:=MAX([.F677:.JF677])" office:value-type="float" office:value="551983" calcext:value-type="float">
            <text:p>551983</text:p>
          </table:table-cell>
          <table:table-cell office:value-type="float" office:value="260747" calcext:value-type="float">
            <text:p>260747</text:p>
          </table:table-cell>
          <table:table-cell office:value-type="float" office:value="551983" calcext:value-type="float">
            <text:p>5519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formula="of:=[.B678]*[.B678]/[.C678]" office:value-type="float" office:value="22.0108695652174" calcext:value-type="float">
            <text:p>22.01</text:p>
          </table:table-cell>
          <table:table-cell table:formula="of:=MAX([.F678:.JF678])" office:value-type="float" office:value="604401" calcext:value-type="float">
            <text:p>604401</text:p>
          </table:table-cell>
          <table:table-cell office:value-type="float" office:value="271632" calcext:value-type="float">
            <text:p>271632</text:p>
          </table:table-cell>
          <table:table-cell office:value-type="float" office:value="604401" calcext:value-type="float">
            <text:p>6044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B679]*[.B679]/[.C679]" office:value-type="float" office:value="43" calcext:value-type="float">
            <text:p>43.00</text:p>
          </table:table-cell>
          <table:table-cell table:formula="of:=MAX([.F679:.JF679])" office:value-type="float" office:value="668925" calcext:value-type="float">
            <text:p>668925</text:p>
          </table:table-cell>
          <table:table-cell office:value-type="float" office:value="314894" calcext:value-type="float">
            <text:p>314894</text:p>
          </table:table-cell>
          <table:table-cell office:value-type="float" office:value="668925" calcext:value-type="float">
            <text:p>66892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680]*[.B680]/[.C680]" office:value-type="float" office:value="31.4102564102564" calcext:value-type="float">
            <text:p>31.41</text:p>
          </table:table-cell>
          <table:table-cell table:formula="of:=MAX([.F680:.JF680])" office:value-type="float" office:value="684428" calcext:value-type="float">
            <text:p>684428</text:p>
          </table:table-cell>
          <table:table-cell office:value-type="float" office:value="273171" calcext:value-type="float">
            <text:p>273171</text:p>
          </table:table-cell>
          <table:table-cell office:value-type="float" office:value="684428" calcext:value-type="float">
            <text:p>6844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681]*[.B681]/[.C681]" office:value-type="float" office:value="27.9230769230769" calcext:value-type="float">
            <text:p>27.92</text:p>
          </table:table-cell>
          <table:table-cell table:formula="of:=MAX([.F681:.JF681])" office:value-type="float" office:value="783434" calcext:value-type="float">
            <text:p>783434</text:p>
          </table:table-cell>
          <table:table-cell office:value-type="float" office:value="292786" calcext:value-type="float">
            <text:p>292786</text:p>
          </table:table-cell>
          <table:table-cell office:value-type="float" office:value="783434" calcext:value-type="float">
            <text:p>7834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table:formula="of:=[.B682]*[.B682]/[.C682]" office:value-type="float" office:value="12.1685393258427" calcext:value-type="float">
            <text:p>12.17</text:p>
          </table:table-cell>
          <table:table-cell table:formula="of:=MAX([.F682:.JF682])" office:value-type="float" office:value="482103" calcext:value-type="float">
            <text:p>482103</text:p>
          </table:table-cell>
          <table:table-cell office:value-type="float" office:value="267225" calcext:value-type="float">
            <text:p>267225</text:p>
          </table:table-cell>
          <table:table-cell office:value-type="float" office:value="482103" calcext:value-type="float">
            <text:p>4821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[.B683]*[.B683]/[.C683]" office:value-type="float" office:value="19.253164556962" calcext:value-type="float">
            <text:p>19.25</text:p>
          </table:table-cell>
          <table:table-cell table:formula="of:=MAX([.F683:.JF683])" office:value-type="float" office:value="778755" calcext:value-type="float">
            <text:p>778755</text:p>
          </table:table-cell>
          <table:table-cell office:value-type="float" office:value="309173" calcext:value-type="float">
            <text:p>309173</text:p>
          </table:table-cell>
          <table:table-cell office:value-type="float" office:value="778755" calcext:value-type="float">
            <text:p>7787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formula="of:=[.B684]*[.B684]/[.C684]" office:value-type="float" office:value="17.6947368421053" calcext:value-type="float">
            <text:p>17.69</text:p>
          </table:table-cell>
          <table:table-cell table:formula="of:=MAX([.F684:.JF684])" office:value-type="float" office:value="627533" calcext:value-type="float">
            <text:p>627533</text:p>
          </table:table-cell>
          <table:table-cell office:value-type="float" office:value="257913" calcext:value-type="float">
            <text:p>257913</text:p>
          </table:table-cell>
          <table:table-cell office:value-type="float" office:value="627533" calcext:value-type="float">
            <text:p>6275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table:formula="of:=[.B685]*[.B685]/[.C685]" office:value-type="float" office:value="13.4601769911504" calcext:value-type="float">
            <text:p>13.46</text:p>
          </table:table-cell>
          <table:table-cell table:formula="of:=MAX([.F685:.JF685])" office:value-type="float" office:value="744650" calcext:value-type="float">
            <text:p>744650</text:p>
          </table:table-cell>
          <table:table-cell office:value-type="float" office:value="295480" calcext:value-type="float">
            <text:p>295480</text:p>
          </table:table-cell>
          <table:table-cell office:value-type="float" office:value="744650" calcext:value-type="float">
            <text:p>7446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686]*[.B686]/[.C686]" office:value-type="float" office:value="23.1132075471698" calcext:value-type="float">
            <text:p>23.11</text:p>
          </table:table-cell>
          <table:table-cell table:formula="of:=MAX([.F686:.JF686])" office:value-type="float" office:value="765946" calcext:value-type="float">
            <text:p>765946</text:p>
          </table:table-cell>
          <table:table-cell office:value-type="float" office:value="296917" calcext:value-type="float">
            <text:p>296917</text:p>
          </table:table-cell>
          <table:table-cell office:value-type="float" office:value="765946" calcext:value-type="float">
            <text:p>7659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57" calcext:value-type="float">
            <text:p>57</text:p>
          </table:table-cell>
          <table:table-cell office:value-type="float" office:value="210" calcext:value-type="float">
            <text:p>210</text:p>
          </table:table-cell>
          <table:table-cell table:formula="of:=[.B687]*[.B687]/[.C687]" office:value-type="float" office:value="15.4714285714286" calcext:value-type="float">
            <text:p>15.47</text:p>
          </table:table-cell>
          <table:table-cell table:formula="of:=MAX([.F687:.JF687])" office:value-type="float" office:value="468926" calcext:value-type="float">
            <text:p>468926</text:p>
          </table:table-cell>
          <table:table-cell office:value-type="float" office:value="253402" calcext:value-type="float">
            <text:p>253402</text:p>
          </table:table-cell>
          <table:table-cell office:value-type="float" office:value="468926" calcext:value-type="float">
            <text:p>468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formula="of:=[.B688]*[.B688]/[.C688]" office:value-type="float" office:value="12.9642857142857" calcext:value-type="float">
            <text:p>12.96</text:p>
          </table:table-cell>
          <table:table-cell table:formula="of:=MAX([.F688:.JF688])" office:value-type="float" office:value="712131" calcext:value-type="float">
            <text:p>712131</text:p>
          </table:table-cell>
          <table:table-cell office:value-type="float" office:value="269718" calcext:value-type="float">
            <text:p>269718</text:p>
          </table:table-cell>
          <table:table-cell office:value-type="float" office:value="712131" calcext:value-type="float">
            <text:p>71213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formula="of:=[.B689]*[.B689]/[.C689]" office:value-type="float" office:value="21.4225352112676" calcext:value-type="float">
            <text:p>21.42</text:p>
          </table:table-cell>
          <table:table-cell table:formula="of:=MAX([.F689:.JF689])" office:value-type="float" office:value="722740" calcext:value-type="float">
            <text:p>722740</text:p>
          </table:table-cell>
          <table:table-cell office:value-type="float" office:value="294833" calcext:value-type="float">
            <text:p>294833</text:p>
          </table:table-cell>
          <table:table-cell office:value-type="float" office:value="722740" calcext:value-type="float">
            <text:p>7227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table:formula="of:=[.B690]*[.B690]/[.C690]" office:value-type="float" office:value="13.1021126760563" calcext:value-type="float">
            <text:p>13.10</text:p>
          </table:table-cell>
          <table:table-cell table:formula="of:=MAX([.F690:.JF690])" office:value-type="float" office:value="439370" calcext:value-type="float">
            <text:p>439370</text:p>
          </table:table-cell>
          <table:table-cell office:value-type="float" office:value="266772" calcext:value-type="float">
            <text:p>266772</text:p>
          </table:table-cell>
          <table:table-cell office:value-type="float" office:value="439370" calcext:value-type="float">
            <text:p>4393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formula="of:=[.B691]*[.B691]/[.C691]" office:value-type="float" office:value="20.0083333333333" calcext:value-type="float">
            <text:p>20.01</text:p>
          </table:table-cell>
          <table:table-cell table:formula="of:=MAX([.F691:.JF691])" office:value-type="float" office:value="552494" calcext:value-type="float">
            <text:p>552494</text:p>
          </table:table-cell>
          <table:table-cell office:value-type="float" office:value="258022" calcext:value-type="float">
            <text:p>258022</text:p>
          </table:table-cell>
          <table:table-cell office:value-type="float" office:value="552494" calcext:value-type="float">
            <text:p>5524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[.B692]*[.B692]/[.C692]" office:value-type="float" office:value="18.8461538461538" calcext:value-type="float">
            <text:p>18.85</text:p>
          </table:table-cell>
          <table:table-cell table:formula="of:=MAX([.F692:.JF692])" office:value-type="float" office:value="691332" calcext:value-type="float">
            <text:p>691332</text:p>
          </table:table-cell>
          <table:table-cell office:value-type="float" office:value="261088" calcext:value-type="float">
            <text:p>261088</text:p>
          </table:table-cell>
          <table:table-cell office:value-type="float" office:value="691332" calcext:value-type="float">
            <text:p>6913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[.B693]*[.B693]/[.C693]" office:value-type="float" office:value="45.6315789473684" calcext:value-type="float">
            <text:p>45.63</text:p>
          </table:table-cell>
          <table:table-cell table:formula="of:=MAX([.F693:.JF693])" office:value-type="float" office:value="618976" calcext:value-type="float">
            <text:p>618976</text:p>
          </table:table-cell>
          <table:table-cell office:value-type="float" office:value="281092" calcext:value-type="float">
            <text:p>281092</text:p>
          </table:table-cell>
          <table:table-cell office:value-type="float" office:value="618976" calcext:value-type="float">
            <text:p>6189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[.B694]*[.B694]/[.C694]" office:value-type="float" office:value="35.5576923076923" calcext:value-type="float">
            <text:p>35.56</text:p>
          </table:table-cell>
          <table:table-cell table:formula="of:=MAX([.F694:.JF694])" office:value-type="float" office:value="619057" calcext:value-type="float">
            <text:p>619057</text:p>
          </table:table-cell>
          <table:table-cell office:value-type="float" office:value="277197" calcext:value-type="float">
            <text:p>277197</text:p>
          </table:table-cell>
          <table:table-cell office:value-type="float" office:value="619057" calcext:value-type="float">
            <text:p>6190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formula="of:=[.B695]*[.B695]/[.C695]" office:value-type="float" office:value="13.1720430107527" calcext:value-type="float">
            <text:p>13.17</text:p>
          </table:table-cell>
          <table:table-cell table:formula="of:=MAX([.F695:.JF695])" office:value-type="float" office:value="735064" calcext:value-type="float">
            <text:p>735064</text:p>
          </table:table-cell>
          <table:table-cell office:value-type="float" office:value="277367" calcext:value-type="float">
            <text:p>277367</text:p>
          </table:table-cell>
          <table:table-cell office:value-type="float" office:value="735064" calcext:value-type="float">
            <text:p>7350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table:formula="of:=[.B696]*[.B696]/[.C696]" office:value-type="float" office:value="23.2148760330579" calcext:value-type="float">
            <text:p>23.21</text:p>
          </table:table-cell>
          <table:table-cell table:formula="of:=MAX([.F696:.JF696])" office:value-type="float" office:value="513595" calcext:value-type="float">
            <text:p>513595</text:p>
          </table:table-cell>
          <table:table-cell office:value-type="float" office:value="277749" calcext:value-type="float">
            <text:p>277749</text:p>
          </table:table-cell>
          <table:table-cell office:value-type="float" office:value="513595" calcext:value-type="float">
            <text:p>51359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[.B697]*[.B697]/[.C697]" office:value-type="float" office:value="13.5803571428571" calcext:value-type="float">
            <text:p>13.58</text:p>
          </table:table-cell>
          <table:table-cell table:formula="of:=MAX([.F697:.JF697])" office:value-type="float" office:value="698675" calcext:value-type="float">
            <text:p>698675</text:p>
          </table:table-cell>
          <table:table-cell office:value-type="float" office:value="266348" calcext:value-type="float">
            <text:p>266348</text:p>
          </table:table-cell>
          <table:table-cell office:value-type="float" office:value="698675" calcext:value-type="float">
            <text:p>6986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698]*[.B698]/[.C698]" office:value-type="float" office:value="16.7142857142857" calcext:value-type="float">
            <text:p>16.71</text:p>
          </table:table-cell>
          <table:table-cell table:formula="of:=MAX([.F698:.JF698])" office:value-type="float" office:value="718232" calcext:value-type="float">
            <text:p>718232</text:p>
          </table:table-cell>
          <table:table-cell office:value-type="float" office:value="282142" calcext:value-type="float">
            <text:p>282142</text:p>
          </table:table-cell>
          <table:table-cell office:value-type="float" office:value="718232" calcext:value-type="float">
            <text:p>7182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[.B699]*[.B699]/[.C699]" office:value-type="float" office:value="23.6739130434783" calcext:value-type="float">
            <text:p>23.67</text:p>
          </table:table-cell>
          <table:table-cell table:formula="of:=MAX([.F699:.JF699])" office:value-type="float" office:value="840076" calcext:value-type="float">
            <text:p>840076</text:p>
          </table:table-cell>
          <table:table-cell office:value-type="float" office:value="281615" calcext:value-type="float">
            <text:p>281615</text:p>
          </table:table-cell>
          <table:table-cell office:value-type="float" office:value="840076" calcext:value-type="float">
            <text:p>840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[.B700]*[.B700]/[.C700]" office:value-type="float" office:value="26.5609756097561" calcext:value-type="float">
            <text:p>26.56</text:p>
          </table:table-cell>
          <table:table-cell table:formula="of:=MAX([.F700:.JF700])" office:value-type="float" office:value="687965" calcext:value-type="float">
            <text:p>687965</text:p>
          </table:table-cell>
          <table:table-cell office:value-type="float" office:value="256298" calcext:value-type="float">
            <text:p>256298</text:p>
          </table:table-cell>
          <table:table-cell office:value-type="float" office:value="687965" calcext:value-type="float">
            <text:p>6879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formula="of:=[.B701]*[.B701]/[.C701]" office:value-type="float" office:value="20.5213675213675" calcext:value-type="float">
            <text:p>20.52</text:p>
          </table:table-cell>
          <table:table-cell table:formula="of:=MAX([.F701:.JF701])" office:value-type="float" office:value="547222" calcext:value-type="float">
            <text:p>547222</text:p>
          </table:table-cell>
          <table:table-cell office:value-type="float" office:value="250208" calcext:value-type="float">
            <text:p>250208</text:p>
          </table:table-cell>
          <table:table-cell office:value-type="float" office:value="547222" calcext:value-type="float">
            <text:p>5472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formula="of:=[.B702]*[.B702]/[.C702]" office:value-type="float" office:value="23.027397260274" calcext:value-type="float">
            <text:p>23.03</text:p>
          </table:table-cell>
          <table:table-cell table:formula="of:=MAX([.F702:.JF702])" office:value-type="float" office:value="648954" calcext:value-type="float">
            <text:p>648954</text:p>
          </table:table-cell>
          <table:table-cell office:value-type="float" office:value="245259" calcext:value-type="float">
            <text:p>245259</text:p>
          </table:table-cell>
          <table:table-cell office:value-type="float" office:value="648954" calcext:value-type="float">
            <text:p>648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formula="of:=[.B703]*[.B703]/[.C703]" office:value-type="float" office:value="34.2236842105263" calcext:value-type="float">
            <text:p>34.22</text:p>
          </table:table-cell>
          <table:table-cell table:formula="of:=MAX([.F703:.JF703])" office:value-type="float" office:value="571111" calcext:value-type="float">
            <text:p>571111</text:p>
          </table:table-cell>
          <table:table-cell office:value-type="float" office:value="290615" calcext:value-type="float">
            <text:p>290615</text:p>
          </table:table-cell>
          <table:table-cell office:value-type="float" office:value="571111" calcext:value-type="float">
            <text:p>57111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[.B704]*[.B704]/[.C704]" office:value-type="float" office:value="48.3472222222222" calcext:value-type="float">
            <text:p>48.35</text:p>
          </table:table-cell>
          <table:table-cell table:formula="of:=MAX([.F704:.JF704])" office:value-type="float" office:value="562847" calcext:value-type="float">
            <text:p>562847</text:p>
          </table:table-cell>
          <table:table-cell office:value-type="float" office:value="291882" calcext:value-type="float">
            <text:p>291882</text:p>
          </table:table-cell>
          <table:table-cell office:value-type="float" office:value="562847" calcext:value-type="float">
            <text:p>56284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formula="of:=[.B705]*[.B705]/[.C705]" office:value-type="float" office:value="13.0645161290323" calcext:value-type="float">
            <text:p>13.06</text:p>
          </table:table-cell>
          <table:table-cell table:formula="of:=MAX([.F705:.JF705])" office:value-type="float" office:value="588730" calcext:value-type="float">
            <text:p>588730</text:p>
          </table:table-cell>
          <table:table-cell office:value-type="float" office:value="266506" calcext:value-type="float">
            <text:p>266506</text:p>
          </table:table-cell>
          <table:table-cell office:value-type="float" office:value="588730" calcext:value-type="float">
            <text:p>58873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table:formula="of:=[.B706]*[.B706]/[.C706]" office:value-type="float" office:value="12.7681818181818" calcext:value-type="float">
            <text:p>12.77</text:p>
          </table:table-cell>
          <table:table-cell table:formula="of:=MAX([.F706:.JF706])" office:value-type="float" office:value="486053" calcext:value-type="float">
            <text:p>486053</text:p>
          </table:table-cell>
          <table:table-cell office:value-type="float" office:value="263607" calcext:value-type="float">
            <text:p>263607</text:p>
          </table:table-cell>
          <table:table-cell office:value-type="float" office:value="486053" calcext:value-type="float">
            <text:p>4860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B707]*[.B707]/[.C707]" office:value-type="float" office:value="15.7540983606557" calcext:value-type="float">
            <text:p>15.75</text:p>
          </table:table-cell>
          <table:table-cell table:formula="of:=MAX([.F707:.JF707])" office:value-type="float" office:value="807759" calcext:value-type="float">
            <text:p>807759</text:p>
          </table:table-cell>
          <table:table-cell office:value-type="float" office:value="312697" calcext:value-type="float">
            <text:p>312697</text:p>
          </table:table-cell>
          <table:table-cell office:value-type="float" office:value="807759" calcext:value-type="float">
            <text:p>8077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table:formula="of:=[.B708]*[.B708]/[.C708]" office:value-type="float" office:value="23.25625" calcext:value-type="float">
            <text:p>23.26</text:p>
          </table:table-cell>
          <table:table-cell table:formula="of:=MAX([.F708:.JF708])" office:value-type="float" office:value="473037" calcext:value-type="float">
            <text:p>473037</text:p>
          </table:table-cell>
          <table:table-cell office:value-type="float" office:value="266163" calcext:value-type="float">
            <text:p>266163</text:p>
          </table:table-cell>
          <table:table-cell office:value-type="float" office:value="473037" calcext:value-type="float">
            <text:p>47303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table:formula="of:=[.B709]*[.B709]/[.C709]" office:value-type="float" office:value="25.4087591240876" calcext:value-type="float">
            <text:p>25.41</text:p>
          </table:table-cell>
          <table:table-cell table:formula="of:=MAX([.F709:.JF709])" office:value-type="float" office:value="486601" calcext:value-type="float">
            <text:p>486601</text:p>
          </table:table-cell>
          <table:table-cell office:value-type="float" office:value="269319" calcext:value-type="float">
            <text:p>269319</text:p>
          </table:table-cell>
          <table:table-cell office:value-type="float" office:value="486601" calcext:value-type="float">
            <text:p>4866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table:formula="of:=[.B710]*[.B710]/[.C710]" office:value-type="float" office:value="13.9838709677419" calcext:value-type="float">
            <text:p>13.98</text:p>
          </table:table-cell>
          <table:table-cell table:formula="of:=MAX([.F710:.JF710])" office:value-type="float" office:value="536875" calcext:value-type="float">
            <text:p>536875</text:p>
          </table:table-cell>
          <table:table-cell office:value-type="float" office:value="286572" calcext:value-type="float">
            <text:p>286572</text:p>
          </table:table-cell>
          <table:table-cell office:value-type="float" office:value="536875" calcext:value-type="float">
            <text:p>5368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formula="of:=[.B711]*[.B711]/[.C711]" office:value-type="float" office:value="18.7803468208093" calcext:value-type="float">
            <text:p>18.78</text:p>
          </table:table-cell>
          <table:table-cell table:formula="of:=MAX([.F711:.JF711])" office:value-type="float" office:value="466300" calcext:value-type="float">
            <text:p>466300</text:p>
          </table:table-cell>
          <table:table-cell office:value-type="float" office:value="258528" calcext:value-type="float">
            <text:p>258528</text:p>
          </table:table-cell>
          <table:table-cell office:value-type="float" office:value="466300" calcext:value-type="float">
            <text:p>4663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formula="of:=[.B712]*[.B712]/[.C712]" office:value-type="float" office:value="15.3636363636364" calcext:value-type="float">
            <text:p>15.36</text:p>
          </table:table-cell>
          <table:table-cell table:formula="of:=MAX([.F712:.JF712])" office:value-type="float" office:value="714127" calcext:value-type="float">
            <text:p>714127</text:p>
          </table:table-cell>
          <table:table-cell office:value-type="float" office:value="281306" calcext:value-type="float">
            <text:p>281306</text:p>
          </table:table-cell>
          <table:table-cell office:value-type="float" office:value="714127" calcext:value-type="float">
            <text:p>7141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formula="of:=[.B713]*[.B713]/[.C713]" office:value-type="float" office:value="19.2086956521739" calcext:value-type="float">
            <text:p>19.21</text:p>
          </table:table-cell>
          <table:table-cell table:formula="of:=MAX([.F713:.JF713])" office:value-type="float" office:value="580040" calcext:value-type="float">
            <text:p>580040</text:p>
          </table:table-cell>
          <table:table-cell office:value-type="float" office:value="291481" calcext:value-type="float">
            <text:p>291481</text:p>
          </table:table-cell>
          <table:table-cell office:value-type="float" office:value="580040" calcext:value-type="float">
            <text:p>5800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B714]*[.B714]/[.C714]" office:value-type="float" office:value="27.9230769230769" calcext:value-type="float">
            <text:p>27.92</text:p>
          </table:table-cell>
          <table:table-cell table:formula="of:=MAX([.F714:.JF714])" office:value-type="float" office:value="765293" calcext:value-type="float">
            <text:p>765293</text:p>
          </table:table-cell>
          <table:table-cell office:value-type="float" office:value="270145" calcext:value-type="float">
            <text:p>270145</text:p>
          </table:table-cell>
          <table:table-cell office:value-type="float" office:value="765293" calcext:value-type="float">
            <text:p>76529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table:formula="of:=[.B715]*[.B715]/[.C715]" office:value-type="float" office:value="35.8865979381443" calcext:value-type="float">
            <text:p>35.89</text:p>
          </table:table-cell>
          <table:table-cell table:formula="of:=MAX([.F715:.JF715])" office:value-type="float" office:value="403978" calcext:value-type="float">
            <text:p>403978</text:p>
          </table:table-cell>
          <table:table-cell office:value-type="float" office:value="236599" calcext:value-type="float">
            <text:p>236599</text:p>
          </table:table-cell>
          <table:table-cell office:value-type="float" office:value="403978" calcext:value-type="float">
            <text:p>4039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[.B716]*[.B716]/[.C716]" office:value-type="float" office:value="26.843137254902" calcext:value-type="float">
            <text:p>26.84</text:p>
          </table:table-cell>
          <table:table-cell table:formula="of:=MAX([.F716:.JF716])" office:value-type="float" office:value="720353" calcext:value-type="float">
            <text:p>720353</text:p>
          </table:table-cell>
          <table:table-cell office:value-type="float" office:value="285727" calcext:value-type="float">
            <text:p>285727</text:p>
          </table:table-cell>
          <table:table-cell office:value-type="float" office:value="720353" calcext:value-type="float">
            <text:p>7203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717]*[.B717]/[.C717]" office:value-type="float" office:value="17.4727272727273" calcext:value-type="float">
            <text:p>17.47</text:p>
          </table:table-cell>
          <table:table-cell table:formula="of:=MAX([.F717:.JF717])" office:value-type="float" office:value="809486" calcext:value-type="float">
            <text:p>809486</text:p>
          </table:table-cell>
          <table:table-cell office:value-type="float" office:value="275212" calcext:value-type="float">
            <text:p>275212</text:p>
          </table:table-cell>
          <table:table-cell office:value-type="float" office:value="809486" calcext:value-type="float">
            <text:p>80948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table:formula="of:=[.B718]*[.B718]/[.C718]" office:value-type="float" office:value="15.3981042654028" calcext:value-type="float">
            <text:p>15.40</text:p>
          </table:table-cell>
          <table:table-cell table:formula="of:=MAX([.F718:.JF718])" office:value-type="float" office:value="467368" calcext:value-type="float">
            <text:p>467368</text:p>
          </table:table-cell>
          <table:table-cell office:value-type="float" office:value="260530" calcext:value-type="float">
            <text:p>260530</text:p>
          </table:table-cell>
          <table:table-cell office:value-type="float" office:value="467368" calcext:value-type="float">
            <text:p>4673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table:formula="of:=[.B719]*[.B719]/[.C719]" office:value-type="float" office:value="16.6435643564356" calcext:value-type="float">
            <text:p>16.64</text:p>
          </table:table-cell>
          <table:table-cell table:formula="of:=MAX([.F719:.JF719])" office:value-type="float" office:value="671717" calcext:value-type="float">
            <text:p>671717</text:p>
          </table:table-cell>
          <table:table-cell office:value-type="float" office:value="269828" calcext:value-type="float">
            <text:p>269828</text:p>
          </table:table-cell>
          <table:table-cell office:value-type="float" office:value="671717" calcext:value-type="float">
            <text:p>6717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table:formula="of:=[.B720]*[.B720]/[.C720]" office:value-type="float" office:value="26.304347826087" calcext:value-type="float">
            <text:p>26.30</text:p>
          </table:table-cell>
          <table:table-cell table:formula="of:=MAX([.F720:.JF720])" office:value-type="float" office:value="473732" calcext:value-type="float">
            <text:p>473732</text:p>
          </table:table-cell>
          <table:table-cell office:value-type="float" office:value="264313" calcext:value-type="float">
            <text:p>264313</text:p>
          </table:table-cell>
          <table:table-cell office:value-type="float" office:value="473732" calcext:value-type="float">
            <text:p>4737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formula="of:=[.B721]*[.B721]/[.C721]" office:value-type="float" office:value="18.0803571428571" calcext:value-type="float">
            <text:p>18.08</text:p>
          </table:table-cell>
          <table:table-cell table:formula="of:=MAX([.F721:.JF721])" office:value-type="float" office:value="617259" calcext:value-type="float">
            <text:p>617259</text:p>
          </table:table-cell>
          <table:table-cell office:value-type="float" office:value="269757" calcext:value-type="float">
            <text:p>269757</text:p>
          </table:table-cell>
          <table:table-cell office:value-type="float" office:value="617259" calcext:value-type="float">
            <text:p>6172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[.B722]*[.B722]/[.C722]" office:value-type="float" office:value="21.3529411764706" calcext:value-type="float">
            <text:p>21.35</text:p>
          </table:table-cell>
          <table:table-cell table:formula="of:=MAX([.F722:.JF722])" office:value-type="float" office:value="800301" calcext:value-type="float">
            <text:p>800301</text:p>
          </table:table-cell>
          <table:table-cell office:value-type="float" office:value="286482" calcext:value-type="float">
            <text:p>286482</text:p>
          </table:table-cell>
          <table:table-cell office:value-type="float" office:value="800301" calcext:value-type="float">
            <text:p>8003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723]*[.B723]/[.C723]" office:value-type="float" office:value="12.8898305084746" calcext:value-type="float">
            <text:p>12.89</text:p>
          </table:table-cell>
          <table:table-cell table:formula="of:=MAX([.F723:.JF723])" office:value-type="float" office:value="717162" calcext:value-type="float">
            <text:p>717162</text:p>
          </table:table-cell>
          <table:table-cell office:value-type="float" office:value="284026" calcext:value-type="float">
            <text:p>284026</text:p>
          </table:table-cell>
          <table:table-cell office:value-type="float" office:value="717162" calcext:value-type="float">
            <text:p>71716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724]*[.B724]/[.C724]" office:value-type="float" office:value="29.8073394495413" calcext:value-type="float">
            <text:p>29.81</text:p>
          </table:table-cell>
          <table:table-cell table:formula="of:=MAX([.F724:.JF724])" office:value-type="float" office:value="470664" calcext:value-type="float">
            <text:p>470664</text:p>
          </table:table-cell>
          <table:table-cell office:value-type="float" office:value="252646" calcext:value-type="float">
            <text:p>252646</text:p>
          </table:table-cell>
          <table:table-cell office:value-type="float" office:value="470664" calcext:value-type="float">
            <text:p>4706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725]*[.B725]/[.C725]" office:value-type="float" office:value="36.8166666666667" calcext:value-type="float">
            <text:p>36.82</text:p>
          </table:table-cell>
          <table:table-cell table:formula="of:=MAX([.F725:.JF725])" office:value-type="float" office:value="645483" calcext:value-type="float">
            <text:p>645483</text:p>
          </table:table-cell>
          <table:table-cell office:value-type="float" office:value="322809" calcext:value-type="float">
            <text:p>322809</text:p>
          </table:table-cell>
          <table:table-cell office:value-type="float" office:value="645483" calcext:value-type="float">
            <text:p>6454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table:formula="of:=[.B726]*[.B726]/[.C726]" office:value-type="float" office:value="12.4233128834356" calcext:value-type="float">
            <text:p>12.42</text:p>
          </table:table-cell>
          <table:table-cell table:formula="of:=MAX([.F726:.JF726])" office:value-type="float" office:value="570733" calcext:value-type="float">
            <text:p>570733</text:p>
          </table:table-cell>
          <table:table-cell office:value-type="float" office:value="263163" calcext:value-type="float">
            <text:p>263163</text:p>
          </table:table-cell>
          <table:table-cell office:value-type="float" office:value="570733" calcext:value-type="float">
            <text:p>5707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[.B727]*[.B727]/[.C727]" office:value-type="float" office:value="13.8925619834711" calcext:value-type="float">
            <text:p>13.89</text:p>
          </table:table-cell>
          <table:table-cell table:formula="of:=MAX([.F727:.JF727])" office:value-type="float" office:value="727920" calcext:value-type="float">
            <text:p>727920</text:p>
          </table:table-cell>
          <table:table-cell office:value-type="float" office:value="281256" calcext:value-type="float">
            <text:p>281256</text:p>
          </table:table-cell>
          <table:table-cell office:value-type="float" office:value="727920" calcext:value-type="float">
            <text:p>72792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formula="of:=[.B728]*[.B728]/[.C728]" office:value-type="float" office:value="13.3152173913043" calcext:value-type="float">
            <text:p>13.32</text:p>
          </table:table-cell>
          <table:table-cell table:formula="of:=MAX([.F728:.JF728])" office:value-type="float" office:value="689926" calcext:value-type="float">
            <text:p>689926</text:p>
          </table:table-cell>
          <table:table-cell office:value-type="float" office:value="269777" calcext:value-type="float">
            <text:p>269777</text:p>
          </table:table-cell>
          <table:table-cell office:value-type="float" office:value="689926" calcext:value-type="float">
            <text:p>689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formula="of:=[.B729]*[.B729]/[.C729]" office:value-type="float" office:value="13.031914893617" calcext:value-type="float">
            <text:p>13.03</text:p>
          </table:table-cell>
          <table:table-cell table:formula="of:=MAX([.F729:.JF729])" office:value-type="float" office:value="722418" calcext:value-type="float">
            <text:p>722418</text:p>
          </table:table-cell>
          <table:table-cell office:value-type="float" office:value="274053" calcext:value-type="float">
            <text:p>274053</text:p>
          </table:table-cell>
          <table:table-cell office:value-type="float" office:value="722418" calcext:value-type="float">
            <text:p>722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B730]*[.B730]/[.C730]" office:value-type="float" office:value="61" calcext:value-type="float">
            <text:p>61.00</text:p>
          </table:table-cell>
          <table:table-cell table:formula="of:=MAX([.F730:.JF730])" office:value-type="float" office:value="389958" calcext:value-type="float">
            <text:p>389958</text:p>
          </table:table-cell>
          <table:table-cell office:value-type="float" office:value="249861" calcext:value-type="float">
            <text:p>249861</text:p>
          </table:table-cell>
          <table:table-cell office:value-type="float" office:value="389958" calcext:value-type="float">
            <text:p>3899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formula="of:=[.B731]*[.B731]/[.C731]" office:value-type="float" office:value="13.7988505747126" calcext:value-type="float">
            <text:p>13.80</text:p>
          </table:table-cell>
          <table:table-cell table:formula="of:=MAX([.F731:.JF731])" office:value-type="float" office:value="501577" calcext:value-type="float">
            <text:p>501577</text:p>
          </table:table-cell>
          <table:table-cell office:value-type="float" office:value="256027" calcext:value-type="float">
            <text:p>256027</text:p>
          </table:table-cell>
          <table:table-cell office:value-type="float" office:value="501577" calcext:value-type="float">
            <text:p>5015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table:formula="of:=[.B732]*[.B732]/[.C732]" office:value-type="float" office:value="16.1641791044776" calcext:value-type="float">
            <text:p>16.16</text:p>
          </table:table-cell>
          <table:table-cell table:formula="of:=MAX([.F732:.JF732])" office:value-type="float" office:value="511389" calcext:value-type="float">
            <text:p>511389</text:p>
          </table:table-cell>
          <table:table-cell office:value-type="float" office:value="275087" calcext:value-type="float">
            <text:p>275087</text:p>
          </table:table-cell>
          <table:table-cell office:value-type="float" office:value="511389" calcext:value-type="float">
            <text:p>5113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table:formula="of:=[.B733]*[.B733]/[.C733]" office:value-type="float" office:value="23.0865384615385" calcext:value-type="float">
            <text:p>23.09</text:p>
          </table:table-cell>
          <table:table-cell table:formula="of:=MAX([.F733:.JF733])" office:value-type="float" office:value="572487" calcext:value-type="float">
            <text:p>572487</text:p>
          </table:table-cell>
          <table:table-cell office:value-type="float" office:value="272588" calcext:value-type="float">
            <text:p>272588</text:p>
          </table:table-cell>
          <table:table-cell office:value-type="float" office:value="572487" calcext:value-type="float">
            <text:p>57248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table:formula="of:=[.B734]*[.B734]/[.C734]" office:value-type="float" office:value="17.9502762430939" calcext:value-type="float">
            <text:p>17.95</text:p>
          </table:table-cell>
          <table:table-cell table:formula="of:=MAX([.F734:.JF734])" office:value-type="float" office:value="497380" calcext:value-type="float">
            <text:p>497380</text:p>
          </table:table-cell>
          <table:table-cell office:value-type="float" office:value="277734" calcext:value-type="float">
            <text:p>277734</text:p>
          </table:table-cell>
          <table:table-cell office:value-type="float" office:value="497380" calcext:value-type="float">
            <text:p>4973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formula="of:=[.B735]*[.B735]/[.C735]" office:value-type="float" office:value="15.7051282051282" calcext:value-type="float">
            <text:p>15.71</text:p>
          </table:table-cell>
          <table:table-cell table:formula="of:=MAX([.F735:.JF735])" office:value-type="float" office:value="793996" calcext:value-type="float">
            <text:p>793996</text:p>
          </table:table-cell>
          <table:table-cell office:value-type="float" office:value="306879" calcext:value-type="float">
            <text:p>306879</text:p>
          </table:table-cell>
          <table:table-cell office:value-type="float" office:value="793996" calcext:value-type="float">
            <text:p>79399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1" calcext:value-type="float">
            <text:p>61</text:p>
          </table:table-cell>
          <table:table-cell office:value-type="float" office:value="263" calcext:value-type="float">
            <text:p>263</text:p>
          </table:table-cell>
          <table:table-cell table:formula="of:=[.B736]*[.B736]/[.C736]" office:value-type="float" office:value="14.148288973384" calcext:value-type="float">
            <text:p>14.15</text:p>
          </table:table-cell>
          <table:table-cell table:formula="of:=MAX([.F736:.JF736])" office:value-type="float" office:value="445234" calcext:value-type="float">
            <text:p>445234</text:p>
          </table:table-cell>
          <table:table-cell office:value-type="float" office:value="264482" calcext:value-type="float">
            <text:p>264482</text:p>
          </table:table-cell>
          <table:table-cell office:value-type="float" office:value="445234" calcext:value-type="float">
            <text:p>4452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table:formula="of:=[.B737]*[.B737]/[.C737]" office:value-type="float" office:value="13.7204968944099" calcext:value-type="float">
            <text:p>13.72</text:p>
          </table:table-cell>
          <table:table-cell table:formula="of:=MAX([.F737:.JF737])" office:value-type="float" office:value="572102" calcext:value-type="float">
            <text:p>572102</text:p>
          </table:table-cell>
          <table:table-cell office:value-type="float" office:value="292380" calcext:value-type="float">
            <text:p>292380</text:p>
          </table:table-cell>
          <table:table-cell office:value-type="float" office:value="572102" calcext:value-type="float">
            <text:p>5721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B738]*[.B738]/[.C738]" office:value-type="float" office:value="25.3255813953488" calcext:value-type="float">
            <text:p>25.33</text:p>
          </table:table-cell>
          <table:table-cell table:formula="of:=MAX([.F738:.JF738])" office:value-type="float" office:value="730326" calcext:value-type="float">
            <text:p>730326</text:p>
          </table:table-cell>
          <table:table-cell office:value-type="float" office:value="282641" calcext:value-type="float">
            <text:p>282641</text:p>
          </table:table-cell>
          <table:table-cell office:value-type="float" office:value="730326" calcext:value-type="float">
            <text:p>7303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739]*[.B739]/[.C739]" office:value-type="float" office:value="12.375" calcext:value-type="float">
            <text:p>12.38</text:p>
          </table:table-cell>
          <table:table-cell table:formula="of:=MAX([.F739:.JF739])" office:value-type="float" office:value="686368" calcext:value-type="float">
            <text:p>686368</text:p>
          </table:table-cell>
          <table:table-cell office:value-type="float" office:value="262506" calcext:value-type="float">
            <text:p>262506</text:p>
          </table:table-cell>
          <table:table-cell office:value-type="float" office:value="686368" calcext:value-type="float">
            <text:p>6863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formula="of:=[.B740]*[.B740]/[.C740]" office:value-type="float" office:value="28.5211267605634" calcext:value-type="float">
            <text:p>28.52</text:p>
          </table:table-cell>
          <table:table-cell table:formula="of:=MAX([.F740:.JF740])" office:value-type="float" office:value="605287" calcext:value-type="float">
            <text:p>605287</text:p>
          </table:table-cell>
          <table:table-cell office:value-type="float" office:value="272754" calcext:value-type="float">
            <text:p>272754</text:p>
          </table:table-cell>
          <table:table-cell office:value-type="float" office:value="605287" calcext:value-type="float">
            <text:p>60528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table:formula="of:=[.B741]*[.B741]/[.C741]" office:value-type="float" office:value="13.2362204724409" calcext:value-type="float">
            <text:p>13.24</text:p>
          </table:table-cell>
          <table:table-cell table:formula="of:=MAX([.F741:.JF741])" office:value-type="float" office:value="668114" calcext:value-type="float">
            <text:p>668114</text:p>
          </table:table-cell>
          <table:table-cell office:value-type="float" office:value="267520" calcext:value-type="float">
            <text:p>267520</text:p>
          </table:table-cell>
          <table:table-cell office:value-type="float" office:value="668114" calcext:value-type="float">
            <text:p>66811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B742]*[.B742]/[.C742]" office:value-type="float" office:value="41.3265306122449" calcext:value-type="float">
            <text:p>41.33</text:p>
          </table:table-cell>
          <table:table-cell table:formula="of:=MAX([.F742:.JF742])" office:value-type="float" office:value="599759" calcext:value-type="float">
            <text:p>599759</text:p>
          </table:table-cell>
          <table:table-cell office:value-type="float" office:value="276385" calcext:value-type="float">
            <text:p>276385</text:p>
          </table:table-cell>
          <table:table-cell office:value-type="float" office:value="599759" calcext:value-type="float">
            <text:p>5997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B743]*[.B743]/[.C743]" office:value-type="float" office:value="33.62" calcext:value-type="float">
            <text:p>33.62</text:p>
          </table:table-cell>
          <table:table-cell table:formula="of:=MAX([.F743:.JF743])" office:value-type="float" office:value="689324" calcext:value-type="float">
            <text:p>689324</text:p>
          </table:table-cell>
          <table:table-cell office:value-type="float" office:value="278007" calcext:value-type="float">
            <text:p>278007</text:p>
          </table:table-cell>
          <table:table-cell office:value-type="float" office:value="689324" calcext:value-type="float">
            <text:p>6893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table:formula="of:=[.B744]*[.B744]/[.C744]" office:value-type="float" office:value="19.8983957219251" calcext:value-type="float">
            <text:p>19.90</text:p>
          </table:table-cell>
          <table:table-cell table:formula="of:=MAX([.F744:.JF744])" office:value-type="float" office:value="489559" calcext:value-type="float">
            <text:p>489559</text:p>
          </table:table-cell>
          <table:table-cell office:value-type="float" office:value="282079" calcext:value-type="float">
            <text:p>282079</text:p>
          </table:table-cell>
          <table:table-cell office:value-type="float" office:value="489559" calcext:value-type="float">
            <text:p>4895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table:formula="of:=[.B745]*[.B745]/[.C745]" office:value-type="float" office:value="17.0637254901961" calcext:value-type="float">
            <text:p>17.06</text:p>
          </table:table-cell>
          <table:table-cell table:formula="of:=MAX([.F745:.JF745])" office:value-type="float" office:value="511154" calcext:value-type="float">
            <text:p>511154</text:p>
          </table:table-cell>
          <table:table-cell office:value-type="float" office:value="274898" calcext:value-type="float">
            <text:p>274898</text:p>
          </table:table-cell>
          <table:table-cell office:value-type="float" office:value="511154" calcext:value-type="float">
            <text:p>5111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formula="of:=[.B746]*[.B746]/[.C746]" office:value-type="float" office:value="23.7722772277228" calcext:value-type="float">
            <text:p>23.77</text:p>
          </table:table-cell>
          <table:table-cell table:formula="of:=MAX([.F746:.JF746])" office:value-type="float" office:value="551715" calcext:value-type="float">
            <text:p>551715</text:p>
          </table:table-cell>
          <table:table-cell office:value-type="float" office:value="264586" calcext:value-type="float">
            <text:p>264586</text:p>
          </table:table-cell>
          <table:table-cell office:value-type="float" office:value="551715" calcext:value-type="float">
            <text:p>55171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[.B747]*[.B747]/[.C747]" office:value-type="float" office:value="22.3488372093023" calcext:value-type="float">
            <text:p>22.35</text:p>
          </table:table-cell>
          <table:table-cell table:formula="of:=MAX([.F747:.JF747])" office:value-type="float" office:value="872454" calcext:value-type="float">
            <text:p>872454</text:p>
          </table:table-cell>
          <table:table-cell office:value-type="float" office:value="319370" calcext:value-type="float">
            <text:p>319370</text:p>
          </table:table-cell>
          <table:table-cell office:value-type="float" office:value="872454" calcext:value-type="float">
            <text:p>8724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748]*[.B748]/[.C748]" office:value-type="float" office:value="30.3114754098361" calcext:value-type="float">
            <text:p>30.31</text:p>
          </table:table-cell>
          <table:table-cell table:formula="of:=MAX([.F748:.JF748])" office:value-type="float" office:value="732187" calcext:value-type="float">
            <text:p>732187</text:p>
          </table:table-cell>
          <table:table-cell office:value-type="float" office:value="312324" calcext:value-type="float">
            <text:p>312324</text:p>
          </table:table-cell>
          <table:table-cell office:value-type="float" office:value="732187" calcext:value-type="float">
            <text:p>73218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749]*[.B749]/[.C749]" office:value-type="float" office:value="12.0125" calcext:value-type="float">
            <text:p>12.01</text:p>
          </table:table-cell>
          <table:table-cell table:formula="of:=MAX([.F749:.JF749])" office:value-type="float" office:value="809550" calcext:value-type="float">
            <text:p>809550</text:p>
          </table:table-cell>
          <table:table-cell office:value-type="float" office:value="292391" calcext:value-type="float">
            <text:p>292391</text:p>
          </table:table-cell>
          <table:table-cell office:value-type="float" office:value="809550" calcext:value-type="float">
            <text:p>8095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B750]*[.B750]/[.C750]" office:value-type="float" office:value="14.1428571428571" calcext:value-type="float">
            <text:p>14.14</text:p>
          </table:table-cell>
          <table:table-cell table:formula="of:=MAX([.F750:.JF750])" office:value-type="float" office:value="730217" calcext:value-type="float">
            <text:p>730217</text:p>
          </table:table-cell>
          <table:table-cell office:value-type="float" office:value="276431" calcext:value-type="float">
            <text:p>276431</text:p>
          </table:table-cell>
          <table:table-cell office:value-type="float" office:value="730217" calcext:value-type="float">
            <text:p>7302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751]*[.B751]/[.C751]" office:value-type="float" office:value="13.6111111111111" calcext:value-type="float">
            <text:p>13.61</text:p>
          </table:table-cell>
          <table:table-cell table:formula="of:=MAX([.F751:.JF751])" office:value-type="float" office:value="767154" calcext:value-type="float">
            <text:p>767154</text:p>
          </table:table-cell>
          <table:table-cell office:value-type="float" office:value="284228" calcext:value-type="float">
            <text:p>284228</text:p>
          </table:table-cell>
          <table:table-cell office:value-type="float" office:value="767154" calcext:value-type="float">
            <text:p>7671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formula="of:=[.B752]*[.B752]/[.C752]" office:value-type="float" office:value="34.375" calcext:value-type="float">
            <text:p>34.38</text:p>
          </table:table-cell>
          <table:table-cell table:formula="of:=MAX([.F752:.JF752])" office:value-type="float" office:value="528105" calcext:value-type="float">
            <text:p>528105</text:p>
          </table:table-cell>
          <table:table-cell office:value-type="float" office:value="305378" calcext:value-type="float">
            <text:p>305378</text:p>
          </table:table-cell>
          <table:table-cell office:value-type="float" office:value="528105" calcext:value-type="float">
            <text:p>52810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753]*[.B753]/[.C753]" office:value-type="float" office:value="26.063829787234" calcext:value-type="float">
            <text:p>26.06</text:p>
          </table:table-cell>
          <table:table-cell table:formula="of:=MAX([.F753:.JF753])" office:value-type="float" office:value="740426" calcext:value-type="float">
            <text:p>740426</text:p>
          </table:table-cell>
          <table:table-cell office:value-type="float" office:value="270368" calcext:value-type="float">
            <text:p>270368</text:p>
          </table:table-cell>
          <table:table-cell office:value-type="float" office:value="740426" calcext:value-type="float">
            <text:p>7404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formula="of:=[.B754]*[.B754]/[.C754]" office:value-type="float" office:value="19.9325153374233" calcext:value-type="float">
            <text:p>19.93</text:p>
          </table:table-cell>
          <table:table-cell table:formula="of:=MAX([.F754:.JF754])" office:value-type="float" office:value="491231" calcext:value-type="float">
            <text:p>491231</text:p>
          </table:table-cell>
          <table:table-cell office:value-type="float" office:value="267669" calcext:value-type="float">
            <text:p>267669</text:p>
          </table:table-cell>
          <table:table-cell office:value-type="float" office:value="491231" calcext:value-type="float">
            <text:p>49123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755]*[.B755]/[.C755]" office:value-type="float" office:value="12.9783783783784" calcext:value-type="float">
            <text:p>12.98</text:p>
          </table:table-cell>
          <table:table-cell table:formula="of:=MAX([.F755:.JF755])" office:value-type="float" office:value="604651" calcext:value-type="float">
            <text:p>604651</text:p>
          </table:table-cell>
          <table:table-cell office:value-type="float" office:value="274894" calcext:value-type="float">
            <text:p>274894</text:p>
          </table:table-cell>
          <table:table-cell office:value-type="float" office:value="604651" calcext:value-type="float">
            <text:p>60465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B756]*[.B756]/[.C756]" office:value-type="float" office:value="23.765625" calcext:value-type="float">
            <text:p>23.77</text:p>
          </table:table-cell>
          <table:table-cell table:formula="of:=MAX([.F756:.JF756])" office:value-type="float" office:value="750061" calcext:value-type="float">
            <text:p>750061</text:p>
          </table:table-cell>
          <table:table-cell office:value-type="float" office:value="299742" calcext:value-type="float">
            <text:p>299742</text:p>
          </table:table-cell>
          <table:table-cell office:value-type="float" office:value="750061" calcext:value-type="float">
            <text:p>75006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table:formula="of:=[.B757]*[.B757]/[.C757]" office:value-type="float" office:value="12.8128078817734" calcext:value-type="float">
            <text:p>12.81</text:p>
          </table:table-cell>
          <table:table-cell table:formula="of:=MAX([.F757:.JF757])" office:value-type="float" office:value="572907" calcext:value-type="float">
            <text:p>572907</text:p>
          </table:table-cell>
          <table:table-cell office:value-type="float" office:value="288909" calcext:value-type="float">
            <text:p>288909</text:p>
          </table:table-cell>
          <table:table-cell office:value-type="float" office:value="572907" calcext:value-type="float">
            <text:p>57290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B758]*[.B758]/[.C758]" office:value-type="float" office:value="22.7162162162162" calcext:value-type="float">
            <text:p>22.72</text:p>
          </table:table-cell>
          <table:table-cell table:formula="of:=MAX([.F758:.JF758])" office:value-type="float" office:value="782389" calcext:value-type="float">
            <text:p>782389</text:p>
          </table:table-cell>
          <table:table-cell office:value-type="float" office:value="309560" calcext:value-type="float">
            <text:p>309560</text:p>
          </table:table-cell>
          <table:table-cell office:value-type="float" office:value="782389" calcext:value-type="float">
            <text:p>7823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formula="of:=[.B759]*[.B759]/[.C759]" office:value-type="float" office:value="12.8164556962025" calcext:value-type="float">
            <text:p>12.82</text:p>
          </table:table-cell>
          <table:table-cell table:formula="of:=MAX([.F759:.JF759])" office:value-type="float" office:value="574596" calcext:value-type="float">
            <text:p>574596</text:p>
          </table:table-cell>
          <table:table-cell office:value-type="float" office:value="249660" calcext:value-type="float">
            <text:p>249660</text:p>
          </table:table-cell>
          <table:table-cell office:value-type="float" office:value="574596" calcext:value-type="float">
            <text:p>57459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[.B760]*[.B760]/[.C760]" office:value-type="float" office:value="16.4939759036145" calcext:value-type="float">
            <text:p>16.49</text:p>
          </table:table-cell>
          <table:table-cell table:formula="of:=MAX([.F760:.JF760])" office:value-type="float" office:value="639922" calcext:value-type="float">
            <text:p>639922</text:p>
          </table:table-cell>
          <table:table-cell office:value-type="float" office:value="237965" calcext:value-type="float">
            <text:p>237965</text:p>
          </table:table-cell>
          <table:table-cell office:value-type="float" office:value="639922" calcext:value-type="float">
            <text:p>6399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[.B761]*[.B761]/[.C761]" office:value-type="float" office:value="16.7142857142857" calcext:value-type="float">
            <text:p>16.71</text:p>
          </table:table-cell>
          <table:table-cell table:formula="of:=MAX([.F761:.JF761])" office:value-type="float" office:value="726917" calcext:value-type="float">
            <text:p>726917</text:p>
          </table:table-cell>
          <table:table-cell office:value-type="float" office:value="283093" calcext:value-type="float">
            <text:p>283093</text:p>
          </table:table-cell>
          <table:table-cell office:value-type="float" office:value="726917" calcext:value-type="float">
            <text:p>7269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formula="of:=[.B762]*[.B762]/[.C762]" office:value-type="float" office:value="19.1037735849057" calcext:value-type="float">
            <text:p>19.10</text:p>
          </table:table-cell>
          <table:table-cell table:formula="of:=MAX([.F762:.JF762])" office:value-type="float" office:value="600084" calcext:value-type="float">
            <text:p>600084</text:p>
          </table:table-cell>
          <table:table-cell office:value-type="float" office:value="270471" calcext:value-type="float">
            <text:p>270471</text:p>
          </table:table-cell>
          <table:table-cell office:value-type="float" office:value="600084" calcext:value-type="float">
            <text:p>6000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9" calcext:value-type="float">
            <text:p>59</text:p>
          </table:table-cell>
          <table:table-cell office:value-type="float" office:value="223" calcext:value-type="float">
            <text:p>223</text:p>
          </table:table-cell>
          <table:table-cell table:formula="of:=[.B763]*[.B763]/[.C763]" office:value-type="float" office:value="15.609865470852" calcext:value-type="float">
            <text:p>15.61</text:p>
          </table:table-cell>
          <table:table-cell table:formula="of:=MAX([.F763:.JF763])" office:value-type="float" office:value="496430" calcext:value-type="float">
            <text:p>496430</text:p>
          </table:table-cell>
          <table:table-cell office:value-type="float" office:value="278367" calcext:value-type="float">
            <text:p>278367</text:p>
          </table:table-cell>
          <table:table-cell office:value-type="float" office:value="496430" calcext:value-type="float">
            <text:p>49643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B764]*[.B764]/[.C764]" office:value-type="float" office:value="41.2857142857143" calcext:value-type="float">
            <text:p>41.29</text:p>
          </table:table-cell>
          <table:table-cell table:formula="of:=MAX([.F764:.JF764])" office:value-type="float" office:value="571246" calcext:value-type="float">
            <text:p>571246</text:p>
          </table:table-cell>
          <table:table-cell office:value-type="float" office:value="307313" calcext:value-type="float">
            <text:p>307313</text:p>
          </table:table-cell>
          <table:table-cell office:value-type="float" office:value="571246" calcext:value-type="float">
            <text:p>5712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B765]*[.B765]/[.C765]" office:value-type="float" office:value="33.1530612244898" calcext:value-type="float">
            <text:p>33.15</text:p>
          </table:table-cell>
          <table:table-cell table:formula="of:=MAX([.F765:.JF765])" office:value-type="float" office:value="459297" calcext:value-type="float">
            <text:p>459297</text:p>
          </table:table-cell>
          <table:table-cell office:value-type="float" office:value="248172" calcext:value-type="float">
            <text:p>248172</text:p>
          </table:table-cell>
          <table:table-cell office:value-type="float" office:value="459297" calcext:value-type="float">
            <text:p>45929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B766]*[.B766]/[.C766]" office:value-type="float" office:value="21.78" calcext:value-type="float">
            <text:p>21.78</text:p>
          </table:table-cell>
          <table:table-cell table:formula="of:=MAX([.F766:.JF766])" office:value-type="float" office:value="704424" calcext:value-type="float">
            <text:p>704424</text:p>
          </table:table-cell>
          <table:table-cell office:value-type="float" office:value="263035" calcext:value-type="float">
            <text:p>263035</text:p>
          </table:table-cell>
          <table:table-cell office:value-type="float" office:value="704424" calcext:value-type="float">
            <text:p>7044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formula="of:=[.B767]*[.B767]/[.C767]" office:value-type="float" office:value="23.8623853211009" calcext:value-type="float">
            <text:p>23.86</text:p>
          </table:table-cell>
          <table:table-cell table:formula="of:=MAX([.F767:.JF767])" office:value-type="float" office:value="488675" calcext:value-type="float">
            <text:p>488675</text:p>
          </table:table-cell>
          <table:table-cell office:value-type="float" office:value="257845" calcext:value-type="float">
            <text:p>257845</text:p>
          </table:table-cell>
          <table:table-cell office:value-type="float" office:value="488675" calcext:value-type="float">
            <text:p>4886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formula="of:=[.B768]*[.B768]/[.C768]" office:value-type="float" office:value="42.7701149425287" calcext:value-type="float">
            <text:p>42.77</text:p>
          </table:table-cell>
          <table:table-cell table:formula="of:=MAX([.F768:.JF768])" office:value-type="float" office:value="476891" calcext:value-type="float">
            <text:p>476891</text:p>
          </table:table-cell>
          <table:table-cell office:value-type="float" office:value="275103" calcext:value-type="float">
            <text:p>275103</text:p>
          </table:table-cell>
          <table:table-cell office:value-type="float" office:value="476891" calcext:value-type="float">
            <text:p>4768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[.B769]*[.B769]/[.C769]" office:value-type="float" office:value="46.1730769230769" calcext:value-type="float">
            <text:p>46.17</text:p>
          </table:table-cell>
          <table:table-cell table:formula="of:=MAX([.F769:.JF769])" office:value-type="float" office:value="526760" calcext:value-type="float">
            <text:p>526760</text:p>
          </table:table-cell>
          <table:table-cell office:value-type="float" office:value="244389" calcext:value-type="float">
            <text:p>244389</text:p>
          </table:table-cell>
          <table:table-cell office:value-type="float" office:value="526760" calcext:value-type="float">
            <text:p>52676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B770]*[.B770]/[.C770]" office:value-type="float" office:value="22.6851851851852" calcext:value-type="float">
            <text:p>22.69</text:p>
          </table:table-cell>
          <table:table-cell table:formula="of:=MAX([.F770:.JF770])" office:value-type="float" office:value="776965" calcext:value-type="float">
            <text:p>776965</text:p>
          </table:table-cell>
          <table:table-cell office:value-type="float" office:value="292773" calcext:value-type="float">
            <text:p>292773</text:p>
          </table:table-cell>
          <table:table-cell office:value-type="float" office:value="776965" calcext:value-type="float">
            <text:p>7769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7" calcext:value-type="float">
            <text:p>57</text:p>
          </table:table-cell>
          <table:table-cell office:value-type="float" office:value="214" calcext:value-type="float">
            <text:p>214</text:p>
          </table:table-cell>
          <table:table-cell table:formula="of:=[.B771]*[.B771]/[.C771]" office:value-type="float" office:value="15.1822429906542" calcext:value-type="float">
            <text:p>15.18</text:p>
          </table:table-cell>
          <table:table-cell table:formula="of:=MAX([.F771:.JF771])" office:value-type="float" office:value="484657" calcext:value-type="float">
            <text:p>484657</text:p>
          </table:table-cell>
          <table:table-cell office:value-type="float" office:value="273420" calcext:value-type="float">
            <text:p>273420</text:p>
          </table:table-cell>
          <table:table-cell office:value-type="float" office:value="484657" calcext:value-type="float">
            <text:p>4846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B772]*[.B772]/[.C772]" office:value-type="float" office:value="31.2111111111111" calcext:value-type="float">
            <text:p>31.21</text:p>
          </table:table-cell>
          <table:table-cell table:formula="of:=MAX([.F772:.JF772])" office:value-type="float" office:value="469652" calcext:value-type="float">
            <text:p>469652</text:p>
          </table:table-cell>
          <table:table-cell office:value-type="float" office:value="238095" calcext:value-type="float">
            <text:p>238095</text:p>
          </table:table-cell>
          <table:table-cell office:value-type="float" office:value="469652" calcext:value-type="float">
            <text:p>4696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[.B773]*[.B773]/[.C773]" office:value-type="float" office:value="32.4852941176471" calcext:value-type="float">
            <text:p>32.49</text:p>
          </table:table-cell>
          <table:table-cell table:formula="of:=MAX([.F773:.JF773])" office:value-type="float" office:value="641161" calcext:value-type="float">
            <text:p>641161</text:p>
          </table:table-cell>
          <table:table-cell office:value-type="float" office:value="305795" calcext:value-type="float">
            <text:p>305795</text:p>
          </table:table-cell>
          <table:table-cell office:value-type="float" office:value="641161" calcext:value-type="float">
            <text:p>64116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9" calcext:value-type="float">
            <text:p>59</text:p>
          </table:table-cell>
          <table:table-cell office:value-type="float" office:value="206" calcext:value-type="float">
            <text:p>206</text:p>
          </table:table-cell>
          <table:table-cell table:formula="of:=[.B774]*[.B774]/[.C774]" office:value-type="float" office:value="16.8980582524272" calcext:value-type="float">
            <text:p>16.90</text:p>
          </table:table-cell>
          <table:table-cell table:formula="of:=MAX([.F774:.JF774])" office:value-type="float" office:value="532769" calcext:value-type="float">
            <text:p>532769</text:p>
          </table:table-cell>
          <table:table-cell office:value-type="float" office:value="286140" calcext:value-type="float">
            <text:p>286140</text:p>
          </table:table-cell>
          <table:table-cell office:value-type="float" office:value="532769" calcext:value-type="float">
            <text:p>5327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formula="of:=[.B775]*[.B775]/[.C775]" office:value-type="float" office:value="16.4634146341463" calcext:value-type="float">
            <text:p>16.46</text:p>
          </table:table-cell>
          <table:table-cell table:formula="of:=MAX([.F775:.JF775])" office:value-type="float" office:value="581906" calcext:value-type="float">
            <text:p>581906</text:p>
          </table:table-cell>
          <table:table-cell office:value-type="float" office:value="250198" calcext:value-type="float">
            <text:p>250198</text:p>
          </table:table-cell>
          <table:table-cell office:value-type="float" office:value="581906" calcext:value-type="float">
            <text:p>5819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table:formula="of:=[.B776]*[.B776]/[.C776]" office:value-type="float" office:value="17.2331288343558" calcext:value-type="float">
            <text:p>17.23</text:p>
          </table:table-cell>
          <table:table-cell table:formula="of:=MAX([.F776:.JF776])" office:value-type="float" office:value="495677" calcext:value-type="float">
            <text:p>495677</text:p>
          </table:table-cell>
          <table:table-cell office:value-type="float" office:value="264549" calcext:value-type="float">
            <text:p>264549</text:p>
          </table:table-cell>
          <table:table-cell office:value-type="float" office:value="495677" calcext:value-type="float">
            <text:p>4956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B777]*[.B777]/[.C777]" office:value-type="float" office:value="29.4533333333333" calcext:value-type="float">
            <text:p>29.45</text:p>
          </table:table-cell>
          <table:table-cell table:formula="of:=MAX([.F777:.JF777])" office:value-type="float" office:value="611454" calcext:value-type="float">
            <text:p>611454</text:p>
          </table:table-cell>
          <table:table-cell office:value-type="float" office:value="287046" calcext:value-type="float">
            <text:p>287046</text:p>
          </table:table-cell>
          <table:table-cell office:value-type="float" office:value="611454" calcext:value-type="float">
            <text:p>6114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table:formula="of:=[.B778]*[.B778]/[.C778]" office:value-type="float" office:value="14.4638554216867" calcext:value-type="float">
            <text:p>14.46</text:p>
          </table:table-cell>
          <table:table-cell table:formula="of:=MAX([.F778:.JF778])" office:value-type="float" office:value="514392" calcext:value-type="float">
            <text:p>514392</text:p>
          </table:table-cell>
          <table:table-cell office:value-type="float" office:value="256107" calcext:value-type="float">
            <text:p>256107</text:p>
          </table:table-cell>
          <table:table-cell office:value-type="float" office:value="514392" calcext:value-type="float">
            <text:p>5143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[.B779]*[.B779]/[.C779]" office:value-type="float" office:value="37.734693877551" calcext:value-type="float">
            <text:p>37.73</text:p>
          </table:table-cell>
          <table:table-cell table:formula="of:=MAX([.F779:.JF779])" office:value-type="float" office:value="674394" calcext:value-type="float">
            <text:p>674394</text:p>
          </table:table-cell>
          <table:table-cell office:value-type="float" office:value="264514" calcext:value-type="float">
            <text:p>264514</text:p>
          </table:table-cell>
          <table:table-cell office:value-type="float" office:value="674394" calcext:value-type="float">
            <text:p>6743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780]*[.B780]/[.C780]" office:value-type="float" office:value="14.2230769230769" calcext:value-type="float">
            <text:p>14.22</text:p>
          </table:table-cell>
          <table:table-cell table:formula="of:=MAX([.F780:.JF780])" office:value-type="float" office:value="647473" calcext:value-type="float">
            <text:p>647473</text:p>
          </table:table-cell>
          <table:table-cell office:value-type="float" office:value="290291" calcext:value-type="float">
            <text:p>290291</text:p>
          </table:table-cell>
          <table:table-cell office:value-type="float" office:value="647473" calcext:value-type="float">
            <text:p>6474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" calcext:value-type="float">
            <text:p>57</text:p>
          </table:table-cell>
          <table:table-cell office:value-type="float" office:value="207" calcext:value-type="float">
            <text:p>207</text:p>
          </table:table-cell>
          <table:table-cell table:formula="of:=[.B781]*[.B781]/[.C781]" office:value-type="float" office:value="15.695652173913" calcext:value-type="float">
            <text:p>15.70</text:p>
          </table:table-cell>
          <table:table-cell table:formula="of:=MAX([.F781:.JF781])" office:value-type="float" office:value="481655" calcext:value-type="float">
            <text:p>481655</text:p>
          </table:table-cell>
          <table:table-cell office:value-type="float" office:value="253227" calcext:value-type="float">
            <text:p>253227</text:p>
          </table:table-cell>
          <table:table-cell office:value-type="float" office:value="481655" calcext:value-type="float">
            <text:p>4816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782]*[.B782]/[.C782]" office:value-type="float" office:value="27.3789473684211" calcext:value-type="float">
            <text:p>27.38</text:p>
          </table:table-cell>
          <table:table-cell table:formula="of:=MAX([.F782:.JF782])" office:value-type="float" office:value="456332" calcext:value-type="float">
            <text:p>456332</text:p>
          </table:table-cell>
          <table:table-cell office:value-type="float" office:value="259563" calcext:value-type="float">
            <text:p>259563</text:p>
          </table:table-cell>
          <table:table-cell office:value-type="float" office:value="456332" calcext:value-type="float">
            <text:p>4563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table:formula="of:=[.B783]*[.B783]/[.C783]" office:value-type="float" office:value="12.9783783783784" calcext:value-type="float">
            <text:p>12.98</text:p>
          </table:table-cell>
          <table:table-cell table:formula="of:=MAX([.F783:.JF783])" office:value-type="float" office:value="496259" calcext:value-type="float">
            <text:p>496259</text:p>
          </table:table-cell>
          <table:table-cell office:value-type="float" office:value="251156" calcext:value-type="float">
            <text:p>251156</text:p>
          </table:table-cell>
          <table:table-cell office:value-type="float" office:value="496259" calcext:value-type="float">
            <text:p>4962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[.B784]*[.B784]/[.C784]" office:value-type="float" office:value="36.0128205128205" calcext:value-type="float">
            <text:p>36.01</text:p>
          </table:table-cell>
          <table:table-cell table:formula="of:=MAX([.F784:.JF784])" office:value-type="float" office:value="567957" calcext:value-type="float">
            <text:p>567957</text:p>
          </table:table-cell>
          <table:table-cell office:value-type="float" office:value="273769" calcext:value-type="float">
            <text:p>273769</text:p>
          </table:table-cell>
          <table:table-cell office:value-type="float" office:value="567957" calcext:value-type="float">
            <text:p>5679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B785]*[.B785]/[.C785]" office:value-type="float" office:value="12.2722222222222" calcext:value-type="float">
            <text:p>12.27</text:p>
          </table:table-cell>
          <table:table-cell table:formula="of:=MAX([.F785:.JF785])" office:value-type="float" office:value="568293" calcext:value-type="float">
            <text:p>568293</text:p>
          </table:table-cell>
          <table:table-cell office:value-type="float" office:value="268037" calcext:value-type="float">
            <text:p>268037</text:p>
          </table:table-cell>
          <table:table-cell office:value-type="float" office:value="568293" calcext:value-type="float">
            <text:p>56829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B786]*[.B786]/[.C786]" office:value-type="float" office:value="19.3218390804598" calcext:value-type="float">
            <text:p>19.32</text:p>
          </table:table-cell>
          <table:table-cell table:formula="of:=MAX([.F786:.JF786])" office:value-type="float" office:value="656972" calcext:value-type="float">
            <text:p>656972</text:p>
          </table:table-cell>
          <table:table-cell office:value-type="float" office:value="266536" calcext:value-type="float">
            <text:p>266536</text:p>
          </table:table-cell>
          <table:table-cell office:value-type="float" office:value="656972" calcext:value-type="float">
            <text:p>6569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table:formula="of:=[.B787]*[.B787]/[.C787]" office:value-type="float" office:value="12.0935251798561" calcext:value-type="float">
            <text:p>12.09</text:p>
          </table:table-cell>
          <table:table-cell table:formula="of:=MAX([.F787:.JF787])" office:value-type="float" office:value="675721" calcext:value-type="float">
            <text:p>675721</text:p>
          </table:table-cell>
          <table:table-cell office:value-type="float" office:value="269080" calcext:value-type="float">
            <text:p>269080</text:p>
          </table:table-cell>
          <table:table-cell office:value-type="float" office:value="675721" calcext:value-type="float">
            <text:p>67572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formula="of:=[.B788]*[.B788]/[.C788]" office:value-type="float" office:value="29.8073394495413" calcext:value-type="float">
            <text:p>29.81</text:p>
          </table:table-cell>
          <table:table-cell table:formula="of:=MAX([.F788:.JF788])" office:value-type="float" office:value="549816" calcext:value-type="float">
            <text:p>549816</text:p>
          </table:table-cell>
          <table:table-cell office:value-type="float" office:value="275838" calcext:value-type="float">
            <text:p>275838</text:p>
          </table:table-cell>
          <table:table-cell office:value-type="float" office:value="549816" calcext:value-type="float">
            <text:p>54981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table:formula="of:=[.B789]*[.B789]/[.C789]" office:value-type="float" office:value="14.2605633802817" calcext:value-type="float">
            <text:p>14.26</text:p>
          </table:table-cell>
          <table:table-cell table:formula="of:=MAX([.F789:.JF789])" office:value-type="float" office:value="626455" calcext:value-type="float">
            <text:p>626455</text:p>
          </table:table-cell>
          <table:table-cell office:value-type="float" office:value="275460" calcext:value-type="float">
            <text:p>275460</text:p>
          </table:table-cell>
          <table:table-cell office:value-type="float" office:value="626455" calcext:value-type="float">
            <text:p>6264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table:formula="of:=[.B790]*[.B790]/[.C790]" office:value-type="float" office:value="23.8525641025641" calcext:value-type="float">
            <text:p>23.85</text:p>
          </table:table-cell>
          <table:table-cell table:formula="of:=MAX([.F790:.JF790])" office:value-type="float" office:value="452155" calcext:value-type="float">
            <text:p>452155</text:p>
          </table:table-cell>
          <table:table-cell office:value-type="float" office:value="252178" calcext:value-type="float">
            <text:p>252178</text:p>
          </table:table-cell>
          <table:table-cell office:value-type="float" office:value="452155" calcext:value-type="float">
            <text:p>4521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table:formula="of:=[.B791]*[.B791]/[.C791]" office:value-type="float" office:value="12.4767025089606" calcext:value-type="float">
            <text:p>12.48</text:p>
          </table:table-cell>
          <table:table-cell table:formula="of:=MAX([.F791:.JF791])" office:value-type="float" office:value="538634" calcext:value-type="float">
            <text:p>538634</text:p>
          </table:table-cell>
          <table:table-cell office:value-type="float" office:value="285992" calcext:value-type="float">
            <text:p>285992</text:p>
          </table:table-cell>
          <table:table-cell office:value-type="float" office:value="538634" calcext:value-type="float">
            <text:p>5386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formula="of:=[.B792]*[.B792]/[.C792]" office:value-type="float" office:value="16.1058823529412" calcext:value-type="float">
            <text:p>16.11</text:p>
          </table:table-cell>
          <table:table-cell table:formula="of:=MAX([.F792:.JF792])" office:value-type="float" office:value="676959" calcext:value-type="float">
            <text:p>676959</text:p>
          </table:table-cell>
          <table:table-cell office:value-type="float" office:value="240586" calcext:value-type="float">
            <text:p>240586</text:p>
          </table:table-cell>
          <table:table-cell office:value-type="float" office:value="676959" calcext:value-type="float">
            <text:p>6769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formula="of:=[.B793]*[.B793]/[.C793]" office:value-type="float" office:value="25.8615384615385" calcext:value-type="float">
            <text:p>25.86</text:p>
          </table:table-cell>
          <table:table-cell table:formula="of:=MAX([.F793:.JF793])" office:value-type="float" office:value="682453" calcext:value-type="float">
            <text:p>682453</text:p>
          </table:table-cell>
          <table:table-cell office:value-type="float" office:value="282727" calcext:value-type="float">
            <text:p>282727</text:p>
          </table:table-cell>
          <table:table-cell office:value-type="float" office:value="682453" calcext:value-type="float">
            <text:p>6824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[.B794]*[.B794]/[.C794]" office:value-type="float" office:value="20.3203125" calcext:value-type="float">
            <text:p>20.32</text:p>
          </table:table-cell>
          <table:table-cell table:formula="of:=MAX([.F794:.JF794])" office:value-type="float" office:value="616786" calcext:value-type="float">
            <text:p>616786</text:p>
          </table:table-cell>
          <table:table-cell office:value-type="float" office:value="288751" calcext:value-type="float">
            <text:p>288751</text:p>
          </table:table-cell>
          <table:table-cell office:value-type="float" office:value="616786" calcext:value-type="float">
            <text:p>61678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formula="of:=[.B795]*[.B795]/[.C795]" office:value-type="float" office:value="25.0803571428571" calcext:value-type="float">
            <text:p>25.08</text:p>
          </table:table-cell>
          <table:table-cell table:formula="of:=MAX([.F795:.JF795])" office:value-type="float" office:value="505845" calcext:value-type="float">
            <text:p>505845</text:p>
          </table:table-cell>
          <table:table-cell office:value-type="float" office:value="256168" calcext:value-type="float">
            <text:p>256168</text:p>
          </table:table-cell>
          <table:table-cell office:value-type="float" office:value="505845" calcext:value-type="float">
            <text:p>5058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formula="of:=[.B796]*[.B796]/[.C796]" office:value-type="float" office:value="35.3152173913044" calcext:value-type="float">
            <text:p>35.32</text:p>
          </table:table-cell>
          <table:table-cell table:formula="of:=MAX([.F796:.JF796])" office:value-type="float" office:value="462374" calcext:value-type="float">
            <text:p>462374</text:p>
          </table:table-cell>
          <table:table-cell office:value-type="float" office:value="264938" calcext:value-type="float">
            <text:p>264938</text:p>
          </table:table-cell>
          <table:table-cell office:value-type="float" office:value="462374" calcext:value-type="float">
            <text:p>46237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797]*[.B797]/[.C797]" office:value-type="float" office:value="20.8913043478261" calcext:value-type="float">
            <text:p>20.89</text:p>
          </table:table-cell>
          <table:table-cell table:formula="of:=MAX([.F797:.JF797])" office:value-type="float" office:value="819066" calcext:value-type="float">
            <text:p>819066</text:p>
          </table:table-cell>
          <table:table-cell office:value-type="float" office:value="324332" calcext:value-type="float">
            <text:p>324332</text:p>
          </table:table-cell>
          <table:table-cell office:value-type="float" office:value="819066" calcext:value-type="float">
            <text:p>81906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table:formula="of:=[.B798]*[.B798]/[.C798]" office:value-type="float" office:value="24.3084112149533" calcext:value-type="float">
            <text:p>24.31</text:p>
          </table:table-cell>
          <table:table-cell table:formula="of:=MAX([.F798:.JF798])" office:value-type="float" office:value="558402" calcext:value-type="float">
            <text:p>558402</text:p>
          </table:table-cell>
          <table:table-cell office:value-type="float" office:value="295264" calcext:value-type="float">
            <text:p>295264</text:p>
          </table:table-cell>
          <table:table-cell office:value-type="float" office:value="558402" calcext:value-type="float">
            <text:p>5584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table:formula="of:=[.B799]*[.B799]/[.C799]" office:value-type="float" office:value="18.359477124183" calcext:value-type="float">
            <text:p>18.36</text:p>
          </table:table-cell>
          <table:table-cell table:formula="of:=MAX([.F799:.JF799])" office:value-type="float" office:value="469418" calcext:value-type="float">
            <text:p>469418</text:p>
          </table:table-cell>
          <table:table-cell office:value-type="float" office:value="243656" calcext:value-type="float">
            <text:p>243656</text:p>
          </table:table-cell>
          <table:table-cell office:value-type="float" office:value="469418" calcext:value-type="float">
            <text:p>469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formula="of:=[.B800]*[.B800]/[.C800]" office:value-type="float" office:value="18.7578125" calcext:value-type="float">
            <text:p>18.76</text:p>
          </table:table-cell>
          <table:table-cell table:formula="of:=MAX([.F800:.JF800])" office:value-type="float" office:value="564468" calcext:value-type="float">
            <text:p>564468</text:p>
          </table:table-cell>
          <table:table-cell office:value-type="float" office:value="260735" calcext:value-type="float">
            <text:p>260735</text:p>
          </table:table-cell>
          <table:table-cell office:value-type="float" office:value="564468" calcext:value-type="float">
            <text:p>5644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801]*[.B801]/[.C801]" office:value-type="float" office:value="33.0178571428571" calcext:value-type="float">
            <text:p>33.02</text:p>
          </table:table-cell>
          <table:table-cell table:formula="of:=MAX([.F801:.JF801])" office:value-type="float" office:value="660945" calcext:value-type="float">
            <text:p>660945</text:p>
          </table:table-cell>
          <table:table-cell office:value-type="float" office:value="301375" calcext:value-type="float">
            <text:p>301375</text:p>
          </table:table-cell>
          <table:table-cell office:value-type="float" office:value="660945" calcext:value-type="float">
            <text:p>6609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formula="of:=[.B802]*[.B802]/[.C802]" office:value-type="float" office:value="33.8272727272727" calcext:value-type="float">
            <text:p>33.83</text:p>
          </table:table-cell>
          <table:table-cell table:formula="of:=MAX([.F802:.JF802])" office:value-type="float" office:value="470444" calcext:value-type="float">
            <text:p>470444</text:p>
          </table:table-cell>
          <table:table-cell office:value-type="float" office:value="248470" calcext:value-type="float">
            <text:p>248470</text:p>
          </table:table-cell>
          <table:table-cell office:value-type="float" office:value="470444" calcext:value-type="float">
            <text:p>4704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formula="of:=[.B803]*[.B803]/[.C803]" office:value-type="float" office:value="13.3152173913043" calcext:value-type="float">
            <text:p>13.32</text:p>
          </table:table-cell>
          <table:table-cell table:formula="of:=MAX([.F803:.JF803])" office:value-type="float" office:value="785843" calcext:value-type="float">
            <text:p>785843</text:p>
          </table:table-cell>
          <table:table-cell office:value-type="float" office:value="299099" calcext:value-type="float">
            <text:p>299099</text:p>
          </table:table-cell>
          <table:table-cell office:value-type="float" office:value="785843" calcext:value-type="float">
            <text:p>78584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formula="of:=[.B804]*[.B804]/[.C804]" office:value-type="float" office:value="12.4805194805195" calcext:value-type="float">
            <text:p>12.48</text:p>
          </table:table-cell>
          <table:table-cell table:formula="of:=MAX([.F804:.JF804])" office:value-type="float" office:value="813584" calcext:value-type="float">
            <text:p>813584</text:p>
          </table:table-cell>
          <table:table-cell office:value-type="float" office:value="304912" calcext:value-type="float">
            <text:p>304912</text:p>
          </table:table-cell>
          <table:table-cell office:value-type="float" office:value="813584" calcext:value-type="float">
            <text:p>8135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formula="of:=[.B805]*[.B805]/[.C805]" office:value-type="float" office:value="28.0151515151515" calcext:value-type="float">
            <text:p>28.02</text:p>
          </table:table-cell>
          <table:table-cell table:formula="of:=MAX([.F805:.JF805])" office:value-type="float" office:value="746543" calcext:value-type="float">
            <text:p>746543</text:p>
          </table:table-cell>
          <table:table-cell office:value-type="float" office:value="338433" calcext:value-type="float">
            <text:p>338433</text:p>
          </table:table-cell>
          <table:table-cell office:value-type="float" office:value="746543" calcext:value-type="float">
            <text:p>74654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table:formula="of:=[.B806]*[.B806]/[.C806]" office:value-type="float" office:value="12.3266666666667" calcext:value-type="float">
            <text:p>12.33</text:p>
          </table:table-cell>
          <table:table-cell table:formula="of:=MAX([.F806:.JF806])" office:value-type="float" office:value="649256" calcext:value-type="float">
            <text:p>649256</text:p>
          </table:table-cell>
          <table:table-cell office:value-type="float" office:value="277325" calcext:value-type="float">
            <text:p>277325</text:p>
          </table:table-cell>
          <table:table-cell office:value-type="float" office:value="649256" calcext:value-type="float">
            <text:p>6492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formula="of:=[.B807]*[.B807]/[.C807]" office:value-type="float" office:value="29.768" calcext:value-type="float">
            <text:p>29.77</text:p>
          </table:table-cell>
          <table:table-cell table:formula="of:=MAX([.F807:.JF807])" office:value-type="float" office:value="451633" calcext:value-type="float">
            <text:p>451633</text:p>
          </table:table-cell>
          <table:table-cell office:value-type="float" office:value="257984" calcext:value-type="float">
            <text:p>257984</text:p>
          </table:table-cell>
          <table:table-cell office:value-type="float" office:value="451633" calcext:value-type="float">
            <text:p>4516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table:formula="of:=[.B808]*[.B808]/[.C808]" office:value-type="float" office:value="18.7266666666667" calcext:value-type="float">
            <text:p>18.73</text:p>
          </table:table-cell>
          <table:table-cell table:formula="of:=MAX([.F808:.JF808])" office:value-type="float" office:value="540469" calcext:value-type="float">
            <text:p>540469</text:p>
          </table:table-cell>
          <table:table-cell office:value-type="float" office:value="291642" calcext:value-type="float">
            <text:p>291642</text:p>
          </table:table-cell>
          <table:table-cell office:value-type="float" office:value="540469" calcext:value-type="float">
            <text:p>5404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[.B809]*[.B809]/[.C809]" office:value-type="float" office:value="13.7285714285714" calcext:value-type="float">
            <text:p>13.73</text:p>
          </table:table-cell>
          <table:table-cell table:formula="of:=MAX([.F809:.JF809])" office:value-type="float" office:value="729814" calcext:value-type="float">
            <text:p>729814</text:p>
          </table:table-cell>
          <table:table-cell office:value-type="float" office:value="269122" calcext:value-type="float">
            <text:p>269122</text:p>
          </table:table-cell>
          <table:table-cell office:value-type="float" office:value="729814" calcext:value-type="float">
            <text:p>72981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table:formula="of:=[.B810]*[.B810]/[.C810]" office:value-type="float" office:value="17.8150684931507" calcext:value-type="float">
            <text:p>17.82</text:p>
          </table:table-cell>
          <table:table-cell table:formula="of:=MAX([.F810:.JF810])" office:value-type="float" office:value="547004" calcext:value-type="float">
            <text:p>547004</text:p>
          </table:table-cell>
          <table:table-cell office:value-type="float" office:value="286236" calcext:value-type="float">
            <text:p>286236</text:p>
          </table:table-cell>
          <table:table-cell office:value-type="float" office:value="547004" calcext:value-type="float">
            <text:p>5470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formula="of:=[.B811]*[.B811]/[.C811]" office:value-type="float" office:value="13.2912621359223" calcext:value-type="float">
            <text:p>13.29</text:p>
          </table:table-cell>
          <table:table-cell table:formula="of:=MAX([.F811:.JF811])" office:value-type="float" office:value="683724" calcext:value-type="float">
            <text:p>683724</text:p>
          </table:table-cell>
          <table:table-cell office:value-type="float" office:value="256328" calcext:value-type="float">
            <text:p>256328</text:p>
          </table:table-cell>
          <table:table-cell office:value-type="float" office:value="683724" calcext:value-type="float">
            <text:p>6837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812]*[.B812]/[.C812]" office:value-type="float" office:value="14.7162162162162" calcext:value-type="float">
            <text:p>14.72</text:p>
          </table:table-cell>
          <table:table-cell table:formula="of:=MAX([.F812:.JF812])" office:value-type="float" office:value="749222" calcext:value-type="float">
            <text:p>749222</text:p>
          </table:table-cell>
          <table:table-cell office:value-type="float" office:value="270295" calcext:value-type="float">
            <text:p>270295</text:p>
          </table:table-cell>
          <table:table-cell office:value-type="float" office:value="749222" calcext:value-type="float">
            <text:p>7492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[.B813]*[.B813]/[.C813]" office:value-type="float" office:value="31.0408163265306" calcext:value-type="float">
            <text:p>31.04</text:p>
          </table:table-cell>
          <table:table-cell table:formula="of:=MAX([.F813:.JF813])" office:value-type="float" office:value="792789" calcext:value-type="float">
            <text:p>792789</text:p>
          </table:table-cell>
          <table:table-cell office:value-type="float" office:value="299543" calcext:value-type="float">
            <text:p>299543</text:p>
          </table:table-cell>
          <table:table-cell office:value-type="float" office:value="792789" calcext:value-type="float">
            <text:p>7927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[.B814]*[.B814]/[.C814]" office:value-type="float" office:value="26.6825396825397" calcext:value-type="float">
            <text:p>26.68</text:p>
          </table:table-cell>
          <table:table-cell table:formula="of:=MAX([.F814:.JF814])" office:value-type="float" office:value="724058" calcext:value-type="float">
            <text:p>724058</text:p>
          </table:table-cell>
          <table:table-cell office:value-type="float" office:value="273965" calcext:value-type="float">
            <text:p>273965</text:p>
          </table:table-cell>
          <table:table-cell office:value-type="float" office:value="724058" calcext:value-type="float">
            <text:p>7240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formula="of:=[.B815]*[.B815]/[.C815]" office:value-type="float" office:value="33.7792207792208" calcext:value-type="float">
            <text:p>33.78</text:p>
          </table:table-cell>
          <table:table-cell table:formula="of:=MAX([.F815:.JF815])" office:value-type="float" office:value="533404" calcext:value-type="float">
            <text:p>533404</text:p>
          </table:table-cell>
          <table:table-cell office:value-type="float" office:value="280591" calcext:value-type="float">
            <text:p>280591</text:p>
          </table:table-cell>
          <table:table-cell office:value-type="float" office:value="533404" calcext:value-type="float">
            <text:p>5334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[.B816]*[.B816]/[.C816]" office:value-type="float" office:value="19.758064516129" calcext:value-type="float">
            <text:p>19.76</text:p>
          </table:table-cell>
          <table:table-cell table:formula="of:=MAX([.F816:.JF816])" office:value-type="float" office:value="903462" calcext:value-type="float">
            <text:p>903462</text:p>
          </table:table-cell>
          <table:table-cell office:value-type="float" office:value="300629" calcext:value-type="float">
            <text:p>300629</text:p>
          </table:table-cell>
          <table:table-cell office:value-type="float" office:value="903462" calcext:value-type="float">
            <text:p>90346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table:formula="of:=[.B817]*[.B817]/[.C817]" office:value-type="float" office:value="12.2663755458515" calcext:value-type="float">
            <text:p>12.27</text:p>
          </table:table-cell>
          <table:table-cell table:formula="of:=MAX([.F817:.JF817])" office:value-type="float" office:value="486644" calcext:value-type="float">
            <text:p>486644</text:p>
          </table:table-cell>
          <table:table-cell office:value-type="float" office:value="257921" calcext:value-type="float">
            <text:p>257921</text:p>
          </table:table-cell>
          <table:table-cell office:value-type="float" office:value="486644" calcext:value-type="float">
            <text:p>4866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table:formula="of:=[.B818]*[.B818]/[.C818]" office:value-type="float" office:value="13.7588932806324" calcext:value-type="float">
            <text:p>13.76</text:p>
          </table:table-cell>
          <table:table-cell table:formula="of:=MAX([.F818:.JF818])" office:value-type="float" office:value="475417" calcext:value-type="float">
            <text:p>475417</text:p>
          </table:table-cell>
          <table:table-cell office:value-type="float" office:value="271584" calcext:value-type="float">
            <text:p>271584</text:p>
          </table:table-cell>
          <table:table-cell office:value-type="float" office:value="475417" calcext:value-type="float">
            <text:p>4754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[.B819]*[.B819]/[.C819]" office:value-type="float" office:value="38.7543859649123" calcext:value-type="float">
            <text:p>38.75</text:p>
          </table:table-cell>
          <table:table-cell table:formula="of:=MAX([.F819:.JF819])" office:value-type="float" office:value="579708" calcext:value-type="float">
            <text:p>579708</text:p>
          </table:table-cell>
          <table:table-cell office:value-type="float" office:value="304474" calcext:value-type="float">
            <text:p>304474</text:p>
          </table:table-cell>
          <table:table-cell office:value-type="float" office:value="579708" calcext:value-type="float">
            <text:p>5797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formula="of:=[.B820]*[.B820]/[.C820]" office:value-type="float" office:value="25.2736842105263" calcext:value-type="float">
            <text:p>25.27</text:p>
          </table:table-cell>
          <table:table-cell table:formula="of:=MAX([.F820:.JF820])" office:value-type="float" office:value="497178" calcext:value-type="float">
            <text:p>497178</text:p>
          </table:table-cell>
          <table:table-cell office:value-type="float" office:value="261478" calcext:value-type="float">
            <text:p>261478</text:p>
          </table:table-cell>
          <table:table-cell office:value-type="float" office:value="497178" calcext:value-type="float">
            <text:p>4971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821]*[.B821]/[.C821]" office:value-type="float" office:value="14.4105263157895" calcext:value-type="float">
            <text:p>14.41</text:p>
          </table:table-cell>
          <table:table-cell table:formula="of:=MAX([.F821:.JF821])" office:value-type="float" office:value="731648" calcext:value-type="float">
            <text:p>731648</text:p>
          </table:table-cell>
          <table:table-cell office:value-type="float" office:value="292622" calcext:value-type="float">
            <text:p>292622</text:p>
          </table:table-cell>
          <table:table-cell office:value-type="float" office:value="731648" calcext:value-type="float">
            <text:p>73164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table:formula="of:=[.B822]*[.B822]/[.C822]" office:value-type="float" office:value="13.6666666666667" calcext:value-type="float">
            <text:p>13.67</text:p>
          </table:table-cell>
          <table:table-cell table:formula="of:=MAX([.F822:.JF822])" office:value-type="float" office:value="713972" calcext:value-type="float">
            <text:p>713972</text:p>
          </table:table-cell>
          <table:table-cell office:value-type="float" office:value="286491" calcext:value-type="float">
            <text:p>286491</text:p>
          </table:table-cell>
          <table:table-cell office:value-type="float" office:value="713972" calcext:value-type="float">
            <text:p>7139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formula="of:=[.B823]*[.B823]/[.C823]" office:value-type="float" office:value="13.0211267605634" calcext:value-type="float">
            <text:p>13.02</text:p>
          </table:table-cell>
          <table:table-cell table:formula="of:=MAX([.F823:.JF823])" office:value-type="float" office:value="646976" calcext:value-type="float">
            <text:p>646976</text:p>
          </table:table-cell>
          <table:table-cell office:value-type="float" office:value="284607" calcext:value-type="float">
            <text:p>284607</text:p>
          </table:table-cell>
          <table:table-cell office:value-type="float" office:value="646976" calcext:value-type="float">
            <text:p>6469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formula="of:=[.B824]*[.B824]/[.C824]" office:value-type="float" office:value="25.0104166666667" calcext:value-type="float">
            <text:p>25.01</text:p>
          </table:table-cell>
          <table:table-cell table:formula="of:=MAX([.F824:.JF824])" office:value-type="float" office:value="600920" calcext:value-type="float">
            <text:p>600920</text:p>
          </table:table-cell>
          <table:table-cell office:value-type="float" office:value="305616" calcext:value-type="float">
            <text:p>305616</text:p>
          </table:table-cell>
          <table:table-cell office:value-type="float" office:value="600920" calcext:value-type="float">
            <text:p>60092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825]*[.B825]/[.C825]" office:value-type="float" office:value="39.7058823529412" calcext:value-type="float">
            <text:p>39.71</text:p>
          </table:table-cell>
          <table:table-cell table:formula="of:=MAX([.F825:.JF825])" office:value-type="float" office:value="538858" calcext:value-type="float">
            <text:p>538858</text:p>
          </table:table-cell>
          <table:table-cell office:value-type="float" office:value="243060" calcext:value-type="float">
            <text:p>243060</text:p>
          </table:table-cell>
          <table:table-cell office:value-type="float" office:value="538858" calcext:value-type="float">
            <text:p>5388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table:formula="of:=[.B826]*[.B826]/[.C826]" office:value-type="float" office:value="12.5172413793103" calcext:value-type="float">
            <text:p>12.52</text:p>
          </table:table-cell>
          <table:table-cell table:formula="of:=MAX([.F826:.JF826])" office:value-type="float" office:value="701065" calcext:value-type="float">
            <text:p>701065</text:p>
          </table:table-cell>
          <table:table-cell office:value-type="float" office:value="273719" calcext:value-type="float">
            <text:p>273719</text:p>
          </table:table-cell>
          <table:table-cell office:value-type="float" office:value="701065" calcext:value-type="float">
            <text:p>7010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formula="of:=[.B827]*[.B827]/[.C827]" office:value-type="float" office:value="14.6302083333333" calcext:value-type="float">
            <text:p>14.63</text:p>
          </table:table-cell>
          <table:table-cell table:formula="of:=MAX([.F827:.JF827])" office:value-type="float" office:value="484020" calcext:value-type="float">
            <text:p>484020</text:p>
          </table:table-cell>
          <table:table-cell office:value-type="float" office:value="247168" calcext:value-type="float">
            <text:p>247168</text:p>
          </table:table-cell>
          <table:table-cell office:value-type="float" office:value="484020" calcext:value-type="float">
            <text:p>48402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table:formula="of:=[.B828]*[.B828]/[.C828]" office:value-type="float" office:value="17.7941176470588" calcext:value-type="float">
            <text:p>17.79</text:p>
          </table:table-cell>
          <table:table-cell table:formula="of:=MAX([.F828:.JF828])" office:value-type="float" office:value="545475" calcext:value-type="float">
            <text:p>545475</text:p>
          </table:table-cell>
          <table:table-cell office:value-type="float" office:value="272848" calcext:value-type="float">
            <text:p>272848</text:p>
          </table:table-cell>
          <table:table-cell office:value-type="float" office:value="545475" calcext:value-type="float">
            <text:p>545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formula="of:=[.B829]*[.B829]/[.C829]" office:value-type="float" office:value="13.0489130434783" calcext:value-type="float">
            <text:p>13.05</text:p>
          </table:table-cell>
          <table:table-cell table:formula="of:=MAX([.F829:.JF829])" office:value-type="float" office:value="503470" calcext:value-type="float">
            <text:p>503470</text:p>
          </table:table-cell>
          <table:table-cell office:value-type="float" office:value="255828" calcext:value-type="float">
            <text:p>255828</text:p>
          </table:table-cell>
          <table:table-cell office:value-type="float" office:value="503470" calcext:value-type="float">
            <text:p>5034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B830]*[.B830]/[.C830]" office:value-type="float" office:value="15.3125" calcext:value-type="float">
            <text:p>15.31</text:p>
          </table:table-cell>
          <table:table-cell table:formula="of:=MAX([.F830:.JF830])" office:value-type="float" office:value="817012" calcext:value-type="float">
            <text:p>817012</text:p>
          </table:table-cell>
          <table:table-cell office:value-type="float" office:value="309024" calcext:value-type="float">
            <text:p>309024</text:p>
          </table:table-cell>
          <table:table-cell office:value-type="float" office:value="817012" calcext:value-type="float">
            <text:p>81701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table:formula="of:=[.B831]*[.B831]/[.C831]" office:value-type="float" office:value="26.2016129032258" calcext:value-type="float">
            <text:p>26.20</text:p>
          </table:table-cell>
          <table:table-cell table:formula="of:=MAX([.F831:.JF831])" office:value-type="float" office:value="507276" calcext:value-type="float">
            <text:p>507276</text:p>
          </table:table-cell>
          <table:table-cell office:value-type="float" office:value="276702" calcext:value-type="float">
            <text:p>276702</text:p>
          </table:table-cell>
          <table:table-cell office:value-type="float" office:value="507276" calcext:value-type="float">
            <text:p>5072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table:formula="of:=[.B832]*[.B832]/[.C832]" office:value-type="float" office:value="22.8373983739837" calcext:value-type="float">
            <text:p>22.84</text:p>
          </table:table-cell>
          <table:table-cell table:formula="of:=MAX([.F832:.JF832])" office:value-type="float" office:value="521157" calcext:value-type="float">
            <text:p>521157</text:p>
          </table:table-cell>
          <table:table-cell office:value-type="float" office:value="260717" calcext:value-type="float">
            <text:p>260717</text:p>
          </table:table-cell>
          <table:table-cell office:value-type="float" office:value="521157" calcext:value-type="float">
            <text:p>5211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table:formula="of:=[.B833]*[.B833]/[.C833]" office:value-type="float" office:value="17.6900584795322" calcext:value-type="float">
            <text:p>17.69</text:p>
          </table:table-cell>
          <table:table-cell table:formula="of:=MAX([.F833:.JF833])" office:value-type="float" office:value="500122" calcext:value-type="float">
            <text:p>500122</text:p>
          </table:table-cell>
          <table:table-cell office:value-type="float" office:value="280019" calcext:value-type="float">
            <text:p>280019</text:p>
          </table:table-cell>
          <table:table-cell office:value-type="float" office:value="500122" calcext:value-type="float">
            <text:p>5001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[.B834]*[.B834]/[.C834]" office:value-type="float" office:value="25.7796610169492" calcext:value-type="float">
            <text:p>25.78</text:p>
          </table:table-cell>
          <table:table-cell table:formula="of:=MAX([.F834:.JF834])" office:value-type="float" office:value="792167" calcext:value-type="float">
            <text:p>792167</text:p>
          </table:table-cell>
          <table:table-cell office:value-type="float" office:value="309750" calcext:value-type="float">
            <text:p>309750</text:p>
          </table:table-cell>
          <table:table-cell office:value-type="float" office:value="792167" calcext:value-type="float">
            <text:p>7921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1" calcext:value-type="float">
            <text:p>61</text:p>
          </table:table-cell>
          <table:table-cell office:value-type="float" office:value="189" calcext:value-type="float">
            <text:p>189</text:p>
          </table:table-cell>
          <table:table-cell table:formula="of:=[.B835]*[.B835]/[.C835]" office:value-type="float" office:value="19.6878306878307" calcext:value-type="float">
            <text:p>19.69</text:p>
          </table:table-cell>
          <table:table-cell table:formula="of:=MAX([.F835:.JF835])" office:value-type="float" office:value="450357" calcext:value-type="float">
            <text:p>450357</text:p>
          </table:table-cell>
          <table:table-cell office:value-type="float" office:value="247450" calcext:value-type="float">
            <text:p>247450</text:p>
          </table:table-cell>
          <table:table-cell office:value-type="float" office:value="450357" calcext:value-type="float">
            <text:p>4503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table:formula="of:=[.B836]*[.B836]/[.C836]" office:value-type="float" office:value="17.3985507246377" calcext:value-type="float">
            <text:p>17.40</text:p>
          </table:table-cell>
          <table:table-cell table:formula="of:=MAX([.F836:.JF836])" office:value-type="float" office:value="533322" calcext:value-type="float">
            <text:p>533322</text:p>
          </table:table-cell>
          <table:table-cell office:value-type="float" office:value="274766" calcext:value-type="float">
            <text:p>274766</text:p>
          </table:table-cell>
          <table:table-cell office:value-type="float" office:value="533322" calcext:value-type="float">
            <text:p>5333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[.B837]*[.B837]/[.C837]" office:value-type="float" office:value="18.0131578947368" calcext:value-type="float">
            <text:p>18.01</text:p>
          </table:table-cell>
          <table:table-cell table:formula="of:=MAX([.F837:.JF837])" office:value-type="float" office:value="685130" calcext:value-type="float">
            <text:p>685130</text:p>
          </table:table-cell>
          <table:table-cell office:value-type="float" office:value="248276" calcext:value-type="float">
            <text:p>248276</text:p>
          </table:table-cell>
          <table:table-cell office:value-type="float" office:value="685130" calcext:value-type="float">
            <text:p>68513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[.B838]*[.B838]/[.C838]" office:value-type="float" office:value="20.4328358208955" calcext:value-type="float">
            <text:p>20.43</text:p>
          </table:table-cell>
          <table:table-cell table:formula="of:=MAX([.F838:.JF838])" office:value-type="float" office:value="583328" calcext:value-type="float">
            <text:p>583328</text:p>
          </table:table-cell>
          <table:table-cell office:value-type="float" office:value="224532" calcext:value-type="float">
            <text:p>224532</text:p>
          </table:table-cell>
          <table:table-cell office:value-type="float" office:value="583328" calcext:value-type="float">
            <text:p>5833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B839]*[.B839]/[.C839]" office:value-type="float" office:value="42.6393442622951" calcext:value-type="float">
            <text:p>42.64</text:p>
          </table:table-cell>
          <table:table-cell table:formula="of:=MAX([.F839:.JF839])" office:value-type="float" office:value="536001" calcext:value-type="float">
            <text:p>536001</text:p>
          </table:table-cell>
          <table:table-cell office:value-type="float" office:value="271794" calcext:value-type="float">
            <text:p>271794</text:p>
          </table:table-cell>
          <table:table-cell office:value-type="float" office:value="536001" calcext:value-type="float">
            <text:p>5360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table:formula="of:=[.B840]*[.B840]/[.C840]" office:value-type="float" office:value="13.6824324324324" calcext:value-type="float">
            <text:p>13.68</text:p>
          </table:table-cell>
          <table:table-cell table:formula="of:=MAX([.F840:.JF840])" office:value-type="float" office:value="566849" calcext:value-type="float">
            <text:p>566849</text:p>
          </table:table-cell>
          <table:table-cell office:value-type="float" office:value="255206" calcext:value-type="float">
            <text:p>255206</text:p>
          </table:table-cell>
          <table:table-cell office:value-type="float" office:value="566849" calcext:value-type="float">
            <text:p>56684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table:formula="of:=[.B841]*[.B841]/[.C841]" office:value-type="float" office:value="12.7943925233645" calcext:value-type="float">
            <text:p>12.79</text:p>
          </table:table-cell>
          <table:table-cell table:formula="of:=MAX([.F841:.JF841])" office:value-type="float" office:value="661511" calcext:value-type="float">
            <text:p>661511</text:p>
          </table:table-cell>
          <table:table-cell office:value-type="float" office:value="260091" calcext:value-type="float">
            <text:p>260091</text:p>
          </table:table-cell>
          <table:table-cell office:value-type="float" office:value="661511" calcext:value-type="float">
            <text:p>66151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table:formula="of:=[.B842]*[.B842]/[.C842]" office:value-type="float" office:value="14.6173913043478" calcext:value-type="float">
            <text:p>14.62</text:p>
          </table:table-cell>
          <table:table-cell table:formula="of:=MAX([.F842:.JF842])" office:value-type="float" office:value="632616" calcext:value-type="float">
            <text:p>632616</text:p>
          </table:table-cell>
          <table:table-cell office:value-type="float" office:value="245768" calcext:value-type="float">
            <text:p>245768</text:p>
          </table:table-cell>
          <table:table-cell office:value-type="float" office:value="632616" calcext:value-type="float">
            <text:p>63261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843]*[.B843]/[.C843]" office:value-type="float" office:value="25.252427184466" calcext:value-type="float">
            <text:p>25.25</text:p>
          </table:table-cell>
          <table:table-cell table:formula="of:=MAX([.F843:.JF843])" office:value-type="float" office:value="505808" calcext:value-type="float">
            <text:p>505808</text:p>
          </table:table-cell>
          <table:table-cell office:value-type="float" office:value="266338" calcext:value-type="float">
            <text:p>266338</text:p>
          </table:table-cell>
          <table:table-cell office:value-type="float" office:value="505808" calcext:value-type="float">
            <text:p>5058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[.B844]*[.B844]/[.C844]" office:value-type="float" office:value="18.5487804878049" calcext:value-type="float">
            <text:p>18.55</text:p>
          </table:table-cell>
          <table:table-cell table:formula="of:=MAX([.F844:.JF844])" office:value-type="float" office:value="790493" calcext:value-type="float">
            <text:p>790493</text:p>
          </table:table-cell>
          <table:table-cell office:value-type="float" office:value="311527" calcext:value-type="float">
            <text:p>311527</text:p>
          </table:table-cell>
          <table:table-cell office:value-type="float" office:value="790493" calcext:value-type="float">
            <text:p>79049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table:formula="of:=[.B845]*[.B845]/[.C845]" office:value-type="float" office:value="19.1455696202532" calcext:value-type="float">
            <text:p>19.15</text:p>
          </table:table-cell>
          <table:table-cell table:formula="of:=MAX([.F845:.JF845])" office:value-type="float" office:value="534741" calcext:value-type="float">
            <text:p>534741</text:p>
          </table:table-cell>
          <table:table-cell office:value-type="float" office:value="289297" calcext:value-type="float">
            <text:p>289297</text:p>
          </table:table-cell>
          <table:table-cell office:value-type="float" office:value="534741" calcext:value-type="float">
            <text:p>534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B846]*[.B846]/[.C846]" office:value-type="float" office:value="16.5689655172414" calcext:value-type="float">
            <text:p>16.57</text:p>
          </table:table-cell>
          <table:table-cell table:formula="of:=MAX([.F846:.JF846])" office:value-type="float" office:value="941529" calcext:value-type="float">
            <text:p>941529</text:p>
          </table:table-cell>
          <table:table-cell office:value-type="float" office:value="347076" calcext:value-type="float">
            <text:p>347076</text:p>
          </table:table-cell>
          <table:table-cell office:value-type="float" office:value="941529" calcext:value-type="float">
            <text:p>94152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formula="of:=[.B847]*[.B847]/[.C847]" office:value-type="float" office:value="38.4794520547945" calcext:value-type="float">
            <text:p>38.48</text:p>
          </table:table-cell>
          <table:table-cell table:formula="of:=MAX([.F847:.JF847])" office:value-type="float" office:value="495049" calcext:value-type="float">
            <text:p>495049</text:p>
          </table:table-cell>
          <table:table-cell office:value-type="float" office:value="249730" calcext:value-type="float">
            <text:p>249730</text:p>
          </table:table-cell>
          <table:table-cell office:value-type="float" office:value="495049" calcext:value-type="float">
            <text:p>49504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formula="of:=[.B848]*[.B848]/[.C848]" office:value-type="float" office:value="18.1274509803922" calcext:value-type="float">
            <text:p>18.13</text:p>
          </table:table-cell>
          <table:table-cell table:formula="of:=MAX([.F848:.JF848])" office:value-type="float" office:value="684149" calcext:value-type="float">
            <text:p>684149</text:p>
          </table:table-cell>
          <table:table-cell office:value-type="float" office:value="300558" calcext:value-type="float">
            <text:p>300558</text:p>
          </table:table-cell>
          <table:table-cell office:value-type="float" office:value="684149" calcext:value-type="float">
            <text:p>68414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formula="of:=[.B849]*[.B849]/[.C849]" office:value-type="float" office:value="25.3287671232877" calcext:value-type="float">
            <text:p>25.33</text:p>
          </table:table-cell>
          <table:table-cell table:formula="of:=MAX([.F849:.JF849])" office:value-type="float" office:value="726825" calcext:value-type="float">
            <text:p>726825</text:p>
          </table:table-cell>
          <table:table-cell office:value-type="float" office:value="301902" calcext:value-type="float">
            <text:p>301902</text:p>
          </table:table-cell>
          <table:table-cell office:value-type="float" office:value="726825" calcext:value-type="float">
            <text:p>72682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formula="of:=[.B850]*[.B850]/[.C850]" office:value-type="float" office:value="34.2236842105263" calcext:value-type="float">
            <text:p>34.22</text:p>
          </table:table-cell>
          <table:table-cell table:formula="of:=MAX([.F850:.JF850])" office:value-type="float" office:value="535879" calcext:value-type="float">
            <text:p>535879</text:p>
          </table:table-cell>
          <table:table-cell office:value-type="float" office:value="290221" calcext:value-type="float">
            <text:p>290221</text:p>
          </table:table-cell>
          <table:table-cell office:value-type="float" office:value="535879" calcext:value-type="float">
            <text:p>53587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[.B851]*[.B851]/[.C851]" office:value-type="float" office:value="28.4915254237288" calcext:value-type="float">
            <text:p>28.49</text:p>
          </table:table-cell>
          <table:table-cell table:formula="of:=MAX([.F851:.JF851])" office:value-type="float" office:value="652331" calcext:value-type="float">
            <text:p>652331</text:p>
          </table:table-cell>
          <table:table-cell office:value-type="float" office:value="250920" calcext:value-type="float">
            <text:p>250920</text:p>
          </table:table-cell>
          <table:table-cell office:value-type="float" office:value="652331" calcext:value-type="float">
            <text:p>65233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B852]*[.B852]/[.C852]" office:value-type="float" office:value="12.2722222222222" calcext:value-type="float">
            <text:p>12.27</text:p>
          </table:table-cell>
          <table:table-cell table:formula="of:=MAX([.F852:.JF852])" office:value-type="float" office:value="613129" calcext:value-type="float">
            <text:p>613129</text:p>
          </table:table-cell>
          <table:table-cell office:value-type="float" office:value="291915" calcext:value-type="float">
            <text:p>291915</text:p>
          </table:table-cell>
          <table:table-cell office:value-type="float" office:value="613129" calcext:value-type="float">
            <text:p>61312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B853]*[.B853]/[.C853]" office:value-type="float" office:value="24.0108695652174" calcext:value-type="float">
            <text:p>24.01</text:p>
          </table:table-cell>
          <table:table-cell table:formula="of:=MAX([.F853:.JF853])" office:value-type="float" office:value="547278" calcext:value-type="float">
            <text:p>547278</text:p>
          </table:table-cell>
          <table:table-cell office:value-type="float" office:value="253594" calcext:value-type="float">
            <text:p>253594</text:p>
          </table:table-cell>
          <table:table-cell office:value-type="float" office:value="547278" calcext:value-type="float">
            <text:p>5472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table:formula="of:=[.B854]*[.B854]/[.C854]" office:value-type="float" office:value="17.9514563106796" calcext:value-type="float">
            <text:p>17.95</text:p>
          </table:table-cell>
          <table:table-cell table:formula="of:=MAX([.F854:.JF854])" office:value-type="float" office:value="633864" calcext:value-type="float">
            <text:p>633864</text:p>
          </table:table-cell>
          <table:table-cell office:value-type="float" office:value="275961" calcext:value-type="float">
            <text:p>275961</text:p>
          </table:table-cell>
          <table:table-cell office:value-type="float" office:value="633864" calcext:value-type="float">
            <text:p>6338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9" calcext:value-type="float">
            <text:p>59</text:p>
          </table:table-cell>
          <table:table-cell office:value-type="float" office:value="219" calcext:value-type="float">
            <text:p>219</text:p>
          </table:table-cell>
          <table:table-cell table:formula="of:=[.B855]*[.B855]/[.C855]" office:value-type="float" office:value="15.8949771689498" calcext:value-type="float">
            <text:p>15.89</text:p>
          </table:table-cell>
          <table:table-cell table:formula="of:=MAX([.F855:.JF855])" office:value-type="float" office:value="503281" calcext:value-type="float">
            <text:p>503281</text:p>
          </table:table-cell>
          <table:table-cell office:value-type="float" office:value="274916" calcext:value-type="float">
            <text:p>274916</text:p>
          </table:table-cell>
          <table:table-cell office:value-type="float" office:value="503281" calcext:value-type="float">
            <text:p>5032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table:formula="of:=[.B856]*[.B856]/[.C856]" office:value-type="float" office:value="22.0177514792899" calcext:value-type="float">
            <text:p>22.02</text:p>
          </table:table-cell>
          <table:table-cell table:formula="of:=MAX([.F856:.JF856])" office:value-type="float" office:value="454535" calcext:value-type="float">
            <text:p>454535</text:p>
          </table:table-cell>
          <table:table-cell office:value-type="float" office:value="259621" calcext:value-type="float">
            <text:p>259621</text:p>
          </table:table-cell>
          <table:table-cell office:value-type="float" office:value="454535" calcext:value-type="float">
            <text:p>4545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[.B857]*[.B857]/[.C857]" office:value-type="float" office:value="14.563829787234" calcext:value-type="float">
            <text:p>14.56</text:p>
          </table:table-cell>
          <table:table-cell table:formula="of:=MAX([.F857:.JF857])" office:value-type="float" office:value="704265" calcext:value-type="float">
            <text:p>704265</text:p>
          </table:table-cell>
          <table:table-cell office:value-type="float" office:value="274412" calcext:value-type="float">
            <text:p>274412</text:p>
          </table:table-cell>
          <table:table-cell office:value-type="float" office:value="704265" calcext:value-type="float">
            <text:p>7042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858]*[.B858]/[.C858]" office:value-type="float" office:value="14.6739130434783" calcext:value-type="float">
            <text:p>14.67</text:p>
          </table:table-cell>
          <table:table-cell table:formula="of:=MAX([.F858:.JF858])" office:value-type="float" office:value="541551" calcext:value-type="float">
            <text:p>541551</text:p>
          </table:table-cell>
          <table:table-cell office:value-type="float" office:value="256950" calcext:value-type="float">
            <text:p>256950</text:p>
          </table:table-cell>
          <table:table-cell office:value-type="float" office:value="541551" calcext:value-type="float">
            <text:p>54155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table:formula="of:=[.B859]*[.B859]/[.C859]" office:value-type="float" office:value="13.9022556390977" calcext:value-type="float">
            <text:p>13.90</text:p>
          </table:table-cell>
          <table:table-cell table:formula="of:=MAX([.F859:.JF859])" office:value-type="float" office:value="648466" calcext:value-type="float">
            <text:p>648466</text:p>
          </table:table-cell>
          <table:table-cell office:value-type="float" office:value="293087" calcext:value-type="float">
            <text:p>293087</text:p>
          </table:table-cell>
          <table:table-cell office:value-type="float" office:value="648466" calcext:value-type="float">
            <text:p>64846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formula="of:=[.B860]*[.B860]/[.C860]" office:value-type="float" office:value="19.8817204301075" calcext:value-type="float">
            <text:p>19.88</text:p>
          </table:table-cell>
          <table:table-cell table:formula="of:=MAX([.F860:.JF860])" office:value-type="float" office:value="644744" calcext:value-type="float">
            <text:p>644744</text:p>
          </table:table-cell>
          <table:table-cell office:value-type="float" office:value="266033" calcext:value-type="float">
            <text:p>266033</text:p>
          </table:table-cell>
          <table:table-cell office:value-type="float" office:value="644744" calcext:value-type="float">
            <text:p>644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table:formula="of:=[.B861]*[.B861]/[.C861]" office:value-type="float" office:value="15.3409090909091" calcext:value-type="float">
            <text:p>15.34</text:p>
          </table:table-cell>
          <table:table-cell table:formula="of:=MAX([.F861:.JF861])" office:value-type="float" office:value="594178" calcext:value-type="float">
            <text:p>594178</text:p>
          </table:table-cell>
          <table:table-cell office:value-type="float" office:value="259360" calcext:value-type="float">
            <text:p>259360</text:p>
          </table:table-cell>
          <table:table-cell office:value-type="float" office:value="594178" calcext:value-type="float">
            <text:p>5941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[.B862]*[.B862]/[.C862]" office:value-type="float" office:value="28.5208333333333" calcext:value-type="float">
            <text:p>28.52</text:p>
          </table:table-cell>
          <table:table-cell table:formula="of:=MAX([.F862:.JF862])" office:value-type="float" office:value="642922" calcext:value-type="float">
            <text:p>642922</text:p>
          </table:table-cell>
          <table:table-cell office:value-type="float" office:value="239993" calcext:value-type="float">
            <text:p>239993</text:p>
          </table:table-cell>
          <table:table-cell office:value-type="float" office:value="642922" calcext:value-type="float">
            <text:p>6429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B863]*[.B863]/[.C863]" office:value-type="float" office:value="41.0888888888889" calcext:value-type="float">
            <text:p>41.09</text:p>
          </table:table-cell>
          <table:table-cell table:formula="of:=MAX([.F863:.JF863])" office:value-type="float" office:value="650989" calcext:value-type="float">
            <text:p>650989</text:p>
          </table:table-cell>
          <table:table-cell office:value-type="float" office:value="310536" calcext:value-type="float">
            <text:p>310536</text:p>
          </table:table-cell>
          <table:table-cell office:value-type="float" office:value="650989" calcext:value-type="float">
            <text:p>6509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B864]*[.B864]/[.C864]" office:value-type="float" office:value="28.2647058823529" calcext:value-type="float">
            <text:p>28.26</text:p>
          </table:table-cell>
          <table:table-cell table:formula="of:=MAX([.F864:.JF864])" office:value-type="float" office:value="721958" calcext:value-type="float">
            <text:p>721958</text:p>
          </table:table-cell>
          <table:table-cell office:value-type="float" office:value="280782" calcext:value-type="float">
            <text:p>280782</text:p>
          </table:table-cell>
          <table:table-cell office:value-type="float" office:value="721958" calcext:value-type="float">
            <text:p>7219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[.B865]*[.B865]/[.C865]" office:value-type="float" office:value="37.734693877551" calcext:value-type="float">
            <text:p>37.73</text:p>
          </table:table-cell>
          <table:table-cell table:formula="of:=MAX([.F865:.JF865])" office:value-type="float" office:value="658543" calcext:value-type="float">
            <text:p>658543</text:p>
          </table:table-cell>
          <table:table-cell office:value-type="float" office:value="269995" calcext:value-type="float">
            <text:p>269995</text:p>
          </table:table-cell>
          <table:table-cell office:value-type="float" office:value="658543" calcext:value-type="float">
            <text:p>65854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formula="of:=[.B866]*[.B866]/[.C866]" office:value-type="float" office:value="42.75" calcext:value-type="float">
            <text:p>42.75</text:p>
          </table:table-cell>
          <table:table-cell table:formula="of:=MAX([.F866:.JF866])" office:value-type="float" office:value="426350" calcext:value-type="float">
            <text:p>426350</text:p>
          </table:table-cell>
          <table:table-cell office:value-type="float" office:value="268649" calcext:value-type="float">
            <text:p>268649</text:p>
          </table:table-cell>
          <table:table-cell office:value-type="float" office:value="426350" calcext:value-type="float">
            <text:p>4263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table:formula="of:=[.B867]*[.B867]/[.C867]" office:value-type="float" office:value="14.4642857142857" calcext:value-type="float">
            <text:p>14.46</text:p>
          </table:table-cell>
          <table:table-cell table:formula="of:=MAX([.F867:.JF867])" office:value-type="float" office:value="555939" calcext:value-type="float">
            <text:p>555939</text:p>
          </table:table-cell>
          <table:table-cell office:value-type="float" office:value="248593" calcext:value-type="float">
            <text:p>248593</text:p>
          </table:table-cell>
          <table:table-cell office:value-type="float" office:value="555939" calcext:value-type="float">
            <text:p>55593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  <table:table-cell table:formula="of:=[.B868]*[.B868]/[.C868]" office:value-type="float" office:value="18.6149732620321" calcext:value-type="float">
            <text:p>18.61</text:p>
          </table:table-cell>
          <table:table-cell table:formula="of:=MAX([.F868:.JF868])" office:value-type="float" office:value="477335" calcext:value-type="float">
            <text:p>477335</text:p>
          </table:table-cell>
          <table:table-cell office:value-type="float" office:value="278774" calcext:value-type="float">
            <text:p>278774</text:p>
          </table:table-cell>
          <table:table-cell office:value-type="float" office:value="477335" calcext:value-type="float">
            <text:p>4773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869]*[.B869]/[.C869]" office:value-type="float" office:value="36.8166666666667" calcext:value-type="float">
            <text:p>36.82</text:p>
          </table:table-cell>
          <table:table-cell table:formula="of:=MAX([.F869:.JF869])" office:value-type="float" office:value="534372" calcext:value-type="float">
            <text:p>534372</text:p>
          </table:table-cell>
          <table:table-cell office:value-type="float" office:value="270958" calcext:value-type="float">
            <text:p>270958</text:p>
          </table:table-cell>
          <table:table-cell office:value-type="float" office:value="534372" calcext:value-type="float">
            <text:p>5343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  <table:table-cell table:formula="of:=[.B870]*[.B870]/[.C870]" office:value-type="float" office:value="12.2" calcext:value-type="float">
            <text:p>12.20</text:p>
          </table:table-cell>
          <table:table-cell table:formula="of:=MAX([.F870:.JF870])" office:value-type="float" office:value="462211" calcext:value-type="float">
            <text:p>462211</text:p>
          </table:table-cell>
          <table:table-cell office:value-type="float" office:value="267527" calcext:value-type="float">
            <text:p>267527</text:p>
          </table:table-cell>
          <table:table-cell office:value-type="float" office:value="462211" calcext:value-type="float">
            <text:p>462211</text:p>
          </table:table-cell>
          <table:table-cell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formula="of:=[.B871]*[.B871]/[.C871]" office:value-type="float" office:value="12.1373626373626" calcext:value-type="float">
            <text:p>12.14</text:p>
          </table:table-cell>
          <table:table-cell table:formula="of:=MAX([.F871:.JF871])" office:value-type="float" office:value="587659" calcext:value-type="float">
            <text:p>587659</text:p>
          </table:table-cell>
          <table:table-cell office:value-type="float" office:value="291194" calcext:value-type="float">
            <text:p>291194</text:p>
          </table:table-cell>
          <table:table-cell office:value-type="float" office:value="587659" calcext:value-type="float">
            <text:p>5876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formula="of:=[.B872]*[.B872]/[.C872]" office:value-type="float" office:value="30.9428571428571" calcext:value-type="float">
            <text:p>30.94</text:p>
          </table:table-cell>
          <table:table-cell table:formula="of:=MAX([.F872:.JF872])" office:value-type="float" office:value="516042" calcext:value-type="float">
            <text:p>516042</text:p>
          </table:table-cell>
          <table:table-cell office:value-type="float" office:value="261129" calcext:value-type="float">
            <text:p>261129</text:p>
          </table:table-cell>
          <table:table-cell office:value-type="float" office:value="516042" calcext:value-type="float">
            <text:p>51604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[.B873]*[.B873]/[.C873]" office:value-type="float" office:value="16.4939759036145" calcext:value-type="float">
            <text:p>16.49</text:p>
          </table:table-cell>
          <table:table-cell table:formula="of:=MAX([.F873:.JF873])" office:value-type="float" office:value="827853" calcext:value-type="float">
            <text:p>827853</text:p>
          </table:table-cell>
          <table:table-cell office:value-type="float" office:value="274793" calcext:value-type="float">
            <text:p>274793</text:p>
          </table:table-cell>
          <table:table-cell office:value-type="float" office:value="827853" calcext:value-type="float">
            <text:p>8278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table:formula="of:=[.B874]*[.B874]/[.C874]" office:value-type="float" office:value="14.5041666666667" calcext:value-type="float">
            <text:p>14.50</text:p>
          </table:table-cell>
          <table:table-cell table:formula="of:=MAX([.F874:.JF874])" office:value-type="float" office:value="468424" calcext:value-type="float">
            <text:p>468424</text:p>
          </table:table-cell>
          <table:table-cell office:value-type="float" office:value="277202" calcext:value-type="float">
            <text:p>277202</text:p>
          </table:table-cell>
          <table:table-cell office:value-type="float" office:value="468424" calcext:value-type="float">
            <text:p>4684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B875]*[.B875]/[.C875]" office:value-type="float" office:value="38.9423076923077" calcext:value-type="float">
            <text:p>38.94</text:p>
          </table:table-cell>
          <table:table-cell table:formula="of:=MAX([.F875:.JF875])" office:value-type="float" office:value="648257" calcext:value-type="float">
            <text:p>648257</text:p>
          </table:table-cell>
          <table:table-cell office:value-type="float" office:value="247310" calcext:value-type="float">
            <text:p>247310</text:p>
          </table:table-cell>
          <table:table-cell office:value-type="float" office:value="648257" calcext:value-type="float">
            <text:p>6482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[.B876]*[.B876]/[.C876]" office:value-type="float" office:value="24.6410256410256" calcext:value-type="float">
            <text:p>24.64</text:p>
          </table:table-cell>
          <table:table-cell table:formula="of:=MAX([.F876:.JF876])" office:value-type="float" office:value="798376" calcext:value-type="float">
            <text:p>798376</text:p>
          </table:table-cell>
          <table:table-cell office:value-type="float" office:value="300685" calcext:value-type="float">
            <text:p>300685</text:p>
          </table:table-cell>
          <table:table-cell office:value-type="float" office:value="798376" calcext:value-type="float">
            <text:p>7983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table:formula="of:=[.B877]*[.B877]/[.C877]" office:value-type="float" office:value="24.2462686567164" calcext:value-type="float">
            <text:p>24.25</text:p>
          </table:table-cell>
          <table:table-cell table:formula="of:=MAX([.F877:.JF877])" office:value-type="float" office:value="449426" calcext:value-type="float">
            <text:p>449426</text:p>
          </table:table-cell>
          <table:table-cell office:value-type="float" office:value="243957" calcext:value-type="float">
            <text:p>243957</text:p>
          </table:table-cell>
          <table:table-cell office:value-type="float" office:value="449426" calcext:value-type="float">
            <text:p>4494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[.B878]*[.B878]/[.C878]" office:value-type="float" office:value="20.4328358208955" calcext:value-type="float">
            <text:p>20.43</text:p>
          </table:table-cell>
          <table:table-cell table:formula="of:=MAX([.F878:.JF878])" office:value-type="float" office:value="672880" calcext:value-type="float">
            <text:p>672880</text:p>
          </table:table-cell>
          <table:table-cell office:value-type="float" office:value="228182" calcext:value-type="float">
            <text:p>228182</text:p>
          </table:table-cell>
          <table:table-cell office:value-type="float" office:value="672880" calcext:value-type="float">
            <text:p>6728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table:formula="of:=[.B879]*[.B879]/[.C879]" office:value-type="float" office:value="15.4398340248963" calcext:value-type="float">
            <text:p>15.44</text:p>
          </table:table-cell>
          <table:table-cell table:formula="of:=MAX([.F879:.JF879])" office:value-type="float" office:value="452683" calcext:value-type="float">
            <text:p>452683</text:p>
          </table:table-cell>
          <table:table-cell office:value-type="float" office:value="258785" calcext:value-type="float">
            <text:p>258785</text:p>
          </table:table-cell>
          <table:table-cell office:value-type="float" office:value="452683" calcext:value-type="float">
            <text:p>4526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880]*[.B880]/[.C880]" office:value-type="float" office:value="13.3472222222222" calcext:value-type="float">
            <text:p>13.35</text:p>
          </table:table-cell>
          <table:table-cell table:formula="of:=MAX([.F880:.JF880])" office:value-type="float" office:value="861888" calcext:value-type="float">
            <text:p>861888</text:p>
          </table:table-cell>
          <table:table-cell office:value-type="float" office:value="317115" calcext:value-type="float">
            <text:p>317115</text:p>
          </table:table-cell>
          <table:table-cell office:value-type="float" office:value="861888" calcext:value-type="float">
            <text:p>86188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881]*[.B881]/[.C881]" office:value-type="float" office:value="25.5208333333333" calcext:value-type="float">
            <text:p>25.52</text:p>
          </table:table-cell>
          <table:table-cell table:formula="of:=MAX([.F881:.JF881])" office:value-type="float" office:value="786890" calcext:value-type="float">
            <text:p>786890</text:p>
          </table:table-cell>
          <table:table-cell office:value-type="float" office:value="288415" calcext:value-type="float">
            <text:p>288415</text:p>
          </table:table-cell>
          <table:table-cell office:value-type="float" office:value="786890" calcext:value-type="float">
            <text:p>7868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formula="of:=[.B882]*[.B882]/[.C882]" office:value-type="float" office:value="12.0071428571429" calcext:value-type="float">
            <text:p>12.01</text:p>
          </table:table-cell>
          <table:table-cell table:formula="of:=MAX([.F882:.JF882])" office:value-type="float" office:value="698958" calcext:value-type="float">
            <text:p>698958</text:p>
          </table:table-cell>
          <table:table-cell office:value-type="float" office:value="270895" calcext:value-type="float">
            <text:p>270895</text:p>
          </table:table-cell>
          <table:table-cell office:value-type="float" office:value="698958" calcext:value-type="float">
            <text:p>6989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formula="of:=[.B883]*[.B883]/[.C883]" office:value-type="float" office:value="20.6632653061224" calcext:value-type="float">
            <text:p>20.66</text:p>
          </table:table-cell>
          <table:table-cell table:formula="of:=MAX([.F883:.JF883])" office:value-type="float" office:value="620539" calcext:value-type="float">
            <text:p>620539</text:p>
          </table:table-cell>
          <table:table-cell office:value-type="float" office:value="266191" calcext:value-type="float">
            <text:p>266191</text:p>
          </table:table-cell>
          <table:table-cell office:value-type="float" office:value="620539" calcext:value-type="float">
            <text:p>62053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884]*[.B884]/[.C884]" office:value-type="float" office:value="27.38" calcext:value-type="float">
            <text:p>27.38</text:p>
          </table:table-cell>
          <table:table-cell table:formula="of:=MAX([.F884:.JF884])" office:value-type="float" office:value="692402" calcext:value-type="float">
            <text:p>692402</text:p>
          </table:table-cell>
          <table:table-cell office:value-type="float" office:value="275371" calcext:value-type="float">
            <text:p>275371</text:p>
          </table:table-cell>
          <table:table-cell office:value-type="float" office:value="692402" calcext:value-type="float">
            <text:p>6924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885]*[.B885]/[.C885]" office:value-type="float" office:value="23.1132075471698" calcext:value-type="float">
            <text:p>23.11</text:p>
          </table:table-cell>
          <table:table-cell table:formula="of:=MAX([.F885:.JF885])" office:value-type="float" office:value="727842" calcext:value-type="float">
            <text:p>727842</text:p>
          </table:table-cell>
          <table:table-cell office:value-type="float" office:value="278233" calcext:value-type="float">
            <text:p>278233</text:p>
          </table:table-cell>
          <table:table-cell office:value-type="float" office:value="727842" calcext:value-type="float">
            <text:p>72784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table:formula="of:=[.B886]*[.B886]/[.C886]" office:value-type="float" office:value="17.9593495934959" calcext:value-type="float">
            <text:p>17.96</text:p>
          </table:table-cell>
          <table:table-cell table:formula="of:=MAX([.F886:.JF886])" office:value-type="float" office:value="575605" calcext:value-type="float">
            <text:p>575605</text:p>
          </table:table-cell>
          <table:table-cell office:value-type="float" office:value="283319" calcext:value-type="float">
            <text:p>283319</text:p>
          </table:table-cell>
          <table:table-cell office:value-type="float" office:value="575605" calcext:value-type="float">
            <text:p>57560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formula="of:=[.B887]*[.B887]/[.C887]" office:value-type="float" office:value="39.5633802816901" calcext:value-type="float">
            <text:p>39.56</text:p>
          </table:table-cell>
          <table:table-cell table:formula="of:=MAX([.F887:.JF887])" office:value-type="float" office:value="480645" calcext:value-type="float">
            <text:p>480645</text:p>
          </table:table-cell>
          <table:table-cell office:value-type="float" office:value="259587" calcext:value-type="float">
            <text:p>259587</text:p>
          </table:table-cell>
          <table:table-cell office:value-type="float" office:value="480645" calcext:value-type="float">
            <text:p>4806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B888]*[.B888]/[.C888]" office:value-type="float" office:value="53" calcext:value-type="float">
            <text:p>53.00</text:p>
          </table:table-cell>
          <table:table-cell table:formula="of:=MAX([.F888:.JF888])" office:value-type="float" office:value="502394" calcext:value-type="float">
            <text:p>502394</text:p>
          </table:table-cell>
          <table:table-cell office:value-type="float" office:value="270749" calcext:value-type="float">
            <text:p>270749</text:p>
          </table:table-cell>
          <table:table-cell office:value-type="float" office:value="502394" calcext:value-type="float">
            <text:p>5023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formula="of:=[.B889]*[.B889]/[.C889]" office:value-type="float" office:value="40.0114942528736" calcext:value-type="float">
            <text:p>40.01</text:p>
          </table:table-cell>
          <table:table-cell table:formula="of:=MAX([.F889:.JF889])" office:value-type="float" office:value="430075" calcext:value-type="float">
            <text:p>430075</text:p>
          </table:table-cell>
          <table:table-cell office:value-type="float" office:value="269472" calcext:value-type="float">
            <text:p>269472</text:p>
          </table:table-cell>
          <table:table-cell office:value-type="float" office:value="430075" calcext:value-type="float">
            <text:p>4300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B890]*[.B890]/[.C890]" office:value-type="float" office:value="12.1645569620253" calcext:value-type="float">
            <text:p>12.16</text:p>
          </table:table-cell>
          <table:table-cell table:formula="of:=MAX([.F890:.JF890])" office:value-type="float" office:value="717824" calcext:value-type="float">
            <text:p>717824</text:p>
          </table:table-cell>
          <table:table-cell office:value-type="float" office:value="272663" calcext:value-type="float">
            <text:p>272663</text:p>
          </table:table-cell>
          <table:table-cell office:value-type="float" office:value="717824" calcext:value-type="float">
            <text:p>7178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B891]*[.B891]/[.C891]" office:value-type="float" office:value="55" calcext:value-type="float">
            <text:p>55.00</text:p>
          </table:table-cell>
          <table:table-cell table:formula="of:=MAX([.F891:.JF891])" office:value-type="float" office:value="499010" calcext:value-type="float">
            <text:p>499010</text:p>
          </table:table-cell>
          <table:table-cell office:value-type="float" office:value="258290" calcext:value-type="float">
            <text:p>258290</text:p>
          </table:table-cell>
          <table:table-cell office:value-type="float" office:value="499010" calcext:value-type="float">
            <text:p>49901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[.B892]*[.B892]/[.C892]" office:value-type="float" office:value="21.6076923076923" calcext:value-type="float">
            <text:p>21.61</text:p>
          </table:table-cell>
          <table:table-cell table:formula="of:=MAX([.F892:.JF892])" office:value-type="float" office:value="411251" calcext:value-type="float">
            <text:p>411251</text:p>
          </table:table-cell>
          <table:table-cell office:value-type="float" office:value="211612" calcext:value-type="float">
            <text:p>211612</text:p>
          </table:table-cell>
          <table:table-cell office:value-type="float" office:value="411251" calcext:value-type="float">
            <text:p>41125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table:formula="of:=[.B893]*[.B893]/[.C893]" office:value-type="float" office:value="12.3602941176471" calcext:value-type="float">
            <text:p>12.36</text:p>
          </table:table-cell>
          <table:table-cell table:formula="of:=MAX([.F893:.JF893])" office:value-type="float" office:value="637246" calcext:value-type="float">
            <text:p>637246</text:p>
          </table:table-cell>
          <table:table-cell office:value-type="float" office:value="255050" calcext:value-type="float">
            <text:p>255050</text:p>
          </table:table-cell>
          <table:table-cell office:value-type="float" office:value="637246" calcext:value-type="float">
            <text:p>6372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894]*[.B894]/[.C894]" office:value-type="float" office:value="16.8896103896104" calcext:value-type="float">
            <text:p>16.89</text:p>
          </table:table-cell>
          <table:table-cell table:formula="of:=MAX([.F894:.JF894])" office:value-type="float" office:value="583578" calcext:value-type="float">
            <text:p>583578</text:p>
          </table:table-cell>
          <table:table-cell office:value-type="float" office:value="294839" calcext:value-type="float">
            <text:p>294839</text:p>
          </table:table-cell>
          <table:table-cell office:value-type="float" office:value="583578" calcext:value-type="float">
            <text:p>5835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[.B895]*[.B895]/[.C895]" office:value-type="float" office:value="14.9178082191781" calcext:value-type="float">
            <text:p>14.92</text:p>
          </table:table-cell>
          <table:table-cell table:formula="of:=MAX([.F895:.JF895])" office:value-type="float" office:value="692620" calcext:value-type="float">
            <text:p>692620</text:p>
          </table:table-cell>
          <table:table-cell office:value-type="float" office:value="259573" calcext:value-type="float">
            <text:p>259573</text:p>
          </table:table-cell>
          <table:table-cell office:value-type="float" office:value="692620" calcext:value-type="float">
            <text:p>69262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[.B896]*[.B896]/[.C896]" office:value-type="float" office:value="40.6949152542373" calcext:value-type="float">
            <text:p>40.69</text:p>
          </table:table-cell>
          <table:table-cell table:formula="of:=MAX([.F896:.JF896])" office:value-type="float" office:value="467349" calcext:value-type="float">
            <text:p>467349</text:p>
          </table:table-cell>
          <table:table-cell office:value-type="float" office:value="230737" calcext:value-type="float">
            <text:p>230737</text:p>
          </table:table-cell>
          <table:table-cell office:value-type="float" office:value="467349" calcext:value-type="float">
            <text:p>46734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formula="of:=[.B897]*[.B897]/[.C897]" office:value-type="float" office:value="22.0108695652174" calcext:value-type="float">
            <text:p>22.01</text:p>
          </table:table-cell>
          <table:table-cell table:formula="of:=MAX([.F897:.JF897])" office:value-type="float" office:value="653491" calcext:value-type="float">
            <text:p>653491</text:p>
          </table:table-cell>
          <table:table-cell office:value-type="float" office:value="300675" calcext:value-type="float">
            <text:p>300675</text:p>
          </table:table-cell>
          <table:table-cell office:value-type="float" office:value="653491" calcext:value-type="float">
            <text:p>6534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[.B898]*[.B898]/[.C898]" office:value-type="float" office:value="12.9864864864865" calcext:value-type="float">
            <text:p>12.99</text:p>
          </table:table-cell>
          <table:table-cell table:formula="of:=MAX([.F898:.JF898])" office:value-type="float" office:value="859241" calcext:value-type="float">
            <text:p>859241</text:p>
          </table:table-cell>
          <table:table-cell office:value-type="float" office:value="289156" calcext:value-type="float">
            <text:p>289156</text:p>
          </table:table-cell>
          <table:table-cell office:value-type="float" office:value="859241" calcext:value-type="float">
            <text:p>8592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table:formula="of:=[.B899]*[.B899]/[.C899]" office:value-type="float" office:value="12.9273504273504" calcext:value-type="float">
            <text:p>12.93</text:p>
          </table:table-cell>
          <table:table-cell table:formula="of:=MAX([.F899:.JF899])" office:value-type="float" office:value="492680" calcext:value-type="float">
            <text:p>492680</text:p>
          </table:table-cell>
          <table:table-cell office:value-type="float" office:value="273318" calcext:value-type="float">
            <text:p>273318</text:p>
          </table:table-cell>
          <table:table-cell office:value-type="float" office:value="492680" calcext:value-type="float">
            <text:p>4926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formula="of:=[.B900]*[.B900]/[.C900]" office:value-type="float" office:value="30.7820512820513" calcext:value-type="float">
            <text:p>30.78</text:p>
          </table:table-cell>
          <table:table-cell table:formula="of:=MAX([.F900:.JF900])" office:value-type="float" office:value="542170" calcext:value-type="float">
            <text:p>542170</text:p>
          </table:table-cell>
          <table:table-cell office:value-type="float" office:value="279653" calcext:value-type="float">
            <text:p>279653</text:p>
          </table:table-cell>
          <table:table-cell office:value-type="float" office:value="542170" calcext:value-type="float">
            <text:p>5421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901]*[.B901]/[.C901]" office:value-type="float" office:value="15.9090909090909" calcext:value-type="float">
            <text:p>15.91</text:p>
          </table:table-cell>
          <table:table-cell table:formula="of:=MAX([.F901:.JF901])" office:value-type="float" office:value="753754" calcext:value-type="float">
            <text:p>753754</text:p>
          </table:table-cell>
          <table:table-cell office:value-type="float" office:value="301552" calcext:value-type="float">
            <text:p>301552</text:p>
          </table:table-cell>
          <table:table-cell office:value-type="float" office:value="753754" calcext:value-type="float">
            <text:p>7537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formula="of:=[.B902]*[.B902]/[.C902]" office:value-type="float" office:value="22.7731958762887" calcext:value-type="float">
            <text:p>22.77</text:p>
          </table:table-cell>
          <table:table-cell table:formula="of:=MAX([.F902:.JF902])" office:value-type="float" office:value="648255" calcext:value-type="float">
            <text:p>648255</text:p>
          </table:table-cell>
          <table:table-cell office:value-type="float" office:value="297293" calcext:value-type="float">
            <text:p>297293</text:p>
          </table:table-cell>
          <table:table-cell office:value-type="float" office:value="648255" calcext:value-type="float">
            <text:p>6482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[.B903]*[.B903]/[.C903]" office:value-type="float" office:value="12.6228571428571" calcext:value-type="float">
            <text:p>12.62</text:p>
          </table:table-cell>
          <table:table-cell table:formula="of:=MAX([.F903:.JF903])" office:value-type="float" office:value="586976" calcext:value-type="float">
            <text:p>586976</text:p>
          </table:table-cell>
          <table:table-cell office:value-type="float" office:value="291568" calcext:value-type="float">
            <text:p>291568</text:p>
          </table:table-cell>
          <table:table-cell office:value-type="float" office:value="586976" calcext:value-type="float">
            <text:p>5869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[.B904]*[.B904]/[.C904]" office:value-type="float" office:value="17.7962962962963" calcext:value-type="float">
            <text:p>17.80</text:p>
          </table:table-cell>
          <table:table-cell table:formula="of:=MAX([.F904:.JF904])" office:value-type="float" office:value="791580" calcext:value-type="float">
            <text:p>791580</text:p>
          </table:table-cell>
          <table:table-cell office:value-type="float" office:value="293191" calcext:value-type="float">
            <text:p>293191</text:p>
          </table:table-cell>
          <table:table-cell office:value-type="float" office:value="791580" calcext:value-type="float">
            <text:p>7915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B905]*[.B905]/[.C905]" office:value-type="float" office:value="14.6739130434783" calcext:value-type="float">
            <text:p>14.67</text:p>
          </table:table-cell>
          <table:table-cell table:formula="of:=MAX([.F905:.JF905])" office:value-type="float" office:value="563997" calcext:value-type="float">
            <text:p>563997</text:p>
          </table:table-cell>
          <table:table-cell office:value-type="float" office:value="258599" calcext:value-type="float">
            <text:p>258599</text:p>
          </table:table-cell>
          <table:table-cell office:value-type="float" office:value="563997" calcext:value-type="float">
            <text:p>56399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table:formula="of:=[.B906]*[.B906]/[.C906]" office:value-type="float" office:value="12.8928571428571" calcext:value-type="float">
            <text:p>12.89</text:p>
          </table:table-cell>
          <table:table-cell table:formula="of:=MAX([.F906:.JF906])" office:value-type="float" office:value="443374" calcext:value-type="float">
            <text:p>443374</text:p>
          </table:table-cell>
          <table:table-cell office:value-type="float" office:value="250102" calcext:value-type="float">
            <text:p>250102</text:p>
          </table:table-cell>
          <table:table-cell office:value-type="float" office:value="443374" calcext:value-type="float">
            <text:p>44337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.B907]*[.B907]/[.C907]" office:value-type="float" office:value="23.6760563380282" calcext:value-type="float">
            <text:p>23.68</text:p>
          </table:table-cell>
          <table:table-cell table:formula="of:=MAX([.F907:.JF907])" office:value-type="float" office:value="719663" calcext:value-type="float">
            <text:p>719663</text:p>
          </table:table-cell>
          <table:table-cell office:value-type="float" office:value="264197" calcext:value-type="float">
            <text:p>264197</text:p>
          </table:table-cell>
          <table:table-cell office:value-type="float" office:value="719663" calcext:value-type="float">
            <text:p>7196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formula="of:=[.B908]*[.B908]/[.C908]" office:value-type="float" office:value="35.8358208955224" calcext:value-type="float">
            <text:p>35.84</text:p>
          </table:table-cell>
          <table:table-cell table:formula="of:=MAX([.F908:.JF908])" office:value-type="float" office:value="511371" calcext:value-type="float">
            <text:p>511371</text:p>
          </table:table-cell>
          <table:table-cell office:value-type="float" office:value="281423" calcext:value-type="float">
            <text:p>281423</text:p>
          </table:table-cell>
          <table:table-cell office:value-type="float" office:value="511371" calcext:value-type="float">
            <text:p>51137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formula="of:=[.B909]*[.B909]/[.C909]" office:value-type="float" office:value="33.1967213114754" calcext:value-type="float">
            <text:p>33.20</text:p>
          </table:table-cell>
          <table:table-cell table:formula="of:=MAX([.F909:.JF909])" office:value-type="float" office:value="665267" calcext:value-type="float">
            <text:p>665267</text:p>
          </table:table-cell>
          <table:table-cell office:value-type="float" office:value="291254" calcext:value-type="float">
            <text:p>291254</text:p>
          </table:table-cell>
          <table:table-cell office:value-type="float" office:value="665267" calcext:value-type="float">
            <text:p>6652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[.B910]*[.B910]/[.C910]" office:value-type="float" office:value="28.1666666666667" calcext:value-type="float">
            <text:p>28.17</text:p>
          </table:table-cell>
          <table:table-cell table:formula="of:=MAX([.F910:.JF910])" office:value-type="float" office:value="792995" calcext:value-type="float">
            <text:p>792995</text:p>
          </table:table-cell>
          <table:table-cell office:value-type="float" office:value="313019" calcext:value-type="float">
            <text:p>313019</text:p>
          </table:table-cell>
          <table:table-cell office:value-type="float" office:value="792995" calcext:value-type="float">
            <text:p>79299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table:formula="of:=[.B911]*[.B911]/[.C911]" office:value-type="float" office:value="17.5808080808081" calcext:value-type="float">
            <text:p>17.58</text:p>
          </table:table-cell>
          <table:table-cell table:formula="of:=MAX([.F911:.JF911])" office:value-type="float" office:value="543142" calcext:value-type="float">
            <text:p>543142</text:p>
          </table:table-cell>
          <table:table-cell office:value-type="float" office:value="289939" calcext:value-type="float">
            <text:p>289939</text:p>
          </table:table-cell>
          <table:table-cell office:value-type="float" office:value="543142" calcext:value-type="float">
            <text:p>54314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formula="of:=[.B912]*[.B912]/[.C912]" office:value-type="float" office:value="39.144578313253" calcext:value-type="float">
            <text:p>39.14</text:p>
          </table:table-cell>
          <table:table-cell table:formula="of:=MAX([.F912:.JF912])" office:value-type="float" office:value="419917" calcext:value-type="float">
            <text:p>419917</text:p>
          </table:table-cell>
          <table:table-cell office:value-type="float" office:value="268385" calcext:value-type="float">
            <text:p>268385</text:p>
          </table:table-cell>
          <table:table-cell office:value-type="float" office:value="419917" calcext:value-type="float">
            <text:p>4199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formula="of:=[.B913]*[.B913]/[.C913]" office:value-type="float" office:value="18.7777777777778" calcext:value-type="float">
            <text:p>18.78</text:p>
          </table:table-cell>
          <table:table-cell table:formula="of:=MAX([.F913:.JF913])" office:value-type="float" office:value="714674" calcext:value-type="float">
            <text:p>714674</text:p>
          </table:table-cell>
          <table:table-cell office:value-type="float" office:value="270569" calcext:value-type="float">
            <text:p>270569</text:p>
          </table:table-cell>
          <table:table-cell office:value-type="float" office:value="714674" calcext:value-type="float">
            <text:p>71467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formula="of:=[.B914]*[.B914]/[.C914]" office:value-type="float" office:value="25.5425531914894" calcext:value-type="float">
            <text:p>25.54</text:p>
          </table:table-cell>
          <table:table-cell table:formula="of:=MAX([.F914:.JF914])" office:value-type="float" office:value="544861" calcext:value-type="float">
            <text:p>544861</text:p>
          </table:table-cell>
          <table:table-cell office:value-type="float" office:value="271290" calcext:value-type="float">
            <text:p>271290</text:p>
          </table:table-cell>
          <table:table-cell office:value-type="float" office:value="544861" calcext:value-type="float">
            <text:p>54486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table:formula="of:=[.B915]*[.B915]/[.C915]" office:value-type="float" office:value="21.7741935483871" calcext:value-type="float">
            <text:p>21.77</text:p>
          </table:table-cell>
          <table:table-cell table:formula="of:=MAX([.F915:.JF915])" office:value-type="float" office:value="634801" calcext:value-type="float">
            <text:p>634801</text:p>
          </table:table-cell>
          <table:table-cell office:value-type="float" office:value="294867" calcext:value-type="float">
            <text:p>294867</text:p>
          </table:table-cell>
          <table:table-cell office:value-type="float" office:value="634801" calcext:value-type="float">
            <text:p>6348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formula="of:=[.B916]*[.B916]/[.C916]" office:value-type="float" office:value="19.0431034482759" calcext:value-type="float">
            <text:p>19.04</text:p>
          </table:table-cell>
          <table:table-cell table:formula="of:=MAX([.F916:.JF916])" office:value-type="float" office:value="555345" calcext:value-type="float">
            <text:p>555345</text:p>
          </table:table-cell>
          <table:table-cell office:value-type="float" office:value="272334" calcext:value-type="float">
            <text:p>272334</text:p>
          </table:table-cell>
          <table:table-cell office:value-type="float" office:value="555345" calcext:value-type="float">
            <text:p>5553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table:formula="of:=[.B917]*[.B917]/[.C917]" office:value-type="float" office:value="12.0098039215686" calcext:value-type="float">
            <text:p>12.01</text:p>
          </table:table-cell>
          <table:table-cell table:formula="of:=MAX([.F917:.JF917])" office:value-type="float" office:value="932855" calcext:value-type="float">
            <text:p>932855</text:p>
          </table:table-cell>
          <table:table-cell office:value-type="float" office:value="306743" calcext:value-type="float">
            <text:p>306743</text:p>
          </table:table-cell>
          <table:table-cell office:value-type="float" office:value="932855" calcext:value-type="float">
            <text:p>9328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9" calcext:value-type="float">
            <text:p>59</text:p>
          </table:table-cell>
          <table:table-cell office:value-type="float" office:value="275" calcext:value-type="float">
            <text:p>275</text:p>
          </table:table-cell>
          <table:table-cell table:formula="of:=[.B918]*[.B918]/[.C918]" office:value-type="float" office:value="12.6581818181818" calcext:value-type="float">
            <text:p>12.66</text:p>
          </table:table-cell>
          <table:table-cell table:formula="of:=MAX([.F918:.JF918])" office:value-type="float" office:value="492048" calcext:value-type="float">
            <text:p>492048</text:p>
          </table:table-cell>
          <table:table-cell office:value-type="float" office:value="285508" calcext:value-type="float">
            <text:p>285508</text:p>
          </table:table-cell>
          <table:table-cell office:value-type="float" office:value="492048" calcext:value-type="float">
            <text:p>49204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formula="of:=[.B919]*[.B919]/[.C919]" office:value-type="float" office:value="31.5571428571429" calcext:value-type="float">
            <text:p>31.56</text:p>
          </table:table-cell>
          <table:table-cell table:formula="of:=MAX([.F919:.JF919])" office:value-type="float" office:value="603833" calcext:value-type="float">
            <text:p>603833</text:p>
          </table:table-cell>
          <table:table-cell office:value-type="float" office:value="299458" calcext:value-type="float">
            <text:p>299458</text:p>
          </table:table-cell>
          <table:table-cell office:value-type="float" office:value="603833" calcext:value-type="float">
            <text:p>6038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[.B920]*[.B920]/[.C920]" office:value-type="float" office:value="12.8947368421053" calcext:value-type="float">
            <text:p>12.89</text:p>
          </table:table-cell>
          <table:table-cell table:formula="of:=MAX([.F920:.JF920])" office:value-type="float" office:value="717792" calcext:value-type="float">
            <text:p>717792</text:p>
          </table:table-cell>
          <table:table-cell office:value-type="float" office:value="279230" calcext:value-type="float">
            <text:p>279230</text:p>
          </table:table-cell>
          <table:table-cell office:value-type="float" office:value="717792" calcext:value-type="float">
            <text:p>7177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table:formula="of:=[.B921]*[.B921]/[.C921]" office:value-type="float" office:value="25.7857142857143" calcext:value-type="float">
            <text:p>25.79</text:p>
          </table:table-cell>
          <table:table-cell table:formula="of:=MAX([.F921:.JF921])" office:value-type="float" office:value="452644" calcext:value-type="float">
            <text:p>452644</text:p>
          </table:table-cell>
          <table:table-cell office:value-type="float" office:value="252715" calcext:value-type="float">
            <text:p>252715</text:p>
          </table:table-cell>
          <table:table-cell office:value-type="float" office:value="452644" calcext:value-type="float">
            <text:p>4526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table:formula="of:=[.B922]*[.B922]/[.C922]" office:value-type="float" office:value="22.2314814814815" calcext:value-type="float">
            <text:p>22.23</text:p>
          </table:table-cell>
          <table:table-cell table:formula="of:=MAX([.F922:.JF922])" office:value-type="float" office:value="547128" calcext:value-type="float">
            <text:p>547128</text:p>
          </table:table-cell>
          <table:table-cell office:value-type="float" office:value="267757" calcext:value-type="float">
            <text:p>267757</text:p>
          </table:table-cell>
          <table:table-cell office:value-type="float" office:value="547128" calcext:value-type="float">
            <text:p>5471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table:formula="of:=[.B923]*[.B923]/[.C923]" office:value-type="float" office:value="20.578231292517" calcext:value-type="float">
            <text:p>20.58</text:p>
          </table:table-cell>
          <table:table-cell table:formula="of:=MAX([.F923:.JF923])" office:value-type="float" office:value="571833" calcext:value-type="float">
            <text:p>571833</text:p>
          </table:table-cell>
          <table:table-cell office:value-type="float" office:value="301394" calcext:value-type="float">
            <text:p>301394</text:p>
          </table:table-cell>
          <table:table-cell office:value-type="float" office:value="571833" calcext:value-type="float">
            <text:p>5718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9" calcext:value-type="float">
            <text:p>59</text:p>
          </table:table-cell>
          <table:table-cell office:value-type="float" office:value="189" calcext:value-type="float">
            <text:p>189</text:p>
          </table:table-cell>
          <table:table-cell table:formula="of:=[.B924]*[.B924]/[.C924]" office:value-type="float" office:value="18.4179894179894" calcext:value-type="float">
            <text:p>18.42</text:p>
          </table:table-cell>
          <table:table-cell table:formula="of:=MAX([.F924:.JF924])" office:value-type="float" office:value="489122" calcext:value-type="float">
            <text:p>489122</text:p>
          </table:table-cell>
          <table:table-cell office:value-type="float" office:value="277518" calcext:value-type="float">
            <text:p>277518</text:p>
          </table:table-cell>
          <table:table-cell office:value-type="float" office:value="489122" calcext:value-type="float">
            <text:p>4891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formula="of:=[.B925]*[.B925]/[.C925]" office:value-type="float" office:value="31.9204545454545" calcext:value-type="float">
            <text:p>31.92</text:p>
          </table:table-cell>
          <table:table-cell table:formula="of:=MAX([.F925:.JF925])" office:value-type="float" office:value="538404" calcext:value-type="float">
            <text:p>538404</text:p>
          </table:table-cell>
          <table:table-cell office:value-type="float" office:value="290439" calcext:value-type="float">
            <text:p>290439</text:p>
          </table:table-cell>
          <table:table-cell office:value-type="float" office:value="538404" calcext:value-type="float">
            <text:p>5384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table:formula="of:=[.B926]*[.B926]/[.C926]" office:value-type="float" office:value="19.3724137931034" calcext:value-type="float">
            <text:p>19.37</text:p>
          </table:table-cell>
          <table:table-cell table:formula="of:=MAX([.F926:.JF926])" office:value-type="float" office:value="549166" calcext:value-type="float">
            <text:p>549166</text:p>
          </table:table-cell>
          <table:table-cell office:value-type="float" office:value="267863" calcext:value-type="float">
            <text:p>267863</text:p>
          </table:table-cell>
          <table:table-cell office:value-type="float" office:value="549166" calcext:value-type="float">
            <text:p>54916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formula="of:=[.B927]*[.B927]/[.C927]" office:value-type="float" office:value="37.4533333333333" calcext:value-type="float">
            <text:p>37.45</text:p>
          </table:table-cell>
          <table:table-cell table:formula="of:=MAX([.F927:.JF927])" office:value-type="float" office:value="541322" calcext:value-type="float">
            <text:p>541322</text:p>
          </table:table-cell>
          <table:table-cell office:value-type="float" office:value="277925" calcext:value-type="float">
            <text:p>277925</text:p>
          </table:table-cell>
          <table:table-cell office:value-type="float" office:value="541322" calcext:value-type="float">
            <text:p>54132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B928]*[.B928]/[.C928]" office:value-type="float" office:value="20.5471698113208" calcext:value-type="float">
            <text:p>20.55</text:p>
          </table:table-cell>
          <table:table-cell table:formula="of:=MAX([.F928:.JF928])" office:value-type="float" office:value="722397" calcext:value-type="float">
            <text:p>722397</text:p>
          </table:table-cell>
          <table:table-cell office:value-type="float" office:value="249284" calcext:value-type="float">
            <text:p>249284</text:p>
          </table:table-cell>
          <table:table-cell office:value-type="float" office:value="722397" calcext:value-type="float">
            <text:p>72239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929]*[.B929]/[.C929]" office:value-type="float" office:value="20.3186813186813" calcext:value-type="float">
            <text:p>20.32</text:p>
          </table:table-cell>
          <table:table-cell table:formula="of:=MAX([.F929:.JF929])" office:value-type="float" office:value="711654" calcext:value-type="float">
            <text:p>711654</text:p>
          </table:table-cell>
          <table:table-cell office:value-type="float" office:value="293965" calcext:value-type="float">
            <text:p>293965</text:p>
          </table:table-cell>
          <table:table-cell office:value-type="float" office:value="711654" calcext:value-type="float">
            <text:p>7116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formula="of:=[.B930]*[.B930]/[.C930]" office:value-type="float" office:value="29.5363636363636" calcext:value-type="float">
            <text:p>29.54</text:p>
          </table:table-cell>
          <table:table-cell table:formula="of:=MAX([.F930:.JF930])" office:value-type="float" office:value="484455" calcext:value-type="float">
            <text:p>484455</text:p>
          </table:table-cell>
          <table:table-cell office:value-type="float" office:value="272325" calcext:value-type="float">
            <text:p>272325</text:p>
          </table:table-cell>
          <table:table-cell office:value-type="float" office:value="484455" calcext:value-type="float">
            <text:p>4844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formula="of:=[.B931]*[.B931]/[.C931]" office:value-type="float" office:value="24.1071428571429" calcext:value-type="float">
            <text:p>24.11</text:p>
          </table:table-cell>
          <table:table-cell table:formula="of:=MAX([.F931:.JF931])" office:value-type="float" office:value="585433" calcext:value-type="float">
            <text:p>585433</text:p>
          </table:table-cell>
          <table:table-cell office:value-type="float" office:value="261119" calcext:value-type="float">
            <text:p>261119</text:p>
          </table:table-cell>
          <table:table-cell office:value-type="float" office:value="585433" calcext:value-type="float">
            <text:p>5854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[.B932]*[.B932]/[.C932]" office:value-type="float" office:value="14.7846153846154" calcext:value-type="float">
            <text:p>14.78</text:p>
          </table:table-cell>
          <table:table-cell table:formula="of:=MAX([.F932:.JF932])" office:value-type="float" office:value="820258" calcext:value-type="float">
            <text:p>820258</text:p>
          </table:table-cell>
          <table:table-cell office:value-type="float" office:value="311801" calcext:value-type="float">
            <text:p>311801</text:p>
          </table:table-cell>
          <table:table-cell office:value-type="float" office:value="820258" calcext:value-type="float">
            <text:p>8202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formula="of:=[.B933]*[.B933]/[.C933]" office:value-type="float" office:value="14.1260869565217" calcext:value-type="float">
            <text:p>14.13</text:p>
          </table:table-cell>
          <table:table-cell table:formula="of:=MAX([.F933:.JF933])" office:value-type="float" office:value="439189" calcext:value-type="float">
            <text:p>439189</text:p>
          </table:table-cell>
          <table:table-cell office:value-type="float" office:value="242799" calcext:value-type="float">
            <text:p>242799</text:p>
          </table:table-cell>
          <table:table-cell office:value-type="float" office:value="439189" calcext:value-type="float">
            <text:p>4391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B934]*[.B934]/[.C934]" office:value-type="float" office:value="21.2477876106195" calcext:value-type="float">
            <text:p>21.25</text:p>
          </table:table-cell>
          <table:table-cell table:formula="of:=MAX([.F934:.JF934])" office:value-type="float" office:value="552490" calcext:value-type="float">
            <text:p>552490</text:p>
          </table:table-cell>
          <table:table-cell office:value-type="float" office:value="282237" calcext:value-type="float">
            <text:p>282237</text:p>
          </table:table-cell>
          <table:table-cell office:value-type="float" office:value="552490" calcext:value-type="float">
            <text:p>5524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formula="of:=[.B935]*[.B935]/[.C935]" office:value-type="float" office:value="19.140625" calcext:value-type="float">
            <text:p>19.14</text:p>
          </table:table-cell>
          <table:table-cell table:formula="of:=MAX([.F935:.JF935])" office:value-type="float" office:value="809680" calcext:value-type="float">
            <text:p>809680</text:p>
          </table:table-cell>
          <table:table-cell office:value-type="float" office:value="290625" calcext:value-type="float">
            <text:p>290625</text:p>
          </table:table-cell>
          <table:table-cell office:value-type="float" office:value="809680" calcext:value-type="float">
            <text:p>8096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table:formula="of:=[.B936]*[.B936]/[.C936]" office:value-type="float" office:value="14.3441558441558" calcext:value-type="float">
            <text:p>14.34</text:p>
          </table:table-cell>
          <table:table-cell table:formula="of:=MAX([.F936:.JF936])" office:value-type="float" office:value="630996" calcext:value-type="float">
            <text:p>630996</text:p>
          </table:table-cell>
          <table:table-cell office:value-type="float" office:value="284060" calcext:value-type="float">
            <text:p>284060</text:p>
          </table:table-cell>
          <table:table-cell office:value-type="float" office:value="630996" calcext:value-type="float">
            <text:p>63099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formula="of:=[.B937]*[.B937]/[.C937]" office:value-type="float" office:value="26.6777777777778" calcext:value-type="float">
            <text:p>26.68</text:p>
          </table:table-cell>
          <table:table-cell table:formula="of:=MAX([.F937:.JF937])" office:value-type="float" office:value="522582" calcext:value-type="float">
            <text:p>522582</text:p>
          </table:table-cell>
          <table:table-cell office:value-type="float" office:value="259740" calcext:value-type="float">
            <text:p>259740</text:p>
          </table:table-cell>
          <table:table-cell office:value-type="float" office:value="522582" calcext:value-type="float">
            <text:p>5225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[.B938]*[.B938]/[.C938]" office:value-type="float" office:value="30.4222222222222" calcext:value-type="float">
            <text:p>30.42</text:p>
          </table:table-cell>
          <table:table-cell table:formula="of:=MAX([.F938:.JF938])" office:value-type="float" office:value="825716" calcext:value-type="float">
            <text:p>825716</text:p>
          </table:table-cell>
          <table:table-cell office:value-type="float" office:value="298011" calcext:value-type="float">
            <text:p>298011</text:p>
          </table:table-cell>
          <table:table-cell office:value-type="float" office:value="825716" calcext:value-type="float">
            <text:p>82571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formula="of:=[.B939]*[.B939]/[.C939]" office:value-type="float" office:value="12.2688679245283" calcext:value-type="float">
            <text:p>12.27</text:p>
          </table:table-cell>
          <table:table-cell table:formula="of:=MAX([.F939:.JF939])" office:value-type="float" office:value="564344" calcext:value-type="float">
            <text:p>564344</text:p>
          </table:table-cell>
          <table:table-cell office:value-type="float" office:value="285386" calcext:value-type="float">
            <text:p>285386</text:p>
          </table:table-cell>
          <table:table-cell office:value-type="float" office:value="564344" calcext:value-type="float">
            <text:p>5643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table:formula="of:=[.B940]*[.B940]/[.C940]" office:value-type="float" office:value="21.0614035087719" calcext:value-type="float">
            <text:p>21.06</text:p>
          </table:table-cell>
          <table:table-cell table:formula="of:=MAX([.F940:.JF940])" office:value-type="float" office:value="486044" calcext:value-type="float">
            <text:p>486044</text:p>
          </table:table-cell>
          <table:table-cell office:value-type="float" office:value="242573" calcext:value-type="float">
            <text:p>242573</text:p>
          </table:table-cell>
          <table:table-cell office:value-type="float" office:value="486044" calcext:value-type="float">
            <text:p>4860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formula="of:=[.B941]*[.B941]/[.C941]" office:value-type="float" office:value="14.563829787234" calcext:value-type="float">
            <text:p>14.56</text:p>
          </table:table-cell>
          <table:table-cell table:formula="of:=MAX([.F941:.JF941])" office:value-type="float" office:value="612701" calcext:value-type="float">
            <text:p>612701</text:p>
          </table:table-cell>
          <table:table-cell office:value-type="float" office:value="243659" calcext:value-type="float">
            <text:p>243659</text:p>
          </table:table-cell>
          <table:table-cell office:value-type="float" office:value="612701" calcext:value-type="float">
            <text:p>6127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B942]*[.B942]/[.C942]" office:value-type="float" office:value="40.0238095238095" calcext:value-type="float">
            <text:p>40.02</text:p>
          </table:table-cell>
          <table:table-cell table:formula="of:=MAX([.F942:.JF942])" office:value-type="float" office:value="612693" calcext:value-type="float">
            <text:p>612693</text:p>
          </table:table-cell>
          <table:table-cell office:value-type="float" office:value="248687" calcext:value-type="float">
            <text:p>248687</text:p>
          </table:table-cell>
          <table:table-cell office:value-type="float" office:value="612693" calcext:value-type="float">
            <text:p>61269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formula="of:=[.B943]*[.B943]/[.C943]" office:value-type="float" office:value="23.5392156862745" calcext:value-type="float">
            <text:p>23.54</text:p>
          </table:table-cell>
          <table:table-cell table:formula="of:=MAX([.F943:.JF943])" office:value-type="float" office:value="491590" calcext:value-type="float">
            <text:p>491590</text:p>
          </table:table-cell>
          <table:table-cell office:value-type="float" office:value="274999" calcext:value-type="float">
            <text:p>274999</text:p>
          </table:table-cell>
          <table:table-cell office:value-type="float" office:value="491590" calcext:value-type="float">
            <text:p>4915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B944]*[.B944]/[.C944]" office:value-type="float" office:value="16.5689655172414" calcext:value-type="float">
            <text:p>16.57</text:p>
          </table:table-cell>
          <table:table-cell table:formula="of:=MAX([.F944:.JF944])" office:value-type="float" office:value="757764" calcext:value-type="float">
            <text:p>757764</text:p>
          </table:table-cell>
          <table:table-cell office:value-type="float" office:value="278004" calcext:value-type="float">
            <text:p>278004</text:p>
          </table:table-cell>
          <table:table-cell office:value-type="float" office:value="757764" calcext:value-type="float">
            <text:p>7577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[.B945]*[.B945]/[.C945]" office:value-type="float" office:value="47.7794117647059" calcext:value-type="float">
            <text:p>47.78</text:p>
          </table:table-cell>
          <table:table-cell table:formula="of:=MAX([.F945:.JF945])" office:value-type="float" office:value="398279" calcext:value-type="float">
            <text:p>398279</text:p>
          </table:table-cell>
          <table:table-cell office:value-type="float" office:value="237915" calcext:value-type="float">
            <text:p>237915</text:p>
          </table:table-cell>
          <table:table-cell office:value-type="float" office:value="398279" calcext:value-type="float">
            <text:p>39827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[.B946]*[.B946]/[.C946]" office:value-type="float" office:value="35.0634920634921" calcext:value-type="float">
            <text:p>35.06</text:p>
          </table:table-cell>
          <table:table-cell table:formula="of:=MAX([.F946:.JF946])" office:value-type="float" office:value="551039" calcext:value-type="float">
            <text:p>551039</text:p>
          </table:table-cell>
          <table:table-cell office:value-type="float" office:value="257883" calcext:value-type="float">
            <text:p>257883</text:p>
          </table:table-cell>
          <table:table-cell office:value-type="float" office:value="551039" calcext:value-type="float">
            <text:p>55103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table:formula="of:=[.B947]*[.B947]/[.C947]" office:value-type="float" office:value="26.3712121212121" calcext:value-type="float">
            <text:p>26.37</text:p>
          </table:table-cell>
          <table:table-cell table:formula="of:=MAX([.F947:.JF947])" office:value-type="float" office:value="506780" calcext:value-type="float">
            <text:p>506780</text:p>
          </table:table-cell>
          <table:table-cell office:value-type="float" office:value="311193" calcext:value-type="float">
            <text:p>311193</text:p>
          </table:table-cell>
          <table:table-cell office:value-type="float" office:value="506780" calcext:value-type="float">
            <text:p>5067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table:formula="of:=[.B948]*[.B948]/[.C948]" office:value-type="float" office:value="14.1260869565217" calcext:value-type="float">
            <text:p>14.13</text:p>
          </table:table-cell>
          <table:table-cell table:formula="of:=MAX([.F948:.JF948])" office:value-type="float" office:value="471585" calcext:value-type="float">
            <text:p>471585</text:p>
          </table:table-cell>
          <table:table-cell office:value-type="float" office:value="251947" calcext:value-type="float">
            <text:p>251947</text:p>
          </table:table-cell>
          <table:table-cell office:value-type="float" office:value="471585" calcext:value-type="float">
            <text:p>47158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949]*[.B949]/[.C949]" office:value-type="float" office:value="16.0147058823529" calcext:value-type="float">
            <text:p>16.01</text:p>
          </table:table-cell>
          <table:table-cell table:formula="of:=MAX([.F949:.JF949])" office:value-type="float" office:value="756291" calcext:value-type="float">
            <text:p>756291</text:p>
          </table:table-cell>
          <table:table-cell office:value-type="float" office:value="291483" calcext:value-type="float">
            <text:p>291483</text:p>
          </table:table-cell>
          <table:table-cell office:value-type="float" office:value="756291" calcext:value-type="float">
            <text:p>7562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formula="of:=[.B950]*[.B950]/[.C950]" office:value-type="float" office:value="16.2426470588235" calcext:value-type="float">
            <text:p>16.24</text:p>
          </table:table-cell>
          <table:table-cell table:formula="of:=MAX([.F950:.JF950])" office:value-type="float" office:value="617229" calcext:value-type="float">
            <text:p>617229</text:p>
          </table:table-cell>
          <table:table-cell office:value-type="float" office:value="312769" calcext:value-type="float">
            <text:p>312769</text:p>
          </table:table-cell>
          <table:table-cell office:value-type="float" office:value="617229" calcext:value-type="float">
            <text:p>61722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formula="of:=[.B951]*[.B951]/[.C951]" office:value-type="float" office:value="19.9325153374233" calcext:value-type="float">
            <text:p>19.93</text:p>
          </table:table-cell>
          <table:table-cell table:formula="of:=MAX([.F951:.JF951])" office:value-type="float" office:value="467442" calcext:value-type="float">
            <text:p>467442</text:p>
          </table:table-cell>
          <table:table-cell office:value-type="float" office:value="275180" calcext:value-type="float">
            <text:p>275180</text:p>
          </table:table-cell>
          <table:table-cell office:value-type="float" office:value="467442" calcext:value-type="float">
            <text:p>46744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B952]*[.B952]/[.C952]" office:value-type="float" office:value="17.1530612244898" calcext:value-type="float">
            <text:p>17.15</text:p>
          </table:table-cell>
          <table:table-cell table:formula="of:=MAX([.F952:.JF952])" office:value-type="float" office:value="677428" calcext:value-type="float">
            <text:p>677428</text:p>
          </table:table-cell>
          <table:table-cell office:value-type="float" office:value="269882" calcext:value-type="float">
            <text:p>269882</text:p>
          </table:table-cell>
          <table:table-cell office:value-type="float" office:value="677428" calcext:value-type="float">
            <text:p>6774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table:formula="of:=[.B953]*[.B953]/[.C953]" office:value-type="float" office:value="14.6496062992126" calcext:value-type="float">
            <text:p>14.65</text:p>
          </table:table-cell>
          <table:table-cell table:formula="of:=MAX([.F953:.JF953])" office:value-type="float" office:value="439119" calcext:value-type="float">
            <text:p>439119</text:p>
          </table:table-cell>
          <table:table-cell office:value-type="float" office:value="252761" calcext:value-type="float">
            <text:p>252761</text:p>
          </table:table-cell>
          <table:table-cell office:value-type="float" office:value="439119" calcext:value-type="float">
            <text:p>43911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formula="of:=[.B954]*[.B954]/[.C954]" office:value-type="float" office:value="14.7162162162162" calcext:value-type="float">
            <text:p>14.72</text:p>
          </table:table-cell>
          <table:table-cell table:formula="of:=MAX([.F954:.JF954])" office:value-type="float" office:value="698750" calcext:value-type="float">
            <text:p>698750</text:p>
          </table:table-cell>
          <table:table-cell office:value-type="float" office:value="257621" calcext:value-type="float">
            <text:p>257621</text:p>
          </table:table-cell>
          <table:table-cell office:value-type="float" office:value="698750" calcext:value-type="float">
            <text:p>6987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table:formula="of:=[.B955]*[.B955]/[.C955]" office:value-type="float" office:value="21.6306306306306" calcext:value-type="float">
            <text:p>21.63</text:p>
          </table:table-cell>
          <table:table-cell table:formula="of:=MAX([.F955:.JF955])" office:value-type="float" office:value="500056" calcext:value-type="float">
            <text:p>500056</text:p>
          </table:table-cell>
          <table:table-cell office:value-type="float" office:value="265867" calcext:value-type="float">
            <text:p>265867</text:p>
          </table:table-cell>
          <table:table-cell office:value-type="float" office:value="500056" calcext:value-type="float">
            <text:p>5000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B956]*[.B956]/[.C956]" office:value-type="float" office:value="13.3472222222222" calcext:value-type="float">
            <text:p>13.35</text:p>
          </table:table-cell>
          <table:table-cell table:formula="of:=MAX([.F956:.JF956])" office:value-type="float" office:value="858006" calcext:value-type="float">
            <text:p>858006</text:p>
          </table:table-cell>
          <table:table-cell office:value-type="float" office:value="303571" calcext:value-type="float">
            <text:p>303571</text:p>
          </table:table-cell>
          <table:table-cell office:value-type="float" office:value="858006" calcext:value-type="float">
            <text:p>8580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957]*[.B957]/[.C957]" office:value-type="float" office:value="17.4727272727273" calcext:value-type="float">
            <text:p>17.47</text:p>
          </table:table-cell>
          <table:table-cell table:formula="of:=MAX([.F957:.JF957])" office:value-type="float" office:value="881084" calcext:value-type="float">
            <text:p>881084</text:p>
          </table:table-cell>
          <table:table-cell office:value-type="float" office:value="338453" calcext:value-type="float">
            <text:p>338453</text:p>
          </table:table-cell>
          <table:table-cell office:value-type="float" office:value="881084" calcext:value-type="float">
            <text:p>8810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formula="of:=[.B958]*[.B958]/[.C958]" office:value-type="float" office:value="18.7122302158273" calcext:value-type="float">
            <text:p>18.71</text:p>
          </table:table-cell>
          <table:table-cell table:formula="of:=MAX([.F958:.JF958])" office:value-type="float" office:value="543958" calcext:value-type="float">
            <text:p>543958</text:p>
          </table:table-cell>
          <table:table-cell office:value-type="float" office:value="300121" calcext:value-type="float">
            <text:p>300121</text:p>
          </table:table-cell>
          <table:table-cell office:value-type="float" office:value="543958" calcext:value-type="float">
            <text:p>5439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959]*[.B959]/[.C959]" office:value-type="float" office:value="12.8117647058824" calcext:value-type="float">
            <text:p>12.81</text:p>
          </table:table-cell>
          <table:table-cell table:formula="of:=MAX([.F959:.JF959])" office:value-type="float" office:value="700075" calcext:value-type="float">
            <text:p>700075</text:p>
          </table:table-cell>
          <table:table-cell office:value-type="float" office:value="257318" calcext:value-type="float">
            <text:p>257318</text:p>
          </table:table-cell>
          <table:table-cell office:value-type="float" office:value="700075" calcext:value-type="float">
            <text:p>7000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table:formula="of:=[.B960]*[.B960]/[.C960]" office:value-type="float" office:value="13.120218579235" calcext:value-type="float">
            <text:p>13.12</text:p>
          </table:table-cell>
          <table:table-cell table:formula="of:=MAX([.F960:.JF960])" office:value-type="float" office:value="492744" calcext:value-type="float">
            <text:p>492744</text:p>
          </table:table-cell>
          <table:table-cell office:value-type="float" office:value="250889" calcext:value-type="float">
            <text:p>250889</text:p>
          </table:table-cell>
          <table:table-cell office:value-type="float" office:value="492744" calcext:value-type="float">
            <text:p>492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table:formula="of:=[.B961]*[.B961]/[.C961]" office:value-type="float" office:value="36.4803921568627" calcext:value-type="float">
            <text:p>36.48</text:p>
          </table:table-cell>
          <table:table-cell table:formula="of:=MAX([.F961:.JF961])" office:value-type="float" office:value="493511" calcext:value-type="float">
            <text:p>493511</text:p>
          </table:table-cell>
          <table:table-cell office:value-type="float" office:value="286524" calcext:value-type="float">
            <text:p>286524</text:p>
          </table:table-cell>
          <table:table-cell office:value-type="float" office:value="493511" calcext:value-type="float">
            <text:p>49351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7" calcext:value-type="float">
            <text:p>47</text:p>
          </table:table-cell>
          <table:table-cell office:value-type="float" office:value="152" calcext:value-type="float">
            <text:p>152</text:p>
          </table:table-cell>
          <table:table-cell table:formula="of:=[.B962]*[.B962]/[.C962]" office:value-type="float" office:value="14.5328947368421" calcext:value-type="float">
            <text:p>14.53</text:p>
          </table:table-cell>
          <table:table-cell table:formula="of:=MAX([.F962:.JF962])" office:value-type="float" office:value="545607" calcext:value-type="float">
            <text:p>545607</text:p>
          </table:table-cell>
          <table:table-cell office:value-type="float" office:value="262320" calcext:value-type="float">
            <text:p>262320</text:p>
          </table:table-cell>
          <table:table-cell office:value-type="float" office:value="545607" calcext:value-type="float">
            <text:p>54560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table:formula="of:=[.B963]*[.B963]/[.C963]" office:value-type="float" office:value="15.5748502994012" calcext:value-type="float">
            <text:p>15.57</text:p>
          </table:table-cell>
          <table:table-cell table:formula="of:=MAX([.F963:.JF963])" office:value-type="float" office:value="527190" calcext:value-type="float">
            <text:p>527190</text:p>
          </table:table-cell>
          <table:table-cell office:value-type="float" office:value="290693" calcext:value-type="float">
            <text:p>290693</text:p>
          </table:table-cell>
          <table:table-cell office:value-type="float" office:value="527190" calcext:value-type="float">
            <text:p>52719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table:formula="of:=[.B964]*[.B964]/[.C964]" office:value-type="float" office:value="14.9130434782609" calcext:value-type="float">
            <text:p>14.91</text:p>
          </table:table-cell>
          <table:table-cell table:formula="of:=MAX([.F964:.JF964])" office:value-type="float" office:value="494540" calcext:value-type="float">
            <text:p>494540</text:p>
          </table:table-cell>
          <table:table-cell office:value-type="float" office:value="245241" calcext:value-type="float">
            <text:p>245241</text:p>
          </table:table-cell>
          <table:table-cell office:value-type="float" office:value="494540" calcext:value-type="float">
            <text:p>4945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formula="of:=[.B965]*[.B965]/[.C965]" office:value-type="float" office:value="18.1888111888112" calcext:value-type="float">
            <text:p>18.19</text:p>
          </table:table-cell>
          <table:table-cell table:formula="of:=MAX([.F965:.JF965])" office:value-type="float" office:value="608875" calcext:value-type="float">
            <text:p>608875</text:p>
          </table:table-cell>
          <table:table-cell office:value-type="float" office:value="305476" calcext:value-type="float">
            <text:p>305476</text:p>
          </table:table-cell>
          <table:table-cell office:value-type="float" office:value="608875" calcext:value-type="float">
            <text:p>6088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table:formula="of:=[.B966]*[.B966]/[.C966]" office:value-type="float" office:value="12.3857142857143" calcext:value-type="float">
            <text:p>12.39</text:p>
          </table:table-cell>
          <table:table-cell table:formula="of:=MAX([.F966:.JF966])" office:value-type="float" office:value="536509" calcext:value-type="float">
            <text:p>536509</text:p>
          </table:table-cell>
          <table:table-cell office:value-type="float" office:value="280430" calcext:value-type="float">
            <text:p>280430</text:p>
          </table:table-cell>
          <table:table-cell office:value-type="float" office:value="536509" calcext:value-type="float">
            <text:p>5365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  <table:table-cell table:formula="of:=[.B967]*[.B967]/[.C967]" office:value-type="float" office:value="18.6149732620321" calcext:value-type="float">
            <text:p>18.61</text:p>
          </table:table-cell>
          <table:table-cell table:formula="of:=MAX([.F967:.JF967])" office:value-type="float" office:value="475632" calcext:value-type="float">
            <text:p>475632</text:p>
          </table:table-cell>
          <table:table-cell office:value-type="float" office:value="260495" calcext:value-type="float">
            <text:p>260495</text:p>
          </table:table-cell>
          <table:table-cell office:value-type="float" office:value="475632" calcext:value-type="float">
            <text:p>4756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968]*[.B968]/[.C968]" office:value-type="float" office:value="12.0125" calcext:value-type="float">
            <text:p>12.01</text:p>
          </table:table-cell>
          <table:table-cell table:formula="of:=MAX([.F968:.JF968])" office:value-type="float" office:value="799689" calcext:value-type="float">
            <text:p>799689</text:p>
          </table:table-cell>
          <table:table-cell office:value-type="float" office:value="308540" calcext:value-type="float">
            <text:p>308540</text:p>
          </table:table-cell>
          <table:table-cell office:value-type="float" office:value="799689" calcext:value-type="float">
            <text:p>7996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table:formula="of:=[.B969]*[.B969]/[.C969]" office:value-type="float" office:value="12.4093959731544" calcext:value-type="float">
            <text:p>12.41</text:p>
          </table:table-cell>
          <table:table-cell table:formula="of:=MAX([.F969:.JF969])" office:value-type="float" office:value="652158" calcext:value-type="float">
            <text:p>652158</text:p>
          </table:table-cell>
          <table:table-cell office:value-type="float" office:value="280446" calcext:value-type="float">
            <text:p>280446</text:p>
          </table:table-cell>
          <table:table-cell office:value-type="float" office:value="652158" calcext:value-type="float">
            <text:p>65215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table:formula="of:=[.B970]*[.B970]/[.C970]" office:value-type="float" office:value="12.7100840336134" calcext:value-type="float">
            <text:p>12.71</text:p>
          </table:table-cell>
          <table:table-cell table:formula="of:=MAX([.F970:.JF970])" office:value-type="float" office:value="516757" calcext:value-type="float">
            <text:p>516757</text:p>
          </table:table-cell>
          <table:table-cell office:value-type="float" office:value="282270" calcext:value-type="float">
            <text:p>282270</text:p>
          </table:table-cell>
          <table:table-cell office:value-type="float" office:value="516757" calcext:value-type="float">
            <text:p>5167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table:formula="of:=[.B971]*[.B971]/[.C971]" office:value-type="float" office:value="14.1155778894472" calcext:value-type="float">
            <text:p>14.12</text:p>
          </table:table-cell>
          <table:table-cell table:formula="of:=MAX([.F971:.JF971])" office:value-type="float" office:value="497155" calcext:value-type="float">
            <text:p>497155</text:p>
          </table:table-cell>
          <table:table-cell office:value-type="float" office:value="275139" calcext:value-type="float">
            <text:p>275139</text:p>
          </table:table-cell>
          <table:table-cell office:value-type="float" office:value="497155" calcext:value-type="float">
            <text:p>49715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table:formula="of:=[.B972]*[.B972]/[.C972]" office:value-type="float" office:value="20.0083333333333" calcext:value-type="float">
            <text:p>20.01</text:p>
          </table:table-cell>
          <table:table-cell table:formula="of:=MAX([.F972:.JF972])" office:value-type="float" office:value="592747" calcext:value-type="float">
            <text:p>592747</text:p>
          </table:table-cell>
          <table:table-cell office:value-type="float" office:value="284289" calcext:value-type="float">
            <text:p>284289</text:p>
          </table:table-cell>
          <table:table-cell office:value-type="float" office:value="592747" calcext:value-type="float">
            <text:p>59274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formula="of:=[.B973]*[.B973]/[.C973]" office:value-type="float" office:value="14.9178082191781" calcext:value-type="float">
            <text:p>14.92</text:p>
          </table:table-cell>
          <table:table-cell table:formula="of:=MAX([.F973:.JF973])" office:value-type="float" office:value="777065" calcext:value-type="float">
            <text:p>777065</text:p>
          </table:table-cell>
          <table:table-cell office:value-type="float" office:value="279106" calcext:value-type="float">
            <text:p>279106</text:p>
          </table:table-cell>
          <table:table-cell office:value-type="float" office:value="777065" calcext:value-type="float">
            <text:p>77706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1" calcext:value-type="float">
            <text:p>61</text:p>
          </table:table-cell>
          <table:table-cell office:value-type="float" office:value="193" calcext:value-type="float">
            <text:p>193</text:p>
          </table:table-cell>
          <table:table-cell table:formula="of:=[.B974]*[.B974]/[.C974]" office:value-type="float" office:value="19.279792746114" calcext:value-type="float">
            <text:p>19.28</text:p>
          </table:table-cell>
          <table:table-cell table:formula="of:=MAX([.F974:.JF974])" office:value-type="float" office:value="416085" calcext:value-type="float">
            <text:p>416085</text:p>
          </table:table-cell>
          <table:table-cell office:value-type="float" office:value="258659" calcext:value-type="float">
            <text:p>258659</text:p>
          </table:table-cell>
          <table:table-cell office:value-type="float" office:value="416085" calcext:value-type="float">
            <text:p>416085</text:p>
          </table:table-cell>
          <table:table-cell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B975]*[.B975]/[.C975]" office:value-type="float" office:value="36.1607142857143" calcext:value-type="float">
            <text:p>36.16</text:p>
          </table:table-cell>
          <table:table-cell table:formula="of:=MAX([.F975:.JF975])" office:value-type="float" office:value="582424" calcext:value-type="float">
            <text:p>582424</text:p>
          </table:table-cell>
          <table:table-cell office:value-type="float" office:value="263688" calcext:value-type="float">
            <text:p>263688</text:p>
          </table:table-cell>
          <table:table-cell office:value-type="float" office:value="582424" calcext:value-type="float">
            <text:p>5824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[.B976]*[.B976]/[.C976]" office:value-type="float" office:value="18.2835820895522" calcext:value-type="float">
            <text:p>18.28</text:p>
          </table:table-cell>
          <table:table-cell table:formula="of:=MAX([.F976:.JF976])" office:value-type="float" office:value="830433" calcext:value-type="float">
            <text:p>830433</text:p>
          </table:table-cell>
          <table:table-cell office:value-type="float" office:value="305643" calcext:value-type="float">
            <text:p>305643</text:p>
          </table:table-cell>
          <table:table-cell office:value-type="float" office:value="830433" calcext:value-type="float">
            <text:p>8304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  <table:table-cell table:formula="of:=[.B977]*[.B977]/[.C977]" office:value-type="float" office:value="18.5124378109453" calcext:value-type="float">
            <text:p>18.51</text:p>
          </table:table-cell>
          <table:table-cell table:formula="of:=MAX([.F977:.JF977])" office:value-type="float" office:value="469312" calcext:value-type="float">
            <text:p>469312</text:p>
          </table:table-cell>
          <table:table-cell office:value-type="float" office:value="267094" calcext:value-type="float">
            <text:p>267094</text:p>
          </table:table-cell>
          <table:table-cell office:value-type="float" office:value="469312" calcext:value-type="float">
            <text:p>46931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B978]*[.B978]/[.C978]" office:value-type="float" office:value="22.5487804878049" calcext:value-type="float">
            <text:p>22.55</text:p>
          </table:table-cell>
          <table:table-cell table:formula="of:=MAX([.F978:.JF978])" office:value-type="float" office:value="681743" calcext:value-type="float">
            <text:p>681743</text:p>
          </table:table-cell>
          <table:table-cell office:value-type="float" office:value="287237" calcext:value-type="float">
            <text:p>287237</text:p>
          </table:table-cell>
          <table:table-cell office:value-type="float" office:value="681743" calcext:value-type="float">
            <text:p>68174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table:formula="of:=[.B979]*[.B979]/[.C979]" office:value-type="float" office:value="12.8980891719745" calcext:value-type="float">
            <text:p>12.90</text:p>
          </table:table-cell>
          <table:table-cell table:formula="of:=MAX([.F979:.JF979])" office:value-type="float" office:value="599303" calcext:value-type="float">
            <text:p>599303</text:p>
          </table:table-cell>
          <table:table-cell office:value-type="float" office:value="267252" calcext:value-type="float">
            <text:p>267252</text:p>
          </table:table-cell>
          <table:table-cell office:value-type="float" office:value="599303" calcext:value-type="float">
            <text:p>5993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[.B980]*[.B980]/[.C980]" office:value-type="float" office:value="18.9252336448598" calcext:value-type="float">
            <text:p>18.93</text:p>
          </table:table-cell>
          <table:table-cell table:formula="of:=MAX([.F980:.JF980])" office:value-type="float" office:value="634695" calcext:value-type="float">
            <text:p>634695</text:p>
          </table:table-cell>
          <table:table-cell office:value-type="float" office:value="273744" calcext:value-type="float">
            <text:p>273744</text:p>
          </table:table-cell>
          <table:table-cell office:value-type="float" office:value="634695" calcext:value-type="float">
            <text:p>63469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[.B981]*[.B981]/[.C981]" office:value-type="float" office:value="50.1607142857143" calcext:value-type="float">
            <text:p>50.16</text:p>
          </table:table-cell>
          <table:table-cell table:formula="of:=MAX([.F981:.JF981])" office:value-type="float" office:value="511232" calcext:value-type="float">
            <text:p>511232</text:p>
          </table:table-cell>
          <table:table-cell office:value-type="float" office:value="284572" calcext:value-type="float">
            <text:p>284572</text:p>
          </table:table-cell>
          <table:table-cell office:value-type="float" office:value="511232" calcext:value-type="float">
            <text:p>5112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B982]*[.B982]/[.C982]" office:value-type="float" office:value="23.3472222222222" calcext:value-type="float">
            <text:p>23.35</text:p>
          </table:table-cell>
          <table:table-cell table:formula="of:=MAX([.F982:.JF982])" office:value-type="float" office:value="635034" calcext:value-type="float">
            <text:p>635034</text:p>
          </table:table-cell>
          <table:table-cell office:value-type="float" office:value="257266" calcext:value-type="float">
            <text:p>257266</text:p>
          </table:table-cell>
          <table:table-cell office:value-type="float" office:value="635034" calcext:value-type="float">
            <text:p>6350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B983]*[.B983]/[.C983]" office:value-type="float" office:value="30.03125" calcext:value-type="float">
            <text:p>30.03</text:p>
          </table:table-cell>
          <table:table-cell table:formula="of:=MAX([.F983:.JF983])" office:value-type="float" office:value="874224" calcext:value-type="float">
            <text:p>874224</text:p>
          </table:table-cell>
          <table:table-cell office:value-type="float" office:value="342197" calcext:value-type="float">
            <text:p>342197</text:p>
          </table:table-cell>
          <table:table-cell office:value-type="float" office:value="874224" calcext:value-type="float">
            <text:p>87422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9" calcext:value-type="float">
            <text:p>49</text:p>
          </table:table-cell>
          <table:table-cell office:value-type="float" office:value="198" calcext:value-type="float">
            <text:p>198</text:p>
          </table:table-cell>
          <table:table-cell table:formula="of:=[.B984]*[.B984]/[.C984]" office:value-type="float" office:value="12.1262626262626" calcext:value-type="float">
            <text:p>12.13</text:p>
          </table:table-cell>
          <table:table-cell table:formula="of:=MAX([.F984:.JF984])" office:value-type="float" office:value="575493" calcext:value-type="float">
            <text:p>575493</text:p>
          </table:table-cell>
          <table:table-cell office:value-type="float" office:value="285587" calcext:value-type="float">
            <text:p>285587</text:p>
          </table:table-cell>
          <table:table-cell office:value-type="float" office:value="575493" calcext:value-type="float">
            <text:p>57549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table:formula="of:=[.B985]*[.B985]/[.C985]" office:value-type="float" office:value="20.0057471264368" calcext:value-type="float">
            <text:p>20.01</text:p>
          </table:table-cell>
          <table:table-cell table:formula="of:=MAX([.F985:.JF985])" office:value-type="float" office:value="485726" calcext:value-type="float">
            <text:p>485726</text:p>
          </table:table-cell>
          <table:table-cell office:value-type="float" office:value="277712" calcext:value-type="float">
            <text:p>277712</text:p>
          </table:table-cell>
          <table:table-cell office:value-type="float" office:value="485726" calcext:value-type="float">
            <text:p>4857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B986]*[.B986]/[.C986]" office:value-type="float" office:value="24.8909090909091" calcext:value-type="float">
            <text:p>24.89</text:p>
          </table:table-cell>
          <table:table-cell table:formula="of:=MAX([.F986:.JF986])" office:value-type="float" office:value="680826" calcext:value-type="float">
            <text:p>680826</text:p>
          </table:table-cell>
          <table:table-cell office:value-type="float" office:value="255657" calcext:value-type="float">
            <text:p>255657</text:p>
          </table:table-cell>
          <table:table-cell office:value-type="float" office:value="680826" calcext:value-type="float">
            <text:p>6808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formula="of:=[.B987]*[.B987]/[.C987]" office:value-type="float" office:value="14.4913793103448" calcext:value-type="float">
            <text:p>14.49</text:p>
          </table:table-cell>
          <table:table-cell table:formula="of:=MAX([.F987:.JF987])" office:value-type="float" office:value="669070" calcext:value-type="float">
            <text:p>669070</text:p>
          </table:table-cell>
          <table:table-cell office:value-type="float" office:value="267702" calcext:value-type="float">
            <text:p>267702</text:p>
          </table:table-cell>
          <table:table-cell office:value-type="float" office:value="669070" calcext:value-type="float">
            <text:p>6690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formula="of:=[.B988]*[.B988]/[.C988]" office:value-type="float" office:value="42.6056338028169" calcext:value-type="float">
            <text:p>42.61</text:p>
          </table:table-cell>
          <table:table-cell table:formula="of:=MAX([.F988:.JF988])" office:value-type="float" office:value="482694" calcext:value-type="float">
            <text:p>482694</text:p>
          </table:table-cell>
          <table:table-cell office:value-type="float" office:value="261888" calcext:value-type="float">
            <text:p>261888</text:p>
          </table:table-cell>
          <table:table-cell office:value-type="float" office:value="482694" calcext:value-type="float">
            <text:p>4826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table:formula="of:=[.B989]*[.B989]/[.C989]" office:value-type="float" office:value="16.6555023923445" calcext:value-type="float">
            <text:p>16.66</text:p>
          </table:table-cell>
          <table:table-cell table:formula="of:=MAX([.F989:.JF989])" office:value-type="float" office:value="485148" calcext:value-type="float">
            <text:p>485148</text:p>
          </table:table-cell>
          <table:table-cell office:value-type="float" office:value="272876" calcext:value-type="float">
            <text:p>272876</text:p>
          </table:table-cell>
          <table:table-cell office:value-type="float" office:value="485148" calcext:value-type="float">
            <text:p>48514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table:formula="of:=[.B990]*[.B990]/[.C990]" office:value-type="float" office:value="12.6228571428571" calcext:value-type="float">
            <text:p>12.62</text:p>
          </table:table-cell>
          <table:table-cell table:formula="of:=MAX([.F990:.JF990])" office:value-type="float" office:value="592954" calcext:value-type="float">
            <text:p>592954</text:p>
          </table:table-cell>
          <table:table-cell office:value-type="float" office:value="289431" calcext:value-type="float">
            <text:p>289431</text:p>
          </table:table-cell>
          <table:table-cell office:value-type="float" office:value="592954" calcext:value-type="float">
            <text:p>592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991]*[.B991]/[.C991]" office:value-type="float" office:value="36.0263157894737" calcext:value-type="float">
            <text:p>36.03</text:p>
          </table:table-cell>
          <table:table-cell table:formula="of:=MAX([.F991:.JF991])" office:value-type="float" office:value="814296" calcext:value-type="float">
            <text:p>814296</text:p>
          </table:table-cell>
          <table:table-cell office:value-type="float" office:value="346932" calcext:value-type="float">
            <text:p>346932</text:p>
          </table:table-cell>
          <table:table-cell office:value-type="float" office:value="814296" calcext:value-type="float">
            <text:p>81429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formula="of:=[.B992]*[.B992]/[.C992]" office:value-type="float" office:value="14.4913793103448" calcext:value-type="float">
            <text:p>14.49</text:p>
          </table:table-cell>
          <table:table-cell table:formula="of:=MAX([.F992:.JF992])" office:value-type="float" office:value="630445" calcext:value-type="float">
            <text:p>630445</text:p>
          </table:table-cell>
          <table:table-cell office:value-type="float" office:value="244631" calcext:value-type="float">
            <text:p>244631</text:p>
          </table:table-cell>
          <table:table-cell office:value-type="float" office:value="630445" calcext:value-type="float">
            <text:p>63044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formula="of:=[.B993]*[.B993]/[.C993]" office:value-type="float" office:value="13.80625" calcext:value-type="float">
            <text:p>13.81</text:p>
          </table:table-cell>
          <table:table-cell table:formula="of:=MAX([.F993:.JF993])" office:value-type="float" office:value="592039" calcext:value-type="float">
            <text:p>592039</text:p>
          </table:table-cell>
          <table:table-cell office:value-type="float" office:value="292683" calcext:value-type="float">
            <text:p>292683</text:p>
          </table:table-cell>
          <table:table-cell office:value-type="float" office:value="592039" calcext:value-type="float">
            <text:p>59203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formula="of:=[.B994]*[.B994]/[.C994]" office:value-type="float" office:value="19.5842105263158" calcext:value-type="float">
            <text:p>19.58</text:p>
          </table:table-cell>
          <table:table-cell table:formula="of:=MAX([.F994:.JF994])" office:value-type="float" office:value="456903" calcext:value-type="float">
            <text:p>456903</text:p>
          </table:table-cell>
          <table:table-cell office:value-type="float" office:value="267353" calcext:value-type="float">
            <text:p>267353</text:p>
          </table:table-cell>
          <table:table-cell office:value-type="float" office:value="456903" calcext:value-type="float">
            <text:p>4569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formula="of:=[.B995]*[.B995]/[.C995]" office:value-type="float" office:value="16.3203883495146" calcext:value-type="float">
            <text:p>16.32</text:p>
          </table:table-cell>
          <table:table-cell table:formula="of:=MAX([.F995:.JF995])" office:value-type="float" office:value="707840" calcext:value-type="float">
            <text:p>707840</text:p>
          </table:table-cell>
          <table:table-cell office:value-type="float" office:value="277580" calcext:value-type="float">
            <text:p>277580</text:p>
          </table:table-cell>
          <table:table-cell office:value-type="float" office:value="707840" calcext:value-type="float">
            <text:p>7078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[.B996]*[.B996]/[.C996]" office:value-type="float" office:value="31.1142857142857" calcext:value-type="float">
            <text:p>31.11</text:p>
          </table:table-cell>
          <table:table-cell table:formula="of:=MAX([.F996:.JF996])" office:value-type="float" office:value="646540" calcext:value-type="float">
            <text:p>646540</text:p>
          </table:table-cell>
          <table:table-cell office:value-type="float" office:value="244294" calcext:value-type="float">
            <text:p>244294</text:p>
          </table:table-cell>
          <table:table-cell office:value-type="float" office:value="646540" calcext:value-type="float">
            <text:p>6465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B997]*[.B997]/[.C997]" office:value-type="float" office:value="16.5983606557377" calcext:value-type="float">
            <text:p>16.60</text:p>
          </table:table-cell>
          <table:table-cell table:formula="of:=MAX([.F997:.JF997])" office:value-type="float" office:value="596923" calcext:value-type="float">
            <text:p>596923</text:p>
          </table:table-cell>
          <table:table-cell office:value-type="float" office:value="267197" calcext:value-type="float">
            <text:p>267197</text:p>
          </table:table-cell>
          <table:table-cell office:value-type="float" office:value="596923" calcext:value-type="float">
            <text:p>59692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table:formula="of:=[.B998]*[.B998]/[.C998]" office:value-type="float" office:value="15.8203125" calcext:value-type="float">
            <text:p>15.82</text:p>
          </table:table-cell>
          <table:table-cell table:formula="of:=MAX([.F998:.JF998])" office:value-type="float" office:value="583259" calcext:value-type="float">
            <text:p>583259</text:p>
          </table:table-cell>
          <table:table-cell office:value-type="float" office:value="259752" calcext:value-type="float">
            <text:p>259752</text:p>
          </table:table-cell>
          <table:table-cell office:value-type="float" office:value="583259" calcext:value-type="float">
            <text:p>58325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999]*[.B999]/[.C999]" office:value-type="float" office:value="45.2077922077922" calcext:value-type="float">
            <text:p>45.21</text:p>
          </table:table-cell>
          <table:table-cell table:formula="of:=MAX([.F999:.JF999])" office:value-type="float" office:value="479357" calcext:value-type="float">
            <text:p>479357</text:p>
          </table:table-cell>
          <table:table-cell office:value-type="float" office:value="294857" calcext:value-type="float">
            <text:p>294857</text:p>
          </table:table-cell>
          <table:table-cell office:value-type="float" office:value="479357" calcext:value-type="float">
            <text:p>47935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[.B1000]*[.B1000]/[.C1000]" office:value-type="float" office:value="23.7153284671533" calcext:value-type="float">
            <text:p>23.72</text:p>
          </table:table-cell>
          <table:table-cell table:formula="of:=MAX([.F1000:.JF1000])" office:value-type="float" office:value="489868" calcext:value-type="float">
            <text:p>489868</text:p>
          </table:table-cell>
          <table:table-cell office:value-type="float" office:value="273689" calcext:value-type="float">
            <text:p>273689</text:p>
          </table:table-cell>
          <table:table-cell office:value-type="float" office:value="489868" calcext:value-type="float">
            <text:p>4898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formula="of:=[.B1001]*[.B1001]/[.C1001]" office:value-type="float" office:value="21.8272727272727" calcext:value-type="float">
            <text:p>21.83</text:p>
          </table:table-cell>
          <table:table-cell table:formula="of:=MAX([.F1001:.JF1001])" office:value-type="float" office:value="541533" calcext:value-type="float">
            <text:p>541533</text:p>
          </table:table-cell>
          <table:table-cell office:value-type="float" office:value="278508" calcext:value-type="float">
            <text:p>278508</text:p>
          </table:table-cell>
          <table:table-cell office:value-type="float" office:value="541533" calcext:value-type="float">
            <text:p>5415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1002]*[.B1002]/[.C1002]" office:value-type="float" office:value="12.6627906976744" calcext:value-type="float">
            <text:p>12.66</text:p>
          </table:table-cell>
          <table:table-cell table:formula="of:=MAX([.F1002:.JF1002])" office:value-type="float" office:value="704562" calcext:value-type="float">
            <text:p>704562</text:p>
          </table:table-cell>
          <table:table-cell office:value-type="float" office:value="272055" calcext:value-type="float">
            <text:p>272055</text:p>
          </table:table-cell>
          <table:table-cell office:value-type="float" office:value="704562" calcext:value-type="float">
            <text:p>70456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style-name="ce2" table:formula="of:=AVERAGE([.E3:.E1002])" office:value-type="float" office:value="610541.313" calcext:value-type="float">
            <text:p>610541</text:p>
          </table:table-cell>
          <table:table-cell table:style-name="ce11" table:formula="of:=AVERAGE([.F3:.F1002])" office:value-type="float" office:value="275744.644" calcext:value-type="float">
            <text:p>275744.6</text:p>
          </table:table-cell>
          <table:table-cell table:style-name="ce11" table:formula="of:=AVERAGE([.G3:.G1002])" office:value-type="float" office:value="610541.313" calcext:value-type="float">
            <text:p>610541.3</text:p>
          </table:table-cell>
          <table:table-cell table:style-name="ce2" table:formula="of:=AVERAGE([.H3:.H1002])" office:value-type="string" office:string-value="" calcext:value-type="error">
            <text:p>#DIV/0!</text:p>
          </table:table-cell>
          <table:table-cell table:style-name="ce2" table:formula="of:=AVERAGE([.I3:.I1002])" office:value-type="string" office:string-value="" calcext:value-type="error">
            <text:p>#DIV/0!</text:p>
          </table:table-cell>
          <table:table-cell table:style-name="ce2" table:formula="of:=AVERAGE([.J3:.J1002])" office:value-type="string" office:string-value="" calcext:value-type="error">
            <text:p>#DIV/0!</text:p>
          </table:table-cell>
          <table:table-cell table:style-name="ce2" table:formula="of:=AVERAGE([.K3:.K1002])" office:value-type="string" office:string-value="" calcext:value-type="error">
            <text:p>#DIV/0!</text:p>
          </table:table-cell>
          <table:table-cell table:style-name="ce2" table:formula="of:=AVERAGE([.L3:.L1002])" office:value-type="string" office:string-value="" calcext:value-type="error">
            <text:p>#DIV/0!</text:p>
          </table:table-cell>
          <table:table-cell table:style-name="ce2" table:formula="of:=AVERAGE([.M3:.M1002])" office:value-type="string" office:string-value="" calcext:value-type="error">
            <text:p>#DIV/0!</text:p>
          </table:table-cell>
          <table:table-cell table:style-name="ce2" table:formula="of:=AVERAGE([.N3:.N1002])" office:value-type="string" office:string-value="" calcext:value-type="error">
            <text:p>#DIV/0!</text:p>
          </table:table-cell>
          <table:table-cell table:formula="of:=AVERAGE([.O3:.O1002])" office:value-type="string" office:string-value="" calcext:value-type="error">
            <text:p>#DIV/0!</text:p>
          </table:table-cell>
          <table:table-cell table:formula="of:=AVERAGE([.P3:.P1002])" office:value-type="string" office:string-value="" calcext:value-type="error">
            <text:p>#DIV/0!</text:p>
          </table:table-cell>
          <table:table-cell table:formula="of:=AVERAGE([.Q3:.Q1002])" office:value-type="string" office:string-value="" calcext:value-type="error">
            <text:p>#DIV/0!</text:p>
          </table:table-cell>
          <table:table-cell table:formula="of:=AVERAGE([.R3:.R1002])" office:value-type="string" office:string-value="" calcext:value-type="error">
            <text:p>#DIV/0!</text:p>
          </table:table-cell>
          <table:table-cell table:formula="of:=AVERAGE([.S3:.S1002])" office:value-type="string" office:string-value="" calcext:value-type="error">
            <text:p>#DIV/0!</text:p>
          </table:table-cell>
          <table:table-cell table:formula="of:=AVERAGE([.T3:.T1002])" office:value-type="string" office:string-value="" calcext:value-type="error">
            <text:p>#DIV/0!</text:p>
          </table:table-cell>
          <table:table-cell table:formula="of:=AVERAGE([.U3:.U1002])" office:value-type="string" office:string-value="" calcext:value-type="error">
            <text:p>#DIV/0!</text:p>
          </table:table-cell>
          <table:table-cell table:formula="of:=AVERAGE([.V3:.V1002])" office:value-type="string" office:string-value="" calcext:value-type="error">
            <text:p>#DIV/0!</text:p>
          </table:table-cell>
          <table:table-cell table:formula="of:=AVERAGE([.W3:.W1002])" office:value-type="string" office:string-value="" calcext:value-type="error">
            <text:p>#DIV/0!</text:p>
          </table:table-cell>
          <table:table-cell table:formula="of:=AVERAGE([.X3:.X1002])" office:value-type="string" office:string-value="" calcext:value-type="error">
            <text:p>#DIV/0!</text:p>
          </table:table-cell>
          <table:table-cell table:formula="of:=AVERAGE([.Y3:.Y1002])" office:value-type="string" office:string-value="" calcext:value-type="error">
            <text:p>#DIV/0!</text:p>
          </table:table-cell>
          <table:table-cell table:formula="of:=AVERAGE([.Z3:.Z1002])" office:value-type="string" office:string-value="" calcext:value-type="error">
            <text:p>#DIV/0!</text:p>
          </table:table-cell>
          <table:table-cell table:formula="of:=AVERAGE([.AA3:.AA1002])" office:value-type="string" office:string-value="" calcext:value-type="error">
            <text:p>#DIV/0!</text:p>
          </table:table-cell>
          <table:table-cell table:formula="of:=AVERAGE([.AB3:.AB1002])" office:value-type="string" office:string-value="" calcext:value-type="error">
            <text:p>#DIV/0!</text:p>
          </table:table-cell>
          <table:table-cell table:formula="of:=AVERAGE([.AC3:.AC1002])" office:value-type="string" office:string-value="" calcext:value-type="error">
            <text:p>#DIV/0!</text:p>
          </table:table-cell>
          <table:table-cell table:formula="of:=AVERAGE([.AD3:.AD1002])" office:value-type="string" office:string-value="" calcext:value-type="error">
            <text:p>#DIV/0!</text:p>
          </table:table-cell>
          <table:table-cell table:formula="of:=AVERAGE([.AE3:.AE1002])" office:value-type="string" office:string-value="" calcext:value-type="error">
            <text:p>#DIV/0!</text:p>
          </table:table-cell>
          <table:table-cell table:formula="of:=AVERAGE([.AF3:.AF1002])" office:value-type="string" office:string-value="" calcext:value-type="error">
            <text:p>#DIV/0!</text:p>
          </table:table-cell>
          <table:table-cell table:formula="of:=AVERAGE([.AG3:.AG1002])" office:value-type="string" office:string-value="" calcext:value-type="error">
            <text:p>#DIV/0!</text:p>
          </table:table-cell>
          <table:table-cell table:formula="of:=AVERAGE([.AH3:.AH1002])" office:value-type="string" office:string-value="" calcext:value-type="error">
            <text:p>#DIV/0!</text:p>
          </table:table-cell>
          <table:table-cell table:formula="of:=AVERAGE([.AI3:.AI1002])" office:value-type="string" office:string-value="" calcext:value-type="error">
            <text:p>#DIV/0!</text:p>
          </table:table-cell>
          <table:table-cell table:formula="of:=AVERAGE([.AJ3:.AJ1002])" office:value-type="string" office:string-value="" calcext:value-type="error">
            <text:p>#DIV/0!</text:p>
          </table:table-cell>
          <table:table-cell table:formula="of:=AVERAGE([.AK3:.AK1002])" office:value-type="string" office:string-value="" calcext:value-type="error">
            <text:p>#DIV/0!</text:p>
          </table:table-cell>
          <table:table-cell table:formula="of:=AVERAGE([.AL3:.AL1002])" office:value-type="string" office:string-value="" calcext:value-type="error">
            <text:p>#DIV/0!</text:p>
          </table:table-cell>
          <table:table-cell table:formula="of:=AVERAGE([.AM3:.AM1002])" office:value-type="string" office:string-value="" calcext:value-type="error">
            <text:p>#DIV/0!</text:p>
          </table:table-cell>
          <table:table-cell table:formula="of:=AVERAGE([.AN3:.AN1002])" office:value-type="string" office:string-value="" calcext:value-type="error">
            <text:p>#DIV/0!</text:p>
          </table:table-cell>
          <table:table-cell table:formula="of:=AVERAGE([.AO3:.AO1002])" office:value-type="string" office:string-value="" calcext:value-type="error">
            <text:p>#DIV/0!</text:p>
          </table:table-cell>
          <table:table-cell table:formula="of:=AVERAGE([.AP3:.AP1002])" office:value-type="string" office:string-value="" calcext:value-type="error">
            <text:p>#DIV/0!</text:p>
          </table:table-cell>
          <table:table-cell table:formula="of:=AVERAGE([.AQ3:.AQ1002])" office:value-type="string" office:string-value="" calcext:value-type="error">
            <text:p>#DIV/0!</text:p>
          </table:table-cell>
          <table:table-cell table:formula="of:=AVERAGE([.AR3:.AR1002])" office:value-type="string" office:string-value="" calcext:value-type="error">
            <text:p>#DIV/0!</text:p>
          </table:table-cell>
          <table:table-cell table:formula="of:=AVERAGE([.AS3:.AS1002])" office:value-type="string" office:string-value="" calcext:value-type="error">
            <text:p>#DIV/0!</text:p>
          </table:table-cell>
          <table:table-cell table:formula="of:=AVERAGE([.AT3:.AT1002])" office:value-type="string" office:string-value="" calcext:value-type="error">
            <text:p>#DIV/0!</text:p>
          </table:table-cell>
          <table:table-cell table:formula="of:=AVERAGE([.AU3:.AU1002])" office:value-type="string" office:string-value="" calcext:value-type="error">
            <text:p>#DIV/0!</text:p>
          </table:table-cell>
          <table:table-cell table:formula="of:=AVERAGE([.AV3:.AV1002])" office:value-type="string" office:string-value="" calcext:value-type="error">
            <text:p>#DIV/0!</text:p>
          </table:table-cell>
          <table:table-cell table:formula="of:=AVERAGE([.AW3:.AW1002])" office:value-type="string" office:string-value="" calcext:value-type="error">
            <text:p>#DIV/0!</text:p>
          </table:table-cell>
          <table:table-cell table:formula="of:=AVERAGE([.AX3:.AX1002])" office:value-type="string" office:string-value="" calcext:value-type="error">
            <text:p>#DIV/0!</text:p>
          </table:table-cell>
          <table:table-cell table:formula="of:=AVERAGE([.AY3:.AY1002])" office:value-type="string" office:string-value="" calcext:value-type="error">
            <text:p>#DIV/0!</text:p>
          </table:table-cell>
          <table:table-cell table:formula="of:=AVERAGE([.AZ3:.AZ1002])" office:value-type="string" office:string-value="" calcext:value-type="error">
            <text:p>#DIV/0!</text:p>
          </table:table-cell>
          <table:table-cell table:formula="of:=AVERAGE([.BA3:.BA1002])" office:value-type="string" office:string-value="" calcext:value-type="error">
            <text:p>#DIV/0!</text:p>
          </table:table-cell>
          <table:table-cell table:style-name="ce2" table:formula="of:=AVERAGE([.BB3:.BB1002])" office:value-type="string" office:string-value="" calcext:value-type="error">
            <text:p>#DIV/0!</text:p>
          </table:table-cell>
          <table:table-cell table:style-name="ce2" table:formula="of:=AVERAGE([.BC3:.BC1002])" office:value-type="string" office:string-value="" calcext:value-type="error">
            <text:p>#DIV/0!</text:p>
          </table:table-cell>
          <table:table-cell table:style-name="ce2" table:formula="of:=AVERAGE([.BD3:.BD1002])" office:value-type="string" office:string-value="" calcext:value-type="error">
            <text:p>#DIV/0!</text:p>
          </table:table-cell>
          <table:table-cell table:style-name="ce2" table:formula="of:=AVERAGE([.BE3:.BE1002])" office:value-type="string" office:string-value="" calcext:value-type="error">
            <text:p>#DIV/0!</text:p>
          </table:table-cell>
          <table:table-cell table:style-name="ce2" table:formula="of:=AVERAGE([.BF3:.BF1002])" office:value-type="string" office:string-value="" calcext:value-type="error">
            <text:p>#DIV/0!</text:p>
          </table:table-cell>
          <table:table-cell table:style-name="ce2" table:formula="of:=AVERAGE([.BG3:.BG1002])" office:value-type="string" office:string-value="" calcext:value-type="error">
            <text:p>#DIV/0!</text:p>
          </table:table-cell>
          <table:table-cell table:style-name="ce2" table:formula="of:=AVERAGE([.BH3:.BH1002])" office:value-type="string" office:string-value="" calcext:value-type="error">
            <text:p>#DIV/0!</text:p>
          </table:table-cell>
          <table:table-cell table:style-name="ce2" table:formula="of:=AVERAGE([.BI3:.BI1002])" office:value-type="string" office:string-value="" calcext:value-type="error">
            <text:p>#DIV/0!</text:p>
          </table:table-cell>
          <table:table-cell table:style-name="ce2" table:formula="of:=AVERAGE([.BJ3:.BJ1002])" office:value-type="string" office:string-value="" calcext:value-type="error">
            <text:p>#DIV/0!</text:p>
          </table:table-cell>
          <table:table-cell table:style-name="ce2" table:formula="of:=AVERAGE([.BK3:.BK1002])" office:value-type="string" office:string-value="" calcext:value-type="error">
            <text:p>#DIV/0!</text:p>
          </table:table-cell>
          <table:table-cell table:style-name="ce2" table:formula="of:=AVERAGE([.BL3:.BL1002])" office:value-type="string" office:string-value="" calcext:value-type="error">
            <text:p>#DIV/0!</text:p>
          </table:table-cell>
          <table:table-cell table:style-name="ce2" table:formula="of:=AVERAGE([.BM3:.BM1002])" office:value-type="string" office:string-value="" calcext:value-type="error">
            <text:p>#DIV/0!</text:p>
          </table:table-cell>
          <table:table-cell table:style-name="ce2" table:formula="of:=AVERAGE([.BN3:.BN1002])" office:value-type="string" office:string-value="" calcext:value-type="error">
            <text:p>#DIV/0!</text:p>
          </table:table-cell>
          <table:table-cell table:style-name="ce2" table:formula="of:=AVERAGE([.BO3:.BO1002])" office:value-type="string" office:string-value="" calcext:value-type="error">
            <text:p>#DIV/0!</text:p>
          </table:table-cell>
          <table:table-cell table:style-name="ce2" table:formula="of:=AVERAGE([.BP3:.BP1002])" office:value-type="string" office:string-value="" calcext:value-type="error">
            <text:p>#DIV/0!</text:p>
          </table:table-cell>
          <table:table-cell table:style-name="ce2" table:formula="of:=AVERAGE([.BQ3:.BQ1002])" office:value-type="string" office:string-value="" calcext:value-type="error">
            <text:p>#DIV/0!</text:p>
          </table:table-cell>
          <table:table-cell table:style-name="ce2" table:formula="of:=AVERAGE([.BR3:.BR1002])" office:value-type="string" office:string-value="" calcext:value-type="error">
            <text:p>#DIV/0!</text:p>
          </table:table-cell>
          <table:table-cell table:style-name="ce2" table:formula="of:=AVERAGE([.BS3:.BS1002])" office:value-type="string" office:string-value="" calcext:value-type="error">
            <text:p>#DIV/0!</text:p>
          </table:table-cell>
          <table:table-cell table:style-name="ce2" table:formula="of:=AVERAGE([.BT3:.BT1002])" office:value-type="string" office:string-value="" calcext:value-type="error">
            <text:p>#DIV/0!</text:p>
          </table:table-cell>
          <table:table-cell table:style-name="ce2" table:formula="of:=AVERAGE([.BU3:.BU1002])" office:value-type="string" office:string-value="" calcext:value-type="error">
            <text:p>#DIV/0!</text:p>
          </table:table-cell>
          <table:table-cell table:style-name="ce2" table:formula="of:=AVERAGE([.BV3:.BV1002])" office:value-type="string" office:string-value="" calcext:value-type="error">
            <text:p>#DIV/0!</text:p>
          </table:table-cell>
          <table:table-cell table:style-name="ce2" table:formula="of:=AVERAGE([.BW3:.BW1002])" office:value-type="string" office:string-value="" calcext:value-type="error">
            <text:p>#DIV/0!</text:p>
          </table:table-cell>
          <table:table-cell table:style-name="ce2" table:formula="of:=AVERAGE([.BX3:.BX1002])" office:value-type="string" office:string-value="" calcext:value-type="error">
            <text:p>#DIV/0!</text:p>
          </table:table-cell>
          <table:table-cell table:style-name="ce2" table:formula="of:=AVERAGE([.BY3:.BY1002])" office:value-type="string" office:string-value="" calcext:value-type="error">
            <text:p>#DIV/0!</text:p>
          </table:table-cell>
          <table:table-cell table:style-name="ce2" table:formula="of:=AVERAGE([.BZ3:.BZ1002])" office:value-type="string" office:string-value="" calcext:value-type="error">
            <text:p>#DIV/0!</text:p>
          </table:table-cell>
          <table:table-cell table:style-name="ce2" table:formula="of:=AVERAGE([.CA3:.CA1002])" office:value-type="string" office:string-value="" calcext:value-type="error">
            <text:p>#DIV/0!</text:p>
          </table:table-cell>
          <table:table-cell table:style-name="ce2" table:formula="of:=AVERAGE([.CB3:.CB1002])" office:value-type="string" office:string-value="" calcext:value-type="error">
            <text:p>#DIV/0!</text:p>
          </table:table-cell>
          <table:table-cell table:style-name="ce2" table:formula="of:=AVERAGE([.CC3:.CC1002])" office:value-type="string" office:string-value="" calcext:value-type="error">
            <text:p>#DIV/0!</text:p>
          </table:table-cell>
          <table:table-cell table:style-name="ce2" table:formula="of:=AVERAGE([.CD3:.CD1002])" office:value-type="string" office:string-value="" calcext:value-type="error">
            <text:p>#DIV/0!</text:p>
          </table:table-cell>
          <table:table-cell table:style-name="ce2" table:formula="of:=AVERAGE([.CE3:.CE1002])" office:value-type="string" office:string-value="" calcext:value-type="error">
            <text:p>#DIV/0!</text:p>
          </table:table-cell>
          <table:table-cell table:style-name="ce2" table:formula="of:=AVERAGE([.CF3:.CF1002])" office:value-type="string" office:string-value="" calcext:value-type="error">
            <text:p>#DIV/0!</text:p>
          </table:table-cell>
          <table:table-cell table:style-name="ce2" table:formula="of:=AVERAGE([.CG3:.CG1002])" office:value-type="string" office:string-value="" calcext:value-type="error">
            <text:p>#DIV/0!</text:p>
          </table:table-cell>
          <table:table-cell table:style-name="ce2" table:formula="of:=AVERAGE([.CH3:.CH1002])" office:value-type="string" office:string-value="" calcext:value-type="error">
            <text:p>#DIV/0!</text:p>
          </table:table-cell>
          <table:table-cell table:style-name="ce2" table:formula="of:=AVERAGE([.CI3:.CI1002])" office:value-type="string" office:string-value="" calcext:value-type="error">
            <text:p>#DIV/0!</text:p>
          </table:table-cell>
          <table:table-cell table:style-name="ce2" table:formula="of:=AVERAGE([.CJ3:.CJ1002])" office:value-type="string" office:string-value="" calcext:value-type="error">
            <text:p>#DIV/0!</text:p>
          </table:table-cell>
          <table:table-cell table:style-name="ce2" table:formula="of:=AVERAGE([.CK3:.CK1002])" office:value-type="string" office:string-value="" calcext:value-type="error">
            <text:p>#DIV/0!</text:p>
          </table:table-cell>
          <table:table-cell table:style-name="ce2" table:formula="of:=AVERAGE([.CL3:.CL1002])" office:value-type="string" office:string-value="" calcext:value-type="error">
            <text:p>#DIV/0!</text:p>
          </table:table-cell>
          <table:table-cell table:style-name="ce2" table:formula="of:=AVERAGE([.CM3:.CM1002])" office:value-type="string" office:string-value="" calcext:value-type="error">
            <text:p>#DIV/0!</text:p>
          </table:table-cell>
          <table:table-cell table:style-name="ce2" table:formula="of:=AVERAGE([.CN3:.CN1002])" office:value-type="string" office:string-value="" calcext:value-type="error">
            <text:p>#DIV/0!</text:p>
          </table:table-cell>
          <table:table-cell table:style-name="ce2" table:formula="of:=AVERAGE([.CO3:.CO1002])" office:value-type="string" office:string-value="" calcext:value-type="error">
            <text:p>#DIV/0!</text:p>
          </table:table-cell>
          <table:table-cell table:style-name="ce2" table:formula="of:=AVERAGE([.CP3:.CP1002])" office:value-type="string" office:string-value="" calcext:value-type="error">
            <text:p>#DIV/0!</text:p>
          </table:table-cell>
          <table:table-cell table:style-name="ce2" table:formula="of:=AVERAGE([.CQ3:.CQ1002])" office:value-type="string" office:string-value="" calcext:value-type="error">
            <text:p>#DIV/0!</text:p>
          </table:table-cell>
          <table:table-cell table:style-name="ce2" table:formula="of:=AVERAGE([.CR3:.CR1002])" office:value-type="string" office:string-value="" calcext:value-type="error">
            <text:p>#DIV/0!</text:p>
          </table:table-cell>
          <table:table-cell table:style-name="ce2" table:formula="of:=AVERAGE([.CS3:.CS1002])" office:value-type="string" office:string-value="" calcext:value-type="error">
            <text:p>#DIV/0!</text:p>
          </table:table-cell>
          <table:table-cell table:style-name="ce2" table:formula="of:=AVERAGE([.CT3:.CT1002])" office:value-type="string" office:string-value="" calcext:value-type="error">
            <text:p>#DIV/0!</text:p>
          </table:table-cell>
          <table:table-cell table:style-name="ce2" table:formula="of:=AVERAGE([.CU3:.CU1002])" office:value-type="string" office:string-value="" calcext:value-type="error">
            <text:p>#DIV/0!</text:p>
          </table:table-cell>
          <table:table-cell table:style-name="ce2" table:formula="of:=AVERAGE([.CV3:.CV1002])" office:value-type="string" office:string-value="" calcext:value-type="error">
            <text:p>#DIV/0!</text:p>
          </table:table-cell>
          <table:table-cell table:style-name="ce2" table:formula="of:=AVERAGE([.CW3:.CW1002])" office:value-type="string" office:string-value="" calcext:value-type="error">
            <text:p>#DIV/0!</text:p>
          </table:table-cell>
          <table:table-cell table:style-name="ce2" table:formula="of:=AVERAGE([.CX3:.CX1002])" office:value-type="string" office:string-value="" calcext:value-type="error">
            <text:p>#DIV/0!</text:p>
          </table:table-cell>
          <table:table-cell table:style-name="ce2" table:formula="of:=AVERAGE([.CY3:.CY1002])" office:value-type="string" office:string-value="" calcext:value-type="error">
            <text:p>#DIV/0!</text:p>
          </table:table-cell>
          <table:table-cell table:style-name="ce2" table:formula="of:=AVERAGE([.CZ3:.CZ1002])" office:value-type="string" office:string-value="" calcext:value-type="error">
            <text:p>#DIV/0!</text:p>
          </table:table-cell>
          <table:table-cell table:style-name="ce2" table:formula="of:=AVERAGE([.DA3:.DA1002])" office:value-type="string" office:string-value="" calcext:value-type="error">
            <text:p>#DIV/0!</text:p>
          </table:table-cell>
          <table:table-cell table:style-name="ce2" table:formula="of:=AVERAGE([.DB3:.DB1002])" office:value-type="string" office:string-value="" calcext:value-type="error">
            <text:p>#DIV/0!</text:p>
          </table:table-cell>
          <table:table-cell table:style-name="ce2" table:formula="of:=AVERAGE([.DC3:.DC1002])" office:value-type="string" office:string-value="" calcext:value-type="error">
            <text:p>#DIV/0!</text:p>
          </table:table-cell>
          <table:table-cell table:style-name="ce2" table:formula="of:=AVERAGE([.DD3:.DD1002])" office:value-type="string" office:string-value="" calcext:value-type="error">
            <text:p>#DIV/0!</text:p>
          </table:table-cell>
          <table:table-cell table:style-name="ce2" table:formula="of:=AVERAGE([.DE3:.DE1002])" office:value-type="string" office:string-value="" calcext:value-type="error">
            <text:p>#DIV/0!</text:p>
          </table:table-cell>
          <table:table-cell table:style-name="ce2" table:formula="of:=AVERAGE([.DF3:.DF1002])" office:value-type="string" office:string-value="" calcext:value-type="error">
            <text:p>#DIV/0!</text:p>
          </table:table-cell>
          <table:table-cell table:style-name="ce2" table:formula="of:=AVERAGE([.DG3:.DG1002])" office:value-type="string" office:string-value="" calcext:value-type="error">
            <text:p>#DIV/0!</text:p>
          </table:table-cell>
          <table:table-cell table:style-name="ce2" table:formula="of:=AVERAGE([.DH3:.DH1002])" office:value-type="string" office:string-value="" calcext:value-type="error">
            <text:p>#DIV/0!</text:p>
          </table:table-cell>
          <table:table-cell table:style-name="ce2" table:formula="of:=AVERAGE([.DI3:.DI1002])" office:value-type="string" office:string-value="" calcext:value-type="error">
            <text:p>#DIV/0!</text:p>
          </table:table-cell>
          <table:table-cell table:style-name="ce2" table:formula="of:=AVERAGE([.DJ3:.DJ1002])" office:value-type="string" office:string-value="" calcext:value-type="error">
            <text:p>#DIV/0!</text:p>
          </table:table-cell>
          <table:table-cell table:style-name="ce2" table:formula="of:=AVERAGE([.DK3:.DK1002])" office:value-type="string" office:string-value="" calcext:value-type="error">
            <text:p>#DIV/0!</text:p>
          </table:table-cell>
          <table:table-cell table:style-name="ce2" table:formula="of:=AVERAGE([.DL3:.DL1002])" office:value-type="string" office:string-value="" calcext:value-type="error">
            <text:p>#DIV/0!</text:p>
          </table:table-cell>
          <table:table-cell table:style-name="ce2" table:formula="of:=AVERAGE([.DM3:.DM1002])" office:value-type="string" office:string-value="" calcext:value-type="error">
            <text:p>#DIV/0!</text:p>
          </table:table-cell>
          <table:table-cell table:style-name="ce2" table:formula="of:=AVERAGE([.DN3:.DN1002])" office:value-type="string" office:string-value="" calcext:value-type="error">
            <text:p>#DIV/0!</text:p>
          </table:table-cell>
          <table:table-cell table:style-name="ce2" table:formula="of:=AVERAGE([.DO3:.DO1002])" office:value-type="string" office:string-value="" calcext:value-type="error">
            <text:p>#DIV/0!</text:p>
          </table:table-cell>
          <table:table-cell table:style-name="ce2" table:formula="of:=AVERAGE([.DP3:.DP1002])" office:value-type="string" office:string-value="" calcext:value-type="error">
            <text:p>#DIV/0!</text:p>
          </table:table-cell>
          <table:table-cell table:style-name="ce2" table:formula="of:=AVERAGE([.DQ3:.DQ1002])" office:value-type="string" office:string-value="" calcext:value-type="error">
            <text:p>#DIV/0!</text:p>
          </table:table-cell>
          <table:table-cell table:style-name="ce2" table:formula="of:=AVERAGE([.DR3:.DR1002])" office:value-type="string" office:string-value="" calcext:value-type="error">
            <text:p>#DIV/0!</text:p>
          </table:table-cell>
          <table:table-cell table:style-name="ce2" table:formula="of:=AVERAGE([.DS3:.DS1002])" office:value-type="string" office:string-value="" calcext:value-type="error">
            <text:p>#DIV/0!</text:p>
          </table:table-cell>
          <table:table-cell table:style-name="ce2" table:formula="of:=AVERAGE([.DT3:.DT1002])" office:value-type="string" office:string-value="" calcext:value-type="error">
            <text:p>#DIV/0!</text:p>
          </table:table-cell>
          <table:table-cell table:style-name="ce2" table:formula="of:=AVERAGE([.DU3:.DU1002])" office:value-type="string" office:string-value="" calcext:value-type="error">
            <text:p>#DIV/0!</text:p>
          </table:table-cell>
          <table:table-cell table:style-name="ce2" table:formula="of:=AVERAGE([.DV3:.DV1002])" office:value-type="string" office:string-value="" calcext:value-type="error">
            <text:p>#DIV/0!</text:p>
          </table:table-cell>
          <table:table-cell table:style-name="ce2" table:formula="of:=AVERAGE([.DW3:.DW1002])" office:value-type="string" office:string-value="" calcext:value-type="error">
            <text:p>#DIV/0!</text:p>
          </table:table-cell>
          <table:table-cell table:style-name="ce2" table:formula="of:=AVERAGE([.DX3:.DX1002])" office:value-type="string" office:string-value="" calcext:value-type="error">
            <text:p>#DIV/0!</text:p>
          </table:table-cell>
          <table:table-cell table:style-name="ce2" table:formula="of:=AVERAGE([.DY3:.DY1002])" office:value-type="string" office:string-value="" calcext:value-type="error">
            <text:p>#DIV/0!</text:p>
          </table:table-cell>
          <table:table-cell table:style-name="ce2" table:formula="of:=AVERAGE([.DZ3:.DZ1002])" office:value-type="string" office:string-value="" calcext:value-type="error">
            <text:p>#DIV/0!</text:p>
          </table:table-cell>
          <table:table-cell table:style-name="ce2" table:formula="of:=AVERAGE([.EA3:.EA1002])" office:value-type="string" office:string-value="" calcext:value-type="error">
            <text:p>#DIV/0!</text:p>
          </table:table-cell>
          <table:table-cell table:style-name="ce2" table:formula="of:=AVERAGE([.EB3:.EB1002])" office:value-type="string" office:string-value="" calcext:value-type="error">
            <text:p>#DIV/0!</text:p>
          </table:table-cell>
          <table:table-cell table:style-name="ce2" table:formula="of:=AVERAGE([.EC3:.EC1002])" office:value-type="string" office:string-value="" calcext:value-type="error">
            <text:p>#DIV/0!</text:p>
          </table:table-cell>
          <table:table-cell table:style-name="ce2" table:formula="of:=AVERAGE([.ED3:.ED1002])" office:value-type="string" office:string-value="" calcext:value-type="error">
            <text:p>#DIV/0!</text:p>
          </table:table-cell>
          <table:table-cell table:style-name="ce2" table:formula="of:=AVERAGE([.EE3:.EE1002])" office:value-type="string" office:string-value="" calcext:value-type="error">
            <text:p>#DIV/0!</text:p>
          </table:table-cell>
          <table:table-cell table:style-name="ce2" table:formula="of:=AVERAGE([.EF3:.EF1002])" office:value-type="string" office:string-value="" calcext:value-type="error">
            <text:p>#DIV/0!</text:p>
          </table:table-cell>
          <table:table-cell table:style-name="ce2" table:formula="of:=AVERAGE([.EG3:.EG1002])" office:value-type="string" office:string-value="" calcext:value-type="error">
            <text:p>#DIV/0!</text:p>
          </table:table-cell>
          <table:table-cell table:style-name="ce2" table:formula="of:=AVERAGE([.EH3:.EH1002])" office:value-type="string" office:string-value="" calcext:value-type="error">
            <text:p>#DIV/0!</text:p>
          </table:table-cell>
          <table:table-cell table:style-name="ce2" table:formula="of:=AVERAGE([.EI3:.EI1002])" office:value-type="string" office:string-value="" calcext:value-type="error">
            <text:p>#DIV/0!</text:p>
          </table:table-cell>
          <table:table-cell table:style-name="ce2" table:formula="of:=AVERAGE([.EJ3:.EJ1002])" office:value-type="string" office:string-value="" calcext:value-type="error">
            <text:p>#DIV/0!</text:p>
          </table:table-cell>
          <table:table-cell table:style-name="ce2" table:formula="of:=AVERAGE([.EK3:.EK1002])" office:value-type="string" office:string-value="" calcext:value-type="error">
            <text:p>#DIV/0!</text:p>
          </table:table-cell>
          <table:table-cell table:style-name="ce2" table:formula="of:=AVERAGE([.EL3:.EL1002])" office:value-type="string" office:string-value="" calcext:value-type="error">
            <text:p>#DIV/0!</text:p>
          </table:table-cell>
          <table:table-cell table:style-name="ce2" table:formula="of:=AVERAGE([.EM3:.EM1002])" office:value-type="string" office:string-value="" calcext:value-type="error">
            <text:p>#DIV/0!</text:p>
          </table:table-cell>
          <table:table-cell table:style-name="ce2" table:formula="of:=AVERAGE([.EN3:.EN1002])" office:value-type="string" office:string-value="" calcext:value-type="error">
            <text:p>#DIV/0!</text:p>
          </table:table-cell>
          <table:table-cell table:style-name="ce2" table:formula="of:=AVERAGE([.EO3:.EO1002])" office:value-type="string" office:string-value="" calcext:value-type="error">
            <text:p>#DIV/0!</text:p>
          </table:table-cell>
          <table:table-cell table:style-name="ce2" table:formula="of:=AVERAGE([.EP3:.EP1002])" office:value-type="string" office:string-value="" calcext:value-type="error">
            <text:p>#DIV/0!</text:p>
          </table:table-cell>
          <table:table-cell table:style-name="ce2" table:formula="of:=AVERAGE([.EQ3:.EQ1002])" office:value-type="string" office:string-value="" calcext:value-type="error">
            <text:p>#DIV/0!</text:p>
          </table:table-cell>
          <table:table-cell table:style-name="ce2" table:formula="of:=AVERAGE([.ER3:.ER1002])" office:value-type="string" office:string-value="" calcext:value-type="error">
            <text:p>#DIV/0!</text:p>
          </table:table-cell>
          <table:table-cell table:style-name="ce2" table:formula="of:=AVERAGE([.ES3:.ES1002])" office:value-type="string" office:string-value="" calcext:value-type="error">
            <text:p>#DIV/0!</text:p>
          </table:table-cell>
          <table:table-cell table:style-name="ce2" table:formula="of:=AVERAGE([.ET3:.ET1002])" office:value-type="string" office:string-value="" calcext:value-type="error">
            <text:p>#DIV/0!</text:p>
          </table:table-cell>
          <table:table-cell table:style-name="ce2" table:formula="of:=AVERAGE([.EU3:.EU1002])" office:value-type="string" office:string-value="" calcext:value-type="error">
            <text:p>#DIV/0!</text:p>
          </table:table-cell>
          <table:table-cell table:style-name="ce2" table:formula="of:=AVERAGE([.EV3:.EV1002])" office:value-type="string" office:string-value="" calcext:value-type="error">
            <text:p>#DIV/0!</text:p>
          </table:table-cell>
          <table:table-cell table:style-name="ce2" table:formula="of:=AVERAGE([.EW3:.EW1002])" office:value-type="string" office:string-value="" calcext:value-type="error">
            <text:p>#DIV/0!</text:p>
          </table:table-cell>
          <table:table-cell table:style-name="ce2" table:formula="of:=AVERAGE([.EX3:.EX1002])" office:value-type="string" office:string-value="" calcext:value-type="error">
            <text:p>#DIV/0!</text:p>
          </table:table-cell>
          <table:table-cell table:style-name="ce2" table:formula="of:=AVERAGE([.EY3:.EY1002])" office:value-type="string" office:string-value="" calcext:value-type="error">
            <text:p>#DIV/0!</text:p>
          </table:table-cell>
          <table:table-cell table:style-name="ce2" table:formula="of:=AVERAGE([.EZ3:.EZ1002])" office:value-type="string" office:string-value="" calcext:value-type="error">
            <text:p>#DIV/0!</text:p>
          </table:table-cell>
          <table:table-cell table:style-name="ce2" table:formula="of:=AVERAGE([.FA3:.FA1002])" office:value-type="string" office:string-value="" calcext:value-type="error">
            <text:p>#DIV/0!</text:p>
          </table:table-cell>
          <table:table-cell table:style-name="ce2" table:formula="of:=AVERAGE([.FB3:.FB1002])" office:value-type="string" office:string-value="" calcext:value-type="error">
            <text:p>#DIV/0!</text:p>
          </table:table-cell>
          <table:table-cell table:style-name="ce2" table:formula="of:=AVERAGE([.FC3:.FC1002])" office:value-type="string" office:string-value="" calcext:value-type="error">
            <text:p>#DIV/0!</text:p>
          </table:table-cell>
          <table:table-cell table:style-name="ce2" table:formula="of:=AVERAGE([.FD3:.FD1002])" office:value-type="string" office:string-value="" calcext:value-type="error">
            <text:p>#DIV/0!</text:p>
          </table:table-cell>
          <table:table-cell table:style-name="ce2" table:formula="of:=AVERAGE([.FE3:.FE1002])" office:value-type="string" office:string-value="" calcext:value-type="error">
            <text:p>#DIV/0!</text:p>
          </table:table-cell>
          <table:table-cell table:style-name="ce2" table:formula="of:=AVERAGE([.FF3:.FF1002])" office:value-type="string" office:string-value="" calcext:value-type="error">
            <text:p>#DIV/0!</text:p>
          </table:table-cell>
          <table:table-cell table:style-name="ce2" table:formula="of:=AVERAGE([.FG3:.FG1002])" office:value-type="string" office:string-value="" calcext:value-type="error">
            <text:p>#DIV/0!</text:p>
          </table:table-cell>
          <table:table-cell table:style-name="ce2" table:formula="of:=AVERAGE([.FH3:.FH1002])" office:value-type="string" office:string-value="" calcext:value-type="error">
            <text:p>#DIV/0!</text:p>
          </table:table-cell>
          <table:table-cell table:style-name="ce2" table:formula="of:=AVERAGE([.FI3:.FI1002])" office:value-type="string" office:string-value="" calcext:value-type="error">
            <text:p>#DIV/0!</text:p>
          </table:table-cell>
          <table:table-cell table:style-name="ce2" table:formula="of:=AVERAGE([.FJ3:.FJ1002])" office:value-type="string" office:string-value="" calcext:value-type="error">
            <text:p>#DIV/0!</text:p>
          </table:table-cell>
          <table:table-cell table:style-name="ce2" table:formula="of:=AVERAGE([.FK3:.FK1002])" office:value-type="string" office:string-value="" calcext:value-type="error">
            <text:p>#DIV/0!</text:p>
          </table:table-cell>
          <table:table-cell table:style-name="ce2" table:formula="of:=AVERAGE([.FL3:.FL1002])" office:value-type="string" office:string-value="" calcext:value-type="error">
            <text:p>#DIV/0!</text:p>
          </table:table-cell>
          <table:table-cell table:style-name="ce2" table:formula="of:=AVERAGE([.FM3:.FM1002])" office:value-type="string" office:string-value="" calcext:value-type="error">
            <text:p>#DIV/0!</text:p>
          </table:table-cell>
          <table:table-cell table:style-name="ce2" table:formula="of:=AVERAGE([.FN3:.FN1002])" office:value-type="string" office:string-value="" calcext:value-type="error">
            <text:p>#DIV/0!</text:p>
          </table:table-cell>
          <table:table-cell table:style-name="ce2" table:formula="of:=AVERAGE([.FO3:.FO1002])" office:value-type="string" office:string-value="" calcext:value-type="error">
            <text:p>#DIV/0!</text:p>
          </table:table-cell>
          <table:table-cell table:style-name="ce2" table:formula="of:=AVERAGE([.FP3:.FP1002])" office:value-type="string" office:string-value="" calcext:value-type="error">
            <text:p>#DIV/0!</text:p>
          </table:table-cell>
          <table:table-cell table:style-name="ce2" table:formula="of:=AVERAGE([.FQ3:.FQ1002])" office:value-type="string" office:string-value="" calcext:value-type="error">
            <text:p>#DIV/0!</text:p>
          </table:table-cell>
          <table:table-cell table:style-name="ce2" table:formula="of:=AVERAGE([.FR3:.FR1002])" office:value-type="string" office:string-value="" calcext:value-type="error">
            <text:p>#DIV/0!</text:p>
          </table:table-cell>
          <table:table-cell table:style-name="ce2" table:formula="of:=AVERAGE([.FS3:.FS1002])" office:value-type="string" office:string-value="" calcext:value-type="error">
            <text:p>#DIV/0!</text:p>
          </table:table-cell>
          <table:table-cell table:style-name="ce2" table:formula="of:=AVERAGE([.FT3:.FT1002])" office:value-type="string" office:string-value="" calcext:value-type="error">
            <text:p>#DIV/0!</text:p>
          </table:table-cell>
          <table:table-cell table:style-name="ce2" table:formula="of:=AVERAGE([.FU3:.FU1002])" office:value-type="string" office:string-value="" calcext:value-type="error">
            <text:p>#DIV/0!</text:p>
          </table:table-cell>
          <table:table-cell table:style-name="ce2" table:formula="of:=AVERAGE([.FV3:.FV1002])" office:value-type="string" office:string-value="" calcext:value-type="error">
            <text:p>#DIV/0!</text:p>
          </table:table-cell>
          <table:table-cell table:style-name="ce2" table:formula="of:=AVERAGE([.FW3:.FW1002])" office:value-type="string" office:string-value="" calcext:value-type="error">
            <text:p>#DIV/0!</text:p>
          </table:table-cell>
          <table:table-cell table:style-name="ce2" table:formula="of:=AVERAGE([.FX3:.FX1002])" office:value-type="string" office:string-value="" calcext:value-type="error">
            <text:p>#DIV/0!</text:p>
          </table:table-cell>
          <table:table-cell table:style-name="ce2" table:formula="of:=AVERAGE([.FY3:.FY1002])" office:value-type="string" office:string-value="" calcext:value-type="error">
            <text:p>#DIV/0!</text:p>
          </table:table-cell>
          <table:table-cell table:style-name="ce2" table:formula="of:=AVERAGE([.FZ3:.FZ1002])" office:value-type="string" office:string-value="" calcext:value-type="error">
            <text:p>#DIV/0!</text:p>
          </table:table-cell>
          <table:table-cell table:style-name="ce2" table:formula="of:=AVERAGE([.GA3:.GA1002])" office:value-type="string" office:string-value="" calcext:value-type="error">
            <text:p>#DIV/0!</text:p>
          </table:table-cell>
          <table:table-cell table:style-name="ce2" table:formula="of:=AVERAGE([.GB3:.GB1002])" office:value-type="string" office:string-value="" calcext:value-type="error">
            <text:p>#DIV/0!</text:p>
          </table:table-cell>
          <table:table-cell table:style-name="ce2" table:formula="of:=AVERAGE([.GC3:.GC1002])" office:value-type="string" office:string-value="" calcext:value-type="error">
            <text:p>#DIV/0!</text:p>
          </table:table-cell>
          <table:table-cell table:style-name="ce2" table:formula="of:=AVERAGE([.GD3:.GD1002])" office:value-type="string" office:string-value="" calcext:value-type="error">
            <text:p>#DIV/0!</text:p>
          </table:table-cell>
          <table:table-cell table:style-name="ce2" table:formula="of:=AVERAGE([.GE3:.GE1002])" office:value-type="string" office:string-value="" calcext:value-type="error">
            <text:p>#DIV/0!</text:p>
          </table:table-cell>
          <table:table-cell table:style-name="ce2" table:formula="of:=AVERAGE([.GF3:.GF1002])" office:value-type="string" office:string-value="" calcext:value-type="error">
            <text:p>#DIV/0!</text:p>
          </table:table-cell>
          <table:table-cell table:style-name="ce2" table:formula="of:=AVERAGE([.GG3:.GG1002])" office:value-type="string" office:string-value="" calcext:value-type="error">
            <text:p>#DIV/0!</text:p>
          </table:table-cell>
          <table:table-cell table:style-name="ce2" table:formula="of:=AVERAGE([.GH3:.GH1002])" office:value-type="string" office:string-value="" calcext:value-type="error">
            <text:p>#DIV/0!</text:p>
          </table:table-cell>
          <table:table-cell table:style-name="ce2" table:formula="of:=AVERAGE([.GI3:.GI1002])" office:value-type="string" office:string-value="" calcext:value-type="error">
            <text:p>#DIV/0!</text:p>
          </table:table-cell>
          <table:table-cell table:style-name="ce2" table:formula="of:=AVERAGE([.GJ3:.GJ1002])" office:value-type="string" office:string-value="" calcext:value-type="error">
            <text:p>#DIV/0!</text:p>
          </table:table-cell>
          <table:table-cell table:style-name="ce2" table:formula="of:=AVERAGE([.GK3:.GK1002])" office:value-type="string" office:string-value="" calcext:value-type="error">
            <text:p>#DIV/0!</text:p>
          </table:table-cell>
          <table:table-cell table:style-name="ce2" table:formula="of:=AVERAGE([.GL3:.GL1002])" office:value-type="string" office:string-value="" calcext:value-type="error">
            <text:p>#DIV/0!</text:p>
          </table:table-cell>
          <table:table-cell table:style-name="ce2" table:formula="of:=AVERAGE([.GM3:.GM1002])" office:value-type="string" office:string-value="" calcext:value-type="error">
            <text:p>#DIV/0!</text:p>
          </table:table-cell>
          <table:table-cell table:style-name="ce2" table:formula="of:=AVERAGE([.GN3:.GN1002])" office:value-type="string" office:string-value="" calcext:value-type="error">
            <text:p>#DIV/0!</text:p>
          </table:table-cell>
          <table:table-cell table:style-name="ce2" table:formula="of:=AVERAGE([.GO3:.GO1002])" office:value-type="string" office:string-value="" calcext:value-type="error">
            <text:p>#DIV/0!</text:p>
          </table:table-cell>
          <table:table-cell table:style-name="ce2" table:formula="of:=AVERAGE([.GP3:.GP1002])" office:value-type="string" office:string-value="" calcext:value-type="error">
            <text:p>#DIV/0!</text:p>
          </table:table-cell>
          <table:table-cell table:style-name="ce2" table:formula="of:=AVERAGE([.GQ3:.GQ1002])" office:value-type="string" office:string-value="" calcext:value-type="error">
            <text:p>#DIV/0!</text:p>
          </table:table-cell>
          <table:table-cell table:style-name="ce2" table:formula="of:=AVERAGE([.GR3:.GR1002])" office:value-type="string" office:string-value="" calcext:value-type="error">
            <text:p>#DIV/0!</text:p>
          </table:table-cell>
          <table:table-cell table:style-name="ce2" table:formula="of:=AVERAGE([.GS3:.GS1002])" office:value-type="string" office:string-value="" calcext:value-type="error">
            <text:p>#DIV/0!</text:p>
          </table:table-cell>
          <table:table-cell table:style-name="ce2" table:formula="of:=AVERAGE([.GT3:.GT1002])" office:value-type="string" office:string-value="" calcext:value-type="error">
            <text:p>#DIV/0!</text:p>
          </table:table-cell>
          <table:table-cell table:style-name="ce2" table:formula="of:=AVERAGE([.GU3:.GU1002])" office:value-type="string" office:string-value="" calcext:value-type="error">
            <text:p>#DIV/0!</text:p>
          </table:table-cell>
          <table:table-cell table:style-name="ce2" table:formula="of:=AVERAGE([.GV3:.GV1002])" office:value-type="string" office:string-value="" calcext:value-type="error">
            <text:p>#DIV/0!</text:p>
          </table:table-cell>
          <table:table-cell table:style-name="ce2" table:formula="of:=AVERAGE([.GW3:.GW1002])" office:value-type="string" office:string-value="" calcext:value-type="error">
            <text:p>#DIV/0!</text:p>
          </table:table-cell>
          <table:table-cell table:style-name="ce2" table:formula="of:=AVERAGE([.GX3:.GX1002])" office:value-type="string" office:string-value="" calcext:value-type="error">
            <text:p>#DIV/0!</text:p>
          </table:table-cell>
          <table:table-cell table:style-name="ce2" table:formula="of:=AVERAGE([.GY3:.GY1002])" office:value-type="string" office:string-value="" calcext:value-type="error">
            <text:p>#DIV/0!</text:p>
          </table:table-cell>
          <table:table-cell table:style-name="ce2" table:formula="of:=AVERAGE([.GZ3:.GZ1002])" office:value-type="string" office:string-value="" calcext:value-type="error">
            <text:p>#DIV/0!</text:p>
          </table:table-cell>
          <table:table-cell table:number-columns-repeated="815"/>
        </table:table-row>
        <table:table-row table:style-name="ro1">
          <table:table-cell table:number-columns-repeated="3"/>
          <table:table-cell table:style-name="Default"/>
          <table:table-cell table:style-name="ce11" table:number-columns-repeated="49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table:style-name="Default" table:formula="of:=COUNTIFS([.B$3:.B$1002];&quot;&gt;=&quot;&amp;[.$E1006];[.B$3:.B$1002];&quot;&lt;&quot;&amp;[.$E1007] )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table:style-name="ce13" table:formula="of:=AVERAGEIFS([.F$3:.F$1002]; [.$B$3:.$B$1002];&quot;&gt;=&quot;&amp;[.$E1006];[.$B$3:.$B$1002];&quot;&lt;&quot;&amp;[.$E1007])" office:value-type="float" office:value="285271.341269841" calcext:value-type="float">
            <text:p>285271</text:p>
          </table:table-cell>
          <table:table-cell table:style-name="ce13" table:formula="of:=AVERAGEIFS([.G$3:.G$1002]; [.$B$3:.$B$1002];&quot;&gt;=&quot;&amp;[.$E1006];[.$B$3:.$B$1002];&quot;&lt;&quot;&amp;[.$E1007])" office:value-type="float" office:value="777910.285714286" calcext:value-type="float">
            <text:p>777910</text:p>
          </table:table-cell>
          <table:table-cell table:style-name="ce13" table:formula="of:=AVERAGEIFS([.H$3:.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6];[.$B$3:.$B$1002];&quot;&lt;&quot;&amp;[.$E1007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7];[.B$3:.B$1002];&quot;&lt;&quot;&amp;[.$E1008] )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style-name="ce13" table:formula="of:=AVERAGEIFS([.F$3:.F$1002]; [.$B$3:.$B$1002];&quot;&gt;=&quot;&amp;[.$E1007];[.$B$3:.$B$1002];&quot;&lt;&quot;&amp;[.$E1008])" office:value-type="float" office:value="277818.87704918" calcext:value-type="float">
            <text:p>277819</text:p>
          </table:table-cell>
          <table:table-cell table:style-name="ce13" table:formula="of:=AVERAGEIFS([.G$3:.G$1002]; [.$B$3:.$B$1002];&quot;&gt;=&quot;&amp;[.$E1007];[.$B$3:.$B$1002];&quot;&lt;&quot;&amp;[.$E1008])" office:value-type="float" office:value="737113.18852459" calcext:value-type="float">
            <text:p>737113</text:p>
          </table:table-cell>
          <table:table-cell table:style-name="ce13" table:formula="of:=AVERAGEIFS([.H$3:.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7];[.$B$3:.$B$1002];&quot;&lt;&quot;&amp;[.$E1008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8];[.B$3:.B$1002];&quot;&lt;&quot;&amp;[.$E1009] )"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table:style-name="ce13" table:formula="of:=AVERAGEIFS([.F$3:.F$1002]; [.$B$3:.$B$1002];&quot;&gt;=&quot;&amp;[.$E1008];[.$B$3:.$B$1002];&quot;&lt;&quot;&amp;[.$E1009])" office:value-type="float" office:value="281250.79245283" calcext:value-type="float">
            <text:p>281251</text:p>
          </table:table-cell>
          <table:table-cell table:style-name="ce13" table:formula="of:=AVERAGEIFS([.G$3:.G$1002]; [.$B$3:.$B$1002];&quot;&gt;=&quot;&amp;[.$E1008];[.$B$3:.$B$1002];&quot;&lt;&quot;&amp;[.$E1009])" office:value-type="float" office:value="714207.018867925" calcext:value-type="float">
            <text:p>714207</text:p>
          </table:table-cell>
          <table:table-cell table:style-name="ce13" table:formula="of:=AVERAGEIFS([.H$3:.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8];[.$B$3:.$B$1002];&quot;&lt;&quot;&amp;[.$E1009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09];[.B$3:.B$1002];&quot;&lt;&quot;&amp;[.$E1010] )"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style-name="ce13" table:formula="of:=AVERAGEIFS([.F$3:.F$1002]; [.$B$3:.$B$1002];&quot;&gt;=&quot;&amp;[.$E1009];[.$B$3:.$B$1002];&quot;&lt;&quot;&amp;[.$E1010])" office:value-type="float" office:value="275364.263565891" calcext:value-type="float">
            <text:p>275364</text:p>
          </table:table-cell>
          <table:table-cell table:style-name="ce13" table:formula="of:=AVERAGEIFS([.G$3:.G$1002]; [.$B$3:.$B$1002];&quot;&gt;=&quot;&amp;[.$E1009];[.$B$3:.$B$1002];&quot;&lt;&quot;&amp;[.$E1010])" office:value-type="float" office:value="629814.441860465" calcext:value-type="float">
            <text:p>629814</text:p>
          </table:table-cell>
          <table:table-cell table:style-name="ce13" table:formula="of:=AVERAGEIFS([.H$3:.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09];[.$B$3:.$B$1002];&quot;&lt;&quot;&amp;[.$E1010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0];[.B$3:.B$1002];&quot;&lt;&quot;&amp;[.$E1011] )"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table:style-name="ce13" table:formula="of:=AVERAGEIFS([.F$3:.F$1002]; [.$B$3:.$B$1002];&quot;&gt;=&quot;&amp;[.$E1010];[.$B$3:.$B$1002];&quot;&lt;&quot;&amp;[.$E1011])" office:value-type="float" office:value="274231.170212766" calcext:value-type="float">
            <text:p>274231</text:p>
          </table:table-cell>
          <table:table-cell table:style-name="ce13" table:formula="of:=AVERAGEIFS([.G$3:.G$1002]; [.$B$3:.$B$1002];&quot;&gt;=&quot;&amp;[.$E1010];[.$B$3:.$B$1002];&quot;&lt;&quot;&amp;[.$E1011])" office:value-type="float" office:value="564579.858156028" calcext:value-type="float">
            <text:p>564580</text:p>
          </table:table-cell>
          <table:table-cell table:style-name="ce13" table:formula="of:=AVERAGEIFS([.H$3:.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0];[.$B$3:.$B$1002];&quot;&lt;&quot;&amp;[.$E1011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1];[.B$3:.B$1002];&quot;&lt;&quot;&amp;[.$E1012] )"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table:style-name="ce13" table:formula="of:=AVERAGEIFS([.F$3:.F$1002]; [.$B$3:.$B$1002];&quot;&gt;=&quot;&amp;[.$E1011];[.$B$3:.$B$1002];&quot;&lt;&quot;&amp;[.$E1012])" office:value-type="float" office:value="273502.153153153" calcext:value-type="float">
            <text:p>273502</text:p>
          </table:table-cell>
          <table:table-cell table:style-name="ce13" table:formula="of:=AVERAGEIFS([.G$3:.G$1002]; [.$B$3:.$B$1002];&quot;&gt;=&quot;&amp;[.$E1011];[.$B$3:.$B$1002];&quot;&lt;&quot;&amp;[.$E1012])" office:value-type="float" office:value="524576.108108108" calcext:value-type="float">
            <text:p>524576</text:p>
          </table:table-cell>
          <table:table-cell table:style-name="ce13" table:formula="of:=AVERAGEIFS([.H$3:.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1];[.$B$3:.$B$1002];&quot;&lt;&quot;&amp;[.$E1012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2];[.B$3:.B$1002];&quot;&lt;&quot;&amp;[.$E1013] )"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style-name="ce13" table:formula="of:=AVERAGEIFS([.F$3:.F$1002]; [.$B$3:.$B$1002];&quot;&gt;=&quot;&amp;[.$E1012];[.$B$3:.$B$1002];&quot;&lt;&quot;&amp;[.$E1013])" office:value-type="float" office:value="269323.313868613" calcext:value-type="float">
            <text:p>269323</text:p>
          </table:table-cell>
          <table:table-cell table:style-name="ce13" table:formula="of:=AVERAGEIFS([.G$3:.G$1002]; [.$B$3:.$B$1002];&quot;&gt;=&quot;&amp;[.$E1012];[.$B$3:.$B$1002];&quot;&lt;&quot;&amp;[.$E1013])" office:value-type="float" office:value="490118.540145985" calcext:value-type="float">
            <text:p>490119</text:p>
          </table:table-cell>
          <table:table-cell table:style-name="ce13" table:formula="of:=AVERAGEIFS([.H$3:.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2];[.$B$3:.$B$1002];&quot;&lt;&quot;&amp;[.$E1013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B$3:.B$1002];&quot;&gt;=&quot;&amp;[.$E1013];[.B$3:.B$1002];&quot;&lt;&quot;&amp;[.$E1014] )"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style-name="ce13" table:formula="of:=AVERAGEIFS([.F$3:.F$1002]; [.$B$3:.$B$1002];&quot;&gt;=&quot;&amp;[.$E1013];[.$B$3:.$B$1002];&quot;&lt;&quot;&amp;[.$E1014])" office:value-type="float" office:value="270698.046875" calcext:value-type="float">
            <text:p>270698</text:p>
          </table:table-cell>
          <table:table-cell table:style-name="ce13" table:formula="of:=AVERAGEIFS([.G$3:.G$1002]; [.$B$3:.$B$1002];&quot;&gt;=&quot;&amp;[.$E1013];[.$B$3:.$B$1002];&quot;&lt;&quot;&amp;[.$E1014])" office:value-type="float" office:value="473944.1640625" calcext:value-type="float">
            <text:p>473944</text:p>
          </table:table-cell>
          <table:table-cell table:style-name="ce13" table:formula="of:=AVERAGEIFS([.H$3:.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I$3:.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J$3:.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K$3:.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L$3:.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M$3:.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N$3:.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O$3:.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P$3:.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Q$3:.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R$3:.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S$3:.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T$3:.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U$3:.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V$3:.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W$3:.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X$3:.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Y$3:.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Z$3:.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A$3:.A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B$3:.A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C$3:.A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D$3:.A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E$3:.A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F$3:.A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G$3:.A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H$3:.A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I$3:.A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J$3:.A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K$3:.A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L$3:.A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M$3:.A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N$3:.A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O$3:.A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P$3:.A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Q$3:.A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R$3:.A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S$3:.A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T$3:.A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U$3:.A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V$3:.A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W$3:.A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X$3:.A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Y$3:.A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AZ$3:.A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A$3:.B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B$3:.B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C$3:.B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D$3:.B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E$3:.B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F$3:.B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G$3:.B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H$3:.B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I$3:.B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J$3:.B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K$3:.B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L$3:.B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M$3:.B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N$3:.B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O$3:.B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P$3:.B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Q$3:.B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R$3:.B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S$3:.B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T$3:.B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U$3:.B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V$3:.B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W$3:.B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X$3:.B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Y$3:.B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BZ$3:.B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A$3:.C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B$3:.C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C$3:.C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D$3:.C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E$3:.C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F$3:.C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G$3:.C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H$3:.C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I$3:.C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J$3:.C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K$3:.C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L$3:.C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M$3:.C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N$3:.C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O$3:.C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P$3:.C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Q$3:.C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R$3:.C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S$3:.C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T$3:.C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U$3:.C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V$3:.C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W$3:.C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X$3:.C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Y$3:.C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CZ$3:.C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A$3:.D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B$3:.D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C$3:.D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D$3:.D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E$3:.D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F$3:.D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G$3:.D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H$3:.D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I$3:.D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J$3:.D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K$3:.D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L$3:.D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M$3:.D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N$3:.D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O$3:.D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P$3:.D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Q$3:.D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R$3:.D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S$3:.D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T$3:.D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U$3:.D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V$3:.D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W$3:.D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X$3:.D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Y$3:.D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DZ$3:.D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A$3:.E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B$3:.E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C$3:.E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D$3:.E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E$3:.E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F$3:.E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G$3:.E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H$3:.E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I$3:.E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J$3:.E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K$3:.E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L$3:.E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M$3:.E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N$3:.E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O$3:.E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P$3:.E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Q$3:.E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R$3:.E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S$3:.E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T$3:.E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U$3:.E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V$3:.E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W$3:.E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X$3:.E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Y$3:.E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EZ$3:.E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A$3:.F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B$3:.F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C$3:.F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D$3:.F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E$3:.F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F$3:.F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G$3:.F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H$3:.F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I$3:.F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J$3:.F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K$3:.F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L$3:.F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M$3:.F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N$3:.F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O$3:.F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P$3:.F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Q$3:.F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R$3:.F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S$3:.F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T$3:.F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U$3:.F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V$3:.F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W$3:.F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X$3:.F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Y$3:.F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FZ$3:.FZ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A$3:.GA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B$3:.GB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C$3:.GC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D$3:.GD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E$3:.GE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F$3:.GF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G$3:.GG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H$3:.GH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I$3:.GI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J$3:.GJ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K$3:.GK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L$3:.GL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M$3:.GM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N$3:.GN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O$3:.GO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P$3:.GP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Q$3:.GQ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R$3:.GR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S$3:.GS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T$3:.GT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U$3:.GU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V$3:.GV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W$3:.GW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X$3:.GX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style-name="ce13" table:formula="of:=AVERAGEIFS([.GY$3:.GY$1002]; [.$B$3:.$B$1002];&quot;&gt;=&quot;&amp;[.$E1013];[.$B$3:.$B$1002];&quot;&lt;&quot;&amp;[.$E1014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office:value-type="float" office:value="63" calcext:value-type="float">
            <text:p>63</text:p>
          </table:table-cell>
          <table:table-cell table:style-name="ce13" table:number-columns-repeated="202"/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3" table:number-columns-repeated="202"/>
          <table:table-cell table:number-columns-repeated="816"/>
        </table:table-row>
        <table:table-row table:style-name="ro1">
          <table:table-cell office:value-type="string" calcext:value-type="string">
            <text:p>N^2/M</text:p>
          </table:table-cell>
          <table:table-cell table:number-columns-repeated="2"/>
          <table:table-cell table:style-name="Default" table:formula="of:=COUNTIFS([.D$3:.D$1002];&quot;&gt;=&quot;&amp;[.$E1016];[.D$3:.D$1002];&quot;&lt;&quot;&amp;[.$E1017] 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3" table:formula="of:=AVERAGEIFS([.F$3:.F$1002]; [.$D$3:.$D$1002];&quot;&gt;=&quot;&amp;[.$E1016];[.$D$3:.$D$1002];&quot;&lt;&quot;&amp;[.$E1017])" office:value-type="float" office:value="276948.123188406" calcext:value-type="float">
            <text:p>276948</text:p>
          </table:table-cell>
          <table:table-cell table:style-name="ce13" table:formula="of:=AVERAGEIFS([.G$3:.G$1002]; [.$D$3:.$D$1002];&quot;&gt;=&quot;&amp;[.$E1016];[.$D$3:.$D$1002];&quot;&lt;&quot;&amp;[.$E1017])" office:value-type="float" office:value="627202.65942029" calcext:value-type="float">
            <text:p>627203</text:p>
          </table:table-cell>
          <table:table-cell table:style-name="ce13" table:formula="of:=AVERAGEIFS([.H$3:.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6];[.$D$3:.$D$1002];&quot;&lt;&quot;&amp;[.$E1017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7];[.D$3:.D$1002];&quot;&lt;&quot;&amp;[.$E1018] )" office:value-type="float" office:value="145" calcext:value-type="float">
            <text:p>145</text:p>
          </table:table-cell>
          <table:table-cell office:value-type="float" office:value="13.5" calcext:value-type="float">
            <text:p>13.5</text:p>
          </table:table-cell>
          <table:table-cell table:style-name="ce13" table:formula="of:=AVERAGEIFS([.F$3:.F$1002]; [.$D$3:.$D$1002];&quot;&gt;=&quot;&amp;[.$E1017];[.$D$3:.$D$1002];&quot;&lt;&quot;&amp;[.$E1018])" office:value-type="float" office:value="274902.648275862" calcext:value-type="float">
            <text:p>274903</text:p>
          </table:table-cell>
          <table:table-cell table:style-name="ce13" table:formula="of:=AVERAGEIFS([.G$3:.G$1002]; [.$D$3:.$D$1002];&quot;&gt;=&quot;&amp;[.$E1017];[.$D$3:.$D$1002];&quot;&lt;&quot;&amp;[.$E1018])" office:value-type="float" office:value="620535.634482759" calcext:value-type="float">
            <text:p>620536</text:p>
          </table:table-cell>
          <table:table-cell table:style-name="ce13" table:formula="of:=AVERAGEIFS([.H$3:.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7];[.$D$3:.$D$1002];&quot;&lt;&quot;&amp;[.$E1018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8];[.D$3:.D$1002];&quot;&lt;&quot;&amp;[.$E1019] )" office:value-type="float" office:value="157" calcext:value-type="float">
            <text:p>157</text:p>
          </table:table-cell>
          <table:table-cell office:value-type="float" office:value="15.5" calcext:value-type="float">
            <text:p>15.5</text:p>
          </table:table-cell>
          <table:table-cell table:style-name="ce13" table:formula="of:=AVERAGEIFS([.F$3:.F$1002]; [.$D$3:.$D$1002];&quot;&gt;=&quot;&amp;[.$E1018];[.$D$3:.$D$1002];&quot;&lt;&quot;&amp;[.$E1019])" office:value-type="float" office:value="281206.318471338" calcext:value-type="float">
            <text:p>281206</text:p>
          </table:table-cell>
          <table:table-cell table:style-name="ce13" table:formula="of:=AVERAGEIFS([.G$3:.G$1002]; [.$D$3:.$D$1002];&quot;&gt;=&quot;&amp;[.$E1018];[.$D$3:.$D$1002];&quot;&lt;&quot;&amp;[.$E1019])" office:value-type="float" office:value="637463.662420382" calcext:value-type="float">
            <text:p>637464</text:p>
          </table:table-cell>
          <table:table-cell table:style-name="ce13" table:formula="of:=AVERAGEIFS([.H$3:.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8];[.$D$3:.$D$1002];&quot;&lt;&quot;&amp;[.$E1019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19];[.D$3:.D$1002];&quot;&lt;&quot;&amp;[.$E1020] )"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style-name="ce13" table:formula="of:=AVERAGEIFS([.F$3:.F$1002]; [.$D$3:.$D$1002];&quot;&gt;=&quot;&amp;[.$E1019];[.$D$3:.$D$1002];&quot;&lt;&quot;&amp;[.$E1020])" office:value-type="float" office:value="273843.157534247" calcext:value-type="float">
            <text:p>273843</text:p>
          </table:table-cell>
          <table:table-cell table:style-name="ce13" table:formula="of:=AVERAGEIFS([.G$3:.G$1002]; [.$D$3:.$D$1002];&quot;&gt;=&quot;&amp;[.$E1019];[.$D$3:.$D$1002];&quot;&lt;&quot;&amp;[.$E1020])" office:value-type="float" office:value="608266.609589041" calcext:value-type="float">
            <text:p>608267</text:p>
          </table:table-cell>
          <table:table-cell table:style-name="ce13" table:formula="of:=AVERAGEIFS([.H$3:.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19];[.$D$3:.$D$1002];&quot;&lt;&quot;&amp;[.$E1020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0];[.D$3:.D$1002];&quot;&lt;&quot;&amp;[.$E1021] )"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table:style-name="ce13" table:formula="of:=AVERAGEIFS([.F$3:.F$1002]; [.$D$3:.$D$1002];&quot;&gt;=&quot;&amp;[.$E1020];[.$D$3:.$D$1002];&quot;&lt;&quot;&amp;[.$E1021])" office:value-type="float" office:value="274300.381944444" calcext:value-type="float">
            <text:p>274300</text:p>
          </table:table-cell>
          <table:table-cell table:style-name="ce13" table:formula="of:=AVERAGEIFS([.G$3:.G$1002]; [.$D$3:.$D$1002];&quot;&gt;=&quot;&amp;[.$E1020];[.$D$3:.$D$1002];&quot;&lt;&quot;&amp;[.$E1021])" office:value-type="float" office:value="619307.819444445" calcext:value-type="float">
            <text:p>619308</text:p>
          </table:table-cell>
          <table:table-cell table:style-name="ce13" table:formula="of:=AVERAGEIFS([.H$3:.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0];[.$D$3:.$D$1002];&quot;&lt;&quot;&amp;[.$E1021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1];[.D$3:.D$1002];&quot;&lt;&quot;&amp;[.$E1022] )"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style-name="ce13" table:formula="of:=AVERAGEIFS([.F$3:.F$1002]; [.$D$3:.$D$1002];&quot;&gt;=&quot;&amp;[.$E1021];[.$D$3:.$D$1002];&quot;&lt;&quot;&amp;[.$E1022])" office:value-type="float" office:value="274313.585714286" calcext:value-type="float">
            <text:p>274314</text:p>
          </table:table-cell>
          <table:table-cell table:style-name="ce13" table:formula="of:=AVERAGEIFS([.G$3:.G$1002]; [.$D$3:.$D$1002];&quot;&gt;=&quot;&amp;[.$E1021];[.$D$3:.$D$1002];&quot;&lt;&quot;&amp;[.$E1022])" office:value-type="float" office:value="615228.607142857" calcext:value-type="float">
            <text:p>615229</text:p>
          </table:table-cell>
          <table:table-cell table:style-name="ce13" table:formula="of:=AVERAGEIFS([.H$3:.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1];[.$D$3:.$D$1002];&quot;&lt;&quot;&amp;[.$E1022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 table:formula="of:=COUNTIFS([.D$3:.D$1002];&quot;&gt;=&quot;&amp;[.$E1022];[.D$3:.D$1002];&quot;&lt;&quot;&amp;[.$E1023] )"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table:style-name="ce13" table:formula="of:=AVERAGEIFS([.F$3:.F$1002]; [.$D$3:.$D$1002];&quot;&gt;=&quot;&amp;[.$E1022];[.$D$3:.$D$1002];&quot;&lt;&quot;&amp;[.$E1023])" office:value-type="float" office:value="274086.684615385" calcext:value-type="float">
            <text:p>274087</text:p>
          </table:table-cell>
          <table:table-cell table:style-name="ce13" table:formula="of:=AVERAGEIFS([.G$3:.G$1002]; [.$D$3:.$D$1002];&quot;&gt;=&quot;&amp;[.$E1022];[.$D$3:.$D$1002];&quot;&lt;&quot;&amp;[.$E1023])" office:value-type="float" office:value="536989.446153846" calcext:value-type="float">
            <text:p>536989</text:p>
          </table:table-cell>
          <table:table-cell table:style-name="ce13" table:formula="of:=AVERAGEIFS([.H$3:.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I$3:.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J$3:.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K$3:.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L$3:.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M$3:.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N$3:.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O$3:.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P$3:.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Q$3:.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R$3:.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S$3:.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T$3:.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U$3:.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V$3:.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W$3:.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X$3:.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Y$3:.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Z$3:.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A$3:.A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B$3:.A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C$3:.A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D$3:.A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E$3:.A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F$3:.A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G$3:.A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H$3:.A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I$3:.A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J$3:.A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K$3:.A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L$3:.A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M$3:.A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N$3:.A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O$3:.A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P$3:.A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Q$3:.A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R$3:.A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S$3:.A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T$3:.A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U$3:.A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V$3:.A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W$3:.A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X$3:.A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Y$3:.A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AZ$3:.A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A$3:.B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B$3:.B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C$3:.B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D$3:.B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E$3:.B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F$3:.B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G$3:.B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H$3:.B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I$3:.B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J$3:.B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K$3:.B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L$3:.B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M$3:.B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N$3:.B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O$3:.B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P$3:.B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Q$3:.B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R$3:.B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S$3:.B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T$3:.B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U$3:.B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V$3:.B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W$3:.B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X$3:.B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Y$3:.B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BZ$3:.B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A$3:.C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B$3:.C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C$3:.C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D$3:.C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E$3:.C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F$3:.C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G$3:.C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H$3:.C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I$3:.C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J$3:.C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K$3:.C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L$3:.C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M$3:.C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N$3:.C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O$3:.C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P$3:.C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Q$3:.C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R$3:.C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S$3:.C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T$3:.C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U$3:.C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V$3:.C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W$3:.C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X$3:.C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Y$3:.C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CZ$3:.C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A$3:.D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B$3:.D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C$3:.D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D$3:.D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E$3:.D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F$3:.D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G$3:.D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H$3:.D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I$3:.D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J$3:.D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K$3:.D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L$3:.D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M$3:.D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N$3:.D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O$3:.D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P$3:.D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Q$3:.D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R$3:.D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S$3:.D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T$3:.D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U$3:.D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V$3:.D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W$3:.D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X$3:.D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Y$3:.D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DZ$3:.D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A$3:.E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B$3:.E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C$3:.E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D$3:.E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E$3:.E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F$3:.E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G$3:.E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H$3:.E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I$3:.E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J$3:.E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K$3:.E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L$3:.E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M$3:.E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N$3:.E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O$3:.E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P$3:.E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Q$3:.E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R$3:.E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S$3:.E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T$3:.E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U$3:.E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V$3:.E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W$3:.E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X$3:.E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Y$3:.E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EZ$3:.E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A$3:.F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B$3:.F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C$3:.F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D$3:.F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E$3:.F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F$3:.F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G$3:.F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H$3:.F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I$3:.F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J$3:.F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K$3:.F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L$3:.F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M$3:.F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N$3:.F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O$3:.F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P$3:.F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Q$3:.F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R$3:.F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S$3:.F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T$3:.F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U$3:.F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V$3:.F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W$3:.F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X$3:.F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Y$3:.F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FZ$3:.FZ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A$3:.GA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B$3:.GB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C$3:.GC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D$3:.GD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E$3:.GE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F$3:.GF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G$3:.GG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H$3:.GH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I$3:.GI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J$3:.GJ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K$3:.GK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L$3:.GL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M$3:.GM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N$3:.GN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O$3:.GO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P$3:.GP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Q$3:.GQ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R$3:.GR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S$3:.GS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T$3:.GT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U$3:.GU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V$3:.GV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W$3:.GW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X$3:.GX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style-name="ce13" table:formula="of:=AVERAGEIFS([.GY$3:.GY$1002]; [.$D$3:.$D$1002];&quot;&gt;=&quot;&amp;[.$E1022];[.$D$3:.$D$1002];&quot;&lt;&quot;&amp;[.$E1023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office:value-type="float" office:value="1000" calcext:value-type="float">
            <text:p>1000</text:p>
          </table:table-cell>
          <table:table-cell table:style-name="ce13" table:number-columns-repeated="202"/>
          <table:table-cell table:number-columns-repeated="816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13" table:number-columns-repeated="202"/>
          <table:table-cell table:number-columns-repeated="81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/>
          <table:table-cell table:style-name="ce13" table:number-columns-repeated="3"/>
          <table:table-cell/>
          <table:table-cell table:style-name="ce13" table:number-columns-repeated="202"/>
          <table:table-cell table:number-columns-repeated="816"/>
        </table:table-row>
        <table:table-row table:style-name="ro1" table:number-rows-repeated="16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</table:table>
      <table:table table:name="rel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9" table:default-cell-style-name="ce2"/>
        <table:table-column table:style-name="co10" table:number-columns-repeated="19" table:default-cell-style-name="ce6"/>
        <table:table-column table:style-name="co11" table:number-columns-repeated="135" table:default-cell-style-name="ce6"/>
        <table:table-column table:style-name="co12" table:number-columns-repeated="31" table:default-cell-style-name="ce6"/>
        <table:table-column table:style-name="co13" table:number-columns-repeated="18" table:default-cell-style-name="ce6"/>
        <table:table-column table:style-name="co13" table:number-columns-repeated="3" table:default-cell-style-name="Default"/>
        <table:table-column table:style-name="co7" table:number-columns-repeated="814" table:default-cell-style-name="Default"/>
        <table:table-row table:style-name="ro1">
          <table:table-cell table:number-columns-repeated="2"/>
          <table:table-cell table:style-name="Default"/>
          <table:table-cell table:style-name="ce21" table:formula="of:=IF([$raw.F1]=&quot;&quot;; &quot;&quot;; [$raw.F1])">
            <text:p/>
          </table:table-cell>
          <table:table-cell table:style-name="ce21" table:formula="of:=IF([$raw.G1]=&quot;&quot;; &quot;&quot;; [$raw.G1])">
            <text:p/>
          </table:table-cell>
          <table:table-cell table:style-name="ce21" table:formula="of:=IF([$raw.H1]=&quot;&quot;; &quot;&quot;; [$raw.H1])">
            <text:p/>
          </table:table-cell>
          <table:table-cell table:style-name="ce21" table:formula="of:=IF([$raw.I1]=&quot;&quot;; &quot;&quot;; [$raw.I1])">
            <text:p/>
          </table:table-cell>
          <table:table-cell table:style-name="ce21" table:formula="of:=IF([$raw.J1]=&quot;&quot;; &quot;&quot;; [$raw.J1])">
            <text:p/>
          </table:table-cell>
          <table:table-cell table:style-name="ce21" table:formula="of:=IF([$raw.K1]=&quot;&quot;; &quot;&quot;; [$raw.K1])">
            <text:p/>
          </table:table-cell>
          <table:table-cell table:style-name="ce21" table:formula="of:=IF([$raw.L1]=&quot;&quot;; &quot;&quot;; [$raw.L1])">
            <text:p/>
          </table:table-cell>
          <table:table-cell table:style-name="ce21" table:formula="of:=IF([$raw.M1]=&quot;&quot;; &quot;&quot;; [$raw.M1])">
            <text:p/>
          </table:table-cell>
          <table:table-cell table:style-name="ce21" table:formula="of:=IF([$raw.N1]=&quot;&quot;; &quot;&quot;; [$raw.N1])">
            <text:p/>
          </table:table-cell>
          <table:table-cell table:style-name="ce21" table:formula="of:=IF([$raw.O1]=&quot;&quot;; &quot;&quot;; [$raw.O1])">
            <text:p/>
          </table:table-cell>
          <table:table-cell table:style-name="ce21" table:formula="of:=IF([$raw.P1]=&quot;&quot;; &quot;&quot;; [$raw.P1])">
            <text:p/>
          </table:table-cell>
          <table:table-cell table:style-name="ce21" table:formula="of:=IF([$raw.Q1]=&quot;&quot;; &quot;&quot;; [$raw.Q1])">
            <text:p/>
          </table:table-cell>
          <table:table-cell table:style-name="ce21" table:formula="of:=IF([$raw.R1]=&quot;&quot;; &quot;&quot;; [$raw.R1])">
            <text:p/>
          </table:table-cell>
          <table:table-cell table:style-name="ce21" table:formula="of:=IF([$raw.S1]=&quot;&quot;; &quot;&quot;; [$raw.S1])">
            <text:p/>
          </table:table-cell>
          <table:table-cell table:style-name="ce21" table:formula="of:=IF([$raw.T1]=&quot;&quot;; &quot;&quot;; [$raw.T1])">
            <text:p/>
          </table:table-cell>
          <table:table-cell table:style-name="ce21" table:formula="of:=IF([$raw.U1]=&quot;&quot;; &quot;&quot;; [$raw.U1])">
            <text:p/>
          </table:table-cell>
          <table:table-cell table:style-name="ce21" table:formula="of:=IF([$raw.V1]=&quot;&quot;; &quot;&quot;; [$raw.V1])">
            <text:p/>
          </table:table-cell>
          <table:table-cell table:style-name="ce21" table:formula="of:=IF([$raw.W1]=&quot;&quot;; &quot;&quot;; [$raw.W1])">
            <text:p/>
          </table:table-cell>
          <table:table-cell table:style-name="ce21" table:formula="of:=IF([$raw.X1]=&quot;&quot;; &quot;&quot;; [$raw.X1])">
            <text:p/>
          </table:table-cell>
          <table:table-cell table:style-name="ce21" table:formula="of:=IF([$raw.Y1]=&quot;&quot;; &quot;&quot;; [$raw.Y1])">
            <text:p/>
          </table:table-cell>
          <table:table-cell table:style-name="ce21" table:formula="of:=IF([$raw.Z1]=&quot;&quot;; &quot;&quot;; [$raw.Z1])">
            <text:p/>
          </table:table-cell>
          <table:table-cell table:style-name="ce21" table:formula="of:=IF([$raw.AA1]=&quot;&quot;; &quot;&quot;; [$raw.AA1])">
            <text:p/>
          </table:table-cell>
          <table:table-cell table:style-name="ce21" table:formula="of:=IF([$raw.AB1]=&quot;&quot;; &quot;&quot;; [$raw.AB1])">
            <text:p/>
          </table:table-cell>
          <table:table-cell table:style-name="ce21" table:formula="of:=IF([$raw.AC1]=&quot;&quot;; &quot;&quot;; [$raw.AC1])">
            <text:p/>
          </table:table-cell>
          <table:table-cell table:style-name="ce21" table:formula="of:=IF([$raw.AD1]=&quot;&quot;; &quot;&quot;; [$raw.AD1])">
            <text:p/>
          </table:table-cell>
          <table:table-cell table:style-name="ce21" table:formula="of:=IF([$raw.AE1]=&quot;&quot;; &quot;&quot;; [$raw.AE1])">
            <text:p/>
          </table:table-cell>
          <table:table-cell table:style-name="ce21" table:formula="of:=IF([$raw.AF1]=&quot;&quot;; &quot;&quot;; [$raw.AF1])">
            <text:p/>
          </table:table-cell>
          <table:table-cell table:style-name="ce21" table:formula="of:=IF([$raw.AG1]=&quot;&quot;; &quot;&quot;; [$raw.AG1])">
            <text:p/>
          </table:table-cell>
          <table:table-cell table:style-name="ce21" table:formula="of:=IF([$raw.AH1]=&quot;&quot;; &quot;&quot;; [$raw.AH1])">
            <text:p/>
          </table:table-cell>
          <table:table-cell table:style-name="ce21" table:formula="of:=IF([$raw.AI1]=&quot;&quot;; &quot;&quot;; [$raw.AI1])">
            <text:p/>
          </table:table-cell>
          <table:table-cell table:style-name="ce21" table:formula="of:=IF([$raw.AJ1]=&quot;&quot;; &quot;&quot;; [$raw.AJ1])">
            <text:p/>
          </table:table-cell>
          <table:table-cell table:style-name="ce21" table:formula="of:=IF([$raw.AK1]=&quot;&quot;; &quot;&quot;; [$raw.AK1])">
            <text:p/>
          </table:table-cell>
          <table:table-cell table:style-name="ce21" table:formula="of:=IF([$raw.AL1]=&quot;&quot;; &quot;&quot;; [$raw.AL1])">
            <text:p/>
          </table:table-cell>
          <table:table-cell table:style-name="ce21" table:formula="of:=IF([$raw.AM1]=&quot;&quot;; &quot;&quot;; [$raw.AM1])">
            <text:p/>
          </table:table-cell>
          <table:table-cell table:style-name="ce21" table:formula="of:=IF([$raw.AN1]=&quot;&quot;; &quot;&quot;; [$raw.AN1])">
            <text:p/>
          </table:table-cell>
          <table:table-cell table:style-name="ce21" table:formula="of:=IF([$raw.AO1]=&quot;&quot;; &quot;&quot;; [$raw.AO1])">
            <text:p/>
          </table:table-cell>
          <table:table-cell table:style-name="ce21" table:formula="of:=IF([$raw.AP1]=&quot;&quot;; &quot;&quot;; [$raw.AP1])">
            <text:p/>
          </table:table-cell>
          <table:table-cell table:style-name="ce21" table:formula="of:=IF([$raw.AQ1]=&quot;&quot;; &quot;&quot;; [$raw.AQ1])">
            <text:p/>
          </table:table-cell>
          <table:table-cell table:style-name="ce21" table:formula="of:=IF([$raw.AR1]=&quot;&quot;; &quot;&quot;; [$raw.AR1])">
            <text:p/>
          </table:table-cell>
          <table:table-cell table:style-name="ce21" table:formula="of:=IF([$raw.AS1]=&quot;&quot;; &quot;&quot;; [$raw.AS1])">
            <text:p/>
          </table:table-cell>
          <table:table-cell table:style-name="ce21" table:formula="of:=IF([$raw.AT1]=&quot;&quot;; &quot;&quot;; [$raw.AT1])">
            <text:p/>
          </table:table-cell>
          <table:table-cell table:style-name="ce21" table:formula="of:=IF([$raw.AU1]=&quot;&quot;; &quot;&quot;; [$raw.AU1])">
            <text:p/>
          </table:table-cell>
          <table:table-cell table:style-name="ce21" table:formula="of:=IF([$raw.AV1]=&quot;&quot;; &quot;&quot;; [$raw.AV1])">
            <text:p/>
          </table:table-cell>
          <table:table-cell table:style-name="ce21" table:formula="of:=IF([$raw.AW1]=&quot;&quot;; &quot;&quot;; [$raw.AW1])">
            <text:p/>
          </table:table-cell>
          <table:table-cell table:style-name="ce21" table:formula="of:=IF([$raw.AX1]=&quot;&quot;; &quot;&quot;; [$raw.AX1])">
            <text:p/>
          </table:table-cell>
          <table:table-cell table:style-name="ce21" table:formula="of:=IF([$raw.AY1]=&quot;&quot;; &quot;&quot;; [$raw.AY1])">
            <text:p/>
          </table:table-cell>
          <table:table-cell table:style-name="ce21" table:formula="of:=IF([$raw.AZ1]=&quot;&quot;; &quot;&quot;; [$raw.AZ1])">
            <text:p/>
          </table:table-cell>
          <table:table-cell table:style-name="ce21" table:formula="of:=IF([$raw.BA1]=&quot;&quot;; &quot;&quot;; [$raw.BA1])">
            <text:p/>
          </table:table-cell>
          <table:table-cell table:style-name="ce21" table:formula="of:=IF([$raw.BB1]=&quot;&quot;; &quot;&quot;; [$raw.BB1])">
            <text:p/>
          </table:table-cell>
          <table:table-cell table:style-name="ce21" table:formula="of:=IF([$raw.BC1]=&quot;&quot;; &quot;&quot;; [$raw.BC1])">
            <text:p/>
          </table:table-cell>
          <table:table-cell table:style-name="ce21" table:formula="of:=IF([$raw.BD1]=&quot;&quot;; &quot;&quot;; [$raw.BD1])">
            <text:p/>
          </table:table-cell>
          <table:table-cell table:style-name="ce21" table:formula="of:=IF([$raw.BE1]=&quot;&quot;; &quot;&quot;; [$raw.BE1])">
            <text:p/>
          </table:table-cell>
          <table:table-cell table:style-name="ce21" table:formula="of:=IF([$raw.BF1]=&quot;&quot;; &quot;&quot;; [$raw.BF1])">
            <text:p/>
          </table:table-cell>
          <table:table-cell table:style-name="ce21" table:formula="of:=IF([$raw.BG1]=&quot;&quot;; &quot;&quot;; [$raw.BG1])">
            <text:p/>
          </table:table-cell>
          <table:table-cell table:style-name="ce21" table:formula="of:=IF([$raw.BH1]=&quot;&quot;; &quot;&quot;; [$raw.BH1])">
            <text:p/>
          </table:table-cell>
          <table:table-cell table:style-name="ce21" table:formula="of:=IF([$raw.BI1]=&quot;&quot;; &quot;&quot;; [$raw.BI1])">
            <text:p/>
          </table:table-cell>
          <table:table-cell table:style-name="ce21" table:formula="of:=IF([$raw.BJ1]=&quot;&quot;; &quot;&quot;; [$raw.BJ1])">
            <text:p/>
          </table:table-cell>
          <table:table-cell table:style-name="ce21" table:formula="of:=IF([$raw.BK1]=&quot;&quot;; &quot;&quot;; [$raw.BK1])">
            <text:p/>
          </table:table-cell>
          <table:table-cell table:style-name="ce21" table:formula="of:=IF([$raw.BL1]=&quot;&quot;; &quot;&quot;; [$raw.BL1])">
            <text:p/>
          </table:table-cell>
          <table:table-cell table:style-name="ce21" table:formula="of:=IF([$raw.BM1]=&quot;&quot;; &quot;&quot;; [$raw.BM1])">
            <text:p/>
          </table:table-cell>
          <table:table-cell table:style-name="ce21" table:formula="of:=IF([$raw.BN1]=&quot;&quot;; &quot;&quot;; [$raw.BN1])">
            <text:p/>
          </table:table-cell>
          <table:table-cell table:style-name="ce21" table:formula="of:=IF([$raw.BO1]=&quot;&quot;; &quot;&quot;; [$raw.BO1])">
            <text:p/>
          </table:table-cell>
          <table:table-cell table:style-name="ce21" table:formula="of:=IF([$raw.BP1]=&quot;&quot;; &quot;&quot;; [$raw.BP1])">
            <text:p/>
          </table:table-cell>
          <table:table-cell table:style-name="ce21" table:formula="of:=IF([$raw.BQ1]=&quot;&quot;; &quot;&quot;; [$raw.BQ1])">
            <text:p/>
          </table:table-cell>
          <table:table-cell table:style-name="ce21" table:formula="of:=IF([$raw.BR1]=&quot;&quot;; &quot;&quot;; [$raw.BR1])">
            <text:p/>
          </table:table-cell>
          <table:table-cell table:style-name="ce21" table:formula="of:=IF([$raw.BS1]=&quot;&quot;; &quot;&quot;; [$raw.BS1])">
            <text:p/>
          </table:table-cell>
          <table:table-cell table:style-name="ce21" table:formula="of:=IF([$raw.BT1]=&quot;&quot;; &quot;&quot;; [$raw.BT1])">
            <text:p/>
          </table:table-cell>
          <table:table-cell table:style-name="ce21" table:formula="of:=IF([$raw.BU1]=&quot;&quot;; &quot;&quot;; [$raw.BU1])">
            <text:p/>
          </table:table-cell>
          <table:table-cell table:style-name="ce21" table:formula="of:=IF([$raw.BV1]=&quot;&quot;; &quot;&quot;; [$raw.BV1])">
            <text:p/>
          </table:table-cell>
          <table:table-cell table:style-name="ce21" table:formula="of:=IF([$raw.BW1]=&quot;&quot;; &quot;&quot;; [$raw.BW1])">
            <text:p/>
          </table:table-cell>
          <table:table-cell table:style-name="ce21" table:formula="of:=IF([$raw.BX1]=&quot;&quot;; &quot;&quot;; [$raw.BX1])">
            <text:p/>
          </table:table-cell>
          <table:table-cell table:style-name="ce21" table:formula="of:=IF([$raw.BY1]=&quot;&quot;; &quot;&quot;; [$raw.BY1])">
            <text:p/>
          </table:table-cell>
          <table:table-cell table:style-name="ce21" table:formula="of:=IF([$raw.BZ1]=&quot;&quot;; &quot;&quot;; [$raw.BZ1])">
            <text:p/>
          </table:table-cell>
          <table:table-cell table:style-name="ce21" table:formula="of:=IF([$raw.CA1]=&quot;&quot;; &quot;&quot;; [$raw.CA1])">
            <text:p/>
          </table:table-cell>
          <table:table-cell table:style-name="ce21" table:formula="of:=IF([$raw.CB1]=&quot;&quot;; &quot;&quot;; [$raw.CB1])">
            <text:p/>
          </table:table-cell>
          <table:table-cell table:style-name="ce21" table:formula="of:=IF([$raw.CC1]=&quot;&quot;; &quot;&quot;; [$raw.CC1])">
            <text:p/>
          </table:table-cell>
          <table:table-cell table:style-name="ce21" table:formula="of:=IF([$raw.CD1]=&quot;&quot;; &quot;&quot;; [$raw.CD1])">
            <text:p/>
          </table:table-cell>
          <table:table-cell table:style-name="ce21" table:formula="of:=IF([$raw.CE1]=&quot;&quot;; &quot;&quot;; [$raw.CE1])">
            <text:p/>
          </table:table-cell>
          <table:table-cell table:style-name="ce21" table:formula="of:=IF([$raw.CF1]=&quot;&quot;; &quot;&quot;; [$raw.CF1])">
            <text:p/>
          </table:table-cell>
          <table:table-cell table:style-name="ce21" table:formula="of:=IF([$raw.CG1]=&quot;&quot;; &quot;&quot;; [$raw.CG1])">
            <text:p/>
          </table:table-cell>
          <table:table-cell table:style-name="ce21" table:formula="of:=IF([$raw.CH1]=&quot;&quot;; &quot;&quot;; [$raw.CH1])">
            <text:p/>
          </table:table-cell>
          <table:table-cell table:style-name="ce21" table:formula="of:=IF([$raw.CI1]=&quot;&quot;; &quot;&quot;; [$raw.CI1])">
            <text:p/>
          </table:table-cell>
          <table:table-cell table:style-name="ce21" table:formula="of:=IF([$raw.CJ1]=&quot;&quot;; &quot;&quot;; [$raw.CJ1])">
            <text:p/>
          </table:table-cell>
          <table:table-cell table:style-name="ce21" table:formula="of:=IF([$raw.CK1]=&quot;&quot;; &quot;&quot;; [$raw.CK1])">
            <text:p/>
          </table:table-cell>
          <table:table-cell table:style-name="ce21" table:formula="of:=IF([$raw.CL1]=&quot;&quot;; &quot;&quot;; [$raw.CL1])">
            <text:p/>
          </table:table-cell>
          <table:table-cell table:style-name="ce21" table:formula="of:=IF([$raw.CM1]=&quot;&quot;; &quot;&quot;; [$raw.CM1])">
            <text:p/>
          </table:table-cell>
          <table:table-cell table:style-name="ce21" table:formula="of:=IF([$raw.CN1]=&quot;&quot;; &quot;&quot;; [$raw.CN1])">
            <text:p/>
          </table:table-cell>
          <table:table-cell table:style-name="ce21" table:formula="of:=IF([$raw.CO1]=&quot;&quot;; &quot;&quot;; [$raw.CO1])">
            <text:p/>
          </table:table-cell>
          <table:table-cell table:style-name="ce21" table:formula="of:=IF([$raw.CP1]=&quot;&quot;; &quot;&quot;; [$raw.CP1])">
            <text:p/>
          </table:table-cell>
          <table:table-cell table:style-name="ce21" table:formula="of:=IF([$raw.CQ1]=&quot;&quot;; &quot;&quot;; [$raw.CQ1])">
            <text:p/>
          </table:table-cell>
          <table:table-cell table:style-name="ce21" table:formula="of:=IF([$raw.CR1]=&quot;&quot;; &quot;&quot;; [$raw.CR1])">
            <text:p/>
          </table:table-cell>
          <table:table-cell table:style-name="ce21" table:formula="of:=IF([$raw.CS1]=&quot;&quot;; &quot;&quot;; [$raw.CS1])">
            <text:p/>
          </table:table-cell>
          <table:table-cell table:style-name="ce21" table:formula="of:=IF([$raw.CT1]=&quot;&quot;; &quot;&quot;; [$raw.CT1])">
            <text:p/>
          </table:table-cell>
          <table:table-cell table:style-name="ce21" table:formula="of:=IF([$raw.CU1]=&quot;&quot;; &quot;&quot;; [$raw.CU1])">
            <text:p/>
          </table:table-cell>
          <table:table-cell table:style-name="ce21" table:formula="of:=IF([$raw.CV1]=&quot;&quot;; &quot;&quot;; [$raw.CV1])">
            <text:p/>
          </table:table-cell>
          <table:table-cell table:style-name="ce21" table:formula="of:=IF([$raw.CW1]=&quot;&quot;; &quot;&quot;; [$raw.CW1])">
            <text:p/>
          </table:table-cell>
          <table:table-cell table:style-name="ce21" table:formula="of:=IF([$raw.CX1]=&quot;&quot;; &quot;&quot;; [$raw.CX1])">
            <text:p/>
          </table:table-cell>
          <table:table-cell table:style-name="ce21" table:formula="of:=IF([$raw.CY1]=&quot;&quot;; &quot;&quot;; [$raw.CY1])">
            <text:p/>
          </table:table-cell>
          <table:table-cell table:style-name="ce21" table:formula="of:=IF([$raw.CZ1]=&quot;&quot;; &quot;&quot;; [$raw.CZ1])">
            <text:p/>
          </table:table-cell>
          <table:table-cell table:style-name="ce21" table:formula="of:=IF([$raw.DA1]=&quot;&quot;; &quot;&quot;; [$raw.DA1])">
            <text:p/>
          </table:table-cell>
          <table:table-cell table:style-name="ce21" table:formula="of:=IF([$raw.DB1]=&quot;&quot;; &quot;&quot;; [$raw.DB1])">
            <text:p/>
          </table:table-cell>
          <table:table-cell table:style-name="ce21" table:formula="of:=IF([$raw.DC1]=&quot;&quot;; &quot;&quot;; [$raw.DC1])">
            <text:p/>
          </table:table-cell>
          <table:table-cell table:style-name="ce21" table:formula="of:=IF([$raw.DD1]=&quot;&quot;; &quot;&quot;; [$raw.DD1])">
            <text:p/>
          </table:table-cell>
          <table:table-cell table:style-name="ce21" table:formula="of:=IF([$raw.DE1]=&quot;&quot;; &quot;&quot;; [$raw.DE1])">
            <text:p/>
          </table:table-cell>
          <table:table-cell table:style-name="ce21" table:formula="of:=IF([$raw.DF1]=&quot;&quot;; &quot;&quot;; [$raw.DF1])">
            <text:p/>
          </table:table-cell>
          <table:table-cell table:style-name="ce21" table:formula="of:=IF([$raw.DG1]=&quot;&quot;; &quot;&quot;; [$raw.DG1])">
            <text:p/>
          </table:table-cell>
          <table:table-cell table:style-name="ce21" table:formula="of:=IF([$raw.DH1]=&quot;&quot;; &quot;&quot;; [$raw.DH1])">
            <text:p/>
          </table:table-cell>
          <table:table-cell table:style-name="ce21" table:formula="of:=IF([$raw.DI1]=&quot;&quot;; &quot;&quot;; [$raw.DI1])">
            <text:p/>
          </table:table-cell>
          <table:table-cell table:style-name="ce21" table:formula="of:=IF([$raw.DJ1]=&quot;&quot;; &quot;&quot;; [$raw.DJ1])">
            <text:p/>
          </table:table-cell>
          <table:table-cell table:style-name="ce21" table:formula="of:=IF([$raw.DK1]=&quot;&quot;; &quot;&quot;; [$raw.DK1])">
            <text:p/>
          </table:table-cell>
          <table:table-cell table:style-name="ce21" table:formula="of:=IF([$raw.DL1]=&quot;&quot;; &quot;&quot;; [$raw.DL1])">
            <text:p/>
          </table:table-cell>
          <table:table-cell table:style-name="ce21" table:formula="of:=IF([$raw.DM1]=&quot;&quot;; &quot;&quot;; [$raw.DM1])">
            <text:p/>
          </table:table-cell>
          <table:table-cell table:style-name="ce21" table:formula="of:=IF([$raw.DN1]=&quot;&quot;; &quot;&quot;; [$raw.DN1])">
            <text:p/>
          </table:table-cell>
          <table:table-cell table:style-name="ce21" table:formula="of:=IF([$raw.DO1]=&quot;&quot;; &quot;&quot;; [$raw.DO1])">
            <text:p/>
          </table:table-cell>
          <table:table-cell table:style-name="ce21" table:formula="of:=IF([$raw.DP1]=&quot;&quot;; &quot;&quot;; [$raw.DP1])">
            <text:p/>
          </table:table-cell>
          <table:table-cell table:style-name="ce21" table:number-columns-repeated="88"/>
          <table:table-cell table:number-columns-repeated="817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1" table:formula="of:=IF([$raw.F2]=&quot;&quot;; &quot;&quot;; [$raw.F2])" office:value-type="string" office:string-value="172052" calcext:value-type="string">
            <text:p>172052</text:p>
          </table:table-cell>
          <table:table-cell table:style-name="ce21" table:formula="of:=IF([$raw.G2]=&quot;&quot;; &quot;&quot;; [$raw.G2])" office:value-type="string" office:string-value="172054" calcext:value-type="string">
            <text:p>172054</text:p>
          </table:table-cell>
          <table:table-cell table:style-name="ce21" table:formula="of:=IF([$raw.H2]=&quot;&quot;; &quot;&quot;; [$raw.H2])">
            <text:p/>
          </table:table-cell>
          <table:table-cell table:style-name="ce21" table:formula="of:=IF([$raw.I2]=&quot;&quot;; &quot;&quot;; [$raw.I2])">
            <text:p/>
          </table:table-cell>
          <table:table-cell table:style-name="ce21" table:formula="of:=IF([$raw.J2]=&quot;&quot;; &quot;&quot;; [$raw.J2])">
            <text:p/>
          </table:table-cell>
          <table:table-cell table:style-name="ce21" table:formula="of:=IF([$raw.K2]=&quot;&quot;; &quot;&quot;; [$raw.K2])">
            <text:p/>
          </table:table-cell>
          <table:table-cell table:style-name="ce21" table:formula="of:=IF([$raw.L2]=&quot;&quot;; &quot;&quot;; [$raw.L2])">
            <text:p/>
          </table:table-cell>
          <table:table-cell table:style-name="ce21" table:formula="of:=IF([$raw.M2]=&quot;&quot;; &quot;&quot;; [$raw.M2])">
            <text:p/>
          </table:table-cell>
          <table:table-cell table:style-name="ce21" table:formula="of:=IF([$raw.N2]=&quot;&quot;; &quot;&quot;; [$raw.N2])">
            <text:p/>
          </table:table-cell>
          <table:table-cell table:style-name="ce21" table:formula="of:=IF([$raw.O2]=&quot;&quot;; &quot;&quot;; [$raw.O2])">
            <text:p/>
          </table:table-cell>
          <table:table-cell table:style-name="ce21" table:formula="of:=IF([$raw.P2]=&quot;&quot;; &quot;&quot;; [$raw.P2])">
            <text:p/>
          </table:table-cell>
          <table:table-cell table:style-name="ce21" table:formula="of:=IF([$raw.Q2]=&quot;&quot;; &quot;&quot;; [$raw.Q2])">
            <text:p/>
          </table:table-cell>
          <table:table-cell table:style-name="ce21" table:formula="of:=IF([$raw.R2]=&quot;&quot;; &quot;&quot;; [$raw.R2])">
            <text:p/>
          </table:table-cell>
          <table:table-cell table:style-name="ce21" table:formula="of:=IF([$raw.S2]=&quot;&quot;; &quot;&quot;; [$raw.S2])">
            <text:p/>
          </table:table-cell>
          <table:table-cell table:style-name="ce21" table:formula="of:=IF([$raw.T2]=&quot;&quot;; &quot;&quot;; [$raw.T2])">
            <text:p/>
          </table:table-cell>
          <table:table-cell table:style-name="ce21" table:formula="of:=IF([$raw.U2]=&quot;&quot;; &quot;&quot;; [$raw.U2])">
            <text:p/>
          </table:table-cell>
          <table:table-cell table:style-name="ce21" table:formula="of:=IF([$raw.V2]=&quot;&quot;; &quot;&quot;; [$raw.V2])">
            <text:p/>
          </table:table-cell>
          <table:table-cell table:style-name="ce21" table:formula="of:=IF([$raw.W2]=&quot;&quot;; &quot;&quot;; [$raw.W2])">
            <text:p/>
          </table:table-cell>
          <table:table-cell table:style-name="ce21" table:formula="of:=IF([$raw.X2]=&quot;&quot;; &quot;&quot;; [$raw.X2])">
            <text:p/>
          </table:table-cell>
          <table:table-cell table:style-name="ce21" table:formula="of:=IF([$raw.Y2]=&quot;&quot;; &quot;&quot;; [$raw.Y2])">
            <text:p/>
          </table:table-cell>
          <table:table-cell table:style-name="ce21" table:formula="of:=IF([$raw.Z2]=&quot;&quot;; &quot;&quot;; [$raw.Z2])">
            <text:p/>
          </table:table-cell>
          <table:table-cell table:style-name="ce21" table:formula="of:=IF([$raw.AA2]=&quot;&quot;; &quot;&quot;; [$raw.AA2])">
            <text:p/>
          </table:table-cell>
          <table:table-cell table:style-name="ce21" table:formula="of:=IF([$raw.AB2]=&quot;&quot;; &quot;&quot;; [$raw.AB2])">
            <text:p/>
          </table:table-cell>
          <table:table-cell table:style-name="ce21" table:formula="of:=IF([$raw.AC2]=&quot;&quot;; &quot;&quot;; [$raw.AC2])">
            <text:p/>
          </table:table-cell>
          <table:table-cell table:style-name="ce21" table:formula="of:=IF([$raw.AD2]=&quot;&quot;; &quot;&quot;; [$raw.AD2])">
            <text:p/>
          </table:table-cell>
          <table:table-cell table:style-name="ce21" table:formula="of:=IF([$raw.AE2]=&quot;&quot;; &quot;&quot;; [$raw.AE2])">
            <text:p/>
          </table:table-cell>
          <table:table-cell table:style-name="ce21" table:formula="of:=IF([$raw.AF2]=&quot;&quot;; &quot;&quot;; [$raw.AF2])">
            <text:p/>
          </table:table-cell>
          <table:table-cell table:style-name="ce21" table:formula="of:=IF([$raw.AG2]=&quot;&quot;; &quot;&quot;; [$raw.AG2])">
            <text:p/>
          </table:table-cell>
          <table:table-cell table:style-name="ce21" table:formula="of:=IF([$raw.AH2]=&quot;&quot;; &quot;&quot;; [$raw.AH2])">
            <text:p/>
          </table:table-cell>
          <table:table-cell table:style-name="ce21" table:formula="of:=IF([$raw.AI2]=&quot;&quot;; &quot;&quot;; [$raw.AI2])">
            <text:p/>
          </table:table-cell>
          <table:table-cell table:style-name="ce21" table:formula="of:=IF([$raw.AJ2]=&quot;&quot;; &quot;&quot;; [$raw.AJ2])">
            <text:p/>
          </table:table-cell>
          <table:table-cell table:style-name="ce21" table:formula="of:=IF([$raw.AK2]=&quot;&quot;; &quot;&quot;; [$raw.AK2])">
            <text:p/>
          </table:table-cell>
          <table:table-cell table:style-name="ce21" table:formula="of:=IF([$raw.AL2]=&quot;&quot;; &quot;&quot;; [$raw.AL2])">
            <text:p/>
          </table:table-cell>
          <table:table-cell table:style-name="ce21" table:formula="of:=IF([$raw.AM2]=&quot;&quot;; &quot;&quot;; [$raw.AM2])">
            <text:p/>
          </table:table-cell>
          <table:table-cell table:style-name="ce21" table:formula="of:=IF([$raw.AN2]=&quot;&quot;; &quot;&quot;; [$raw.AN2])">
            <text:p/>
          </table:table-cell>
          <table:table-cell table:style-name="ce21" table:formula="of:=IF([$raw.AO2]=&quot;&quot;; &quot;&quot;; [$raw.AO2])">
            <text:p/>
          </table:table-cell>
          <table:table-cell table:style-name="ce21" table:formula="of:=IF([$raw.AP2]=&quot;&quot;; &quot;&quot;; [$raw.AP2])">
            <text:p/>
          </table:table-cell>
          <table:table-cell table:style-name="ce21" table:formula="of:=IF([$raw.AQ2]=&quot;&quot;; &quot;&quot;; [$raw.AQ2])">
            <text:p/>
          </table:table-cell>
          <table:table-cell table:style-name="ce21" table:formula="of:=IF([$raw.AR2]=&quot;&quot;; &quot;&quot;; [$raw.AR2])">
            <text:p/>
          </table:table-cell>
          <table:table-cell table:style-name="ce21" table:formula="of:=IF([$raw.AS2]=&quot;&quot;; &quot;&quot;; [$raw.AS2])">
            <text:p/>
          </table:table-cell>
          <table:table-cell table:style-name="ce21" table:formula="of:=IF([$raw.AT2]=&quot;&quot;; &quot;&quot;; [$raw.AT2])">
            <text:p/>
          </table:table-cell>
          <table:table-cell table:style-name="ce21" table:formula="of:=IF([$raw.AU2]=&quot;&quot;; &quot;&quot;; [$raw.AU2])">
            <text:p/>
          </table:table-cell>
          <table:table-cell table:style-name="ce21" table:formula="of:=IF([$raw.AV2]=&quot;&quot;; &quot;&quot;; [$raw.AV2])">
            <text:p/>
          </table:table-cell>
          <table:table-cell table:style-name="ce21" table:formula="of:=IF([$raw.AW2]=&quot;&quot;; &quot;&quot;; [$raw.AW2])">
            <text:p/>
          </table:table-cell>
          <table:table-cell table:style-name="ce21" table:formula="of:=IF([$raw.AX2]=&quot;&quot;; &quot;&quot;; [$raw.AX2])">
            <text:p/>
          </table:table-cell>
          <table:table-cell table:style-name="ce21" table:formula="of:=IF([$raw.AY2]=&quot;&quot;; &quot;&quot;; [$raw.AY2])">
            <text:p/>
          </table:table-cell>
          <table:table-cell table:style-name="ce21" table:formula="of:=IF([$raw.AZ2]=&quot;&quot;; &quot;&quot;; [$raw.AZ2])">
            <text:p/>
          </table:table-cell>
          <table:table-cell table:style-name="ce21" table:formula="of:=IF([$raw.BA2]=&quot;&quot;; &quot;&quot;; [$raw.BA2])">
            <text:p/>
          </table:table-cell>
          <table:table-cell table:style-name="ce21" table:formula="of:=IF([$raw.BB2]=&quot;&quot;; &quot;&quot;; [$raw.BB2])">
            <text:p/>
          </table:table-cell>
          <table:table-cell table:style-name="ce21" table:formula="of:=IF([$raw.BC2]=&quot;&quot;; &quot;&quot;; [$raw.BC2])">
            <text:p/>
          </table:table-cell>
          <table:table-cell table:style-name="ce21" table:formula="of:=IF([$raw.BD2]=&quot;&quot;; &quot;&quot;; [$raw.BD2])">
            <text:p/>
          </table:table-cell>
          <table:table-cell table:style-name="ce21" table:formula="of:=IF([$raw.BE2]=&quot;&quot;; &quot;&quot;; [$raw.BE2])">
            <text:p/>
          </table:table-cell>
          <table:table-cell table:style-name="ce21" table:formula="of:=IF([$raw.BF2]=&quot;&quot;; &quot;&quot;; [$raw.BF2])">
            <text:p/>
          </table:table-cell>
          <table:table-cell table:style-name="ce21" table:formula="of:=IF([$raw.BG2]=&quot;&quot;; &quot;&quot;; [$raw.BG2])">
            <text:p/>
          </table:table-cell>
          <table:table-cell table:style-name="ce21" table:formula="of:=IF([$raw.BH2]=&quot;&quot;; &quot;&quot;; [$raw.BH2])">
            <text:p/>
          </table:table-cell>
          <table:table-cell table:style-name="ce21" table:formula="of:=IF([$raw.BI2]=&quot;&quot;; &quot;&quot;; [$raw.BI2])">
            <text:p/>
          </table:table-cell>
          <table:table-cell table:style-name="ce21" table:formula="of:=IF([$raw.BJ2]=&quot;&quot;; &quot;&quot;; [$raw.BJ2])">
            <text:p/>
          </table:table-cell>
          <table:table-cell table:style-name="ce21" table:formula="of:=IF([$raw.BK2]=&quot;&quot;; &quot;&quot;; [$raw.BK2])">
            <text:p/>
          </table:table-cell>
          <table:table-cell table:style-name="ce21" table:formula="of:=IF([$raw.BL2]=&quot;&quot;; &quot;&quot;; [$raw.BL2])">
            <text:p/>
          </table:table-cell>
          <table:table-cell table:style-name="ce21" table:formula="of:=IF([$raw.BM2]=&quot;&quot;; &quot;&quot;; [$raw.BM2])">
            <text:p/>
          </table:table-cell>
          <table:table-cell table:style-name="ce21" table:formula="of:=IF([$raw.BN2]=&quot;&quot;; &quot;&quot;; [$raw.BN2])">
            <text:p/>
          </table:table-cell>
          <table:table-cell table:style-name="ce21" table:formula="of:=IF([$raw.BO2]=&quot;&quot;; &quot;&quot;; [$raw.BO2])">
            <text:p/>
          </table:table-cell>
          <table:table-cell table:style-name="ce21" table:formula="of:=IF([$raw.BP2]=&quot;&quot;; &quot;&quot;; [$raw.BP2])">
            <text:p/>
          </table:table-cell>
          <table:table-cell table:style-name="ce21" table:formula="of:=IF([$raw.BQ2]=&quot;&quot;; &quot;&quot;; [$raw.BQ2])">
            <text:p/>
          </table:table-cell>
          <table:table-cell table:style-name="ce21" table:formula="of:=IF([$raw.BR2]=&quot;&quot;; &quot;&quot;; [$raw.BR2])">
            <text:p/>
          </table:table-cell>
          <table:table-cell table:style-name="ce21" table:formula="of:=IF([$raw.BS2]=&quot;&quot;; &quot;&quot;; [$raw.BS2])">
            <text:p/>
          </table:table-cell>
          <table:table-cell table:style-name="ce21" table:formula="of:=IF([$raw.BT2]=&quot;&quot;; &quot;&quot;; [$raw.BT2])">
            <text:p/>
          </table:table-cell>
          <table:table-cell table:style-name="ce21" table:formula="of:=IF([$raw.BU2]=&quot;&quot;; &quot;&quot;; [$raw.BU2])">
            <text:p/>
          </table:table-cell>
          <table:table-cell table:style-name="ce21" table:formula="of:=IF([$raw.BV2]=&quot;&quot;; &quot;&quot;; [$raw.BV2])">
            <text:p/>
          </table:table-cell>
          <table:table-cell table:style-name="ce21" table:formula="of:=IF([$raw.BW2]=&quot;&quot;; &quot;&quot;; [$raw.BW2])">
            <text:p/>
          </table:table-cell>
          <table:table-cell table:style-name="ce21" table:formula="of:=IF([$raw.BX2]=&quot;&quot;; &quot;&quot;; [$raw.BX2])">
            <text:p/>
          </table:table-cell>
          <table:table-cell table:style-name="ce21" table:formula="of:=IF([$raw.BY2]=&quot;&quot;; &quot;&quot;; [$raw.BY2])">
            <text:p/>
          </table:table-cell>
          <table:table-cell table:style-name="ce21" table:formula="of:=IF([$raw.BZ2]=&quot;&quot;; &quot;&quot;; [$raw.BZ2])">
            <text:p/>
          </table:table-cell>
          <table:table-cell table:style-name="ce21" table:formula="of:=IF([$raw.CA2]=&quot;&quot;; &quot;&quot;; [$raw.CA2])">
            <text:p/>
          </table:table-cell>
          <table:table-cell table:style-name="ce21" table:formula="of:=IF([$raw.CB2]=&quot;&quot;; &quot;&quot;; [$raw.CB2])">
            <text:p/>
          </table:table-cell>
          <table:table-cell table:style-name="ce21" table:formula="of:=IF([$raw.CC2]=&quot;&quot;; &quot;&quot;; [$raw.CC2])">
            <text:p/>
          </table:table-cell>
          <table:table-cell table:style-name="ce21" table:formula="of:=IF([$raw.CD2]=&quot;&quot;; &quot;&quot;; [$raw.CD2])">
            <text:p/>
          </table:table-cell>
          <table:table-cell table:style-name="ce21" table:formula="of:=IF([$raw.CE2]=&quot;&quot;; &quot;&quot;; [$raw.CE2])">
            <text:p/>
          </table:table-cell>
          <table:table-cell table:style-name="ce21" table:formula="of:=IF([$raw.CF2]=&quot;&quot;; &quot;&quot;; [$raw.CF2])">
            <text:p/>
          </table:table-cell>
          <table:table-cell table:style-name="ce21" table:formula="of:=IF([$raw.CG2]=&quot;&quot;; &quot;&quot;; [$raw.CG2])">
            <text:p/>
          </table:table-cell>
          <table:table-cell table:style-name="ce21" table:formula="of:=IF([$raw.CH2]=&quot;&quot;; &quot;&quot;; [$raw.CH2])">
            <text:p/>
          </table:table-cell>
          <table:table-cell table:style-name="ce21" table:formula="of:=IF([$raw.CI2]=&quot;&quot;; &quot;&quot;; [$raw.CI2])">
            <text:p/>
          </table:table-cell>
          <table:table-cell table:style-name="ce21" table:formula="of:=IF([$raw.CJ2]=&quot;&quot;; &quot;&quot;; [$raw.CJ2])">
            <text:p/>
          </table:table-cell>
          <table:table-cell table:style-name="ce21" table:formula="of:=IF([$raw.CK2]=&quot;&quot;; &quot;&quot;; [$raw.CK2])">
            <text:p/>
          </table:table-cell>
          <table:table-cell table:style-name="ce21" table:formula="of:=IF([$raw.CL2]=&quot;&quot;; &quot;&quot;; [$raw.CL2])">
            <text:p/>
          </table:table-cell>
          <table:table-cell table:style-name="ce21" table:formula="of:=IF([$raw.CM2]=&quot;&quot;; &quot;&quot;; [$raw.CM2])">
            <text:p/>
          </table:table-cell>
          <table:table-cell table:style-name="ce21" table:formula="of:=IF([$raw.CN2]=&quot;&quot;; &quot;&quot;; [$raw.CN2])">
            <text:p/>
          </table:table-cell>
          <table:table-cell table:style-name="ce21" table:formula="of:=IF([$raw.CO2]=&quot;&quot;; &quot;&quot;; [$raw.CO2])">
            <text:p/>
          </table:table-cell>
          <table:table-cell table:style-name="ce21" table:formula="of:=IF([$raw.CP2]=&quot;&quot;; &quot;&quot;; [$raw.CP2])">
            <text:p/>
          </table:table-cell>
          <table:table-cell table:style-name="ce21" table:formula="of:=IF([$raw.CQ2]=&quot;&quot;; &quot;&quot;; [$raw.CQ2])">
            <text:p/>
          </table:table-cell>
          <table:table-cell table:style-name="ce21" table:formula="of:=IF([$raw.CR2]=&quot;&quot;; &quot;&quot;; [$raw.CR2])">
            <text:p/>
          </table:table-cell>
          <table:table-cell table:style-name="ce21" table:formula="of:=IF([$raw.CS2]=&quot;&quot;; &quot;&quot;; [$raw.CS2])">
            <text:p/>
          </table:table-cell>
          <table:table-cell table:style-name="ce21" table:formula="of:=IF([$raw.CT2]=&quot;&quot;; &quot;&quot;; [$raw.CT2])">
            <text:p/>
          </table:table-cell>
          <table:table-cell table:style-name="ce21" table:formula="of:=IF([$raw.CU2]=&quot;&quot;; &quot;&quot;; [$raw.CU2])">
            <text:p/>
          </table:table-cell>
          <table:table-cell table:style-name="ce21" table:formula="of:=IF([$raw.CV2]=&quot;&quot;; &quot;&quot;; [$raw.CV2])">
            <text:p/>
          </table:table-cell>
          <table:table-cell table:style-name="ce21" table:formula="of:=IF([$raw.CW2]=&quot;&quot;; &quot;&quot;; [$raw.CW2])">
            <text:p/>
          </table:table-cell>
          <table:table-cell table:style-name="ce21" table:formula="of:=IF([$raw.CX2]=&quot;&quot;; &quot;&quot;; [$raw.CX2])">
            <text:p/>
          </table:table-cell>
          <table:table-cell table:style-name="ce21" table:formula="of:=IF([$raw.CY2]=&quot;&quot;; &quot;&quot;; [$raw.CY2])">
            <text:p/>
          </table:table-cell>
          <table:table-cell table:style-name="ce21" table:formula="of:=IF([$raw.CZ2]=&quot;&quot;; &quot;&quot;; [$raw.CZ2])">
            <text:p/>
          </table:table-cell>
          <table:table-cell table:style-name="ce21" table:formula="of:=IF([$raw.DA2]=&quot;&quot;; &quot;&quot;; [$raw.DA2])">
            <text:p/>
          </table:table-cell>
          <table:table-cell table:style-name="ce21" table:formula="of:=IF([$raw.DB2]=&quot;&quot;; &quot;&quot;; [$raw.DB2])">
            <text:p/>
          </table:table-cell>
          <table:table-cell table:style-name="ce21" table:formula="of:=IF([$raw.DC2]=&quot;&quot;; &quot;&quot;; [$raw.DC2])">
            <text:p/>
          </table:table-cell>
          <table:table-cell table:style-name="ce21" table:formula="of:=IF([$raw.DD2]=&quot;&quot;; &quot;&quot;; [$raw.DD2])">
            <text:p/>
          </table:table-cell>
          <table:table-cell table:style-name="ce21" table:formula="of:=IF([$raw.DE2]=&quot;&quot;; &quot;&quot;; [$raw.DE2])">
            <text:p/>
          </table:table-cell>
          <table:table-cell table:style-name="ce21" table:formula="of:=IF([$raw.DF2]=&quot;&quot;; &quot;&quot;; [$raw.DF2])">
            <text:p/>
          </table:table-cell>
          <table:table-cell table:style-name="ce21" table:formula="of:=IF([$raw.DG2]=&quot;&quot;; &quot;&quot;; [$raw.DG2])">
            <text:p/>
          </table:table-cell>
          <table:table-cell table:style-name="ce21" table:formula="of:=IF([$raw.DH2]=&quot;&quot;; &quot;&quot;; [$raw.DH2])">
            <text:p/>
          </table:table-cell>
          <table:table-cell table:style-name="ce21" table:formula="of:=IF([$raw.DI2]=&quot;&quot;; &quot;&quot;; [$raw.DI2])">
            <text:p/>
          </table:table-cell>
          <table:table-cell table:style-name="ce21" table:formula="of:=IF([$raw.DJ2]=&quot;&quot;; &quot;&quot;; [$raw.DJ2])">
            <text:p/>
          </table:table-cell>
          <table:table-cell table:style-name="ce21" table:formula="of:=IF([$raw.DK2]=&quot;&quot;; &quot;&quot;; [$raw.DK2])">
            <text:p/>
          </table:table-cell>
          <table:table-cell table:style-name="ce21" table:formula="of:=IF([$raw.DL2]=&quot;&quot;; &quot;&quot;; [$raw.DL2])">
            <text:p/>
          </table:table-cell>
          <table:table-cell table:style-name="ce21" table:formula="of:=IF([$raw.DM2]=&quot;&quot;; &quot;&quot;; [$raw.DM2])">
            <text:p/>
          </table:table-cell>
          <table:table-cell table:style-name="ce21" table:formula="of:=IF([$raw.DN2]=&quot;&quot;; &quot;&quot;; [$raw.DN2])">
            <text:p/>
          </table:table-cell>
          <table:table-cell table:style-name="ce21" table:formula="of:=IF([$raw.DO2]=&quot;&quot;; &quot;&quot;; [$raw.DO2])">
            <text:p/>
          </table:table-cell>
          <table:table-cell table:style-name="ce21" table:formula="of:=IF([$raw.DP2]=&quot;&quot;; &quot;&quot;; [$raw.DP2])">
            <text:p/>
          </table:table-cell>
          <table:table-cell table:style-name="ce21" table:number-columns-repeated="88"/>
          <table:table-cell table:style-name="ce8" table:number-columns-repeated="8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]/[raw.$E3]" office:value-type="float" office:value="0.387372975653236" calcext:value-type="float">
            <text:p>0.3874</text:p>
          </table:table-cell>
          <table:table-cell table:number-columns-repeated="101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]/[raw.$E4]" office:value-type="float" office:value="0.401590996132415" calcext:value-type="float">
            <text:p>0.4016</text:p>
          </table:table-cell>
          <table:table-cell table:number-columns-repeated="101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]/[raw.$E5]" office:value-type="float" office:value="0.364411955045529" calcext:value-type="float">
            <text:p>0.3644</text:p>
          </table:table-cell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]/[raw.$E6]" office:value-type="float" office:value="0.500341789789664" calcext:value-type="float">
            <text:p>0.5003</text:p>
          </table:table-cell>
          <table:table-cell table:number-columns-repeated="101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]/[raw.$E7]" office:value-type="float" office:value="0.497602860546647" calcext:value-type="float">
            <text:p>0.4976</text:p>
          </table:table-cell>
          <table:table-cell table:number-columns-repeated="101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]/[raw.$E8]" office:value-type="float" office:value="0.352126263751101" calcext:value-type="float">
            <text:p>0.3521</text:p>
          </table:table-cell>
          <table:table-cell table:number-columns-repeated="101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]/[raw.$E9]" office:value-type="float" office:value="0.549576142900394" calcext:value-type="float">
            <text:p>0.5496</text:p>
          </table:table-cell>
          <table:table-cell table:number-columns-repeated="101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]/[raw.$E10]" office:value-type="float" office:value="0.638732434046677" calcext:value-type="float">
            <text:p>0.6387</text:p>
          </table:table-cell>
          <table:table-cell table:number-columns-repeated="101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]/[raw.$E11]" office:value-type="float" office:value="0.520468060850336" calcext:value-type="float">
            <text:p>0.5205</text:p>
          </table:table-cell>
          <table:table-cell table:number-columns-repeated="101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]/[raw.$E12]" office:value-type="float" office:value="0.364500479365991" calcext:value-type="float">
            <text:p>0.3645</text:p>
          </table:table-cell>
          <table:table-cell table:number-columns-repeated="101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]/[raw.$E13]" office:value-type="float" office:value="0.441463100782012" calcext:value-type="float">
            <text:p>0.4415</text:p>
          </table:table-cell>
          <table:table-cell table:number-columns-repeated="101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]/[raw.$E14]" office:value-type="float" office:value="0.389246861263085" calcext:value-type="float">
            <text:p>0.3892</text:p>
          </table:table-cell>
          <table:table-cell table:number-columns-repeated="101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]/[raw.$E15]" office:value-type="float" office:value="0.491603360590251" calcext:value-type="float">
            <text:p>0.4916</text:p>
          </table:table-cell>
          <table:table-cell table:number-columns-repeated="101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]/[raw.$E16]" office:value-type="float" office:value="0.376916526630944" calcext:value-type="float">
            <text:p>0.3769</text:p>
          </table:table-cell>
          <table:table-cell table:number-columns-repeated="101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]/[raw.$E17]" office:value-type="float" office:value="0.520175509841735" calcext:value-type="float">
            <text:p>0.5202</text:p>
          </table:table-cell>
          <table:table-cell table:number-columns-repeated="101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]/[raw.$E18]" office:value-type="float" office:value="0.425472604984074" calcext:value-type="float">
            <text:p>0.4255</text:p>
          </table:table-cell>
          <table:table-cell table:number-columns-repeated="101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]/[raw.$E19]" office:value-type="float" office:value="0.510974861552868" calcext:value-type="float">
            <text:p>0.5110</text:p>
          </table:table-cell>
          <table:table-cell table:number-columns-repeated="101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]/[raw.$E20]" office:value-type="float" office:value="0.559632476463032" calcext:value-type="float">
            <text:p>0.5596</text:p>
          </table:table-cell>
          <table:table-cell table:number-columns-repeated="101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]/[raw.$E21]" office:value-type="float" office:value="0.434280816615779" calcext:value-type="float">
            <text:p>0.4343</text:p>
          </table:table-cell>
          <table:table-cell table:number-columns-repeated="101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]/[raw.$E22]" office:value-type="float" office:value="0.42485556401178" calcext:value-type="float">
            <text:p>0.4249</text:p>
          </table:table-cell>
          <table:table-cell table:number-columns-repeated="101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]/[raw.$E23]" office:value-type="float" office:value="0.342920064069861" calcext:value-type="float">
            <text:p>0.3429</text:p>
          </table:table-cell>
          <table:table-cell table:number-columns-repeated="101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]/[raw.$E24]" office:value-type="float" office:value="0.422716196579604" calcext:value-type="float">
            <text:p>0.4227</text:p>
          </table:table-cell>
          <table:table-cell table:number-columns-repeated="101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]/[raw.$E25]" office:value-type="float" office:value="0.511408446665966" calcext:value-type="float">
            <text:p>0.5114</text:p>
          </table:table-cell>
          <table:table-cell table:number-columns-repeated="101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]/[raw.$E26]" office:value-type="float" office:value="0.364839049829432" calcext:value-type="float">
            <text:p>0.3648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]/[raw.$E27]" office:value-type="float" office:value="0.373896733517858" calcext:value-type="float">
            <text:p>0.3739</text:p>
          </table:table-cell>
          <table:table-cell table:number-columns-repeated="101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]/[raw.$E28]" office:value-type="float" office:value="0.391772028193322" calcext:value-type="float">
            <text:p>0.3918</text:p>
          </table:table-cell>
          <table:table-cell table:number-columns-repeated="101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]/[raw.$E29]" office:value-type="float" office:value="0.568851188615359" calcext:value-type="float">
            <text:p>0.5689</text:p>
          </table:table-cell>
          <table:table-cell table:number-columns-repeated="101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]/[raw.$E30]" office:value-type="float" office:value="0.554613968008234" calcext:value-type="float">
            <text:p>0.5546</text:p>
          </table:table-cell>
          <table:table-cell table:number-columns-repeated="101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]/[raw.$E31]" office:value-type="float" office:value="0.439928481722574" calcext:value-type="float">
            <text:p>0.4399</text:p>
          </table:table-cell>
          <table:table-cell table:number-columns-repeated="101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]/[raw.$E32]" office:value-type="float" office:value="0.575079608759025" calcext:value-type="float">
            <text:p>0.5751</text:p>
          </table:table-cell>
          <table:table-cell table:number-columns-repeated="101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]/[raw.$E33]" office:value-type="float" office:value="0.589560251554517" calcext:value-type="float">
            <text:p>0.5896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]/[raw.$E34]" office:value-type="float" office:value="0.540241001847796" calcext:value-type="float">
            <text:p>0.5402</text:p>
          </table:table-cell>
          <table:table-cell table:number-columns-repeated="101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]/[raw.$E35]" office:value-type="float" office:value="0.373845927036175" calcext:value-type="float">
            <text:p>0.3738</text:p>
          </table:table-cell>
          <table:table-cell table:number-columns-repeated="101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]/[raw.$E36]" office:value-type="float" office:value="0.564318934258237" calcext:value-type="float">
            <text:p>0.5643</text:p>
          </table:table-cell>
          <table:table-cell table:number-columns-repeated="101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]/[raw.$E37]" office:value-type="float" office:value="0.609082721275706" calcext:value-type="float">
            <text:p>0.6091</text:p>
          </table:table-cell>
          <table:table-cell table:number-columns-repeated="101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]/[raw.$E38]" office:value-type="float" office:value="0.51995394473368" calcext:value-type="float">
            <text:p>0.5200</text:p>
          </table:table-cell>
          <table:table-cell table:number-columns-repeated="101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]/[raw.$E39]" office:value-type="float" office:value="0.552988813092467" calcext:value-type="float">
            <text:p>0.5530</text:p>
          </table:table-cell>
          <table:table-cell table:number-columns-repeated="101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]/[raw.$E40]" office:value-type="float" office:value="0.516496839528068" calcext:value-type="float">
            <text:p>0.5165</text:p>
          </table:table-cell>
          <table:table-cell table:number-columns-repeated="101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]/[raw.$E41]" office:value-type="float" office:value="0.383144107196682" calcext:value-type="float">
            <text:p>0.3831</text:p>
          </table:table-cell>
          <table:table-cell table:number-columns-repeated="101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]/[raw.$E42]" office:value-type="float" office:value="0.365506821312714" calcext:value-type="float">
            <text:p>0.3655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]/[raw.$E43]" office:value-type="float" office:value="0.582808106780387" calcext:value-type="float">
            <text:p>0.5828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]/[raw.$E44]" office:value-type="float" office:value="0.610481865441086" calcext:value-type="float">
            <text:p>0.6105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]/[raw.$E45]" office:value-type="float" office:value="0.645396381616366" calcext:value-type="float">
            <text:p>0.6454</text:p>
          </table:table-cell>
          <table:table-cell table:number-columns-repeated="101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]/[raw.$E46]" office:value-type="float" office:value="0.380417945736261" calcext:value-type="float">
            <text:p>0.3804</text:p>
          </table:table-cell>
          <table:table-cell table:number-columns-repeated="101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]/[raw.$E47]" office:value-type="float" office:value="0.560409548425866" calcext:value-type="float">
            <text:p>0.5604</text:p>
          </table:table-cell>
          <table:table-cell table:number-columns-repeated="101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]/[raw.$E48]" office:value-type="float" office:value="0.379310243577302" calcext:value-type="float">
            <text:p>0.3793</text:p>
          </table:table-cell>
          <table:table-cell table:number-columns-repeated="101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]/[raw.$E49]" office:value-type="float" office:value="0.470049786315372" calcext:value-type="float">
            <text:p>0.4700</text:p>
          </table:table-cell>
          <table:table-cell table:number-columns-repeated="101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]/[raw.$E50]" office:value-type="float" office:value="0.381930401169748" calcext:value-type="float">
            <text:p>0.3819</text:p>
          </table:table-cell>
          <table:table-cell table:number-columns-repeated="101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]/[raw.$E51]" office:value-type="float" office:value="0.372707039735766" calcext:value-type="float">
            <text:p>0.3727</text:p>
          </table:table-cell>
          <table:table-cell table:number-columns-repeated="101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]/[raw.$E52]" office:value-type="float" office:value="0.587466123321003" calcext:value-type="float">
            <text:p>0.5875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]/[raw.$E53]" office:value-type="float" office:value="0.381419890987208" calcext:value-type="float">
            <text:p>0.3814</text:p>
          </table:table-cell>
          <table:table-cell table:number-columns-repeated="101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]/[raw.$E54]" office:value-type="float" office:value="0.519188528927777" calcext:value-type="float">
            <text:p>0.5192</text:p>
          </table:table-cell>
          <table:table-cell table:number-columns-repeated="101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]/[raw.$E55]" office:value-type="float" office:value="0.489677567279892" calcext:value-type="float">
            <text:p>0.4897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]/[raw.$E56]" office:value-type="float" office:value="0.605072328950623" calcext:value-type="float">
            <text:p>0.6051</text:p>
          </table:table-cell>
          <table:table-cell table:number-columns-repeated="101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]/[raw.$E57]" office:value-type="float" office:value="0.583004580476052" calcext:value-type="float">
            <text:p>0.5830</text:p>
          </table:table-cell>
          <table:table-cell table:number-columns-repeated="101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]/[raw.$E58]" office:value-type="float" office:value="0.401762309884742" calcext:value-type="float">
            <text:p>0.4018</text:p>
          </table:table-cell>
          <table:table-cell table:number-columns-repeated="101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]/[raw.$E59]" office:value-type="float" office:value="0.564503559400101" calcext:value-type="float">
            <text:p>0.5645</text:p>
          </table:table-cell>
          <table:table-cell table:number-columns-repeated="101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]/[raw.$E60]" office:value-type="float" office:value="0.381362947242728" calcext:value-type="float">
            <text:p>0.3814</text:p>
          </table:table-cell>
          <table:table-cell table:number-columns-repeated="101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]/[raw.$E61]" office:value-type="float" office:value="0.58452678887302" calcext:value-type="float">
            <text:p>0.5845</text:p>
          </table:table-cell>
          <table:table-cell table:number-columns-repeated="101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]/[raw.$E62]" office:value-type="float" office:value="0.442399073862183" calcext:value-type="float">
            <text:p>0.4424</text:p>
          </table:table-cell>
          <table:table-cell table:number-columns-repeated="101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]/[raw.$E63]" office:value-type="float" office:value="0.574853513810375" calcext:value-type="float">
            <text:p>0.5749</text:p>
          </table:table-cell>
          <table:table-cell table:number-columns-repeated="101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]/[raw.$E64]" office:value-type="float" office:value="0.527057183700097" calcext:value-type="float">
            <text:p>0.5271</text:p>
          </table:table-cell>
          <table:table-cell table:number-columns-repeated="101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]/[raw.$E65]" office:value-type="float" office:value="0.381408531690754" calcext:value-type="float">
            <text:p>0.3814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]/[raw.$E66]" office:value-type="float" office:value="0.467162803044979" calcext:value-type="float">
            <text:p>0.4672</text:p>
          </table:table-cell>
          <table:table-cell table:number-columns-repeated="101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]/[raw.$E67]" office:value-type="float" office:value="0.389963753855494" calcext:value-type="float">
            <text:p>0.3900</text:p>
          </table:table-cell>
          <table:table-cell table:number-columns-repeated="101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]/[raw.$E68]" office:value-type="float" office:value="0.358304735442677" calcext:value-type="float">
            <text:p>0.3583</text:p>
          </table:table-cell>
          <table:table-cell table:number-columns-repeated="101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]/[raw.$E69]" office:value-type="float" office:value="0.578415983492383" calcext:value-type="float">
            <text:p>0.5784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]/[raw.$E70]" office:value-type="float" office:value="0.550355984529199" calcext:value-type="float">
            <text:p>0.5504</text:p>
          </table:table-cell>
          <table:table-cell table:number-columns-repeated="101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]/[raw.$E71]" office:value-type="float" office:value="0.548235637153773" calcext:value-type="float">
            <text:p>0.5482</text:p>
          </table:table-cell>
          <table:table-cell table:number-columns-repeated="101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]/[raw.$E72]" office:value-type="float" office:value="0.543719396228176" calcext:value-type="float">
            <text:p>0.5437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]/[raw.$E73]" office:value-type="float" office:value="0.352765996819679" calcext:value-type="float">
            <text:p>0.3528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]/[raw.$E74]" office:value-type="float" office:value="0.506069083728815" calcext:value-type="float">
            <text:p>0.5061</text:p>
          </table:table-cell>
          <table:table-cell table:number-columns-repeated="101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]/[raw.$E75]" office:value-type="float" office:value="0.540606873210599" calcext:value-type="float">
            <text:p>0.5406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]/[raw.$E76]" office:value-type="float" office:value="0.336367416620173" calcext:value-type="float">
            <text:p>0.3364</text:p>
          </table:table-cell>
          <table:table-cell table:number-columns-repeated="101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]/[raw.$E77]" office:value-type="float" office:value="0.557409208213337" calcext:value-type="float">
            <text:p>0.5574</text:p>
          </table:table-cell>
          <table:table-cell table:number-columns-repeated="101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]/[raw.$E78]" office:value-type="float" office:value="0.487449810828614" calcext:value-type="float">
            <text:p>0.4874</text:p>
          </table:table-cell>
          <table:table-cell table:number-columns-repeated="101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]/[raw.$E79]" office:value-type="float" office:value="0.566223109875859" calcext:value-type="float">
            <text:p>0.5662</text:p>
          </table:table-cell>
          <table:table-cell table:number-columns-repeated="101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]/[raw.$E80]" office:value-type="float" office:value="0.34491217260196" calcext:value-type="float">
            <text:p>0.3449</text:p>
          </table:table-cell>
          <table:table-cell table:number-columns-repeated="101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]/[raw.$E81]" office:value-type="float" office:value="0.384435791303048" calcext:value-type="float">
            <text:p>0.3844</text:p>
          </table:table-cell>
          <table:table-cell table:number-columns-repeated="101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]/[raw.$E82]" office:value-type="float" office:value="0.389652870573425" calcext:value-type="float">
            <text:p>0.3897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]/[raw.$E83]" office:value-type="float" office:value="0.468888775361537" calcext:value-type="float">
            <text:p>0.4689</text:p>
          </table:table-cell>
          <table:table-cell table:number-columns-repeated="101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]/[raw.$E84]" office:value-type="float" office:value="0.577713844974519" calcext:value-type="float">
            <text:p>0.5777</text:p>
          </table:table-cell>
          <table:table-cell table:number-columns-repeated="101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]/[raw.$E85]" office:value-type="float" office:value="0.481829309358748" calcext:value-type="float">
            <text:p>0.4818</text:p>
          </table:table-cell>
          <table:table-cell table:number-columns-repeated="101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]/[raw.$E86]" office:value-type="float" office:value="0.561985904237741" calcext:value-type="float">
            <text:p>0.5620</text:p>
          </table:table-cell>
          <table:table-cell table:number-columns-repeated="101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]/[raw.$E87]" office:value-type="float" office:value="0.478861441638851" calcext:value-type="float">
            <text:p>0.4789</text:p>
          </table:table-cell>
          <table:table-cell table:number-columns-repeated="101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]/[raw.$E88]" office:value-type="float" office:value="0.435693799744296" calcext:value-type="float">
            <text:p>0.4357</text:p>
          </table:table-cell>
          <table:table-cell table:number-columns-repeated="101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]/[raw.$E89]" office:value-type="float" office:value="0.365110322540836" calcext:value-type="float">
            <text:p>0.3651</text:p>
          </table:table-cell>
          <table:table-cell table:number-columns-repeated="101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]/[raw.$E90]" office:value-type="float" office:value="0.344720143953026" calcext:value-type="float">
            <text:p>0.3447</text:p>
          </table:table-cell>
          <table:table-cell table:number-columns-repeated="101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]/[raw.$E91]" office:value-type="float" office:value="0.530328095655809" calcext:value-type="float">
            <text:p>0.5303</text:p>
          </table:table-cell>
          <table:table-cell table:number-columns-repeated="101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]/[raw.$E92]" office:value-type="float" office:value="0.373367650786035" calcext:value-type="float">
            <text:p>0.3734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]/[raw.$E93]" office:value-type="float" office:value="0.484177445476961" calcext:value-type="float">
            <text:p>0.4842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]/[raw.$E94]" office:value-type="float" office:value="0.53521693724485" calcext:value-type="float">
            <text:p>0.5352</text:p>
          </table:table-cell>
          <table:table-cell table:number-columns-repeated="101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]/[raw.$E95]" office:value-type="float" office:value="0.369617792845764" calcext:value-type="float">
            <text:p>0.3696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]/[raw.$E96]" office:value-type="float" office:value="0.500050191322516" calcext:value-type="float">
            <text:p>0.5001</text:p>
          </table:table-cell>
          <table:table-cell table:number-columns-repeated="101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]/[raw.$E97]" office:value-type="float" office:value="0.459032193778647" calcext:value-type="float">
            <text:p>0.4590</text:p>
          </table:table-cell>
          <table:table-cell table:number-columns-repeated="101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]/[raw.$E98]" office:value-type="float" office:value="0.385439659499855" calcext:value-type="float">
            <text:p>0.3854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]/[raw.$E99]" office:value-type="float" office:value="0.394606405033724" calcext:value-type="float">
            <text:p>0.3946</text:p>
          </table:table-cell>
          <table:table-cell table:number-columns-repeated="101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0]/[raw.$E100]" office:value-type="float" office:value="0.394993687481791" calcext:value-type="float">
            <text:p>0.3950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1]/[raw.$E101]" office:value-type="float" office:value="0.394542972796354" calcext:value-type="float">
            <text:p>0.3945</text:p>
          </table:table-cell>
          <table:table-cell table:number-columns-repeated="101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2]/[raw.$E102]" office:value-type="float" office:value="0.513338960301204" calcext:value-type="float">
            <text:p>0.5133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03]/[raw.$E103]" office:value-type="float" office:value="0.381975774195758" calcext:value-type="float">
            <text:p>0.3820</text:p>
          </table:table-cell>
          <table:table-cell table:number-columns-repeated="101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04]/[raw.$E104]" office:value-type="float" office:value="0.428664625588872" calcext:value-type="float">
            <text:p>0.4287</text:p>
          </table:table-cell>
          <table:table-cell table:number-columns-repeated="101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5]/[raw.$E105]" office:value-type="float" office:value="0.382330077109067" calcext:value-type="float">
            <text:p>0.3823</text:p>
          </table:table-cell>
          <table:table-cell table:number-columns-repeated="101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6]/[raw.$E106]" office:value-type="float" office:value="0.545695295783674" calcext:value-type="float">
            <text:p>0.5457</text:p>
          </table:table-cell>
          <table:table-cell table:number-columns-repeated="101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7]/[raw.$E107]" office:value-type="float" office:value="0.533778224886775" calcext:value-type="float">
            <text:p>0.5338</text:p>
          </table:table-cell>
          <table:table-cell table:number-columns-repeated="101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08]/[raw.$E108]" office:value-type="float" office:value="0.593611363667515" calcext:value-type="float">
            <text:p>0.5936</text:p>
          </table:table-cell>
          <table:table-cell table:number-columns-repeated="101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09]/[raw.$E109]" office:value-type="float" office:value="0.527457950357487" calcext:value-type="float">
            <text:p>0.5275</text:p>
          </table:table-cell>
          <table:table-cell table:number-columns-repeated="101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10]/[raw.$E110]" office:value-type="float" office:value="0.383410690095928" calcext:value-type="float">
            <text:p>0.3834</text:p>
          </table:table-cell>
          <table:table-cell table:number-columns-repeated="101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1]/[raw.$E111]" office:value-type="float" office:value="0.55846390409855" calcext:value-type="float">
            <text:p>0.5585</text:p>
          </table:table-cell>
          <table:table-cell table:number-columns-repeated="101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12]/[raw.$E112]" office:value-type="float" office:value="0.469062762726836" calcext:value-type="float">
            <text:p>0.4691</text:p>
          </table:table-cell>
          <table:table-cell table:number-columns-repeated="101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13]/[raw.$E113]" office:value-type="float" office:value="0.323874043508954" calcext:value-type="float">
            <text:p>0.3239</text:p>
          </table:table-cell>
          <table:table-cell table:number-columns-repeated="101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14]/[raw.$E114]" office:value-type="float" office:value="0.527750499695837" calcext:value-type="float">
            <text:p>0.5278</text:p>
          </table:table-cell>
          <table:table-cell table:number-columns-repeated="101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15]/[raw.$E115]" office:value-type="float" office:value="0.427025261427131" calcext:value-type="float">
            <text:p>0.4270</text:p>
          </table:table-cell>
          <table:table-cell table:number-columns-repeated="101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16]/[raw.$E116]" office:value-type="float" office:value="0.341382849457926" calcext:value-type="float">
            <text:p>0.3414</text:p>
          </table:table-cell>
          <table:table-cell table:number-columns-repeated="101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17]/[raw.$E117]" office:value-type="float" office:value="0.354022170275669" calcext:value-type="float">
            <text:p>0.3540</text:p>
          </table:table-cell>
          <table:table-cell table:number-columns-repeated="101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18]/[raw.$E118]" office:value-type="float" office:value="0.47585262562988" calcext:value-type="float">
            <text:p>0.4759</text:p>
          </table:table-cell>
          <table:table-cell table:number-columns-repeated="101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19]/[raw.$E119]" office:value-type="float" office:value="0.480890305191872" calcext:value-type="float">
            <text:p>0.4809</text:p>
          </table:table-cell>
          <table:table-cell table:number-columns-repeated="101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20]/[raw.$E120]" office:value-type="float" office:value="0.458036962115551" calcext:value-type="float">
            <text:p>0.4580</text:p>
          </table:table-cell>
          <table:table-cell table:number-columns-repeated="101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21]/[raw.$E121]" office:value-type="float" office:value="0.526182019954737" calcext:value-type="float">
            <text:p>0.5262</text:p>
          </table:table-cell>
          <table:table-cell table:number-columns-repeated="101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2]/[raw.$E122]" office:value-type="float" office:value="0.364122365653483" calcext:value-type="float">
            <text:p>0.3641</text:p>
          </table:table-cell>
          <table:table-cell table:number-columns-repeated="101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23]/[raw.$E123]" office:value-type="float" office:value="0.53737079274074" calcext:value-type="float">
            <text:p>0.5374</text:p>
          </table:table-cell>
          <table:table-cell table:number-columns-repeated="101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24]/[raw.$E124]" office:value-type="float" office:value="0.573765666171291" calcext:value-type="float">
            <text:p>0.5738</text:p>
          </table:table-cell>
          <table:table-cell table:number-columns-repeated="101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25]/[raw.$E125]" office:value-type="float" office:value="0.402969146586676" calcext:value-type="float">
            <text:p>0.4030</text:p>
          </table:table-cell>
          <table:table-cell table:number-columns-repeated="101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26]/[raw.$E126]" office:value-type="float" office:value="0.561070837817877" calcext:value-type="float">
            <text:p>0.5611</text:p>
          </table:table-cell>
          <table:table-cell table:number-columns-repeated="101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27]/[raw.$E127]" office:value-type="float" office:value="0.586729425918943" calcext:value-type="float">
            <text:p>0.5867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28]/[raw.$E128]" office:value-type="float" office:value="0.578747521865889" calcext:value-type="float">
            <text:p>0.5787</text:p>
          </table:table-cell>
          <table:table-cell table:number-columns-repeated="101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29]/[raw.$E129]" office:value-type="float" office:value="0.402730898845952" calcext:value-type="float">
            <text:p>0.4027</text:p>
          </table:table-cell>
          <table:table-cell table:number-columns-repeated="101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30]/[raw.$E130]" office:value-type="float" office:value="0.532324711911648" calcext:value-type="float">
            <text:p>0.5323</text:p>
          </table:table-cell>
          <table:table-cell table:number-columns-repeated="101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31]/[raw.$E131]" office:value-type="float" office:value="0.423569751800174" calcext:value-type="float">
            <text:p>0.4236</text:p>
          </table:table-cell>
          <table:table-cell table:number-columns-repeated="101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32]/[raw.$E132]" office:value-type="float" office:value="0.536073742206228" calcext:value-type="float">
            <text:p>0.5361</text:p>
          </table:table-cell>
          <table:table-cell table:number-columns-repeated="101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3]/[raw.$E133]" office:value-type="float" office:value="0.570146963917904" calcext:value-type="float">
            <text:p>0.5701</text:p>
          </table:table-cell>
          <table:table-cell table:number-columns-repeated="101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34]/[raw.$E134]" office:value-type="float" office:value="0.407272982332603" calcext:value-type="float">
            <text:p>0.4073</text:p>
          </table:table-cell>
          <table:table-cell table:number-columns-repeated="101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35]/[raw.$E135]" office:value-type="float" office:value="0.448898338784156" calcext:value-type="float">
            <text:p>0.4489</text:p>
          </table:table-cell>
          <table:table-cell table:number-columns-repeated="101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36]/[raw.$E136]" office:value-type="float" office:value="0.511608801444232" calcext:value-type="float">
            <text:p>0.5116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37]/[raw.$E137]" office:value-type="float" office:value="0.452761233153345" calcext:value-type="float">
            <text:p>0.4528</text:p>
          </table:table-cell>
          <table:table-cell table:number-columns-repeated="101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38]/[raw.$E138]" office:value-type="float" office:value="0.401126177181096" calcext:value-type="float">
            <text:p>0.4011</text:p>
          </table:table-cell>
          <table:table-cell table:number-columns-repeated="101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39]/[raw.$E139]" office:value-type="float" office:value="0.493641136539921" calcext:value-type="float">
            <text:p>0.4936</text:p>
          </table:table-cell>
          <table:table-cell table:number-columns-repeated="101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40]/[raw.$E140]" office:value-type="float" office:value="0.510660942019757" calcext:value-type="float">
            <text:p>0.5107</text:p>
          </table:table-cell>
          <table:table-cell table:number-columns-repeated="101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41]/[raw.$E141]" office:value-type="float" office:value="0.536733144816062" calcext:value-type="float">
            <text:p>0.5367</text:p>
          </table:table-cell>
          <table:table-cell table:number-columns-repeated="101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42]/[raw.$E142]" office:value-type="float" office:value="0.371600443709935" calcext:value-type="float">
            <text:p>0.3716</text:p>
          </table:table-cell>
          <table:table-cell table:number-columns-repeated="101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43]/[raw.$E143]" office:value-type="float" office:value="0.391131728130047" calcext:value-type="float">
            <text:p>0.3911</text:p>
          </table:table-cell>
          <table:table-cell table:number-columns-repeated="101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4]/[raw.$E144]" office:value-type="float" office:value="0.450357201304688" calcext:value-type="float">
            <text:p>0.4504</text:p>
          </table:table-cell>
          <table:table-cell table:number-columns-repeated="101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45]/[raw.$E145]" office:value-type="float" office:value="0.435640631072276" calcext:value-type="float">
            <text:p>0.4356</text:p>
          </table:table-cell>
          <table:table-cell table:number-columns-repeated="101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46]/[raw.$E146]" office:value-type="float" office:value="0.562709007367934" calcext:value-type="float">
            <text:p>0.5627</text:p>
          </table:table-cell>
          <table:table-cell table:number-columns-repeated="101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47]/[raw.$E147]" office:value-type="float" office:value="0.568710874938307" calcext:value-type="float">
            <text:p>0.5687</text:p>
          </table:table-cell>
          <table:table-cell table:number-columns-repeated="101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48]/[raw.$E148]" office:value-type="float" office:value="0.39355583715387" calcext:value-type="float">
            <text:p>0.3936</text:p>
          </table:table-cell>
          <table:table-cell table:number-columns-repeated="101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49]/[raw.$E149]" office:value-type="float" office:value="0.355147548849732" calcext:value-type="float">
            <text:p>0.3551</text:p>
          </table:table-cell>
          <table:table-cell table:number-columns-repeated="101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0]/[raw.$E150]" office:value-type="float" office:value="0.372908019891275" calcext:value-type="float">
            <text:p>0.3729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51]/[raw.$E151]" office:value-type="float" office:value="0.587804299507147" calcext:value-type="float">
            <text:p>0.5878</text:p>
          </table:table-cell>
          <table:table-cell table:number-columns-repeated="101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52]/[raw.$E152]" office:value-type="float" office:value="0.513318790282598" calcext:value-type="float">
            <text:p>0.5133</text:p>
          </table:table-cell>
          <table:table-cell table:number-columns-repeated="101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53]/[raw.$E153]" office:value-type="float" office:value="0.478924007805498" calcext:value-type="float">
            <text:p>0.4789</text:p>
          </table:table-cell>
          <table:table-cell table:number-columns-repeated="101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54]/[raw.$E154]" office:value-type="float" office:value="0.387025493229983" calcext:value-type="float">
            <text:p>0.3870</text:p>
          </table:table-cell>
          <table:table-cell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55]/[raw.$E155]" office:value-type="float" office:value="0.355306789136288" calcext:value-type="float">
            <text:p>0.3553</text:p>
          </table:table-cell>
          <table:table-cell table:number-columns-repeated="101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56]/[raw.$E156]" office:value-type="float" office:value="0.515095019970836" calcext:value-type="float">
            <text:p>0.5151</text:p>
          </table:table-cell>
          <table:table-cell table:number-columns-repeated="101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57]/[raw.$E157]" office:value-type="float" office:value="0.376254904713698" calcext:value-type="float">
            <text:p>0.3763</text:p>
          </table:table-cell>
          <table:table-cell table:number-columns-repeated="101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58]/[raw.$E158]" office:value-type="float" office:value="0.399606830657899" calcext:value-type="float">
            <text:p>0.3996</text:p>
          </table:table-cell>
          <table:table-cell table:number-columns-repeated="101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59]/[raw.$E159]" office:value-type="float" office:value="0.568586989172881" calcext:value-type="float">
            <text:p>0.5686</text:p>
          </table:table-cell>
          <table:table-cell table:number-columns-repeated="101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60]/[raw.$E160]" office:value-type="float" office:value="0.349682780684868" calcext:value-type="float">
            <text:p>0.3497</text:p>
          </table:table-cell>
          <table:table-cell table:number-columns-repeated="101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1]/[raw.$E161]" office:value-type="float" office:value="0.516047130792529" calcext:value-type="float">
            <text:p>0.5160</text:p>
          </table:table-cell>
          <table:table-cell table:number-columns-repeated="101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62]/[raw.$E162]" office:value-type="float" office:value="0.489377638447621" calcext:value-type="float">
            <text:p>0.4894</text:p>
          </table:table-cell>
          <table:table-cell table:number-columns-repeated="101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63]/[raw.$E163]" office:value-type="float" office:value="0.522953989842798" calcext:value-type="float">
            <text:p>0.5230</text:p>
          </table:table-cell>
          <table:table-cell table:number-columns-repeated="101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64]/[raw.$E164]" office:value-type="float" office:value="0.372505376427769" calcext:value-type="float">
            <text:p>0.3725</text:p>
          </table:table-cell>
          <table:table-cell table:number-columns-repeated="101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65]/[raw.$E165]" office:value-type="float" office:value="0.560151618521359" calcext:value-type="float">
            <text:p>0.5602</text:p>
          </table:table-cell>
          <table:table-cell table:number-columns-repeated="101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66]/[raw.$E166]" office:value-type="float" office:value="0.561105118875978" calcext:value-type="float">
            <text:p>0.5611</text:p>
          </table:table-cell>
          <table:table-cell table:number-columns-repeated="101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67]/[raw.$E167]" office:value-type="float" office:value="0.382642174296062" calcext:value-type="float">
            <text:p>0.3826</text:p>
          </table:table-cell>
          <table:table-cell table:number-columns-repeated="101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68]/[raw.$E168]" office:value-type="float" office:value="0.362968109904004" calcext:value-type="float">
            <text:p>0.3630</text:p>
          </table:table-cell>
          <table:table-cell table:number-columns-repeated="101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69]/[raw.$E169]" office:value-type="float" office:value="0.379273679847142" calcext:value-type="float">
            <text:p>0.3793</text:p>
          </table:table-cell>
          <table:table-cell table:number-columns-repeated="101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70]/[raw.$E170]" office:value-type="float" office:value="0.339481122606757" calcext:value-type="float">
            <text:p>0.3395</text:p>
          </table:table-cell>
          <table:table-cell table:number-columns-repeated="101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71]/[raw.$E171]" office:value-type="float" office:value="0.376801468865421" calcext:value-type="float">
            <text:p>0.3768</text:p>
          </table:table-cell>
          <table:table-cell table:number-columns-repeated="101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2]/[raw.$E172]" office:value-type="float" office:value="0.366808231832388" calcext:value-type="float">
            <text:p>0.3668</text:p>
          </table:table-cell>
          <table:table-cell table:number-columns-repeated="101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73]/[raw.$E173]" office:value-type="float" office:value="0.46089378457457" calcext:value-type="float">
            <text:p>0.4609</text:p>
          </table:table-cell>
          <table:table-cell table:number-columns-repeated="101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74]/[raw.$E174]" office:value-type="float" office:value="0.454640914202352" calcext:value-type="float">
            <text:p>0.4546</text:p>
          </table:table-cell>
          <table:table-cell table:number-columns-repeated="101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75]/[raw.$E175]" office:value-type="float" office:value="0.383896747887121" calcext:value-type="float">
            <text:p>0.3839</text:p>
          </table:table-cell>
          <table:table-cell table:number-columns-repeated="101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76]/[raw.$E176]" office:value-type="float" office:value="0.367865540761635" calcext:value-type="float">
            <text:p>0.3679</text:p>
          </table:table-cell>
          <table:table-cell table:number-columns-repeated="101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77]/[raw.$E177]" office:value-type="float" office:value="0.519133895111351" calcext:value-type="float">
            <text:p>0.5191</text:p>
          </table:table-cell>
          <table:table-cell table:number-columns-repeated="101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78]/[raw.$E178]" office:value-type="float" office:value="0.452942150671362" calcext:value-type="float">
            <text:p>0.4529</text:p>
          </table:table-cell>
          <table:table-cell table:number-columns-repeated="101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79]/[raw.$E179]" office:value-type="float" office:value="0.42061926712825" calcext:value-type="float">
            <text:p>0.4206</text:p>
          </table:table-cell>
          <table:table-cell table:number-columns-repeated="101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80]/[raw.$E180]" office:value-type="float" office:value="0.527931864961279" calcext:value-type="float">
            <text:p>0.5279</text:p>
          </table:table-cell>
          <table:table-cell table:number-columns-repeated="101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81]/[raw.$E181]" office:value-type="float" office:value="0.583548602706071" calcext:value-type="float">
            <text:p>0.5835</text:p>
          </table:table-cell>
          <table:table-cell table:number-columns-repeated="101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82]/[raw.$E182]" office:value-type="float" office:value="0.525219124982687" calcext:value-type="float">
            <text:p>0.5252</text:p>
          </table:table-cell>
          <table:table-cell table:number-columns-repeated="101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3]/[raw.$E183]" office:value-type="float" office:value="0.560292850990525" calcext:value-type="float">
            <text:p>0.5603</text:p>
          </table:table-cell>
          <table:table-cell table:number-columns-repeated="101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84]/[raw.$E184]" office:value-type="float" office:value="0.32504767266125" calcext:value-type="float">
            <text:p>0.3250</text:p>
          </table:table-cell>
          <table:table-cell table:number-columns-repeated="101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85]/[raw.$E185]" office:value-type="float" office:value="0.444562609960897" calcext:value-type="float">
            <text:p>0.4446</text:p>
          </table:table-cell>
          <table:table-cell table:number-columns-repeated="101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86]/[raw.$E186]" office:value-type="float" office:value="0.403636358439821" calcext:value-type="float">
            <text:p>0.4036</text:p>
          </table:table-cell>
          <table:table-cell table:number-columns-repeated="101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87]/[raw.$E187]" office:value-type="float" office:value="0.450451960221972" calcext:value-type="float">
            <text:p>0.4505</text:p>
          </table:table-cell>
          <table:table-cell table:number-columns-repeated="101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88]/[raw.$E188]" office:value-type="float" office:value="0.393222534386271" calcext:value-type="float">
            <text:p>0.3932</text:p>
          </table:table-cell>
          <table:table-cell table:number-columns-repeated="101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89]/[raw.$E189]" office:value-type="float" office:value="0.416971657042317" calcext:value-type="float">
            <text:p>0.4170</text:p>
          </table:table-cell>
          <table:table-cell table:number-columns-repeated="101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90]/[raw.$E190]" office:value-type="float" office:value="0.488144896531559" calcext:value-type="float">
            <text:p>0.4881</text:p>
          </table:table-cell>
          <table:table-cell table:number-columns-repeated="101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91]/[raw.$E191]" office:value-type="float" office:value="0.53322814349981" calcext:value-type="float">
            <text:p>0.5332</text:p>
          </table:table-cell>
          <table:table-cell table:number-columns-repeated="101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92]/[raw.$E192]" office:value-type="float" office:value="0.544553985127889" calcext:value-type="float">
            <text:p>0.5446</text:p>
          </table:table-cell>
          <table:table-cell table:number-columns-repeated="101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93]/[raw.$E193]" office:value-type="float" office:value="0.49151189521416" calcext:value-type="float">
            <text:p>0.4915</text:p>
          </table:table-cell>
          <table:table-cell table:number-columns-repeated="101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4]/[raw.$E194]" office:value-type="float" office:value="0.444564701482877" calcext:value-type="float">
            <text:p>0.4446</text:p>
          </table:table-cell>
          <table:table-cell table:number-columns-repeated="101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95]/[raw.$E195]" office:value-type="float" office:value="0.407983913977255" calcext:value-type="float">
            <text:p>0.4080</text:p>
          </table:table-cell>
          <table:table-cell table:number-columns-repeated="101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96]/[raw.$E196]" office:value-type="float" office:value="0.441447683482266" calcext:value-type="float">
            <text:p>0.4414</text:p>
          </table:table-cell>
          <table:table-cell table:number-columns-repeated="101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97]/[raw.$E197]" office:value-type="float" office:value="0.545525163048769" calcext:value-type="float">
            <text:p>0.5455</text:p>
          </table:table-cell>
          <table:table-cell table:number-columns-repeated="101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198]/[raw.$E198]" office:value-type="float" office:value="0.350482620103697" calcext:value-type="float">
            <text:p>0.3505</text:p>
          </table:table-cell>
          <table:table-cell table:number-columns-repeated="101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199]/[raw.$E199]" office:value-type="float" office:value="0.579494890670355" calcext:value-type="float">
            <text:p>0.5795</text:p>
          </table:table-cell>
          <table:table-cell table:number-columns-repeated="101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0]/[raw.$E200]" office:value-type="float" office:value="0.536818439609628" calcext:value-type="float">
            <text:p>0.5368</text:p>
          </table:table-cell>
          <table:table-cell table:number-columns-repeated="101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01]/[raw.$E201]" office:value-type="float" office:value="0.406803007491271" calcext:value-type="float">
            <text:p>0.4068</text:p>
          </table:table-cell>
          <table:table-cell table:number-columns-repeated="101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02]/[raw.$E202]" office:value-type="float" office:value="0.578102972724487" calcext:value-type="float">
            <text:p>0.5781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03]/[raw.$E203]" office:value-type="float" office:value="0.587526592280641" calcext:value-type="float">
            <text:p>0.5875</text:p>
          </table:table-cell>
          <table:table-cell table:number-columns-repeated="101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04]/[raw.$E204]" office:value-type="float" office:value="0.566143279422139" calcext:value-type="float">
            <text:p>0.5661</text:p>
          </table:table-cell>
          <table:table-cell table:number-columns-repeated="101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05]/[raw.$E205]" office:value-type="float" office:value="0.444479055853018" calcext:value-type="float">
            <text:p>0.4445</text:p>
          </table:table-cell>
          <table:table-cell table:number-columns-repeated="101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06]/[raw.$E206]" office:value-type="float" office:value="0.573669975909152" calcext:value-type="float">
            <text:p>0.5737</text:p>
          </table:table-cell>
          <table:table-cell table:number-columns-repeated="101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07]/[raw.$E207]" office:value-type="float" office:value="0.506205010795492" calcext:value-type="float">
            <text:p>0.5062</text:p>
          </table:table-cell>
          <table:table-cell table:number-columns-repeated="101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08]/[raw.$E208]" office:value-type="float" office:value="0.567264523150878" calcext:value-type="float">
            <text:p>0.5673</text:p>
          </table:table-cell>
          <table:table-cell table:number-columns-repeated="101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09]/[raw.$E209]" office:value-type="float" office:value="0.493749308731775" calcext:value-type="float">
            <text:p>0.4937</text:p>
          </table:table-cell>
          <table:table-cell table:number-columns-repeated="101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10]/[raw.$E210]" office:value-type="float" office:value="0.517099364448401" calcext:value-type="float">
            <text:p>0.5171</text:p>
          </table:table-cell>
          <table:table-cell table:number-columns-repeated="101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1]/[raw.$E211]" office:value-type="float" office:value="0.345777743453105" calcext:value-type="float">
            <text:p>0.3458</text:p>
          </table:table-cell>
          <table:table-cell table:number-columns-repeated="101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12]/[raw.$E212]" office:value-type="float" office:value="0.543987937259036" calcext:value-type="float">
            <text:p>0.5440</text:p>
          </table:table-cell>
          <table:table-cell table:number-columns-repeated="101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13]/[raw.$E213]" office:value-type="float" office:value="0.418874869244024" calcext:value-type="float">
            <text:p>0.4189</text:p>
          </table:table-cell>
          <table:table-cell table:number-columns-repeated="101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14]/[raw.$E214]" office:value-type="float" office:value="0.516298909614411" calcext:value-type="float">
            <text:p>0.5163</text:p>
          </table:table-cell>
          <table:table-cell table:number-columns-repeated="101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15]/[raw.$E215]" office:value-type="float" office:value="0.515353938351321" calcext:value-type="float">
            <text:p>0.5154</text:p>
          </table:table-cell>
          <table:table-cell table:number-columns-repeated="101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16]/[raw.$E216]" office:value-type="float" office:value="0.540176032607926" calcext:value-type="float">
            <text:p>0.5402</text:p>
          </table:table-cell>
          <table:table-cell table:number-columns-repeated="101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17]/[raw.$E217]" office:value-type="float" office:value="0.543846432419624" calcext:value-type="float">
            <text:p>0.5438</text:p>
          </table:table-cell>
          <table:table-cell table:number-columns-repeated="101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18]/[raw.$E218]" office:value-type="float" office:value="0.364526611628315" calcext:value-type="float">
            <text:p>0.3645</text:p>
          </table:table-cell>
          <table:table-cell table:number-columns-repeated="101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19]/[raw.$E219]" office:value-type="float" office:value="0.519585353867836" calcext:value-type="float">
            <text:p>0.5196</text:p>
          </table:table-cell>
          <table:table-cell table:number-columns-repeated="101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20]/[raw.$E220]" office:value-type="float" office:value="0.389558077442546" calcext:value-type="float">
            <text:p>0.3896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21]/[raw.$E221]" office:value-type="float" office:value="0.551250769318068" calcext:value-type="float">
            <text:p>0.5513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2]/[raw.$E222]" office:value-type="float" office:value="0.351094605823201" calcext:value-type="float">
            <text:p>0.3511</text:p>
          </table:table-cell>
          <table:table-cell table:number-columns-repeated="101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23]/[raw.$E223]" office:value-type="float" office:value="0.341755157031975" calcext:value-type="float">
            <text:p>0.3418</text:p>
          </table:table-cell>
          <table:table-cell table:number-columns-repeated="101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24]/[raw.$E224]" office:value-type="float" office:value="0.512927235517313" calcext:value-type="float">
            <text:p>0.5129</text:p>
          </table:table-cell>
          <table:table-cell table:number-columns-repeated="101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25]/[raw.$E225]" office:value-type="float" office:value="0.405360754662313" calcext:value-type="float">
            <text:p>0.4054</text:p>
          </table:table-cell>
          <table:table-cell table:number-columns-repeated="101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26]/[raw.$E226]" office:value-type="float" office:value="0.360997007961864" calcext:value-type="float">
            <text:p>0.3610</text:p>
          </table:table-cell>
          <table:table-cell table:number-columns-repeated="101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27]/[raw.$E227]" office:value-type="float" office:value="0.489734717416378" calcext:value-type="float">
            <text:p>0.4897</text:p>
          </table:table-cell>
          <table:table-cell table:number-columns-repeated="101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28]/[raw.$E228]" office:value-type="float" office:value="0.515869709792228" calcext:value-type="float">
            <text:p>0.5159</text:p>
          </table:table-cell>
          <table:table-cell table:number-columns-repeated="101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29]/[raw.$E229]" office:value-type="float" office:value="0.552329293605349" calcext:value-type="float">
            <text:p>0.5523</text:p>
          </table:table-cell>
          <table:table-cell table:number-columns-repeated="101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30]/[raw.$E230]" office:value-type="float" office:value="0.539844274557384" calcext:value-type="float">
            <text:p>0.5398</text:p>
          </table:table-cell>
          <table:table-cell table:number-columns-repeated="101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31]/[raw.$E231]" office:value-type="float" office:value="0.542435351115539" calcext:value-type="float">
            <text:p>0.5424</text:p>
          </table:table-cell>
          <table:table-cell table:number-columns-repeated="101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32]/[raw.$E232]" office:value-type="float" office:value="0.409441320589988" calcext:value-type="float">
            <text:p>0.4094</text:p>
          </table:table-cell>
          <table:table-cell table:number-columns-repeated="101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3]/[raw.$E233]" office:value-type="float" office:value="0.462609443233405" calcext:value-type="float">
            <text:p>0.4626</text:p>
          </table:table-cell>
          <table:table-cell table:number-columns-repeated="101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34]/[raw.$E234]" office:value-type="float" office:value="0.378106425920587" calcext:value-type="float">
            <text:p>0.3781</text:p>
          </table:table-cell>
          <table:table-cell table:number-columns-repeated="101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35]/[raw.$E235]" office:value-type="float" office:value="0.429181342726011" calcext:value-type="float">
            <text:p>0.4292</text:p>
          </table:table-cell>
          <table:table-cell table:number-columns-repeated="101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36]/[raw.$E236]" office:value-type="float" office:value="0.442422849152951" calcext:value-type="float">
            <text:p>0.4424</text:p>
          </table:table-cell>
          <table:table-cell table:number-columns-repeated="101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37]/[raw.$E237]" office:value-type="float" office:value="0.418761282290694" calcext:value-type="float">
            <text:p>0.4188</text:p>
          </table:table-cell>
          <table:table-cell table:number-columns-repeated="101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38]/[raw.$E238]" office:value-type="float" office:value="0.565370080921196" calcext:value-type="float">
            <text:p>0.5654</text:p>
          </table:table-cell>
          <table:table-cell table:number-columns-repeated="101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39]/[raw.$E239]" office:value-type="float" office:value="0.481982907484288" calcext:value-type="float">
            <text:p>0.4820</text:p>
          </table:table-cell>
          <table:table-cell table:number-columns-repeated="101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40]/[raw.$E240]" office:value-type="float" office:value="0.372730352978694" calcext:value-type="float">
            <text:p>0.3727</text:p>
          </table:table-cell>
          <table:table-cell table:number-columns-repeated="101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41]/[raw.$E241]" office:value-type="float" office:value="0.441831424226898" calcext:value-type="float">
            <text:p>0.4418</text:p>
          </table:table-cell>
          <table:table-cell table:number-columns-repeated="101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42]/[raw.$E242]" office:value-type="float" office:value="0.550883340633669" calcext:value-type="float">
            <text:p>0.5509</text:p>
          </table:table-cell>
          <table:table-cell table:number-columns-repeated="101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43]/[raw.$E243]" office:value-type="float" office:value="0.361010558475018" calcext:value-type="float">
            <text:p>0.3610</text:p>
          </table:table-cell>
          <table:table-cell table:number-columns-repeated="101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4]/[raw.$E244]" office:value-type="float" office:value="0.532489046199544" calcext:value-type="float">
            <text:p>0.5325</text:p>
          </table:table-cell>
          <table:table-cell table:number-columns-repeated="101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45]/[raw.$E245]" office:value-type="float" office:value="0.394977815538563" calcext:value-type="float">
            <text:p>0.3950</text:p>
          </table:table-cell>
          <table:table-cell table:number-columns-repeated="101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46]/[raw.$E246]" office:value-type="float" office:value="0.363797017594754" calcext:value-type="float">
            <text:p>0.3638</text:p>
          </table:table-cell>
          <table:table-cell table:number-columns-repeated="101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47]/[raw.$E247]" office:value-type="float" office:value="0.488584705878249" calcext:value-type="float">
            <text:p>0.4886</text:p>
          </table:table-cell>
          <table:table-cell table:number-columns-repeated="101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48]/[raw.$E248]" office:value-type="float" office:value="0.551297635438244" calcext:value-type="float">
            <text:p>0.5513</text:p>
          </table:table-cell>
          <table:table-cell table:number-columns-repeated="101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49]/[raw.$E249]" office:value-type="float" office:value="0.471328523755191" calcext:value-type="float">
            <text:p>0.4713</text:p>
          </table:table-cell>
          <table:table-cell table:number-columns-repeated="101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0]/[raw.$E250]" office:value-type="float" office:value="0.549347547811467" calcext:value-type="float">
            <text:p>0.5493</text:p>
          </table:table-cell>
          <table:table-cell table:number-columns-repeated="101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51]/[raw.$E251]" office:value-type="float" office:value="0.429371401759941" calcext:value-type="float">
            <text:p>0.4294</text:p>
          </table:table-cell>
          <table:table-cell table:number-columns-repeated="101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52]/[raw.$E252]" office:value-type="float" office:value="0.599750456753264" calcext:value-type="float">
            <text:p>0.5998</text:p>
          </table:table-cell>
          <table:table-cell table:number-columns-repeated="101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53]/[raw.$E253]" office:value-type="float" office:value="0.435546909567157" calcext:value-type="float">
            <text:p>0.4355</text:p>
          </table:table-cell>
          <table:table-cell table:number-columns-repeated="101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54]/[raw.$E254]" office:value-type="float" office:value="0.536464686073251" calcext:value-type="float">
            <text:p>0.5365</text:p>
          </table:table-cell>
          <table:table-cell table:number-columns-repeated="101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55]/[raw.$E255]" office:value-type="float" office:value="0.45415340990607" calcext:value-type="float">
            <text:p>0.4542</text:p>
          </table:table-cell>
          <table:table-cell table:number-columns-repeated="101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56]/[raw.$E256]" office:value-type="float" office:value="0.526323125572106" calcext:value-type="float">
            <text:p>0.5263</text:p>
          </table:table-cell>
          <table:table-cell table:number-columns-repeated="101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57]/[raw.$E257]" office:value-type="float" office:value="0.622507681782597" calcext:value-type="float">
            <text:p>0.6225</text:p>
          </table:table-cell>
          <table:table-cell table:number-columns-repeated="101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58]/[raw.$E258]" office:value-type="float" office:value="0.570151783353055" calcext:value-type="float">
            <text:p>0.5702</text:p>
          </table:table-cell>
          <table:table-cell table:number-columns-repeated="101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59]/[raw.$E259]" office:value-type="float" office:value="0.58483336997545" calcext:value-type="float">
            <text:p>0.5848</text:p>
          </table:table-cell>
          <table:table-cell table:number-columns-repeated="101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60]/[raw.$E260]" office:value-type="float" office:value="0.411280691753066" calcext:value-type="float">
            <text:p>0.4113</text:p>
          </table:table-cell>
          <table:table-cell table:number-columns-repeated="101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1]/[raw.$E261]" office:value-type="float" office:value="0.392206811703422" calcext:value-type="float">
            <text:p>0.3922</text:p>
          </table:table-cell>
          <table:table-cell table:number-columns-repeated="101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62]/[raw.$E262]" office:value-type="float" office:value="0.397646725663717" calcext:value-type="float">
            <text:p>0.3976</text:p>
          </table:table-cell>
          <table:table-cell table:number-columns-repeated="101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63]/[raw.$E263]" office:value-type="float" office:value="0.390829109163686" calcext:value-type="float">
            <text:p>0.3908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64]/[raw.$E264]" office:value-type="float" office:value="0.519652375275757" calcext:value-type="float">
            <text:p>0.5197</text:p>
          </table:table-cell>
          <table:table-cell table:number-columns-repeated="101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65]/[raw.$E265]" office:value-type="float" office:value="0.522898263542936" calcext:value-type="float">
            <text:p>0.5229</text:p>
          </table:table-cell>
          <table:table-cell table:number-columns-repeated="101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66]/[raw.$E266]" office:value-type="float" office:value="0.423774102443926" calcext:value-type="float">
            <text:p>0.4238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67]/[raw.$E267]" office:value-type="float" office:value="0.518634420891543" calcext:value-type="float">
            <text:p>0.5186</text:p>
          </table:table-cell>
          <table:table-cell table:number-columns-repeated="101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68]/[raw.$E268]" office:value-type="float" office:value="0.372365197131716" calcext:value-type="float">
            <text:p>0.3724</text:p>
          </table:table-cell>
          <table:table-cell table:number-columns-repeated="101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69]/[raw.$E269]" office:value-type="float" office:value="0.349745780918053" calcext:value-type="float">
            <text:p>0.3497</text:p>
          </table:table-cell>
          <table:table-cell table:number-columns-repeated="101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70]/[raw.$E270]" office:value-type="float" office:value="0.458549340494591" calcext:value-type="float">
            <text:p>0.4585</text:p>
          </table:table-cell>
          <table:table-cell table:number-columns-repeated="101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71]/[raw.$E271]" office:value-type="float" office:value="0.440980737342425" calcext:value-type="float">
            <text:p>0.4410</text:p>
          </table:table-cell>
          <table:table-cell table:number-columns-repeated="101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2]/[raw.$E272]" office:value-type="float" office:value="0.388288150247896" calcext:value-type="float">
            <text:p>0.3883</text:p>
          </table:table-cell>
          <table:table-cell table:number-columns-repeated="101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73]/[raw.$E273]" office:value-type="float" office:value="0.551748686459195" calcext:value-type="float">
            <text:p>0.5517</text:p>
          </table:table-cell>
          <table:table-cell table:number-columns-repeated="101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74]/[raw.$E274]" office:value-type="float" office:value="0.416008485073422" calcext:value-type="float">
            <text:p>0.4160</text:p>
          </table:table-cell>
          <table:table-cell table:number-columns-repeated="101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75]/[raw.$E275]" office:value-type="float" office:value="0.391923726896889" calcext:value-type="float">
            <text:p>0.3919</text:p>
          </table:table-cell>
          <table:table-cell table:number-columns-repeated="101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76]/[raw.$E276]" office:value-type="float" office:value="0.433083541656263" calcext:value-type="float">
            <text:p>0.4331</text:p>
          </table:table-cell>
          <table:table-cell table:number-columns-repeated="101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77]/[raw.$E277]" office:value-type="float" office:value="0.378433241060663" calcext:value-type="float">
            <text:p>0.3784</text:p>
          </table:table-cell>
          <table:table-cell table:number-columns-repeated="101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78]/[raw.$E278]" office:value-type="float" office:value="0.561835260239456" calcext:value-type="float">
            <text:p>0.5618</text:p>
          </table:table-cell>
          <table:table-cell table:number-columns-repeated="101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79]/[raw.$E279]" office:value-type="float" office:value="0.520509915831779" calcext:value-type="float">
            <text:p>0.5205</text:p>
          </table:table-cell>
          <table:table-cell table:number-columns-repeated="101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80]/[raw.$E280]" office:value-type="float" office:value="0.540549607834185" calcext:value-type="float">
            <text:p>0.5405</text:p>
          </table:table-cell>
          <table:table-cell table:number-columns-repeated="101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81]/[raw.$E281]" office:value-type="float" office:value="0.345452544455842" calcext:value-type="float">
            <text:p>0.3455</text:p>
          </table:table-cell>
          <table:table-cell table:number-columns-repeated="101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82]/[raw.$E282]" office:value-type="float" office:value="0.540759140039314" calcext:value-type="float">
            <text:p>0.5408</text:p>
          </table:table-cell>
          <table:table-cell table:number-columns-repeated="101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3]/[raw.$E283]" office:value-type="float" office:value="0.493821670271912" calcext:value-type="float">
            <text:p>0.4938</text:p>
          </table:table-cell>
          <table:table-cell table:number-columns-repeated="101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84]/[raw.$E284]" office:value-type="float" office:value="0.422981826777791" calcext:value-type="float">
            <text:p>0.4230</text:p>
          </table:table-cell>
          <table:table-cell table:number-columns-repeated="101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85]/[raw.$E285]" office:value-type="float" office:value="0.391575083064198" calcext:value-type="float">
            <text:p>0.3916</text:p>
          </table:table-cell>
          <table:table-cell table:number-columns-repeated="101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86]/[raw.$E286]" office:value-type="float" office:value="0.586152847624808" calcext:value-type="float">
            <text:p>0.5862</text:p>
          </table:table-cell>
          <table:table-cell table:number-columns-repeated="101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87]/[raw.$E287]" office:value-type="float" office:value="0.344524759670828" calcext:value-type="float">
            <text:p>0.3445</text:p>
          </table:table-cell>
          <table:table-cell table:number-columns-repeated="101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88]/[raw.$E288]" office:value-type="float" office:value="0.363273215867408" calcext:value-type="float">
            <text:p>0.3633</text:p>
          </table:table-cell>
          <table:table-cell table:number-columns-repeated="101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89]/[raw.$E289]" office:value-type="float" office:value="0.444435898526866" calcext:value-type="float">
            <text:p>0.4444</text:p>
          </table:table-cell>
          <table:table-cell table:number-columns-repeated="101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90]/[raw.$E290]" office:value-type="float" office:value="0.385063260639988" calcext:value-type="float">
            <text:p>0.3851</text:p>
          </table:table-cell>
          <table:table-cell table:number-columns-repeated="101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91]/[raw.$E291]" office:value-type="float" office:value="0.367592138568986" calcext:value-type="float">
            <text:p>0.3676</text:p>
          </table:table-cell>
          <table:table-cell table:number-columns-repeated="101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92]/[raw.$E292]" office:value-type="float" office:value="0.527558743445463" calcext:value-type="float">
            <text:p>0.5276</text:p>
          </table:table-cell>
          <table:table-cell table:number-columns-repeated="101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93]/[raw.$E293]" office:value-type="float" office:value="0.35266123006866" calcext:value-type="float">
            <text:p>0.3527</text:p>
          </table:table-cell>
          <table:table-cell table:number-columns-repeated="101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4]/[raw.$E294]" office:value-type="float" office:value="0.408587362452961" calcext:value-type="float">
            <text:p>0.4086</text:p>
          </table:table-cell>
          <table:table-cell table:number-columns-repeated="101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295]/[raw.$E295]" office:value-type="float" office:value="0.415348250866688" calcext:value-type="float">
            <text:p>0.4153</text:p>
          </table:table-cell>
          <table:table-cell table:number-columns-repeated="101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296]/[raw.$E296]" office:value-type="float" office:value="0.692814925013067" calcext:value-type="float">
            <text:p>0.6928</text:p>
          </table:table-cell>
          <table:table-cell table:number-columns-repeated="101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297]/[raw.$E297]" office:value-type="float" office:value="0.554709154512263" calcext:value-type="float">
            <text:p>0.5547</text:p>
          </table:table-cell>
          <table:table-cell table:number-columns-repeated="101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298]/[raw.$E298]" office:value-type="float" office:value="0.5131629125457" calcext:value-type="float">
            <text:p>0.5132</text:p>
          </table:table-cell>
          <table:table-cell table:number-columns-repeated="101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299]/[raw.$E299]" office:value-type="float" office:value="0.509960096425739" calcext:value-type="float">
            <text:p>0.5100</text:p>
          </table:table-cell>
          <table:table-cell table:number-columns-repeated="101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0]/[raw.$E300]" office:value-type="float" office:value="0.453191485809962" calcext:value-type="float">
            <text:p>0.4532</text:p>
          </table:table-cell>
          <table:table-cell table:number-columns-repeated="101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01]/[raw.$E301]" office:value-type="float" office:value="0.335899666694475" calcext:value-type="float">
            <text:p>0.3359</text:p>
          </table:table-cell>
          <table:table-cell table:number-columns-repeated="101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02]/[raw.$E302]" office:value-type="float" office:value="0.455912201412324" calcext:value-type="float">
            <text:p>0.4559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03]/[raw.$E303]" office:value-type="float" office:value="0.490517234688254" calcext:value-type="float">
            <text:p>0.4905</text:p>
          </table:table-cell>
          <table:table-cell table:number-columns-repeated="101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04]/[raw.$E304]" office:value-type="float" office:value="0.543783693135803" calcext:value-type="float">
            <text:p>0.5438</text:p>
          </table:table-cell>
          <table:table-cell table:number-columns-repeated="101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05]/[raw.$E305]" office:value-type="float" office:value="0.342849478696168" calcext:value-type="float">
            <text:p>0.3428</text:p>
          </table:table-cell>
          <table:table-cell table:number-columns-repeated="101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06]/[raw.$E306]" office:value-type="float" office:value="0.564322696711781" calcext:value-type="float">
            <text:p>0.5643</text:p>
          </table:table-cell>
          <table:table-cell table:number-columns-repeated="101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07]/[raw.$E307]" office:value-type="float" office:value="0.578881310178081" calcext:value-type="float">
            <text:p>0.5789</text:p>
          </table:table-cell>
          <table:table-cell table:number-columns-repeated="101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08]/[raw.$E308]" office:value-type="float" office:value="0.570264765784114" calcext:value-type="float">
            <text:p>0.5703</text:p>
          </table:table-cell>
          <table:table-cell table:number-columns-repeated="101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09]/[raw.$E309]" office:value-type="float" office:value="0.386130976368197" calcext:value-type="float">
            <text:p>0.3861</text:p>
          </table:table-cell>
          <table:table-cell table:number-columns-repeated="101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10]/[raw.$E310]" office:value-type="float" office:value="0.477975486672304" calcext:value-type="float">
            <text:p>0.4780</text:p>
          </table:table-cell>
          <table:table-cell table:number-columns-repeated="101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1]/[raw.$E311]" office:value-type="float" office:value="0.530547274874852" calcext:value-type="float">
            <text:p>0.5305</text:p>
          </table:table-cell>
          <table:table-cell table:number-columns-repeated="101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12]/[raw.$E312]" office:value-type="float" office:value="0.439751814461795" calcext:value-type="float">
            <text:p>0.4398</text:p>
          </table:table-cell>
          <table:table-cell table:number-columns-repeated="101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13]/[raw.$E313]" office:value-type="float" office:value="0.412969931351176" calcext:value-type="float">
            <text:p>0.4130</text:p>
          </table:table-cell>
          <table:table-cell table:number-columns-repeated="101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14]/[raw.$E314]" office:value-type="float" office:value="0.48719776366413" calcext:value-type="float">
            <text:p>0.4872</text:p>
          </table:table-cell>
          <table:table-cell table:number-columns-repeated="101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15]/[raw.$E315]" office:value-type="float" office:value="0.536155949163785" calcext:value-type="float">
            <text:p>0.5362</text:p>
          </table:table-cell>
          <table:table-cell table:number-columns-repeated="101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16]/[raw.$E316]" office:value-type="float" office:value="0.385657610098371" calcext:value-type="float">
            <text:p>0.3857</text:p>
          </table:table-cell>
          <table:table-cell table:number-columns-repeated="101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17]/[raw.$E317]" office:value-type="float" office:value="0.572311622422298" calcext:value-type="float">
            <text:p>0.5723</text:p>
          </table:table-cell>
          <table:table-cell table:number-columns-repeated="101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18]/[raw.$E318]" office:value-type="float" office:value="0.381547462226049" calcext:value-type="float">
            <text:p>0.3815</text:p>
          </table:table-cell>
          <table:table-cell table:number-columns-repeated="101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19]/[raw.$E319]" office:value-type="float" office:value="0.58390455699021" calcext:value-type="float">
            <text:p>0.5839</text:p>
          </table:table-cell>
          <table:table-cell table:number-columns-repeated="101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20]/[raw.$E320]" office:value-type="float" office:value="0.351436629424263" calcext:value-type="float">
            <text:p>0.3514</text:p>
          </table:table-cell>
          <table:table-cell table:number-columns-repeated="101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21]/[raw.$E321]" office:value-type="float" office:value="0.36639481270987" calcext:value-type="float">
            <text:p>0.3664</text:p>
          </table:table-cell>
          <table:table-cell table:number-columns-repeated="101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2]/[raw.$E322]" office:value-type="float" office:value="0.395083259459242" calcext:value-type="float">
            <text:p>0.3951</text:p>
          </table:table-cell>
          <table:table-cell table:number-columns-repeated="101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23]/[raw.$E323]" office:value-type="float" office:value="0.440829689170007" calcext:value-type="float">
            <text:p>0.4408</text:p>
          </table:table-cell>
          <table:table-cell table:number-columns-repeated="101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24]/[raw.$E324]" office:value-type="float" office:value="0.397311710773255" calcext:value-type="float">
            <text:p>0.3973</text:p>
          </table:table-cell>
          <table:table-cell table:number-columns-repeated="101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25]/[raw.$E325]" office:value-type="float" office:value="0.428365569271054" calcext:value-type="float">
            <text:p>0.4284</text:p>
          </table:table-cell>
          <table:table-cell table:number-columns-repeated="101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26]/[raw.$E326]" office:value-type="float" office:value="0.549866960454045" calcext:value-type="float">
            <text:p>0.5499</text:p>
          </table:table-cell>
          <table:table-cell table:number-columns-repeated="101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27]/[raw.$E327]" office:value-type="float" office:value="0.558269594352583" calcext:value-type="float">
            <text:p>0.5583</text:p>
          </table:table-cell>
          <table:table-cell table:number-columns-repeated="101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28]/[raw.$E328]" office:value-type="float" office:value="0.369107854173062" calcext:value-type="float">
            <text:p>0.3691</text:p>
          </table:table-cell>
          <table:table-cell table:number-columns-repeated="101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29]/[raw.$E329]" office:value-type="float" office:value="0.409879232956408" calcext:value-type="float">
            <text:p>0.4099</text:p>
          </table:table-cell>
          <table:table-cell table:number-columns-repeated="101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30]/[raw.$E330]" office:value-type="float" office:value="0.572798947860809" calcext:value-type="float">
            <text:p>0.5728</text:p>
          </table:table-cell>
          <table:table-cell table:number-columns-repeated="101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31]/[raw.$E331]" office:value-type="float" office:value="0.471186996111005" calcext:value-type="float">
            <text:p>0.4712</text:p>
          </table:table-cell>
          <table:table-cell table:number-columns-repeated="101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32]/[raw.$E332]" office:value-type="float" office:value="0.598381456646006" calcext:value-type="float">
            <text:p>0.5984</text:p>
          </table:table-cell>
          <table:table-cell table:number-columns-repeated="101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3]/[raw.$E333]" office:value-type="float" office:value="0.367229091350974" calcext:value-type="float">
            <text:p>0.3672</text:p>
          </table:table-cell>
          <table:table-cell table:number-columns-repeated="101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34]/[raw.$E334]" office:value-type="float" office:value="0.507984529856177" calcext:value-type="float">
            <text:p>0.5080</text:p>
          </table:table-cell>
          <table:table-cell table:number-columns-repeated="101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35]/[raw.$E335]" office:value-type="float" office:value="0.375948000189252" calcext:value-type="float">
            <text:p>0.3759</text:p>
          </table:table-cell>
          <table:table-cell table:number-columns-repeated="101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36]/[raw.$E336]" office:value-type="float" office:value="0.426849975436011" calcext:value-type="float">
            <text:p>0.4268</text:p>
          </table:table-cell>
          <table:table-cell table:number-columns-repeated="101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37]/[raw.$E337]" office:value-type="float" office:value="0.371229279404215" calcext:value-type="float">
            <text:p>0.3712</text:p>
          </table:table-cell>
          <table:table-cell table:number-columns-repeated="101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38]/[raw.$E338]" office:value-type="float" office:value="0.548178466352814" calcext:value-type="float">
            <text:p>0.5482</text:p>
          </table:table-cell>
          <table:table-cell table:number-columns-repeated="101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39]/[raw.$E339]" office:value-type="float" office:value="0.385489254649193" calcext:value-type="float">
            <text:p>0.3855</text:p>
          </table:table-cell>
          <table:table-cell table:number-columns-repeated="101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40]/[raw.$E340]" office:value-type="float" office:value="0.35631549608249" calcext:value-type="float">
            <text:p>0.3563</text:p>
          </table:table-cell>
          <table:table-cell table:number-columns-repeated="101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41]/[raw.$E341]" office:value-type="float" office:value="0.43963477378088" calcext:value-type="float">
            <text:p>0.4396</text:p>
          </table:table-cell>
          <table:table-cell table:number-columns-repeated="101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42]/[raw.$E342]" office:value-type="float" office:value="0.501824349309124" calcext:value-type="float">
            <text:p>0.5018</text:p>
          </table:table-cell>
          <table:table-cell table:number-columns-repeated="101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43]/[raw.$E343]" office:value-type="float" office:value="0.569772902139142" calcext:value-type="float">
            <text:p>0.5698</text:p>
          </table:table-cell>
          <table:table-cell table:number-columns-repeated="101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4]/[raw.$E344]" office:value-type="float" office:value="0.536812175406053" calcext:value-type="float">
            <text:p>0.5368</text:p>
          </table:table-cell>
          <table:table-cell table:number-columns-repeated="101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45]/[raw.$E345]" office:value-type="float" office:value="0.441870337887939" calcext:value-type="float">
            <text:p>0.4419</text:p>
          </table:table-cell>
          <table:table-cell table:number-columns-repeated="101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46]/[raw.$E346]" office:value-type="float" office:value="0.385812438194706" calcext:value-type="float">
            <text:p>0.3858</text:p>
          </table:table-cell>
          <table:table-cell table:number-columns-repeated="101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47]/[raw.$E347]" office:value-type="float" office:value="0.501136438309567" calcext:value-type="float">
            <text:p>0.5011</text:p>
          </table:table-cell>
          <table:table-cell table:number-columns-repeated="101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48]/[raw.$E348]" office:value-type="float" office:value="0.472782019731902" calcext:value-type="float">
            <text:p>0.4728</text:p>
          </table:table-cell>
          <table:table-cell table:number-columns-repeated="101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49]/[raw.$E349]" office:value-type="float" office:value="0.50424398979414" calcext:value-type="float">
            <text:p>0.5042</text:p>
          </table:table-cell>
          <table:table-cell table:number-columns-repeated="101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0]/[raw.$E350]" office:value-type="float" office:value="0.472168185224628" calcext:value-type="float">
            <text:p>0.4722</text:p>
          </table:table-cell>
          <table:table-cell table:number-columns-repeated="101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51]/[raw.$E351]" office:value-type="float" office:value="0.518377923715184" calcext:value-type="float">
            <text:p>0.5184</text:p>
          </table:table-cell>
          <table:table-cell table:number-columns-repeated="101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52]/[raw.$E352]" office:value-type="float" office:value="0.50608205324708" calcext:value-type="float">
            <text:p>0.5061</text:p>
          </table:table-cell>
          <table:table-cell table:number-columns-repeated="101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53]/[raw.$E353]" office:value-type="float" office:value="0.603645905580987" calcext:value-type="float">
            <text:p>0.6036</text:p>
          </table:table-cell>
          <table:table-cell table:number-columns-repeated="101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54]/[raw.$E354]" office:value-type="float" office:value="0.4343343020127" calcext:value-type="float">
            <text:p>0.4343</text:p>
          </table:table-cell>
          <table:table-cell table:number-columns-repeated="101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55]/[raw.$E355]" office:value-type="float" office:value="0.435937721606757" calcext:value-type="float">
            <text:p>0.4359</text:p>
          </table:table-cell>
          <table:table-cell table:number-columns-repeated="101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56]/[raw.$E356]" office:value-type="float" office:value="0.519145762901623" calcext:value-type="float">
            <text:p>0.5191</text:p>
          </table:table-cell>
          <table:table-cell table:number-columns-repeated="101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57]/[raw.$E357]" office:value-type="float" office:value="0.454317923660965" calcext:value-type="float">
            <text:p>0.4543</text:p>
          </table:table-cell>
          <table:table-cell table:number-columns-repeated="101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58]/[raw.$E358]" office:value-type="float" office:value="0.518085193563695" calcext:value-type="float">
            <text:p>0.5181</text:p>
          </table:table-cell>
          <table:table-cell table:number-columns-repeated="101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59]/[raw.$E359]" office:value-type="float" office:value="0.381623228522675" calcext:value-type="float">
            <text:p>0.3816</text:p>
          </table:table-cell>
          <table:table-cell table:number-columns-repeated="101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60]/[raw.$E360]" office:value-type="float" office:value="0.35367496438824" calcext:value-type="float">
            <text:p>0.3537</text:p>
          </table:table-cell>
          <table:table-cell table:number-columns-repeated="101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1]/[raw.$E361]" office:value-type="float" office:value="0.468955990406536" calcext:value-type="float">
            <text:p>0.4690</text:p>
          </table:table-cell>
          <table:table-cell table:number-columns-repeated="101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62]/[raw.$E362]" office:value-type="float" office:value="0.574415095136082" calcext:value-type="float">
            <text:p>0.5744</text:p>
          </table:table-cell>
          <table:table-cell table:number-columns-repeated="101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63]/[raw.$E363]" office:value-type="float" office:value="0.40177112541101" calcext:value-type="float">
            <text:p>0.4018</text:p>
          </table:table-cell>
          <table:table-cell table:number-columns-repeated="101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64]/[raw.$E364]" office:value-type="float" office:value="0.520562570312037" calcext:value-type="float">
            <text:p>0.5206</text:p>
          </table:table-cell>
          <table:table-cell table:number-columns-repeated="101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65]/[raw.$E365]" office:value-type="float" office:value="0.546599778012731" calcext:value-type="float">
            <text:p>0.5466</text:p>
          </table:table-cell>
          <table:table-cell table:number-columns-repeated="101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66]/[raw.$E366]" office:value-type="float" office:value="0.401075635392738" calcext:value-type="float">
            <text:p>0.4011</text:p>
          </table:table-cell>
          <table:table-cell table:number-columns-repeated="101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67]/[raw.$E367]" office:value-type="float" office:value="0.42148561228433" calcext:value-type="float">
            <text:p>0.4215</text:p>
          </table:table-cell>
          <table:table-cell table:number-columns-repeated="101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68]/[raw.$E368]" office:value-type="float" office:value="0.540996897303632" calcext:value-type="float">
            <text:p>0.5410</text:p>
          </table:table-cell>
          <table:table-cell table:number-columns-repeated="101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69]/[raw.$E369]" office:value-type="float" office:value="0.555854688744045" calcext:value-type="float">
            <text:p>0.5559</text:p>
          </table:table-cell>
          <table:table-cell table:number-columns-repeated="101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70]/[raw.$E370]" office:value-type="float" office:value="0.584408694359643" calcext:value-type="float">
            <text:p>0.5844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71]/[raw.$E371]" office:value-type="float" office:value="0.358187675157391" calcext:value-type="float">
            <text:p>0.3582</text:p>
          </table:table-cell>
          <table:table-cell table:number-columns-repeated="101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2]/[raw.$E372]" office:value-type="float" office:value="0.390648585808975" calcext:value-type="float">
            <text:p>0.3906</text:p>
          </table:table-cell>
          <table:table-cell table:number-columns-repeated="101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73]/[raw.$E373]" office:value-type="float" office:value="0.545898971713465" calcext:value-type="float">
            <text:p>0.5459</text:p>
          </table:table-cell>
          <table:table-cell table:number-columns-repeated="101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74]/[raw.$E374]" office:value-type="float" office:value="0.396156457875965" calcext:value-type="float">
            <text:p>0.3962</text:p>
          </table:table-cell>
          <table:table-cell table:number-columns-repeated="101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75]/[raw.$E375]" office:value-type="float" office:value="0.414665623836349" calcext:value-type="float">
            <text:p>0.4147</text:p>
          </table:table-cell>
          <table:table-cell table:number-columns-repeated="101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76]/[raw.$E376]" office:value-type="float" office:value="0.366043929031045" calcext:value-type="float">
            <text:p>0.3660</text:p>
          </table:table-cell>
          <table:table-cell table:number-columns-repeated="101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77]/[raw.$E377]" office:value-type="float" office:value="0.485193349225506" calcext:value-type="float">
            <text:p>0.4852</text:p>
          </table:table-cell>
          <table:table-cell table:number-columns-repeated="101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78]/[raw.$E378]" office:value-type="float" office:value="0.495113665078756" calcext:value-type="float">
            <text:p>0.4951</text:p>
          </table:table-cell>
          <table:table-cell table:number-columns-repeated="101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79]/[raw.$E379]" office:value-type="float" office:value="0.449858025776788" calcext:value-type="float">
            <text:p>0.4499</text:p>
          </table:table-cell>
          <table:table-cell table:number-columns-repeated="101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80]/[raw.$E380]" office:value-type="float" office:value="0.539012938530673" calcext:value-type="float">
            <text:p>0.5390</text:p>
          </table:table-cell>
          <table:table-cell table:number-columns-repeated="101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81]/[raw.$E381]" office:value-type="float" office:value="0.358512488369891" calcext:value-type="float">
            <text:p>0.3585</text:p>
          </table:table-cell>
          <table:table-cell table:number-columns-repeated="101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82]/[raw.$E382]" office:value-type="float" office:value="0.473985883182146" calcext:value-type="float">
            <text:p>0.4740</text:p>
          </table:table-cell>
          <table:table-cell table:number-columns-repeated="101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3]/[raw.$E383]" office:value-type="float" office:value="0.348045174177521" calcext:value-type="float">
            <text:p>0.3480</text:p>
          </table:table-cell>
          <table:table-cell table:number-columns-repeated="101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84]/[raw.$E384]" office:value-type="float" office:value="0.378222321698301" calcext:value-type="float">
            <text:p>0.3782</text:p>
          </table:table-cell>
          <table:table-cell table:number-columns-repeated="101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85]/[raw.$E385]" office:value-type="float" office:value="0.570216834514994" calcext:value-type="float">
            <text:p>0.5702</text:p>
          </table:table-cell>
          <table:table-cell table:number-columns-repeated="101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86]/[raw.$E386]" office:value-type="float" office:value="0.560575108826457" calcext:value-type="float">
            <text:p>0.5606</text:p>
          </table:table-cell>
          <table:table-cell table:number-columns-repeated="101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87]/[raw.$E387]" office:value-type="float" office:value="0.576018243572646" calcext:value-type="float">
            <text:p>0.5760</text:p>
          </table:table-cell>
          <table:table-cell table:number-columns-repeated="101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88]/[raw.$E388]" office:value-type="float" office:value="0.578997278368776" calcext:value-type="float">
            <text:p>0.5790</text:p>
          </table:table-cell>
          <table:table-cell table:number-columns-repeated="101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89]/[raw.$E389]" office:value-type="float" office:value="0.58453111851166" calcext:value-type="float">
            <text:p>0.5845</text:p>
          </table:table-cell>
          <table:table-cell table:number-columns-repeated="101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90]/[raw.$E390]" office:value-type="float" office:value="0.440336007241642" calcext:value-type="float">
            <text:p>0.4403</text:p>
          </table:table-cell>
          <table:table-cell table:number-columns-repeated="101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91]/[raw.$E391]" office:value-type="float" office:value="0.553723399923447" calcext:value-type="float">
            <text:p>0.5537</text:p>
          </table:table-cell>
          <table:table-cell table:number-columns-repeated="101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92]/[raw.$E392]" office:value-type="float" office:value="0.633223424227886" calcext:value-type="float">
            <text:p>0.6332</text:p>
          </table:table-cell>
          <table:table-cell table:number-columns-repeated="101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93]/[raw.$E393]" office:value-type="float" office:value="0.388755084996902" calcext:value-type="float">
            <text:p>0.3888</text:p>
          </table:table-cell>
          <table:table-cell table:number-columns-repeated="101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4]/[raw.$E394]" office:value-type="float" office:value="0.471298693537785" calcext:value-type="float">
            <text:p>0.4713</text:p>
          </table:table-cell>
          <table:table-cell table:number-columns-repeated="101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395]/[raw.$E395]" office:value-type="float" office:value="0.385172332918904" calcext:value-type="float">
            <text:p>0.3852</text:p>
          </table:table-cell>
          <table:table-cell table:number-columns-repeated="101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396]/[raw.$E396]" office:value-type="float" office:value="0.571834798567061" calcext:value-type="float">
            <text:p>0.5718</text:p>
          </table:table-cell>
          <table:table-cell table:number-columns-repeated="101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397]/[raw.$E397]" office:value-type="float" office:value="0.372577781941379" calcext:value-type="float">
            <text:p>0.3726</text:p>
          </table:table-cell>
          <table:table-cell table:number-columns-repeated="101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398]/[raw.$E398]" office:value-type="float" office:value="0.387683690516936" calcext:value-type="float">
            <text:p>0.3877</text:p>
          </table:table-cell>
          <table:table-cell table:number-columns-repeated="101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399]/[raw.$E399]" office:value-type="float" office:value="0.540626054674317" calcext:value-type="float">
            <text:p>0.5406</text:p>
          </table:table-cell>
          <table:table-cell table:number-columns-repeated="101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0]/[raw.$E400]" office:value-type="float" office:value="0.400908355731368" calcext:value-type="float">
            <text:p>0.4009</text:p>
          </table:table-cell>
          <table:table-cell table:number-columns-repeated="101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01]/[raw.$E401]" office:value-type="float" office:value="0.399194819717248" calcext:value-type="float">
            <text:p>0.3992</text:p>
          </table:table-cell>
          <table:table-cell table:number-columns-repeated="101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02]/[raw.$E402]" office:value-type="float" office:value="0.505935365634771" calcext:value-type="float">
            <text:p>0.5059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03]/[raw.$E403]" office:value-type="float" office:value="0.390812366544657" calcext:value-type="float">
            <text:p>0.3908</text:p>
          </table:table-cell>
          <table:table-cell table:number-columns-repeated="101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04]/[raw.$E404]" office:value-type="float" office:value="0.528874284386498" calcext:value-type="float">
            <text:p>0.5289</text:p>
          </table:table-cell>
          <table:table-cell table:number-columns-repeated="101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05]/[raw.$E405]" office:value-type="float" office:value="0.538216282585974" calcext:value-type="float">
            <text:p>0.5382</text:p>
          </table:table-cell>
          <table:table-cell table:number-columns-repeated="101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06]/[raw.$E406]" office:value-type="float" office:value="0.444444808149317" calcext:value-type="float">
            <text:p>0.4444</text:p>
          </table:table-cell>
          <table:table-cell table:number-columns-repeated="101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07]/[raw.$E407]" office:value-type="float" office:value="0.384467134190628" calcext:value-type="float">
            <text:p>0.3845</text:p>
          </table:table-cell>
          <table:table-cell table:number-columns-repeated="101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08]/[raw.$E408]" office:value-type="float" office:value="0.543897123359269" calcext:value-type="float">
            <text:p>0.5439</text:p>
          </table:table-cell>
          <table:table-cell table:number-columns-repeated="101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09]/[raw.$E409]" office:value-type="float" office:value="0.45841086199591" calcext:value-type="float">
            <text:p>0.4584</text:p>
          </table:table-cell>
          <table:table-cell table:number-columns-repeated="101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10]/[raw.$E410]" office:value-type="float" office:value="0.434183573010187" calcext:value-type="float">
            <text:p>0.4342</text:p>
          </table:table-cell>
          <table:table-cell table:number-columns-repeated="101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1]/[raw.$E411]" office:value-type="float" office:value="0.533272932906882" calcext:value-type="float">
            <text:p>0.5333</text:p>
          </table:table-cell>
          <table:table-cell table:number-columns-repeated="101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12]/[raw.$E412]" office:value-type="float" office:value="0.565381031222575" calcext:value-type="float">
            <text:p>0.5654</text:p>
          </table:table-cell>
          <table:table-cell table:number-columns-repeated="101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13]/[raw.$E413]" office:value-type="float" office:value="0.389489931288788" calcext:value-type="float">
            <text:p>0.3895</text:p>
          </table:table-cell>
          <table:table-cell table:number-columns-repeated="101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14]/[raw.$E414]" office:value-type="float" office:value="0.56416938633138" calcext:value-type="float">
            <text:p>0.5642</text:p>
          </table:table-cell>
          <table:table-cell table:number-columns-repeated="101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15]/[raw.$E415]" office:value-type="float" office:value="0.411662337272331" calcext:value-type="float">
            <text:p>0.4117</text:p>
          </table:table-cell>
          <table:table-cell table:number-columns-repeated="101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16]/[raw.$E416]" office:value-type="float" office:value="0.525665087680428" calcext:value-type="float">
            <text:p>0.5257</text:p>
          </table:table-cell>
          <table:table-cell table:number-columns-repeated="101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17]/[raw.$E417]" office:value-type="float" office:value="0.369164435923647" calcext:value-type="float">
            <text:p>0.3692</text:p>
          </table:table-cell>
          <table:table-cell table:number-columns-repeated="101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18]/[raw.$E418]" office:value-type="float" office:value="0.403829656217764" calcext:value-type="float">
            <text:p>0.4038</text:p>
          </table:table-cell>
          <table:table-cell table:number-columns-repeated="101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19]/[raw.$E419]" office:value-type="float" office:value="0.545368140538871" calcext:value-type="float">
            <text:p>0.5454</text:p>
          </table:table-cell>
          <table:table-cell table:number-columns-repeated="101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20]/[raw.$E420]" office:value-type="float" office:value="0.498093857042042" calcext:value-type="float">
            <text:p>0.4981</text:p>
          </table:table-cell>
          <table:table-cell table:number-columns-repeated="101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21]/[raw.$E421]" office:value-type="float" office:value="0.455629995809475" calcext:value-type="float">
            <text:p>0.4556</text:p>
          </table:table-cell>
          <table:table-cell table:number-columns-repeated="101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2]/[raw.$E422]" office:value-type="float" office:value="0.459940642227541" calcext:value-type="float">
            <text:p>0.4599</text:p>
          </table:table-cell>
          <table:table-cell table:number-columns-repeated="101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23]/[raw.$E423]" office:value-type="float" office:value="0.371539205306227" calcext:value-type="float">
            <text:p>0.3715</text:p>
          </table:table-cell>
          <table:table-cell table:number-columns-repeated="101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24]/[raw.$E424]" office:value-type="float" office:value="0.434793044636503" calcext:value-type="float">
            <text:p>0.4348</text:p>
          </table:table-cell>
          <table:table-cell table:number-columns-repeated="101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25]/[raw.$E425]" office:value-type="float" office:value="0.411839581440466" calcext:value-type="float">
            <text:p>0.4118</text:p>
          </table:table-cell>
          <table:table-cell table:number-columns-repeated="101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26]/[raw.$E426]" office:value-type="float" office:value="0.363142658351983" calcext:value-type="float">
            <text:p>0.3631</text:p>
          </table:table-cell>
          <table:table-cell table:number-columns-repeated="101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27]/[raw.$E427]" office:value-type="float" office:value="0.37508982506201" calcext:value-type="float">
            <text:p>0.3751</text:p>
          </table:table-cell>
          <table:table-cell table:number-columns-repeated="101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28]/[raw.$E428]" office:value-type="float" office:value="0.539530744212153" calcext:value-type="float">
            <text:p>0.5395</text:p>
          </table:table-cell>
          <table:table-cell table:number-columns-repeated="101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29]/[raw.$E429]" office:value-type="float" office:value="0.567929691865089" calcext:value-type="float">
            <text:p>0.5679</text:p>
          </table:table-cell>
          <table:table-cell table:number-columns-repeated="101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30]/[raw.$E430]" office:value-type="float" office:value="0.342108298367371" calcext:value-type="float">
            <text:p>0.3421</text:p>
          </table:table-cell>
          <table:table-cell table:number-columns-repeated="101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31]/[raw.$E431]" office:value-type="float" office:value="0.593671307074642" calcext:value-type="float">
            <text:p>0.5937</text:p>
          </table:table-cell>
          <table:table-cell table:number-columns-repeated="101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32]/[raw.$E432]" office:value-type="float" office:value="0.519548689833579" calcext:value-type="float">
            <text:p>0.5195</text:p>
          </table:table-cell>
          <table:table-cell table:number-columns-repeated="101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3]/[raw.$E433]" office:value-type="float" office:value="0.586065134034707" calcext:value-type="float">
            <text:p>0.5861</text:p>
          </table:table-cell>
          <table:table-cell table:number-columns-repeated="101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34]/[raw.$E434]" office:value-type="float" office:value="0.457934274348961" calcext:value-type="float">
            <text:p>0.4579</text:p>
          </table:table-cell>
          <table:table-cell table:number-columns-repeated="101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35]/[raw.$E435]" office:value-type="float" office:value="0.449406260228657" calcext:value-type="float">
            <text:p>0.4494</text:p>
          </table:table-cell>
          <table:table-cell table:number-columns-repeated="101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36]/[raw.$E436]" office:value-type="float" office:value="0.442107651081568" calcext:value-type="float">
            <text:p>0.4421</text:p>
          </table:table-cell>
          <table:table-cell table:number-columns-repeated="101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37]/[raw.$E437]" office:value-type="float" office:value="0.525689724724428" calcext:value-type="float">
            <text:p>0.5257</text:p>
          </table:table-cell>
          <table:table-cell table:number-columns-repeated="101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38]/[raw.$E438]" office:value-type="float" office:value="0.410464297307063" calcext:value-type="float">
            <text:p>0.4105</text:p>
          </table:table-cell>
          <table:table-cell table:number-columns-repeated="101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39]/[raw.$E439]" office:value-type="float" office:value="0.467506257106497" calcext:value-type="float">
            <text:p>0.4675</text:p>
          </table:table-cell>
          <table:table-cell table:number-columns-repeated="101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40]/[raw.$E440]" office:value-type="float" office:value="0.506521440996658" calcext:value-type="float">
            <text:p>0.5065</text:p>
          </table:table-cell>
          <table:table-cell table:number-columns-repeated="101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41]/[raw.$E441]" office:value-type="float" office:value="0.370994702021376" calcext:value-type="float">
            <text:p>0.3710</text:p>
          </table:table-cell>
          <table:table-cell table:number-columns-repeated="101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42]/[raw.$E442]" office:value-type="float" office:value="0.597279434920541" calcext:value-type="float">
            <text:p>0.5973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43]/[raw.$E443]" office:value-type="float" office:value="0.481600597056373" calcext:value-type="float">
            <text:p>0.4816</text:p>
          </table:table-cell>
          <table:table-cell table:number-columns-repeated="101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4]/[raw.$E444]" office:value-type="float" office:value="0.479020334899979" calcext:value-type="float">
            <text:p>0.4790</text:p>
          </table:table-cell>
          <table:table-cell table:number-columns-repeated="101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45]/[raw.$E445]" office:value-type="float" office:value="0.490670507925955" calcext:value-type="float">
            <text:p>0.4907</text:p>
          </table:table-cell>
          <table:table-cell table:number-columns-repeated="101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46]/[raw.$E446]" office:value-type="float" office:value="0.409679400894898" calcext:value-type="float">
            <text:p>0.4097</text:p>
          </table:table-cell>
          <table:table-cell table:number-columns-repeated="101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47]/[raw.$E447]" office:value-type="float" office:value="0.372400920380372" calcext:value-type="float">
            <text:p>0.3724</text:p>
          </table:table-cell>
          <table:table-cell table:number-columns-repeated="101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48]/[raw.$E448]" office:value-type="float" office:value="0.564194603357993" calcext:value-type="float">
            <text:p>0.5642</text:p>
          </table:table-cell>
          <table:table-cell table:number-columns-repeated="101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49]/[raw.$E449]" office:value-type="float" office:value="0.383828817540199" calcext:value-type="float">
            <text:p>0.3838</text:p>
          </table:table-cell>
          <table:table-cell table:number-columns-repeated="101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0]/[raw.$E450]" office:value-type="float" office:value="0.389604825789708" calcext:value-type="float">
            <text:p>0.3896</text:p>
          </table:table-cell>
          <table:table-cell table:number-columns-repeated="101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51]/[raw.$E451]" office:value-type="float" office:value="0.540418611488846" calcext:value-type="float">
            <text:p>0.5404</text:p>
          </table:table-cell>
          <table:table-cell table:number-columns-repeated="101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52]/[raw.$E452]" office:value-type="float" office:value="0.383672102104375" calcext:value-type="float">
            <text:p>0.3837</text:p>
          </table:table-cell>
          <table:table-cell table:number-columns-repeated="101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53]/[raw.$E453]" office:value-type="float" office:value="0.374570339637832" calcext:value-type="float">
            <text:p>0.3746</text:p>
          </table:table-cell>
          <table:table-cell table:number-columns-repeated="101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54]/[raw.$E454]" office:value-type="float" office:value="0.525430012135878" calcext:value-type="float">
            <text:p>0.5254</text:p>
          </table:table-cell>
          <table:table-cell table:number-columns-repeated="101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55]/[raw.$E455]" office:value-type="float" office:value="0.568173636622001" calcext:value-type="float">
            <text:p>0.5682</text:p>
          </table:table-cell>
          <table:table-cell table:number-columns-repeated="101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56]/[raw.$E456]" office:value-type="float" office:value="0.541860961736328" calcext:value-type="float">
            <text:p>0.5419</text:p>
          </table:table-cell>
          <table:table-cell table:number-columns-repeated="101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57]/[raw.$E457]" office:value-type="float" office:value="0.521673179163114" calcext:value-type="float">
            <text:p>0.5217</text:p>
          </table:table-cell>
          <table:table-cell table:number-columns-repeated="101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58]/[raw.$E458]" office:value-type="float" office:value="0.520163390274053" calcext:value-type="float">
            <text:p>0.5202</text:p>
          </table:table-cell>
          <table:table-cell table:number-columns-repeated="101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59]/[raw.$E459]" office:value-type="float" office:value="0.375748738018424" calcext:value-type="float">
            <text:p>0.3757</text:p>
          </table:table-cell>
          <table:table-cell table:number-columns-repeated="101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60]/[raw.$E460]" office:value-type="float" office:value="0.551391733697287" calcext:value-type="float">
            <text:p>0.5514</text:p>
          </table:table-cell>
          <table:table-cell table:number-columns-repeated="101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1]/[raw.$E461]" office:value-type="float" office:value="0.402672536232423" calcext:value-type="float">
            <text:p>0.4027</text:p>
          </table:table-cell>
          <table:table-cell table:number-columns-repeated="101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62]/[raw.$E462]" office:value-type="float" office:value="0.455687632159986" calcext:value-type="float">
            <text:p>0.4557</text:p>
          </table:table-cell>
          <table:table-cell table:number-columns-repeated="101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63]/[raw.$E463]" office:value-type="float" office:value="0.543900391144969" calcext:value-type="float">
            <text:p>0.5439</text:p>
          </table:table-cell>
          <table:table-cell table:number-columns-repeated="101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64]/[raw.$E464]" office:value-type="float" office:value="0.369793942041648" calcext:value-type="float">
            <text:p>0.3698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65]/[raw.$E465]" office:value-type="float" office:value="0.534699122741836" calcext:value-type="float">
            <text:p>0.5347</text:p>
          </table:table-cell>
          <table:table-cell table:number-columns-repeated="101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66]/[raw.$E466]" office:value-type="float" office:value="0.360037284321894" calcext:value-type="float">
            <text:p>0.3600</text:p>
          </table:table-cell>
          <table:table-cell table:number-columns-repeated="101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67]/[raw.$E467]" office:value-type="float" office:value="0.524953016565671" calcext:value-type="float">
            <text:p>0.5250</text:p>
          </table:table-cell>
          <table:table-cell table:number-columns-repeated="101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68]/[raw.$E468]" office:value-type="float" office:value="0.609560670718966" calcext:value-type="float">
            <text:p>0.6096</text:p>
          </table:table-cell>
          <table:table-cell table:number-columns-repeated="101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69]/[raw.$E469]" office:value-type="float" office:value="0.555146352326241" calcext:value-type="float">
            <text:p>0.5551</text:p>
          </table:table-cell>
          <table:table-cell table:number-columns-repeated="101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70]/[raw.$E470]" office:value-type="float" office:value="0.342907043736948" calcext:value-type="float">
            <text:p>0.3429</text:p>
          </table:table-cell>
          <table:table-cell table:number-columns-repeated="101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71]/[raw.$E471]" office:value-type="float" office:value="0.503852995653689" calcext:value-type="float">
            <text:p>0.5039</text:p>
          </table:table-cell>
          <table:table-cell table:number-columns-repeated="101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2]/[raw.$E472]" office:value-type="float" office:value="0.575417374613649" calcext:value-type="float">
            <text:p>0.5754</text:p>
          </table:table-cell>
          <table:table-cell table:number-columns-repeated="101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73]/[raw.$E473]" office:value-type="float" office:value="0.562150691408998" calcext:value-type="float">
            <text:p>0.5622</text:p>
          </table:table-cell>
          <table:table-cell table:number-columns-repeated="101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74]/[raw.$E474]" office:value-type="float" office:value="0.401302523826201" calcext:value-type="float">
            <text:p>0.4013</text:p>
          </table:table-cell>
          <table:table-cell table:number-columns-repeated="101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75]/[raw.$E475]" office:value-type="float" office:value="0.625326251896813" calcext:value-type="float">
            <text:p>0.6253</text:p>
          </table:table-cell>
          <table:table-cell table:number-columns-repeated="101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76]/[raw.$E476]" office:value-type="float" office:value="0.393435190878678" calcext:value-type="float">
            <text:p>0.3934</text:p>
          </table:table-cell>
          <table:table-cell table:number-columns-repeated="101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77]/[raw.$E477]" office:value-type="float" office:value="0.445837870516383" calcext:value-type="float">
            <text:p>0.4458</text:p>
          </table:table-cell>
          <table:table-cell table:number-columns-repeated="10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78]/[raw.$E478]" office:value-type="float" office:value="0.369168302549176" calcext:value-type="float">
            <text:p>0.3692</text:p>
          </table:table-cell>
          <table:table-cell table:number-columns-repeated="101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79]/[raw.$E479]" office:value-type="float" office:value="0.423943544578112" calcext:value-type="float">
            <text:p>0.4239</text:p>
          </table:table-cell>
          <table:table-cell table:number-columns-repeated="101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80]/[raw.$E480]" office:value-type="float" office:value="0.481878055379506" calcext:value-type="float">
            <text:p>0.4819</text:p>
          </table:table-cell>
          <table:table-cell table:number-columns-repeated="101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81]/[raw.$E481]" office:value-type="float" office:value="0.374314399704774" calcext:value-type="float">
            <text:p>0.3743</text:p>
          </table:table-cell>
          <table:table-cell table:number-columns-repeated="101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82]/[raw.$E482]" office:value-type="float" office:value="0.579508519238336" calcext:value-type="float">
            <text:p>0.5795</text:p>
          </table:table-cell>
          <table:table-cell table:number-columns-repeated="101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3]/[raw.$E483]" office:value-type="float" office:value="0.387921381383519" calcext:value-type="float">
            <text:p>0.3879</text:p>
          </table:table-cell>
          <table:table-cell table:number-columns-repeated="101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84]/[raw.$E484]" office:value-type="float" office:value="0.593836972688865" calcext:value-type="float">
            <text:p>0.5938</text:p>
          </table:table-cell>
          <table:table-cell table:number-columns-repeated="101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85]/[raw.$E485]" office:value-type="float" office:value="0.613450302069477" calcext:value-type="float">
            <text:p>0.6135</text:p>
          </table:table-cell>
          <table:table-cell table:number-columns-repeated="101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86]/[raw.$E486]" office:value-type="float" office:value="0.488334914351226" calcext:value-type="float">
            <text:p>0.4883</text:p>
          </table:table-cell>
          <table:table-cell table:number-columns-repeated="101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87]/[raw.$E487]" office:value-type="float" office:value="0.581512447330295" calcext:value-type="float">
            <text:p>0.5815</text:p>
          </table:table-cell>
          <table:table-cell table:number-columns-repeated="101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88]/[raw.$E488]" office:value-type="float" office:value="0.481853792629499" calcext:value-type="float">
            <text:p>0.4819</text:p>
          </table:table-cell>
          <table:table-cell table:number-columns-repeated="101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89]/[raw.$E489]" office:value-type="float" office:value="0.582274965338263" calcext:value-type="float">
            <text:p>0.5823</text:p>
          </table:table-cell>
          <table:table-cell table:number-columns-repeated="101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90]/[raw.$E490]" office:value-type="float" office:value="0.543022688910773" calcext:value-type="float">
            <text:p>0.5430</text:p>
          </table:table-cell>
          <table:table-cell table:number-columns-repeated="101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91]/[raw.$E491]" office:value-type="float" office:value="0.505962018896632" calcext:value-type="float">
            <text:p>0.5060</text:p>
          </table:table-cell>
          <table:table-cell table:number-columns-repeated="101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92]/[raw.$E492]" office:value-type="float" office:value="0.364626528832822" calcext:value-type="float">
            <text:p>0.3646</text:p>
          </table:table-cell>
          <table:table-cell table:number-columns-repeated="101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93]/[raw.$E493]" office:value-type="float" office:value="0.374947432736271" calcext:value-type="float">
            <text:p>0.3749</text:p>
          </table:table-cell>
          <table:table-cell table:number-columns-repeated="101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4]/[raw.$E494]" office:value-type="float" office:value="0.484245637136933" calcext:value-type="float">
            <text:p>0.4842</text:p>
          </table:table-cell>
          <table:table-cell table:number-columns-repeated="101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495]/[raw.$E495]" office:value-type="float" office:value="0.372159484369811" calcext:value-type="float">
            <text:p>0.3722</text:p>
          </table:table-cell>
          <table:table-cell table:number-columns-repeated="101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496]/[raw.$E496]" office:value-type="float" office:value="0.52249982673782" calcext:value-type="float">
            <text:p>0.5225</text:p>
          </table:table-cell>
          <table:table-cell table:number-columns-repeated="101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497]/[raw.$E497]" office:value-type="float" office:value="0.435313685821745" calcext:value-type="float">
            <text:p>0.4353</text:p>
          </table:table-cell>
          <table:table-cell table:number-columns-repeated="101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498]/[raw.$E498]" office:value-type="float" office:value="0.450214054718374" calcext:value-type="float">
            <text:p>0.4502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499]/[raw.$E499]" office:value-type="float" office:value="0.541868282052229" calcext:value-type="float">
            <text:p>0.5419</text:p>
          </table:table-cell>
          <table:table-cell table:number-columns-repeated="101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0]/[raw.$E500]" office:value-type="float" office:value="0.472914917781838" calcext:value-type="float">
            <text:p>0.4729</text:p>
          </table:table-cell>
          <table:table-cell table:number-columns-repeated="101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01]/[raw.$E501]" office:value-type="float" office:value="0.401319165357915" calcext:value-type="float">
            <text:p>0.4013</text:p>
          </table:table-cell>
          <table:table-cell table:number-columns-repeated="101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02]/[raw.$E502]" office:value-type="float" office:value="0.473425844617585" calcext:value-type="float">
            <text:p>0.4734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03]/[raw.$E503]" office:value-type="float" office:value="0.373146004228728" calcext:value-type="float">
            <text:p>0.3731</text:p>
          </table:table-cell>
          <table:table-cell table:number-columns-repeated="101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04]/[raw.$E504]" office:value-type="float" office:value="0.606771335922141" calcext:value-type="float">
            <text:p>0.6068</text:p>
          </table:table-cell>
          <table:table-cell table:number-columns-repeated="101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05]/[raw.$E505]" office:value-type="float" office:value="0.450027213381899" calcext:value-type="float">
            <text:p>0.4500</text:p>
          </table:table-cell>
          <table:table-cell table:number-columns-repeated="101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06]/[raw.$E506]" office:value-type="float" office:value="0.475648800097075" calcext:value-type="float">
            <text:p>0.4756</text:p>
          </table:table-cell>
          <table:table-cell table:number-columns-repeated="101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07]/[raw.$E507]" office:value-type="float" office:value="0.52474700398079" calcext:value-type="float">
            <text:p>0.5247</text:p>
          </table:table-cell>
          <table:table-cell table:number-columns-repeated="101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08]/[raw.$E508]" office:value-type="float" office:value="0.536665595178699" calcext:value-type="float">
            <text:p>0.5367</text:p>
          </table:table-cell>
          <table:table-cell table:number-columns-repeated="101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09]/[raw.$E509]" office:value-type="float" office:value="0.625493644612615" calcext:value-type="float">
            <text:p>0.6255</text:p>
          </table:table-cell>
          <table:table-cell table:number-columns-repeated="101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10]/[raw.$E510]" office:value-type="float" office:value="0.447219689150324" calcext:value-type="float">
            <text:p>0.4472</text:p>
          </table:table-cell>
          <table:table-cell table:number-columns-repeated="101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1]/[raw.$E511]" office:value-type="float" office:value="0.558758314855876" calcext:value-type="float">
            <text:p>0.5588</text:p>
          </table:table-cell>
          <table:table-cell table:number-columns-repeated="101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12]/[raw.$E512]" office:value-type="float" office:value="0.435588439077502" calcext:value-type="float">
            <text:p>0.4356</text:p>
          </table:table-cell>
          <table:table-cell table:number-columns-repeated="101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13]/[raw.$E513]" office:value-type="float" office:value="0.514217241626779" calcext:value-type="float">
            <text:p>0.5142</text:p>
          </table:table-cell>
          <table:table-cell table:number-columns-repeated="101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14]/[raw.$E514]" office:value-type="float" office:value="0.417074403914278" calcext:value-type="float">
            <text:p>0.4171</text:p>
          </table:table-cell>
          <table:table-cell table:number-columns-repeated="101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15]/[raw.$E515]" office:value-type="float" office:value="0.528989951606399" calcext:value-type="float">
            <text:p>0.5290</text:p>
          </table:table-cell>
          <table:table-cell table:number-columns-repeated="101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16]/[raw.$E516]" office:value-type="float" office:value="0.369813937215737" calcext:value-type="float">
            <text:p>0.3698</text:p>
          </table:table-cell>
          <table:table-cell table:number-columns-repeated="101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17]/[raw.$E517]" office:value-type="float" office:value="0.327181241202183" calcext:value-type="float">
            <text:p>0.3272</text:p>
          </table:table-cell>
          <table:table-cell table:number-columns-repeated="101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18]/[raw.$E518]" office:value-type="float" office:value="0.366052530520751" calcext:value-type="float">
            <text:p>0.3661</text:p>
          </table:table-cell>
          <table:table-cell table:number-columns-repeated="101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19]/[raw.$E519]" office:value-type="float" office:value="0.552768373522132" calcext:value-type="float">
            <text:p>0.5528</text:p>
          </table:table-cell>
          <table:table-cell table:number-columns-repeated="101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20]/[raw.$E520]" office:value-type="float" office:value="0.354303580372456" calcext:value-type="float">
            <text:p>0.3543</text:p>
          </table:table-cell>
          <table:table-cell table:number-columns-repeated="101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21]/[raw.$E521]" office:value-type="float" office:value="0.559831095384988" calcext:value-type="float">
            <text:p>0.5598</text:p>
          </table:table-cell>
          <table:table-cell table:number-columns-repeated="101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2]/[raw.$E522]" office:value-type="float" office:value="0.615315961829322" calcext:value-type="float">
            <text:p>0.6153</text:p>
          </table:table-cell>
          <table:table-cell table:number-columns-repeated="101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23]/[raw.$E523]" office:value-type="float" office:value="0.480672202068686" calcext:value-type="float">
            <text:p>0.4807</text:p>
          </table:table-cell>
          <table:table-cell table:number-columns-repeated="101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24]/[raw.$E524]" office:value-type="float" office:value="0.415337765932272" calcext:value-type="float">
            <text:p>0.4153</text:p>
          </table:table-cell>
          <table:table-cell table:number-columns-repeated="101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25]/[raw.$E525]" office:value-type="float" office:value="0.358331580315857" calcext:value-type="float">
            <text:p>0.3583</text:p>
          </table:table-cell>
          <table:table-cell table:number-columns-repeated="101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26]/[raw.$E526]" office:value-type="float" office:value="0.547658895986828" calcext:value-type="float">
            <text:p>0.5477</text:p>
          </table:table-cell>
          <table:table-cell table:number-columns-repeated="101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27]/[raw.$E527]" office:value-type="float" office:value="0.599111949050028" calcext:value-type="float">
            <text:p>0.5991</text:p>
          </table:table-cell>
          <table:table-cell table:number-columns-repeated="10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28]/[raw.$E528]" office:value-type="float" office:value="0.396123974475843" calcext:value-type="float">
            <text:p>0.3961</text:p>
          </table:table-cell>
          <table:table-cell table:number-columns-repeated="101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29]/[raw.$E529]" office:value-type="float" office:value="0.491153747030086" calcext:value-type="float">
            <text:p>0.4912</text:p>
          </table:table-cell>
          <table:table-cell table:number-columns-repeated="101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30]/[raw.$E530]" office:value-type="float" office:value="0.463156533657452" calcext:value-type="float">
            <text:p>0.4632</text:p>
          </table:table-cell>
          <table:table-cell table:number-columns-repeated="101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31]/[raw.$E531]" office:value-type="float" office:value="0.380365522137378" calcext:value-type="float">
            <text:p>0.3804</text:p>
          </table:table-cell>
          <table:table-cell table:number-columns-repeated="101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32]/[raw.$E532]" office:value-type="float" office:value="0.385682639617582" calcext:value-type="float">
            <text:p>0.3857</text:p>
          </table:table-cell>
          <table:table-cell table:number-columns-repeated="101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3]/[raw.$E533]" office:value-type="float" office:value="0.383066799888863" calcext:value-type="float">
            <text:p>0.3831</text:p>
          </table:table-cell>
          <table:table-cell table:number-columns-repeated="101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34]/[raw.$E534]" office:value-type="float" office:value="0.580292957722103" calcext:value-type="float">
            <text:p>0.5803</text:p>
          </table:table-cell>
          <table:table-cell table:number-columns-repeated="101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35]/[raw.$E535]" office:value-type="float" office:value="0.391815717797997" calcext:value-type="float">
            <text:p>0.3918</text:p>
          </table:table-cell>
          <table:table-cell table:number-columns-repeated="101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36]/[raw.$E536]" office:value-type="float" office:value="0.391113995105896" calcext:value-type="float">
            <text:p>0.3911</text:p>
          </table:table-cell>
          <table:table-cell table:number-columns-repeated="101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37]/[raw.$E537]" office:value-type="float" office:value="0.448504150218077" calcext:value-type="float">
            <text:p>0.4485</text:p>
          </table:table-cell>
          <table:table-cell table:number-columns-repeated="101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38]/[raw.$E538]" office:value-type="float" office:value="0.355427100985376" calcext:value-type="float">
            <text:p>0.3554</text:p>
          </table:table-cell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39]/[raw.$E539]" office:value-type="float" office:value="0.417317788989376" calcext:value-type="float">
            <text:p>0.4173</text:p>
          </table:table-cell>
          <table:table-cell table:number-columns-repeated="101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40]/[raw.$E540]" office:value-type="float" office:value="0.52062112777188" calcext:value-type="float">
            <text:p>0.5206</text:p>
          </table:table-cell>
          <table:table-cell table:number-columns-repeated="101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41]/[raw.$E541]" office:value-type="float" office:value="0.531744978320503" calcext:value-type="float">
            <text:p>0.5317</text:p>
          </table:table-cell>
          <table:table-cell table:number-columns-repeated="101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42]/[raw.$E542]" office:value-type="float" office:value="0.370084593526472" calcext:value-type="float">
            <text:p>0.3701</text:p>
          </table:table-cell>
          <table:table-cell table:number-columns-repeated="101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43]/[raw.$E543]" office:value-type="float" office:value="0.379273554965993" calcext:value-type="float">
            <text:p>0.3793</text:p>
          </table:table-cell>
          <table:table-cell table:number-columns-repeated="101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4]/[raw.$E544]" office:value-type="float" office:value="0.379619935006351" calcext:value-type="float">
            <text:p>0.3796</text:p>
          </table:table-cell>
          <table:table-cell table:number-columns-repeated="101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45]/[raw.$E545]" office:value-type="float" office:value="0.375" calcext:value-type="float">
            <text:p>0.3750</text:p>
          </table:table-cell>
          <table:table-cell table:number-columns-repeated="101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46]/[raw.$E546]" office:value-type="float" office:value="0.5568486875624" calcext:value-type="float">
            <text:p>0.5568</text:p>
          </table:table-cell>
          <table:table-cell table:number-columns-repeated="101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47]/[raw.$E547]" office:value-type="float" office:value="0.391242644953143" calcext:value-type="float">
            <text:p>0.3912</text:p>
          </table:table-cell>
          <table:table-cell table:number-columns-repeated="101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48]/[raw.$E548]" office:value-type="float" office:value="0.60191618885483" calcext:value-type="float">
            <text:p>0.6019</text:p>
          </table:table-cell>
          <table:table-cell table:number-columns-repeated="101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49]/[raw.$E549]" office:value-type="float" office:value="0.379874789409098" calcext:value-type="float">
            <text:p>0.3799</text:p>
          </table:table-cell>
          <table:table-cell table:number-columns-repeated="101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0]/[raw.$E550]" office:value-type="float" office:value="0.567245632170967" calcext:value-type="float">
            <text:p>0.5672</text:p>
          </table:table-cell>
          <table:table-cell table:number-columns-repeated="101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51]/[raw.$E551]" office:value-type="float" office:value="0.370946740806231" calcext:value-type="float">
            <text:p>0.3709</text:p>
          </table:table-cell>
          <table:table-cell table:number-columns-repeated="101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52]/[raw.$E552]" office:value-type="float" office:value="0.540970329205092" calcext:value-type="float">
            <text:p>0.5410</text:p>
          </table:table-cell>
          <table:table-cell table:number-columns-repeated="101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53]/[raw.$E553]" office:value-type="float" office:value="0.444215286460463" calcext:value-type="float">
            <text:p>0.4442</text:p>
          </table:table-cell>
          <table:table-cell table:number-columns-repeated="101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54]/[raw.$E554]" office:value-type="float" office:value="0.607353158944609" calcext:value-type="float">
            <text:p>0.6074</text:p>
          </table:table-cell>
          <table:table-cell table:number-columns-repeated="101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55]/[raw.$E555]" office:value-type="float" office:value="0.386243888235477" calcext:value-type="float">
            <text:p>0.3862</text:p>
          </table:table-cell>
          <table:table-cell table:number-columns-repeated="101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56]/[raw.$E556]" office:value-type="float" office:value="0.557540535239266" calcext:value-type="float">
            <text:p>0.5575</text:p>
          </table:table-cell>
          <table:table-cell table:number-columns-repeated="101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57]/[raw.$E557]" office:value-type="float" office:value="0.503467728827926" calcext:value-type="float">
            <text:p>0.5035</text:p>
          </table:table-cell>
          <table:table-cell table:number-columns-repeated="101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58]/[raw.$E558]" office:value-type="float" office:value="0.489098289157715" calcext:value-type="float">
            <text:p>0.4891</text:p>
          </table:table-cell>
          <table:table-cell table:number-columns-repeated="101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59]/[raw.$E559]" office:value-type="float" office:value="0.561853547715653" calcext:value-type="float">
            <text:p>0.5619</text:p>
          </table:table-cell>
          <table:table-cell table:number-columns-repeated="101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60]/[raw.$E560]" office:value-type="float" office:value="0.46260320364782" calcext:value-type="float">
            <text:p>0.4626</text:p>
          </table:table-cell>
          <table:table-cell table:number-columns-repeated="101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1]/[raw.$E561]" office:value-type="float" office:value="0.403790267335537" calcext:value-type="float">
            <text:p>0.4038</text:p>
          </table:table-cell>
          <table:table-cell table:number-columns-repeated="101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62]/[raw.$E562]" office:value-type="float" office:value="0.381632495694715" calcext:value-type="float">
            <text:p>0.3816</text:p>
          </table:table-cell>
          <table:table-cell table:number-columns-repeated="101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63]/[raw.$E563]" office:value-type="float" office:value="0.491323424921438" calcext:value-type="float">
            <text:p>0.4913</text:p>
          </table:table-cell>
          <table:table-cell table:number-columns-repeated="101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64]/[raw.$E564]" office:value-type="float" office:value="0.396687185462516" calcext:value-type="float">
            <text:p>0.3967</text:p>
          </table:table-cell>
          <table:table-cell table:number-columns-repeated="101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65]/[raw.$E565]" office:value-type="float" office:value="0.552675151365377" calcext:value-type="float">
            <text:p>0.5527</text:p>
          </table:table-cell>
          <table:table-cell table:number-columns-repeated="101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66]/[raw.$E566]" office:value-type="float" office:value="0.389178185001225" calcext:value-type="float">
            <text:p>0.3892</text:p>
          </table:table-cell>
          <table:table-cell table:number-columns-repeated="101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67]/[raw.$E567]" office:value-type="float" office:value="0.478362019270362" calcext:value-type="float">
            <text:p>0.4784</text:p>
          </table:table-cell>
          <table:table-cell table:number-columns-repeated="101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68]/[raw.$E568]" office:value-type="float" office:value="0.38177997816399" calcext:value-type="float">
            <text:p>0.3818</text:p>
          </table:table-cell>
          <table:table-cell table:number-columns-repeated="101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69]/[raw.$E569]" office:value-type="float" office:value="0.37686350909594" calcext:value-type="float">
            <text:p>0.3769</text:p>
          </table:table-cell>
          <table:table-cell table:number-columns-repeated="101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70]/[raw.$E570]" office:value-type="float" office:value="0.484067759240375" calcext:value-type="float">
            <text:p>0.4841</text:p>
          </table:table-cell>
          <table:table-cell table:number-columns-repeated="101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71]/[raw.$E571]" office:value-type="float" office:value="0.535764037616297" calcext:value-type="float">
            <text:p>0.5358</text:p>
          </table:table-cell>
          <table:table-cell table:number-columns-repeated="101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2]/[raw.$E572]" office:value-type="float" office:value="0.363894201788609" calcext:value-type="float">
            <text:p>0.3639</text:p>
          </table:table-cell>
          <table:table-cell table:number-columns-repeated="101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73]/[raw.$E573]" office:value-type="float" office:value="0.421604127460365" calcext:value-type="float">
            <text:p>0.4216</text:p>
          </table:table-cell>
          <table:table-cell table:number-columns-repeated="101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74]/[raw.$E574]" office:value-type="float" office:value="0.556612281708617" calcext:value-type="float">
            <text:p>0.5566</text:p>
          </table:table-cell>
          <table:table-cell table:number-columns-repeated="101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75]/[raw.$E575]" office:value-type="float" office:value="0.581733734113619" calcext:value-type="float">
            <text:p>0.5817</text:p>
          </table:table-cell>
          <table:table-cell table:number-columns-repeated="101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76]/[raw.$E576]" office:value-type="float" office:value="0.579069542134124" calcext:value-type="float">
            <text:p>0.5791</text:p>
          </table:table-cell>
          <table:table-cell table:number-columns-repeated="101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77]/[raw.$E577]" office:value-type="float" office:value="0.503096874350562" calcext:value-type="float">
            <text:p>0.5031</text:p>
          </table:table-cell>
          <table:table-cell table:number-columns-repeated="101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78]/[raw.$E578]" office:value-type="float" office:value="0.396233311799489" calcext:value-type="float">
            <text:p>0.3962</text:p>
          </table:table-cell>
          <table:table-cell table:number-columns-repeated="101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79]/[raw.$E579]" office:value-type="float" office:value="0.545446374034496" calcext:value-type="float">
            <text:p>0.5454</text:p>
          </table:table-cell>
          <table:table-cell table:number-columns-repeated="101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80]/[raw.$E580]" office:value-type="float" office:value="0.349114125285053" calcext:value-type="float">
            <text:p>0.3491</text:p>
          </table:table-cell>
          <table:table-cell table:number-columns-repeated="101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81]/[raw.$E581]" office:value-type="float" office:value="0.557858660160732" calcext:value-type="float">
            <text:p>0.5579</text:p>
          </table:table-cell>
          <table:table-cell table:number-columns-repeated="101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82]/[raw.$E582]" office:value-type="float" office:value="0.386882049030864" calcext:value-type="float">
            <text:p>0.3869</text:p>
          </table:table-cell>
          <table:table-cell table:number-columns-repeated="101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3]/[raw.$E583]" office:value-type="float" office:value="0.391437456906646" calcext:value-type="float">
            <text:p>0.3914</text:p>
          </table:table-cell>
          <table:table-cell table:number-columns-repeated="101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84]/[raw.$E584]" office:value-type="float" office:value="0.472330900512049" calcext:value-type="float">
            <text:p>0.4723</text:p>
          </table:table-cell>
          <table:table-cell table:number-columns-repeated="101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85]/[raw.$E585]" office:value-type="float" office:value="0.424771256987493" calcext:value-type="float">
            <text:p>0.4248</text:p>
          </table:table-cell>
          <table:table-cell table:number-columns-repeated="101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86]/[raw.$E586]" office:value-type="float" office:value="0.547318926953188" calcext:value-type="float">
            <text:p>0.5473</text:p>
          </table:table-cell>
          <table:table-cell table:number-columns-repeated="101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87]/[raw.$E587]" office:value-type="float" office:value="0.389291253477195" calcext:value-type="float">
            <text:p>0.3893</text:p>
          </table:table-cell>
          <table:table-cell table:number-columns-repeated="101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88]/[raw.$E588]" office:value-type="float" office:value="0.458455654276387" calcext:value-type="float">
            <text:p>0.4585</text:p>
          </table:table-cell>
          <table:table-cell table:number-columns-repeated="101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89]/[raw.$E589]" office:value-type="float" office:value="0.544401328159379" calcext:value-type="float">
            <text:p>0.5444</text:p>
          </table:table-cell>
          <table:table-cell table:number-columns-repeated="101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90]/[raw.$E590]" office:value-type="float" office:value="0.34834373486435" calcext:value-type="float">
            <text:p>0.3483</text:p>
          </table:table-cell>
          <table:table-cell table:number-columns-repeated="101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91]/[raw.$E591]" office:value-type="float" office:value="0.565651199608738" calcext:value-type="float">
            <text:p>0.5657</text:p>
          </table:table-cell>
          <table:table-cell table:number-columns-repeated="101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92]/[raw.$E592]" office:value-type="float" office:value="0.416364024185375" calcext:value-type="float">
            <text:p>0.4164</text:p>
          </table:table-cell>
          <table:table-cell table:number-columns-repeated="101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93]/[raw.$E593]" office:value-type="float" office:value="0.35900307773396" calcext:value-type="float">
            <text:p>0.3590</text:p>
          </table:table-cell>
          <table:table-cell table:number-columns-repeated="101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4]/[raw.$E594]" office:value-type="float" office:value="0.502096975140523" calcext:value-type="float">
            <text:p>0.5021</text:p>
          </table:table-cell>
          <table:table-cell table:number-columns-repeated="101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595]/[raw.$E595]" office:value-type="float" office:value="0.38492699050366" calcext:value-type="float">
            <text:p>0.3849</text:p>
          </table:table-cell>
          <table:table-cell table:number-columns-repeated="101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596]/[raw.$E596]" office:value-type="float" office:value="0.389925059927289" calcext:value-type="float">
            <text:p>0.3899</text:p>
          </table:table-cell>
          <table:table-cell table:number-columns-repeated="101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597]/[raw.$E597]" office:value-type="float" office:value="0.330164771643927" calcext:value-type="float">
            <text:p>0.3302</text:p>
          </table:table-cell>
          <table:table-cell table:number-columns-repeated="101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598]/[raw.$E598]" office:value-type="float" office:value="0.392589815002991" calcext:value-type="float">
            <text:p>0.3926</text:p>
          </table:table-cell>
          <table:table-cell table:number-columns-repeated="101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599]/[raw.$E599]" office:value-type="float" office:value="0.533615066169863" calcext:value-type="float">
            <text:p>0.5336</text:p>
          </table:table-cell>
          <table:table-cell table:number-columns-repeated="101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0]/[raw.$E600]" office:value-type="float" office:value="0.609334426838181" calcext:value-type="float">
            <text:p>0.6093</text:p>
          </table:table-cell>
          <table:table-cell table:number-columns-repeated="101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01]/[raw.$E601]" office:value-type="float" office:value="0.61078932136867" calcext:value-type="float">
            <text:p>0.6108</text:p>
          </table:table-cell>
          <table:table-cell table:number-columns-repeated="101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02]/[raw.$E602]" office:value-type="float" office:value="0.463107188287276" calcext:value-type="float">
            <text:p>0.4631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03]/[raw.$E603]" office:value-type="float" office:value="0.453897811843201" calcext:value-type="float">
            <text:p>0.4539</text:p>
          </table:table-cell>
          <table:table-cell table:number-columns-repeated="101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04]/[raw.$E604]" office:value-type="float" office:value="0.512633701774034" calcext:value-type="float">
            <text:p>0.5126</text:p>
          </table:table-cell>
          <table:table-cell table:number-columns-repeated="101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05]/[raw.$E605]" office:value-type="float" office:value="0.488463261464947" calcext:value-type="float">
            <text:p>0.4885</text:p>
          </table:table-cell>
          <table:table-cell table:number-columns-repeated="101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06]/[raw.$E606]" office:value-type="float" office:value="0.463953316849765" calcext:value-type="float">
            <text:p>0.4640</text:p>
          </table:table-cell>
          <table:table-cell table:number-columns-repeated="101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07]/[raw.$E607]" office:value-type="float" office:value="0.393832986116712" calcext:value-type="float">
            <text:p>0.3938</text:p>
          </table:table-cell>
          <table:table-cell table:number-columns-repeated="101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08]/[raw.$E608]" office:value-type="float" office:value="0.44846304382555" calcext:value-type="float">
            <text:p>0.4485</text:p>
          </table:table-cell>
          <table:table-cell table:number-columns-repeated="101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09]/[raw.$E609]" office:value-type="float" office:value="0.389999391119478" calcext:value-type="float">
            <text:p>0.3900</text:p>
          </table:table-cell>
          <table:table-cell table:number-columns-repeated="101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10]/[raw.$E610]" office:value-type="float" office:value="0.4763794534133" calcext:value-type="float">
            <text:p>0.4764</text:p>
          </table:table-cell>
          <table:table-cell table:number-columns-repeated="101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1]/[raw.$E611]" office:value-type="float" office:value="0.407740400722527" calcext:value-type="float">
            <text:p>0.4077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12]/[raw.$E612]" office:value-type="float" office:value="0.412497852180957" calcext:value-type="float">
            <text:p>0.4125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13]/[raw.$E613]" office:value-type="float" office:value="0.414228293129226" calcext:value-type="float">
            <text:p>0.4142</text:p>
          </table:table-cell>
          <table:table-cell table:number-columns-repeated="101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14]/[raw.$E614]" office:value-type="float" office:value="0.498690749185326" calcext:value-type="float">
            <text:p>0.4987</text:p>
          </table:table-cell>
          <table:table-cell table:number-columns-repeated="101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15]/[raw.$E615]" office:value-type="float" office:value="0.504067400963151" calcext:value-type="float">
            <text:p>0.5041</text:p>
          </table:table-cell>
          <table:table-cell table:number-columns-repeated="101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16]/[raw.$E616]" office:value-type="float" office:value="0.343322590992414" calcext:value-type="float">
            <text:p>0.3433</text:p>
          </table:table-cell>
          <table:table-cell table:number-columns-repeated="101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17]/[raw.$E617]" office:value-type="float" office:value="0.384088010618209" calcext:value-type="float">
            <text:p>0.3841</text:p>
          </table:table-cell>
          <table:table-cell table:number-columns-repeated="101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18]/[raw.$E618]" office:value-type="float" office:value="0.605929814632016" calcext:value-type="float">
            <text:p>0.6059</text:p>
          </table:table-cell>
          <table:table-cell table:number-columns-repeated="101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19]/[raw.$E619]" office:value-type="float" office:value="0.544294363065546" calcext:value-type="float">
            <text:p>0.5443</text:p>
          </table:table-cell>
          <table:table-cell table:number-columns-repeated="1019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20]/[raw.$E620]" office:value-type="float" office:value="0.398458235515104" calcext:value-type="float">
            <text:p>0.3985</text:p>
          </table:table-cell>
          <table:table-cell table:number-columns-repeated="101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21]/[raw.$E621]" office:value-type="float" office:value="0.488179736111393" calcext:value-type="float">
            <text:p>0.4882</text:p>
          </table:table-cell>
          <table:table-cell table:number-columns-repeated="101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2]/[raw.$E622]" office:value-type="float" office:value="0.564353871352209" calcext:value-type="float">
            <text:p>0.5644</text:p>
          </table:table-cell>
          <table:table-cell table:number-columns-repeated="101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23]/[raw.$E623]" office:value-type="float" office:value="0.521060482407464" calcext:value-type="float">
            <text:p>0.5211</text:p>
          </table:table-cell>
          <table:table-cell table:number-columns-repeated="1019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24]/[raw.$E624]" office:value-type="float" office:value="0.374772895216218" calcext:value-type="float">
            <text:p>0.3748</text:p>
          </table:table-cell>
          <table:table-cell table:number-columns-repeated="1019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25]/[raw.$E625]" office:value-type="float" office:value="0.374694285001248" calcext:value-type="float">
            <text:p>0.3747</text:p>
          </table:table-cell>
          <table:table-cell table:number-columns-repeated="101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26]/[raw.$E626]" office:value-type="float" office:value="0.544731459271186" calcext:value-type="float">
            <text:p>0.5447</text:p>
          </table:table-cell>
          <table:table-cell table:number-columns-repeated="1019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27]/[raw.$E627]" office:value-type="float" office:value="0.360679829495976" calcext:value-type="float">
            <text:p>0.3607</text:p>
          </table:table-cell>
          <table:table-cell table:number-columns-repeated="10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28]/[raw.$E628]" office:value-type="float" office:value="0.366230551217537" calcext:value-type="float">
            <text:p>0.3662</text:p>
          </table:table-cell>
          <table:table-cell table:number-columns-repeated="1019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29]/[raw.$E629]" office:value-type="float" office:value="0.420404730968659" calcext:value-type="float">
            <text:p>0.4204</text:p>
          </table:table-cell>
          <table:table-cell table:number-columns-repeated="1019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30]/[raw.$E630]" office:value-type="float" office:value="0.489345289041866" calcext:value-type="float">
            <text:p>0.4893</text:p>
          </table:table-cell>
          <table:table-cell table:number-columns-repeated="1019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31]/[raw.$E631]" office:value-type="float" office:value="0.479687388534075" calcext:value-type="float">
            <text:p>0.4797</text:p>
          </table:table-cell>
          <table:table-cell table:number-columns-repeated="1019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32]/[raw.$E632]" office:value-type="float" office:value="0.389053082761449" calcext:value-type="float">
            <text:p>0.3891</text:p>
          </table:table-cell>
          <table:table-cell table:number-columns-repeated="1019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3]/[raw.$E633]" office:value-type="float" office:value="0.474888459618155" calcext:value-type="float">
            <text:p>0.4749</text:p>
          </table:table-cell>
          <table:table-cell table:number-columns-repeated="1019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34]/[raw.$E634]" office:value-type="float" office:value="0.531171177341884" calcext:value-type="float">
            <text:p>0.5312</text:p>
          </table:table-cell>
          <table:table-cell table:number-columns-repeated="1019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35]/[raw.$E635]" office:value-type="float" office:value="0.529557791536586" calcext:value-type="float">
            <text:p>0.5296</text:p>
          </table:table-cell>
          <table:table-cell table:number-columns-repeated="1019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36]/[raw.$E636]" office:value-type="float" office:value="0.395768234324159" calcext:value-type="float">
            <text:p>0.3958</text:p>
          </table:table-cell>
          <table:table-cell table:number-columns-repeated="101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37]/[raw.$E637]" office:value-type="float" office:value="0.358974358974359" calcext:value-type="float">
            <text:p>0.3590</text:p>
          </table:table-cell>
          <table:table-cell table:number-columns-repeated="1019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38]/[raw.$E638]" office:value-type="float" office:value="0.372049885381396" calcext:value-type="float">
            <text:p>0.3720</text:p>
          </table:table-cell>
          <table:table-cell table:number-columns-repeated="1019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39]/[raw.$E639]" office:value-type="float" office:value="0.40835905629062" calcext:value-type="float">
            <text:p>0.4084</text:p>
          </table:table-cell>
          <table:table-cell table:number-columns-repeated="1019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40]/[raw.$E640]" office:value-type="float" office:value="0.474437570254243" calcext:value-type="float">
            <text:p>0.4744</text:p>
          </table:table-cell>
          <table:table-cell table:number-columns-repeated="101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41]/[raw.$E641]" office:value-type="float" office:value="0.389140732900494" calcext:value-type="float">
            <text:p>0.3891</text:p>
          </table:table-cell>
          <table:table-cell table:number-columns-repeated="1019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42]/[raw.$E642]" office:value-type="float" office:value="0.568790088009213" calcext:value-type="float">
            <text:p>0.5688</text:p>
          </table:table-cell>
          <table:table-cell table:number-columns-repeated="101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43]/[raw.$E643]" office:value-type="float" office:value="0.477208545050568" calcext:value-type="float">
            <text:p>0.4772</text:p>
          </table:table-cell>
          <table:table-cell table:number-columns-repeated="1019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4]/[raw.$E644]" office:value-type="float" office:value="0.364306154155355" calcext:value-type="float">
            <text:p>0.3643</text:p>
          </table:table-cell>
          <table:table-cell table:number-columns-repeated="1019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45]/[raw.$E645]" office:value-type="float" office:value="0.372191159673667" calcext:value-type="float">
            <text:p>0.3722</text:p>
          </table:table-cell>
          <table:table-cell table:number-columns-repeated="1019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46]/[raw.$E646]" office:value-type="float" office:value="0.400483927405223" calcext:value-type="float">
            <text:p>0.4005</text:p>
          </table:table-cell>
          <table:table-cell table:number-columns-repeated="1019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47]/[raw.$E647]" office:value-type="float" office:value="0.48605088706951" calcext:value-type="float">
            <text:p>0.4861</text:p>
          </table:table-cell>
          <table:table-cell table:number-columns-repeated="1019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48]/[raw.$E648]" office:value-type="float" office:value="0.38252239601229" calcext:value-type="float">
            <text:p>0.3825</text:p>
          </table:table-cell>
          <table:table-cell table:number-columns-repeated="101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49]/[raw.$E649]" office:value-type="float" office:value="0.471544590925973" calcext:value-type="float">
            <text:p>0.4715</text:p>
          </table:table-cell>
          <table:table-cell table:number-columns-repeated="1019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0]/[raw.$E650]" office:value-type="float" office:value="0.579248191120435" calcext:value-type="float">
            <text:p>0.5792</text:p>
          </table:table-cell>
          <table:table-cell table:number-columns-repeated="101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51]/[raw.$E651]" office:value-type="float" office:value="0.349052250699139" calcext:value-type="float">
            <text:p>0.3491</text:p>
          </table:table-cell>
          <table:table-cell table:number-columns-repeated="1019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52]/[raw.$E652]" office:value-type="float" office:value="0.383358033760239" calcext:value-type="float">
            <text:p>0.3834</text:p>
          </table:table-cell>
          <table:table-cell table:number-columns-repeated="101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53]/[raw.$E653]" office:value-type="float" office:value="0.381891145247352" calcext:value-type="float">
            <text:p>0.3819</text:p>
          </table:table-cell>
          <table:table-cell table:number-columns-repeated="101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54]/[raw.$E654]" office:value-type="float" office:value="0.3961675938617" calcext:value-type="float">
            <text:p>0.3962</text:p>
          </table:table-cell>
          <table:table-cell table:number-columns-repeated="1019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55]/[raw.$E655]" office:value-type="float" office:value="0.392423054615448" calcext:value-type="float">
            <text:p>0.3924</text:p>
          </table:table-cell>
          <table:table-cell table:number-columns-repeated="1019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56]/[raw.$E656]" office:value-type="float" office:value="0.369150288572184" calcext:value-type="float">
            <text:p>0.3692</text:p>
          </table:table-cell>
          <table:table-cell table:number-columns-repeated="101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57]/[raw.$E657]" office:value-type="float" office:value="0.515291292678952" calcext:value-type="float">
            <text:p>0.5153</text:p>
          </table:table-cell>
          <table:table-cell table:number-columns-repeated="1019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58]/[raw.$E658]" office:value-type="float" office:value="0.509364341703732" calcext:value-type="float">
            <text:p>0.5094</text:p>
          </table:table-cell>
          <table:table-cell table:number-columns-repeated="1019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59]/[raw.$E659]" office:value-type="float" office:value="0.598071137632625" calcext:value-type="float">
            <text:p>0.5981</text:p>
          </table:table-cell>
          <table:table-cell table:number-columns-repeated="1019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60]/[raw.$E660]" office:value-type="float" office:value="0.381588365458877" calcext:value-type="float">
            <text:p>0.3816</text:p>
          </table:table-cell>
          <table:table-cell table:number-columns-repeated="10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1]/[raw.$E661]" office:value-type="float" office:value="0.394941065323016" calcext:value-type="float">
            <text:p>0.3949</text:p>
          </table:table-cell>
          <table:table-cell table:number-columns-repeated="101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62]/[raw.$E662]" office:value-type="float" office:value="0.355891817938147" calcext:value-type="float">
            <text:p>0.3559</text:p>
          </table:table-cell>
          <table:table-cell table:number-columns-repeated="101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63]/[raw.$E663]" office:value-type="float" office:value="0.478610423437009" calcext:value-type="float">
            <text:p>0.4786</text:p>
          </table:table-cell>
          <table:table-cell table:number-columns-repeated="1019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64]/[raw.$E664]" office:value-type="float" office:value="0.642978722457453" calcext:value-type="float">
            <text:p>0.6430</text:p>
          </table:table-cell>
          <table:table-cell table:number-columns-repeated="1019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65]/[raw.$E665]" office:value-type="float" office:value="0.498155277510427" calcext:value-type="float">
            <text:p>0.4982</text:p>
          </table:table-cell>
          <table:table-cell table:number-columns-repeated="1019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66]/[raw.$E666]" office:value-type="float" office:value="0.357089841670596" calcext:value-type="float">
            <text:p>0.3571</text:p>
          </table:table-cell>
          <table:table-cell table:number-columns-repeated="1019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67]/[raw.$E667]" office:value-type="float" office:value="0.34386274375085" calcext:value-type="float">
            <text:p>0.3439</text:p>
          </table:table-cell>
          <table:table-cell table:number-columns-repeated="101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68]/[raw.$E668]" office:value-type="float" office:value="0.497857887996317" calcext:value-type="float">
            <text:p>0.4979</text:p>
          </table:table-cell>
          <table:table-cell table:number-columns-repeated="101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69]/[raw.$E669]" office:value-type="float" office:value="0.579619197033445" calcext:value-type="float">
            <text:p>0.5796</text:p>
          </table:table-cell>
          <table:table-cell table:number-columns-repeated="101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70]/[raw.$E670]" office:value-type="float" office:value="0.500523126704059" calcext:value-type="float">
            <text:p>0.5005</text:p>
          </table:table-cell>
          <table:table-cell table:number-columns-repeated="1019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71]/[raw.$E671]" office:value-type="float" office:value="0.532874281933003" calcext:value-type="float">
            <text:p>0.5329</text:p>
          </table:table-cell>
          <table:table-cell table:number-columns-repeated="1019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2]/[raw.$E672]" office:value-type="float" office:value="0.548259993447271" calcext:value-type="float">
            <text:p>0.5483</text:p>
          </table:table-cell>
          <table:table-cell table:number-columns-repeated="101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73]/[raw.$E673]" office:value-type="float" office:value="0.418341696877566" calcext:value-type="float">
            <text:p>0.4183</text:p>
          </table:table-cell>
          <table:table-cell table:number-columns-repeated="1019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74]/[raw.$E674]" office:value-type="float" office:value="0.381434806311991" calcext:value-type="float">
            <text:p>0.3814</text:p>
          </table:table-cell>
          <table:table-cell table:number-columns-repeated="1019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75]/[raw.$E675]" office:value-type="float" office:value="0.558699439600495" calcext:value-type="float">
            <text:p>0.5587</text:p>
          </table:table-cell>
          <table:table-cell table:number-columns-repeated="1019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76]/[raw.$E676]" office:value-type="float" office:value="0.397268357519751" calcext:value-type="float">
            <text:p>0.3973</text:p>
          </table:table-cell>
          <table:table-cell table:number-columns-repeated="1019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77]/[raw.$E677]" office:value-type="float" office:value="0.472382301628855" calcext:value-type="float">
            <text:p>0.4724</text:p>
          </table:table-cell>
          <table:table-cell table:number-columns-repeated="10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78]/[raw.$E678]" office:value-type="float" office:value="0.449423478783126" calcext:value-type="float">
            <text:p>0.4494</text:p>
          </table:table-cell>
          <table:table-cell table:number-columns-repeated="1019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79]/[raw.$E679]" office:value-type="float" office:value="0.470746346750383" calcext:value-type="float">
            <text:p>0.4707</text:p>
          </table:table-cell>
          <table:table-cell table:number-columns-repeated="1019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80]/[raw.$E680]" office:value-type="float" office:value="0.399123063346327" calcext:value-type="float">
            <text:p>0.3991</text:p>
          </table:table-cell>
          <table:table-cell table:number-columns-repeated="1019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81]/[raw.$E681]" office:value-type="float" office:value="0.373721334534881" calcext:value-type="float">
            <text:p>0.3737</text:p>
          </table:table-cell>
          <table:table-cell table:number-columns-repeated="1019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82]/[raw.$E682]" office:value-type="float" office:value="0.554290265773082" calcext:value-type="float">
            <text:p>0.5543</text:p>
          </table:table-cell>
          <table:table-cell table:number-columns-repeated="101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3]/[raw.$E683]" office:value-type="float" office:value="0.397009328993072" calcext:value-type="float">
            <text:p>0.3970</text:p>
          </table:table-cell>
          <table:table-cell table:number-columns-repeated="101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84]/[raw.$E684]" office:value-type="float" office:value="0.410995118981791" calcext:value-type="float">
            <text:p>0.4110</text:p>
          </table:table-cell>
          <table:table-cell table:number-columns-repeated="1019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85]/[raw.$E685]" office:value-type="float" office:value="0.3968038675888" calcext:value-type="float">
            <text:p>0.3968</text:p>
          </table:table-cell>
          <table:table-cell table:number-columns-repeated="1019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86]/[raw.$E686]" office:value-type="float" office:value="0.387647432064401" calcext:value-type="float">
            <text:p>0.3876</text:p>
          </table:table-cell>
          <table:table-cell table:number-columns-repeated="1019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87]/[raw.$E687]" office:value-type="float" office:value="0.540388035638885" calcext:value-type="float">
            <text:p>0.5404</text:p>
          </table:table-cell>
          <table:table-cell table:number-columns-repeated="1019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88]/[raw.$E688]" office:value-type="float" office:value="0.378747730403535" calcext:value-type="float">
            <text:p>0.3787</text:p>
          </table:table-cell>
          <table:table-cell table:number-columns-repeated="101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89]/[raw.$E689]" office:value-type="float" office:value="0.407937847635388" calcext:value-type="float">
            <text:p>0.4079</text:p>
          </table:table-cell>
          <table:table-cell table:number-columns-repeated="101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90]/[raw.$E690]" office:value-type="float" office:value="0.60716935612354" calcext:value-type="float">
            <text:p>0.6072</text:p>
          </table:table-cell>
          <table:table-cell table:number-columns-repeated="101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91]/[raw.$E691]" office:value-type="float" office:value="0.46701321643312" calcext:value-type="float">
            <text:p>0.4670</text:p>
          </table:table-cell>
          <table:table-cell table:number-columns-repeated="1019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92]/[raw.$E692]" office:value-type="float" office:value="0.377659359034444" calcext:value-type="float">
            <text:p>0.3777</text:p>
          </table:table-cell>
          <table:table-cell table:number-columns-repeated="1019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93]/[raw.$E693]" office:value-type="float" office:value="0.454124230987954" calcext:value-type="float">
            <text:p>0.4541</text:p>
          </table:table-cell>
          <table:table-cell table:number-columns-repeated="101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4]/[raw.$E694]" office:value-type="float" office:value="0.447772983747862" calcext:value-type="float">
            <text:p>0.4478</text:p>
          </table:table-cell>
          <table:table-cell table:number-columns-repeated="101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695]/[raw.$E695]" office:value-type="float" office:value="0.377337211453696" calcext:value-type="float">
            <text:p>0.3773</text:p>
          </table:table-cell>
          <table:table-cell table:number-columns-repeated="1019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696]/[raw.$E696]" office:value-type="float" office:value="0.540793816139176" calcext:value-type="float">
            <text:p>0.5408</text:p>
          </table:table-cell>
          <table:table-cell table:number-columns-repeated="1019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697]/[raw.$E697]" office:value-type="float" office:value="0.381218735463556" calcext:value-type="float">
            <text:p>0.3812</text:p>
          </table:table-cell>
          <table:table-cell table:number-columns-repeated="1019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698]/[raw.$E698]" office:value-type="float" office:value="0.392828501097138" calcext:value-type="float">
            <text:p>0.3928</text:p>
          </table:table-cell>
          <table:table-cell table:number-columns-repeated="1019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699]/[raw.$E699]" office:value-type="float" office:value="0.335225622443684" calcext:value-type="float">
            <text:p>0.3352</text:p>
          </table:table-cell>
          <table:table-cell table:number-columns-repeated="1019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0]/[raw.$E700]" office:value-type="float" office:value="0.37254511494044" calcext:value-type="float">
            <text:p>0.3725</text:p>
          </table:table-cell>
          <table:table-cell table:number-columns-repeated="1019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01]/[raw.$E701]" office:value-type="float" office:value="0.457233079079423" calcext:value-type="float">
            <text:p>0.4572</text:p>
          </table:table-cell>
          <table:table-cell table:number-columns-repeated="1019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02]/[raw.$E702]" office:value-type="float" office:value="0.377929714586858" calcext:value-type="float">
            <text:p>0.3779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03]/[raw.$E703]" office:value-type="float" office:value="0.508859048416157" calcext:value-type="float">
            <text:p>0.5089</text:p>
          </table:table-cell>
          <table:table-cell table:number-columns-repeated="101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04]/[raw.$E704]" office:value-type="float" office:value="0.518581426213518" calcext:value-type="float">
            <text:p>0.5186</text:p>
          </table:table-cell>
          <table:table-cell table:number-columns-repeated="1019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05]/[raw.$E705]" office:value-type="float" office:value="0.452679496543407" calcext:value-type="float">
            <text:p>0.4527</text:p>
          </table:table-cell>
          <table:table-cell table:number-columns-repeated="101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06]/[raw.$E706]" office:value-type="float" office:value="0.542342090265876" calcext:value-type="float">
            <text:p>0.5423</text:p>
          </table:table-cell>
          <table:table-cell table:number-columns-repeated="1019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07]/[raw.$E707]" office:value-type="float" office:value="0.387116701887568" calcext:value-type="float">
            <text:p>0.3871</text:p>
          </table:table-cell>
          <table:table-cell table:number-columns-repeated="1019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08]/[raw.$E708]" office:value-type="float" office:value="0.562668459338276" calcext:value-type="float">
            <text:p>0.5627</text:p>
          </table:table-cell>
          <table:table-cell table:number-columns-repeated="1019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09]/[raw.$E709]" office:value-type="float" office:value="0.553469886005166" calcext:value-type="float">
            <text:p>0.5535</text:p>
          </table:table-cell>
          <table:table-cell table:number-columns-repeated="1019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10]/[raw.$E710]" office:value-type="float" office:value="0.533777881257276" calcext:value-type="float">
            <text:p>0.5338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1]/[raw.$E711]" office:value-type="float" office:value="0.554424190435342" calcext:value-type="float">
            <text:p>0.5544</text:p>
          </table:table-cell>
          <table:table-cell table:number-columns-repeated="101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12]/[raw.$E712]" office:value-type="float" office:value="0.393915928119228" calcext:value-type="float">
            <text:p>0.3939</text:p>
          </table:table-cell>
          <table:table-cell table:number-columns-repeated="101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13]/[raw.$E713]" office:value-type="float" office:value="0.502518791807461" calcext:value-type="float">
            <text:p>0.5025</text:p>
          </table:table-cell>
          <table:table-cell table:number-columns-repeated="101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14]/[raw.$E714]" office:value-type="float" office:value="0.352995519363172" calcext:value-type="float">
            <text:p>0.3530</text:p>
          </table:table-cell>
          <table:table-cell table:number-columns-repeated="1019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15]/[raw.$E715]" office:value-type="float" office:value="0.5856729821921" calcext:value-type="float">
            <text:p>0.5857</text:p>
          </table:table-cell>
          <table:table-cell table:number-columns-repeated="1019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16]/[raw.$E716]" office:value-type="float" office:value="0.396648587567484" calcext:value-type="float">
            <text:p>0.3966</text:p>
          </table:table-cell>
          <table:table-cell table:number-columns-repeated="101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17]/[raw.$E717]" office:value-type="float" office:value="0.339983643941958" calcext:value-type="float">
            <text:p>0.3400</text:p>
          </table:table-cell>
          <table:table-cell table:number-columns-repeated="1019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18]/[raw.$E718]" office:value-type="float" office:value="0.55744081751425" calcext:value-type="float">
            <text:p>0.5574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19]/[raw.$E719]" office:value-type="float" office:value="0.401698929757621" calcext:value-type="float">
            <text:p>0.4017</text:p>
          </table:table-cell>
          <table:table-cell table:number-columns-repeated="1019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20]/[raw.$E720]" office:value-type="float" office:value="0.557937821384243" calcext:value-type="float">
            <text:p>0.5579</text:p>
          </table:table-cell>
          <table:table-cell table:number-columns-repeated="1019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21]/[raw.$E721]" office:value-type="float" office:value="0.437024004510262" calcext:value-type="float">
            <text:p>0.4370</text:p>
          </table:table-cell>
          <table:table-cell table:number-columns-repeated="1019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2]/[raw.$E722]" office:value-type="float" office:value="0.357967814609753" calcext:value-type="float">
            <text:p>0.3580</text:p>
          </table:table-cell>
          <table:table-cell table:number-columns-repeated="101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23]/[raw.$E723]" office:value-type="float" office:value="0.39604161960617" calcext:value-type="float">
            <text:p>0.3960</text:p>
          </table:table-cell>
          <table:table-cell table:number-columns-repeated="1019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24]/[raw.$E724]" office:value-type="float" office:value="0.536786327401288" calcext:value-type="float">
            <text:p>0.5368</text:p>
          </table:table-cell>
          <table:table-cell table:number-columns-repeated="1019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25]/[raw.$E725]" office:value-type="float" office:value="0.500104572854746" calcext:value-type="float">
            <text:p>0.5001</text:p>
          </table:table-cell>
          <table:table-cell table:number-columns-repeated="1019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26]/[raw.$E726]" office:value-type="float" office:value="0.461096519738652" calcext:value-type="float">
            <text:p>0.4611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27]/[raw.$E727]" office:value-type="float" office:value="0.386383119024069" calcext:value-type="float">
            <text:p>0.3864</text:p>
          </table:table-cell>
          <table:table-cell table:number-columns-repeated="10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28]/[raw.$E728]" office:value-type="float" office:value="0.391023095230503" calcext:value-type="float">
            <text:p>0.3910</text:p>
          </table:table-cell>
          <table:table-cell table:number-columns-repeated="1019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29]/[raw.$E729]" office:value-type="float" office:value="0.379355165568964" calcext:value-type="float">
            <text:p>0.3794</text:p>
          </table:table-cell>
          <table:table-cell table:number-columns-repeated="1019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30]/[raw.$E730]" office:value-type="float" office:value="0.640738233348207" calcext:value-type="float">
            <text:p>0.6407</text:p>
          </table:table-cell>
          <table:table-cell table:number-columns-repeated="1019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31]/[raw.$E731]" office:value-type="float" office:value="0.510444059436537" calcext:value-type="float">
            <text:p>0.5104</text:p>
          </table:table-cell>
          <table:table-cell table:number-columns-repeated="101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32]/[raw.$E732]" office:value-type="float" office:value="0.537921230218092" calcext:value-type="float">
            <text:p>0.5379</text:p>
          </table:table-cell>
          <table:table-cell table:number-columns-repeated="101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3]/[raw.$E733]" office:value-type="float" office:value="0.476147056614386" calcext:value-type="float">
            <text:p>0.4761</text:p>
          </table:table-cell>
          <table:table-cell table:number-columns-repeated="101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34]/[raw.$E734]" office:value-type="float" office:value="0.558393984478668" calcext:value-type="float">
            <text:p>0.5584</text:p>
          </table:table-cell>
          <table:table-cell table:number-columns-repeated="1019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35]/[raw.$E735]" office:value-type="float" office:value="0.386499428208706" calcext:value-type="float">
            <text:p>0.3865</text:p>
          </table:table-cell>
          <table:table-cell table:number-columns-repeated="1019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36]/[raw.$E736]" office:value-type="float" office:value="0.594029207113563" calcext:value-type="float">
            <text:p>0.5940</text:p>
          </table:table-cell>
          <table:table-cell table:number-columns-repeated="1019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37]/[raw.$E737]" office:value-type="float" office:value="0.511062712593209" calcext:value-type="float">
            <text:p>0.5111</text:p>
          </table:table-cell>
          <table:table-cell table:number-columns-repeated="1019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38]/[raw.$E738]" office:value-type="float" office:value="0.387006624438949" calcext:value-type="float">
            <text:p>0.3870</text:p>
          </table:table-cell>
          <table:table-cell table:number-columns-repeated="1019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39]/[raw.$E739]" office:value-type="float" office:value="0.38245664133526" calcext:value-type="float">
            <text:p>0.3825</text:p>
          </table:table-cell>
          <table:table-cell table:number-columns-repeated="1019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40]/[raw.$E740]" office:value-type="float" office:value="0.450619292996545" calcext:value-type="float">
            <text:p>0.4506</text:p>
          </table:table-cell>
          <table:table-cell table:number-columns-repeated="1019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41]/[raw.$E741]" office:value-type="float" office:value="0.400410708352167" calcext:value-type="float">
            <text:p>0.4004</text:p>
          </table:table-cell>
          <table:table-cell table:number-columns-repeated="1019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42]/[raw.$E742]" office:value-type="float" office:value="0.460826765417443" calcext:value-type="float">
            <text:p>0.4608</text:p>
          </table:table-cell>
          <table:table-cell table:number-columns-repeated="101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43]/[raw.$E743]" office:value-type="float" office:value="0.40330381649268" calcext:value-type="float">
            <text:p>0.4033</text:p>
          </table:table-cell>
          <table:table-cell table:number-columns-repeated="1019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4]/[raw.$E744]" office:value-type="float" office:value="0.576189999571043" calcext:value-type="float">
            <text:p>0.5762</text:p>
          </table:table-cell>
          <table:table-cell table:number-columns-repeated="101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45]/[raw.$E745]" office:value-type="float" office:value="0.537798784710674" calcext:value-type="float">
            <text:p>0.5378</text:p>
          </table:table-cell>
          <table:table-cell table:number-columns-repeated="1019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46]/[raw.$E746]" office:value-type="float" office:value="0.479570067879249" calcext:value-type="float">
            <text:p>0.4796</text:p>
          </table:table-cell>
          <table:table-cell table:number-columns-repeated="1019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47]/[raw.$E747]" office:value-type="float" office:value="0.366059414020682" calcext:value-type="float">
            <text:p>0.3661</text:p>
          </table:table-cell>
          <table:table-cell table:number-columns-repeated="1019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48]/[raw.$E748]" office:value-type="float" office:value="0.426563159411462" calcext:value-type="float">
            <text:p>0.4266</text:p>
          </table:table-cell>
          <table:table-cell table:number-columns-repeated="1019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49]/[raw.$E749]" office:value-type="float" office:value="0.361177197208326" calcext:value-type="float">
            <text:p>0.3612</text:p>
          </table:table-cell>
          <table:table-cell table:number-columns-repeated="1019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0]/[raw.$E750]" office:value-type="float" office:value="0.378560071869047" calcext:value-type="float">
            <text:p>0.3786</text:p>
          </table:table-cell>
          <table:table-cell table:number-columns-repeated="1019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51]/[raw.$E751]" office:value-type="float" office:value="0.3704966669013" calcext:value-type="float">
            <text:p>0.3705</text:p>
          </table:table-cell>
          <table:table-cell table:number-columns-repeated="101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52]/[raw.$E752]" office:value-type="float" office:value="0.578252430861287" calcext:value-type="float">
            <text:p>0.5783</text:p>
          </table:table-cell>
          <table:table-cell table:number-columns-repeated="1019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53]/[raw.$E753]" office:value-type="float" office:value="0.365151953064857" calcext:value-type="float">
            <text:p>0.3652</text:p>
          </table:table-cell>
          <table:table-cell table:number-columns-repeated="101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54]/[raw.$E754]" office:value-type="float" office:value="0.544894357237226" calcext:value-type="float">
            <text:p>0.5449</text:p>
          </table:table-cell>
          <table:table-cell table:number-columns-repeated="1019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55]/[raw.$E755]" office:value-type="float" office:value="0.454632507016444" calcext:value-type="float">
            <text:p>0.4546</text:p>
          </table:table-cell>
          <table:table-cell table:number-columns-repeated="101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56]/[raw.$E756]" office:value-type="float" office:value="0.399623497288887" calcext:value-type="float">
            <text:p>0.3996</text:p>
          </table:table-cell>
          <table:table-cell table:number-columns-repeated="1019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57]/[raw.$E757]" office:value-type="float" office:value="0.504286035953479" calcext:value-type="float">
            <text:p>0.5043</text:p>
          </table:table-cell>
          <table:table-cell table:number-columns-repeated="1019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58]/[raw.$E758]" office:value-type="float" office:value="0.395659959431945" calcext:value-type="float">
            <text:p>0.3957</text:p>
          </table:table-cell>
          <table:table-cell table:number-columns-repeated="1019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59]/[raw.$E759]" office:value-type="float" office:value="0.434496585426978" calcext:value-type="float">
            <text:p>0.4345</text:p>
          </table:table-cell>
          <table:table-cell table:number-columns-repeated="1019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60]/[raw.$E760]" office:value-type="float" office:value="0.371865633624098" calcext:value-type="float">
            <text:p>0.3719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1]/[raw.$E761]" office:value-type="float" office:value="0.389443361484186" calcext:value-type="float">
            <text:p>0.3894</text:p>
          </table:table-cell>
          <table:table-cell table:number-columns-repeated="1019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62]/[raw.$E762]" office:value-type="float" office:value="0.450721898934149" calcext:value-type="float">
            <text:p>0.4507</text:p>
          </table:table-cell>
          <table:table-cell table:number-columns-repeated="101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63]/[raw.$E763]" office:value-type="float" office:value="0.560737666941966" calcext:value-type="float">
            <text:p>0.5607</text:p>
          </table:table-cell>
          <table:table-cell table:number-columns-repeated="101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64]/[raw.$E764]" office:value-type="float" office:value="0.537969631297199" calcext:value-type="float">
            <text:p>0.5380</text:p>
          </table:table-cell>
          <table:table-cell table:number-columns-repeated="1019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65]/[raw.$E765]" office:value-type="float" office:value="0.54033011319473" calcext:value-type="float">
            <text:p>0.5403</text:p>
          </table:table-cell>
          <table:table-cell table:number-columns-repeated="1019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66]/[raw.$E766]" office:value-type="float" office:value="0.373404370095283" calcext:value-type="float">
            <text:p>0.3734</text:p>
          </table:table-cell>
          <table:table-cell table:number-columns-repeated="101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67]/[raw.$E767]" office:value-type="float" office:value="0.527641070240958" calcext:value-type="float">
            <text:p>0.5276</text:p>
          </table:table-cell>
          <table:table-cell table:number-columns-repeated="101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68]/[raw.$E768]" office:value-type="float" office:value="0.576867669970706" calcext:value-type="float">
            <text:p>0.5769</text:p>
          </table:table-cell>
          <table:table-cell table:number-columns-repeated="1019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69]/[raw.$E769]" office:value-type="float" office:value="0.463947528286127" calcext:value-type="float">
            <text:p>0.4639</text:p>
          </table:table-cell>
          <table:table-cell table:number-columns-repeated="1019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70]/[raw.$E770]" office:value-type="float" office:value="0.376816201501998" calcext:value-type="float">
            <text:p>0.3768</text:p>
          </table:table-cell>
          <table:table-cell table:number-columns-repeated="1019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71]/[raw.$E771]" office:value-type="float" office:value="0.564151554604597" calcext:value-type="float">
            <text:p>0.5642</text:p>
          </table:table-cell>
          <table:table-cell table:number-columns-repeated="1019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2]/[raw.$E772]" office:value-type="float" office:value="0.506960472860756" calcext:value-type="float">
            <text:p>0.5070</text:p>
          </table:table-cell>
          <table:table-cell table:number-columns-repeated="1019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73]/[raw.$E773]" office:value-type="float" office:value="0.476939489457406" calcext:value-type="float">
            <text:p>0.4769</text:p>
          </table:table-cell>
          <table:table-cell table:number-columns-repeated="1019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74]/[raw.$E774]" office:value-type="float" office:value="0.53708079862004" calcext:value-type="float">
            <text:p>0.5371</text:p>
          </table:table-cell>
          <table:table-cell table:number-columns-repeated="101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75]/[raw.$E775]" office:value-type="float" office:value="0.429962914972521" calcext:value-type="float">
            <text:p>0.4300</text:p>
          </table:table-cell>
          <table:table-cell table:number-columns-repeated="1019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76]/[raw.$E776]" office:value-type="float" office:value="0.533712478085527" calcext:value-type="float">
            <text:p>0.5337</text:p>
          </table:table-cell>
          <table:table-cell table:number-columns-repeated="1019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77]/[raw.$E777]" office:value-type="float" office:value="0.469448233227684" calcext:value-type="float">
            <text:p>0.4694</text:p>
          </table:table-cell>
          <table:table-cell table:number-columns-repeated="10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78]/[raw.$E778]" office:value-type="float" office:value="0.497882937526245" calcext:value-type="float">
            <text:p>0.4979</text:p>
          </table:table-cell>
          <table:table-cell table:number-columns-repeated="1019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79]/[raw.$E779]" office:value-type="float" office:value="0.392224723233006" calcext:value-type="float">
            <text:p>0.3922</text:p>
          </table:table-cell>
          <table:table-cell table:number-columns-repeated="1019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80]/[raw.$E780]" office:value-type="float" office:value="0.448344564174877" calcext:value-type="float">
            <text:p>0.4483</text:p>
          </table:table-cell>
          <table:table-cell table:number-columns-repeated="1019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81]/[raw.$E781]" office:value-type="float" office:value="0.525743530120107" calcext:value-type="float">
            <text:p>0.5257</text:p>
          </table:table-cell>
          <table:table-cell table:number-columns-repeated="1019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82]/[raw.$E782]" office:value-type="float" office:value="0.568802976780064" calcext:value-type="float">
            <text:p>0.5688</text:p>
          </table:table-cell>
          <table:table-cell table:number-columns-repeated="101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3]/[raw.$E783]" office:value-type="float" office:value="0.506098629949281" calcext:value-type="float">
            <text:p>0.5061</text:p>
          </table:table-cell>
          <table:table-cell table:number-columns-repeated="101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84]/[raw.$E784]" office:value-type="float" office:value="0.482024167322526" calcext:value-type="float">
            <text:p>0.4820</text:p>
          </table:table-cell>
          <table:table-cell table:number-columns-repeated="1019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85]/[raw.$E785]" office:value-type="float" office:value="0.471652826974818" calcext:value-type="float">
            <text:p>0.4717</text:p>
          </table:table-cell>
          <table:table-cell table:number-columns-repeated="1019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86]/[raw.$E786]" office:value-type="float" office:value="0.405703743842964" calcext:value-type="float">
            <text:p>0.4057</text:p>
          </table:table-cell>
          <table:table-cell table:number-columns-repeated="1019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87]/[raw.$E787]" office:value-type="float" office:value="0.398211687959972" calcext:value-type="float">
            <text:p>0.3982</text:p>
          </table:table-cell>
          <table:table-cell table:number-columns-repeated="1019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88]/[raw.$E788]" office:value-type="float" office:value="0.501691474966171" calcext:value-type="float">
            <text:p>0.5017</text:p>
          </table:table-cell>
          <table:table-cell table:number-columns-repeated="1019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89]/[raw.$E789]" office:value-type="float" office:value="0.439712349650015" calcext:value-type="float">
            <text:p>0.4397</text:p>
          </table:table-cell>
          <table:table-cell table:number-columns-repeated="1019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90]/[raw.$E790]" office:value-type="float" office:value="0.557724674060886" calcext:value-type="float">
            <text:p>0.5577</text:p>
          </table:table-cell>
          <table:table-cell table:number-columns-repeated="1019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91]/[raw.$E791]" office:value-type="float" office:value="0.530957941756369" calcext:value-type="float">
            <text:p>0.5310</text:p>
          </table:table-cell>
          <table:table-cell table:number-columns-repeated="1019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92]/[raw.$E792]" office:value-type="float" office:value="0.355392276341699" calcext:value-type="float">
            <text:p>0.3554</text:p>
          </table:table-cell>
          <table:table-cell table:number-columns-repeated="1019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93]/[raw.$E793]" office:value-type="float" office:value="0.414280543861629" calcext:value-type="float">
            <text:p>0.4143</text:p>
          </table:table-cell>
          <table:table-cell table:number-columns-repeated="101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4]/[raw.$E794]" office:value-type="float" office:value="0.468154270687078" calcext:value-type="float">
            <text:p>0.4682</text:p>
          </table:table-cell>
          <table:table-cell table:number-columns-repeated="1019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795]/[raw.$E795]" office:value-type="float" office:value="0.506415996995127" calcext:value-type="float">
            <text:p>0.5064</text:p>
          </table:table-cell>
          <table:table-cell table:number-columns-repeated="101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796]/[raw.$E796]" office:value-type="float" office:value="0.572995021346356" calcext:value-type="float">
            <text:p>0.5730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797]/[raw.$E797]" office:value-type="float" office:value="0.395977857706217" calcext:value-type="float">
            <text:p>0.3960</text:p>
          </table:table-cell>
          <table:table-cell table:number-columns-repeated="1019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798]/[raw.$E798]" office:value-type="float" office:value="0.528766014448372" calcext:value-type="float">
            <text:p>0.5288</text:p>
          </table:table-cell>
          <table:table-cell table:number-columns-repeated="1019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799]/[raw.$E799]" office:value-type="float" office:value="0.519059771887742" calcext:value-type="float">
            <text:p>0.5191</text:p>
          </table:table-cell>
          <table:table-cell table:number-columns-repeated="101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0]/[raw.$E800]" office:value-type="float" office:value="0.461912809937853" calcext:value-type="float">
            <text:p>0.4619</text:p>
          </table:table-cell>
          <table:table-cell table:number-columns-repeated="1019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01]/[raw.$E801]" office:value-type="float" office:value="0.455975913275689" calcext:value-type="float">
            <text:p>0.4560</text:p>
          </table:table-cell>
          <table:table-cell table:number-columns-repeated="1019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02]/[raw.$E802]" office:value-type="float" office:value="0.528160631233473" calcext:value-type="float">
            <text:p>0.5282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03]/[raw.$E803]" office:value-type="float" office:value="0.380609103854078" calcext:value-type="float">
            <text:p>0.3806</text:p>
          </table:table-cell>
          <table:table-cell table:number-columns-repeated="101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04]/[raw.$E804]" office:value-type="float" office:value="0.37477629845228" calcext:value-type="float">
            <text:p>0.3748</text:p>
          </table:table-cell>
          <table:table-cell table:number-columns-repeated="101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05]/[raw.$E805]" office:value-type="float" office:value="0.453333565514645" calcext:value-type="float">
            <text:p>0.4533</text:p>
          </table:table-cell>
          <table:table-cell table:number-columns-repeated="1019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06]/[raw.$E806]" office:value-type="float" office:value="0.427142760328746" calcext:value-type="float">
            <text:p>0.4271</text:p>
          </table:table-cell>
          <table:table-cell table:number-columns-repeated="1019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07]/[raw.$E807]" office:value-type="float" office:value="0.571224866207739" calcext:value-type="float">
            <text:p>0.5712</text:p>
          </table:table-cell>
          <table:table-cell table:number-columns-repeated="1019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08]/[raw.$E808]" office:value-type="float" office:value="0.53960911726667" calcext:value-type="float">
            <text:p>0.5396</text:p>
          </table:table-cell>
          <table:table-cell table:number-columns-repeated="1019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09]/[raw.$E809]" office:value-type="float" office:value="0.368754230529971" calcext:value-type="float">
            <text:p>0.3688</text:p>
          </table:table-cell>
          <table:table-cell table:number-columns-repeated="1019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10]/[raw.$E810]" office:value-type="float" office:value="0.523279537261154" calcext:value-type="float">
            <text:p>0.5233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1]/[raw.$E811]" office:value-type="float" office:value="0.374899813374988" calcext:value-type="float">
            <text:p>0.3749</text:p>
          </table:table-cell>
          <table:table-cell table:number-columns-repeated="1019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12]/[raw.$E812]" office:value-type="float" office:value="0.360767569558822" calcext:value-type="float">
            <text:p>0.3608</text:p>
          </table:table-cell>
          <table:table-cell table:number-columns-repeated="101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13]/[raw.$E813]" office:value-type="float" office:value="0.377834455321656" calcext:value-type="float">
            <text:p>0.3778</text:p>
          </table:table-cell>
          <table:table-cell table:number-columns-repeated="101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14]/[raw.$E814]" office:value-type="float" office:value="0.378374384372523" calcext:value-type="float">
            <text:p>0.3784</text:p>
          </table:table-cell>
          <table:table-cell table:number-columns-repeated="101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15]/[raw.$E815]" office:value-type="float" office:value="0.5260384249087" calcext:value-type="float">
            <text:p>0.5260</text:p>
          </table:table-cell>
          <table:table-cell table:number-columns-repeated="101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16]/[raw.$E816]" office:value-type="float" office:value="0.332752235290472" calcext:value-type="float">
            <text:p>0.3328</text:p>
          </table:table-cell>
          <table:table-cell table:number-columns-repeated="101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17]/[raw.$E817]" office:value-type="float" office:value="0.529999342435127" calcext:value-type="float">
            <text:p>0.5300</text:p>
          </table:table-cell>
          <table:table-cell table:number-columns-repeated="1019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18]/[raw.$E818]" office:value-type="float" office:value="0.571254288340552" calcext:value-type="float">
            <text:p>0.5713</text:p>
          </table:table-cell>
          <table:table-cell table:number-columns-repeated="1019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19]/[raw.$E819]" office:value-type="float" office:value="0.525219593312495" calcext:value-type="float">
            <text:p>0.5252</text:p>
          </table:table-cell>
          <table:table-cell table:number-columns-repeated="1019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20]/[raw.$E820]" office:value-type="float" office:value="0.525924316844269" calcext:value-type="float">
            <text:p>0.5259</text:p>
          </table:table-cell>
          <table:table-cell table:number-columns-repeated="1019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21]/[raw.$E821]" office:value-type="float" office:value="0.399949155878237" calcext:value-type="float">
            <text:p>0.3999</text:p>
          </table:table-cell>
          <table:table-cell table:number-columns-repeated="101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2]/[raw.$E822]" office:value-type="float" office:value="0.401263634988487" calcext:value-type="float">
            <text:p>0.4013</text:p>
          </table:table-cell>
          <table:table-cell table:number-columns-repeated="101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23]/[raw.$E823]" office:value-type="float" office:value="0.439903489464833" calcext:value-type="float">
            <text:p>0.4399</text:p>
          </table:table-cell>
          <table:table-cell table:number-columns-repeated="1019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24]/[raw.$E824]" office:value-type="float" office:value="0.508580177061839" calcext:value-type="float">
            <text:p>0.5086</text:p>
          </table:table-cell>
          <table:table-cell table:number-columns-repeated="1019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25]/[raw.$E825]" office:value-type="float" office:value="0.451065030119252" calcext:value-type="float">
            <text:p>0.4511</text:p>
          </table:table-cell>
          <table:table-cell table:number-columns-repeated="1019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26]/[raw.$E826]" office:value-type="float" office:value="0.390433126742884" calcext:value-type="float">
            <text:p>0.3904</text:p>
          </table:table-cell>
          <table:table-cell table:number-columns-repeated="101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27]/[raw.$E827]" office:value-type="float" office:value="0.51065658443866" calcext:value-type="float">
            <text:p>0.5107</text:p>
          </table:table-cell>
          <table:table-cell table:number-columns-repeated="101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28]/[raw.$E828]" office:value-type="float" office:value="0.500202575736743" calcext:value-type="float">
            <text:p>0.5002</text:p>
          </table:table-cell>
          <table:table-cell table:number-columns-repeated="1019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29]/[raw.$E829]" office:value-type="float" office:value="0.508129580709873" calcext:value-type="float">
            <text:p>0.5081</text:p>
          </table:table-cell>
          <table:table-cell table:number-columns-repeated="1019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30]/[raw.$E830]" office:value-type="float" office:value="0.378236794563605" calcext:value-type="float">
            <text:p>0.3782</text:p>
          </table:table-cell>
          <table:table-cell table:number-columns-repeated="1019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31]/[raw.$E831]" office:value-type="float" office:value="0.545466373335226" calcext:value-type="float">
            <text:p>0.5455</text:p>
          </table:table-cell>
          <table:table-cell table:number-columns-repeated="1019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32]/[raw.$E832]" office:value-type="float" office:value="0.500265754849306" calcext:value-type="float">
            <text:p>0.5003</text:p>
          </table:table-cell>
          <table:table-cell table:number-columns-repeated="1019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3]/[raw.$E833]" office:value-type="float" office:value="0.559901384062289" calcext:value-type="float">
            <text:p>0.5599</text:p>
          </table:table-cell>
          <table:table-cell table:number-columns-repeated="1019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34]/[raw.$E834]" office:value-type="float" office:value="0.391016035760136" calcext:value-type="float">
            <text:p>0.3910</text:p>
          </table:table-cell>
          <table:table-cell table:number-columns-repeated="101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35]/[raw.$E835]" office:value-type="float" office:value="0.549452989517205" calcext:value-type="float">
            <text:p>0.5495</text:p>
          </table:table-cell>
          <table:table-cell table:number-columns-repeated="101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36]/[raw.$E836]" office:value-type="float" office:value="0.515197197940456" calcext:value-type="float">
            <text:p>0.5152</text:p>
          </table:table-cell>
          <table:table-cell table:number-columns-repeated="1019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37]/[raw.$E837]" office:value-type="float" office:value="0.362377942872156" calcext:value-type="float">
            <text:p>0.3624</text:p>
          </table:table-cell>
          <table:table-cell table:number-columns-repeated="101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38]/[raw.$E838]" office:value-type="float" office:value="0.384915519227604" calcext:value-type="float">
            <text:p>0.3849</text:p>
          </table:table-cell>
          <table:table-cell table:number-columns-repeated="1019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39]/[raw.$E839]" office:value-type="float" office:value="0.507077412169007" calcext:value-type="float">
            <text:p>0.5071</text:p>
          </table:table-cell>
          <table:table-cell table:number-columns-repeated="1019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40]/[raw.$E840]" office:value-type="float" office:value="0.450218664935459" calcext:value-type="float">
            <text:p>0.4502</text:p>
          </table:table-cell>
          <table:table-cell table:number-columns-repeated="1019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41]/[raw.$E841]" office:value-type="float" office:value="0.393177135376434" calcext:value-type="float">
            <text:p>0.3932</text:p>
          </table:table-cell>
          <table:table-cell table:number-columns-repeated="1019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42]/[raw.$E842]" office:value-type="float" office:value="0.388494758273581" calcext:value-type="float">
            <text:p>0.3885</text:p>
          </table:table-cell>
          <table:table-cell table:number-columns-repeated="101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43]/[raw.$E843]" office:value-type="float" office:value="0.526559485021985" calcext:value-type="float">
            <text:p>0.5266</text:p>
          </table:table-cell>
          <table:table-cell table:number-columns-repeated="1019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4]/[raw.$E844]" office:value-type="float" office:value="0.394092041295748" calcext:value-type="float">
            <text:p>0.3941</text:p>
          </table:table-cell>
          <table:table-cell table:number-columns-repeated="1019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45]/[raw.$E845]" office:value-type="float" office:value="0.541003962666038" calcext:value-type="float">
            <text:p>0.5410</text:p>
          </table:table-cell>
          <table:table-cell table:number-columns-repeated="1019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46]/[raw.$E846]" office:value-type="float" office:value="0.368630174960091" calcext:value-type="float">
            <text:p>0.3686</text:p>
          </table:table-cell>
          <table:table-cell table:number-columns-repeated="1019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47]/[raw.$E847]" office:value-type="float" office:value="0.504455114544217" calcext:value-type="float">
            <text:p>0.5045</text:p>
          </table:table-cell>
          <table:table-cell table:number-columns-repeated="1019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48]/[raw.$E848]" office:value-type="float" office:value="0.43931658162184" calcext:value-type="float">
            <text:p>0.4393</text:p>
          </table:table-cell>
          <table:table-cell table:number-columns-repeated="101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49]/[raw.$E849]" office:value-type="float" office:value="0.415370962748942" calcext:value-type="float">
            <text:p>0.4154</text:p>
          </table:table-cell>
          <table:table-cell table:number-columns-repeated="1019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0]/[raw.$E850]" office:value-type="float" office:value="0.541579349069473" calcext:value-type="float">
            <text:p>0.5416</text:p>
          </table:table-cell>
          <table:table-cell table:number-columns-repeated="1019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51]/[raw.$E851]" office:value-type="float" office:value="0.384651350311422" calcext:value-type="float">
            <text:p>0.3847</text:p>
          </table:table-cell>
          <table:table-cell table:number-columns-repeated="101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52]/[raw.$E852]" office:value-type="float" office:value="0.476106985642499" calcext:value-type="float">
            <text:p>0.4761</text:p>
          </table:table-cell>
          <table:table-cell table:number-columns-repeated="1019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53]/[raw.$E853]" office:value-type="float" office:value="0.463373276470094" calcext:value-type="float">
            <text:p>0.4634</text:p>
          </table:table-cell>
          <table:table-cell table:number-columns-repeated="101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54]/[raw.$E854]" office:value-type="float" office:value="0.435363106281474" calcext:value-type="float">
            <text:p>0.4354</text:p>
          </table:table-cell>
          <table:table-cell table:number-columns-repeated="101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55]/[raw.$E855]" office:value-type="float" office:value="0.546247523749158" calcext:value-type="float">
            <text:p>0.5462</text:p>
          </table:table-cell>
          <table:table-cell table:number-columns-repeated="1019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56]/[raw.$E856]" office:value-type="float" office:value="0.571179337124754" calcext:value-type="float">
            <text:p>0.5712</text:p>
          </table:table-cell>
          <table:table-cell table:number-columns-repeated="1019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57]/[raw.$E857]" office:value-type="float" office:value="0.389643103093296" calcext:value-type="float">
            <text:p>0.3896</text:p>
          </table:table-cell>
          <table:table-cell table:number-columns-repeated="1019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58]/[raw.$E858]" office:value-type="float" office:value="0.474470548480199" calcext:value-type="float">
            <text:p>0.4745</text:p>
          </table:table-cell>
          <table:table-cell table:number-columns-repeated="1019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59]/[raw.$E859]" office:value-type="float" office:value="0.451969725475198" calcext:value-type="float">
            <text:p>0.4520</text:p>
          </table:table-cell>
          <table:table-cell table:number-columns-repeated="1019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60]/[raw.$E860]" office:value-type="float" office:value="0.412618031342672" calcext:value-type="float">
            <text:p>0.4126</text:p>
          </table:table-cell>
          <table:table-cell table:number-columns-repeated="1019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1]/[raw.$E861]" office:value-type="float" office:value="0.436502192945548" calcext:value-type="float">
            <text:p>0.4365</text:p>
          </table:table-cell>
          <table:table-cell table:number-columns-repeated="1019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62]/[raw.$E862]" office:value-type="float" office:value="0.373284784157332" calcext:value-type="float">
            <text:p>0.3733</text:p>
          </table:table-cell>
          <table:table-cell table:number-columns-repeated="101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63]/[raw.$E863]" office:value-type="float" office:value="0.477021885162422" calcext:value-type="float">
            <text:p>0.4770</text:p>
          </table:table-cell>
          <table:table-cell table:number-columns-repeated="1019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64]/[raw.$E864]" office:value-type="float" office:value="0.388917360843706" calcext:value-type="float">
            <text:p>0.3889</text:p>
          </table:table-cell>
          <table:table-cell table:number-columns-repeated="101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65]/[raw.$E865]" office:value-type="float" office:value="0.409988413816562" calcext:value-type="float">
            <text:p>0.4100</text:p>
          </table:table-cell>
          <table:table-cell table:number-columns-repeated="1019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66]/[raw.$E866]" office:value-type="float" office:value="0.630113756303506" calcext:value-type="float">
            <text:p>0.6301</text:p>
          </table:table-cell>
          <table:table-cell table:number-columns-repeated="1019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67]/[raw.$E867]" office:value-type="float" office:value="0.447158771016245" calcext:value-type="float">
            <text:p>0.4472</text:p>
          </table:table-cell>
          <table:table-cell table:number-columns-repeated="101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68]/[raw.$E868]" office:value-type="float" office:value="0.584021703834833" calcext:value-type="float">
            <text:p>0.5840</text:p>
          </table:table-cell>
          <table:table-cell table:number-columns-repeated="1019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69]/[raw.$E869]" office:value-type="float" office:value="0.50705875307838" calcext:value-type="float">
            <text:p>0.5071</text:p>
          </table:table-cell>
          <table:table-cell table:number-columns-repeated="1019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70]/[raw.$E870]" office:value-type="float" office:value="0.578798427557977" calcext:value-type="float">
            <text:p>0.5788</text:p>
          </table:table-cell>
          <table:table-cell table:number-columns-repeated="1019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71]/[raw.$E871]" office:value-type="float" office:value="0.495515256296594" calcext:value-type="float">
            <text:p>0.4955</text:p>
          </table:table-cell>
          <table:table-cell table:number-columns-repeated="1019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2]/[raw.$E872]" office:value-type="float" office:value="0.506022765588847" calcext:value-type="float">
            <text:p>0.5060</text:p>
          </table:table-cell>
          <table:table-cell table:number-columns-repeated="101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73]/[raw.$E873]" office:value-type="float" office:value="0.331934534271181" calcext:value-type="float">
            <text:p>0.3319</text:p>
          </table:table-cell>
          <table:table-cell table:number-columns-repeated="1019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74]/[raw.$E874]" office:value-type="float" office:value="0.591775827028504" calcext:value-type="float">
            <text:p>0.5918</text:p>
          </table:table-cell>
          <table:table-cell table:number-columns-repeated="101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75]/[raw.$E875]" office:value-type="float" office:value="0.381499929811788" calcext:value-type="float">
            <text:p>0.3815</text:p>
          </table:table-cell>
          <table:table-cell table:number-columns-repeated="101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76]/[raw.$E876]" office:value-type="float" office:value="0.376620790204114" calcext:value-type="float">
            <text:p>0.3766</text:p>
          </table:table-cell>
          <table:table-cell table:number-columns-repeated="1019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77]/[raw.$E877]" office:value-type="float" office:value="0.542819062537548" calcext:value-type="float">
            <text:p>0.5428</text:p>
          </table:table-cell>
          <table:table-cell table:number-columns-repeated="101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78]/[raw.$E878]" office:value-type="float" office:value="0.339112471763167" calcext:value-type="float">
            <text:p>0.3391</text:p>
          </table:table-cell>
          <table:table-cell table:number-columns-repeated="101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79]/[raw.$E879]" office:value-type="float" office:value="0.571669358027582" calcext:value-type="float">
            <text:p>0.5717</text:p>
          </table:table-cell>
          <table:table-cell table:number-columns-repeated="1019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80]/[raw.$E880]" office:value-type="float" office:value="0.367930635999109" calcext:value-type="float">
            <text:p>0.3679</text:p>
          </table:table-cell>
          <table:table-cell table:number-columns-repeated="1019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81]/[raw.$E881]" office:value-type="float" office:value="0.366525181410362" calcext:value-type="float">
            <text:p>0.3665</text:p>
          </table:table-cell>
          <table:table-cell table:number-columns-repeated="1019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82]/[raw.$E882]" office:value-type="float" office:value="0.387569782447586" calcext:value-type="float">
            <text:p>0.3876</text:p>
          </table:table-cell>
          <table:table-cell table:number-columns-repeated="101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3]/[raw.$E883]" office:value-type="float" office:value="0.428967397697808" calcext:value-type="float">
            <text:p>0.4290</text:p>
          </table:table-cell>
          <table:table-cell table:number-columns-repeated="1019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84]/[raw.$E884]" office:value-type="float" office:value="0.397703934997299" calcext:value-type="float">
            <text:p>0.3977</text:p>
          </table:table-cell>
          <table:table-cell table:number-columns-repeated="1019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85]/[raw.$E885]" office:value-type="float" office:value="0.382271152255572" calcext:value-type="float">
            <text:p>0.3823</text:p>
          </table:table-cell>
          <table:table-cell table:number-columns-repeated="1019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86]/[raw.$E886]" office:value-type="float" office:value="0.492210804284188" calcext:value-type="float">
            <text:p>0.4922</text:p>
          </table:table-cell>
          <table:table-cell table:number-columns-repeated="101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87]/[raw.$E887]" office:value-type="float" office:value="0.540080516805543" calcext:value-type="float">
            <text:p>0.5401</text:p>
          </table:table-cell>
          <table:table-cell table:number-columns-repeated="1019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88]/[raw.$E888]" office:value-type="float" office:value="0.538917662233227" calcext:value-type="float">
            <text:p>0.5389</text:p>
          </table:table-cell>
          <table:table-cell table:number-columns-repeated="101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89]/[raw.$E889]" office:value-type="float" office:value="0.626569784339941" calcext:value-type="float">
            <text:p>0.6266</text:p>
          </table:table-cell>
          <table:table-cell table:number-columns-repeated="1019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90]/[raw.$E890]" office:value-type="float" office:value="0.379846591922254" calcext:value-type="float">
            <text:p>0.3798</text:p>
          </table:table-cell>
          <table:table-cell table:number-columns-repeated="1019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91]/[raw.$E891]" office:value-type="float" office:value="0.517604857618084" calcext:value-type="float">
            <text:p>0.5176</text:p>
          </table:table-cell>
          <table:table-cell table:number-columns-repeated="1019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92]/[raw.$E892]" office:value-type="float" office:value="0.514556803509292" calcext:value-type="float">
            <text:p>0.5146</text:p>
          </table:table-cell>
          <table:table-cell table:number-columns-repeated="1019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93]/[raw.$E893]" office:value-type="float" office:value="0.400237898707877" calcext:value-type="float">
            <text:p>0.4002</text:p>
          </table:table-cell>
          <table:table-cell table:number-columns-repeated="1019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4]/[raw.$E894]" office:value-type="float" office:value="0.505226379335753" calcext:value-type="float">
            <text:p>0.5052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895]/[raw.$E895]" office:value-type="float" office:value="0.374769714995235" calcext:value-type="float">
            <text:p>0.3748</text:p>
          </table:table-cell>
          <table:table-cell table:number-columns-repeated="101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896]/[raw.$E896]" office:value-type="float" office:value="0.49371454737252" calcext:value-type="float">
            <text:p>0.4937</text:p>
          </table:table-cell>
          <table:table-cell table:number-columns-repeated="1019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897]/[raw.$E897]" office:value-type="float" office:value="0.460105800998024" calcext:value-type="float">
            <text:p>0.4601</text:p>
          </table:table-cell>
          <table:table-cell table:number-columns-repeated="101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898]/[raw.$E898]" office:value-type="float" office:value="0.336524909775022" calcext:value-type="float">
            <text:p>0.3365</text:p>
          </table:table-cell>
          <table:table-cell table:number-columns-repeated="1019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899]/[raw.$E899]" office:value-type="float" office:value="0.554757652025656" calcext:value-type="float">
            <text:p>0.5548</text:p>
          </table:table-cell>
          <table:table-cell table:number-columns-repeated="1019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0]/[raw.$E900]" office:value-type="float" office:value="0.51580316137005" calcext:value-type="float">
            <text:p>0.5158</text:p>
          </table:table-cell>
          <table:table-cell table:number-columns-repeated="101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01]/[raw.$E901]" office:value-type="float" office:value="0.400066865316801" calcext:value-type="float">
            <text:p>0.4001</text:p>
          </table:table-cell>
          <table:table-cell table:number-columns-repeated="1019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02]/[raw.$E902]" office:value-type="float" office:value="0.45860502425743" calcext:value-type="float">
            <text:p>0.4586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03]/[raw.$E903]" office:value-type="float" office:value="0.496728997437715" calcext:value-type="float">
            <text:p>0.4967</text:p>
          </table:table-cell>
          <table:table-cell table:number-columns-repeated="101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04]/[raw.$E904]" office:value-type="float" office:value="0.370387073953359" calcext:value-type="float">
            <text:p>0.3704</text:p>
          </table:table-cell>
          <table:table-cell table:number-columns-repeated="1019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05]/[raw.$E905]" office:value-type="float" office:value="0.458511304138143" calcext:value-type="float">
            <text:p>0.4585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06]/[raw.$E906]" office:value-type="float" office:value="0.564088106203792" calcext:value-type="float">
            <text:p>0.5641</text:p>
          </table:table-cell>
          <table:table-cell table:number-columns-repeated="1019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07]/[raw.$E907]" office:value-type="float" office:value="0.367112106638802" calcext:value-type="float">
            <text:p>0.3671</text:p>
          </table:table-cell>
          <table:table-cell table:number-columns-repeated="101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08]/[raw.$E908]" office:value-type="float" office:value="0.550330386353548" calcext:value-type="float">
            <text:p>0.5503</text:p>
          </table:table-cell>
          <table:table-cell table:number-columns-repeated="101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09]/[raw.$E909]" office:value-type="float" office:value="0.437800161438941" calcext:value-type="float">
            <text:p>0.4378</text:p>
          </table:table-cell>
          <table:table-cell table:number-columns-repeated="101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10]/[raw.$E910]" office:value-type="float" office:value="0.394730105486163" calcext:value-type="float">
            <text:p>0.3947</text:p>
          </table:table-cell>
          <table:table-cell table:number-columns-repeated="101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1]/[raw.$E911]" office:value-type="float" office:value="0.533818043900122" calcext:value-type="float">
            <text:p>0.5338</text:p>
          </table:table-cell>
          <table:table-cell table:number-columns-repeated="1019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12]/[raw.$E912]" office:value-type="float" office:value="0.63913821064639" calcext:value-type="float">
            <text:p>0.6391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13]/[raw.$E913]" office:value-type="float" office:value="0.378590798042184" calcext:value-type="float">
            <text:p>0.3786</text:p>
          </table:table-cell>
          <table:table-cell table:number-columns-repeated="1019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14]/[raw.$E914]" office:value-type="float" office:value="0.497906805588948" calcext:value-type="float">
            <text:p>0.4979</text:p>
          </table:table-cell>
          <table:table-cell table:number-columns-repeated="101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15]/[raw.$E915]" office:value-type="float" office:value="0.464503048987005" calcext:value-type="float">
            <text:p>0.4645</text:p>
          </table:table-cell>
          <table:table-cell table:number-columns-repeated="1019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16]/[raw.$E916]" office:value-type="float" office:value="0.490387056694487" calcext:value-type="float">
            <text:p>0.4904</text:p>
          </table:table-cell>
          <table:table-cell table:number-columns-repeated="1019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17]/[raw.$E917]" office:value-type="float" office:value="0.32882173542512" calcext:value-type="float">
            <text:p>0.3288</text:p>
          </table:table-cell>
          <table:table-cell table:number-columns-repeated="1019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18]/[raw.$E918]" office:value-type="float" office:value="0.580244203817514" calcext:value-type="float">
            <text:p>0.5802</text:p>
          </table:table-cell>
          <table:table-cell table:number-columns-repeated="1019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19]/[raw.$E919]" office:value-type="float" office:value="0.495928510035059" calcext:value-type="float">
            <text:p>0.4959</text:p>
          </table:table-cell>
          <table:table-cell table:number-columns-repeated="1019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20]/[raw.$E920]" office:value-type="float" office:value="0.38901241585306" calcext:value-type="float">
            <text:p>0.3890</text:p>
          </table:table-cell>
          <table:table-cell table:number-columns-repeated="1019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21]/[raw.$E921]" office:value-type="float" office:value="0.558308516184905" calcext:value-type="float">
            <text:p>0.5583</text:p>
          </table:table-cell>
          <table:table-cell table:number-columns-repeated="1019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2]/[raw.$E922]" office:value-type="float" office:value="0.489386395870802" calcext:value-type="float">
            <text:p>0.4894</text:p>
          </table:table-cell>
          <table:table-cell table:number-columns-repeated="101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23]/[raw.$E923]" office:value-type="float" office:value="0.527066468706773" calcext:value-type="float">
            <text:p>0.5271</text:p>
          </table:table-cell>
          <table:table-cell table:number-columns-repeated="101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24]/[raw.$E924]" office:value-type="float" office:value="0.567379917484799" calcext:value-type="float">
            <text:p>0.5674</text:p>
          </table:table-cell>
          <table:table-cell table:number-columns-repeated="101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25]/[raw.$E925]" office:value-type="float" office:value="0.539444357768516" calcext:value-type="float">
            <text:p>0.5394</text:p>
          </table:table-cell>
          <table:table-cell table:number-columns-repeated="1019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26]/[raw.$E926]" office:value-type="float" office:value="0.487763262838559" calcext:value-type="float">
            <text:p>0.4878</text:p>
          </table:table-cell>
          <table:table-cell table:number-columns-repeated="101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27]/[raw.$E927]" office:value-type="float" office:value="0.513419000151481" calcext:value-type="float">
            <text:p>0.5134</text:p>
          </table:table-cell>
          <table:table-cell table:number-columns-repeated="10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28]/[raw.$E928]" office:value-type="float" office:value="0.345078952431973" calcext:value-type="float">
            <text:p>0.3451</text:p>
          </table:table-cell>
          <table:table-cell table:number-columns-repeated="101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29]/[raw.$E929]" office:value-type="float" office:value="0.413072925888142" calcext:value-type="float">
            <text:p>0.4131</text:p>
          </table:table-cell>
          <table:table-cell table:number-columns-repeated="1019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30]/[raw.$E930]" office:value-type="float" office:value="0.562126513298449" calcext:value-type="float">
            <text:p>0.5621</text:p>
          </table:table-cell>
          <table:table-cell table:number-columns-repeated="101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31]/[raw.$E931]" office:value-type="float" office:value="0.446027128638119" calcext:value-type="float">
            <text:p>0.4460</text:p>
          </table:table-cell>
          <table:table-cell table:number-columns-repeated="1019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32]/[raw.$E932]" office:value-type="float" office:value="0.380125521482265" calcext:value-type="float">
            <text:p>0.3801</text:p>
          </table:table-cell>
          <table:table-cell table:number-columns-repeated="1019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3]/[raw.$E933]" office:value-type="float" office:value="0.552834884298104" calcext:value-type="float">
            <text:p>0.5528</text:p>
          </table:table-cell>
          <table:table-cell table:number-columns-repeated="1019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34]/[raw.$E934]" office:value-type="float" office:value="0.510845445166428" calcext:value-type="float">
            <text:p>0.5108</text:p>
          </table:table-cell>
          <table:table-cell table:number-columns-repeated="101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35]/[raw.$E935]" office:value-type="float" office:value="0.358938099002075" calcext:value-type="float">
            <text:p>0.3589</text:p>
          </table:table-cell>
          <table:table-cell table:number-columns-repeated="101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36]/[raw.$E936]" office:value-type="float" office:value="0.450177180203995" calcext:value-type="float">
            <text:p>0.4502</text:p>
          </table:table-cell>
          <table:table-cell table:number-columns-repeated="1019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37]/[raw.$E937]" office:value-type="float" office:value="0.497032044731736" calcext:value-type="float">
            <text:p>0.4970</text:p>
          </table:table-cell>
          <table:table-cell table:number-columns-repeated="1019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38]/[raw.$E938]" office:value-type="float" office:value="0.360912226479807" calcext:value-type="float">
            <text:p>0.3609</text:p>
          </table:table-cell>
          <table:table-cell table:number-columns-repeated="1019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39]/[raw.$E939]" office:value-type="float" office:value="0.505695107948344" calcext:value-type="float">
            <text:p>0.5057</text:p>
          </table:table-cell>
          <table:table-cell table:number-columns-repeated="1019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40]/[raw.$E940]" office:value-type="float" office:value="0.49907621532207" calcext:value-type="float">
            <text:p>0.4991</text:p>
          </table:table-cell>
          <table:table-cell table:number-columns-repeated="1019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41]/[raw.$E941]" office:value-type="float" office:value="0.39768010824203" calcext:value-type="float">
            <text:p>0.3977</text:p>
          </table:table-cell>
          <table:table-cell table:number-columns-repeated="1019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42]/[raw.$E942]" office:value-type="float" office:value="0.405891694535436" calcext:value-type="float">
            <text:p>0.4059</text:p>
          </table:table-cell>
          <table:table-cell table:number-columns-repeated="101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43]/[raw.$E943]" office:value-type="float" office:value="0.559407229601904" calcext:value-type="float">
            <text:p>0.5594</text:p>
          </table:table-cell>
          <table:table-cell table:number-columns-repeated="101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4]/[raw.$E944]" office:value-type="float" office:value="0.366874119118881" calcext:value-type="float">
            <text:p>0.3669</text:p>
          </table:table-cell>
          <table:table-cell table:number-columns-repeated="1019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45]/[raw.$E945]" office:value-type="float" office:value="0.597357631208274" calcext:value-type="float">
            <text:p>0.5974</text:p>
          </table:table-cell>
          <table:table-cell table:number-columns-repeated="101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46]/[raw.$E946]" office:value-type="float" office:value="0.467994098421346" calcext:value-type="float">
            <text:p>0.4680</text:p>
          </table:table-cell>
          <table:table-cell table:number-columns-repeated="1019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47]/[raw.$E947]" office:value-type="float" office:value="0.614059355144244" calcext:value-type="float">
            <text:p>0.6141</text:p>
          </table:table-cell>
          <table:table-cell table:number-columns-repeated="1019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48]/[raw.$E948]" office:value-type="float" office:value="0.534255754529936" calcext:value-type="float">
            <text:p>0.5343</text:p>
          </table:table-cell>
          <table:table-cell table:number-columns-repeated="1019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49]/[raw.$E949]" office:value-type="float" office:value="0.38541117109684" calcext:value-type="float">
            <text:p>0.3854</text:p>
          </table:table-cell>
          <table:table-cell table:number-columns-repeated="1019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0]/[raw.$E950]" office:value-type="float" office:value="0.506730889183755" calcext:value-type="float">
            <text:p>0.5067</text:p>
          </table:table-cell>
          <table:table-cell table:number-columns-repeated="1019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51]/[raw.$E951]" office:value-type="float" office:value="0.588693356608948" calcext:value-type="float">
            <text:p>0.5887</text:p>
          </table:table-cell>
          <table:table-cell table:number-columns-repeated="101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52]/[raw.$E952]" office:value-type="float" office:value="0.398392153852513" calcext:value-type="float">
            <text:p>0.3984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53]/[raw.$E953]" office:value-type="float" office:value="0.575609345075025" calcext:value-type="float">
            <text:p>0.5756</text:p>
          </table:table-cell>
          <table:table-cell table:number-columns-repeated="101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54]/[raw.$E954]" office:value-type="float" office:value="0.368688372093023" calcext:value-type="float">
            <text:p>0.3687</text:p>
          </table:table-cell>
          <table:table-cell table:number-columns-repeated="1019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55]/[raw.$E955]" office:value-type="float" office:value="0.531674452461324" calcext:value-type="float">
            <text:p>0.5317</text:p>
          </table:table-cell>
          <table:table-cell table:number-columns-repeated="101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56]/[raw.$E956]" office:value-type="float" office:value="0.353809880117388" calcext:value-type="float">
            <text:p>0.3538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57]/[raw.$E957]" office:value-type="float" office:value="0.384132500419937" calcext:value-type="float">
            <text:p>0.3841</text:p>
          </table:table-cell>
          <table:table-cell table:number-columns-repeated="1019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58]/[raw.$E958]" office:value-type="float" office:value="0.551735611940628" calcext:value-type="float">
            <text:p>0.5517</text:p>
          </table:table-cell>
          <table:table-cell table:number-columns-repeated="1019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59]/[raw.$E959]" office:value-type="float" office:value="0.367557761668393" calcext:value-type="float">
            <text:p>0.3676</text:p>
          </table:table-cell>
          <table:table-cell table:number-columns-repeated="101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60]/[raw.$E960]" office:value-type="float" office:value="0.509167031967918" calcext:value-type="float">
            <text:p>0.5092</text:p>
          </table:table-cell>
          <table:table-cell table:number-columns-repeated="1019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1]/[raw.$E961]" office:value-type="float" office:value="0.580582803625451" calcext:value-type="float">
            <text:p>0.5806</text:p>
          </table:table-cell>
          <table:table-cell table:number-columns-repeated="1019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62]/[raw.$E962]" office:value-type="float" office:value="0.480785620419093" calcext:value-type="float">
            <text:p>0.4808</text:p>
          </table:table-cell>
          <table:table-cell table:number-columns-repeated="101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63]/[raw.$E963]" office:value-type="float" office:value="0.551400823232611" calcext:value-type="float">
            <text:p>0.5514</text:p>
          </table:table-cell>
          <table:table-cell table:number-columns-repeated="101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64]/[raw.$E964]" office:value-type="float" office:value="0.495897197395559" calcext:value-type="float">
            <text:p>0.4959</text:p>
          </table:table-cell>
          <table:table-cell table:number-columns-repeated="1019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65]/[raw.$E965]" office:value-type="float" office:value="0.501705604598645" calcext:value-type="float">
            <text:p>0.5017</text:p>
          </table:table-cell>
          <table:table-cell table:number-columns-repeated="1019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66]/[raw.$E966]" office:value-type="float" office:value="0.522693934304923" calcext:value-type="float">
            <text:p>0.5227</text:p>
          </table:table-cell>
          <table:table-cell table:number-columns-repeated="1019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67]/[raw.$E967]" office:value-type="float" office:value="0.54768182123995" calcext:value-type="float">
            <text:p>0.5477</text:p>
          </table:table-cell>
          <table:table-cell table:number-columns-repeated="101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68]/[raw.$E968]" office:value-type="float" office:value="0.385824989464654" calcext:value-type="float">
            <text:p>0.3858</text:p>
          </table:table-cell>
          <table:table-cell table:number-columns-repeated="1019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69]/[raw.$E969]" office:value-type="float" office:value="0.430027692675701" calcext:value-type="float">
            <text:p>0.4300</text:p>
          </table:table-cell>
          <table:table-cell table:number-columns-repeated="1019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70]/[raw.$E970]" office:value-type="float" office:value="0.546233529492586" calcext:value-type="float">
            <text:p>0.5462</text:p>
          </table:table-cell>
          <table:table-cell table:number-columns-repeated="1019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71]/[raw.$E971]" office:value-type="float" office:value="0.553426999627883" calcext:value-type="float">
            <text:p>0.5534</text:p>
          </table:table-cell>
          <table:table-cell table:number-columns-repeated="1019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2]/[raw.$E972]" office:value-type="float" office:value="0.479612718411059" calcext:value-type="float">
            <text:p>0.4796</text:p>
          </table:table-cell>
          <table:table-cell table:number-columns-repeated="101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73]/[raw.$E973]" office:value-type="float" office:value="0.359179733999086" calcext:value-type="float">
            <text:p>0.3592</text:p>
          </table:table-cell>
          <table:table-cell table:number-columns-repeated="1019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74]/[raw.$E974]" office:value-type="float" office:value="0.621649422593941" calcext:value-type="float">
            <text:p>0.6216</text:p>
          </table:table-cell>
          <table:table-cell table:number-columns-repeated="1019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75]/[raw.$E975]" office:value-type="float" office:value="0.452742332046756" calcext:value-type="float">
            <text:p>0.4527</text:p>
          </table:table-cell>
          <table:table-cell table:number-columns-repeated="101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76]/[raw.$E976]" office:value-type="float" office:value="0.368052570165203" calcext:value-type="float">
            <text:p>0.3681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77]/[raw.$E977]" office:value-type="float" office:value="0.56911819855448" calcext:value-type="float">
            <text:p>0.5691</text:p>
          </table:table-cell>
          <table:table-cell table:number-columns-repeated="10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78]/[raw.$E978]" office:value-type="float" office:value="0.421327391700391" calcext:value-type="float">
            <text:p>0.4213</text:p>
          </table:table-cell>
          <table:table-cell table:number-columns-repeated="101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79]/[raw.$E979]" office:value-type="float" office:value="0.445938031346414" calcext:value-type="float">
            <text:p>0.4459</text:p>
          </table:table-cell>
          <table:table-cell table:number-columns-repeated="101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80]/[raw.$E980]" office:value-type="float" office:value="0.431300073263536" calcext:value-type="float">
            <text:p>0.4313</text:p>
          </table:table-cell>
          <table:table-cell table:number-columns-repeated="101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81]/[raw.$E981]" office:value-type="float" office:value="0.556639646970456" calcext:value-type="float">
            <text:p>0.5566</text:p>
          </table:table-cell>
          <table:table-cell table:number-columns-repeated="1019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82]/[raw.$E982]" office:value-type="float" office:value="0.405121615535546" calcext:value-type="float">
            <text:p>0.4051</text:p>
          </table:table-cell>
          <table:table-cell table:number-columns-repeated="101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3]/[raw.$E983]" office:value-type="float" office:value="0.391429427698164" calcext:value-type="float">
            <text:p>0.3914</text:p>
          </table:table-cell>
          <table:table-cell table:number-columns-repeated="101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84]/[raw.$E984]" office:value-type="float" office:value="0.496247565131114" calcext:value-type="float">
            <text:p>0.4962</text:p>
          </table:table-cell>
          <table:table-cell table:number-columns-repeated="1019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85]/[raw.$E985]" office:value-type="float" office:value="0.57174621082668" calcext:value-type="float">
            <text:p>0.5717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86]/[raw.$E986]" office:value-type="float" office:value="0.375510042213429" calcext:value-type="float">
            <text:p>0.3755</text:p>
          </table:table-cell>
          <table:table-cell table:number-columns-repeated="1019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87]/[raw.$E987]" office:value-type="float" office:value="0.400110601282377" calcext:value-type="float">
            <text:p>0.4001</text:p>
          </table:table-cell>
          <table:table-cell table:number-columns-repeated="1019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88]/[raw.$E988]" office:value-type="float" office:value="0.542554910564457" calcext:value-type="float">
            <text:p>0.5426</text:p>
          </table:table-cell>
          <table:table-cell table:number-columns-repeated="1019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89]/[raw.$E989]" office:value-type="float" office:value="0.562459290773125" calcext:value-type="float">
            <text:p>0.5625</text:p>
          </table:table-cell>
          <table:table-cell table:number-columns-repeated="101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90]/[raw.$E990]" office:value-type="float" office:value="0.488117122070177" calcext:value-type="float">
            <text:p>0.4881</text:p>
          </table:table-cell>
          <table:table-cell table:number-columns-repeated="1019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91]/[raw.$E991]" office:value-type="float" office:value="0.426051460402605" calcext:value-type="float">
            <text:p>0.4261</text:p>
          </table:table-cell>
          <table:table-cell table:number-columns-repeated="1019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92]/[raw.$E992]" office:value-type="float" office:value="0.388029090563015" calcext:value-type="float">
            <text:p>0.3880</text:p>
          </table:table-cell>
          <table:table-cell table:number-columns-repeated="1019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93]/[raw.$E993]" office:value-type="float" office:value="0.494364391535017" calcext:value-type="float">
            <text:p>0.4944</text:p>
          </table:table-cell>
          <table:table-cell table:number-columns-repeated="101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4]/[raw.$E994]" office:value-type="float" office:value="0.585141704037837" calcext:value-type="float">
            <text:p>0.5851</text:p>
          </table:table-cell>
          <table:table-cell table:number-columns-repeated="101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995]/[raw.$E995]" office:value-type="float" office:value="0.392150768535262" calcext:value-type="float">
            <text:p>0.3922</text:p>
          </table:table-cell>
          <table:table-cell table:number-columns-repeated="101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996]/[raw.$E996]" office:value-type="float" office:value="0.377848238314721" calcext:value-type="float">
            <text:p>0.3778</text:p>
          </table:table-cell>
          <table:table-cell table:number-columns-repeated="1019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997]/[raw.$E997]" office:value-type="float" office:value="0.447623897889678" calcext:value-type="float">
            <text:p>0.4476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F998]/[raw.$E998]" office:value-type="float" office:value="0.445345892648035" calcext:value-type="float">
            <text:p>0.4453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F999]/[raw.$E999]" office:value-type="float" office:value="0.615109406976429" calcext:value-type="float">
            <text:p>0.6151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F1000]/[raw.$E1000]" office:value-type="float" office:value="0.558699486392253" calcext:value-type="float">
            <text:p>0.5587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F1001]/[raw.$E1001]" office:value-type="float" office:value="0.514295527696373" calcext:value-type="float">
            <text:p>0.5143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F1002]/[raw.$E1002]" office:value-type="float" office:value="0.386133512735572" calcext:value-type="float">
            <text:p>0.386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 table:formula="of:=AVERAGE([.D3:.D1002]) * 100" office:value-type="float" office:value="46.6030380605257" calcext:value-type="float">
            <text:p>46.603</text:p>
          </table:table-cell>
          <table:table-cell table:style-name="ce3" table:formula="of:=AVERAGE([.E3:.E1002]) * 100" office:value-type="string" office:string-value="" calcext:value-type="error">
            <text:p>#DIV/0!</text:p>
          </table:table-cell>
          <table:table-cell table:style-name="ce3" table:formula="of:=AVERAGE([.F3:.F1002]) * 100" office:value-type="string" office:string-value="" calcext:value-type="error">
            <text:p>#DIV/0!</text:p>
          </table:table-cell>
          <table:table-cell table:style-name="ce3" table:formula="of:=AVERAGE([.G3:.G1002]) * 100" office:value-type="string" office:string-value="" calcext:value-type="error">
            <text:p>#DIV/0!</text:p>
          </table:table-cell>
          <table:table-cell table:style-name="ce3" table:formula="of:=AVERAGE([.H3:.H1002]) * 100" office:value-type="string" office:string-value="" calcext:value-type="error">
            <text:p>#DIV/0!</text:p>
          </table:table-cell>
          <table:table-cell table:style-name="ce3" table:formula="of:=AVERAGE([.I3:.I1002]) * 100" office:value-type="string" office:string-value="" calcext:value-type="error">
            <text:p>#DIV/0!</text:p>
          </table:table-cell>
          <table:table-cell table:style-name="ce3" table:formula="of:=AVERAGE([.J3:.J1002]) * 100" office:value-type="string" office:string-value="" calcext:value-type="error">
            <text:p>#DIV/0!</text:p>
          </table:table-cell>
          <table:table-cell table:style-name="ce3" table:formula="of:=AVERAGE([.K3:.K1002]) * 100" office:value-type="string" office:string-value="" calcext:value-type="error">
            <text:p>#DIV/0!</text:p>
          </table:table-cell>
          <table:table-cell table:style-name="ce3" table:formula="of:=AVERAGE([.L3:.L1002]) * 100" office:value-type="string" office:string-value="" calcext:value-type="error">
            <text:p>#DIV/0!</text:p>
          </table:table-cell>
          <table:table-cell table:style-name="ce3" table:formula="of:=AVERAGE([.M3:.M1002]) * 100" office:value-type="string" office:string-value="" calcext:value-type="error">
            <text:p>#DIV/0!</text:p>
          </table:table-cell>
          <table:table-cell table:style-name="ce3" table:formula="of:=AVERAGE([.N3:.N1002]) * 100" office:value-type="string" office:string-value="" calcext:value-type="error">
            <text:p>#DIV/0!</text:p>
          </table:table-cell>
          <table:table-cell table:style-name="ce3" table:formula="of:=AVERAGE([.O3:.O1002]) * 100" office:value-type="string" office:string-value="" calcext:value-type="error">
            <text:p>#DIV/0!</text:p>
          </table:table-cell>
          <table:table-cell table:style-name="ce3" table:formula="of:=AVERAGE([.P3:.P1002]) * 100" office:value-type="string" office:string-value="" calcext:value-type="error">
            <text:p>#DIV/0!</text:p>
          </table:table-cell>
          <table:table-cell table:style-name="ce3" table:formula="of:=AVERAGE([.Q3:.Q1002]) * 100" office:value-type="string" office:string-value="" calcext:value-type="error">
            <text:p>#DIV/0!</text:p>
          </table:table-cell>
          <table:table-cell table:style-name="ce3" table:formula="of:=AVERAGE([.R3:.R1002]) * 100" office:value-type="string" office:string-value="" calcext:value-type="error">
            <text:p>#DIV/0!</text:p>
          </table:table-cell>
          <table:table-cell table:style-name="ce3" table:formula="of:=AVERAGE([.S3:.S1002]) * 100" office:value-type="string" office:string-value="" calcext:value-type="error">
            <text:p>#DIV/0!</text:p>
          </table:table-cell>
          <table:table-cell table:style-name="ce3" table:formula="of:=AVERAGE([.T3:.T1002]) * 100" office:value-type="string" office:string-value="" calcext:value-type="error">
            <text:p>#DIV/0!</text:p>
          </table:table-cell>
          <table:table-cell table:style-name="ce3" table:formula="of:=AVERAGE([.U3:.U1002]) * 100" office:value-type="string" office:string-value="" calcext:value-type="error">
            <text:p>#DIV/0!</text:p>
          </table:table-cell>
          <table:table-cell table:style-name="ce3" table:formula="of:=AVERAGE([.V3:.V1002]) * 100" office:value-type="string" office:string-value="" calcext:value-type="error">
            <text:p>#DIV/0!</text:p>
          </table:table-cell>
          <table:table-cell table:style-name="ce3" table:formula="of:=AVERAGE([.W3:.W1002]) * 100" office:value-type="string" office:string-value="" calcext:value-type="error">
            <text:p>#DIV/0!</text:p>
          </table:table-cell>
          <table:table-cell table:style-name="ce3" table:formula="of:=AVERAGE([.X3:.X1002]) * 100" office:value-type="string" office:string-value="" calcext:value-type="error">
            <text:p>#DIV/0!</text:p>
          </table:table-cell>
          <table:table-cell table:style-name="ce3" table:formula="of:=AVERAGE([.Y3:.Y1002]) * 100" office:value-type="string" office:string-value="" calcext:value-type="error">
            <text:p>#DIV/0!</text:p>
          </table:table-cell>
          <table:table-cell table:style-name="ce3" table:formula="of:=AVERAGE([.Z3:.Z1002]) * 100" office:value-type="string" office:string-value="" calcext:value-type="error">
            <text:p>#DIV/0!</text:p>
          </table:table-cell>
          <table:table-cell table:style-name="ce3" table:formula="of:=AVERAGE([.AA3:.AA1002]) * 100" office:value-type="string" office:string-value="" calcext:value-type="error">
            <text:p>#DIV/0!</text:p>
          </table:table-cell>
          <table:table-cell table:style-name="ce3" table:formula="of:=AVERAGE([.AB3:.AB1002]) * 100" office:value-type="string" office:string-value="" calcext:value-type="error">
            <text:p>#DIV/0!</text:p>
          </table:table-cell>
          <table:table-cell table:style-name="ce3" table:formula="of:=AVERAGE([.AC3:.AC1002]) * 100" office:value-type="string" office:string-value="" calcext:value-type="error">
            <text:p>#DIV/0!</text:p>
          </table:table-cell>
          <table:table-cell table:style-name="ce3" table:formula="of:=AVERAGE([.AD3:.AD1002]) * 100" office:value-type="string" office:string-value="" calcext:value-type="error">
            <text:p>#DIV/0!</text:p>
          </table:table-cell>
          <table:table-cell table:style-name="ce3" table:formula="of:=AVERAGE([.AE3:.AE1002]) * 100" office:value-type="string" office:string-value="" calcext:value-type="error">
            <text:p>#DIV/0!</text:p>
          </table:table-cell>
          <table:table-cell table:style-name="ce3" table:formula="of:=AVERAGE([.AF3:.AF1002]) * 100" office:value-type="string" office:string-value="" calcext:value-type="error">
            <text:p>#DIV/0!</text:p>
          </table:table-cell>
          <table:table-cell table:style-name="ce3" table:formula="of:=AVERAGE([.AG3:.AG1002]) * 100" office:value-type="string" office:string-value="" calcext:value-type="error">
            <text:p>#DIV/0!</text:p>
          </table:table-cell>
          <table:table-cell table:style-name="ce3" table:formula="of:=AVERAGE([.AH3:.AH1002]) * 100" office:value-type="string" office:string-value="" calcext:value-type="error">
            <text:p>#DIV/0!</text:p>
          </table:table-cell>
          <table:table-cell table:style-name="ce3" table:formula="of:=AVERAGE([.AI3:.AI1002]) * 100" office:value-type="string" office:string-value="" calcext:value-type="error">
            <text:p>#DIV/0!</text:p>
          </table:table-cell>
          <table:table-cell table:style-name="ce3" table:formula="of:=AVERAGE([.AJ3:.AJ1002]) * 100" office:value-type="string" office:string-value="" calcext:value-type="error">
            <text:p>#DIV/0!</text:p>
          </table:table-cell>
          <table:table-cell table:style-name="ce3" table:formula="of:=AVERAGE([.AK3:.AK1002]) * 100" office:value-type="string" office:string-value="" calcext:value-type="error">
            <text:p>#DIV/0!</text:p>
          </table:table-cell>
          <table:table-cell table:style-name="ce3" table:formula="of:=AVERAGE([.AL3:.AL1002]) * 100" office:value-type="string" office:string-value="" calcext:value-type="error">
            <text:p>#DIV/0!</text:p>
          </table:table-cell>
          <table:table-cell table:style-name="ce3" table:formula="of:=AVERAGE([.AM3:.AM1002]) * 100" office:value-type="string" office:string-value="" calcext:value-type="error">
            <text:p>#DIV/0!</text:p>
          </table:table-cell>
          <table:table-cell table:style-name="ce3" table:formula="of:=AVERAGE([.AN3:.AN1002]) * 100" office:value-type="string" office:string-value="" calcext:value-type="error">
            <text:p>#DIV/0!</text:p>
          </table:table-cell>
          <table:table-cell table:style-name="ce3" table:formula="of:=AVERAGE([.AO3:.AO1002]) * 100" office:value-type="string" office:string-value="" calcext:value-type="error">
            <text:p>#DIV/0!</text:p>
          </table:table-cell>
          <table:table-cell table:style-name="ce3" table:formula="of:=AVERAGE([.AP3:.AP1002]) * 100" office:value-type="string" office:string-value="" calcext:value-type="error">
            <text:p>#DIV/0!</text:p>
          </table:table-cell>
          <table:table-cell table:style-name="ce3" table:formula="of:=AVERAGE([.AQ3:.AQ1002]) * 100" office:value-type="string" office:string-value="" calcext:value-type="error">
            <text:p>#DIV/0!</text:p>
          </table:table-cell>
          <table:table-cell table:style-name="ce3" table:formula="of:=AVERAGE([.AR3:.AR1002]) * 100" office:value-type="string" office:string-value="" calcext:value-type="error">
            <text:p>#DIV/0!</text:p>
          </table:table-cell>
          <table:table-cell table:style-name="ce3" table:formula="of:=AVERAGE([.AS3:.AS1002]) * 100" office:value-type="string" office:string-value="" calcext:value-type="error">
            <text:p>#DIV/0!</text:p>
          </table:table-cell>
          <table:table-cell table:style-name="ce3" table:formula="of:=AVERAGE([.AT3:.AT1002]) * 100" office:value-type="string" office:string-value="" calcext:value-type="error">
            <text:p>#DIV/0!</text:p>
          </table:table-cell>
          <table:table-cell table:style-name="ce3" table:formula="of:=AVERAGE([.AU3:.AU1002]) * 100" office:value-type="string" office:string-value="" calcext:value-type="error">
            <text:p>#DIV/0!</text:p>
          </table:table-cell>
          <table:table-cell table:style-name="ce3" table:formula="of:=AVERAGE([.AV3:.AV1002]) * 100" office:value-type="string" office:string-value="" calcext:value-type="error">
            <text:p>#DIV/0!</text:p>
          </table:table-cell>
          <table:table-cell table:style-name="ce3" table:formula="of:=AVERAGE([.AW3:.AW1002]) * 100" office:value-type="string" office:string-value="" calcext:value-type="error">
            <text:p>#DIV/0!</text:p>
          </table:table-cell>
          <table:table-cell table:style-name="ce3" table:formula="of:=AVERAGE([.AX3:.AX1002]) * 100" office:value-type="string" office:string-value="" calcext:value-type="error">
            <text:p>#DIV/0!</text:p>
          </table:table-cell>
          <table:table-cell table:style-name="ce3" table:formula="of:=AVERAGE([.AY3:.AY1002]) * 100" office:value-type="string" office:string-value="" calcext:value-type="error">
            <text:p>#DIV/0!</text:p>
          </table:table-cell>
          <table:table-cell table:style-name="ce3" table:formula="of:=AVERAGE([.AZ3:.AZ1002]) * 100" office:value-type="string" office:string-value="" calcext:value-type="error">
            <text:p>#DIV/0!</text:p>
          </table:table-cell>
          <table:table-cell table:style-name="ce3" table:formula="of:=AVERAGE([.BA3:.BA1002]) * 100" office:value-type="string" office:string-value="" calcext:value-type="error">
            <text:p>#DIV/0!</text:p>
          </table:table-cell>
          <table:table-cell table:style-name="ce3" table:formula="of:=AVERAGE([.BB3:.BB1002]) * 100" office:value-type="string" office:string-value="" calcext:value-type="error">
            <text:p>#DIV/0!</text:p>
          </table:table-cell>
          <table:table-cell table:style-name="ce3" table:formula="of:=AVERAGE([.BC3:.BC1002]) * 100" office:value-type="string" office:string-value="" calcext:value-type="error">
            <text:p>#DIV/0!</text:p>
          </table:table-cell>
          <table:table-cell table:style-name="ce3" table:formula="of:=AVERAGE([.BD3:.BD1002]) * 100" office:value-type="string" office:string-value="" calcext:value-type="error">
            <text:p>#DIV/0!</text:p>
          </table:table-cell>
          <table:table-cell table:style-name="ce3" table:formula="of:=AVERAGE([.BE3:.BE1002]) * 100" office:value-type="string" office:string-value="" calcext:value-type="error">
            <text:p>#DIV/0!</text:p>
          </table:table-cell>
          <table:table-cell table:style-name="ce3" table:formula="of:=AVERAGE([.BF3:.BF1002]) * 100" office:value-type="string" office:string-value="" calcext:value-type="error">
            <text:p>#DIV/0!</text:p>
          </table:table-cell>
          <table:table-cell table:style-name="ce3" table:formula="of:=AVERAGE([.BG3:.BG1002]) * 100" office:value-type="string" office:string-value="" calcext:value-type="error">
            <text:p>#DIV/0!</text:p>
          </table:table-cell>
          <table:table-cell table:style-name="ce3" table:formula="of:=AVERAGE([.BH3:.BH1002]) * 100" office:value-type="string" office:string-value="" calcext:value-type="error">
            <text:p>#DIV/0!</text:p>
          </table:table-cell>
          <table:table-cell table:style-name="ce3" table:formula="of:=AVERAGE([.BI3:.BI1002]) * 100" office:value-type="string" office:string-value="" calcext:value-type="error">
            <text:p>#DIV/0!</text:p>
          </table:table-cell>
          <table:table-cell table:style-name="ce3" table:formula="of:=AVERAGE([.BJ3:.BJ1002]) * 100" office:value-type="string" office:string-value="" calcext:value-type="error">
            <text:p>#DIV/0!</text:p>
          </table:table-cell>
          <table:table-cell table:style-name="ce3" table:formula="of:=AVERAGE([.BK3:.BK1002]) * 100" office:value-type="string" office:string-value="" calcext:value-type="error">
            <text:p>#DIV/0!</text:p>
          </table:table-cell>
          <table:table-cell table:style-name="ce3" table:formula="of:=AVERAGE([.BL3:.BL1002]) * 100" office:value-type="string" office:string-value="" calcext:value-type="error">
            <text:p>#DIV/0!</text:p>
          </table:table-cell>
          <table:table-cell table:style-name="ce3" table:formula="of:=AVERAGE([.BM3:.BM1002]) * 100" office:value-type="string" office:string-value="" calcext:value-type="error">
            <text:p>#DIV/0!</text:p>
          </table:table-cell>
          <table:table-cell table:style-name="ce3" table:formula="of:=AVERAGE([.BN3:.BN1002]) * 100" office:value-type="string" office:string-value="" calcext:value-type="error">
            <text:p>#DIV/0!</text:p>
          </table:table-cell>
          <table:table-cell table:style-name="ce3" table:formula="of:=AVERAGE([.BO3:.BO1002]) * 100" office:value-type="string" office:string-value="" calcext:value-type="error">
            <text:p>#DIV/0!</text:p>
          </table:table-cell>
          <table:table-cell table:style-name="ce3" table:formula="of:=AVERAGE([.BP3:.BP1002]) * 100" office:value-type="string" office:string-value="" calcext:value-type="error">
            <text:p>#DIV/0!</text:p>
          </table:table-cell>
          <table:table-cell table:style-name="ce3" table:formula="of:=AVERAGE([.BQ3:.BQ1002]) * 100" office:value-type="string" office:string-value="" calcext:value-type="error">
            <text:p>#DIV/0!</text:p>
          </table:table-cell>
          <table:table-cell table:style-name="ce3" table:formula="of:=AVERAGE([.BR3:.BR1002]) * 100" office:value-type="string" office:string-value="" calcext:value-type="error">
            <text:p>#DIV/0!</text:p>
          </table:table-cell>
          <table:table-cell table:style-name="ce3" table:formula="of:=AVERAGE([.BS3:.BS1002]) * 100" office:value-type="string" office:string-value="" calcext:value-type="error">
            <text:p>#DIV/0!</text:p>
          </table:table-cell>
          <table:table-cell table:style-name="ce3" table:formula="of:=AVERAGE([.BT3:.BT1002]) * 100" office:value-type="string" office:string-value="" calcext:value-type="error">
            <text:p>#DIV/0!</text:p>
          </table:table-cell>
          <table:table-cell table:style-name="ce3" table:formula="of:=AVERAGE([.BU3:.BU1002]) * 100" office:value-type="string" office:string-value="" calcext:value-type="error">
            <text:p>#DIV/0!</text:p>
          </table:table-cell>
          <table:table-cell table:style-name="ce3" table:formula="of:=AVERAGE([.BV3:.BV1002]) * 100" office:value-type="string" office:string-value="" calcext:value-type="error">
            <text:p>#DIV/0!</text:p>
          </table:table-cell>
          <table:table-cell table:style-name="ce3" table:formula="of:=AVERAGE([.BW3:.BW1002]) * 100" office:value-type="string" office:string-value="" calcext:value-type="error">
            <text:p>#DIV/0!</text:p>
          </table:table-cell>
          <table:table-cell table:style-name="ce3" table:formula="of:=AVERAGE([.BX3:.BX1002]) * 100" office:value-type="string" office:string-value="" calcext:value-type="error">
            <text:p>#DIV/0!</text:p>
          </table:table-cell>
          <table:table-cell table:style-name="ce3" table:formula="of:=AVERAGE([.BY3:.BY1002]) * 100" office:value-type="string" office:string-value="" calcext:value-type="error">
            <text:p>#DIV/0!</text:p>
          </table:table-cell>
          <table:table-cell table:style-name="ce3" table:formula="of:=AVERAGE([.BZ3:.BZ1002]) * 100" office:value-type="string" office:string-value="" calcext:value-type="error">
            <text:p>#DIV/0!</text:p>
          </table:table-cell>
          <table:table-cell table:style-name="ce3" table:formula="of:=AVERAGE([.CA3:.CA1002]) * 100" office:value-type="string" office:string-value="" calcext:value-type="error">
            <text:p>#DIV/0!</text:p>
          </table:table-cell>
          <table:table-cell table:style-name="ce3" table:formula="of:=AVERAGE([.CB3:.CB1002]) * 100" office:value-type="string" office:string-value="" calcext:value-type="error">
            <text:p>#DIV/0!</text:p>
          </table:table-cell>
          <table:table-cell table:style-name="ce3" table:formula="of:=AVERAGE([.CC3:.CC1002]) * 100" office:value-type="string" office:string-value="" calcext:value-type="error">
            <text:p>#DIV/0!</text:p>
          </table:table-cell>
          <table:table-cell table:style-name="ce3" table:formula="of:=AVERAGE([.CD3:.CD1002]) * 100" office:value-type="string" office:string-value="" calcext:value-type="error">
            <text:p>#DIV/0!</text:p>
          </table:table-cell>
          <table:table-cell table:style-name="ce3" table:formula="of:=AVERAGE([.CE3:.CE1002]) * 100" office:value-type="string" office:string-value="" calcext:value-type="error">
            <text:p>#DIV/0!</text:p>
          </table:table-cell>
          <table:table-cell table:style-name="ce3" table:formula="of:=AVERAGE([.CF3:.CF1002]) * 100" office:value-type="string" office:string-value="" calcext:value-type="error">
            <text:p>#DIV/0!</text:p>
          </table:table-cell>
          <table:table-cell table:style-name="ce3" table:formula="of:=AVERAGE([.CG3:.CG1002]) * 100" office:value-type="string" office:string-value="" calcext:value-type="error">
            <text:p>#DIV/0!</text:p>
          </table:table-cell>
          <table:table-cell table:style-name="ce3" table:formula="of:=AVERAGE([.CH3:.CH1002]) * 100" office:value-type="string" office:string-value="" calcext:value-type="error">
            <text:p>#DIV/0!</text:p>
          </table:table-cell>
          <table:table-cell table:style-name="ce3" table:formula="of:=AVERAGE([.CI3:.CI1002]) * 100" office:value-type="string" office:string-value="" calcext:value-type="error">
            <text:p>#DIV/0!</text:p>
          </table:table-cell>
          <table:table-cell table:style-name="ce3" table:formula="of:=AVERAGE([.CJ3:.CJ1002]) * 100" office:value-type="string" office:string-value="" calcext:value-type="error">
            <text:p>#DIV/0!</text:p>
          </table:table-cell>
          <table:table-cell table:style-name="ce3" table:formula="of:=AVERAGE([.CK3:.CK1002]) * 100" office:value-type="string" office:string-value="" calcext:value-type="error">
            <text:p>#DIV/0!</text:p>
          </table:table-cell>
          <table:table-cell table:style-name="ce3" table:formula="of:=AVERAGE([.CL3:.CL1002]) * 100" office:value-type="string" office:string-value="" calcext:value-type="error">
            <text:p>#DIV/0!</text:p>
          </table:table-cell>
          <table:table-cell table:style-name="ce3" table:formula="of:=AVERAGE([.CM3:.CM1002]) * 100" office:value-type="string" office:string-value="" calcext:value-type="error">
            <text:p>#DIV/0!</text:p>
          </table:table-cell>
          <table:table-cell table:style-name="ce3" table:formula="of:=AVERAGE([.CN3:.CN1002]) * 100" office:value-type="string" office:string-value="" calcext:value-type="error">
            <text:p>#DIV/0!</text:p>
          </table:table-cell>
          <table:table-cell table:style-name="ce3" table:formula="of:=AVERAGE([.CO3:.CO1002]) * 100" office:value-type="string" office:string-value="" calcext:value-type="error">
            <text:p>#DIV/0!</text:p>
          </table:table-cell>
          <table:table-cell table:style-name="ce3" table:formula="of:=AVERAGE([.CP3:.CP1002]) * 100" office:value-type="string" office:string-value="" calcext:value-type="error">
            <text:p>#DIV/0!</text:p>
          </table:table-cell>
          <table:table-cell table:style-name="ce3" table:formula="of:=AVERAGE([.CQ3:.CQ1002]) * 100" office:value-type="string" office:string-value="" calcext:value-type="error">
            <text:p>#DIV/0!</text:p>
          </table:table-cell>
          <table:table-cell table:style-name="ce3" table:formula="of:=AVERAGE([.CR3:.CR1002]) * 100" office:value-type="string" office:string-value="" calcext:value-type="error">
            <text:p>#DIV/0!</text:p>
          </table:table-cell>
          <table:table-cell table:style-name="ce3" table:formula="of:=AVERAGE([.CS3:.CS1002]) * 100" office:value-type="string" office:string-value="" calcext:value-type="error">
            <text:p>#DIV/0!</text:p>
          </table:table-cell>
          <table:table-cell table:style-name="ce3" table:formula="of:=AVERAGE([.CT3:.CT1002]) * 100" office:value-type="string" office:string-value="" calcext:value-type="error">
            <text:p>#DIV/0!</text:p>
          </table:table-cell>
          <table:table-cell table:style-name="ce3" table:formula="of:=AVERAGE([.CU3:.CU1002]) * 100" office:value-type="string" office:string-value="" calcext:value-type="error">
            <text:p>#DIV/0!</text:p>
          </table:table-cell>
          <table:table-cell table:style-name="ce3" table:formula="of:=AVERAGE([.CV3:.CV1002]) * 100" office:value-type="string" office:string-value="" calcext:value-type="error">
            <text:p>#DIV/0!</text:p>
          </table:table-cell>
          <table:table-cell table:style-name="ce3" table:formula="of:=AVERAGE([.CW3:.CW1002]) * 100" office:value-type="string" office:string-value="" calcext:value-type="error">
            <text:p>#DIV/0!</text:p>
          </table:table-cell>
          <table:table-cell table:style-name="ce3" table:formula="of:=AVERAGE([.CX3:.CX1002]) * 100" office:value-type="string" office:string-value="" calcext:value-type="error">
            <text:p>#DIV/0!</text:p>
          </table:table-cell>
          <table:table-cell table:style-name="ce3" table:formula="of:=AVERAGE([.CY3:.CY1002]) * 100" office:value-type="string" office:string-value="" calcext:value-type="error">
            <text:p>#DIV/0!</text:p>
          </table:table-cell>
          <table:table-cell table:style-name="ce3" table:formula="of:=AVERAGE([.CZ3:.CZ1002]) * 100" office:value-type="string" office:string-value="" calcext:value-type="error">
            <text:p>#DIV/0!</text:p>
          </table:table-cell>
          <table:table-cell table:style-name="ce3" table:formula="of:=AVERAGE([.DA3:.DA1002]) * 100" office:value-type="string" office:string-value="" calcext:value-type="error">
            <text:p>#DIV/0!</text:p>
          </table:table-cell>
          <table:table-cell table:style-name="ce3" table:formula="of:=AVERAGE([.DB3:.DB1002]) * 100" office:value-type="string" office:string-value="" calcext:value-type="error">
            <text:p>#DIV/0!</text:p>
          </table:table-cell>
          <table:table-cell table:style-name="ce3" table:formula="of:=AVERAGE([.DC3:.DC1002]) * 100" office:value-type="string" office:string-value="" calcext:value-type="error">
            <text:p>#DIV/0!</text:p>
          </table:table-cell>
          <table:table-cell table:style-name="ce3" table:formula="of:=AVERAGE([.DD3:.DD1002]) * 100" office:value-type="string" office:string-value="" calcext:value-type="error">
            <text:p>#DIV/0!</text:p>
          </table:table-cell>
          <table:table-cell table:style-name="ce3" table:formula="of:=AVERAGE([.DE3:.DE1002]) * 100" office:value-type="string" office:string-value="" calcext:value-type="error">
            <text:p>#DIV/0!</text:p>
          </table:table-cell>
          <table:table-cell table:style-name="ce3" table:formula="of:=AVERAGE([.DF3:.DF1002]) * 100" office:value-type="string" office:string-value="" calcext:value-type="error">
            <text:p>#DIV/0!</text:p>
          </table:table-cell>
          <table:table-cell table:style-name="ce3" table:formula="of:=AVERAGE([.DG3:.DG1002]) * 100" office:value-type="string" office:string-value="" calcext:value-type="error">
            <text:p>#DIV/0!</text:p>
          </table:table-cell>
          <table:table-cell table:style-name="ce3" table:formula="of:=AVERAGE([.DH3:.DH1002]) * 100" office:value-type="string" office:string-value="" calcext:value-type="error">
            <text:p>#DIV/0!</text:p>
          </table:table-cell>
          <table:table-cell table:style-name="ce3" table:formula="of:=AVERAGE([.DI3:.DI1002]) * 100" office:value-type="string" office:string-value="" calcext:value-type="error">
            <text:p>#DIV/0!</text:p>
          </table:table-cell>
          <table:table-cell table:style-name="ce3" table:formula="of:=AVERAGE([.DJ3:.DJ1002]) * 100" office:value-type="string" office:string-value="" calcext:value-type="error">
            <text:p>#DIV/0!</text:p>
          </table:table-cell>
          <table:table-cell table:style-name="ce3" table:formula="of:=AVERAGE([.DK3:.DK1002]) * 100" office:value-type="string" office:string-value="" calcext:value-type="error">
            <text:p>#DIV/0!</text:p>
          </table:table-cell>
          <table:table-cell table:style-name="ce3" table:formula="of:=AVERAGE([.DL3:.DL1002]) * 100" office:value-type="string" office:string-value="" calcext:value-type="error">
            <text:p>#DIV/0!</text:p>
          </table:table-cell>
          <table:table-cell table:style-name="ce3" table:formula="of:=AVERAGE([.DM3:.DM1002]) * 100" office:value-type="string" office:string-value="" calcext:value-type="error">
            <text:p>#DIV/0!</text:p>
          </table:table-cell>
          <table:table-cell table:style-name="ce3" table:formula="of:=AVERAGE([.DN3:.DN1002]) * 100" office:value-type="string" office:string-value="" calcext:value-type="error">
            <text:p>#DIV/0!</text:p>
          </table:table-cell>
          <table:table-cell table:style-name="ce3" table:formula="of:=AVERAGE([.DO3:.DO1002]) * 100" office:value-type="string" office:string-value="" calcext:value-type="error">
            <text:p>#DIV/0!</text:p>
          </table:table-cell>
          <table:table-cell table:style-name="ce3" table:formula="of:=AVERAGE([.DP3:.DP1002]) * 100" office:value-type="string" office:string-value="" calcext:value-type="error">
            <text:p>#DIV/0!</text:p>
          </table:table-cell>
          <table:table-cell table:style-name="ce3" table:formula="of:=AVERAGE([.DQ3:.DQ1002]) * 100" office:value-type="string" office:string-value="" calcext:value-type="error">
            <text:p>#DIV/0!</text:p>
          </table:table-cell>
          <table:table-cell table:style-name="ce3" table:formula="of:=AVERAGE([.DR3:.DR1002]) * 100" office:value-type="string" office:string-value="" calcext:value-type="error">
            <text:p>#DIV/0!</text:p>
          </table:table-cell>
          <table:table-cell table:style-name="ce3" table:formula="of:=AVERAGE([.DS3:.DS1002]) * 100" office:value-type="string" office:string-value="" calcext:value-type="error">
            <text:p>#DIV/0!</text:p>
          </table:table-cell>
          <table:table-cell table:style-name="ce3" table:formula="of:=AVERAGE([.DT3:.DT1002]) * 100" office:value-type="string" office:string-value="" calcext:value-type="error">
            <text:p>#DIV/0!</text:p>
          </table:table-cell>
          <table:table-cell table:style-name="ce3" table:formula="of:=AVERAGE([.DU3:.DU1002]) * 100" office:value-type="string" office:string-value="" calcext:value-type="error">
            <text:p>#DIV/0!</text:p>
          </table:table-cell>
          <table:table-cell table:style-name="ce3" table:formula="of:=AVERAGE([.DV3:.DV1002]) * 100" office:value-type="string" office:string-value="" calcext:value-type="error">
            <text:p>#DIV/0!</text:p>
          </table:table-cell>
          <table:table-cell table:style-name="ce3" table:formula="of:=AVERAGE([.DW3:.DW1002]) * 100" office:value-type="string" office:string-value="" calcext:value-type="error">
            <text:p>#DIV/0!</text:p>
          </table:table-cell>
          <table:table-cell table:style-name="ce3" table:formula="of:=AVERAGE([.DX3:.DX1002]) * 100" office:value-type="string" office:string-value="" calcext:value-type="error">
            <text:p>#DIV/0!</text:p>
          </table:table-cell>
          <table:table-cell table:style-name="ce3" table:formula="of:=AVERAGE([.DY3:.DY1002]) * 100" office:value-type="string" office:string-value="" calcext:value-type="error">
            <text:p>#DIV/0!</text:p>
          </table:table-cell>
          <table:table-cell table:style-name="ce3" table:formula="of:=AVERAGE([.DZ3:.DZ1002]) * 100" office:value-type="string" office:string-value="" calcext:value-type="error">
            <text:p>#DIV/0!</text:p>
          </table:table-cell>
          <table:table-cell table:style-name="ce3" table:formula="of:=AVERAGE([.EA3:.EA1002]) * 100" office:value-type="string" office:string-value="" calcext:value-type="error">
            <text:p>#DIV/0!</text:p>
          </table:table-cell>
          <table:table-cell table:style-name="ce3" table:formula="of:=AVERAGE([.EB3:.EB1002]) * 100" office:value-type="string" office:string-value="" calcext:value-type="error">
            <text:p>#DIV/0!</text:p>
          </table:table-cell>
          <table:table-cell table:style-name="ce3" table:formula="of:=AVERAGE([.EC3:.EC1002]) * 100" office:value-type="string" office:string-value="" calcext:value-type="error">
            <text:p>#DIV/0!</text:p>
          </table:table-cell>
          <table:table-cell table:style-name="ce3" table:formula="of:=AVERAGE([.ED3:.ED1002]) * 100" office:value-type="string" office:string-value="" calcext:value-type="error">
            <text:p>#DIV/0!</text:p>
          </table:table-cell>
          <table:table-cell table:style-name="ce3" table:formula="of:=AVERAGE([.EE3:.EE1002]) * 100" office:value-type="string" office:string-value="" calcext:value-type="error">
            <text:p>#DIV/0!</text:p>
          </table:table-cell>
          <table:table-cell table:style-name="ce3" table:formula="of:=AVERAGE([.EF3:.EF1002]) * 100" office:value-type="string" office:string-value="" calcext:value-type="error">
            <text:p>#DIV/0!</text:p>
          </table:table-cell>
          <table:table-cell table:style-name="ce3" table:formula="of:=AVERAGE([.EG3:.EG1002]) * 100" office:value-type="string" office:string-value="" calcext:value-type="error">
            <text:p>#DIV/0!</text:p>
          </table:table-cell>
          <table:table-cell table:style-name="ce3" table:formula="of:=AVERAGE([.EH3:.EH1002]) * 100" office:value-type="string" office:string-value="" calcext:value-type="error">
            <text:p>#DIV/0!</text:p>
          </table:table-cell>
          <table:table-cell table:style-name="ce3" table:formula="of:=AVERAGE([.EI3:.EI1002]) * 100" office:value-type="string" office:string-value="" calcext:value-type="error">
            <text:p>#DIV/0!</text:p>
          </table:table-cell>
          <table:table-cell table:style-name="ce3" table:formula="of:=AVERAGE([.EJ3:.EJ1002]) * 100" office:value-type="string" office:string-value="" calcext:value-type="error">
            <text:p>#DIV/0!</text:p>
          </table:table-cell>
          <table:table-cell table:style-name="ce3" table:formula="of:=AVERAGE([.EK3:.EK1002]) * 100" office:value-type="string" office:string-value="" calcext:value-type="error">
            <text:p>#DIV/0!</text:p>
          </table:table-cell>
          <table:table-cell table:style-name="ce3" table:formula="of:=AVERAGE([.EL3:.EL1002]) * 100" office:value-type="string" office:string-value="" calcext:value-type="error">
            <text:p>#DIV/0!</text:p>
          </table:table-cell>
          <table:table-cell table:style-name="ce3" table:formula="of:=AVERAGE([.EM3:.EM1002]) * 100" office:value-type="string" office:string-value="" calcext:value-type="error">
            <text:p>#DIV/0!</text:p>
          </table:table-cell>
          <table:table-cell table:style-name="ce3" table:formula="of:=AVERAGE([.EN3:.EN1002]) * 100" office:value-type="string" office:string-value="" calcext:value-type="error">
            <text:p>#DIV/0!</text:p>
          </table:table-cell>
          <table:table-cell table:style-name="ce3" table:formula="of:=AVERAGE([.EO3:.EO1002]) * 100" office:value-type="string" office:string-value="" calcext:value-type="error">
            <text:p>#DIV/0!</text:p>
          </table:table-cell>
          <table:table-cell table:style-name="ce3" table:formula="of:=AVERAGE([.EP3:.EP1002]) * 100" office:value-type="string" office:string-value="" calcext:value-type="error">
            <text:p>#DIV/0!</text:p>
          </table:table-cell>
          <table:table-cell table:style-name="ce3" table:formula="of:=AVERAGE([.EQ3:.EQ1002]) * 100" office:value-type="string" office:string-value="" calcext:value-type="error">
            <text:p>#DIV/0!</text:p>
          </table:table-cell>
          <table:table-cell table:style-name="ce3" table:formula="of:=AVERAGE([.ER3:.ER1002]) * 100" office:value-type="string" office:string-value="" calcext:value-type="error">
            <text:p>#DIV/0!</text:p>
          </table:table-cell>
          <table:table-cell table:style-name="ce3" table:formula="of:=AVERAGE([.ES3:.ES1002]) * 100" office:value-type="string" office:string-value="" calcext:value-type="error">
            <text:p>#DIV/0!</text:p>
          </table:table-cell>
          <table:table-cell table:style-name="ce3" table:formula="of:=AVERAGE([.ET3:.ET1002]) * 100" office:value-type="string" office:string-value="" calcext:value-type="error">
            <text:p>#DIV/0!</text:p>
          </table:table-cell>
          <table:table-cell table:style-name="ce3" table:formula="of:=AVERAGE([.EU3:.EU1002]) * 100" office:value-type="string" office:string-value="" calcext:value-type="error">
            <text:p>#DIV/0!</text:p>
          </table:table-cell>
          <table:table-cell table:style-name="ce3" table:formula="of:=AVERAGE([.EV3:.EV1002]) * 100" office:value-type="string" office:string-value="" calcext:value-type="error">
            <text:p>#DIV/0!</text:p>
          </table:table-cell>
          <table:table-cell table:style-name="ce3" table:formula="of:=AVERAGE([.EW3:.EW1002]) * 100" office:value-type="string" office:string-value="" calcext:value-type="error">
            <text:p>#DIV/0!</text:p>
          </table:table-cell>
          <table:table-cell table:style-name="ce3" table:formula="of:=AVERAGE([.EX3:.EX1002]) * 100" office:value-type="string" office:string-value="" calcext:value-type="error">
            <text:p>#DIV/0!</text:p>
          </table:table-cell>
          <table:table-cell table:style-name="ce3" table:formula="of:=AVERAGE([.EY3:.EY1002]) * 100" office:value-type="string" office:string-value="" calcext:value-type="error">
            <text:p>#DIV/0!</text:p>
          </table:table-cell>
          <table:table-cell table:style-name="ce3" table:formula="of:=AVERAGE([.EZ3:.EZ1002]) * 100" office:value-type="string" office:string-value="" calcext:value-type="error">
            <text:p>#DIV/0!</text:p>
          </table:table-cell>
          <table:table-cell table:style-name="ce3" table:formula="of:=AVERAGE([.FA3:.FA1002]) * 100" office:value-type="string" office:string-value="" calcext:value-type="error">
            <text:p>#DIV/0!</text:p>
          </table:table-cell>
          <table:table-cell table:style-name="ce3" table:formula="of:=AVERAGE([.FB3:.FB1002]) * 100" office:value-type="string" office:string-value="" calcext:value-type="error">
            <text:p>#DIV/0!</text:p>
          </table:table-cell>
          <table:table-cell table:style-name="ce3" table:formula="of:=AVERAGE([.FC3:.FC1002]) * 100" office:value-type="string" office:string-value="" calcext:value-type="error">
            <text:p>#DIV/0!</text:p>
          </table:table-cell>
          <table:table-cell table:style-name="ce3" table:formula="of:=AVERAGE([.FD3:.FD1002]) * 100" office:value-type="string" office:string-value="" calcext:value-type="error">
            <text:p>#DIV/0!</text:p>
          </table:table-cell>
          <table:table-cell table:style-name="ce3" table:formula="of:=AVERAGE([.FE3:.FE1002]) * 100" office:value-type="string" office:string-value="" calcext:value-type="error">
            <text:p>#DIV/0!</text:p>
          </table:table-cell>
          <table:table-cell table:style-name="ce3" table:formula="of:=AVERAGE([.FF3:.FF1002]) * 100" office:value-type="string" office:string-value="" calcext:value-type="error">
            <text:p>#DIV/0!</text:p>
          </table:table-cell>
          <table:table-cell table:style-name="ce3" table:formula="of:=AVERAGE([.FG3:.FG1002]) * 100" office:value-type="string" office:string-value="" calcext:value-type="error">
            <text:p>#DIV/0!</text:p>
          </table:table-cell>
          <table:table-cell table:style-name="ce3" table:formula="of:=AVERAGE([.FH3:.FH1002]) * 100" office:value-type="string" office:string-value="" calcext:value-type="error">
            <text:p>#DIV/0!</text:p>
          </table:table-cell>
          <table:table-cell table:style-name="ce3" table:formula="of:=AVERAGE([.FI3:.FI1002]) * 100" office:value-type="string" office:string-value="" calcext:value-type="error">
            <text:p>#DIV/0!</text:p>
          </table:table-cell>
          <table:table-cell table:style-name="ce3" table:formula="of:=AVERAGE([.FJ3:.FJ1002]) * 100" office:value-type="string" office:string-value="" calcext:value-type="error">
            <text:p>#DIV/0!</text:p>
          </table:table-cell>
          <table:table-cell table:style-name="ce3" table:formula="of:=AVERAGE([.FK3:.FK1002]) * 100" office:value-type="string" office:string-value="" calcext:value-type="error">
            <text:p>#DIV/0!</text:p>
          </table:table-cell>
          <table:table-cell table:style-name="ce3" table:formula="of:=AVERAGE([.FL3:.FL1002]) * 100" office:value-type="string" office:string-value="" calcext:value-type="error">
            <text:p>#DIV/0!</text:p>
          </table:table-cell>
          <table:table-cell table:style-name="ce3" table:formula="of:=AVERAGE([.FM3:.FM1002]) * 100" office:value-type="string" office:string-value="" calcext:value-type="error">
            <text:p>#DIV/0!</text:p>
          </table:table-cell>
          <table:table-cell table:style-name="ce3" table:formula="of:=AVERAGE([.FN3:.FN1002]) * 100" office:value-type="string" office:string-value="" calcext:value-type="error">
            <text:p>#DIV/0!</text:p>
          </table:table-cell>
          <table:table-cell table:style-name="ce3" table:formula="of:=AVERAGE([.FO3:.FO1002]) * 100" office:value-type="string" office:string-value="" calcext:value-type="error">
            <text:p>#DIV/0!</text:p>
          </table:table-cell>
          <table:table-cell table:style-name="ce3" table:formula="of:=AVERAGE([.FP3:.FP1002]) * 100" office:value-type="string" office:string-value="" calcext:value-type="error">
            <text:p>#DIV/0!</text:p>
          </table:table-cell>
          <table:table-cell table:style-name="ce3" table:formula="of:=AVERAGE([.FQ3:.FQ1002]) * 100" office:value-type="string" office:string-value="" calcext:value-type="error">
            <text:p>#DIV/0!</text:p>
          </table:table-cell>
          <table:table-cell table:style-name="ce3" table:formula="of:=AVERAGE([.FR3:.FR1002]) * 100" office:value-type="string" office:string-value="" calcext:value-type="error">
            <text:p>#DIV/0!</text:p>
          </table:table-cell>
          <table:table-cell table:style-name="ce3" table:formula="of:=AVERAGE([.FS3:.FS1002]) * 100" office:value-type="string" office:string-value="" calcext:value-type="error">
            <text:p>#DIV/0!</text:p>
          </table:table-cell>
          <table:table-cell table:style-name="ce3" table:formula="of:=AVERAGE([.FT3:.FT1002]) * 100" office:value-type="string" office:string-value="" calcext:value-type="error">
            <text:p>#DIV/0!</text:p>
          </table:table-cell>
          <table:table-cell table:style-name="ce3" table:formula="of:=AVERAGE([.FU3:.FU1002]) * 100" office:value-type="string" office:string-value="" calcext:value-type="error">
            <text:p>#DIV/0!</text:p>
          </table:table-cell>
          <table:table-cell table:style-name="ce3" table:formula="of:=AVERAGE([.FV3:.FV1002]) * 100" office:value-type="string" office:string-value="" calcext:value-type="error">
            <text:p>#DIV/0!</text:p>
          </table:table-cell>
          <table:table-cell table:style-name="ce3" table:formula="of:=AVERAGE([.FW3:.FW1002]) * 100" office:value-type="string" office:string-value="" calcext:value-type="error">
            <text:p>#DIV/0!</text:p>
          </table:table-cell>
          <table:table-cell table:style-name="ce3" table:formula="of:=AVERAGE([.FX3:.FX1002]) * 100" office:value-type="string" office:string-value="" calcext:value-type="error">
            <text:p>#DIV/0!</text:p>
          </table:table-cell>
          <table:table-cell table:style-name="ce3" table:formula="of:=AVERAGE([.FY3:.FY1002]) * 100" office:value-type="string" office:string-value="" calcext:value-type="error">
            <text:p>#DIV/0!</text:p>
          </table:table-cell>
          <table:table-cell table:style-name="ce3" table:formula="of:=AVERAGE([.FZ3:.FZ1002]) * 100" office:value-type="string" office:string-value="" calcext:value-type="error">
            <text:p>#DIV/0!</text:p>
          </table:table-cell>
          <table:table-cell table:style-name="ce3" table:formula="of:=AVERAGE([.GA3:.GA1002]) * 100" office:value-type="string" office:string-value="" calcext:value-type="error">
            <text:p>#DIV/0!</text:p>
          </table:table-cell>
          <table:table-cell table:style-name="ce3" table:formula="of:=AVERAGE([.GB3:.GB1002]) * 100" office:value-type="string" office:string-value="" calcext:value-type="error">
            <text:p>#DIV/0!</text:p>
          </table:table-cell>
          <table:table-cell table:style-name="ce3" table:formula="of:=AVERAGE([.GC3:.GC1002]) * 100" office:value-type="string" office:string-value="" calcext:value-type="error">
            <text:p>#DIV/0!</text:p>
          </table:table-cell>
          <table:table-cell table:style-name="ce3" table:formula="of:=AVERAGE([.GD3:.GD1002]) * 100" office:value-type="string" office:string-value="" calcext:value-type="error">
            <text:p>#DIV/0!</text:p>
          </table:table-cell>
          <table:table-cell table:style-name="ce3" table:formula="of:=AVERAGE([.GE3:.GE1002]) * 100" office:value-type="string" office:string-value="" calcext:value-type="error">
            <text:p>#DIV/0!</text:p>
          </table:table-cell>
          <table:table-cell table:style-name="ce3" table:formula="of:=AVERAGE([.GF3:.GF1002]) * 100" office:value-type="string" office:string-value="" calcext:value-type="error">
            <text:p>#DIV/0!</text:p>
          </table:table-cell>
          <table:table-cell table:style-name="ce3" table:formula="of:=AVERAGE([.GG3:.GG1002]) * 100" office:value-type="string" office:string-value="" calcext:value-type="error">
            <text:p>#DIV/0!</text:p>
          </table:table-cell>
          <table:table-cell table:style-name="ce3" table:formula="of:=AVERAGE([.GH3:.GH1002]) * 100" office:value-type="string" office:string-value="" calcext:value-type="error">
            <text:p>#DIV/0!</text:p>
          </table:table-cell>
          <table:table-cell table:style-name="ce3" table:formula="of:=AVERAGE([.GI3:.GI1002]) * 100" office:value-type="string" office:string-value="" calcext:value-type="error">
            <text:p>#DIV/0!</text:p>
          </table:table-cell>
          <table:table-cell table:style-name="ce3" table:formula="of:=AVERAGE([.GJ3:.GJ1002]) * 100" office:value-type="string" office:string-value="" calcext:value-type="error">
            <text:p>#DIV/0!</text:p>
          </table:table-cell>
          <table:table-cell table:style-name="ce3" table:formula="of:=AVERAGE([.GK3:.GK1002]) * 100" office:value-type="string" office:string-value="" calcext:value-type="error">
            <text:p>#DIV/0!</text:p>
          </table:table-cell>
          <table:table-cell table:style-name="ce3" table:formula="of:=AVERAGE([.GL3:.GL1002]) * 100" office:value-type="string" office:string-value="" calcext:value-type="error">
            <text:p>#DIV/0!</text:p>
          </table:table-cell>
          <table:table-cell table:style-name="ce3" table:formula="of:=AVERAGE([.GM3:.GM1002]) * 100" office:value-type="string" office:string-value="" calcext:value-type="error">
            <text:p>#DIV/0!</text:p>
          </table:table-cell>
          <table:table-cell table:style-name="ce3" table:formula="of:=AVERAGE([.GN3:.GN1002]) * 100" office:value-type="string" office:string-value="" calcext:value-type="error">
            <text:p>#DIV/0!</text:p>
          </table:table-cell>
          <table:table-cell table:style-name="ce3" table:formula="of:=AVERAGE([.GO3:.GO1002]) * 100" office:value-type="string" office:string-value="" calcext:value-type="error">
            <text:p>#DIV/0!</text:p>
          </table:table-cell>
          <table:table-cell table:style-name="ce3" table:formula="of:=AVERAGE([.GP3:.GP1002]) * 100" office:value-type="string" office:string-value="" calcext:value-type="error">
            <text:p>#DIV/0!</text:p>
          </table:table-cell>
          <table:table-cell table:style-name="ce3" table:formula="of:=AVERAGE([.GQ3:.GQ1002]) * 100" office:value-type="string" office:string-value="" calcext:value-type="error">
            <text:p>#DIV/0!</text:p>
          </table:table-cell>
          <table:table-cell table:style-name="ce3" table:formula="of:=AVERAGE([.GR3:.GR1002]) * 100" office:value-type="string" office:string-value="" calcext:value-type="error">
            <text:p>#DIV/0!</text:p>
          </table:table-cell>
          <table:table-cell table:style-name="ce3" table:formula="of:=AVERAGE([.GS3:.GS1002]) * 100" office:value-type="string" office:string-value="" calcext:value-type="error">
            <text:p>#DIV/0!</text:p>
          </table:table-cell>
          <table:table-cell table:style-name="ce3" table:formula="of:=AVERAGE([.GT3:.GT1002]) * 100" office:value-type="string" office:string-value="" calcext:value-type="error">
            <text:p>#DIV/0!</text:p>
          </table:table-cell>
          <table:table-cell table:style-name="ce3" table:formula="of:=AVERAGE([.GU3:.GU1002]) * 100" office:value-type="string" office:string-value="" calcext:value-type="error">
            <text:p>#DIV/0!</text:p>
          </table:table-cell>
          <table:table-cell table:style-name="ce3" table:formula="of:=AVERAGE([.GV3:.GV1002]) * 100" office:value-type="string" office:string-value="" calcext:value-type="error">
            <text:p>#DIV/0!</text:p>
          </table:table-cell>
          <table:table-cell table:style-name="ce3" table:formula="of:=AVERAGE([.GW3:.GW1002]) * 100" office:value-type="string" office:string-value="" calcext:value-type="error">
            <text:p>#DIV/0!</text:p>
          </table:table-cell>
          <table:table-cell table:style-name="ce3" table:formula="of:=AVERAGE([.GX3:.GX1002]) * 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 table:number-columns-repeated="2"/>
          <table:table-cell table:style-name="Default"/>
          <table:table-cell table:style-name="Default" table:formula="of:=COUNTIF([.D3:.D1002];1)" office:value-type="float" office:value="0" calcext:value-type="float">
            <text:p>0</text:p>
          </table:table-cell>
          <table:table-cell table:style-name="Default" table:formula="of:=COUNTIF([.E3:.E1002];1)" office:value-type="float" office:value="0" calcext:value-type="float">
            <text:p>0</text:p>
          </table:table-cell>
          <table:table-cell table:style-name="Default" table:formula="of:=COUNTIF([.F3:.F1002];1)" office:value-type="float" office:value="0" calcext:value-type="float">
            <text:p>0</text:p>
          </table:table-cell>
          <table:table-cell table:style-name="Default" table:formula="of:=COUNTIF([.G3:.G1002];1)" office:value-type="float" office:value="0" calcext:value-type="float">
            <text:p>0</text:p>
          </table:table-cell>
          <table:table-cell table:style-name="Default" table:formula="of:=COUNTIF([.H3:.H1002];1)" office:value-type="float" office:value="0" calcext:value-type="float">
            <text:p>0</text:p>
          </table:table-cell>
          <table:table-cell table:style-name="Default" table:formula="of:=COUNTIF([.I3:.I1002];1)" office:value-type="float" office:value="0" calcext:value-type="float">
            <text:p>0</text:p>
          </table:table-cell>
          <table:table-cell table:style-name="Default" table:formula="of:=COUNTIF([.J3:.J1002];1)" office:value-type="float" office:value="0" calcext:value-type="float">
            <text:p>0</text:p>
          </table:table-cell>
          <table:table-cell table:style-name="Default" table:formula="of:=COUNTIF([.K3:.K1002];1)" office:value-type="float" office:value="0" calcext:value-type="float">
            <text:p>0</text:p>
          </table:table-cell>
          <table:table-cell table:style-name="Default" table:formula="of:=COUNTIF([.L3:.L1002];1)" office:value-type="float" office:value="0" calcext:value-type="float">
            <text:p>0</text:p>
          </table:table-cell>
          <table:table-cell table:style-name="Default" table:formula="of:=COUNTIF([.M3:.M1002];1)" office:value-type="float" office:value="0" calcext:value-type="float">
            <text:p>0</text:p>
          </table:table-cell>
          <table:table-cell table:style-name="Default" table:formula="of:=COUNTIF([.N3:.N1002];1)" office:value-type="float" office:value="0" calcext:value-type="float">
            <text:p>0</text:p>
          </table:table-cell>
          <table:table-cell table:style-name="Default" table:formula="of:=COUNTIF([.O3:.O1002];1)" office:value-type="float" office:value="0" calcext:value-type="float">
            <text:p>0</text:p>
          </table:table-cell>
          <table:table-cell table:style-name="Default" table:formula="of:=COUNTIF([.P3:.P1002];1)" office:value-type="float" office:value="0" calcext:value-type="float">
            <text:p>0</text:p>
          </table:table-cell>
          <table:table-cell table:style-name="Default" table:formula="of:=COUNTIF([.Q3:.Q1002];1)" office:value-type="float" office:value="0" calcext:value-type="float">
            <text:p>0</text:p>
          </table:table-cell>
          <table:table-cell table:style-name="Default" table:formula="of:=COUNTIF([.R3:.R1002];1)" office:value-type="float" office:value="0" calcext:value-type="float">
            <text:p>0</text:p>
          </table:table-cell>
          <table:table-cell table:style-name="Default" table:formula="of:=COUNTIF([.S3:.S1002];1)" office:value-type="float" office:value="0" calcext:value-type="float">
            <text:p>0</text:p>
          </table:table-cell>
          <table:table-cell table:style-name="Default" table:formula="of:=COUNTIF([.T3:.T1002];1)" office:value-type="float" office:value="0" calcext:value-type="float">
            <text:p>0</text:p>
          </table:table-cell>
          <table:table-cell table:style-name="Default" table:formula="of:=COUNTIF([.U3:.U1002];1)" office:value-type="float" office:value="0" calcext:value-type="float">
            <text:p>0</text:p>
          </table:table-cell>
          <table:table-cell table:style-name="Default" table:formula="of:=COUNTIF([.V3:.V1002];1)" office:value-type="float" office:value="0" calcext:value-type="float">
            <text:p>0</text:p>
          </table:table-cell>
          <table:table-cell table:style-name="Default" table:formula="of:=COUNTIF([.W3:.W1002];1)" office:value-type="float" office:value="0" calcext:value-type="float">
            <text:p>0</text:p>
          </table:table-cell>
          <table:table-cell table:style-name="Default" table:formula="of:=COUNTIF([.X3:.X1002];1)" office:value-type="float" office:value="0" calcext:value-type="float">
            <text:p>0</text:p>
          </table:table-cell>
          <table:table-cell table:style-name="Default" table:formula="of:=COUNTIF([.Y3:.Y1002];1)" office:value-type="float" office:value="0" calcext:value-type="float">
            <text:p>0</text:p>
          </table:table-cell>
          <table:table-cell table:style-name="Default" table:formula="of:=COUNTIF([.Z3:.Z1002];1)" office:value-type="float" office:value="0" calcext:value-type="float">
            <text:p>0</text:p>
          </table:table-cell>
          <table:table-cell table:style-name="Default" table:formula="of:=COUNTIF([.AA3:.AA1002];1)" office:value-type="float" office:value="0" calcext:value-type="float">
            <text:p>0</text:p>
          </table:table-cell>
          <table:table-cell table:style-name="Default" table:formula="of:=COUNTIF([.AB3:.AB1002];1)" office:value-type="float" office:value="0" calcext:value-type="float">
            <text:p>0</text:p>
          </table:table-cell>
          <table:table-cell table:style-name="Default" table:formula="of:=COUNTIF([.AC3:.AC1002];1)" office:value-type="float" office:value="0" calcext:value-type="float">
            <text:p>0</text:p>
          </table:table-cell>
          <table:table-cell table:style-name="Default" table:formula="of:=COUNTIF([.AD3:.AD1002];1)" office:value-type="float" office:value="0" calcext:value-type="float">
            <text:p>0</text:p>
          </table:table-cell>
          <table:table-cell table:style-name="Default" table:formula="of:=COUNTIF([.AE3:.AE1002];1)" office:value-type="float" office:value="0" calcext:value-type="float">
            <text:p>0</text:p>
          </table:table-cell>
          <table:table-cell table:style-name="Default" table:formula="of:=COUNTIF([.AF3:.AF1002];1)" office:value-type="float" office:value="0" calcext:value-type="float">
            <text:p>0</text:p>
          </table:table-cell>
          <table:table-cell table:style-name="Default" table:formula="of:=COUNTIF([.AG3:.AG1002];1)" office:value-type="float" office:value="0" calcext:value-type="float">
            <text:p>0</text:p>
          </table:table-cell>
          <table:table-cell table:style-name="Default" table:formula="of:=COUNTIF([.AH3:.AH1002];1)" office:value-type="float" office:value="0" calcext:value-type="float">
            <text:p>0</text:p>
          </table:table-cell>
          <table:table-cell table:style-name="Default" table:formula="of:=COUNTIF([.AI3:.AI1002];1)" office:value-type="float" office:value="0" calcext:value-type="float">
            <text:p>0</text:p>
          </table:table-cell>
          <table:table-cell table:style-name="Default" table:formula="of:=COUNTIF([.AJ3:.AJ1002];1)" office:value-type="float" office:value="0" calcext:value-type="float">
            <text:p>0</text:p>
          </table:table-cell>
          <table:table-cell table:style-name="Default" table:formula="of:=COUNTIF([.AK3:.AK1002];1)" office:value-type="float" office:value="0" calcext:value-type="float">
            <text:p>0</text:p>
          </table:table-cell>
          <table:table-cell table:style-name="Default" table:formula="of:=COUNTIF([.AL3:.AL1002];1)" office:value-type="float" office:value="0" calcext:value-type="float">
            <text:p>0</text:p>
          </table:table-cell>
          <table:table-cell table:style-name="Default" table:formula="of:=COUNTIF([.AM3:.AM1002];1)" office:value-type="float" office:value="0" calcext:value-type="float">
            <text:p>0</text:p>
          </table:table-cell>
          <table:table-cell table:style-name="Default" table:formula="of:=COUNTIF([.AN3:.AN1002];1)" office:value-type="float" office:value="0" calcext:value-type="float">
            <text:p>0</text:p>
          </table:table-cell>
          <table:table-cell table:style-name="Default" table:formula="of:=COUNTIF([.AO3:.AO1002];1)" office:value-type="float" office:value="0" calcext:value-type="float">
            <text:p>0</text:p>
          </table:table-cell>
          <table:table-cell table:style-name="Default" table:formula="of:=COUNTIF([.AP3:.AP1002];1)" office:value-type="float" office:value="0" calcext:value-type="float">
            <text:p>0</text:p>
          </table:table-cell>
          <table:table-cell table:style-name="Default" table:formula="of:=COUNTIF([.AQ3:.AQ1002];1)" office:value-type="float" office:value="0" calcext:value-type="float">
            <text:p>0</text:p>
          </table:table-cell>
          <table:table-cell table:style-name="Default" table:formula="of:=COUNTIF([.AR3:.AR1002];1)" office:value-type="float" office:value="0" calcext:value-type="float">
            <text:p>0</text:p>
          </table:table-cell>
          <table:table-cell table:style-name="Default" table:formula="of:=COUNTIF([.AS3:.AS1002];1)" office:value-type="float" office:value="0" calcext:value-type="float">
            <text:p>0</text:p>
          </table:table-cell>
          <table:table-cell table:style-name="Default" table:formula="of:=COUNTIF([.AT3:.AT1002];1)" office:value-type="float" office:value="0" calcext:value-type="float">
            <text:p>0</text:p>
          </table:table-cell>
          <table:table-cell table:style-name="Default" table:formula="of:=COUNTIF([.AU3:.AU1002];1)" office:value-type="float" office:value="0" calcext:value-type="float">
            <text:p>0</text:p>
          </table:table-cell>
          <table:table-cell table:style-name="Default" table:formula="of:=COUNTIF([.AV3:.AV1002];1)" office:value-type="float" office:value="0" calcext:value-type="float">
            <text:p>0</text:p>
          </table:table-cell>
          <table:table-cell table:style-name="Default" table:formula="of:=COUNTIF([.AW3:.AW1002];1)" office:value-type="float" office:value="0" calcext:value-type="float">
            <text:p>0</text:p>
          </table:table-cell>
          <table:table-cell table:style-name="Default" table:formula="of:=COUNTIF([.AX3:.AX1002];1)" office:value-type="float" office:value="0" calcext:value-type="float">
            <text:p>0</text:p>
          </table:table-cell>
          <table:table-cell table:style-name="Default" table:formula="of:=COUNTIF([.AY3:.AY1002];1)" office:value-type="float" office:value="0" calcext:value-type="float">
            <text:p>0</text:p>
          </table:table-cell>
          <table:table-cell table:style-name="Default" table:formula="of:=COUNTIF([.AZ3:.AZ1002];1)" office:value-type="float" office:value="0" calcext:value-type="float">
            <text:p>0</text:p>
          </table:table-cell>
          <table:table-cell table:style-name="Default" table:formula="of:=COUNTIF([.BA3:.BA1002];1)" office:value-type="float" office:value="0" calcext:value-type="float">
            <text:p>0</text:p>
          </table:table-cell>
          <table:table-cell table:style-name="Default" table:formula="of:=COUNTIF([.BB3:.BB1002];1)" office:value-type="float" office:value="0" calcext:value-type="float">
            <text:p>0</text:p>
          </table:table-cell>
          <table:table-cell table:style-name="Default" table:formula="of:=COUNTIF([.BC3:.BC1002];1)" office:value-type="float" office:value="0" calcext:value-type="float">
            <text:p>0</text:p>
          </table:table-cell>
          <table:table-cell table:style-name="Default" table:formula="of:=COUNTIF([.BD3:.BD1002];1)" office:value-type="float" office:value="0" calcext:value-type="float">
            <text:p>0</text:p>
          </table:table-cell>
          <table:table-cell table:style-name="Default" table:formula="of:=COUNTIF([.BE3:.BE1002];1)" office:value-type="float" office:value="0" calcext:value-type="float">
            <text:p>0</text:p>
          </table:table-cell>
          <table:table-cell table:style-name="Default" table:formula="of:=COUNTIF([.BF3:.BF1002];1)" office:value-type="float" office:value="0" calcext:value-type="float">
            <text:p>0</text:p>
          </table:table-cell>
          <table:table-cell table:style-name="Default" table:formula="of:=COUNTIF([.BG3:.BG1002];1)" office:value-type="float" office:value="0" calcext:value-type="float">
            <text:p>0</text:p>
          </table:table-cell>
          <table:table-cell table:style-name="Default" table:formula="of:=COUNTIF([.BH3:.BH1002];1)" office:value-type="float" office:value="0" calcext:value-type="float">
            <text:p>0</text:p>
          </table:table-cell>
          <table:table-cell table:style-name="Default" table:formula="of:=COUNTIF([.BI3:.BI1002];1)" office:value-type="float" office:value="0" calcext:value-type="float">
            <text:p>0</text:p>
          </table:table-cell>
          <table:table-cell table:style-name="Default" table:formula="of:=COUNTIF([.BJ3:.BJ1002];1)" office:value-type="float" office:value="0" calcext:value-type="float">
            <text:p>0</text:p>
          </table:table-cell>
          <table:table-cell table:style-name="Default" table:formula="of:=COUNTIF([.BK3:.BK1002];1)" office:value-type="float" office:value="0" calcext:value-type="float">
            <text:p>0</text:p>
          </table:table-cell>
          <table:table-cell table:style-name="Default" table:formula="of:=COUNTIF([.BL3:.BL1002];1)" office:value-type="float" office:value="0" calcext:value-type="float">
            <text:p>0</text:p>
          </table:table-cell>
          <table:table-cell table:style-name="Default" table:formula="of:=COUNTIF([.BM3:.BM1002];1)" office:value-type="float" office:value="0" calcext:value-type="float">
            <text:p>0</text:p>
          </table:table-cell>
          <table:table-cell table:style-name="Default" table:formula="of:=COUNTIF([.BN3:.BN1002];1)" office:value-type="float" office:value="0" calcext:value-type="float">
            <text:p>0</text:p>
          </table:table-cell>
          <table:table-cell table:style-name="Default" table:formula="of:=COUNTIF([.BO3:.BO1002];1)" office:value-type="float" office:value="0" calcext:value-type="float">
            <text:p>0</text:p>
          </table:table-cell>
          <table:table-cell table:style-name="Default" table:formula="of:=COUNTIF([.BP3:.BP1002];1)" office:value-type="float" office:value="0" calcext:value-type="float">
            <text:p>0</text:p>
          </table:table-cell>
          <table:table-cell table:style-name="Default" table:formula="of:=COUNTIF([.BQ3:.BQ1002];1)" office:value-type="float" office:value="0" calcext:value-type="float">
            <text:p>0</text:p>
          </table:table-cell>
          <table:table-cell table:style-name="Default" table:formula="of:=COUNTIF([.BR3:.BR1002];1)" office:value-type="float" office:value="0" calcext:value-type="float">
            <text:p>0</text:p>
          </table:table-cell>
          <table:table-cell table:style-name="Default" table:formula="of:=COUNTIF([.BS3:.BS1002];1)" office:value-type="float" office:value="0" calcext:value-type="float">
            <text:p>0</text:p>
          </table:table-cell>
          <table:table-cell table:style-name="Default" table:formula="of:=COUNTIF([.BT3:.BT1002];1)" office:value-type="float" office:value="0" calcext:value-type="float">
            <text:p>0</text:p>
          </table:table-cell>
          <table:table-cell table:style-name="Default" table:formula="of:=COUNTIF([.BU3:.BU1002];1)" office:value-type="float" office:value="0" calcext:value-type="float">
            <text:p>0</text:p>
          </table:table-cell>
          <table:table-cell table:style-name="Default" table:formula="of:=COUNTIF([.BV3:.BV1002];1)" office:value-type="float" office:value="0" calcext:value-type="float">
            <text:p>0</text:p>
          </table:table-cell>
          <table:table-cell table:style-name="Default" table:formula="of:=COUNTIF([.BW3:.BW1002];1)" office:value-type="float" office:value="0" calcext:value-type="float">
            <text:p>0</text:p>
          </table:table-cell>
          <table:table-cell table:style-name="Default" table:formula="of:=COUNTIF([.BX3:.BX1002];1)" office:value-type="float" office:value="0" calcext:value-type="float">
            <text:p>0</text:p>
          </table:table-cell>
          <table:table-cell table:style-name="Default" table:formula="of:=COUNTIF([.BY3:.BY1002];1)" office:value-type="float" office:value="0" calcext:value-type="float">
            <text:p>0</text:p>
          </table:table-cell>
          <table:table-cell table:style-name="Default" table:formula="of:=COUNTIF([.BZ3:.BZ1002];1)" office:value-type="float" office:value="0" calcext:value-type="float">
            <text:p>0</text:p>
          </table:table-cell>
          <table:table-cell table:style-name="Default" table:formula="of:=COUNTIF([.CA3:.CA1002];1)" office:value-type="float" office:value="0" calcext:value-type="float">
            <text:p>0</text:p>
          </table:table-cell>
          <table:table-cell table:style-name="Default" table:formula="of:=COUNTIF([.CB3:.CB1002];1)" office:value-type="float" office:value="0" calcext:value-type="float">
            <text:p>0</text:p>
          </table:table-cell>
          <table:table-cell table:style-name="Default" table:formula="of:=COUNTIF([.CC3:.CC1002];1)" office:value-type="float" office:value="0" calcext:value-type="float">
            <text:p>0</text:p>
          </table:table-cell>
          <table:table-cell table:style-name="Default" table:formula="of:=COUNTIF([.CD3:.CD1002];1)" office:value-type="float" office:value="0" calcext:value-type="float">
            <text:p>0</text:p>
          </table:table-cell>
          <table:table-cell table:style-name="Default" table:formula="of:=COUNTIF([.CE3:.CE1002];1)" office:value-type="float" office:value="0" calcext:value-type="float">
            <text:p>0</text:p>
          </table:table-cell>
          <table:table-cell table:style-name="Default" table:formula="of:=COUNTIF([.CF3:.CF1002];1)" office:value-type="float" office:value="0" calcext:value-type="float">
            <text:p>0</text:p>
          </table:table-cell>
          <table:table-cell table:style-name="Default" table:formula="of:=COUNTIF([.CG3:.CG1002];1)" office:value-type="float" office:value="0" calcext:value-type="float">
            <text:p>0</text:p>
          </table:table-cell>
          <table:table-cell table:style-name="Default" table:formula="of:=COUNTIF([.CH3:.CH1002];1)" office:value-type="float" office:value="0" calcext:value-type="float">
            <text:p>0</text:p>
          </table:table-cell>
          <table:table-cell table:style-name="Default" table:formula="of:=COUNTIF([.CI3:.CI1002];1)" office:value-type="float" office:value="0" calcext:value-type="float">
            <text:p>0</text:p>
          </table:table-cell>
          <table:table-cell table:style-name="Default" table:formula="of:=COUNTIF([.CJ3:.CJ1002];1)" office:value-type="float" office:value="0" calcext:value-type="float">
            <text:p>0</text:p>
          </table:table-cell>
          <table:table-cell table:style-name="Default" table:formula="of:=COUNTIF([.CK3:.CK1002];1)" office:value-type="float" office:value="0" calcext:value-type="float">
            <text:p>0</text:p>
          </table:table-cell>
          <table:table-cell table:style-name="Default" table:formula="of:=COUNTIF([.CL3:.CL1002];1)" office:value-type="float" office:value="0" calcext:value-type="float">
            <text:p>0</text:p>
          </table:table-cell>
          <table:table-cell table:style-name="Default" table:formula="of:=COUNTIF([.CM3:.CM1002];1)" office:value-type="float" office:value="0" calcext:value-type="float">
            <text:p>0</text:p>
          </table:table-cell>
          <table:table-cell table:style-name="Default" table:formula="of:=COUNTIF([.CN3:.CN1002];1)" office:value-type="float" office:value="0" calcext:value-type="float">
            <text:p>0</text:p>
          </table:table-cell>
          <table:table-cell table:style-name="Default" table:formula="of:=COUNTIF([.CO3:.CO1002];1)" office:value-type="float" office:value="0" calcext:value-type="float">
            <text:p>0</text:p>
          </table:table-cell>
          <table:table-cell table:style-name="Default" table:formula="of:=COUNTIF([.CP3:.CP1002];1)" office:value-type="float" office:value="0" calcext:value-type="float">
            <text:p>0</text:p>
          </table:table-cell>
          <table:table-cell table:style-name="Default" table:formula="of:=COUNTIF([.CQ3:.CQ1002];1)" office:value-type="float" office:value="0" calcext:value-type="float">
            <text:p>0</text:p>
          </table:table-cell>
          <table:table-cell table:style-name="Default" table:formula="of:=COUNTIF([.CR3:.CR1002];1)" office:value-type="float" office:value="0" calcext:value-type="float">
            <text:p>0</text:p>
          </table:table-cell>
          <table:table-cell table:style-name="Default" table:formula="of:=COUNTIF([.CS3:.CS1002];1)" office:value-type="float" office:value="0" calcext:value-type="float">
            <text:p>0</text:p>
          </table:table-cell>
          <table:table-cell table:style-name="Default" table:formula="of:=COUNTIF([.CT3:.CT1002];1)" office:value-type="float" office:value="0" calcext:value-type="float">
            <text:p>0</text:p>
          </table:table-cell>
          <table:table-cell table:style-name="Default" table:formula="of:=COUNTIF([.CU3:.CU1002];1)" office:value-type="float" office:value="0" calcext:value-type="float">
            <text:p>0</text:p>
          </table:table-cell>
          <table:table-cell table:style-name="Default" table:formula="of:=COUNTIF([.CV3:.CV1002];1)" office:value-type="float" office:value="0" calcext:value-type="float">
            <text:p>0</text:p>
          </table:table-cell>
          <table:table-cell table:style-name="Default" table:formula="of:=COUNTIF([.CW3:.CW1002];1)" office:value-type="float" office:value="0" calcext:value-type="float">
            <text:p>0</text:p>
          </table:table-cell>
          <table:table-cell table:style-name="Default" table:formula="of:=COUNTIF([.CX3:.CX1002];1)" office:value-type="float" office:value="0" calcext:value-type="float">
            <text:p>0</text:p>
          </table:table-cell>
          <table:table-cell table:style-name="Default" table:formula="of:=COUNTIF([.CY3:.CY1002];1)" office:value-type="float" office:value="0" calcext:value-type="float">
            <text:p>0</text:p>
          </table:table-cell>
          <table:table-cell table:style-name="Default" table:formula="of:=COUNTIF([.CZ3:.CZ1002];1)" office:value-type="float" office:value="0" calcext:value-type="float">
            <text:p>0</text:p>
          </table:table-cell>
          <table:table-cell table:style-name="Default" table:formula="of:=COUNTIF([.DA3:.DA1002];1)" office:value-type="float" office:value="0" calcext:value-type="float">
            <text:p>0</text:p>
          </table:table-cell>
          <table:table-cell table:style-name="Default" table:formula="of:=COUNTIF([.DB3:.DB1002];1)" office:value-type="float" office:value="0" calcext:value-type="float">
            <text:p>0</text:p>
          </table:table-cell>
          <table:table-cell table:style-name="Default" table:formula="of:=COUNTIF([.DC3:.DC1002];1)" office:value-type="float" office:value="0" calcext:value-type="float">
            <text:p>0</text:p>
          </table:table-cell>
          <table:table-cell table:style-name="Default" table:formula="of:=COUNTIF([.DD3:.DD1002];1)" office:value-type="float" office:value="0" calcext:value-type="float">
            <text:p>0</text:p>
          </table:table-cell>
          <table:table-cell table:style-name="Default" table:formula="of:=COUNTIF([.DE3:.DE1002];1)" office:value-type="float" office:value="0" calcext:value-type="float">
            <text:p>0</text:p>
          </table:table-cell>
          <table:table-cell table:style-name="Default" table:formula="of:=COUNTIF([.DF3:.DF1002];1)" office:value-type="float" office:value="0" calcext:value-type="float">
            <text:p>0</text:p>
          </table:table-cell>
          <table:table-cell table:style-name="Default" table:formula="of:=COUNTIF([.DG3:.DG1002];1)" office:value-type="float" office:value="0" calcext:value-type="float">
            <text:p>0</text:p>
          </table:table-cell>
          <table:table-cell table:style-name="Default" table:formula="of:=COUNTIF([.DH3:.DH1002];1)" office:value-type="float" office:value="0" calcext:value-type="float">
            <text:p>0</text:p>
          </table:table-cell>
          <table:table-cell table:style-name="Default" table:formula="of:=COUNTIF([.DI3:.DI1002];1)" office:value-type="float" office:value="0" calcext:value-type="float">
            <text:p>0</text:p>
          </table:table-cell>
          <table:table-cell table:style-name="Default" table:formula="of:=COUNTIF([.DJ3:.DJ1002];1)" office:value-type="float" office:value="0" calcext:value-type="float">
            <text:p>0</text:p>
          </table:table-cell>
          <table:table-cell table:style-name="Default" table:formula="of:=COUNTIF([.DK3:.DK1002];1)" office:value-type="float" office:value="0" calcext:value-type="float">
            <text:p>0</text:p>
          </table:table-cell>
          <table:table-cell table:style-name="Default" table:formula="of:=COUNTIF([.DL3:.DL1002];1)" office:value-type="float" office:value="0" calcext:value-type="float">
            <text:p>0</text:p>
          </table:table-cell>
          <table:table-cell table:style-name="Default" table:formula="of:=COUNTIF([.DM3:.DM1002];1)" office:value-type="float" office:value="0" calcext:value-type="float">
            <text:p>0</text:p>
          </table:table-cell>
          <table:table-cell table:style-name="Default" table:formula="of:=COUNTIF([.DN3:.DN1002];1)" office:value-type="float" office:value="0" calcext:value-type="float">
            <text:p>0</text:p>
          </table:table-cell>
          <table:table-cell table:style-name="Default" table:formula="of:=COUNTIF([.DO3:.DO1002];1)" office:value-type="float" office:value="0" calcext:value-type="float">
            <text:p>0</text:p>
          </table:table-cell>
          <table:table-cell table:style-name="Default" table:formula="of:=COUNTIF([.DP3:.DP1002];1)" office:value-type="float" office:value="0" calcext:value-type="float">
            <text:p>0</text:p>
          </table:table-cell>
          <table:table-cell table:style-name="Default" table:formula="of:=COUNTIF([.DQ3:.DQ1002];1)" office:value-type="float" office:value="0" calcext:value-type="float">
            <text:p>0</text:p>
          </table:table-cell>
          <table:table-cell table:style-name="Default" table:formula="of:=COUNTIF([.DR3:.DR1002];1)" office:value-type="float" office:value="0" calcext:value-type="float">
            <text:p>0</text:p>
          </table:table-cell>
          <table:table-cell table:style-name="Default" table:formula="of:=COUNTIF([.DS3:.DS1002];1)" office:value-type="float" office:value="0" calcext:value-type="float">
            <text:p>0</text:p>
          </table:table-cell>
          <table:table-cell table:style-name="Default" table:formula="of:=COUNTIF([.DT3:.DT1002];1)" office:value-type="float" office:value="0" calcext:value-type="float">
            <text:p>0</text:p>
          </table:table-cell>
          <table:table-cell table:style-name="Default" table:formula="of:=COUNTIF([.DU3:.DU1002];1)" office:value-type="float" office:value="0" calcext:value-type="float">
            <text:p>0</text:p>
          </table:table-cell>
          <table:table-cell table:style-name="Default" table:formula="of:=COUNTIF([.DV3:.DV1002];1)" office:value-type="float" office:value="0" calcext:value-type="float">
            <text:p>0</text:p>
          </table:table-cell>
          <table:table-cell table:style-name="Default" table:formula="of:=COUNTIF([.DW3:.DW1002];1)" office:value-type="float" office:value="0" calcext:value-type="float">
            <text:p>0</text:p>
          </table:table-cell>
          <table:table-cell table:style-name="Default" table:formula="of:=COUNTIF([.DX3:.DX1002];1)" office:value-type="float" office:value="0" calcext:value-type="float">
            <text:p>0</text:p>
          </table:table-cell>
          <table:table-cell table:style-name="Default" table:formula="of:=COUNTIF([.DY3:.DY1002];1)" office:value-type="float" office:value="0" calcext:value-type="float">
            <text:p>0</text:p>
          </table:table-cell>
          <table:table-cell table:style-name="Default" table:formula="of:=COUNTIF([.DZ3:.DZ1002];1)" office:value-type="float" office:value="0" calcext:value-type="float">
            <text:p>0</text:p>
          </table:table-cell>
          <table:table-cell table:style-name="Default" table:formula="of:=COUNTIF([.EA3:.EA1002];1)" office:value-type="float" office:value="0" calcext:value-type="float">
            <text:p>0</text:p>
          </table:table-cell>
          <table:table-cell table:style-name="Default" table:formula="of:=COUNTIF([.EB3:.EB1002];1)" office:value-type="float" office:value="0" calcext:value-type="float">
            <text:p>0</text:p>
          </table:table-cell>
          <table:table-cell table:style-name="Default" table:formula="of:=COUNTIF([.EC3:.EC1002];1)" office:value-type="float" office:value="0" calcext:value-type="float">
            <text:p>0</text:p>
          </table:table-cell>
          <table:table-cell table:style-name="Default" table:formula="of:=COUNTIF([.ED3:.ED1002];1)" office:value-type="float" office:value="0" calcext:value-type="float">
            <text:p>0</text:p>
          </table:table-cell>
          <table:table-cell table:style-name="Default" table:formula="of:=COUNTIF([.EE3:.EE1002];1)" office:value-type="float" office:value="0" calcext:value-type="float">
            <text:p>0</text:p>
          </table:table-cell>
          <table:table-cell table:style-name="Default" table:formula="of:=COUNTIF([.EF3:.EF1002];1)" office:value-type="float" office:value="0" calcext:value-type="float">
            <text:p>0</text:p>
          </table:table-cell>
          <table:table-cell table:style-name="Default" table:formula="of:=COUNTIF([.EG3:.EG1002];1)" office:value-type="float" office:value="0" calcext:value-type="float">
            <text:p>0</text:p>
          </table:table-cell>
          <table:table-cell table:style-name="Default" table:formula="of:=COUNTIF([.EH3:.EH1002];1)" office:value-type="float" office:value="0" calcext:value-type="float">
            <text:p>0</text:p>
          </table:table-cell>
          <table:table-cell table:style-name="Default" table:formula="of:=COUNTIF([.EI3:.EI1002];1)" office:value-type="float" office:value="0" calcext:value-type="float">
            <text:p>0</text:p>
          </table:table-cell>
          <table:table-cell table:style-name="Default" table:formula="of:=COUNTIF([.EJ3:.EJ1002];1)" office:value-type="float" office:value="0" calcext:value-type="float">
            <text:p>0</text:p>
          </table:table-cell>
          <table:table-cell table:style-name="Default" table:formula="of:=COUNTIF([.EK3:.EK1002];1)" office:value-type="float" office:value="0" calcext:value-type="float">
            <text:p>0</text:p>
          </table:table-cell>
          <table:table-cell table:style-name="Default" table:formula="of:=COUNTIF([.EL3:.EL1002];1)" office:value-type="float" office:value="0" calcext:value-type="float">
            <text:p>0</text:p>
          </table:table-cell>
          <table:table-cell table:style-name="Default" table:formula="of:=COUNTIF([.EM3:.EM1002];1)" office:value-type="float" office:value="0" calcext:value-type="float">
            <text:p>0</text:p>
          </table:table-cell>
          <table:table-cell table:style-name="Default" table:formula="of:=COUNTIF([.EN3:.EN1002];1)" office:value-type="float" office:value="0" calcext:value-type="float">
            <text:p>0</text:p>
          </table:table-cell>
          <table:table-cell table:style-name="Default" table:formula="of:=COUNTIF([.EO3:.EO1002];1)" office:value-type="float" office:value="0" calcext:value-type="float">
            <text:p>0</text:p>
          </table:table-cell>
          <table:table-cell table:style-name="Default" table:formula="of:=COUNTIF([.EP3:.EP1002];1)" office:value-type="float" office:value="0" calcext:value-type="float">
            <text:p>0</text:p>
          </table:table-cell>
          <table:table-cell table:style-name="Default" table:formula="of:=COUNTIF([.EQ3:.EQ1002];1)" office:value-type="float" office:value="0" calcext:value-type="float">
            <text:p>0</text:p>
          </table:table-cell>
          <table:table-cell table:style-name="Default" table:formula="of:=COUNTIF([.ER3:.ER1002];1)" office:value-type="float" office:value="0" calcext:value-type="float">
            <text:p>0</text:p>
          </table:table-cell>
          <table:table-cell table:style-name="Default" table:formula="of:=COUNTIF([.ES3:.ES1002];1)" office:value-type="float" office:value="0" calcext:value-type="float">
            <text:p>0</text:p>
          </table:table-cell>
          <table:table-cell table:style-name="Default" table:formula="of:=COUNTIF([.ET3:.ET1002];1)" office:value-type="float" office:value="0" calcext:value-type="float">
            <text:p>0</text:p>
          </table:table-cell>
          <table:table-cell table:style-name="Default" table:formula="of:=COUNTIF([.EU3:.EU1002];1)" office:value-type="float" office:value="0" calcext:value-type="float">
            <text:p>0</text:p>
          </table:table-cell>
          <table:table-cell table:style-name="Default" table:formula="of:=COUNTIF([.EV3:.EV1002];1)" office:value-type="float" office:value="0" calcext:value-type="float">
            <text:p>0</text:p>
          </table:table-cell>
          <table:table-cell table:style-name="Default" table:formula="of:=COUNTIF([.EW3:.EW1002];1)" office:value-type="float" office:value="0" calcext:value-type="float">
            <text:p>0</text:p>
          </table:table-cell>
          <table:table-cell table:style-name="Default" table:formula="of:=COUNTIF([.EX3:.EX1002];1)" office:value-type="float" office:value="0" calcext:value-type="float">
            <text:p>0</text:p>
          </table:table-cell>
          <table:table-cell table:style-name="Default" table:formula="of:=COUNTIF([.EY3:.EY1002];1)" office:value-type="float" office:value="0" calcext:value-type="float">
            <text:p>0</text:p>
          </table:table-cell>
          <table:table-cell table:style-name="Default" table:formula="of:=COUNTIF([.EZ3:.EZ1002];1)" office:value-type="float" office:value="0" calcext:value-type="float">
            <text:p>0</text:p>
          </table:table-cell>
          <table:table-cell table:style-name="Default" table:formula="of:=COUNTIF([.FA3:.FA1002];1)" office:value-type="float" office:value="0" calcext:value-type="float">
            <text:p>0</text:p>
          </table:table-cell>
          <table:table-cell table:style-name="Default" table:formula="of:=COUNTIF([.FB3:.FB1002];1)" office:value-type="float" office:value="0" calcext:value-type="float">
            <text:p>0</text:p>
          </table:table-cell>
          <table:table-cell table:style-name="Default" table:formula="of:=COUNTIF([.FC3:.FC1002];1)" office:value-type="float" office:value="0" calcext:value-type="float">
            <text:p>0</text:p>
          </table:table-cell>
          <table:table-cell table:style-name="Default" table:formula="of:=COUNTIF([.FD3:.FD1002];1)" office:value-type="float" office:value="0" calcext:value-type="float">
            <text:p>0</text:p>
          </table:table-cell>
          <table:table-cell table:style-name="Default" table:formula="of:=COUNTIF([.FE3:.FE1002];1)" office:value-type="float" office:value="0" calcext:value-type="float">
            <text:p>0</text:p>
          </table:table-cell>
          <table:table-cell table:style-name="Default" table:formula="of:=COUNTIF([.FF3:.FF1002];1)" office:value-type="float" office:value="0" calcext:value-type="float">
            <text:p>0</text:p>
          </table:table-cell>
          <table:table-cell table:style-name="Default" table:formula="of:=COUNTIF([.FG3:.FG1002];1)" office:value-type="float" office:value="0" calcext:value-type="float">
            <text:p>0</text:p>
          </table:table-cell>
          <table:table-cell table:style-name="Default" table:formula="of:=COUNTIF([.FH3:.FH1002];1)" office:value-type="float" office:value="0" calcext:value-type="float">
            <text:p>0</text:p>
          </table:table-cell>
          <table:table-cell table:style-name="Default" table:formula="of:=COUNTIF([.FI3:.FI1002];1)" office:value-type="float" office:value="0" calcext:value-type="float">
            <text:p>0</text:p>
          </table:table-cell>
          <table:table-cell table:style-name="Default" table:formula="of:=COUNTIF([.FJ3:.FJ1002];1)" office:value-type="float" office:value="0" calcext:value-type="float">
            <text:p>0</text:p>
          </table:table-cell>
          <table:table-cell table:style-name="Default" table:formula="of:=COUNTIF([.FK3:.FK1002];1)" office:value-type="float" office:value="0" calcext:value-type="float">
            <text:p>0</text:p>
          </table:table-cell>
          <table:table-cell table:style-name="Default" table:formula="of:=COUNTIF([.FL3:.FL1002];1)" office:value-type="float" office:value="0" calcext:value-type="float">
            <text:p>0</text:p>
          </table:table-cell>
          <table:table-cell table:style-name="Default" table:formula="of:=COUNTIF([.FM3:.FM1002];1)" office:value-type="float" office:value="0" calcext:value-type="float">
            <text:p>0</text:p>
          </table:table-cell>
          <table:table-cell table:style-name="Default" table:formula="of:=COUNTIF([.FN3:.FN1002];1)" office:value-type="float" office:value="0" calcext:value-type="float">
            <text:p>0</text:p>
          </table:table-cell>
          <table:table-cell table:style-name="Default" table:formula="of:=COUNTIF([.FO3:.FO1002];1)" office:value-type="float" office:value="0" calcext:value-type="float">
            <text:p>0</text:p>
          </table:table-cell>
          <table:table-cell table:style-name="Default" table:formula="of:=COUNTIF([.FP3:.FP1002];1)" office:value-type="float" office:value="0" calcext:value-type="float">
            <text:p>0</text:p>
          </table:table-cell>
          <table:table-cell table:style-name="Default" table:formula="of:=COUNTIF([.FQ3:.FQ1002];1)" office:value-type="float" office:value="0" calcext:value-type="float">
            <text:p>0</text:p>
          </table:table-cell>
          <table:table-cell table:style-name="Default" table:formula="of:=COUNTIF([.FR3:.FR1002];1)" office:value-type="float" office:value="0" calcext:value-type="float">
            <text:p>0</text:p>
          </table:table-cell>
          <table:table-cell table:style-name="Default" table:formula="of:=COUNTIF([.FS3:.FS1002];1)" office:value-type="float" office:value="0" calcext:value-type="float">
            <text:p>0</text:p>
          </table:table-cell>
          <table:table-cell table:style-name="Default" table:formula="of:=COUNTIF([.FT3:.FT1002];1)" office:value-type="float" office:value="0" calcext:value-type="float">
            <text:p>0</text:p>
          </table:table-cell>
          <table:table-cell table:style-name="Default" table:formula="of:=COUNTIF([.FU3:.FU1002];1)" office:value-type="float" office:value="0" calcext:value-type="float">
            <text:p>0</text:p>
          </table:table-cell>
          <table:table-cell table:style-name="Default" table:formula="of:=COUNTIF([.FV3:.FV1002];1)" office:value-type="float" office:value="0" calcext:value-type="float">
            <text:p>0</text:p>
          </table:table-cell>
          <table:table-cell table:style-name="Default" table:formula="of:=COUNTIF([.FW3:.FW1002];1)" office:value-type="float" office:value="0" calcext:value-type="float">
            <text:p>0</text:p>
          </table:table-cell>
          <table:table-cell table:style-name="Default" table:formula="of:=COUNTIF([.FX3:.FX1002];1)" office:value-type="float" office:value="0" calcext:value-type="float">
            <text:p>0</text:p>
          </table:table-cell>
          <table:table-cell table:style-name="Default" table:formula="of:=COUNTIF([.FY3:.FY1002];1)" office:value-type="float" office:value="0" calcext:value-type="float">
            <text:p>0</text:p>
          </table:table-cell>
          <table:table-cell table:style-name="Default" table:formula="of:=COUNTIF([.FZ3:.FZ1002];1)" office:value-type="float" office:value="0" calcext:value-type="float">
            <text:p>0</text:p>
          </table:table-cell>
          <table:table-cell table:style-name="Default" table:formula="of:=COUNTIF([.GA3:.GA1002];1)" office:value-type="float" office:value="0" calcext:value-type="float">
            <text:p>0</text:p>
          </table:table-cell>
          <table:table-cell table:style-name="Default" table:formula="of:=COUNTIF([.GB3:.GB1002];1)" office:value-type="float" office:value="0" calcext:value-type="float">
            <text:p>0</text:p>
          </table:table-cell>
          <table:table-cell table:style-name="Default" table:formula="of:=COUNTIF([.GC3:.GC1002];1)" office:value-type="float" office:value="0" calcext:value-type="float">
            <text:p>0</text:p>
          </table:table-cell>
          <table:table-cell table:style-name="Default" table:formula="of:=COUNTIF([.GD3:.GD1002];1)" office:value-type="float" office:value="0" calcext:value-type="float">
            <text:p>0</text:p>
          </table:table-cell>
          <table:table-cell table:style-name="Default" table:formula="of:=COUNTIF([.GE3:.GE1002];1)" office:value-type="float" office:value="0" calcext:value-type="float">
            <text:p>0</text:p>
          </table:table-cell>
          <table:table-cell table:style-name="Default" table:formula="of:=COUNTIF([.GF3:.GF1002];1)" office:value-type="float" office:value="0" calcext:value-type="float">
            <text:p>0</text:p>
          </table:table-cell>
          <table:table-cell table:style-name="Default" table:formula="of:=COUNTIF([.GG3:.GG1002];1)" office:value-type="float" office:value="0" calcext:value-type="float">
            <text:p>0</text:p>
          </table:table-cell>
          <table:table-cell table:style-name="Default" table:formula="of:=COUNTIF([.GH3:.GH1002];1)" office:value-type="float" office:value="0" calcext:value-type="float">
            <text:p>0</text:p>
          </table:table-cell>
          <table:table-cell table:style-name="Default" table:formula="of:=COUNTIF([.GI3:.GI1002];1)" office:value-type="float" office:value="0" calcext:value-type="float">
            <text:p>0</text:p>
          </table:table-cell>
          <table:table-cell table:style-name="Default" table:formula="of:=COUNTIF([.GJ3:.GJ1002];1)" office:value-type="float" office:value="0" calcext:value-type="float">
            <text:p>0</text:p>
          </table:table-cell>
          <table:table-cell table:style-name="Default" table:formula="of:=COUNTIF([.GK3:.GK1002];1)" office:value-type="float" office:value="0" calcext:value-type="float">
            <text:p>0</text:p>
          </table:table-cell>
          <table:table-cell table:style-name="Default" table:formula="of:=COUNTIF([.GL3:.GL1002];1)" office:value-type="float" office:value="0" calcext:value-type="float">
            <text:p>0</text:p>
          </table:table-cell>
          <table:table-cell table:style-name="Default" table:formula="of:=COUNTIF([.GM3:.GM1002];1)" office:value-type="float" office:value="0" calcext:value-type="float">
            <text:p>0</text:p>
          </table:table-cell>
          <table:table-cell table:style-name="Default" table:formula="of:=COUNTIF([.GN3:.GN1002];1)" office:value-type="float" office:value="0" calcext:value-type="float">
            <text:p>0</text:p>
          </table:table-cell>
          <table:table-cell table:style-name="Default" table:formula="of:=COUNTIF([.GO3:.GO1002];1)" office:value-type="float" office:value="0" calcext:value-type="float">
            <text:p>0</text:p>
          </table:table-cell>
          <table:table-cell table:style-name="Default" table:formula="of:=COUNTIF([.GP3:.GP1002];1)" office:value-type="float" office:value="0" calcext:value-type="float">
            <text:p>0</text:p>
          </table:table-cell>
          <table:table-cell table:style-name="Default" table:formula="of:=COUNTIF([.GQ3:.GQ1002];1)" office:value-type="float" office:value="0" calcext:value-type="float">
            <text:p>0</text:p>
          </table:table-cell>
          <table:table-cell table:style-name="Default" table:formula="of:=COUNTIF([.GR3:.GR1002];1)" office:value-type="float" office:value="0" calcext:value-type="float">
            <text:p>0</text:p>
          </table:table-cell>
          <table:table-cell table:style-name="Default" table:formula="of:=COUNTIF([.GS3:.GS1002];1)" office:value-type="float" office:value="0" calcext:value-type="float">
            <text:p>0</text:p>
          </table:table-cell>
          <table:table-cell table:style-name="Default" table:formula="of:=COUNTIF([.GT3:.GT1002];1)" office:value-type="float" office:value="0" calcext:value-type="float">
            <text:p>0</text:p>
          </table:table-cell>
          <table:table-cell table:style-name="Default" table:formula="of:=COUNTIF([.GU3:.GU1002];1)" office:value-type="float" office:value="0" calcext:value-type="float">
            <text:p>0</text:p>
          </table:table-cell>
          <table:table-cell table:style-name="Default" table:formula="of:=COUNTIF([.GV3:.GV1002];1)" office:value-type="float" office:value="0" calcext:value-type="float">
            <text:p>0</text:p>
          </table:table-cell>
          <table:table-cell table:style-name="Default" table:formula="of:=COUNTIF([.GW3:.GW1002];1)" office:value-type="float" office:value="0" calcext:value-type="float">
            <text:p>0</text:p>
          </table:table-cell>
          <table:table-cell table:style-name="Default" table:formula="of:=COUNTIF([.GX3:.GX1002];1)" office:value-type="float" office:value="0" calcext:value-type="float">
            <text:p>0</text:p>
          </table:table-cell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 table:number-columns-repeated="204"/>
          <table:table-cell table:number-columns-repeated="817"/>
        </table:table-row>
        <table:table-row table:style-name="ro1">
          <table:table-cell office:value-type="string" calcext:value-type="string">
            <text:p>N</text:p>
          </table:table-cell>
          <table:table-cell table:formula="of:=COUNTIFS( [.$B$3:.$B$1002]; &quot;=&quot;&amp;[.$C1007])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AVERAGEIFS([.D$3:.D$1002]; [.$B$3:.$B$1002]; &quot;=&quot;&amp;[.$C1007])*100" office:value-type="float" office:value="45.8079069945951" calcext:value-type="float">
            <text:p>45.808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08])" office:value-type="float" office:value="200" calcext:value-type="float">
            <text:p>200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AVERAGEIFS([.D$3:.D$1002]; [.$B$3:.$B$1002]; &quot;=&quot;&amp;[.$C1008])*100" office:value-type="float" office:value="47.8078822083084" calcext:value-type="float">
            <text:p>47.808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09])" office:value-type="float" office:value="200" calcext:value-type="float">
            <text:p>200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AVERAGEIFS([.D$3:.D$1002]; [.$B$3:.$B$1002]; &quot;=&quot;&amp;[.$C1009])*100" office:value-type="float" office:value="46.2764459872437" calcext:value-type="float">
            <text:p>46.276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10])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AVERAGEIFS([.D$3:.D$1002]; [.$B$3:.$B$1002]; &quot;=&quot;&amp;[.$C1010])*100" office:value-type="float" office:value="46.5299520224663" calcext:value-type="float">
            <text:p>46.530</text:p>
          </table:table-cell>
          <table:table-cell table:style-name="ce5" table:number-columns-repeated="202"/>
          <table:table-cell table:number-columns-repeated="817"/>
        </table:table-row>
        <table:table-row table:style-name="ro1">
          <table:table-cell/>
          <table:table-cell table:formula="of:=COUNTIFS( [.$B$3:.$B$1002]; &quot;=&quot;&amp;[.$C1011])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AVERAGEIFS([.D$3:.D$1002]; [.$B$3:.$B$1002]; &quot;=&quot;&amp;[.$C1011])*100" office:value-type="float" office:value="46.5930030900154" calcext:value-type="float">
            <text:p>46.593</text:p>
          </table:table-cell>
          <table:table-cell table:style-name="ce5" table:number-columns-repeated="202"/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8">
          <table:table-cell table:number-columns-repeated="2"/>
          <table:table-cell table:style-name="ce4"/>
          <table:table-cell table:style-name="ce5" table:number-columns-repeated="203"/>
          <table:table-cell table:number-columns-repeated="817"/>
        </table:table-row>
        <table:table-row table:style-name="ro1" table:number-rows-repeated="4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2">
          <table:table-cell/>
          <table:table-cell table:style-name="ce13"/>
          <table:table-cell table:style-name="Default"/>
          <table:table-cell table:style-name="ce5" table:number-columns-repeated="170"/>
          <table:table-cell table:style-name="Default" table:number-columns-repeated="33"/>
          <table:table-cell table:number-columns-repeated="817"/>
        </table:table-row>
        <table:table-row table:style-name="ro1" table:number-rows-repeated="14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  <table:table-row table:style-name="ro1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</table:table>
      <table:named-expressions/>
      <table:database-ranges>
        <table:database-range table:name="__Anonymous_Sheet_DB__0" table:target-range-address="raw.A1:raw.GZ100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date-style style:name="N127">
      <number:month/>
      <number:text>月</number:text>
      <number:day/>
      <number:text>日</number:text>
    </number:date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00/00/00</text:date>, <text:time style:data-style-name="N2" text:time-value="15:27:42.00418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2-20T02:44:39.493096000</meta:creation-date>
    <dc:date>2022-09-17T21:00:12.269203804</dc:date>
    <meta:editing-duration>P34DT13H39M36S</meta:editing-duration>
    <meta:editing-cycles>385</meta:editing-cycles>
    <meta:generator>LibreOffice/7.1.3.2$MacOSX_X86_64 LibreOffice_project/47f78053abe362b9384784d31a6e56f8511eb1c1</meta:generator>
    <meta:document-statistic meta:table-count="2" meta:cell-count="13929" meta:object-count="0"/>
  </office:meta>
</office:document-meta>
</file>